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37"/>
    <style:style style:name="ce7" style:family="table-cell" style:parent-style-name="Default" style:data-style-name="N111"/>
    <style:style style:name="ce6" style:family="table-cell" style:parent-style-name="Default" style:data-style-name="N11"/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e8f2a1"/>
    </style:style>
    <style:style style:name="ce14" style:family="table-cell" style:parent-style-name="Default" style:data-style-name="N11">
      <style:table-cell-properties fo:background-color="#81d41a"/>
    </style:style>
    <style:style style:name="ce1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s_LON" table:style-name="ta1">
        <table:shapes>
          <draw:frame draw:z-index="0" draw:style-name="gr1" draw:text-style-name="P1" svg:width="16.092cm" svg:height="9.005cm" svg:x="17.08cm" svg:y="0.504cm">
            <draw:object draw:notify-on-update-of-ranges="Graphs_LON.B2:Graphs_LON.B244 Graphs_LON.C1:Graphs_LON.C1 Graphs_LON.C2:Graphs_LON.C244 Graphs_LON.D1:Graphs_LON.D1 Graphs_LON.D2:Graphs_LON.D2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169cm" svg:height="9.005cm" svg:x="16.975cm" svg:y="10.492cm">
            <draw:object draw:notify-on-update-of-ranges="Graphs_LON.B2:Graphs_LON.B244 Graphs_LON.C1:Graphs_LON.C1 Graphs_LON.C2:Graphs_LON.C244 Graphs_LON.D1:Graphs_LON.D1 Graphs_LON.D2:Graphs_LON.D2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23cm" svg:height="9.004cm" svg:x="16.735cm" svg:y="20.797cm">
            <draw:object draw:notify-on-update-of-ranges="Graphs_LON.B2:Graphs_LON.B500 Graphs_LON.E1:Graphs_LON.E1 Graphs_LON.E2:Graphs_LON.E500 Graphs_LON.F1:Graphs_LON.F1 Graphs_LON.G2:Graphs_LON.G5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694cm" svg:height="9.004cm" svg:x="17.009cm" svg:y="30.734cm">
            <draw:object draw:notify-on-update-of-ranges="Graphs_LON.B2:Graphs_LON.B500 Graphs_LON.E1:Graphs_LON.E1 Graphs_LON.E2:Graphs_LON.E5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3" table:default-cell-style-name="ce6"/>
        <table:table-row table:style-name="ro1">
          <table:table-cell table:formula="of:=[$prevalence_history_20210209_LON.A1]" office:value-type="string" office:string-value="date" calcext:value-type="string">
            <text:p>date</text:p>
          </table:table-cell>
          <table:table-cell table:style-name="Default"/>
          <table:table-cell table:formula="of:=[$prevalence_history_20210209_LON.B1]" office:value-type="string" office:string-value="active_cases" calcext:value-type="string">
            <text:p>active_cases</text:p>
          </table:table-cell>
          <table:table-cell office:value-type="string" calcext:value-type="string">
            <text:p>gamma(4.5, 3.012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_from_i, offset +2 days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])" office:value-type="date" office:date-value="2020-06-10" calcext:value-type="date">
            <text:p>10/06/20</text:p>
          </table:table-cell>
          <table:table-cell/>
          <table:table-cell table:formula="of:=[$p_from_i_LON.B1]" office:value-type="float" office:value="5230.33171143094" calcext:value-type="float">
            <text:p>5230.33171143094</text:p>
          </table:table-cell>
          <table:table-cell table:number-columns-repeated="7"/>
        </table:table-row>
        <table:table-row table:style-name="ro1">
          <table:table-cell/>
          <table:table-cell table:formula="of:=VALUE([$p_from_i_LON.A2])" office:value-type="date" office:date-value="2020-06-11" calcext:value-type="date">
            <text:p>11/06/20</text:p>
          </table:table-cell>
          <table:table-cell/>
          <table:table-cell table:formula="of:=[$p_from_i_LON.B2]" office:value-type="float" office:value="4901.24254895774" calcext:value-type="float">
            <text:p>4901.24254895774</text:p>
          </table:table-cell>
          <table:table-cell table:number-columns-repeated="7"/>
        </table:table-row>
        <table:table-row table:style-name="ro1">
          <table:table-cell/>
          <table:table-cell table:formula="of:=VALUE([$p_from_i_LON.A3])" office:value-type="date" office:date-value="2020-06-12" calcext:value-type="date">
            <text:p>12/06/20</text:p>
          </table:table-cell>
          <table:table-cell/>
          <table:table-cell table:formula="of:=[$p_from_i_LON.B3]" office:value-type="float" office:value="4602.65983705624" calcext:value-type="float">
            <text:p>4602.65983705624</text:p>
          </table:table-cell>
          <table:table-cell/>
          <table:table-cell table:formula="of:=[.D2]" office:value-type="float" office:value="5230.33171143094" calcext:value-type="float">
            <text:p>5230.33171143094</text:p>
          </table:table-cell>
          <table:table-cell table:number-columns-repeated="5"/>
        </table:table-row>
        <table:table-row table:style-name="ro1">
          <table:table-cell/>
          <table:table-cell table:formula="of:=VALUE([$p_from_i_LON.A4])" office:value-type="date" office:date-value="2020-06-13" calcext:value-type="date">
            <text:p>13/06/20</text:p>
          </table:table-cell>
          <table:table-cell/>
          <table:table-cell table:formula="of:=[$p_from_i_LON.B4]" office:value-type="float" office:value="4335.43144890932" calcext:value-type="float">
            <text:p>4335.43144890932</text:p>
          </table:table-cell>
          <table:table-cell/>
          <table:table-cell table:formula="of:=[.D3]" office:value-type="float" office:value="4901.24254895774" calcext:value-type="float">
            <text:p>4901.24254895774</text:p>
          </table:table-cell>
          <table:table-cell table:number-columns-repeated="5"/>
        </table:table-row>
        <table:table-row table:style-name="ro1">
          <table:table-cell/>
          <table:table-cell table:formula="of:=VALUE([$p_from_i_LON.A5])" office:value-type="date" office:date-value="2020-06-14" calcext:value-type="date">
            <text:p>14/06/20</text:p>
          </table:table-cell>
          <table:table-cell/>
          <table:table-cell table:formula="of:=[$p_from_i_LON.B5]" office:value-type="float" office:value="4097.51044547724" calcext:value-type="float">
            <text:p>4097.51044547724</text:p>
          </table:table-cell>
          <table:table-cell/>
          <table:table-cell table:formula="of:=[.D4]" office:value-type="float" office:value="4602.65983705624" calcext:value-type="float">
            <text:p>4602.65983705624</text:p>
          </table:table-cell>
          <table:table-cell table:number-columns-repeated="5"/>
        </table:table-row>
        <table:table-row table:style-name="ro1">
          <table:table-cell/>
          <table:table-cell table:formula="of:=VALUE([$p_from_i_LON.A6])" office:value-type="date" office:date-value="2020-06-15" calcext:value-type="date">
            <text:p>15/06/20</text:p>
          </table:table-cell>
          <table:table-cell/>
          <table:table-cell table:formula="of:=[$p_from_i_LON.B6]" office:value-type="float" office:value="3849.50805494199" calcext:value-type="float">
            <text:p>3849.50805494199</text:p>
          </table:table-cell>
          <table:table-cell/>
          <table:table-cell table:formula="of:=[.D5]" office:value-type="float" office:value="4335.43144890932" calcext:value-type="float">
            <text:p>4335.43144890932</text:p>
          </table:table-cell>
          <table:table-cell table:number-columns-repeated="5"/>
        </table:table-row>
        <table:table-row table:style-name="ro1">
          <table:table-cell/>
          <table:table-cell table:formula="of:=VALUE([$p_from_i_LON.A7])" office:value-type="date" office:date-value="2020-06-16" calcext:value-type="date">
            <text:p>16/06/20</text:p>
          </table:table-cell>
          <table:table-cell/>
          <table:table-cell table:formula="of:=[$p_from_i_LON.B7]" office:value-type="float" office:value="3634.21526928826" calcext:value-type="float">
            <text:p>3634.21526928826</text:p>
          </table:table-cell>
          <table:table-cell/>
          <table:table-cell table:formula="of:=[.D6]" office:value-type="float" office:value="4097.51044547724" calcext:value-type="float">
            <text:p>4097.51044547724</text:p>
          </table:table-cell>
          <table:table-cell table:number-columns-repeated="5"/>
        </table:table-row>
        <table:table-row table:style-name="ro1">
          <table:table-cell/>
          <table:table-cell table:formula="of:=VALUE([$p_from_i_LON.A8])" office:value-type="date" office:date-value="2020-06-17" calcext:value-type="date">
            <text:p>17/06/20</text:p>
          </table:table-cell>
          <table:table-cell/>
          <table:table-cell table:formula="of:=[$p_from_i_LON.B8]" office:value-type="float" office:value="3448.87717037803" calcext:value-type="float">
            <text:p>3448.87717037803</text:p>
          </table:table-cell>
          <table:table-cell/>
          <table:table-cell table:formula="of:=[.D7]" office:value-type="float" office:value="3849.50805494199" calcext:value-type="float">
            <text:p>3849.50805494199</text:p>
          </table:table-cell>
          <table:table-cell table:number-columns-repeated="5"/>
        </table:table-row>
        <table:table-row table:style-name="ro1">
          <table:table-cell/>
          <table:table-cell table:formula="of:=VALUE([$p_from_i_LON.A9])" office:value-type="date" office:date-value="2020-06-18" calcext:value-type="date">
            <text:p>18/06/20</text:p>
          </table:table-cell>
          <table:table-cell/>
          <table:table-cell table:formula="of:=[$p_from_i_LON.B9]" office:value-type="float" office:value="3291.15277604156" calcext:value-type="float">
            <text:p>3291.15277604156</text:p>
          </table:table-cell>
          <table:table-cell/>
          <table:table-cell table:formula="of:=[.D8]" office:value-type="float" office:value="3634.21526928826" calcext:value-type="float">
            <text:p>3634.21526928826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0])" office:value-type="date" office:date-value="2020-06-19" calcext:value-type="date">
            <text:p>19/06/20</text:p>
          </table:table-cell>
          <table:table-cell/>
          <table:table-cell table:formula="of:=[$p_from_i_LON.B10]" office:value-type="float" office:value="3124.38006898166" calcext:value-type="float">
            <text:p>3124.38006898166</text:p>
          </table:table-cell>
          <table:table-cell/>
          <table:table-cell table:formula="of:=[.D9]" office:value-type="float" office:value="3448.87717037803" calcext:value-type="float">
            <text:p>3448.87717037803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1])" office:value-type="date" office:date-value="2020-06-20" calcext:value-type="date">
            <text:p>20/06/20</text:p>
          </table:table-cell>
          <table:table-cell/>
          <table:table-cell table:formula="of:=[$p_from_i_LON.B11]" office:value-type="float" office:value="2978.3303095657" calcext:value-type="float">
            <text:p>2978.3303095657</text:p>
          </table:table-cell>
          <table:table-cell/>
          <table:table-cell table:formula="of:=[.D10]" office:value-type="float" office:value="3291.15277604156" calcext:value-type="float">
            <text:p>3291.15277604156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2])" office:value-type="date" office:date-value="2020-06-21" calcext:value-type="date">
            <text:p>21/06/20</text:p>
          </table:table-cell>
          <table:table-cell/>
          <table:table-cell table:formula="of:=[$p_from_i_LON.B12]" office:value-type="float" office:value="2855.75223721952" calcext:value-type="float">
            <text:p>2855.75223721952</text:p>
          </table:table-cell>
          <table:table-cell/>
          <table:table-cell table:formula="of:=[.D11]" office:value-type="float" office:value="3124.38006898166" calcext:value-type="float">
            <text:p>3124.38006898166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3])" office:value-type="date" office:date-value="2020-06-22" calcext:value-type="date">
            <text:p>22/06/20</text:p>
          </table:table-cell>
          <table:table-cell/>
          <table:table-cell table:formula="of:=[$p_from_i_LON.B13]" office:value-type="float" office:value="2825.13251947425" calcext:value-type="float">
            <text:p>2825.13251947425</text:p>
          </table:table-cell>
          <table:table-cell/>
          <table:table-cell table:formula="of:=[.D12]" office:value-type="float" office:value="2978.3303095657" calcext:value-type="float">
            <text:p>2978.3303095657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4])" office:value-type="date" office:date-value="2020-06-23" calcext:value-type="date">
            <text:p>23/06/20</text:p>
          </table:table-cell>
          <table:table-cell/>
          <table:table-cell table:formula="of:=[$p_from_i_LON.B14]" office:value-type="float" office:value="2778.85211960477" calcext:value-type="float">
            <text:p>2778.85211960477</text:p>
          </table:table-cell>
          <table:table-cell/>
          <table:table-cell table:formula="of:=[.D13]" office:value-type="float" office:value="2855.75223721952" calcext:value-type="float">
            <text:p>2855.75223721952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5])" office:value-type="date" office:date-value="2020-06-24" calcext:value-type="date">
            <text:p>24/06/20</text:p>
          </table:table-cell>
          <table:table-cell/>
          <table:table-cell table:formula="of:=[$p_from_i_LON.B15]" office:value-type="float" office:value="2703.84386066818" calcext:value-type="float">
            <text:p>2703.84386066818</text:p>
          </table:table-cell>
          <table:table-cell/>
          <table:table-cell table:formula="of:=[.D14]" office:value-type="float" office:value="2825.13251947425" calcext:value-type="float">
            <text:p>2825.13251947425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6])" office:value-type="date" office:date-value="2020-06-25" calcext:value-type="date">
            <text:p>25/06/20</text:p>
          </table:table-cell>
          <table:table-cell/>
          <table:table-cell table:formula="of:=[$p_from_i_LON.B16]" office:value-type="float" office:value="2559.57756532395" calcext:value-type="float">
            <text:p>2559.57756532395</text:p>
          </table:table-cell>
          <table:table-cell/>
          <table:table-cell table:formula="of:=[.D15]" office:value-type="float" office:value="2778.85211960477" calcext:value-type="float">
            <text:p>2778.85211960477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7])" office:value-type="date" office:date-value="2020-06-26" calcext:value-type="date">
            <text:p>26/06/20</text:p>
          </table:table-cell>
          <table:table-cell/>
          <table:table-cell table:formula="of:=[$p_from_i_LON.B17]" office:value-type="float" office:value="2420.12214424306" calcext:value-type="float">
            <text:p>2420.12214424306</text:p>
          </table:table-cell>
          <table:table-cell/>
          <table:table-cell table:formula="of:=[.D16]" office:value-type="float" office:value="2703.84386066818" calcext:value-type="float">
            <text:p>2703.84386066818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8])" office:value-type="date" office:date-value="2020-06-27" calcext:value-type="date">
            <text:p>27/06/20</text:p>
          </table:table-cell>
          <table:table-cell/>
          <table:table-cell table:formula="of:=[$p_from_i_LON.B18]" office:value-type="float" office:value="2292.04851769341" calcext:value-type="float">
            <text:p>2292.04851769341</text:p>
          </table:table-cell>
          <table:table-cell/>
          <table:table-cell table:formula="of:=[.D17]" office:value-type="float" office:value="2559.57756532395" calcext:value-type="float">
            <text:p>2559.57756532395</text:p>
          </table:table-cell>
          <table:table-cell table:number-columns-repeated="5"/>
        </table:table-row>
        <table:table-row table:style-name="ro1">
          <table:table-cell/>
          <table:table-cell table:formula="of:=VALUE([$p_from_i_LON.A19])" office:value-type="date" office:date-value="2020-06-28" calcext:value-type="date">
            <text:p>28/06/20</text:p>
          </table:table-cell>
          <table:table-cell/>
          <table:table-cell table:formula="of:=[$p_from_i_LON.B19]" office:value-type="float" office:value="2218.89882610056" calcext:value-type="float">
            <text:p>2218.89882610056</text:p>
          </table:table-cell>
          <table:table-cell/>
          <table:table-cell table:formula="of:=[.D18]" office:value-type="float" office:value="2420.12214424306" calcext:value-type="float">
            <text:p>2420.12214424306</text:p>
          </table:table-cell>
          <table:table-cell table:number-columns-repeated="5"/>
        </table:table-row>
        <table:table-row table:style-name="ro1">
          <table:table-cell table:formula="of:=VALUE([$prevalence_history_20210209_LON.A2])" office:value-type="date" office:date-value="2020-07-01" calcext:value-type="date">
            <text:p>01/07/20</text:p>
          </table:table-cell>
          <table:table-cell table:formula="of:=VALUE([$p_from_i_LON.A20])" office:value-type="date" office:date-value="2020-06-29" calcext:value-type="date">
            <text:p>29/06/20</text:p>
          </table:table-cell>
          <table:table-cell table:formula="of:=[$prevalence_history_20210209_LON.B2]" office:value-type="float" office:value="2210.37868110084" calcext:value-type="float">
            <text:p>2210.37868110084</text:p>
          </table:table-cell>
          <table:table-cell table:formula="of:=[$p_from_i_LON.B20]" office:value-type="float" office:value="2198.96732205441" calcext:value-type="float">
            <text:p>2198.96732205441</text:p>
          </table:table-cell>
          <table:table-cell table:formula="of:=[.D21]/[.C21]" office:value-type="percentage" office:value="0.99483737372967" calcext:value-type="percentage">
            <text:p>99.5%</text:p>
          </table:table-cell>
          <table:table-cell table:formula="of:=[.D19]" office:value-type="float" office:value="2292.04851769341" calcext:value-type="float">
            <text:p>2292.04851769341</text:p>
          </table:table-cell>
          <table:table-cell table:formula="of:=[.F21]/[.C21]" office:value-type="percentage" office:value="1.03694834613221" calcext:value-type="percentage">
            <text:p>103.69%</text:p>
          </table:table-cell>
          <table:table-cell table:number-columns-repeated="4"/>
        </table:table-row>
        <table:table-row table:style-name="ro1">
          <table:table-cell table:formula="of:=VALUE([$prevalence_history_20210209_LON.A3])" office:value-type="date" office:date-value="2020-07-02" calcext:value-type="date">
            <text:p>02/07/20</text:p>
          </table:table-cell>
          <table:table-cell table:formula="of:=VALUE([$p_from_i_LON.A21])" office:value-type="date" office:date-value="2020-06-30" calcext:value-type="date">
            <text:p>30/06/20</text:p>
          </table:table-cell>
          <table:table-cell table:formula="of:=[$prevalence_history_20210209_LON.B3]" office:value-type="float" office:value="2187.82055863125" calcext:value-type="float">
            <text:p>2187.82055863125</text:p>
          </table:table-cell>
          <table:table-cell table:formula="of:=[$p_from_i_LON.B21]" office:value-type="float" office:value="2187.70883708137" calcext:value-type="float">
            <text:p>2187.70883708137</text:p>
          </table:table-cell>
          <table:table-cell table:formula="of:=[.D22]/[.C22]" office:value-type="percentage" office:value="0.999948934774638" calcext:value-type="percentage">
            <text:p>100.0%</text:p>
          </table:table-cell>
          <table:table-cell table:formula="of:=[.D20]" office:value-type="float" office:value="2218.89882610056" calcext:value-type="float">
            <text:p>2218.89882610056</text:p>
          </table:table-cell>
          <table:table-cell table:formula="of:=[.F22]/[.C22]" office:value-type="percentage" office:value="1.01420512635129" calcext:value-type="percentage">
            <text:p>101.42%</text:p>
          </table:table-cell>
          <table:table-cell table:number-columns-repeated="4"/>
        </table:table-row>
        <table:table-row table:style-name="ro1">
          <table:table-cell table:formula="of:=VALUE([$prevalence_history_20210209_LON.A4])" office:value-type="date" office:date-value="2020-07-03" calcext:value-type="date">
            <text:p>03/07/20</text:p>
          </table:table-cell>
          <table:table-cell table:formula="of:=VALUE([$p_from_i_LON.A22])" office:value-type="date" office:date-value="2020-07-01" calcext:value-type="date">
            <text:p>01/07/20</text:p>
          </table:table-cell>
          <table:table-cell table:formula="of:=[$prevalence_history_20210209_LON.B4]" office:value-type="float" office:value="2084.00410720819" calcext:value-type="float">
            <text:p>2084.00410720819</text:p>
          </table:table-cell>
          <table:table-cell table:formula="of:=[$p_from_i_LON.B22]" office:value-type="float" office:value="2092.45981997334" calcext:value-type="float">
            <text:p>2092.45981997334</text:p>
          </table:table-cell>
          <table:table-cell table:formula="of:=[.D23]/[.C23]" office:value-type="percentage" office:value="1.00405743574876" calcext:value-type="percentage">
            <text:p>100.4%</text:p>
          </table:table-cell>
          <table:table-cell table:formula="of:=[.D21]" office:value-type="float" office:value="2198.96732205441" calcext:value-type="float">
            <text:p>2198.96732205441</text:p>
          </table:table-cell>
          <table:table-cell table:formula="of:=[.F23]/[.C23]" office:value-type="percentage" office:value="1.05516458170528" calcext:value-type="percentage">
            <text:p>105.52%</text:p>
          </table:table-cell>
          <table:table-cell table:number-columns-repeated="4"/>
        </table:table-row>
        <table:table-row table:style-name="ro1">
          <table:table-cell table:formula="of:=VALUE([$prevalence_history_20210209_LON.A5])" office:value-type="date" office:date-value="2020-07-04" calcext:value-type="date">
            <text:p>04/07/20</text:p>
          </table:table-cell>
          <table:table-cell table:formula="of:=VALUE([$p_from_i_LON.A23])" office:value-type="date" office:date-value="2020-07-02" calcext:value-type="date">
            <text:p>02/07/20</text:p>
          </table:table-cell>
          <table:table-cell table:formula="of:=[$prevalence_history_20210209_LON.B5]" office:value-type="float" office:value="2026.87592309572" calcext:value-type="float">
            <text:p>2026.87592309572</text:p>
          </table:table-cell>
          <table:table-cell table:formula="of:=[$p_from_i_LON.B23]" office:value-type="float" office:value="2039.56452475648" calcext:value-type="float">
            <text:p>2039.56452475648</text:p>
          </table:table-cell>
          <table:table-cell table:formula="of:=[.D24]/[.C24]" office:value-type="percentage" office:value="1.00626017681506" calcext:value-type="percentage">
            <text:p>100.6%</text:p>
          </table:table-cell>
          <table:table-cell table:formula="of:=[.D22]" office:value-type="float" office:value="2187.70883708137" calcext:value-type="float">
            <text:p>2187.70883708137</text:p>
          </table:table-cell>
          <table:table-cell table:formula="of:=[.F24]/[.C24]" office:value-type="percentage" office:value="1.07935015269213" calcext:value-type="percentage">
            <text:p>107.94%</text:p>
          </table:table-cell>
          <table:table-cell table:number-columns-repeated="4"/>
        </table:table-row>
        <table:table-row table:style-name="ro1">
          <table:table-cell table:formula="of:=VALUE([$prevalence_history_20210209_LON.A6])" office:value-type="date" office:date-value="2020-07-05" calcext:value-type="date">
            <text:p>05/07/20</text:p>
          </table:table-cell>
          <table:table-cell table:formula="of:=VALUE([$p_from_i_LON.A24])" office:value-type="date" office:date-value="2020-07-03" calcext:value-type="date">
            <text:p>03/07/20</text:p>
          </table:table-cell>
          <table:table-cell table:formula="of:=[$prevalence_history_20210209_LON.B6]" office:value-type="float" office:value="2048.285005023" calcext:value-type="float">
            <text:p>2048.285005023</text:p>
          </table:table-cell>
          <table:table-cell table:formula="of:=[$p_from_i_LON.B24]" office:value-type="float" office:value="2061.9610659395" calcext:value-type="float">
            <text:p>2061.9610659395</text:p>
          </table:table-cell>
          <table:table-cell table:formula="of:=[.D25]/[.C25]" office:value-type="percentage" office:value="1.00667683495361" calcext:value-type="percentage">
            <text:p>100.7%</text:p>
          </table:table-cell>
          <table:table-cell table:formula="of:=[.D23]" office:value-type="float" office:value="2092.45981997334" calcext:value-type="float">
            <text:p>2092.45981997334</text:p>
          </table:table-cell>
          <table:table-cell table:formula="of:=[.F25]/[.C25]" office:value-type="percentage" office:value="1.0215667325797" calcext:value-type="percentage">
            <text:p>102.16%</text:p>
          </table:table-cell>
          <table:table-cell table:number-columns-repeated="4"/>
        </table:table-row>
        <table:table-row table:style-name="ro1">
          <table:table-cell table:formula="of:=VALUE([$prevalence_history_20210209_LON.A7])" office:value-type="date" office:date-value="2020-07-06" calcext:value-type="date">
            <text:p>06/07/20</text:p>
          </table:table-cell>
          <table:table-cell table:formula="of:=VALUE([$p_from_i_LON.A25])" office:value-type="date" office:date-value="2020-07-04" calcext:value-type="date">
            <text:p>04/07/20</text:p>
          </table:table-cell>
          <table:table-cell table:formula="of:=[$prevalence_history_20210209_LON.B7]" office:value-type="float" office:value="2084.44931489362" calcext:value-type="float">
            <text:p>2084.44931489362</text:p>
          </table:table-cell>
          <table:table-cell table:formula="of:=[$p_from_i_LON.B25]" office:value-type="float" office:value="2094.96062179799" calcext:value-type="float">
            <text:p>2094.96062179799</text:p>
          </table:table-cell>
          <table:table-cell table:formula="of:=[.D26]/[.C26]" office:value-type="percentage" office:value="1.00504272607123" calcext:value-type="percentage">
            <text:p>100.5%</text:p>
          </table:table-cell>
          <table:table-cell table:formula="of:=[.D24]" office:value-type="float" office:value="2039.56452475648" calcext:value-type="float">
            <text:p>2039.56452475648</text:p>
          </table:table-cell>
          <table:table-cell table:formula="of:=[.F26]/[.C26]" office:value-type="percentage" office:value="0.97846683542918" calcext:value-type="percentage">
            <text:p>97.85%</text:p>
          </table:table-cell>
          <table:table-cell table:number-columns-repeated="4"/>
        </table:table-row>
        <table:table-row table:style-name="ro1">
          <table:table-cell table:formula="of:=VALUE([$prevalence_history_20210209_LON.A8])" office:value-type="date" office:date-value="2020-07-07" calcext:value-type="date">
            <text:p>07/07/20</text:p>
          </table:table-cell>
          <table:table-cell table:formula="of:=VALUE([$p_from_i_LON.A26])" office:value-type="date" office:date-value="2020-07-05" calcext:value-type="date">
            <text:p>05/07/20</text:p>
          </table:table-cell>
          <table:table-cell table:formula="of:=[$prevalence_history_20210209_LON.B8]" office:value-type="float" office:value="2135.28266911306" calcext:value-type="float">
            <text:p>2135.28266911306</text:p>
          </table:table-cell>
          <table:table-cell table:formula="of:=[$p_from_i_LON.B26]" office:value-type="float" office:value="2140.11194458942" calcext:value-type="float">
            <text:p>2140.11194458942</text:p>
          </table:table-cell>
          <table:table-cell table:formula="of:=[.D27]/[.C27]" office:value-type="percentage" office:value="1.00226165628852" calcext:value-type="percentage">
            <text:p>100.2%</text:p>
          </table:table-cell>
          <table:table-cell table:formula="of:=[.D25]" office:value-type="float" office:value="2061.9610659395" calcext:value-type="float">
            <text:p>2061.9610659395</text:p>
          </table:table-cell>
          <table:table-cell table:formula="of:=[.F27]/[.C27]" office:value-type="percentage" office:value="0.965661875013478" calcext:value-type="percentage">
            <text:p>96.57%</text:p>
          </table:table-cell>
          <table:table-cell table:number-columns-repeated="4"/>
        </table:table-row>
        <table:table-row table:style-name="ro1">
          <table:table-cell table:formula="of:=VALUE([$prevalence_history_20210209_LON.A9])" office:value-type="date" office:date-value="2020-07-08" calcext:value-type="date">
            <text:p>08/07/20</text:p>
          </table:table-cell>
          <table:table-cell table:formula="of:=VALUE([$p_from_i_LON.A27])" office:value-type="date" office:date-value="2020-07-06" calcext:value-type="date">
            <text:p>06/07/20</text:p>
          </table:table-cell>
          <table:table-cell table:formula="of:=[$prevalence_history_20210209_LON.B9]" office:value-type="float" office:value="2207.23949150285" calcext:value-type="float">
            <text:p>2207.23949150285</text:p>
          </table:table-cell>
          <table:table-cell table:formula="of:=[$p_from_i_LON.B27]" office:value-type="float" office:value="2208.80379417657" calcext:value-type="float">
            <text:p>2208.80379417657</text:p>
          </table:table-cell>
          <table:table-cell table:formula="of:=[.D28]/[.C28]" office:value-type="percentage" office:value="1.00070871451863" calcext:value-type="percentage">
            <text:p>100.1%</text:p>
          </table:table-cell>
          <table:table-cell table:formula="of:=[.D26]" office:value-type="float" office:value="2094.96062179799" calcext:value-type="float">
            <text:p>2094.96062179799</text:p>
          </table:table-cell>
          <table:table-cell table:formula="of:=[.F28]/[.C28]" office:value-type="percentage" office:value="0.949131541848042" calcext:value-type="percentage">
            <text:p>94.91%</text:p>
          </table:table-cell>
          <table:table-cell table:number-columns-repeated="4"/>
        </table:table-row>
        <table:table-row table:style-name="ro1">
          <table:table-cell table:formula="of:=VALUE([$prevalence_history_20210209_LON.A10])" office:value-type="date" office:date-value="2020-07-09" calcext:value-type="date">
            <text:p>09/07/20</text:p>
          </table:table-cell>
          <table:table-cell table:formula="of:=VALUE([$p_from_i_LON.A28])" office:value-type="date" office:date-value="2020-07-07" calcext:value-type="date">
            <text:p>07/07/20</text:p>
          </table:table-cell>
          <table:table-cell table:formula="of:=[$prevalence_history_20210209_LON.B10]" office:value-type="float" office:value="2313.30800464586" calcext:value-type="float">
            <text:p>2313.30800464586</text:p>
          </table:table-cell>
          <table:table-cell table:formula="of:=[$p_from_i_LON.B28]" office:value-type="float" office:value="2313.51880792819" calcext:value-type="float">
            <text:p>2313.51880792819</text:p>
          </table:table-cell>
          <table:table-cell table:formula="of:=[.D29]/[.C29]" office:value-type="percentage" office:value="1.00009112633593" calcext:value-type="percentage">
            <text:p>100.0%</text:p>
          </table:table-cell>
          <table:table-cell table:formula="of:=[.D27]" office:value-type="float" office:value="2140.11194458942" calcext:value-type="float">
            <text:p>2140.11194458942</text:p>
          </table:table-cell>
          <table:table-cell table:formula="of:=[.F29]/[.C29]" office:value-type="percentage" office:value="0.925130566397295" calcext:value-type="percentage">
            <text:p>92.51%</text:p>
          </table:table-cell>
          <table:table-cell table:number-columns-repeated="4"/>
        </table:table-row>
        <table:table-row table:style-name="ro1">
          <table:table-cell table:formula="of:=VALUE([$prevalence_history_20210209_LON.A11])" office:value-type="date" office:date-value="2020-07-10" calcext:value-type="date">
            <text:p>10/07/20</text:p>
          </table:table-cell>
          <table:table-cell table:formula="of:=VALUE([$p_from_i_LON.A29])" office:value-type="date" office:date-value="2020-07-08" calcext:value-type="date">
            <text:p>08/07/20</text:p>
          </table:table-cell>
          <table:table-cell table:formula="of:=[$prevalence_history_20210209_LON.B11]" office:value-type="float" office:value="2421.12987515162" calcext:value-type="float">
            <text:p>2421.12987515162</text:p>
          </table:table-cell>
          <table:table-cell table:formula="of:=[$p_from_i_LON.B29]" office:value-type="float" office:value="2414.41498657838" calcext:value-type="float">
            <text:p>2414.41498657838</text:p>
          </table:table-cell>
          <table:table-cell table:formula="of:=[.D30]/[.C30]" office:value-type="percentage" office:value="0.997226547554448" calcext:value-type="percentage">
            <text:p>99.7%</text:p>
          </table:table-cell>
          <table:table-cell table:formula="of:=[.D28]" office:value-type="float" office:value="2208.80379417657" calcext:value-type="float">
            <text:p>2208.80379417657</text:p>
          </table:table-cell>
          <table:table-cell table:formula="of:=[.F30]/[.C30]" office:value-type="percentage" office:value="0.91230289496066" calcext:value-type="percentage">
            <text:p>91.23%</text:p>
          </table:table-cell>
          <table:table-cell table:number-columns-repeated="4"/>
        </table:table-row>
        <table:table-row table:style-name="ro1">
          <table:table-cell table:formula="of:=VALUE([$prevalence_history_20210209_LON.A12])" office:value-type="date" office:date-value="2020-07-11" calcext:value-type="date">
            <text:p>11/07/20</text:p>
          </table:table-cell>
          <table:table-cell table:formula="of:=VALUE([$p_from_i_LON.A30])" office:value-type="date" office:date-value="2020-07-09" calcext:value-type="date">
            <text:p>09/07/20</text:p>
          </table:table-cell>
          <table:table-cell table:formula="of:=[$prevalence_history_20210209_LON.B12]" office:value-type="float" office:value="2555.89561192736" calcext:value-type="float">
            <text:p>2555.89561192736</text:p>
          </table:table-cell>
          <table:table-cell table:formula="of:=[$p_from_i_LON.B30]" office:value-type="float" office:value="2542.56596721218" calcext:value-type="float">
            <text:p>2542.56596721218</text:p>
          </table:table-cell>
          <table:table-cell table:formula="of:=[.D31]/[.C31]" office:value-type="percentage" office:value="0.99478474603854" calcext:value-type="percentage">
            <text:p>99.5%</text:p>
          </table:table-cell>
          <table:table-cell table:formula="of:=[.D29]" office:value-type="float" office:value="2313.51880792819" calcext:value-type="float">
            <text:p>2313.51880792819</text:p>
          </table:table-cell>
          <table:table-cell table:formula="of:=[.F31]/[.C31]" office:value-type="percentage" office:value="0.905169521451468" calcext:value-type="percentage">
            <text:p>90.52%</text:p>
          </table:table-cell>
          <table:table-cell table:number-columns-repeated="4"/>
        </table:table-row>
        <table:table-row table:style-name="ro1">
          <table:table-cell table:formula="of:=VALUE([$prevalence_history_20210209_LON.A13])" office:value-type="date" office:date-value="2020-07-12" calcext:value-type="date">
            <text:p>12/07/20</text:p>
          </table:table-cell>
          <table:table-cell table:formula="of:=VALUE([$p_from_i_LON.A31])" office:value-type="date" office:date-value="2020-07-10" calcext:value-type="date">
            <text:p>10/07/20</text:p>
          </table:table-cell>
          <table:table-cell table:formula="of:=[$prevalence_history_20210209_LON.B13]" office:value-type="float" office:value="2679.90602270151" calcext:value-type="float">
            <text:p>2679.90602270151</text:p>
          </table:table-cell>
          <table:table-cell table:formula="of:=[$p_from_i_LON.B31]" office:value-type="float" office:value="2665.34823909365" calcext:value-type="float">
            <text:p>2665.34823909365</text:p>
          </table:table-cell>
          <table:table-cell table:formula="of:=[.D32]/[.C32]" office:value-type="percentage" office:value="0.99456780070475" calcext:value-type="percentage">
            <text:p>99.5%</text:p>
          </table:table-cell>
          <table:table-cell table:formula="of:=[.D30]" office:value-type="float" office:value="2414.41498657838" calcext:value-type="float">
            <text:p>2414.41498657838</text:p>
          </table:table-cell>
          <table:table-cell table:formula="of:=[.F32]/[.C32]" office:value-type="percentage" office:value="0.900932706641893" calcext:value-type="percentage">
            <text:p>90.09%</text:p>
          </table:table-cell>
          <table:table-cell table:number-columns-repeated="4"/>
        </table:table-row>
        <table:table-row table:style-name="ro1">
          <table:table-cell table:formula="of:=VALUE([$prevalence_history_20210209_LON.A14])" office:value-type="date" office:date-value="2020-07-13" calcext:value-type="date">
            <text:p>13/07/20</text:p>
          </table:table-cell>
          <table:table-cell table:formula="of:=VALUE([$p_from_i_LON.A32])" office:value-type="date" office:date-value="2020-07-11" calcext:value-type="date">
            <text:p>11/07/20</text:p>
          </table:table-cell>
          <table:table-cell table:formula="of:=[$prevalence_history_20210209_LON.B14]" office:value-type="float" office:value="2804.34748781312" calcext:value-type="float">
            <text:p>2804.34748781312</text:p>
          </table:table-cell>
          <table:table-cell table:formula="of:=[$p_from_i_LON.B32]" office:value-type="float" office:value="2787.5266510977" calcext:value-type="float">
            <text:p>2787.5266510977</text:p>
          </table:table-cell>
          <table:table-cell table:formula="of:=[.D33]/[.C33]" office:value-type="percentage" office:value="0.994001871455473" calcext:value-type="percentage">
            <text:p>99.4%</text:p>
          </table:table-cell>
          <table:table-cell table:formula="of:=[.D31]" office:value-type="float" office:value="2542.56596721218" calcext:value-type="float">
            <text:p>2542.56596721218</text:p>
          </table:table-cell>
          <table:table-cell table:formula="of:=[.F33]/[.C33]" office:value-type="percentage" office:value="0.906651539533325" calcext:value-type="percentage">
            <text:p>90.67%</text:p>
          </table:table-cell>
          <table:table-cell table:number-columns-repeated="4"/>
        </table:table-row>
        <table:table-row table:style-name="ro1">
          <table:table-cell table:formula="of:=VALUE([$prevalence_history_20210209_LON.A15])" office:value-type="date" office:date-value="2020-07-14" calcext:value-type="date">
            <text:p>14/07/20</text:p>
          </table:table-cell>
          <table:table-cell table:formula="of:=VALUE([$p_from_i_LON.A33])" office:value-type="date" office:date-value="2020-07-12" calcext:value-type="date">
            <text:p>12/07/20</text:p>
          </table:table-cell>
          <table:table-cell table:formula="of:=[$prevalence_history_20210209_LON.B15]" office:value-type="float" office:value="2967.1616246636" calcext:value-type="float">
            <text:p>2967.1616246636</text:p>
          </table:table-cell>
          <table:table-cell table:formula="of:=[$p_from_i_LON.B33]" office:value-type="float" office:value="2945.43704341404" calcext:value-type="float">
            <text:p>2945.43704341404</text:p>
          </table:table-cell>
          <table:table-cell table:formula="of:=[.D34]/[.C34]" office:value-type="percentage" office:value="0.992678328989906" calcext:value-type="percentage">
            <text:p>99.3%</text:p>
          </table:table-cell>
          <table:table-cell table:formula="of:=[.D32]" office:value-type="float" office:value="2665.34823909365" calcext:value-type="float">
            <text:p>2665.34823909365</text:p>
          </table:table-cell>
          <table:table-cell table:formula="of:=[.F34]/[.C34]" office:value-type="percentage" office:value="0.898282121519362" calcext:value-type="percentage">
            <text:p>89.83%</text:p>
          </table:table-cell>
          <table:table-cell table:number-columns-repeated="4"/>
        </table:table-row>
        <table:table-row table:style-name="ro1">
          <table:table-cell table:formula="of:=VALUE([$prevalence_history_20210209_LON.A16])" office:value-type="date" office:date-value="2020-07-15" calcext:value-type="date">
            <text:p>15/07/20</text:p>
          </table:table-cell>
          <table:table-cell table:formula="of:=VALUE([$p_from_i_LON.A34])" office:value-type="date" office:date-value="2020-07-13" calcext:value-type="date">
            <text:p>13/07/20</text:p>
          </table:table-cell>
          <table:table-cell table:formula="of:=[$prevalence_history_20210209_LON.B16]" office:value-type="float" office:value="3161.14617632136" calcext:value-type="float">
            <text:p>3161.14617632136</text:p>
          </table:table-cell>
          <table:table-cell table:formula="of:=[$p_from_i_LON.B34]" office:value-type="float" office:value="3134.65295038387" calcext:value-type="float">
            <text:p>3134.65295038387</text:p>
          </table:table-cell>
          <table:table-cell table:formula="of:=[.D35]/[.C35]" office:value-type="percentage" office:value="0.99161910760852" calcext:value-type="percentage">
            <text:p>99.2%</text:p>
          </table:table-cell>
          <table:table-cell table:formula="of:=[.D33]" office:value-type="float" office:value="2787.5266510977" calcext:value-type="float">
            <text:p>2787.5266510977</text:p>
          </table:table-cell>
          <table:table-cell table:formula="of:=[.F35]/[.C35]" office:value-type="percentage" office:value="0.881808842620987" calcext:value-type="percentage">
            <text:p>88.18%</text:p>
          </table:table-cell>
          <table:table-cell table:number-columns-repeated="4"/>
        </table:table-row>
        <table:table-row table:style-name="ro1">
          <table:table-cell table:formula="of:=VALUE([$prevalence_history_20210209_LON.A17])" office:value-type="date" office:date-value="2020-07-16" calcext:value-type="date">
            <text:p>16/07/20</text:p>
          </table:table-cell>
          <table:table-cell table:formula="of:=VALUE([$p_from_i_LON.A35])" office:value-type="date" office:date-value="2020-07-14" calcext:value-type="date">
            <text:p>14/07/20</text:p>
          </table:table-cell>
          <table:table-cell table:formula="of:=[$prevalence_history_20210209_LON.B17]" office:value-type="float" office:value="3349.91415169633" calcext:value-type="float">
            <text:p>3349.91415169633</text:p>
          </table:table-cell>
          <table:table-cell table:formula="of:=[$p_from_i_LON.B35]" office:value-type="float" office:value="3323.9166850067" calcext:value-type="float">
            <text:p>3323.9166850067</text:p>
          </table:table-cell>
          <table:table-cell table:formula="of:=[.D36]/[.C36]" office:value-type="percentage" office:value="0.992239363305337" calcext:value-type="percentage">
            <text:p>99.2%</text:p>
          </table:table-cell>
          <table:table-cell table:formula="of:=[.D34]" office:value-type="float" office:value="2945.43704341404" calcext:value-type="float">
            <text:p>2945.43704341404</text:p>
          </table:table-cell>
          <table:table-cell table:formula="of:=[.F36]/[.C36]" office:value-type="percentage" office:value="0.879257470500409" calcext:value-type="percentage">
            <text:p>87.93%</text:p>
          </table:table-cell>
          <table:table-cell table:number-columns-repeated="4"/>
        </table:table-row>
        <table:table-row table:style-name="ro1">
          <table:table-cell table:formula="of:=VALUE([$prevalence_history_20210209_LON.A18])" office:value-type="date" office:date-value="2020-07-17" calcext:value-type="date">
            <text:p>17/07/20</text:p>
          </table:table-cell>
          <table:table-cell table:formula="of:=VALUE([$p_from_i_LON.A36])" office:value-type="date" office:date-value="2020-07-15" calcext:value-type="date">
            <text:p>15/07/20</text:p>
          </table:table-cell>
          <table:table-cell table:formula="of:=[$prevalence_history_20210209_LON.B18]" office:value-type="float" office:value="3526.02780768723" calcext:value-type="float">
            <text:p>3526.02780768723</text:p>
          </table:table-cell>
          <table:table-cell table:formula="of:=[$p_from_i_LON.B36]" office:value-type="float" office:value="3502.7509440754" calcext:value-type="float">
            <text:p>3502.7509440754</text:p>
          </table:table-cell>
          <table:table-cell table:formula="of:=[.D37]/[.C37]" office:value-type="percentage" office:value="0.993398559262327" calcext:value-type="percentage">
            <text:p>99.3%</text:p>
          </table:table-cell>
          <table:table-cell table:formula="of:=[.D35]" office:value-type="float" office:value="3134.65295038387" calcext:value-type="float">
            <text:p>3134.65295038387</text:p>
          </table:table-cell>
          <table:table-cell table:formula="of:=[.F37]/[.C37]" office:value-type="percentage" office:value="0.889004035518351" calcext:value-type="percentage">
            <text:p>88.90%</text:p>
          </table:table-cell>
          <table:table-cell table:number-columns-repeated="4"/>
        </table:table-row>
        <table:table-row table:style-name="ro1">
          <table:table-cell table:formula="of:=VALUE([$prevalence_history_20210209_LON.A19])" office:value-type="date" office:date-value="2020-07-18" calcext:value-type="date">
            <text:p>18/07/20</text:p>
          </table:table-cell>
          <table:table-cell table:formula="of:=VALUE([$p_from_i_LON.A37])" office:value-type="date" office:date-value="2020-07-16" calcext:value-type="date">
            <text:p>16/07/20</text:p>
          </table:table-cell>
          <table:table-cell table:formula="of:=[$prevalence_history_20210209_LON.B19]" office:value-type="float" office:value="3654.12313113443" calcext:value-type="float">
            <text:p>3654.12313113443</text:p>
          </table:table-cell>
          <table:table-cell table:formula="of:=[$p_from_i_LON.B37]" office:value-type="float" office:value="3634.17491862573" calcext:value-type="float">
            <text:p>3634.17491862573</text:p>
          </table:table-cell>
          <table:table-cell table:formula="of:=[.D38]/[.C38]" office:value-type="percentage" office:value="0.994540903031226" calcext:value-type="percentage">
            <text:p>99.5%</text:p>
          </table:table-cell>
          <table:table-cell table:formula="of:=[.D36]" office:value-type="float" office:value="3323.9166850067" calcext:value-type="float">
            <text:p>3323.9166850067</text:p>
          </table:table-cell>
          <table:table-cell table:formula="of:=[.F38]/[.C38]" office:value-type="percentage" office:value="0.909634559570736" calcext:value-type="percentage">
            <text:p>90.96%</text:p>
          </table:table-cell>
          <table:table-cell table:number-columns-repeated="4"/>
        </table:table-row>
        <table:table-row table:style-name="ro1">
          <table:table-cell table:formula="of:=VALUE([$prevalence_history_20210209_LON.A20])" office:value-type="date" office:date-value="2020-07-19" calcext:value-type="date">
            <text:p>19/07/20</text:p>
          </table:table-cell>
          <table:table-cell table:formula="of:=VALUE([$p_from_i_LON.A38])" office:value-type="date" office:date-value="2020-07-17" calcext:value-type="date">
            <text:p>17/07/20</text:p>
          </table:table-cell>
          <table:table-cell table:formula="of:=[$prevalence_history_20210209_LON.B20]" office:value-type="float" office:value="3765.71889237922" calcext:value-type="float">
            <text:p>3765.71889237922</text:p>
          </table:table-cell>
          <table:table-cell table:formula="of:=[$p_from_i_LON.B38]" office:value-type="float" office:value="3748.12907947979" calcext:value-type="float">
            <text:p>3748.12907947979</text:p>
          </table:table-cell>
          <table:table-cell table:formula="of:=[.D39]/[.C39]" office:value-type="percentage" office:value="0.995328962834951" calcext:value-type="percentage">
            <text:p>99.5%</text:p>
          </table:table-cell>
          <table:table-cell table:formula="of:=[.D37]" office:value-type="float" office:value="3502.7509440754" calcext:value-type="float">
            <text:p>3502.7509440754</text:p>
          </table:table-cell>
          <table:table-cell table:formula="of:=[.F39]/[.C39]" office:value-type="percentage" office:value="0.930167929200451" calcext:value-type="percentage">
            <text:p>93.02%</text:p>
          </table:table-cell>
          <table:table-cell table:number-columns-repeated="4"/>
        </table:table-row>
        <table:table-row table:style-name="ro1">
          <table:table-cell table:formula="of:=VALUE([$prevalence_history_20210209_LON.A21])" office:value-type="date" office:date-value="2020-07-20" calcext:value-type="date">
            <text:p>20/07/20</text:p>
          </table:table-cell>
          <table:table-cell table:formula="of:=VALUE([$p_from_i_LON.A39])" office:value-type="date" office:date-value="2020-07-18" calcext:value-type="date">
            <text:p>18/07/20</text:p>
          </table:table-cell>
          <table:table-cell table:formula="of:=[$prevalence_history_20210209_LON.B21]" office:value-type="float" office:value="3804.1882268919" calcext:value-type="float">
            <text:p>3804.1882268919</text:p>
          </table:table-cell>
          <table:table-cell table:formula="of:=[$p_from_i_LON.B39]" office:value-type="float" office:value="3785.81338924195" calcext:value-type="float">
            <text:p>3785.81338924195</text:p>
          </table:table-cell>
          <table:table-cell table:formula="of:=[.D40]/[.C40]" office:value-type="percentage" office:value="0.995169840041021" calcext:value-type="percentage">
            <text:p>99.5%</text:p>
          </table:table-cell>
          <table:table-cell table:formula="of:=[.D38]" office:value-type="float" office:value="3634.17491862573" calcext:value-type="float">
            <text:p>3634.17491862573</text:p>
          </table:table-cell>
          <table:table-cell table:formula="of:=[.F40]/[.C40]" office:value-type="percentage" office:value="0.955308912670423" calcext:value-type="percentage">
            <text:p>95.53%</text:p>
          </table:table-cell>
          <table:table-cell table:number-columns-repeated="4"/>
        </table:table-row>
        <table:table-row table:style-name="ro1">
          <table:table-cell table:formula="of:=VALUE([$prevalence_history_20210209_LON.A22])" office:value-type="date" office:date-value="2020-07-21" calcext:value-type="date">
            <text:p>21/07/20</text:p>
          </table:table-cell>
          <table:table-cell table:formula="of:=VALUE([$p_from_i_LON.A40])" office:value-type="date" office:date-value="2020-07-19" calcext:value-type="date">
            <text:p>19/07/20</text:p>
          </table:table-cell>
          <table:table-cell table:formula="of:=[$prevalence_history_20210209_LON.B22]" office:value-type="float" office:value="3836.63762962942" calcext:value-type="float">
            <text:p>3836.63762962942</text:p>
          </table:table-cell>
          <table:table-cell table:formula="of:=[$p_from_i_LON.B40]" office:value-type="float" office:value="3820.47807230883" calcext:value-type="float">
            <text:p>3820.47807230883</text:p>
          </table:table-cell>
          <table:table-cell table:formula="of:=[.D41]/[.C41]" office:value-type="percentage" office:value="0.99578809393001" calcext:value-type="percentage">
            <text:p>99.6%</text:p>
          </table:table-cell>
          <table:table-cell table:formula="of:=[.D39]" office:value-type="float" office:value="3748.12907947979" calcext:value-type="float">
            <text:p>3748.12907947979</text:p>
          </table:table-cell>
          <table:table-cell table:formula="of:=[.F41]/[.C41]" office:value-type="percentage" office:value="0.976930698519428" calcext:value-type="percentage">
            <text:p>97.69%</text:p>
          </table:table-cell>
          <table:table-cell table:number-columns-repeated="4"/>
        </table:table-row>
        <table:table-row table:style-name="ro1">
          <table:table-cell table:formula="of:=VALUE([$prevalence_history_20210209_LON.A23])" office:value-type="date" office:date-value="2020-07-22" calcext:value-type="date">
            <text:p>22/07/20</text:p>
          </table:table-cell>
          <table:table-cell table:formula="of:=VALUE([$p_from_i_LON.A41])" office:value-type="date" office:date-value="2020-07-20" calcext:value-type="date">
            <text:p>20/07/20</text:p>
          </table:table-cell>
          <table:table-cell table:formula="of:=[$prevalence_history_20210209_LON.B23]" office:value-type="float" office:value="3844.11241183269" calcext:value-type="float">
            <text:p>3844.11241183269</text:p>
          </table:table-cell>
          <table:table-cell table:formula="of:=[$p_from_i_LON.B41]" office:value-type="float" office:value="3832.40570756393" calcext:value-type="float">
            <text:p>3832.40570756393</text:p>
          </table:table-cell>
          <table:table-cell table:formula="of:=[.D42]/[.C42]" office:value-type="percentage" office:value="0.996954640495756" calcext:value-type="percentage">
            <text:p>99.7%</text:p>
          </table:table-cell>
          <table:table-cell table:formula="of:=[.D40]" office:value-type="float" office:value="3785.81338924195" calcext:value-type="float">
            <text:p>3785.81338924195</text:p>
          </table:table-cell>
          <table:table-cell table:formula="of:=[.F42]/[.C42]" office:value-type="percentage" office:value="0.98483420453281" calcext:value-type="percentage">
            <text:p>98.48%</text:p>
          </table:table-cell>
          <table:table-cell table:number-columns-repeated="4"/>
        </table:table-row>
        <table:table-row table:style-name="ro1">
          <table:table-cell table:formula="of:=VALUE([$prevalence_history_20210209_LON.A24])" office:value-type="date" office:date-value="2020-07-23" calcext:value-type="date">
            <text:p>23/07/20</text:p>
          </table:table-cell>
          <table:table-cell table:formula="of:=VALUE([$p_from_i_LON.A42])" office:value-type="date" office:date-value="2020-07-21" calcext:value-type="date">
            <text:p>21/07/20</text:p>
          </table:table-cell>
          <table:table-cell table:formula="of:=[$prevalence_history_20210209_LON.B24]" office:value-type="float" office:value="3872.66809568812" calcext:value-type="float">
            <text:p>3872.66809568812</text:p>
          </table:table-cell>
          <table:table-cell table:formula="of:=[$p_from_i_LON.B42]" office:value-type="float" office:value="3868.29822003701" calcext:value-type="float">
            <text:p>3868.29822003701</text:p>
          </table:table-cell>
          <table:table-cell table:formula="of:=[.D43]/[.C43]" office:value-type="percentage" office:value="0.998871611110704" calcext:value-type="percentage">
            <text:p>99.9%</text:p>
          </table:table-cell>
          <table:table-cell table:formula="of:=[.D41]" office:value-type="float" office:value="3820.47807230883" calcext:value-type="float">
            <text:p>3820.47807230883</text:p>
          </table:table-cell>
          <table:table-cell table:formula="of:=[.F43]/[.C43]" office:value-type="percentage" office:value="0.986523496956169" calcext:value-type="percentage">
            <text:p>98.65%</text:p>
          </table:table-cell>
          <table:table-cell table:number-columns-repeated="4"/>
        </table:table-row>
        <table:table-row table:style-name="ro1">
          <table:table-cell table:formula="of:=VALUE([$prevalence_history_20210209_LON.A25])" office:value-type="date" office:date-value="2020-07-24" calcext:value-type="date">
            <text:p>24/07/20</text:p>
          </table:table-cell>
          <table:table-cell table:formula="of:=VALUE([$p_from_i_LON.A43])" office:value-type="date" office:date-value="2020-07-22" calcext:value-type="date">
            <text:p>22/07/20</text:p>
          </table:table-cell>
          <table:table-cell table:formula="of:=[$prevalence_history_20210209_LON.B25]" office:value-type="float" office:value="3958.20891061033" calcext:value-type="float">
            <text:p>3958.20891061033</text:p>
          </table:table-cell>
          <table:table-cell table:formula="of:=[$p_from_i_LON.B43]" office:value-type="float" office:value="3965.17719763924" calcext:value-type="float">
            <text:p>3965.17719763924</text:p>
          </table:table-cell>
          <table:table-cell table:formula="of:=[.D44]/[.C44]" office:value-type="percentage" office:value="1.00176046469155" calcext:value-type="percentage">
            <text:p>100.2%</text:p>
          </table:table-cell>
          <table:table-cell table:formula="of:=[.D42]" office:value-type="float" office:value="3832.40570756393" calcext:value-type="float">
            <text:p>3832.40570756393</text:p>
          </table:table-cell>
          <table:table-cell table:formula="of:=[.F44]/[.C44]" office:value-type="percentage" office:value="0.968217139143624" calcext:value-type="percentage">
            <text:p>96.82%</text:p>
          </table:table-cell>
          <table:table-cell table:number-columns-repeated="4"/>
        </table:table-row>
        <table:table-row table:style-name="ro1">
          <table:table-cell table:formula="of:=VALUE([$prevalence_history_20210209_LON.A26])" office:value-type="date" office:date-value="2020-07-25" calcext:value-type="date">
            <text:p>25/07/20</text:p>
          </table:table-cell>
          <table:table-cell table:formula="of:=VALUE([$p_from_i_LON.A44])" office:value-type="date" office:date-value="2020-07-23" calcext:value-type="date">
            <text:p>23/07/20</text:p>
          </table:table-cell>
          <table:table-cell table:formula="of:=[$prevalence_history_20210209_LON.B26]" office:value-type="float" office:value="4106.72676912736" calcext:value-type="float">
            <text:p>4106.72676912736</text:p>
          </table:table-cell>
          <table:table-cell table:formula="of:=[$p_from_i_LON.B44]" office:value-type="float" office:value="4124.90689201718" calcext:value-type="float">
            <text:p>4124.90689201718</text:p>
          </table:table-cell>
          <table:table-cell table:formula="of:=[.D45]/[.C45]" office:value-type="percentage" office:value="1.00442691318704" calcext:value-type="percentage">
            <text:p>100.4%</text:p>
          </table:table-cell>
          <table:table-cell table:formula="of:=[.D43]" office:value-type="float" office:value="3868.29822003701" calcext:value-type="float">
            <text:p>3868.29822003701</text:p>
          </table:table-cell>
          <table:table-cell table:formula="of:=[.F45]/[.C45]" office:value-type="percentage" office:value="0.941941949758442" calcext:value-type="percentage">
            <text:p>94.19%</text:p>
          </table:table-cell>
          <table:table-cell table:number-columns-repeated="4"/>
        </table:table-row>
        <table:table-row table:style-name="ro1">
          <table:table-cell table:formula="of:=VALUE([$prevalence_history_20210209_LON.A27])" office:value-type="date" office:date-value="2020-07-26" calcext:value-type="date">
            <text:p>26/07/20</text:p>
          </table:table-cell>
          <table:table-cell table:formula="of:=VALUE([$p_from_i_LON.A45])" office:value-type="date" office:date-value="2020-07-24" calcext:value-type="date">
            <text:p>24/07/20</text:p>
          </table:table-cell>
          <table:table-cell table:formula="of:=[$prevalence_history_20210209_LON.B27]" office:value-type="float" office:value="4275.00423910973" calcext:value-type="float">
            <text:p>4275.00423910973</text:p>
          </table:table-cell>
          <table:table-cell table:formula="of:=[$p_from_i_LON.B45]" office:value-type="float" office:value="4305.01957945918" calcext:value-type="float">
            <text:p>4305.01957945918</text:p>
          </table:table-cell>
          <table:table-cell table:formula="of:=[.D46]/[.C46]" office:value-type="percentage" office:value="1.00702112528331" calcext:value-type="percentage">
            <text:p>100.7%</text:p>
          </table:table-cell>
          <table:table-cell table:formula="of:=[.D44]" office:value-type="float" office:value="3965.17719763924" calcext:value-type="float">
            <text:p>3965.17719763924</text:p>
          </table:table-cell>
          <table:table-cell table:formula="of:=[.F46]/[.C46]" office:value-type="percentage" office:value="0.927525910118158" calcext:value-type="percentage">
            <text:p>92.75%</text:p>
          </table:table-cell>
          <table:table-cell table:number-columns-repeated="4"/>
        </table:table-row>
        <table:table-row table:style-name="ro1">
          <table:table-cell table:formula="of:=VALUE([$prevalence_history_20210209_LON.A28])" office:value-type="date" office:date-value="2020-07-27" calcext:value-type="date">
            <text:p>27/07/20</text:p>
          </table:table-cell>
          <table:table-cell table:formula="of:=VALUE([$p_from_i_LON.A46])" office:value-type="date" office:date-value="2020-07-25" calcext:value-type="date">
            <text:p>25/07/20</text:p>
          </table:table-cell>
          <table:table-cell table:formula="of:=[$prevalence_history_20210209_LON.B28]" office:value-type="float" office:value="4416.75986652775" calcext:value-type="float">
            <text:p>4416.75986652775</text:p>
          </table:table-cell>
          <table:table-cell table:formula="of:=[$p_from_i_LON.B46]" office:value-type="float" office:value="4451.2000222476" calcext:value-type="float">
            <text:p>4451.2000222476</text:p>
          </table:table-cell>
          <table:table-cell table:formula="of:=[.D47]/[.C47]" office:value-type="percentage" office:value="1.00779760656241" calcext:value-type="percentage">
            <text:p>100.8%</text:p>
          </table:table-cell>
          <table:table-cell table:formula="of:=[.D45]" office:value-type="float" office:value="4124.90689201718" calcext:value-type="float">
            <text:p>4124.90689201718</text:p>
          </table:table-cell>
          <table:table-cell table:formula="of:=[.F47]/[.C47]" office:value-type="percentage" office:value="0.933921475622351" calcext:value-type="percentage">
            <text:p>93.39%</text:p>
          </table:table-cell>
          <table:table-cell table:number-columns-repeated="4"/>
        </table:table-row>
        <table:table-row table:style-name="ro1">
          <table:table-cell table:formula="of:=VALUE([$prevalence_history_20210209_LON.A29])" office:value-type="date" office:date-value="2020-07-28" calcext:value-type="date">
            <text:p>28/07/20</text:p>
          </table:table-cell>
          <table:table-cell table:formula="of:=VALUE([$p_from_i_LON.A47])" office:value-type="date" office:date-value="2020-07-26" calcext:value-type="date">
            <text:p>26/07/20</text:p>
          </table:table-cell>
          <table:table-cell table:formula="of:=[$prevalence_history_20210209_LON.B29]" office:value-type="float" office:value="4468.17530391981" calcext:value-type="float">
            <text:p>4468.17530391981</text:p>
          </table:table-cell>
          <table:table-cell table:formula="of:=[$p_from_i_LON.B47]" office:value-type="float" office:value="4500.07875571082" calcext:value-type="float">
            <text:p>4500.07875571082</text:p>
          </table:table-cell>
          <table:table-cell table:formula="of:=[.D48]/[.C48]" office:value-type="percentage" office:value="1.00714015221449" calcext:value-type="percentage">
            <text:p>100.7%</text:p>
          </table:table-cell>
          <table:table-cell table:formula="of:=[.D46]" office:value-type="float" office:value="4305.01957945918" calcext:value-type="float">
            <text:p>4305.01957945918</text:p>
          </table:table-cell>
          <table:table-cell table:formula="of:=[.F48]/[.C48]" office:value-type="percentage" office:value="0.963484932133819" calcext:value-type="percentage">
            <text:p>96.35%</text:p>
          </table:table-cell>
          <table:table-cell table:number-columns-repeated="4"/>
        </table:table-row>
        <table:table-row table:style-name="ro1">
          <table:table-cell table:formula="of:=VALUE([$prevalence_history_20210209_LON.A30])" office:value-type="date" office:date-value="2020-07-29" calcext:value-type="date">
            <text:p>29/07/20</text:p>
          </table:table-cell>
          <table:table-cell table:formula="of:=VALUE([$p_from_i_LON.A48])" office:value-type="date" office:date-value="2020-07-27" calcext:value-type="date">
            <text:p>27/07/20</text:p>
          </table:table-cell>
          <table:table-cell table:formula="of:=[$prevalence_history_20210209_LON.B30]" office:value-type="float" office:value="4472.52764293678" calcext:value-type="float">
            <text:p>4472.52764293678</text:p>
          </table:table-cell>
          <table:table-cell table:formula="of:=[$p_from_i_LON.B48]" office:value-type="float" office:value="4495.20781326136" calcext:value-type="float">
            <text:p>4495.20781326136</text:p>
          </table:table-cell>
          <table:table-cell table:formula="of:=[.D49]/[.C49]" office:value-type="percentage" office:value="1.00507099612015" calcext:value-type="percentage">
            <text:p>100.5%</text:p>
          </table:table-cell>
          <table:table-cell table:formula="of:=[.D47]" office:value-type="float" office:value="4451.2000222476" calcext:value-type="float">
            <text:p>4451.2000222476</text:p>
          </table:table-cell>
          <table:table-cell table:formula="of:=[.F49]/[.C49]" office:value-type="percentage" office:value="0.995231416686074" calcext:value-type="percentage">
            <text:p>99.52%</text:p>
          </table:table-cell>
          <table:table-cell table:number-columns-repeated="4"/>
        </table:table-row>
        <table:table-row table:style-name="ro1">
          <table:table-cell table:formula="of:=VALUE([$prevalence_history_20210209_LON.A31])" office:value-type="date" office:date-value="2020-07-30" calcext:value-type="date">
            <text:p>30/07/20</text:p>
          </table:table-cell>
          <table:table-cell table:formula="of:=VALUE([$p_from_i_LON.A49])" office:value-type="date" office:date-value="2020-07-28" calcext:value-type="date">
            <text:p>28/07/20</text:p>
          </table:table-cell>
          <table:table-cell table:formula="of:=[$prevalence_history_20210209_LON.B31]" office:value-type="float" office:value="4507.98191472627" calcext:value-type="float">
            <text:p>4507.98191472627</text:p>
          </table:table-cell>
          <table:table-cell table:formula="of:=[$p_from_i_LON.B49]" office:value-type="float" office:value="4516.10227253024" calcext:value-type="float">
            <text:p>4516.10227253024</text:p>
          </table:table-cell>
          <table:table-cell table:formula="of:=[.D50]/[.C50]" office:value-type="percentage" office:value="1.00180132883352" calcext:value-type="percentage">
            <text:p>100.2%</text:p>
          </table:table-cell>
          <table:table-cell table:formula="of:=[.D48]" office:value-type="float" office:value="4500.07875571082" calcext:value-type="float">
            <text:p>4500.07875571082</text:p>
          </table:table-cell>
          <table:table-cell table:formula="of:=[.F50]/[.C50]" office:value-type="percentage" office:value="0.998246852102572" calcext:value-type="percentage">
            <text:p>99.82%</text:p>
          </table:table-cell>
          <table:table-cell table:number-columns-repeated="4"/>
        </table:table-row>
        <table:table-row table:style-name="ro1">
          <table:table-cell table:formula="of:=VALUE([$prevalence_history_20210209_LON.A32])" office:value-type="date" office:date-value="2020-07-31" calcext:value-type="date">
            <text:p>31/07/20</text:p>
          </table:table-cell>
          <table:table-cell table:formula="of:=VALUE([$p_from_i_LON.A50])" office:value-type="date" office:date-value="2020-07-29" calcext:value-type="date">
            <text:p>29/07/20</text:p>
          </table:table-cell>
          <table:table-cell table:formula="of:=[$prevalence_history_20210209_LON.B32]" office:value-type="float" office:value="4466.16822424009" calcext:value-type="float">
            <text:p>4466.16822424009</text:p>
          </table:table-cell>
          <table:table-cell table:formula="of:=[$p_from_i_LON.B50]" office:value-type="float" office:value="4463.54345094393" calcext:value-type="float">
            <text:p>4463.54345094393</text:p>
          </table:table-cell>
          <table:table-cell table:formula="of:=[.D51]/[.C51]" office:value-type="percentage" office:value="0.999412298604896" calcext:value-type="percentage">
            <text:p>99.9%</text:p>
          </table:table-cell>
          <table:table-cell table:formula="of:=[.D49]" office:value-type="float" office:value="4495.20781326136" calcext:value-type="float">
            <text:p>4495.20781326136</text:p>
          </table:table-cell>
          <table:table-cell table:formula="of:=[.F51]/[.C51]" office:value-type="percentage" office:value="1.00650212610973" calcext:value-type="percentage">
            <text:p>100.65%</text:p>
          </table:table-cell>
          <table:table-cell table:number-columns-repeated="4"/>
        </table:table-row>
        <table:table-row table:style-name="ro1">
          <table:table-cell table:formula="of:=VALUE([$prevalence_history_20210209_LON.A33])" office:value-type="date" office:date-value="2020-08-01" calcext:value-type="date">
            <text:p>01/08/20</text:p>
          </table:table-cell>
          <table:table-cell table:formula="of:=VALUE([$p_from_i_LON.A51])" office:value-type="date" office:date-value="2020-07-30" calcext:value-type="date">
            <text:p>30/07/20</text:p>
          </table:table-cell>
          <table:table-cell table:formula="of:=[$prevalence_history_20210209_LON.B33]" office:value-type="float" office:value="4339.00873605825" calcext:value-type="float">
            <text:p>4339.00873605825</text:p>
          </table:table-cell>
          <table:table-cell table:formula="of:=[$p_from_i_LON.B51]" office:value-type="float" office:value="4331.55589046113" calcext:value-type="float">
            <text:p>4331.55589046113</text:p>
          </table:table-cell>
          <table:table-cell table:formula="of:=[.D52]/[.C52]" office:value-type="percentage" office:value="0.998282362159084" calcext:value-type="percentage">
            <text:p>99.8%</text:p>
          </table:table-cell>
          <table:table-cell table:formula="of:=[.D50]" office:value-type="float" office:value="4516.10227253024" calcext:value-type="float">
            <text:p>4516.10227253024</text:p>
          </table:table-cell>
          <table:table-cell table:formula="of:=[.F52]/[.C52]" office:value-type="percentage" office:value="1.04081428437797" calcext:value-type="percentage">
            <text:p>104.08%</text:p>
          </table:table-cell>
          <table:table-cell table:number-columns-repeated="4"/>
        </table:table-row>
        <table:table-row table:style-name="ro1">
          <table:table-cell table:formula="of:=VALUE([$prevalence_history_20210209_LON.A34])" office:value-type="date" office:date-value="2020-08-02" calcext:value-type="date">
            <text:p>02/08/20</text:p>
          </table:table-cell>
          <table:table-cell table:formula="of:=VALUE([$p_from_i_LON.A52])" office:value-type="date" office:date-value="2020-07-31" calcext:value-type="date">
            <text:p>31/07/20</text:p>
          </table:table-cell>
          <table:table-cell table:formula="of:=[$prevalence_history_20210209_LON.B34]" office:value-type="float" office:value="4195.40567320638" calcext:value-type="float">
            <text:p>4195.40567320638</text:p>
          </table:table-cell>
          <table:table-cell table:formula="of:=[$p_from_i_LON.B52]" office:value-type="float" office:value="4190.48078142505" calcext:value-type="float">
            <text:p>4190.48078142505</text:p>
          </table:table-cell>
          <table:table-cell table:formula="of:=[.D53]/[.C53]" office:value-type="percentage" office:value="0.998826122629146" calcext:value-type="percentage">
            <text:p>99.9%</text:p>
          </table:table-cell>
          <table:table-cell table:formula="of:=[.D51]" office:value-type="float" office:value="4463.54345094393" calcext:value-type="float">
            <text:p>4463.54345094393</text:p>
          </table:table-cell>
          <table:table-cell table:formula="of:=[.F53]/[.C53]" office:value-type="percentage" office:value="1.06391224082334" calcext:value-type="percentage">
            <text:p>106.39%</text:p>
          </table:table-cell>
          <table:table-cell table:number-columns-repeated="4"/>
        </table:table-row>
        <table:table-row table:style-name="ro1">
          <table:table-cell table:formula="of:=VALUE([$prevalence_history_20210209_LON.A35])" office:value-type="date" office:date-value="2020-08-03" calcext:value-type="date">
            <text:p>03/08/20</text:p>
          </table:table-cell>
          <table:table-cell table:formula="of:=VALUE([$p_from_i_LON.A53])" office:value-type="date" office:date-value="2020-08-01" calcext:value-type="date">
            <text:p>01/08/20</text:p>
          </table:table-cell>
          <table:table-cell table:formula="of:=[$prevalence_history_20210209_LON.B35]" office:value-type="float" office:value="4079.43845714675" calcext:value-type="float">
            <text:p>4079.43845714675</text:p>
          </table:table-cell>
          <table:table-cell table:formula="of:=[$p_from_i_LON.B53]" office:value-type="float" office:value="4084.88113027787" calcext:value-type="float">
            <text:p>4084.88113027787</text:p>
          </table:table-cell>
          <table:table-cell table:formula="of:=[.D54]/[.C54]" office:value-type="percentage" office:value="1.00133417213871" calcext:value-type="percentage">
            <text:p>100.1%</text:p>
          </table:table-cell>
          <table:table-cell table:formula="of:=[.D52]" office:value-type="float" office:value="4331.55589046113" calcext:value-type="float">
            <text:p>4331.55589046113</text:p>
          </table:table-cell>
          <table:table-cell table:formula="of:=[.F54]/[.C54]" office:value-type="percentage" office:value="1.06180199455459" calcext:value-type="percentage">
            <text:p>106.18%</text:p>
          </table:table-cell>
          <table:table-cell table:number-columns-repeated="4"/>
        </table:table-row>
        <table:table-row table:style-name="ro1">
          <table:table-cell table:formula="of:=VALUE([$prevalence_history_20210209_LON.A36])" office:value-type="date" office:date-value="2020-08-04" calcext:value-type="date">
            <text:p>04/08/20</text:p>
          </table:table-cell>
          <table:table-cell table:formula="of:=VALUE([$p_from_i_LON.A54])" office:value-type="date" office:date-value="2020-08-02" calcext:value-type="date">
            <text:p>02/08/20</text:p>
          </table:table-cell>
          <table:table-cell table:formula="of:=[$prevalence_history_20210209_LON.B36]" office:value-type="float" office:value="3930.32043938114" calcext:value-type="float">
            <text:p>3930.32043938114</text:p>
          </table:table-cell>
          <table:table-cell table:formula="of:=[$p_from_i_LON.B54]" office:value-type="float" office:value="3946.31775975382" calcext:value-type="float">
            <text:p>3946.31775975382</text:p>
          </table:table-cell>
          <table:table-cell table:formula="of:=[.D55]/[.C55]" office:value-type="percentage" office:value="1.0040702331068" calcext:value-type="percentage">
            <text:p>100.4%</text:p>
          </table:table-cell>
          <table:table-cell table:formula="of:=[.D53]" office:value-type="float" office:value="4190.48078142505" calcext:value-type="float">
            <text:p>4190.48078142505</text:p>
          </table:table-cell>
          <table:table-cell table:formula="of:=[.F55]/[.C55]" office:value-type="percentage" office:value="1.0661931631419" calcext:value-type="percentage">
            <text:p>106.62%</text:p>
          </table:table-cell>
          <table:table-cell table:number-columns-repeated="4"/>
        </table:table-row>
        <table:table-row table:style-name="ro1">
          <table:table-cell table:formula="of:=VALUE([$prevalence_history_20210209_LON.A37])" office:value-type="date" office:date-value="2020-08-05" calcext:value-type="date">
            <text:p>05/08/20</text:p>
          </table:table-cell>
          <table:table-cell table:formula="of:=VALUE([$p_from_i_LON.A55])" office:value-type="date" office:date-value="2020-08-03" calcext:value-type="date">
            <text:p>03/08/20</text:p>
          </table:table-cell>
          <table:table-cell table:formula="of:=[$prevalence_history_20210209_LON.B37]" office:value-type="float" office:value="3745.21748909027" calcext:value-type="float">
            <text:p>3745.21748909027</text:p>
          </table:table-cell>
          <table:table-cell table:formula="of:=[$p_from_i_LON.B55]" office:value-type="float" office:value="3769.68035354718" calcext:value-type="float">
            <text:p>3769.68035354718</text:p>
          </table:table-cell>
          <table:table-cell table:formula="of:=[.D56]/[.C56]" office:value-type="percentage" office:value="1.00653176071301" calcext:value-type="percentage">
            <text:p>100.7%</text:p>
          </table:table-cell>
          <table:table-cell table:formula="of:=[.D54]" office:value-type="float" office:value="4084.88113027787" calcext:value-type="float">
            <text:p>4084.88113027787</text:p>
          </table:table-cell>
          <table:table-cell table:formula="of:=[.F56]/[.C56]" office:value-type="percentage" office:value="1.09069263458719" calcext:value-type="percentage">
            <text:p>109.07%</text:p>
          </table:table-cell>
          <table:table-cell table:number-columns-repeated="4"/>
        </table:table-row>
        <table:table-row table:style-name="ro1">
          <table:table-cell table:formula="of:=VALUE([$prevalence_history_20210209_LON.A38])" office:value-type="date" office:date-value="2020-08-06" calcext:value-type="date">
            <text:p>06/08/20</text:p>
          </table:table-cell>
          <table:table-cell table:formula="of:=VALUE([$p_from_i_LON.A56])" office:value-type="date" office:date-value="2020-08-04" calcext:value-type="date">
            <text:p>04/08/20</text:p>
          </table:table-cell>
          <table:table-cell table:formula="of:=[$prevalence_history_20210209_LON.B38]" office:value-type="float" office:value="3562.38596719059" calcext:value-type="float">
            <text:p>3562.38596719059</text:p>
          </table:table-cell>
          <table:table-cell table:formula="of:=[$p_from_i_LON.B56]" office:value-type="float" office:value="3598.36480375292" calcext:value-type="float">
            <text:p>3598.36480375292</text:p>
          </table:table-cell>
          <table:table-cell table:formula="of:=[.D57]/[.C57]" office:value-type="percentage" office:value="1.01009964582549" calcext:value-type="percentage">
            <text:p>101.0%</text:p>
          </table:table-cell>
          <table:table-cell table:formula="of:=[.D55]" office:value-type="float" office:value="3946.31775975382" calcext:value-type="float">
            <text:p>3946.31775975382</text:p>
          </table:table-cell>
          <table:table-cell table:formula="of:=[.F57]/[.C57]" office:value-type="percentage" office:value="1.10777377749049" calcext:value-type="percentage">
            <text:p>110.78%</text:p>
          </table:table-cell>
          <table:table-cell table:number-columns-repeated="4"/>
        </table:table-row>
        <table:table-row table:style-name="ro1">
          <table:table-cell table:formula="of:=VALUE([$prevalence_history_20210209_LON.A39])" office:value-type="date" office:date-value="2020-08-07" calcext:value-type="date">
            <text:p>07/08/20</text:p>
          </table:table-cell>
          <table:table-cell table:formula="of:=VALUE([$p_from_i_LON.A57])" office:value-type="date" office:date-value="2020-08-05" calcext:value-type="date">
            <text:p>05/08/20</text:p>
          </table:table-cell>
          <table:table-cell table:formula="of:=[$prevalence_history_20210209_LON.B39]" office:value-type="float" office:value="3425.86745054866" calcext:value-type="float">
            <text:p>3425.86745054866</text:p>
          </table:table-cell>
          <table:table-cell table:formula="of:=[$p_from_i_LON.B57]" office:value-type="float" office:value="3470.48850904722" calcext:value-type="float">
            <text:p>3470.48850904722</text:p>
          </table:table-cell>
          <table:table-cell table:formula="of:=[.D58]/[.C58]" office:value-type="percentage" office:value="1.01302474749612" calcext:value-type="percentage">
            <text:p>101.3%</text:p>
          </table:table-cell>
          <table:table-cell table:formula="of:=[.D56]" office:value-type="float" office:value="3769.68035354718" calcext:value-type="float">
            <text:p>3769.68035354718</text:p>
          </table:table-cell>
          <table:table-cell table:formula="of:=[.F58]/[.C58]" office:value-type="percentage" office:value="1.10035791167094" calcext:value-type="percentage">
            <text:p>110.04%</text:p>
          </table:table-cell>
          <table:table-cell table:number-columns-repeated="4"/>
        </table:table-row>
        <table:table-row table:style-name="ro1">
          <table:table-cell table:formula="of:=VALUE([$prevalence_history_20210209_LON.A40])" office:value-type="date" office:date-value="2020-08-08" calcext:value-type="date">
            <text:p>08/08/20</text:p>
          </table:table-cell>
          <table:table-cell table:formula="of:=VALUE([$p_from_i_LON.A58])" office:value-type="date" office:date-value="2020-08-06" calcext:value-type="date">
            <text:p>06/08/20</text:p>
          </table:table-cell>
          <table:table-cell table:formula="of:=[$prevalence_history_20210209_LON.B40]" office:value-type="float" office:value="3339.36663116868" calcext:value-type="float">
            <text:p>3339.36663116868</text:p>
          </table:table-cell>
          <table:table-cell table:formula="of:=[$p_from_i_LON.B58]" office:value-type="float" office:value="3382.02770109029" calcext:value-type="float">
            <text:p>3382.02770109029</text:p>
          </table:table-cell>
          <table:table-cell table:formula="of:=[.D59]/[.C59]" office:value-type="percentage" office:value="1.01277519800414" calcext:value-type="percentage">
            <text:p>101.3%</text:p>
          </table:table-cell>
          <table:table-cell table:formula="of:=[.D57]" office:value-type="float" office:value="3598.36480375292" calcext:value-type="float">
            <text:p>3598.36480375292</text:p>
          </table:table-cell>
          <table:table-cell table:formula="of:=[.F59]/[.C59]" office:value-type="percentage" office:value="1.07755907068329" calcext:value-type="percentage">
            <text:p>107.76%</text:p>
          </table:table-cell>
          <table:table-cell table:number-columns-repeated="4"/>
        </table:table-row>
        <table:table-row table:style-name="ro1">
          <table:table-cell table:formula="of:=VALUE([$prevalence_history_20210209_LON.A41])" office:value-type="date" office:date-value="2020-08-09" calcext:value-type="date">
            <text:p>09/08/20</text:p>
          </table:table-cell>
          <table:table-cell table:formula="of:=VALUE([$p_from_i_LON.A59])" office:value-type="date" office:date-value="2020-08-07" calcext:value-type="date">
            <text:p>07/08/20</text:p>
          </table:table-cell>
          <table:table-cell table:formula="of:=[$prevalence_history_20210209_LON.B41]" office:value-type="float" office:value="3337.53793834098" calcext:value-type="float">
            <text:p>3337.53793834098</text:p>
          </table:table-cell>
          <table:table-cell table:formula="of:=[$p_from_i_LON.B59]" office:value-type="float" office:value="3374.53308796534" calcext:value-type="float">
            <text:p>3374.53308796534</text:p>
          </table:table-cell>
          <table:table-cell table:formula="of:=[.D60]/[.C60]" office:value-type="percentage" office:value="1.01108456302455" calcext:value-type="percentage">
            <text:p>101.1%</text:p>
          </table:table-cell>
          <table:table-cell table:formula="of:=[.D58]" office:value-type="float" office:value="3470.48850904722" calcext:value-type="float">
            <text:p>3470.48850904722</text:p>
          </table:table-cell>
          <table:table-cell table:formula="of:=[.F60]/[.C60]" office:value-type="percentage" office:value="1.03983492417537" calcext:value-type="percentage">
            <text:p>103.98%</text:p>
          </table:table-cell>
          <table:table-cell table:number-columns-repeated="4"/>
        </table:table-row>
        <table:table-row table:style-name="ro1">
          <table:table-cell table:formula="of:=VALUE([$prevalence_history_20210209_LON.A42])" office:value-type="date" office:date-value="2020-08-10" calcext:value-type="date">
            <text:p>10/08/20</text:p>
          </table:table-cell>
          <table:table-cell table:formula="of:=VALUE([$p_from_i_LON.A60])" office:value-type="date" office:date-value="2020-08-08" calcext:value-type="date">
            <text:p>08/08/20</text:p>
          </table:table-cell>
          <table:table-cell table:formula="of:=[$prevalence_history_20210209_LON.B42]" office:value-type="float" office:value="3347.86009589196" calcext:value-type="float">
            <text:p>3347.86009589196</text:p>
          </table:table-cell>
          <table:table-cell table:formula="of:=[$p_from_i_LON.B60]" office:value-type="float" office:value="3383.53441737073" calcext:value-type="float">
            <text:p>3383.53441737073</text:p>
          </table:table-cell>
          <table:table-cell table:formula="of:=[.D61]/[.C61]" office:value-type="percentage" office:value="1.01065585790832" calcext:value-type="percentage">
            <text:p>101.1%</text:p>
          </table:table-cell>
          <table:table-cell table:formula="of:=[.D59]" office:value-type="float" office:value="3382.02770109029" calcext:value-type="float">
            <text:p>3382.02770109029</text:p>
          </table:table-cell>
          <table:table-cell table:formula="of:=[.F61]/[.C61]" office:value-type="percentage" office:value="1.01020580437046" calcext:value-type="percentage">
            <text:p>101.02%</text:p>
          </table:table-cell>
          <table:table-cell table:number-columns-repeated="4"/>
        </table:table-row>
        <table:table-row table:style-name="ro1">
          <table:table-cell table:formula="of:=VALUE([$prevalence_history_20210209_LON.A43])" office:value-type="date" office:date-value="2020-08-11" calcext:value-type="date">
            <text:p>11/08/20</text:p>
          </table:table-cell>
          <table:table-cell table:formula="of:=VALUE([$p_from_i_LON.A61])" office:value-type="date" office:date-value="2020-08-09" calcext:value-type="date">
            <text:p>09/08/20</text:p>
          </table:table-cell>
          <table:table-cell table:formula="of:=[$prevalence_history_20210209_LON.B43]" office:value-type="float" office:value="3304.41393909356" calcext:value-type="float">
            <text:p>3304.41393909356</text:p>
          </table:table-cell>
          <table:table-cell table:formula="of:=[$p_from_i_LON.B61]" office:value-type="float" office:value="3339.10401898837" calcext:value-type="float">
            <text:p>3339.10401898837</text:p>
          </table:table-cell>
          <table:table-cell table:formula="of:=[.D62]/[.C62]" office:value-type="percentage" office:value="1.01049810360754" calcext:value-type="percentage">
            <text:p>101.0%</text:p>
          </table:table-cell>
          <table:table-cell table:formula="of:=[.D60]" office:value-type="float" office:value="3374.53308796534" calcext:value-type="float">
            <text:p>3374.53308796534</text:p>
          </table:table-cell>
          <table:table-cell table:formula="of:=[.F62]/[.C62]" office:value-type="percentage" office:value="1.02121984417334" calcext:value-type="percentage">
            <text:p>102.12%</text:p>
          </table:table-cell>
          <table:table-cell table:number-columns-repeated="4"/>
        </table:table-row>
        <table:table-row table:style-name="ro1">
          <table:table-cell table:formula="of:=VALUE([$prevalence_history_20210209_LON.A44])" office:value-type="date" office:date-value="2020-08-12" calcext:value-type="date">
            <text:p>12/08/20</text:p>
          </table:table-cell>
          <table:table-cell table:formula="of:=VALUE([$p_from_i_LON.A62])" office:value-type="date" office:date-value="2020-08-10" calcext:value-type="date">
            <text:p>10/08/20</text:p>
          </table:table-cell>
          <table:table-cell table:formula="of:=[$prevalence_history_20210209_LON.B44]" office:value-type="float" office:value="3276.06210904859" calcext:value-type="float">
            <text:p>3276.06210904859</text:p>
          </table:table-cell>
          <table:table-cell table:formula="of:=[$p_from_i_LON.B62]" office:value-type="float" office:value="3301.56184876654" calcext:value-type="float">
            <text:p>3301.56184876654</text:p>
          </table:table-cell>
          <table:table-cell table:formula="of:=[.D63]/[.C63]" office:value-type="percentage" office:value="1.00778365576389" calcext:value-type="percentage">
            <text:p>100.8%</text:p>
          </table:table-cell>
          <table:table-cell table:formula="of:=[.D61]" office:value-type="float" office:value="3383.53441737073" calcext:value-type="float">
            <text:p>3383.53441737073</text:p>
          </table:table-cell>
          <table:table-cell table:formula="of:=[.F63]/[.C63]" office:value-type="percentage" office:value="1.03280533297134" calcext:value-type="percentage">
            <text:p>103.28%</text:p>
          </table:table-cell>
          <table:table-cell table:number-columns-repeated="4"/>
        </table:table-row>
        <table:table-row table:style-name="ro1">
          <table:table-cell table:formula="of:=VALUE([$prevalence_history_20210209_LON.A45])" office:value-type="date" office:date-value="2020-08-13" calcext:value-type="date">
            <text:p>13/08/20</text:p>
          </table:table-cell>
          <table:table-cell table:formula="of:=VALUE([$p_from_i_LON.A63])" office:value-type="date" office:date-value="2020-08-11" calcext:value-type="date">
            <text:p>11/08/20</text:p>
          </table:table-cell>
          <table:table-cell table:formula="of:=[$prevalence_history_20210209_LON.B45]" office:value-type="float" office:value="3302.304283101" calcext:value-type="float">
            <text:p>3302.304283101</text:p>
          </table:table-cell>
          <table:table-cell table:formula="of:=[$p_from_i_LON.B63]" office:value-type="float" office:value="3314.01133108821" calcext:value-type="float">
            <text:p>3314.01133108821</text:p>
          </table:table-cell>
          <table:table-cell table:formula="of:=[.D64]/[.C64]" office:value-type="percentage" office:value="1.00354511486029" calcext:value-type="percentage">
            <text:p>100.4%</text:p>
          </table:table-cell>
          <table:table-cell table:formula="of:=[.D62]" office:value-type="float" office:value="3339.10401898837" calcext:value-type="float">
            <text:p>3339.10401898837</text:p>
          </table:table-cell>
          <table:table-cell table:formula="of:=[.F64]/[.C64]" office:value-type="percentage" office:value="1.01114365386487" calcext:value-type="percentage">
            <text:p>101.11%</text:p>
          </table:table-cell>
          <table:table-cell table:number-columns-repeated="4"/>
        </table:table-row>
        <table:table-row table:style-name="ro1">
          <table:table-cell table:formula="of:=VALUE([$prevalence_history_20210209_LON.A46])" office:value-type="date" office:date-value="2020-08-14" calcext:value-type="date">
            <text:p>14/08/20</text:p>
          </table:table-cell>
          <table:table-cell table:formula="of:=VALUE([$p_from_i_LON.A64])" office:value-type="date" office:date-value="2020-08-12" calcext:value-type="date">
            <text:p>12/08/20</text:p>
          </table:table-cell>
          <table:table-cell table:formula="of:=[$prevalence_history_20210209_LON.B46]" office:value-type="float" office:value="3336.88553523898" calcext:value-type="float">
            <text:p>3336.88553523898</text:p>
          </table:table-cell>
          <table:table-cell table:formula="of:=[$p_from_i_LON.B64]" office:value-type="float" office:value="3334.11439946388" calcext:value-type="float">
            <text:p>3334.11439946388</text:p>
          </table:table-cell>
          <table:table-cell table:formula="of:=[.D65]/[.C65]" office:value-type="percentage" office:value="0.999169544251418" calcext:value-type="percentage">
            <text:p>99.9%</text:p>
          </table:table-cell>
          <table:table-cell table:formula="of:=[.D63]" office:value-type="float" office:value="3301.56184876654" calcext:value-type="float">
            <text:p>3301.56184876654</text:p>
          </table:table-cell>
          <table:table-cell table:formula="of:=[.F65]/[.C65]" office:value-type="percentage" office:value="0.989414174954639" calcext:value-type="percentage">
            <text:p>98.94%</text:p>
          </table:table-cell>
          <table:table-cell table:number-columns-repeated="4"/>
        </table:table-row>
        <table:table-row table:style-name="ro1">
          <table:table-cell table:formula="of:=VALUE([$prevalence_history_20210209_LON.A47])" office:value-type="date" office:date-value="2020-08-15" calcext:value-type="date">
            <text:p>15/08/20</text:p>
          </table:table-cell>
          <table:table-cell table:formula="of:=VALUE([$p_from_i_LON.A65])" office:value-type="date" office:date-value="2020-08-13" calcext:value-type="date">
            <text:p>13/08/20</text:p>
          </table:table-cell>
          <table:table-cell table:formula="of:=[$prevalence_history_20210209_LON.B47]" office:value-type="float" office:value="3410.92475107433" calcext:value-type="float">
            <text:p>3410.92475107433</text:p>
          </table:table-cell>
          <table:table-cell table:formula="of:=[$p_from_i_LON.B65]" office:value-type="float" office:value="3396.9222685481" calcext:value-type="float">
            <text:p>3396.9222685481</text:p>
          </table:table-cell>
          <table:table-cell table:formula="of:=[.D66]/[.C66]" office:value-type="percentage" office:value="0.995894813416268" calcext:value-type="percentage">
            <text:p>99.6%</text:p>
          </table:table-cell>
          <table:table-cell table:formula="of:=[.D64]" office:value-type="float" office:value="3314.01133108821" calcext:value-type="float">
            <text:p>3314.01133108821</text:p>
          </table:table-cell>
          <table:table-cell table:formula="of:=[.F66]/[.C66]" office:value-type="percentage" office:value="0.971587347403194" calcext:value-type="percentage">
            <text:p>97.16%</text:p>
          </table:table-cell>
          <table:table-cell table:number-columns-repeated="4"/>
        </table:table-row>
        <table:table-row table:style-name="ro1">
          <table:table-cell table:formula="of:=VALUE([$prevalence_history_20210209_LON.A48])" office:value-type="date" office:date-value="2020-08-16" calcext:value-type="date">
            <text:p>16/08/20</text:p>
          </table:table-cell>
          <table:table-cell table:formula="of:=VALUE([$p_from_i_LON.A66])" office:value-type="date" office:date-value="2020-08-14" calcext:value-type="date">
            <text:p>14/08/20</text:p>
          </table:table-cell>
          <table:table-cell table:formula="of:=[$prevalence_history_20210209_LON.B48]" office:value-type="float" office:value="3483.29764709603" calcext:value-type="float">
            <text:p>3483.29764709603</text:p>
          </table:table-cell>
          <table:table-cell table:formula="of:=[$p_from_i_LON.B66]" office:value-type="float" office:value="3463.00227533859" calcext:value-type="float">
            <text:p>3463.00227533859</text:p>
          </table:table-cell>
          <table:table-cell table:formula="of:=[.D67]/[.C67]" office:value-type="percentage" office:value="0.994173517794449" calcext:value-type="percentage">
            <text:p>99.4%</text:p>
          </table:table-cell>
          <table:table-cell table:formula="of:=[.D65]" office:value-type="float" office:value="3334.11439946388" calcext:value-type="float">
            <text:p>3334.11439946388</text:p>
          </table:table-cell>
          <table:table-cell table:formula="of:=[.F67]/[.C67]" office:value-type="percentage" office:value="0.957171834638789" calcext:value-type="percentage">
            <text:p>95.72%</text:p>
          </table:table-cell>
          <table:table-cell table:number-columns-repeated="4"/>
        </table:table-row>
        <table:table-row table:style-name="ro1">
          <table:table-cell table:formula="of:=VALUE([$prevalence_history_20210209_LON.A49])" office:value-type="date" office:date-value="2020-08-17" calcext:value-type="date">
            <text:p>17/08/20</text:p>
          </table:table-cell>
          <table:table-cell table:formula="of:=VALUE([$p_from_i_LON.A67])" office:value-type="date" office:date-value="2020-08-15" calcext:value-type="date">
            <text:p>15/08/20</text:p>
          </table:table-cell>
          <table:table-cell table:formula="of:=[$prevalence_history_20210209_LON.B49]" office:value-type="float" office:value="3532.09214341275" calcext:value-type="float">
            <text:p>3532.09214341275</text:p>
          </table:table-cell>
          <table:table-cell table:formula="of:=[$p_from_i_LON.B67]" office:value-type="float" office:value="3509.3807633852" calcext:value-type="float">
            <text:p>3509.3807633852</text:p>
          </table:table-cell>
          <table:table-cell table:formula="of:=[.D68]/[.C68]" office:value-type="percentage" office:value="0.99356999220139" calcext:value-type="percentage">
            <text:p>99.4%</text:p>
          </table:table-cell>
          <table:table-cell table:formula="of:=[.D66]" office:value-type="float" office:value="3396.9222685481" calcext:value-type="float">
            <text:p>3396.9222685481</text:p>
          </table:table-cell>
          <table:table-cell table:formula="of:=[.F68]/[.C68]" office:value-type="percentage" office:value="0.961730931873695" calcext:value-type="percentage">
            <text:p>96.17%</text:p>
          </table:table-cell>
          <table:table-cell table:number-columns-repeated="4"/>
        </table:table-row>
        <table:table-row table:style-name="ro1">
          <table:table-cell table:formula="of:=VALUE([$prevalence_history_20210209_LON.A50])" office:value-type="date" office:date-value="2020-08-18" calcext:value-type="date">
            <text:p>18/08/20</text:p>
          </table:table-cell>
          <table:table-cell table:formula="of:=VALUE([$p_from_i_LON.A68])" office:value-type="date" office:date-value="2020-08-16" calcext:value-type="date">
            <text:p>16/08/20</text:p>
          </table:table-cell>
          <table:table-cell table:formula="of:=[$prevalence_history_20210209_LON.B50]" office:value-type="float" office:value="3470.54028725424" calcext:value-type="float">
            <text:p>3470.54028725424</text:p>
          </table:table-cell>
          <table:table-cell table:formula="of:=[$p_from_i_LON.B68]" office:value-type="float" office:value="3443.77089791196" calcext:value-type="float">
            <text:p>3443.77089791196</text:p>
          </table:table-cell>
          <table:table-cell table:formula="of:=[.D69]/[.C69]" office:value-type="percentage" office:value="0.992286679558052" calcext:value-type="percentage">
            <text:p>99.2%</text:p>
          </table:table-cell>
          <table:table-cell table:formula="of:=[.D67]" office:value-type="float" office:value="3463.00227533859" calcext:value-type="float">
            <text:p>3463.00227533859</text:p>
          </table:table-cell>
          <table:table-cell table:formula="of:=[.F69]/[.C69]" office:value-type="percentage" office:value="0.997828000457642" calcext:value-type="percentage">
            <text:p>99.78%</text:p>
          </table:table-cell>
          <table:table-cell table:number-columns-repeated="4"/>
        </table:table-row>
        <table:table-row table:style-name="ro1">
          <table:table-cell table:formula="of:=VALUE([$prevalence_history_20210209_LON.A51])" office:value-type="date" office:date-value="2020-08-19" calcext:value-type="date">
            <text:p>19/08/20</text:p>
          </table:table-cell>
          <table:table-cell table:formula="of:=VALUE([$p_from_i_LON.A69])" office:value-type="date" office:date-value="2020-08-17" calcext:value-type="date">
            <text:p>17/08/20</text:p>
          </table:table-cell>
          <table:table-cell table:formula="of:=[$prevalence_history_20210209_LON.B51]" office:value-type="float" office:value="3365.816880992" calcext:value-type="float">
            <text:p>3365.816880992</text:p>
          </table:table-cell>
          <table:table-cell table:formula="of:=[$p_from_i_LON.B69]" office:value-type="float" office:value="3335.78459579829" calcext:value-type="float">
            <text:p>3335.78459579829</text:p>
          </table:table-cell>
          <table:table-cell table:formula="of:=[.D70]/[.C70]" office:value-type="percentage" office:value="0.991077267048213" calcext:value-type="percentage">
            <text:p>99.1%</text:p>
          </table:table-cell>
          <table:table-cell table:formula="of:=[.D68]" office:value-type="float" office:value="3509.3807633852" calcext:value-type="float">
            <text:p>3509.3807633852</text:p>
          </table:table-cell>
          <table:table-cell table:formula="of:=[.F70]/[.C70]" office:value-type="percentage" office:value="1.04265350358302" calcext:value-type="percentage">
            <text:p>104.27%</text:p>
          </table:table-cell>
          <table:table-cell table:number-columns-repeated="4"/>
        </table:table-row>
        <table:table-row table:style-name="ro1">
          <table:table-cell table:formula="of:=VALUE([$prevalence_history_20210209_LON.A52])" office:value-type="date" office:date-value="2020-08-20" calcext:value-type="date">
            <text:p>20/08/20</text:p>
          </table:table-cell>
          <table:table-cell table:formula="of:=VALUE([$p_from_i_LON.A70])" office:value-type="date" office:date-value="2020-08-18" calcext:value-type="date">
            <text:p>18/08/20</text:p>
          </table:table-cell>
          <table:table-cell table:formula="of:=[$prevalence_history_20210209_LON.B52]" office:value-type="float" office:value="3341.3729434855" calcext:value-type="float">
            <text:p>3341.3729434855</text:p>
          </table:table-cell>
          <table:table-cell table:formula="of:=[$p_from_i_LON.B70]" office:value-type="float" office:value="3312.79075407509" calcext:value-type="float">
            <text:p>3312.79075407509</text:p>
          </table:table-cell>
          <table:table-cell table:formula="of:=[.D71]/[.C71]" office:value-type="percentage" office:value="0.991445974485987" calcext:value-type="percentage">
            <text:p>99.1%</text:p>
          </table:table-cell>
          <table:table-cell table:formula="of:=[.D69]" office:value-type="float" office:value="3443.77089791196" calcext:value-type="float">
            <text:p>3443.77089791196</text:p>
          </table:table-cell>
          <table:table-cell table:formula="of:=[.F71]/[.C71]" office:value-type="percentage" office:value="1.03064547303111" calcext:value-type="percentage">
            <text:p>103.06%</text:p>
          </table:table-cell>
          <table:table-cell table:number-columns-repeated="4"/>
        </table:table-row>
        <table:table-row table:style-name="ro1">
          <table:table-cell table:formula="of:=VALUE([$prevalence_history_20210209_LON.A53])" office:value-type="date" office:date-value="2020-08-21" calcext:value-type="date">
            <text:p>21/08/20</text:p>
          </table:table-cell>
          <table:table-cell table:formula="of:=VALUE([$p_from_i_LON.A71])" office:value-type="date" office:date-value="2020-08-19" calcext:value-type="date">
            <text:p>19/08/20</text:p>
          </table:table-cell>
          <table:table-cell table:formula="of:=[$prevalence_history_20210209_LON.B53]" office:value-type="float" office:value="3268.24785115692" calcext:value-type="float">
            <text:p>3268.24785115692</text:p>
          </table:table-cell>
          <table:table-cell table:formula="of:=[$p_from_i_LON.B71]" office:value-type="float" office:value="3240.89899672758" calcext:value-type="float">
            <text:p>3240.89899672758</text:p>
          </table:table-cell>
          <table:table-cell table:formula="of:=[.D72]/[.C72]" office:value-type="percentage" office:value="0.991631952142289" calcext:value-type="percentage">
            <text:p>99.2%</text:p>
          </table:table-cell>
          <table:table-cell table:formula="of:=[.D70]" office:value-type="float" office:value="3335.78459579829" calcext:value-type="float">
            <text:p>3335.78459579829</text:p>
          </table:table-cell>
          <table:table-cell table:formula="of:=[.F72]/[.C72]" office:value-type="percentage" office:value="1.02066451129692" calcext:value-type="percentage">
            <text:p>102.07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4])" office:value-type="date" office:date-value="2020-08-22" calcext:value-type="date">
            <text:p>22/08/20</text:p>
          </table:table-cell>
          <table:table-cell table:formula="of:=VALUE([$p_from_i_LON.A72])" office:value-type="date" office:date-value="2020-08-20" calcext:value-type="date">
            <text:p>20/08/20</text:p>
          </table:table-cell>
          <table:table-cell table:formula="of:=[$prevalence_history_20210209_LON.B54]" office:value-type="float" office:value="3185.17809764276" calcext:value-type="float">
            <text:p>3185.17809764276</text:p>
          </table:table-cell>
          <table:table-cell table:formula="of:=[$p_from_i_LON.B72]" office:value-type="float" office:value="3162.664235008" calcext:value-type="float">
            <text:p>3162.664235008</text:p>
          </table:table-cell>
          <table:table-cell table:formula="of:=[.D73]/[.C73]" office:value-type="percentage" office:value="0.992931678560952" calcext:value-type="percentage">
            <text:p>99.3%</text:p>
          </table:table-cell>
          <table:table-cell table:formula="of:=[.D71]" office:value-type="float" office:value="3312.79075407509" calcext:value-type="float">
            <text:p>3312.79075407509</text:p>
          </table:table-cell>
          <table:table-cell table:formula="of:=[.F73]/[.C73]" office:value-type="percentage" office:value="1.04006452779729" calcext:value-type="percentage">
            <text:p>104.01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5])" office:value-type="date" office:date-value="2020-08-23" calcext:value-type="date">
            <text:p>23/08/20</text:p>
          </table:table-cell>
          <table:table-cell table:formula="of:=VALUE([$p_from_i_LON.A73])" office:value-type="date" office:date-value="2020-08-21" calcext:value-type="date">
            <text:p>21/08/20</text:p>
          </table:table-cell>
          <table:table-cell table:formula="of:=[$prevalence_history_20210209_LON.B55]" office:value-type="float" office:value="3050.25737312213" calcext:value-type="float">
            <text:p>3050.25737312213</text:p>
          </table:table-cell>
          <table:table-cell table:formula="of:=[$p_from_i_LON.B73]" office:value-type="float" office:value="3038.45360075871" calcext:value-type="float">
            <text:p>3038.45360075871</text:p>
          </table:table-cell>
          <table:table-cell table:formula="of:=[.D74]/[.C74]" office:value-type="percentage" office:value="0.996130237249017" calcext:value-type="percentage">
            <text:p>99.6%</text:p>
          </table:table-cell>
          <table:table-cell table:formula="of:=[.D72]" office:value-type="float" office:value="3240.89899672758" calcext:value-type="float">
            <text:p>3240.89899672758</text:p>
          </table:table-cell>
          <table:table-cell table:formula="of:=[.F74]/[.C74]" office:value-type="percentage" office:value="1.06250017630818" calcext:value-type="percentage">
            <text:p>106.25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6])" office:value-type="date" office:date-value="2020-08-24" calcext:value-type="date">
            <text:p>24/08/20</text:p>
          </table:table-cell>
          <table:table-cell table:formula="of:=VALUE([$p_from_i_LON.A74])" office:value-type="date" office:date-value="2020-08-22" calcext:value-type="date">
            <text:p>22/08/20</text:p>
          </table:table-cell>
          <table:table-cell table:formula="of:=[$prevalence_history_20210209_LON.B56]" office:value-type="float" office:value="2910.86684133126" calcext:value-type="float">
            <text:p>2910.86684133126</text:p>
          </table:table-cell>
          <table:table-cell table:formula="of:=[$p_from_i_LON.B74]" office:value-type="float" office:value="2916.73141009325" calcext:value-type="float">
            <text:p>2916.73141009325</text:p>
          </table:table-cell>
          <table:table-cell table:formula="of:=[.D75]/[.C75]" office:value-type="percentage" office:value="1.002014715575" calcext:value-type="percentage">
            <text:p>100.2%</text:p>
          </table:table-cell>
          <table:table-cell table:formula="of:=[.D73]" office:value-type="float" office:value="3162.664235008" calcext:value-type="float">
            <text:p>3162.664235008</text:p>
          </table:table-cell>
          <table:table-cell table:formula="of:=[.F75]/[.C75]" office:value-type="percentage" office:value="1.08650254628672" calcext:value-type="percentage">
            <text:p>108.65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7])" office:value-type="date" office:date-value="2020-08-25" calcext:value-type="date">
            <text:p>25/08/20</text:p>
          </table:table-cell>
          <table:table-cell table:formula="of:=VALUE([$p_from_i_LON.A75])" office:value-type="date" office:date-value="2020-08-23" calcext:value-type="date">
            <text:p>23/08/20</text:p>
          </table:table-cell>
          <table:table-cell table:formula="of:=[$prevalence_history_20210209_LON.B57]" office:value-type="float" office:value="2780.41973061808" calcext:value-type="float">
            <text:p>2780.41973061808</text:p>
          </table:table-cell>
          <table:table-cell table:formula="of:=[$p_from_i_LON.B75]" office:value-type="float" office:value="2799.8324748719" calcext:value-type="float">
            <text:p>2799.8324748719</text:p>
          </table:table-cell>
          <table:table-cell table:formula="of:=[.D76]/[.C76]" office:value-type="percentage" office:value="1.00698194738012" calcext:value-type="percentage">
            <text:p>100.7%</text:p>
          </table:table-cell>
          <table:table-cell table:formula="of:=[.D74]" office:value-type="float" office:value="3038.45360075871" calcext:value-type="float">
            <text:p>3038.45360075871</text:p>
          </table:table-cell>
          <table:table-cell table:formula="of:=[.F76]/[.C76]" office:value-type="percentage" office:value="1.09280392715501" calcext:value-type="percentage">
            <text:p>109.28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8])" office:value-type="date" office:date-value="2020-08-26" calcext:value-type="date">
            <text:p>26/08/20</text:p>
          </table:table-cell>
          <table:table-cell table:formula="of:=VALUE([$p_from_i_LON.A76])" office:value-type="date" office:date-value="2020-08-24" calcext:value-type="date">
            <text:p>24/08/20</text:p>
          </table:table-cell>
          <table:table-cell table:formula="of:=[$prevalence_history_20210209_LON.B58]" office:value-type="float" office:value="2700.46462625986" calcext:value-type="float">
            <text:p>2700.46462625986</text:p>
          </table:table-cell>
          <table:table-cell table:formula="of:=[$p_from_i_LON.B76]" office:value-type="float" office:value="2725.19568698668" calcext:value-type="float">
            <text:p>2725.19568698668</text:p>
          </table:table-cell>
          <table:table-cell table:formula="of:=[.D77]/[.C77]" office:value-type="percentage" office:value="1.0091580761645" calcext:value-type="percentage">
            <text:p>100.9%</text:p>
          </table:table-cell>
          <table:table-cell table:formula="of:=[.D75]" office:value-type="float" office:value="2916.73141009325" calcext:value-type="float">
            <text:p>2916.73141009325</text:p>
          </table:table-cell>
          <table:table-cell table:formula="of:=[.F77]/[.C77]" office:value-type="percentage" office:value="1.08008502749133" calcext:value-type="percentage">
            <text:p>108.01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59])" office:value-type="date" office:date-value="2020-08-27" calcext:value-type="date">
            <text:p>27/08/20</text:p>
          </table:table-cell>
          <table:table-cell table:formula="of:=VALUE([$p_from_i_LON.A77])" office:value-type="date" office:date-value="2020-08-25" calcext:value-type="date">
            <text:p>25/08/20</text:p>
          </table:table-cell>
          <table:table-cell table:formula="of:=[$prevalence_history_20210209_LON.B59]" office:value-type="float" office:value="2668.34430160101" calcext:value-type="float">
            <text:p>2668.34430160101</text:p>
          </table:table-cell>
          <table:table-cell table:formula="of:=[$p_from_i_LON.B77]" office:value-type="float" office:value="2701.13352451228" calcext:value-type="float">
            <text:p>2701.13352451228</text:p>
          </table:table-cell>
          <table:table-cell table:formula="of:=[.D78]/[.C78]" office:value-type="percentage" office:value="1.01228822790657" calcext:value-type="percentage">
            <text:p>101.2%</text:p>
          </table:table-cell>
          <table:table-cell table:formula="of:=[.D76]" office:value-type="float" office:value="2799.8324748719" calcext:value-type="float">
            <text:p>2799.8324748719</text:p>
          </table:table-cell>
          <table:table-cell table:formula="of:=[.F78]/[.C78]" office:value-type="percentage" office:value="1.04927706412999" calcext:value-type="percentage">
            <text:p>104.93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0])" office:value-type="date" office:date-value="2020-08-28" calcext:value-type="date">
            <text:p>28/08/20</text:p>
          </table:table-cell>
          <table:table-cell table:formula="of:=VALUE([$p_from_i_LON.A78])" office:value-type="date" office:date-value="2020-08-26" calcext:value-type="date">
            <text:p>26/08/20</text:p>
          </table:table-cell>
          <table:table-cell table:formula="of:=[$prevalence_history_20210209_LON.B60]" office:value-type="float" office:value="2605.42489450193" calcext:value-type="float">
            <text:p>2605.42489450193</text:p>
          </table:table-cell>
          <table:table-cell table:formula="of:=[$p_from_i_LON.B78]" office:value-type="float" office:value="2641.60838731559" calcext:value-type="float">
            <text:p>2641.60838731559</text:p>
          </table:table-cell>
          <table:table-cell table:formula="of:=[.D79]/[.C79]" office:value-type="percentage" office:value="1.01388775124166" calcext:value-type="percentage">
            <text:p>101.4%</text:p>
          </table:table-cell>
          <table:table-cell table:formula="of:=[.D77]" office:value-type="float" office:value="2725.19568698668" calcext:value-type="float">
            <text:p>2725.19568698668</text:p>
          </table:table-cell>
          <table:table-cell table:formula="of:=[.F79]/[.C79]" office:value-type="percentage" office:value="1.04596977358184" calcext:value-type="percentage">
            <text:p>104.60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1])" office:value-type="date" office:date-value="2020-08-29" calcext:value-type="date">
            <text:p>29/08/20</text:p>
          </table:table-cell>
          <table:table-cell table:formula="of:=VALUE([$p_from_i_LON.A79])" office:value-type="date" office:date-value="2020-08-27" calcext:value-type="date">
            <text:p>27/08/20</text:p>
          </table:table-cell>
          <table:table-cell table:formula="of:=[$prevalence_history_20210209_LON.B61]" office:value-type="float" office:value="2554.35207723169" calcext:value-type="float">
            <text:p>2554.35207723169</text:p>
          </table:table-cell>
          <table:table-cell table:formula="of:=[$p_from_i_LON.B79]" office:value-type="float" office:value="2590.71714560639" calcext:value-type="float">
            <text:p>2590.71714560639</text:p>
          </table:table-cell>
          <table:table-cell table:formula="of:=[.D80]/[.C80]" office:value-type="percentage" office:value="1.01423651371275" calcext:value-type="percentage">
            <text:p>101.4%</text:p>
          </table:table-cell>
          <table:table-cell table:formula="of:=[.D78]" office:value-type="float" office:value="2701.13352451228" calcext:value-type="float">
            <text:p>2701.13352451228</text:p>
          </table:table-cell>
          <table:table-cell table:formula="of:=[.F80]/[.C80]" office:value-type="percentage" office:value="1.05746327947072" calcext:value-type="percentage">
            <text:p>105.75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2])" office:value-type="date" office:date-value="2020-08-30" calcext:value-type="date">
            <text:p>30/08/20</text:p>
          </table:table-cell>
          <table:table-cell table:formula="of:=VALUE([$p_from_i_LON.A80])" office:value-type="date" office:date-value="2020-08-28" calcext:value-type="date">
            <text:p>28/08/20</text:p>
          </table:table-cell>
          <table:table-cell table:formula="of:=[$prevalence_history_20210209_LON.B62]" office:value-type="float" office:value="2516.47486567337" calcext:value-type="float">
            <text:p>2516.47486567337</text:p>
          </table:table-cell>
          <table:table-cell table:formula="of:=[$p_from_i_LON.B80]" office:value-type="float" office:value="2547.69050588785" calcext:value-type="float">
            <text:p>2547.69050588785</text:p>
          </table:table-cell>
          <table:table-cell table:formula="of:=[.D81]/[.C81]" office:value-type="percentage" office:value="1.01240451102464" calcext:value-type="percentage">
            <text:p>101.2%</text:p>
          </table:table-cell>
          <table:table-cell table:formula="of:=[.D79]" office:value-type="float" office:value="2641.60838731559" calcext:value-type="float">
            <text:p>2641.60838731559</text:p>
          </table:table-cell>
          <table:table-cell table:formula="of:=[.F81]/[.C81]" office:value-type="percentage" office:value="1.04972571884152" calcext:value-type="percentage">
            <text:p>104.97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3])" office:value-type="date" office:date-value="2020-08-31" calcext:value-type="date">
            <text:p>31/08/20</text:p>
          </table:table-cell>
          <table:table-cell table:formula="of:=VALUE([$p_from_i_LON.A81])" office:value-type="date" office:date-value="2020-08-29" calcext:value-type="date">
            <text:p>29/08/20</text:p>
          </table:table-cell>
          <table:table-cell table:formula="of:=[$prevalence_history_20210209_LON.B63]" office:value-type="float" office:value="2494.64320633407" calcext:value-type="float">
            <text:p>2494.64320633407</text:p>
          </table:table-cell>
          <table:table-cell table:formula="of:=[$p_from_i_LON.B81]" office:value-type="float" office:value="2516.24284881934" calcext:value-type="float">
            <text:p>2516.24284881934</text:p>
          </table:table-cell>
          <table:table-cell table:formula="of:=[.D82]/[.C82]" office:value-type="percentage" office:value="1.00865840951942" calcext:value-type="percentage">
            <text:p>100.9%</text:p>
          </table:table-cell>
          <table:table-cell table:formula="of:=[.D80]" office:value-type="float" office:value="2590.71714560639" calcext:value-type="float">
            <text:p>2590.71714560639</text:p>
          </table:table-cell>
          <table:table-cell table:formula="of:=[.F82]/[.C82]" office:value-type="percentage" office:value="1.03851209625023" calcext:value-type="percentage">
            <text:p>103.85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4])" office:value-type="date" office:date-value="2020-09-01" calcext:value-type="date">
            <text:p>01/09/20</text:p>
          </table:table-cell>
          <table:table-cell table:formula="of:=VALUE([$p_from_i_LON.A82])" office:value-type="date" office:date-value="2020-08-30" calcext:value-type="date">
            <text:p>30/08/20</text:p>
          </table:table-cell>
          <table:table-cell table:formula="of:=[$prevalence_history_20210209_LON.B64]" office:value-type="float" office:value="2485.06642840811" calcext:value-type="float">
            <text:p>2485.06642840811</text:p>
          </table:table-cell>
          <table:table-cell table:formula="of:=[$p_from_i_LON.B82]" office:value-type="float" office:value="2498.45040602576" calcext:value-type="float">
            <text:p>2498.45040602576</text:p>
          </table:table-cell>
          <table:table-cell table:formula="of:=[.D83]/[.C83]" office:value-type="percentage" office:value="1.0053857625151" calcext:value-type="percentage">
            <text:p>100.5%</text:p>
          </table:table-cell>
          <table:table-cell table:formula="of:=[.D81]" office:value-type="float" office:value="2547.69050588785" calcext:value-type="float">
            <text:p>2547.69050588785</text:p>
          </table:table-cell>
          <table:table-cell table:formula="of:=[.F83]/[.C83]" office:value-type="percentage" office:value="1.02520016236341" calcext:value-type="percentage">
            <text:p>102.52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5])" office:value-type="date" office:date-value="2020-09-02" calcext:value-type="date">
            <text:p>02/09/20</text:p>
          </table:table-cell>
          <table:table-cell table:formula="of:=VALUE([$p_from_i_LON.A83])" office:value-type="date" office:date-value="2020-08-31" calcext:value-type="date">
            <text:p>31/08/20</text:p>
          </table:table-cell>
          <table:table-cell table:formula="of:=[$prevalence_history_20210209_LON.B65]" office:value-type="float" office:value="2491.19009487175" calcext:value-type="float">
            <text:p>2491.19009487175</text:p>
          </table:table-cell>
          <table:table-cell table:formula="of:=[$p_from_i_LON.B83]" office:value-type="float" office:value="2496.93011321489" calcext:value-type="float">
            <text:p>2496.93011321489</text:p>
          </table:table-cell>
          <table:table-cell table:formula="of:=[.D84]/[.C84]" office:value-type="percentage" office:value="1.00230412699334" calcext:value-type="percentage">
            <text:p>100.2%</text:p>
          </table:table-cell>
          <table:table-cell table:formula="of:=[.D82]" office:value-type="float" office:value="2516.24284881934" calcext:value-type="float">
            <text:p>2516.24284881934</text:p>
          </table:table-cell>
          <table:table-cell table:formula="of:=[.F84]/[.C84]" office:value-type="percentage" office:value="1.01005654044594" calcext:value-type="percentage">
            <text:p>101.01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6])" office:value-type="date" office:date-value="2020-09-03" calcext:value-type="date">
            <text:p>03/09/20</text:p>
          </table:table-cell>
          <table:table-cell table:formula="of:=VALUE([$p_from_i_LON.A84])" office:value-type="date" office:date-value="2020-09-01" calcext:value-type="date">
            <text:p>01/09/20</text:p>
          </table:table-cell>
          <table:table-cell table:formula="of:=[$prevalence_history_20210209_LON.B66]" office:value-type="float" office:value="2540.45265549723" calcext:value-type="float">
            <text:p>2540.45265549723</text:p>
          </table:table-cell>
          <table:table-cell table:formula="of:=[$p_from_i_LON.B84]" office:value-type="float" office:value="2541.499077835" calcext:value-type="float">
            <text:p>2541.499077835</text:p>
          </table:table-cell>
          <table:table-cell table:formula="of:=[.D85]/[.C85]" office:value-type="percentage" office:value="1.0004119038926" calcext:value-type="percentage">
            <text:p>100.0%</text:p>
          </table:table-cell>
          <table:table-cell table:formula="of:=[.D83]" office:value-type="float" office:value="2498.45040602576" calcext:value-type="float">
            <text:p>2498.45040602576</text:p>
          </table:table-cell>
          <table:table-cell table:formula="of:=[.F85]/[.C85]" office:value-type="percentage" office:value="0.983466627736367" calcext:value-type="percentage">
            <text:p>98.35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7])" office:value-type="date" office:date-value="2020-09-04" calcext:value-type="date">
            <text:p>04/09/20</text:p>
          </table:table-cell>
          <table:table-cell table:formula="of:=VALUE([$p_from_i_LON.A85])" office:value-type="date" office:date-value="2020-09-02" calcext:value-type="date">
            <text:p>02/09/20</text:p>
          </table:table-cell>
          <table:table-cell table:formula="of:=[$prevalence_history_20210209_LON.B67]" office:value-type="float" office:value="2647.89809785041" calcext:value-type="float">
            <text:p>2647.89809785041</text:p>
          </table:table-cell>
          <table:table-cell table:formula="of:=[$p_from_i_LON.B85]" office:value-type="float" office:value="2641.47214297426" calcext:value-type="float">
            <text:p>2641.47214297426</text:p>
          </table:table-cell>
          <table:table-cell table:formula="of:=[.D86]/[.C86]" office:value-type="percentage" office:value="0.997573186490309" calcext:value-type="percentage">
            <text:p>99.8%</text:p>
          </table:table-cell>
          <table:table-cell table:formula="of:=[.D84]" office:value-type="float" office:value="2496.93011321489" calcext:value-type="float">
            <text:p>2496.93011321489</text:p>
          </table:table-cell>
          <table:table-cell table:formula="of:=[.F86]/[.C86]" office:value-type="percentage" office:value="0.942985727147853" calcext:value-type="percentage">
            <text:p>94.30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8])" office:value-type="date" office:date-value="2020-09-05" calcext:value-type="date">
            <text:p>05/09/20</text:p>
          </table:table-cell>
          <table:table-cell table:formula="of:=VALUE([$p_from_i_LON.A86])" office:value-type="date" office:date-value="2020-09-03" calcext:value-type="date">
            <text:p>03/09/20</text:p>
          </table:table-cell>
          <table:table-cell table:formula="of:=[$prevalence_history_20210209_LON.B68]" office:value-type="float" office:value="2854.47067196373" calcext:value-type="float">
            <text:p>2854.47067196373</text:p>
          </table:table-cell>
          <table:table-cell table:formula="of:=[$p_from_i_LON.B86]" office:value-type="float" office:value="2842.11525599122" calcext:value-type="float">
            <text:p>2842.11525599122</text:p>
          </table:table-cell>
          <table:table-cell table:formula="of:=[.D87]/[.C87]" office:value-type="percentage" office:value="0.995671556168414" calcext:value-type="percentage">
            <text:p>99.6%</text:p>
          </table:table-cell>
          <table:table-cell table:formula="of:=[.D85]" office:value-type="float" office:value="2541.499077835" calcext:value-type="float">
            <text:p>2541.499077835</text:p>
          </table:table-cell>
          <table:table-cell table:formula="of:=[.F87]/[.C87]" office:value-type="percentage" office:value="0.890357397186561" calcext:value-type="percentage">
            <text:p>89.04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69])" office:value-type="date" office:date-value="2020-09-06" calcext:value-type="date">
            <text:p>06/09/20</text:p>
          </table:table-cell>
          <table:table-cell table:formula="of:=VALUE([$p_from_i_LON.A87])" office:value-type="date" office:date-value="2020-09-04" calcext:value-type="date">
            <text:p>04/09/20</text:p>
          </table:table-cell>
          <table:table-cell table:formula="of:=[$prevalence_history_20210209_LON.B69]" office:value-type="float" office:value="3164.92424788" calcext:value-type="float">
            <text:p>3164.92424788</text:p>
          </table:table-cell>
          <table:table-cell table:formula="of:=[$p_from_i_LON.B87]" office:value-type="float" office:value="3149.72943038765" calcext:value-type="float">
            <text:p>3149.72943038765</text:p>
          </table:table-cell>
          <table:table-cell table:formula="of:=[.D88]/[.C88]" office:value-type="percentage" office:value="0.995198994888256" calcext:value-type="percentage">
            <text:p>99.5%</text:p>
          </table:table-cell>
          <table:table-cell table:formula="of:=[.D86]" office:value-type="float" office:value="2641.47214297426" calcext:value-type="float">
            <text:p>2641.47214297426</text:p>
          </table:table-cell>
          <table:table-cell table:formula="of:=[.F88]/[.C88]" office:value-type="percentage" office:value="0.834608330592314" calcext:value-type="percentage">
            <text:p>83.46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0])" office:value-type="date" office:date-value="2020-09-07" calcext:value-type="date">
            <text:p>07/09/20</text:p>
          </table:table-cell>
          <table:table-cell table:formula="of:=VALUE([$p_from_i_LON.A88])" office:value-type="date" office:date-value="2020-09-05" calcext:value-type="date">
            <text:p>05/09/20</text:p>
          </table:table-cell>
          <table:table-cell table:formula="of:=[$prevalence_history_20210209_LON.B70]" office:value-type="float" office:value="3488.68988295747" calcext:value-type="float">
            <text:p>3488.68988295747</text:p>
          </table:table-cell>
          <table:table-cell table:formula="of:=[$p_from_i_LON.B88]" office:value-type="float" office:value="3470.0731963145" calcext:value-type="float">
            <text:p>3470.0731963145</text:p>
          </table:table-cell>
          <table:table-cell table:formula="of:=[.D89]/[.C89]" office:value-type="percentage" office:value="0.994663702631204" calcext:value-type="percentage">
            <text:p>99.5%</text:p>
          </table:table-cell>
          <table:table-cell table:formula="of:=[.D87]" office:value-type="float" office:value="2842.11525599122" calcext:value-type="float">
            <text:p>2842.11525599122</text:p>
          </table:table-cell>
          <table:table-cell table:formula="of:=[.F89]/[.C89]" office:value-type="percentage" office:value="0.814665490869563" calcext:value-type="percentage">
            <text:p>81.47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1])" office:value-type="date" office:date-value="2020-09-08" calcext:value-type="date">
            <text:p>08/09/20</text:p>
          </table:table-cell>
          <table:table-cell table:formula="of:=VALUE([$p_from_i_LON.A89])" office:value-type="date" office:date-value="2020-09-06" calcext:value-type="date">
            <text:p>06/09/20</text:p>
          </table:table-cell>
          <table:table-cell table:formula="of:=[$prevalence_history_20210209_LON.B71]" office:value-type="float" office:value="3725.91069916457" calcext:value-type="float">
            <text:p>3725.91069916457</text:p>
          </table:table-cell>
          <table:table-cell table:formula="of:=[$p_from_i_LON.B89]" office:value-type="float" office:value="3703.32126254263" calcext:value-type="float">
            <text:p>3703.32126254263</text:p>
          </table:table-cell>
          <table:table-cell table:formula="of:=[.D90]/[.C90]" office:value-type="percentage" office:value="0.993937203962779" calcext:value-type="percentage">
            <text:p>99.4%</text:p>
          </table:table-cell>
          <table:table-cell table:formula="of:=[.D88]" office:value-type="float" office:value="3149.72943038765" calcext:value-type="float">
            <text:p>3149.72943038765</text:p>
          </table:table-cell>
          <table:table-cell table:formula="of:=[.F90]/[.C90]" office:value-type="percentage" office:value="0.845358272031019" calcext:value-type="percentage">
            <text:p>84.54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2])" office:value-type="date" office:date-value="2020-09-09" calcext:value-type="date">
            <text:p>09/09/20</text:p>
          </table:table-cell>
          <table:table-cell table:formula="of:=VALUE([$p_from_i_LON.A90])" office:value-type="date" office:date-value="2020-09-07" calcext:value-type="date">
            <text:p>07/09/20</text:p>
          </table:table-cell>
          <table:table-cell table:formula="of:=[$prevalence_history_20210209_LON.B72]" office:value-type="float" office:value="4005.82474689437" calcext:value-type="float">
            <text:p>4005.82474689437</text:p>
          </table:table-cell>
          <table:table-cell table:formula="of:=[$p_from_i_LON.B90]" office:value-type="float" office:value="3973.91318838091" calcext:value-type="float">
            <text:p>3973.91318838091</text:p>
          </table:table-cell>
          <table:table-cell table:formula="of:=[.D91]/[.C91]" office:value-type="percentage" office:value="0.992033710776238" calcext:value-type="percentage">
            <text:p>99.2%</text:p>
          </table:table-cell>
          <table:table-cell table:formula="of:=[.D89]" office:value-type="float" office:value="3470.0731963145" calcext:value-type="float">
            <text:p>3470.0731963145</text:p>
          </table:table-cell>
          <table:table-cell table:formula="of:=[.F91]/[.C91]" office:value-type="percentage" office:value="0.866256867329199" calcext:value-type="percentage">
            <text:p>86.63%</text:p>
          </table:table-cell>
          <table:table-cell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table:formula="of:=VALUE([$prevalence_history_20210209_LON.A73])" office:value-type="date" office:date-value="2020-09-10" calcext:value-type="date">
            <text:p>10/09/20</text:p>
          </table:table-cell>
          <table:table-cell table:formula="of:=VALUE([$p_from_i_LON.A91])" office:value-type="date" office:date-value="2020-09-08" calcext:value-type="date">
            <text:p>08/09/20</text:p>
          </table:table-cell>
          <table:table-cell table:formula="of:=[$prevalence_history_20210209_LON.B73]" office:value-type="float" office:value="4396.09444088206" calcext:value-type="float">
            <text:p>4396.09444088206</text:p>
          </table:table-cell>
          <table:table-cell table:formula="of:=[$p_from_i_LON.B91]" office:value-type="float" office:value="4351.67687118432" calcext:value-type="float">
            <text:p>4351.67687118432</text:p>
          </table:table-cell>
          <table:table-cell table:formula="of:=[.D92]/[.C92]" office:value-type="percentage" office:value="0.989896129326825" calcext:value-type="percentage">
            <text:p>99.0%</text:p>
          </table:table-cell>
          <table:table-cell table:formula="of:=[.D90]" office:value-type="float" office:value="3703.32126254263" calcext:value-type="float">
            <text:p>3703.32126254263</text:p>
          </table:table-cell>
          <table:table-cell table:formula="of:=[.F92]/[.C92]" office:value-type="percentage" office:value="0.842411670710054" calcext:value-type="percentage">
            <text:p>84.24%</text:p>
          </table:table-cell>
          <table:table-cell/>
          <table:table-cell table:formula="of:=AVERAGE([.E$1:.E$1048576])" office:value-type="percentage" office:value="1.00022273129242" calcext:value-type="percentage">
            <text:p>100.02%</text:p>
          </table:table-cell>
          <table:table-cell table:formula="of:=STDEV([.E$1:.E$1048576])" office:value-type="percentage" office:value="0.00549684537954295" calcext:value-type="percentage">
            <text:p>0.55%</text:p>
          </table:table-cell>
          <table:table-cell table:formula="of:=ABS(1-[.I92])+[.J92]" office:value-type="percentage" office:value="0.0057195766719644" calcext:value-type="percentage">
            <text:p>0.57%</text:p>
          </table:table-cell>
        </table:table-row>
        <table:table-row table:style-name="ro1">
          <table:table-cell table:formula="of:=VALUE([$prevalence_history_20210209_LON.A74])" office:value-type="date" office:date-value="2020-09-11" calcext:value-type="date">
            <text:p>11/09/20</text:p>
          </table:table-cell>
          <table:table-cell table:formula="of:=VALUE([$p_from_i_LON.A92])" office:value-type="date" office:date-value="2020-09-09" calcext:value-type="date">
            <text:p>09/09/20</text:p>
          </table:table-cell>
          <table:table-cell table:formula="of:=[$prevalence_history_20210209_LON.B74]" office:value-type="float" office:value="4896.46410928103" calcext:value-type="float">
            <text:p>4896.46410928103</text:p>
          </table:table-cell>
          <table:table-cell table:formula="of:=[$p_from_i_LON.B92]" office:value-type="float" office:value="4838.83107351108" calcext:value-type="float">
            <text:p>4838.83107351108</text:p>
          </table:table-cell>
          <table:table-cell table:formula="of:=[.D93]/[.C93]" office:value-type="percentage" office:value="0.988229662367848" calcext:value-type="percentage">
            <text:p>98.8%</text:p>
          </table:table-cell>
          <table:table-cell table:formula="of:=[.D91]" office:value-type="float" office:value="3973.91318838091" calcext:value-type="float">
            <text:p>3973.91318838091</text:p>
          </table:table-cell>
          <table:table-cell table:formula="of:=[.F93]/[.C93]" office:value-type="percentage" office:value="0.811588342054531" calcext:value-type="percentage">
            <text:p>81.16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5])" office:value-type="date" office:date-value="2020-09-12" calcext:value-type="date">
            <text:p>12/09/20</text:p>
          </table:table-cell>
          <table:table-cell table:formula="of:=VALUE([$p_from_i_LON.A93])" office:value-type="date" office:date-value="2020-09-10" calcext:value-type="date">
            <text:p>10/09/20</text:p>
          </table:table-cell>
          <table:table-cell table:formula="of:=[$prevalence_history_20210209_LON.B75]" office:value-type="float" office:value="5500.72475968642" calcext:value-type="float">
            <text:p>5500.72475968642</text:p>
          </table:table-cell>
          <table:table-cell table:formula="of:=[$p_from_i_LON.B93]" office:value-type="float" office:value="5435.4398660734" calcext:value-type="float">
            <text:p>5435.4398660734</text:p>
          </table:table-cell>
          <table:table-cell table:formula="of:=[.D94]/[.C94]" office:value-type="percentage" office:value="0.988131583297626" calcext:value-type="percentage">
            <text:p>98.8%</text:p>
          </table:table-cell>
          <table:table-cell table:formula="of:=[.D92]" office:value-type="float" office:value="4351.67687118432" calcext:value-type="float">
            <text:p>4351.67687118432</text:p>
          </table:table-cell>
          <table:table-cell table:formula="of:=[.F94]/[.C94]" office:value-type="percentage" office:value="0.791109728499195" calcext:value-type="percentage">
            <text:p>79.11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6])" office:value-type="date" office:date-value="2020-09-13" calcext:value-type="date">
            <text:p>13/09/20</text:p>
          </table:table-cell>
          <table:table-cell table:formula="of:=VALUE([$p_from_i_LON.A94])" office:value-type="date" office:date-value="2020-09-11" calcext:value-type="date">
            <text:p>11/09/20</text:p>
          </table:table-cell>
          <table:table-cell table:formula="of:=[$prevalence_history_20210209_LON.B76]" office:value-type="float" office:value="6116.28872860462" calcext:value-type="float">
            <text:p>6116.28872860462</text:p>
          </table:table-cell>
          <table:table-cell table:formula="of:=[$p_from_i_LON.B94]" office:value-type="float" office:value="6053.3877619864" calcext:value-type="float">
            <text:p>6053.3877619864</text:p>
          </table:table-cell>
          <table:table-cell table:formula="of:=[.D95]/[.C95]" office:value-type="percentage" office:value="0.989715827782288" calcext:value-type="percentage">
            <text:p>99.0%</text:p>
          </table:table-cell>
          <table:table-cell table:formula="of:=[.D93]" office:value-type="float" office:value="4838.83107351108" calcext:value-type="float">
            <text:p>4838.83107351108</text:p>
          </table:table-cell>
          <table:table-cell table:formula="of:=[.F95]/[.C95]" office:value-type="percentage" office:value="0.791138431853431" calcext:value-type="percentage">
            <text:p>79.11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77])" office:value-type="date" office:date-value="2020-09-14" calcext:value-type="date">
            <text:p>14/09/20</text:p>
          </table:table-cell>
          <table:table-cell table:formula="of:=VALUE([$p_from_i_LON.A95])" office:value-type="date" office:date-value="2020-09-12" calcext:value-type="date">
            <text:p>12/09/20</text:p>
          </table:table-cell>
          <table:table-cell table:formula="of:=[$prevalence_history_20210209_LON.B77]" office:value-type="float" office:value="6802.0085565118" calcext:value-type="float">
            <text:p>6802.0085565118</text:p>
          </table:table-cell>
          <table:table-cell table:formula="of:=[$p_from_i_LON.B95]" office:value-type="float" office:value="6747.67916091204" calcext:value-type="float">
            <text:p>6747.67916091204</text:p>
          </table:table-cell>
          <table:table-cell table:formula="of:=[.D96]/[.C96]" office:value-type="percentage" office:value="0.992012742243943" calcext:value-type="percentage">
            <text:p>99.2%</text:p>
          </table:table-cell>
          <table:table-cell table:formula="of:=[.D94]" office:value-type="float" office:value="5435.4398660734" calcext:value-type="float">
            <text:p>5435.4398660734</text:p>
          </table:table-cell>
          <table:table-cell table:formula="of:=[.F96]/[.C96]" office:value-type="percentage" office:value="0.799093359103446" calcext:value-type="percentage">
            <text:p>79.91%</text:p>
          </table:table-cell>
          <table:table-cell/>
          <table:table-cell office:value-type="percentage" office:value="0.977762636267402" calcext:value-type="percentage">
            <text:p>97.78%</text:p>
          </table:table-cell>
          <table:table-cell office:value-type="percentage" office:value="0.00422389648482807" calcext:value-type="percentage">
            <text:p>0.42%</text:p>
          </table:table-cell>
          <table:table-cell table:formula="of:=ABS(1-[.I96])+[.J96]" office:value-type="percentage" office:value="0.0264612602174261" calcext:value-type="percentage">
            <text:p>2.65%</text:p>
          </table:table-cell>
        </table:table-row>
        <table:table-row table:style-name="ro1">
          <table:table-cell table:formula="of:=VALUE([$prevalence_history_20210209_LON.A78])" office:value-type="date" office:date-value="2020-09-15" calcext:value-type="date">
            <text:p>15/09/20</text:p>
          </table:table-cell>
          <table:table-cell table:formula="of:=VALUE([$p_from_i_LON.A96])" office:value-type="date" office:date-value="2020-09-13" calcext:value-type="date">
            <text:p>13/09/20</text:p>
          </table:table-cell>
          <table:table-cell table:formula="of:=[$prevalence_history_20210209_LON.B78]" office:value-type="float" office:value="7742.28197643872" calcext:value-type="float">
            <text:p>7742.28197643872</text:p>
          </table:table-cell>
          <table:table-cell table:formula="of:=[$p_from_i_LON.B96]" office:value-type="float" office:value="7688.35483199059" calcext:value-type="float">
            <text:p>7688.35483199059</text:p>
          </table:table-cell>
          <table:table-cell table:formula="of:=[.D97]/[.C97]" office:value-type="percentage" office:value="0.993034722241809" calcext:value-type="percentage">
            <text:p>99.3%</text:p>
          </table:table-cell>
          <table:table-cell table:formula="of:=[.D95]" office:value-type="float" office:value="6053.3877619864" calcext:value-type="float">
            <text:p>6053.3877619864</text:p>
          </table:table-cell>
          <table:table-cell table:formula="of:=[.F97]/[.C97]" office:value-type="percentage" office:value="0.781860926844055" calcext:value-type="percentage">
            <text:p>78.19%</text:p>
          </table:table-cell>
          <table:table-cell/>
          <table:table-cell table:style-name="ce12" office:value-type="percentage" office:value="0.991287031997024" calcext:value-type="percentage">
            <text:p>99.13%</text:p>
          </table:table-cell>
          <table:table-cell table:style-name="ce12" office:value-type="percentage" office:value="0.00690459429653473" calcext:value-type="percentage">
            <text:p>0.69%</text:p>
          </table:table-cell>
          <table:table-cell table:style-name="ce12" table:formula="of:=ABS(1-[.I97])+[.J97]" office:value-type="percentage" office:value="0.0156175622995108" calcext:value-type="percentage">
            <text:p>1.56%</text:p>
          </table:table-cell>
        </table:table-row>
        <table:table-row table:style-name="ro1">
          <table:table-cell table:formula="of:=VALUE([$prevalence_history_20210209_LON.A79])" office:value-type="date" office:date-value="2020-09-16" calcext:value-type="date">
            <text:p>16/09/20</text:p>
          </table:table-cell>
          <table:table-cell table:formula="of:=VALUE([$p_from_i_LON.A97])" office:value-type="date" office:date-value="2020-09-14" calcext:value-type="date">
            <text:p>14/09/20</text:p>
          </table:table-cell>
          <table:table-cell table:formula="of:=[$prevalence_history_20210209_LON.B79]" office:value-type="float" office:value="8673.36005934504" calcext:value-type="float">
            <text:p>8673.36005934504</text:p>
          </table:table-cell>
          <table:table-cell table:formula="of:=[$p_from_i_LON.B97]" office:value-type="float" office:value="8614.5404633411" calcext:value-type="float">
            <text:p>8614.5404633411</text:p>
          </table:table-cell>
          <table:table-cell table:formula="of:=[.D98]/[.C98]" office:value-type="percentage" office:value="0.993218361096336" calcext:value-type="percentage">
            <text:p>99.3%</text:p>
          </table:table-cell>
          <table:table-cell table:formula="of:=[.D96]" office:value-type="float" office:value="6747.67916091204" calcext:value-type="float">
            <text:p>6747.67916091204</text:p>
          </table:table-cell>
          <table:table-cell table:formula="of:=[.F98]/[.C98]" office:value-type="percentage" office:value="0.777977521369219" calcext:value-type="percentage">
            <text:p>77.80%</text:p>
          </table:table-cell>
          <table:table-cell/>
          <table:table-cell office:value-type="percentage" office:value="1.07001503377265" calcext:value-type="percentage">
            <text:p>107.00%</text:p>
          </table:table-cell>
          <table:table-cell office:value-type="percentage" office:value="0.0311110622334125" calcext:value-type="percentage">
            <text:p>3.11%</text:p>
          </table:table-cell>
          <table:table-cell table:formula="of:=ABS(1-[.I98])+[.J98]" office:value-type="percentage" office:value="0.101126096006062" calcext:value-type="percentage">
            <text:p>10.11%</text:p>
          </table:table-cell>
        </table:table-row>
        <table:table-row table:style-name="ro1">
          <table:table-cell table:formula="of:=VALUE([$prevalence_history_20210209_LON.A80])" office:value-type="date" office:date-value="2020-09-17" calcext:value-type="date">
            <text:p>17/09/20</text:p>
          </table:table-cell>
          <table:table-cell table:formula="of:=VALUE([$p_from_i_LON.A98])" office:value-type="date" office:date-value="2020-09-15" calcext:value-type="date">
            <text:p>15/09/20</text:p>
          </table:table-cell>
          <table:table-cell table:formula="of:=[$prevalence_history_20210209_LON.B80]" office:value-type="float" office:value="9625.32797089369" calcext:value-type="float">
            <text:p>9625.32797089369</text:p>
          </table:table-cell>
          <table:table-cell table:formula="of:=[$p_from_i_LON.B98]" office:value-type="float" office:value="9558.9408699453" calcext:value-type="float">
            <text:p>9558.9408699453</text:p>
          </table:table-cell>
          <table:table-cell table:formula="of:=[.D99]/[.C99]" office:value-type="percentage" office:value="0.993102873881375" calcext:value-type="percentage">
            <text:p>99.3%</text:p>
          </table:table-cell>
          <table:table-cell table:formula="of:=[.D97]" office:value-type="float" office:value="7688.35483199059" calcext:value-type="float">
            <text:p>7688.35483199059</text:p>
          </table:table-cell>
          <table:table-cell table:formula="of:=[.F99]/[.C99]" office:value-type="percentage" office:value="0.798762894650409" calcext:value-type="percentage">
            <text:p>79.88%</text:p>
          </table:table-cell>
          <table:table-cell/>
          <table:table-cell office:value-type="percentage" office:value="1.02450061701219" calcext:value-type="percentage">
            <text:p>102.45%</text:p>
          </table:table-cell>
          <table:table-cell office:value-type="percentage" office:value="0.0169643696796927" calcext:value-type="percentage">
            <text:p>1.70%</text:p>
          </table:table-cell>
          <table:table-cell table:formula="of:=ABS(1-[.I99])+[.J99]" office:value-type="percentage" office:value="0.0414649866918827" calcext:value-type="percentage">
            <text:p>4.15%</text:p>
          </table:table-cell>
        </table:table-row>
        <table:table-row table:style-name="ro1">
          <table:table-cell table:formula="of:=VALUE([$prevalence_history_20210209_LON.A81])" office:value-type="date" office:date-value="2020-09-18" calcext:value-type="date">
            <text:p>18/09/20</text:p>
          </table:table-cell>
          <table:table-cell table:formula="of:=VALUE([$p_from_i_LON.A99])" office:value-type="date" office:date-value="2020-09-16" calcext:value-type="date">
            <text:p>16/09/20</text:p>
          </table:table-cell>
          <table:table-cell table:formula="of:=[$prevalence_history_20210209_LON.B81]" office:value-type="float" office:value="10634.0761313403" calcext:value-type="float">
            <text:p>10634.0761313403</text:p>
          </table:table-cell>
          <table:table-cell table:formula="of:=[$p_from_i_LON.B99]" office:value-type="float" office:value="10558.2710211244" calcext:value-type="float">
            <text:p>10558.2710211244</text:p>
          </table:table-cell>
          <table:table-cell table:formula="of:=[.D100]/[.C100]" office:value-type="percentage" office:value="0.992871490736044" calcext:value-type="percentage">
            <text:p>99.3%</text:p>
          </table:table-cell>
          <table:table-cell table:formula="of:=[.D98]" office:value-type="float" office:value="8614.5404633411" calcext:value-type="float">
            <text:p>8614.5404633411</text:p>
          </table:table-cell>
          <table:table-cell table:formula="of:=[.F100]/[.C100]" office:value-type="percentage" office:value="0.810088281947944" calcext:value-type="percentage">
            <text:p>81.01%</text:p>
          </table:table-cell>
          <table:table-cell/>
          <table:table-cell office:value-type="percentage" office:value="1.037866965476" calcext:value-type="percentage">
            <text:p>103.79%</text:p>
          </table:table-cell>
          <table:table-cell office:value-type="percentage" office:value="0.0214233352798137" calcext:value-type="percentage">
            <text:p>2.14%</text:p>
          </table:table-cell>
          <table:table-cell table:formula="of:=ABS(1-[.I100])+[.J100]" office:value-type="percentage" office:value="0.0592903007558137" calcext:value-type="percentage">
            <text:p>5.93%</text:p>
          </table:table-cell>
        </table:table-row>
        <table:table-row table:style-name="ro1">
          <table:table-cell table:formula="of:=VALUE([$prevalence_history_20210209_LON.A82])" office:value-type="date" office:date-value="2020-09-19" calcext:value-type="date">
            <text:p>19/09/20</text:p>
          </table:table-cell>
          <table:table-cell table:formula="of:=VALUE([$p_from_i_LON.A100])" office:value-type="date" office:date-value="2020-09-17" calcext:value-type="date">
            <text:p>17/09/20</text:p>
          </table:table-cell>
          <table:table-cell table:formula="of:=[$prevalence_history_20210209_LON.B82]" office:value-type="float" office:value="11813.0955624802" calcext:value-type="float">
            <text:p>11813.0955624802</text:p>
          </table:table-cell>
          <table:table-cell table:formula="of:=[$p_from_i_LON.B100]" office:value-type="float" office:value="11729.0609156779" calcext:value-type="float">
            <text:p>11729.0609156779</text:p>
          </table:table-cell>
          <table:table-cell table:formula="of:=[.D101]/[.C101]" office:value-type="percentage" office:value="0.992886314483965" calcext:value-type="percentage">
            <text:p>99.3%</text:p>
          </table:table-cell>
          <table:table-cell table:formula="of:=[.D99]" office:value-type="float" office:value="9558.9408699453" calcext:value-type="float">
            <text:p>9558.9408699453</text:p>
          </table:table-cell>
          <table:table-cell table:formula="of:=[.F101]/[.C101]" office:value-type="percentage" office:value="0.809181710195051" calcext:value-type="percentage">
            <text:p>80.92%</text:p>
          </table:table-cell>
          <table:table-cell/>
          <table:table-cell office:value-type="percentage" office:value="1.02652644756528" calcext:value-type="percentage">
            <text:p>102.65%</text:p>
          </table:table-cell>
          <table:table-cell office:value-type="percentage" office:value="0.0179684783495203" calcext:value-type="percentage">
            <text:p>1.80%</text:p>
          </table:table-cell>
          <table:table-cell table:formula="of:=ABS(1-[.I101])+[.J101]" office:value-type="percentage" office:value="0.0444949259148003" calcext:value-type="percentage">
            <text:p>4.45%</text:p>
          </table:table-cell>
        </table:table-row>
        <table:table-row table:style-name="ro1">
          <table:table-cell table:formula="of:=VALUE([$prevalence_history_20210209_LON.A83])" office:value-type="date" office:date-value="2020-09-20" calcext:value-type="date">
            <text:p>20/09/20</text:p>
          </table:table-cell>
          <table:table-cell table:formula="of:=VALUE([$p_from_i_LON.A101])" office:value-type="date" office:date-value="2020-09-18" calcext:value-type="date">
            <text:p>18/09/20</text:p>
          </table:table-cell>
          <table:table-cell table:formula="of:=[$prevalence_history_20210209_LON.B83]" office:value-type="float" office:value="12894.725477177" calcext:value-type="float">
            <text:p>12894.725477177</text:p>
          </table:table-cell>
          <table:table-cell table:formula="of:=[$p_from_i_LON.B101]" office:value-type="float" office:value="12796.1948953031" calcext:value-type="float">
            <text:p>12796.1948953031</text:p>
          </table:table-cell>
          <table:table-cell table:formula="of:=[.D102]/[.C102]" office:value-type="percentage" office:value="0.992358846099647" calcext:value-type="percentage">
            <text:p>99.2%</text:p>
          </table:table-cell>
          <table:table-cell table:formula="of:=[.D100]" office:value-type="float" office:value="10558.2710211244" calcext:value-type="float">
            <text:p>10558.2710211244</text:p>
          </table:table-cell>
          <table:table-cell table:formula="of:=[.F102]/[.C102]" office:value-type="percentage" office:value="0.818805413097938" calcext:value-type="percentage">
            <text:p>81.88%</text:p>
          </table:table-cell>
          <table:table-cell/>
          <table:table-cell office:value-type="percentage" office:value="1.01511007373743" calcext:value-type="percentage">
            <text:p>101.51%</text:p>
          </table:table-cell>
          <table:table-cell office:value-type="percentage" office:value="0.0145579976038472" calcext:value-type="percentage">
            <text:p>1.46%</text:p>
          </table:table-cell>
          <table:table-cell table:formula="of:=ABS(1-[.I102])+[.J102]" office:value-type="percentage" office:value="0.0296680713412771" calcext:value-type="percentage">
            <text:p>2.97%</text:p>
          </table:table-cell>
        </table:table-row>
        <table:table-row table:style-name="ro1">
          <table:table-cell table:formula="of:=VALUE([$prevalence_history_20210209_LON.A84])" office:value-type="date" office:date-value="2020-09-21" calcext:value-type="date">
            <text:p>21/09/20</text:p>
          </table:table-cell>
          <table:table-cell table:formula="of:=VALUE([$p_from_i_LON.A102])" office:value-type="date" office:date-value="2020-09-19" calcext:value-type="date">
            <text:p>19/09/20</text:p>
          </table:table-cell>
          <table:table-cell table:formula="of:=[$prevalence_history_20210209_LON.B84]" office:value-type="float" office:value="14132.5846314452" calcext:value-type="float">
            <text:p>14132.5846314452</text:p>
          </table:table-cell>
          <table:table-cell table:formula="of:=[$p_from_i_LON.B102]" office:value-type="float" office:value="14019.8522663777" calcext:value-type="float">
            <text:p>14019.8522663777</text:p>
          </table:table-cell>
          <table:table-cell table:formula="of:=[.D103]/[.C103]" office:value-type="percentage" office:value="0.99202323085215" calcext:value-type="percentage">
            <text:p>99.2%</text:p>
          </table:table-cell>
          <table:table-cell table:formula="of:=[.D101]" office:value-type="float" office:value="11729.0609156779" calcext:value-type="float">
            <text:p>11729.0609156779</text:p>
          </table:table-cell>
          <table:table-cell table:formula="of:=[.F103]/[.C103]" office:value-type="percentage" office:value="0.829930350431479" calcext:value-type="percentage">
            <text:p>82.99%</text:p>
          </table:table-cell>
          <table:table-cell/>
          <table:table-cell office:value-type="percentage" office:value="1.00252094209466" calcext:value-type="percentage">
            <text:p>100.25%</text:p>
          </table:table-cell>
          <table:table-cell office:value-type="percentage" office:value="0.00952841407121449" calcext:value-type="percentage">
            <text:p>0.95%</text:p>
          </table:table-cell>
          <table:table-cell table:formula="of:=ABS(1-[.I103])+[.J103]" office:value-type="percentage" office:value="0.0120493561658744" calcext:value-type="percentage">
            <text:p>1.20%</text:p>
          </table:table-cell>
        </table:table-row>
        <table:table-row table:style-name="ro1">
          <table:table-cell table:formula="of:=VALUE([$prevalence_history_20210209_LON.A85])" office:value-type="date" office:date-value="2020-09-22" calcext:value-type="date">
            <text:p>22/09/20</text:p>
          </table:table-cell>
          <table:table-cell table:formula="of:=VALUE([$p_from_i_LON.A103])" office:value-type="date" office:date-value="2020-09-20" calcext:value-type="date">
            <text:p>20/09/20</text:p>
          </table:table-cell>
          <table:table-cell table:formula="of:=[$prevalence_history_20210209_LON.B85]" office:value-type="float" office:value="15240.8556574631" calcext:value-type="float">
            <text:p>15240.8556574631</text:p>
          </table:table-cell>
          <table:table-cell table:formula="of:=[$p_from_i_LON.B103]" office:value-type="float" office:value="15135.195538484" calcext:value-type="float">
            <text:p>15135.195538484</text:p>
          </table:table-cell>
          <table:table-cell table:formula="of:=[.D104]/[.C104]" office:value-type="percentage" office:value="0.993067310566164" calcext:value-type="percentage">
            <text:p>99.3%</text:p>
          </table:table-cell>
          <table:table-cell table:formula="of:=[.D102]" office:value-type="float" office:value="12796.1948953031" calcext:value-type="float">
            <text:p>12796.1948953031</text:p>
          </table:table-cell>
          <table:table-cell table:formula="of:=[.F104]/[.C104]" office:value-type="percentage" office:value="0.83959819467466" calcext:value-type="percentage">
            <text:p>83.96%</text:p>
          </table:table-cell>
          <table:table-cell/>
          <table:table-cell office:value-type="percentage" office:value="1.01506527551955" calcext:value-type="percentage">
            <text:p>101.51%</text:p>
          </table:table-cell>
          <table:table-cell office:value-type="percentage" office:value="0.0135878426589831" calcext:value-type="percentage">
            <text:p>1.36%</text:p>
          </table:table-cell>
          <table:table-cell table:formula="of:=ABS(1-[.I104])+[.J104]" office:value-type="percentage" office:value="0.028653118178533" calcext:value-type="percentage">
            <text:p>2.87%</text:p>
          </table:table-cell>
        </table:table-row>
        <table:table-row table:style-name="ro1">
          <table:table-cell table:formula="of:=VALUE([$prevalence_history_20210209_LON.A86])" office:value-type="date" office:date-value="2020-09-23" calcext:value-type="date">
            <text:p>23/09/20</text:p>
          </table:table-cell>
          <table:table-cell table:formula="of:=VALUE([$p_from_i_LON.A104])" office:value-type="date" office:date-value="2020-09-21" calcext:value-type="date">
            <text:p>21/09/20</text:p>
          </table:table-cell>
          <table:table-cell table:formula="of:=[$prevalence_history_20210209_LON.B86]" office:value-type="float" office:value="16297.9889626946" calcext:value-type="float">
            <text:p>16297.9889626946</text:p>
          </table:table-cell>
          <table:table-cell table:formula="of:=[$p_from_i_LON.B104]" office:value-type="float" office:value="16202.0764342761" calcext:value-type="float">
            <text:p>16202.0764342761</text:p>
          </table:table-cell>
          <table:table-cell table:formula="of:=[.D105]/[.C105]" office:value-type="percentage" office:value="0.994115069740321" calcext:value-type="percentage">
            <text:p>99.4%</text:p>
          </table:table-cell>
          <table:table-cell table:formula="of:=[.D103]" office:value-type="float" office:value="14019.8522663777" calcext:value-type="float">
            <text:p>14019.8522663777</text:p>
          </table:table-cell>
          <table:table-cell table:formula="of:=[.F105]/[.C105]" office:value-type="percentage" office:value="0.860219766896919" calcext:value-type="percentage">
            <text:p>86.02%</text:p>
          </table:table-cell>
          <table:table-cell/>
          <table:table-cell office:value-type="percentage" office:value="1.00321343824596" calcext:value-type="percentage">
            <text:p>100.32%</text:p>
          </table:table-cell>
          <table:table-cell office:value-type="percentage" office:value="0.010163731407884" calcext:value-type="percentage">
            <text:p>1.02%</text:p>
          </table:table-cell>
          <table:table-cell table:formula="of:=ABS(1-[.I105])+[.J105]" office:value-type="percentage" office:value="0.0133771696538441" calcext:value-type="percentage">
            <text:p>1.34%</text:p>
          </table:table-cell>
        </table:table-row>
        <table:table-row table:style-name="ro1">
          <table:table-cell table:formula="of:=VALUE([$prevalence_history_20210209_LON.A87])" office:value-type="date" office:date-value="2020-09-24" calcext:value-type="date">
            <text:p>24/09/20</text:p>
          </table:table-cell>
          <table:table-cell table:formula="of:=VALUE([$p_from_i_LON.A105])" office:value-type="date" office:date-value="2020-09-22" calcext:value-type="date">
            <text:p>22/09/20</text:p>
          </table:table-cell>
          <table:table-cell table:formula="of:=[$prevalence_history_20210209_LON.B87]" office:value-type="float" office:value="17294.4901845847" calcext:value-type="float">
            <text:p>17294.4901845847</text:p>
          </table:table-cell>
          <table:table-cell table:formula="of:=[$p_from_i_LON.B105]" office:value-type="float" office:value="17201.0117120045" calcext:value-type="float">
            <text:p>17201.0117120045</text:p>
          </table:table-cell>
          <table:table-cell table:formula="of:=[.D106]/[.C106]" office:value-type="percentage" office:value="0.994594898630578" calcext:value-type="percentage">
            <text:p>99.5%</text:p>
          </table:table-cell>
          <table:table-cell table:formula="of:=[.D104]" office:value-type="float" office:value="15135.195538484" calcext:value-type="float">
            <text:p>15135.195538484</text:p>
          </table:table-cell>
          <table:table-cell table:formula="of:=[.F106]/[.C106]" office:value-type="percentage" office:value="0.875145516112098" calcext:value-type="percentage">
            <text:p>87.51%</text:p>
          </table:table-cell>
          <table:table-cell/>
          <table:table-cell table:style-name="ce12" office:value-type="percentage" office:value="1.00083405980149" calcext:value-type="percentage">
            <text:p>100.08%</text:p>
          </table:table-cell>
          <table:table-cell table:style-name="ce12" office:value-type="percentage" office:value="0.00949413571385477" calcext:value-type="percentage">
            <text:p>0.95%</text:p>
          </table:table-cell>
          <table:table-cell table:style-name="ce12" table:formula="of:=ABS(1-[.I106])+[.J106]" office:value-type="percentage" office:value="0.0103281955153448" calcext:value-type="percentage">
            <text:p>1.03%</text:p>
          </table:table-cell>
        </table:table-row>
        <table:table-row table:style-name="ro1">
          <table:table-cell table:formula="of:=VALUE([$prevalence_history_20210209_LON.A88])" office:value-type="date" office:date-value="2020-09-25" calcext:value-type="date">
            <text:p>25/09/20</text:p>
          </table:table-cell>
          <table:table-cell table:formula="of:=VALUE([$p_from_i_LON.A106])" office:value-type="date" office:date-value="2020-09-23" calcext:value-type="date">
            <text:p>23/09/20</text:p>
          </table:table-cell>
          <table:table-cell table:formula="of:=[$prevalence_history_20210209_LON.B88]" office:value-type="float" office:value="17999.7757474736" calcext:value-type="float">
            <text:p>17999.7757474736</text:p>
          </table:table-cell>
          <table:table-cell table:formula="of:=[$p_from_i_LON.B106]" office:value-type="float" office:value="17909.8194024303" calcext:value-type="float">
            <text:p>17909.8194024303</text:p>
          </table:table-cell>
          <table:table-cell table:formula="of:=[.D107]/[.C107]" office:value-type="percentage" office:value="0.995002363012441" calcext:value-type="percentage">
            <text:p>99.5%</text:p>
          </table:table-cell>
          <table:table-cell table:formula="of:=[.D105]" office:value-type="float" office:value="16202.0764342761" calcext:value-type="float">
            <text:p>16202.0764342761</text:p>
          </table:table-cell>
          <table:table-cell table:formula="of:=[.F107]/[.C107]" office:value-type="percentage" office:value="0.900126571662995" calcext:value-type="percentage">
            <text:p>90.01%</text:p>
          </table:table-cell>
          <table:table-cell/>
          <table:table-cell office:value-type="percentage" office:value="0.989555626400807" calcext:value-type="percentage">
            <text:p>98.96%</text:p>
          </table:table-cell>
          <table:table-cell office:value-type="percentage" office:value="0.00696571049269365" calcext:value-type="percentage">
            <text:p>0.70%</text:p>
          </table:table-cell>
          <table:table-cell office:value-type="percentage" office:value="0.017410084091887" calcext:value-type="percentage">
            <text:p>1.74%</text:p>
          </table:table-cell>
        </table:table-row>
        <table:table-row table:style-name="ro1">
          <table:table-cell table:formula="of:=VALUE([$prevalence_history_20210209_LON.A89])" office:value-type="date" office:date-value="2020-09-26" calcext:value-type="date">
            <text:p>26/09/20</text:p>
          </table:table-cell>
          <table:table-cell table:formula="of:=VALUE([$p_from_i_LON.A107])" office:value-type="date" office:date-value="2020-09-24" calcext:value-type="date">
            <text:p>24/09/20</text:p>
          </table:table-cell>
          <table:table-cell table:formula="of:=[$prevalence_history_20210209_LON.B89]" office:value-type="float" office:value="19246.2818141169" calcext:value-type="float">
            <text:p>19246.2818141169</text:p>
          </table:table-cell>
          <table:table-cell table:formula="of:=[$p_from_i_LON.B107]" office:value-type="float" office:value="19174.2968923683" calcext:value-type="float">
            <text:p>19174.2968923683</text:p>
          </table:table-cell>
          <table:table-cell table:formula="of:=[.D108]/[.C108]" office:value-type="percentage" office:value="0.996259801116711" calcext:value-type="percentage">
            <text:p>99.6%</text:p>
          </table:table-cell>
          <table:table-cell table:formula="of:=[.D106]" office:value-type="float" office:value="17201.0117120045" calcext:value-type="float">
            <text:p>17201.0117120045</text:p>
          </table:table-cell>
          <table:table-cell table:formula="of:=[.F108]/[.C108]" office:value-type="percentage" office:value="0.893731676493889" calcext:value-type="percentage">
            <text:p>89.37%</text:p>
          </table:table-cell>
          <table:table-cell/>
          <table:table-cell office:value-type="percentage" office:value="0.996390786378791" calcext:value-type="percentage">
            <text:p>99.64%</text:p>
          </table:table-cell>
          <table:table-cell office:value-type="percentage" office:value="0.00853076261434136" calcext:value-type="percentage">
            <text:p>0.85%</text:p>
          </table:table-cell>
          <table:table-cell office:value-type="percentage" office:value="0.0121399762355501" calcext:value-type="percentage">
            <text:p>1.21%</text:p>
          </table:table-cell>
        </table:table-row>
        <table:table-row table:style-name="ro1">
          <table:table-cell table:formula="of:=VALUE([$prevalence_history_20210209_LON.A90])" office:value-type="date" office:date-value="2020-09-27" calcext:value-type="date">
            <text:p>27/09/20</text:p>
          </table:table-cell>
          <table:table-cell table:formula="of:=VALUE([$p_from_i_LON.A108])" office:value-type="date" office:date-value="2020-09-25" calcext:value-type="date">
            <text:p>25/09/20</text:p>
          </table:table-cell>
          <table:table-cell table:formula="of:=[$prevalence_history_20210209_LON.B90]" office:value-type="float" office:value="20483.0442800363" calcext:value-type="float">
            <text:p>20483.0442800363</text:p>
          </table:table-cell>
          <table:table-cell table:formula="of:=[$p_from_i_LON.B108]" office:value-type="float" office:value="20427.6866333644" calcext:value-type="float">
            <text:p>20427.6866333644</text:p>
          </table:table-cell>
          <table:table-cell table:formula="of:=[.D109]/[.C109]" office:value-type="percentage" office:value="0.997297391641834" calcext:value-type="percentage">
            <text:p>99.7%</text:p>
          </table:table-cell>
          <table:table-cell table:formula="of:=[.D107]" office:value-type="float" office:value="17909.8194024303" calcext:value-type="float">
            <text:p>17909.8194024303</text:p>
          </table:table-cell>
          <table:table-cell table:formula="of:=[.F109]/[.C109]" office:value-type="percentage" office:value="0.874372928045953" calcext:value-type="percentage">
            <text:p>87.44%</text:p>
          </table:table-cell>
          <table:table-cell/>
          <table:table-cell office:value-type="percentage" office:value="0.998754119583682" calcext:value-type="percentage">
            <text:p>99.88%</text:p>
          </table:table-cell>
          <table:table-cell office:value-type="percentage" office:value="0.00918333184977773" calcext:value-type="percentage">
            <text:p>0.92%</text:p>
          </table:table-cell>
          <table:table-cell office:value-type="percentage" office:value="0.0104292122660953" calcext:value-type="percentage">
            <text:p>1.04%</text:p>
          </table:table-cell>
        </table:table-row>
        <table:table-row table:style-name="ro1">
          <table:table-cell table:formula="of:=VALUE([$prevalence_history_20210209_LON.A91])" office:value-type="date" office:date-value="2020-09-28" calcext:value-type="date">
            <text:p>28/09/20</text:p>
          </table:table-cell>
          <table:table-cell table:formula="of:=VALUE([$p_from_i_LON.A109])" office:value-type="date" office:date-value="2020-09-26" calcext:value-type="date">
            <text:p>26/09/20</text:p>
          </table:table-cell>
          <table:table-cell table:formula="of:=[$prevalence_history_20210209_LON.B91]" office:value-type="float" office:value="21501.168388278" calcext:value-type="float">
            <text:p>21501.168388278</text:p>
          </table:table-cell>
          <table:table-cell table:formula="of:=[$p_from_i_LON.B109]" office:value-type="float" office:value="21471.8280101212" calcext:value-type="float">
            <text:p>21471.8280101212</text:p>
          </table:table-cell>
          <table:table-cell table:formula="of:=[.D110]/[.C110]" office:value-type="percentage" office:value="0.998635405405561" calcext:value-type="percentage">
            <text:p>99.9%</text:p>
          </table:table-cell>
          <table:table-cell table:formula="of:=[.D108]" office:value-type="float" office:value="19174.2968923683" calcext:value-type="float">
            <text:p>19174.2968923683</text:p>
          </table:table-cell>
          <table:table-cell table:formula="of:=[.F110]/[.C110]" office:value-type="percentage" office:value="0.891779299901753" calcext:value-type="percentage">
            <text:p>89.18%</text:p>
          </table:table-cell>
          <table:table-cell/>
          <table:table-cell office:value-type="percentage" office:value="0.99889036962362" calcext:value-type="percentage">
            <text:p>99.89%</text:p>
          </table:table-cell>
          <table:table-cell office:value-type="percentage" office:value="0.00940378079482055" calcext:value-type="percentage">
            <text:p>0.94%</text:p>
          </table:table-cell>
          <table:table-cell office:value-type="percentage" office:value="0.0105134111712006" calcext:value-type="percentage">
            <text:p>1.05%</text:p>
          </table:table-cell>
        </table:table-row>
        <table:table-row table:style-name="ro1">
          <table:table-cell table:formula="of:=VALUE([$prevalence_history_20210209_LON.A92])" office:value-type="date" office:date-value="2020-09-29" calcext:value-type="date">
            <text:p>29/09/20</text:p>
          </table:table-cell>
          <table:table-cell table:formula="of:=VALUE([$p_from_i_LON.A110])" office:value-type="date" office:date-value="2020-09-27" calcext:value-type="date">
            <text:p>27/09/20</text:p>
          </table:table-cell>
          <table:table-cell table:formula="of:=[$prevalence_history_20210209_LON.B92]" office:value-type="float" office:value="22266.9663875306" calcext:value-type="float">
            <text:p>22266.9663875306</text:p>
          </table:table-cell>
          <table:table-cell table:formula="of:=[$p_from_i_LON.B110]" office:value-type="float" office:value="22264.6477992151" calcext:value-type="float">
            <text:p>22264.6477992151</text:p>
          </table:table-cell>
          <table:table-cell table:formula="of:=[.D111]/[.C111]" office:value-type="percentage" office:value="0.999895873183839" calcext:value-type="percentage">
            <text:p>100.0%</text:p>
          </table:table-cell>
          <table:table-cell table:formula="of:=[.D109]" office:value-type="float" office:value="20427.6866333644" calcext:value-type="float">
            <text:p>20427.6866333644</text:p>
          </table:table-cell>
          <table:table-cell table:formula="of:=[.F111]/[.C111]" office:value-type="percentage" office:value="0.917398727686759" calcext:value-type="percentage">
            <text:p>91.74%</text:p>
          </table:table-cell>
          <table:table-cell/>
          <table:table-cell office:value-type="percentage" office:value="1.00339885517266" calcext:value-type="percentage">
            <text:p>100.34%</text:p>
          </table:table-cell>
          <table:table-cell office:value-type="percentage" office:value="0.0103976464171936" calcext:value-type="percentage">
            <text:p>1.04%</text:p>
          </table:table-cell>
          <table:table-cell office:value-type="percentage" office:value="0.0137965015898551" calcext:value-type="percentage">
            <text:p>1.38%</text:p>
          </table:table-cell>
        </table:table-row>
        <table:table-row table:style-name="ro1">
          <table:table-cell table:formula="of:=VALUE([$prevalence_history_20210209_LON.A93])" office:value-type="date" office:date-value="2020-09-30" calcext:value-type="date">
            <text:p>30/09/20</text:p>
          </table:table-cell>
          <table:table-cell table:formula="of:=VALUE([$p_from_i_LON.A111])" office:value-type="date" office:date-value="2020-09-28" calcext:value-type="date">
            <text:p>28/09/20</text:p>
          </table:table-cell>
          <table:table-cell table:formula="of:=[$prevalence_history_20210209_LON.B93]" office:value-type="float" office:value="23241.7968219593" calcext:value-type="float">
            <text:p>23241.7968219593</text:p>
          </table:table-cell>
          <table:table-cell table:formula="of:=[$p_from_i_LON.B111]" office:value-type="float" office:value="23261.4139300398" calcext:value-type="float">
            <text:p>23261.4139300398</text:p>
          </table:table-cell>
          <table:table-cell table:formula="of:=[.D112]/[.C112]" office:value-type="percentage" office:value="1.00084404438395" calcext:value-type="percentage">
            <text:p>100.1%</text:p>
          </table:table-cell>
          <table:table-cell table:formula="of:=[.D110]" office:value-type="float" office:value="21471.8280101212" calcext:value-type="float">
            <text:p>21471.8280101212</text:p>
          </table:table-cell>
          <table:table-cell table:formula="of:=[.F112]/[.C112]" office:value-type="percentage" office:value="0.923845439946116" calcext:value-type="percentage">
            <text:p>92.38%</text:p>
          </table:table-cell>
          <table:table-cell/>
          <table:table-cell office:value-type="percentage" office:value="1.00221684914608" calcext:value-type="percentage">
            <text:p>100.22%</text:p>
          </table:table-cell>
          <table:table-cell office:value-type="percentage" office:value="0.0100630297780069" calcext:value-type="percentage">
            <text:p>1.01%</text:p>
          </table:table-cell>
          <table:table-cell office:value-type="percentage" office:value="0.0122798789240874" calcext:value-type="percentage">
            <text:p>1.23%</text:p>
          </table:table-cell>
        </table:table-row>
        <table:table-row table:style-name="ro1">
          <table:table-cell table:formula="of:=VALUE([$prevalence_history_20210209_LON.A94])" office:value-type="date" office:date-value="2020-10-01" calcext:value-type="date">
            <text:p>01/10/20</text:p>
          </table:table-cell>
          <table:table-cell table:formula="of:=VALUE([$p_from_i_LON.A112])" office:value-type="date" office:date-value="2020-09-29" calcext:value-type="date">
            <text:p>29/09/20</text:p>
          </table:table-cell>
          <table:table-cell table:formula="of:=[$prevalence_history_20210209_LON.B94]" office:value-type="float" office:value="24217.4165202263" calcext:value-type="float">
            <text:p>24217.4165202263</text:p>
          </table:table-cell>
          <table:table-cell table:formula="of:=[$p_from_i_LON.B112]" office:value-type="float" office:value="24256.4877601245" calcext:value-type="float">
            <text:p>24256.4877601245</text:p>
          </table:table-cell>
          <table:table-cell table:formula="of:=[.D113]/[.C113]" office:value-type="percentage" office:value="1.00161335292993" calcext:value-type="percentage">
            <text:p>100.2%</text:p>
          </table:table-cell>
          <table:table-cell table:formula="of:=[.D111]" office:value-type="float" office:value="22264.6477992151" calcext:value-type="float">
            <text:p>22264.6477992151</text:p>
          </table:table-cell>
          <table:table-cell table:formula="of:=[.F113]/[.C113]" office:value-type="percentage" office:value="0.919365109842322" calcext:value-type="percentage">
            <text:p>91.94%</text:p>
          </table:table-cell>
          <table:table-cell/>
          <table:table-cell table:style-name="ce12" office:value-type="percentage" office:value="0.999850619627127" calcext:value-type="percentage">
            <text:p>99.99%</text:p>
          </table:table-cell>
          <table:table-cell table:style-name="ce12" office:value-type="percentage" office:value="0.00939851064914384" calcext:value-type="percentage">
            <text:p>0.94%</text:p>
          </table:table-cell>
          <table:table-cell table:style-name="ce12" office:value-type="percentage" office:value="0.00954789102201688" calcext:value-type="percentage">
            <text:p>0.95%</text:p>
          </table:table-cell>
        </table:table-row>
        <table:table-row table:style-name="ro1">
          <table:table-cell table:formula="of:=VALUE([$prevalence_history_20210209_LON.A95])" office:value-type="date" office:date-value="2020-10-02" calcext:value-type="date">
            <text:p>02/10/20</text:p>
          </table:table-cell>
          <table:table-cell table:formula="of:=VALUE([$p_from_i_LON.A113])" office:value-type="date" office:date-value="2020-09-30" calcext:value-type="date">
            <text:p>30/09/20</text:p>
          </table:table-cell>
          <table:table-cell table:formula="of:=[$prevalence_history_20210209_LON.B95]" office:value-type="float" office:value="25312.5117435574" calcext:value-type="float">
            <text:p>25312.5117435574</text:p>
          </table:table-cell>
          <table:table-cell table:formula="of:=[$p_from_i_LON.B113]" office:value-type="float" office:value="25327.8179838163" calcext:value-type="float">
            <text:p>25327.8179838163</text:p>
          </table:table-cell>
          <table:table-cell table:formula="of:=[.D114]/[.C114]" office:value-type="percentage" office:value="1.00060469069265" calcext:value-type="percentage">
            <text:p>100.1%</text:p>
          </table:table-cell>
          <table:table-cell table:formula="of:=[.D112]" office:value-type="float" office:value="23261.4139300398" calcext:value-type="float">
            <text:p>23261.4139300398</text:p>
          </table:table-cell>
          <table:table-cell table:formula="of:=[.F114]/[.C114]" office:value-type="percentage" office:value="0.9189690128622" calcext:value-type="percentage">
            <text:p>91.90%</text:p>
          </table:table-cell>
          <table:table-cell/>
          <table:table-cell office:value-type="percentage" office:value="0.999753479434018" calcext:value-type="percentage">
            <text:p>99.98%</text:p>
          </table:table-cell>
          <table:table-cell office:value-type="percentage" office:value="0.00928162844734764" calcext:value-type="percentage">
            <text:p>0.93%</text:p>
          </table:table-cell>
          <table:table-cell office:value-type="percentage" office:value="0.00952814901332982" calcext:value-type="percentage">
            <text:p>0.95%</text:p>
          </table:table-cell>
        </table:table-row>
        <table:table-row table:style-name="ro1">
          <table:table-cell table:formula="of:=VALUE([$prevalence_history_20210209_LON.A96])" office:value-type="date" office:date-value="2020-10-03" calcext:value-type="date">
            <text:p>03/10/20</text:p>
          </table:table-cell>
          <table:table-cell table:formula="of:=VALUE([$p_from_i_LON.A114])" office:value-type="date" office:date-value="2020-10-01" calcext:value-type="date">
            <text:p>01/10/20</text:p>
          </table:table-cell>
          <table:table-cell table:formula="of:=[$prevalence_history_20210209_LON.B96]" office:value-type="float" office:value="26108.6247552265" calcext:value-type="float">
            <text:p>26108.6247552265</text:p>
          </table:table-cell>
          <table:table-cell table:formula="of:=[$p_from_i_LON.B114]" office:value-type="float" office:value="26127.2401199287" calcext:value-type="float">
            <text:p>26127.2401199287</text:p>
          </table:table-cell>
          <table:table-cell table:formula="of:=[.D115]/[.C115]" office:value-type="percentage" office:value="1.00071299675401" calcext:value-type="percentage">
            <text:p>100.1%</text:p>
          </table:table-cell>
          <table:table-cell table:formula="of:=[.D113]" office:value-type="float" office:value="24256.4877601245" calcext:value-type="float">
            <text:p>24256.4877601245</text:p>
          </table:table-cell>
          <table:table-cell table:formula="of:=[.F115]/[.C115]" office:value-type="percentage" office:value="0.929060338778234" calcext:value-type="percentage">
            <text:p>92.91%</text:p>
          </table:table-cell>
          <table:table-cell/>
          <table:table-cell office:value-type="percentage" office:value="1.00011966694311" calcext:value-type="percentage">
            <text:p>100.01%</text:p>
          </table:table-cell>
          <table:table-cell office:value-type="percentage" office:value="0.009294598614466" calcext:value-type="percentage">
            <text:p>0.93%</text:p>
          </table:table-cell>
          <table:table-cell office:value-type="percentage" office:value="0.00941426555757872" calcext:value-type="percentage">
            <text:p>0.94%</text:p>
          </table:table-cell>
        </table:table-row>
        <table:table-row table:style-name="ro1">
          <table:table-cell table:formula="of:=VALUE([$prevalence_history_20210209_LON.A97])" office:value-type="date" office:date-value="2020-10-04" calcext:value-type="date">
            <text:p>04/10/20</text:p>
          </table:table-cell>
          <table:table-cell table:formula="of:=VALUE([$p_from_i_LON.A115])" office:value-type="date" office:date-value="2020-10-02" calcext:value-type="date">
            <text:p>02/10/20</text:p>
          </table:table-cell>
          <table:table-cell table:formula="of:=[$prevalence_history_20210209_LON.B97]" office:value-type="float" office:value="27326.1898489466" calcext:value-type="float">
            <text:p>27326.1898489466</text:p>
          </table:table-cell>
          <table:table-cell table:formula="of:=[$p_from_i_LON.B115]" office:value-type="float" office:value="27368.9703618163" calcext:value-type="float">
            <text:p>27368.9703618163</text:p>
          </table:table-cell>
          <table:table-cell table:formula="of:=[.D116]/[.C116]" office:value-type="percentage" office:value="1.00156554986649" calcext:value-type="percentage">
            <text:p>100.2%</text:p>
          </table:table-cell>
          <table:table-cell table:formula="of:=[.D114]" office:value-type="float" office:value="25327.8179838163" calcext:value-type="float">
            <text:p>25327.8179838163</text:p>
          </table:table-cell>
          <table:table-cell table:formula="of:=[.F116]/[.C116]" office:value-type="percentage" office:value="0.92686972182449" calcext:value-type="percentage">
            <text:p>92.69%</text:p>
          </table:table-cell>
          <table:table-cell/>
          <table:table-cell office:value-type="percentage" office:value="1.000236713773" calcext:value-type="percentage">
            <text:p>100.02%</text:p>
          </table:table-cell>
          <table:table-cell office:value-type="percentage" office:value="0.00923876182042342" calcext:value-type="percentage">
            <text:p>0.92%</text:p>
          </table:table-cell>
          <table:table-cell office:value-type="percentage" office:value="0.00947547559342225" calcext:value-type="percentage">
            <text:p>0.95%</text:p>
          </table:table-cell>
        </table:table-row>
        <table:table-row table:style-name="ro1">
          <table:table-cell table:formula="of:=VALUE([$prevalence_history_20210209_LON.A98])" office:value-type="date" office:date-value="2020-10-05" calcext:value-type="date">
            <text:p>05/10/20</text:p>
          </table:table-cell>
          <table:table-cell table:formula="of:=VALUE([$p_from_i_LON.A116])" office:value-type="date" office:date-value="2020-10-03" calcext:value-type="date">
            <text:p>03/10/20</text:p>
          </table:table-cell>
          <table:table-cell table:formula="of:=[$prevalence_history_20210209_LON.B98]" office:value-type="float" office:value="28586.8545159044" calcext:value-type="float">
            <text:p>28586.8545159044</text:p>
          </table:table-cell>
          <table:table-cell table:formula="of:=[$p_from_i_LON.B116]" office:value-type="float" office:value="28636.4382946173" calcext:value-type="float">
            <text:p>28636.4382946173</text:p>
          </table:table-cell>
          <table:table-cell table:formula="of:=[.D117]/[.C117]" office:value-type="percentage" office:value="1.0017344957867" calcext:value-type="percentage">
            <text:p>100.2%</text:p>
          </table:table-cell>
          <table:table-cell table:formula="of:=[.D115]" office:value-type="float" office:value="26127.2401199287" calcext:value-type="float">
            <text:p>26127.2401199287</text:p>
          </table:table-cell>
          <table:table-cell table:formula="of:=[.F117]/[.C117]" office:value-type="percentage" office:value="0.913959949857117" calcext:value-type="percentage">
            <text:p>91.40%</text:p>
          </table:table-cell>
          <table:table-cell/>
          <table:table-cell table:style-name="ce12" office:value-type="percentage" office:value="0.999955170210588" calcext:value-type="percentage">
            <text:p>100.00%</text:p>
          </table:table-cell>
          <table:table-cell table:style-name="ce12" office:value-type="percentage" office:value="0.00898595103855667" calcext:value-type="percentage">
            <text:p>0.90%</text:p>
          </table:table-cell>
          <table:table-cell table:style-name="ce12" office:value-type="percentage" office:value="0.009030780827969" calcext:value-type="percentage">
            <text:p>0.90%</text:p>
          </table:table-cell>
        </table:table-row>
        <table:table-row table:style-name="ro1">
          <table:table-cell table:formula="of:=VALUE([$prevalence_history_20210209_LON.A99])" office:value-type="date" office:date-value="2020-10-06" calcext:value-type="date">
            <text:p>06/10/20</text:p>
          </table:table-cell>
          <table:table-cell table:formula="of:=VALUE([$p_from_i_LON.A117])" office:value-type="date" office:date-value="2020-10-04" calcext:value-type="date">
            <text:p>04/10/20</text:p>
          </table:table-cell>
          <table:table-cell table:formula="of:=[$prevalence_history_20210209_LON.B99]" office:value-type="float" office:value="29956.8734677711" calcext:value-type="float">
            <text:p>29956.8734677711</text:p>
          </table:table-cell>
          <table:table-cell table:formula="of:=[$p_from_i_LON.B117]" office:value-type="float" office:value="29996.6370955232" calcext:value-type="float">
            <text:p>29996.6370955232</text:p>
          </table:table-cell>
          <table:table-cell table:formula="of:=[.D118]/[.C118]" office:value-type="percentage" office:value="1.00132736240966" calcext:value-type="percentage">
            <text:p>100.1%</text:p>
          </table:table-cell>
          <table:table-cell table:formula="of:=[.D116]" office:value-type="float" office:value="27368.9703618163" calcext:value-type="float">
            <text:p>27368.9703618163</text:p>
          </table:table-cell>
          <table:table-cell table:formula="of:=[.F118]/[.C118]" office:value-type="percentage" office:value="0.913612376513892" calcext:value-type="percentage">
            <text:p>91.36%</text:p>
          </table:table-cell>
          <table:table-cell/>
          <table:table-cell office:value-type="percentage" office:value="0.99775795176033" calcext:value-type="percentage">
            <text:p>99.78%</text:p>
          </table:table-cell>
          <table:table-cell office:value-type="percentage" office:value="0.00756985173838433" calcext:value-type="percentage">
            <text:p>0.76%</text:p>
          </table:table-cell>
          <table:table-cell office:value-type="percentage" office:value="0.00981189997805455" calcext:value-type="percentage">
            <text:p>0.98%</text:p>
          </table:table-cell>
        </table:table-row>
        <table:table-row table:style-name="ro1">
          <table:table-cell table:formula="of:=VALUE([$prevalence_history_20210209_LON.A100])" office:value-type="date" office:date-value="2020-10-07" calcext:value-type="date">
            <text:p>07/10/20</text:p>
          </table:table-cell>
          <table:table-cell table:formula="of:=VALUE([$p_from_i_LON.A118])" office:value-type="date" office:date-value="2020-10-05" calcext:value-type="date">
            <text:p>05/10/20</text:p>
          </table:table-cell>
          <table:table-cell table:formula="of:=[$prevalence_history_20210209_LON.B100]" office:value-type="float" office:value="31214.1298257394" calcext:value-type="float">
            <text:p>31214.1298257394</text:p>
          </table:table-cell>
          <table:table-cell table:formula="of:=[$p_from_i_LON.B118]" office:value-type="float" office:value="31247.3095034662" calcext:value-type="float">
            <text:p>31247.3095034662</text:p>
          </table:table-cell>
          <table:table-cell table:formula="of:=[.D119]/[.C119]" office:value-type="percentage" office:value="1.00106296981245" calcext:value-type="percentage">
            <text:p>100.1%</text:p>
          </table:table-cell>
          <table:table-cell table:formula="of:=[.D117]" office:value-type="float" office:value="28636.4382946173" calcext:value-type="float">
            <text:p>28636.4382946173</text:p>
          </table:table-cell>
          <table:table-cell table:formula="of:=[.F119]/[.C119]" office:value-type="percentage" office:value="0.917419080861369" calcext:value-type="percentage">
            <text:p>91.74%</text:p>
          </table:table-cell>
          <table:table-cell/>
          <table:table-cell table:style-name="ce12" office:value-type="percentage" office:value="0.996452032187562" calcext:value-type="percentage">
            <text:p>99.65%</text:p>
          </table:table-cell>
          <table:table-cell table:style-name="ce12" office:value-type="percentage" office:value="0.00638946397557803" calcext:value-type="percentage">
            <text:p>0.64%</text:p>
          </table:table-cell>
          <table:table-cell table:style-name="ce12" office:value-type="percentage" office:value="0.00993743178801619" calcext:value-type="percentage">
            <text:p>0.99%</text:p>
          </table:table-cell>
        </table:table-row>
        <table:table-row table:style-name="ro1">
          <table:table-cell table:formula="of:=VALUE([$prevalence_history_20210209_LON.A101])" office:value-type="date" office:date-value="2020-10-08" calcext:value-type="date">
            <text:p>08/10/20</text:p>
          </table:table-cell>
          <table:table-cell table:formula="of:=VALUE([$p_from_i_LON.A119])" office:value-type="date" office:date-value="2020-10-06" calcext:value-type="date">
            <text:p>06/10/20</text:p>
          </table:table-cell>
          <table:table-cell table:formula="of:=[$prevalence_history_20210209_LON.B101]" office:value-type="float" office:value="32322.6968856349" calcext:value-type="float">
            <text:p>32322.6968856349</text:p>
          </table:table-cell>
          <table:table-cell table:formula="of:=[$p_from_i_LON.B119]" office:value-type="float" office:value="32359.3784716874" calcext:value-type="float">
            <text:p>32359.3784716874</text:p>
          </table:table-cell>
          <table:table-cell table:formula="of:=[.D120]/[.C120]" office:value-type="percentage" office:value="1.00113485536749" calcext:value-type="percentage">
            <text:p>100.1%</text:p>
          </table:table-cell>
          <table:table-cell table:formula="of:=[.D118]" office:value-type="float" office:value="29996.6370955232" calcext:value-type="float">
            <text:p>29996.6370955232</text:p>
          </table:table-cell>
          <table:table-cell table:formula="of:=[.F120]/[.C120]" office:value-type="percentage" office:value="0.928036333158032" calcext:value-type="percentage">
            <text:p>92.80%</text:p>
          </table:table-cell>
          <table:table-cell/>
          <table:table-cell office:value-type="percentage" office:value="0.97726597828798" calcext:value-type="percentage">
            <text:p>97.73%</text:p>
          </table:table-cell>
          <table:table-cell office:value-type="percentage" office:value="0.00488216264484683" calcext:value-type="percentage">
            <text:p>0.49%</text:p>
          </table:table-cell>
          <table:table-cell office:value-type="percentage" office:value="0.027616184356867" calcext:value-type="percentage">
            <text:p>2.76%</text:p>
          </table:table-cell>
        </table:table-row>
        <table:table-row table:style-name="ro1">
          <table:table-cell table:formula="of:=VALUE([$prevalence_history_20210209_LON.A102])" office:value-type="date" office:date-value="2020-10-09" calcext:value-type="date">
            <text:p>09/10/20</text:p>
          </table:table-cell>
          <table:table-cell table:formula="of:=VALUE([$p_from_i_LON.A120])" office:value-type="date" office:date-value="2020-10-07" calcext:value-type="date">
            <text:p>07/10/20</text:p>
          </table:table-cell>
          <table:table-cell table:formula="of:=[$prevalence_history_20210209_LON.B102]" office:value-type="float" office:value="33568.6818684931" calcext:value-type="float">
            <text:p>33568.6818684931</text:p>
          </table:table-cell>
          <table:table-cell table:formula="of:=[$p_from_i_LON.B120]" office:value-type="float" office:value="33598.0740074848" calcext:value-type="float">
            <text:p>33598.0740074848</text:p>
          </table:table-cell>
          <table:table-cell table:formula="of:=[.D121]/[.C121]" office:value-type="percentage" office:value="1.00087558216039" calcext:value-type="percentage">
            <text:p>100.1%</text:p>
          </table:table-cell>
          <table:table-cell table:formula="of:=[.D119]" office:value-type="float" office:value="31247.3095034662" calcext:value-type="float">
            <text:p>31247.3095034662</text:p>
          </table:table-cell>
          <table:table-cell table:formula="of:=[.F121]/[.C121]" office:value-type="percentage" office:value="0.930847080200497" calcext:value-type="percentage">
            <text:p>93.08%</text:p>
          </table:table-cell>
          <table:table-cell/>
          <table:table-cell office:value-type="percentage" office:value="1.01893448664913" calcext:value-type="percentage">
            <text:p>101.89%</text:p>
          </table:table-cell>
          <table:table-cell office:value-type="percentage" office:value="0.0104834029098657" calcext:value-type="percentage">
            <text:p>1.05%</text:p>
          </table:table-cell>
          <table:table-cell office:value-type="percentage" office:value="0.0294178895589974" calcext:value-type="percentage">
            <text:p>2.94%</text:p>
          </table:table-cell>
        </table:table-row>
        <table:table-row table:style-name="ro1">
          <table:table-cell table:formula="of:=VALUE([$prevalence_history_20210209_LON.A103])" office:value-type="date" office:date-value="2020-10-10" calcext:value-type="date">
            <text:p>10/10/20</text:p>
          </table:table-cell>
          <table:table-cell table:formula="of:=VALUE([$p_from_i_LON.A121])" office:value-type="date" office:date-value="2020-10-08" calcext:value-type="date">
            <text:p>08/10/20</text:p>
          </table:table-cell>
          <table:table-cell table:formula="of:=[$prevalence_history_20210209_LON.B103]" office:value-type="float" office:value="34876.4564086642" calcext:value-type="float">
            <text:p>34876.4564086642</text:p>
          </table:table-cell>
          <table:table-cell table:formula="of:=[$p_from_i_LON.B121]" office:value-type="float" office:value="34858.8302467793" calcext:value-type="float">
            <text:p>34858.8302467793</text:p>
          </table:table-cell>
          <table:table-cell table:formula="of:=[.D122]/[.C122]" office:value-type="percentage" office:value="0.999494611445658" calcext:value-type="percentage">
            <text:p>99.9%</text:p>
          </table:table-cell>
          <table:table-cell table:formula="of:=[.D120]" office:value-type="float" office:value="32359.3784716874" calcext:value-type="float">
            <text:p>32359.3784716874</text:p>
          </table:table-cell>
          <table:table-cell table:formula="of:=[.F122]/[.C122]" office:value-type="percentage" office:value="0.927828736168521" calcext:value-type="percentage">
            <text:p>92.78%</text:p>
          </table:table-cell>
          <table:table-cell/>
          <table:table-cell office:value-type="percentage" office:value="1.00512985665018" calcext:value-type="percentage">
            <text:p>100.51%</text:p>
          </table:table-cell>
          <table:table-cell office:value-type="percentage" office:value="0.00687690919664838" calcext:value-type="percentage">
            <text:p>0.69%</text:p>
          </table:table-cell>
          <table:table-cell office:value-type="percentage" office:value="0.0120067658468262" calcext:value-type="percentage">
            <text:p>1.20%</text:p>
          </table:table-cell>
        </table:table-row>
        <table:table-row table:style-name="ro1">
          <table:table-cell table:formula="of:=VALUE([$prevalence_history_20210209_LON.A104])" office:value-type="date" office:date-value="2020-10-11" calcext:value-type="date">
            <text:p>11/10/20</text:p>
          </table:table-cell>
          <table:table-cell table:formula="of:=VALUE([$p_from_i_LON.A122])" office:value-type="date" office:date-value="2020-10-09" calcext:value-type="date">
            <text:p>09/10/20</text:p>
          </table:table-cell>
          <table:table-cell table:formula="of:=[$prevalence_history_20210209_LON.B104]" office:value-type="float" office:value="36137.2569772694" calcext:value-type="float">
            <text:p>36137.2569772694</text:p>
          </table:table-cell>
          <table:table-cell table:formula="of:=[$p_from_i_LON.B122]" office:value-type="float" office:value="36086.9226850361" calcext:value-type="float">
            <text:p>36086.9226850361</text:p>
          </table:table-cell>
          <table:table-cell table:formula="of:=[.D123]/[.C123]" office:value-type="percentage" office:value="0.998607135780535" calcext:value-type="percentage">
            <text:p>99.9%</text:p>
          </table:table-cell>
          <table:table-cell table:formula="of:=[.D121]" office:value-type="float" office:value="33598.0740074848" calcext:value-type="float">
            <text:p>33598.0740074848</text:p>
          </table:table-cell>
          <table:table-cell table:formula="of:=[.F123]/[.C123]" office:value-type="percentage" office:value="0.929735038512145" calcext:value-type="percentage">
            <text:p>92.97%</text:p>
          </table:table-cell>
          <table:table-cell/>
          <table:table-cell office:value-type="percentage" office:value="0.991414993900894" calcext:value-type="percentage">
            <text:p>99.14%</text:p>
          </table:table-cell>
          <table:table-cell office:value-type="percentage" office:value="0.00475501054738473" calcext:value-type="percentage">
            <text:p>0.48%</text:p>
          </table:table-cell>
          <table:table-cell office:value-type="percentage" office:value="0.0133400166464905" calcext:value-type="percentage">
            <text:p>1.33%</text:p>
          </table:table-cell>
        </table:table-row>
        <table:table-row table:style-name="ro1">
          <table:table-cell table:formula="of:=VALUE([$prevalence_history_20210209_LON.A105])" office:value-type="date" office:date-value="2020-10-12" calcext:value-type="date">
            <text:p>12/10/20</text:p>
          </table:table-cell>
          <table:table-cell table:formula="of:=VALUE([$p_from_i_LON.A123])" office:value-type="date" office:date-value="2020-10-10" calcext:value-type="date">
            <text:p>10/10/20</text:p>
          </table:table-cell>
          <table:table-cell table:formula="of:=[$prevalence_history_20210209_LON.B105]" office:value-type="float" office:value="37391.2062989286" calcext:value-type="float">
            <text:p>37391.2062989286</text:p>
          </table:table-cell>
          <table:table-cell table:formula="of:=[$p_from_i_LON.B123]" office:value-type="float" office:value="37340.1968570104" calcext:value-type="float">
            <text:p>37340.1968570104</text:p>
          </table:table-cell>
          <table:table-cell table:formula="of:=[.D124]/[.C124]" office:value-type="percentage" office:value="0.998635790417928" calcext:value-type="percentage">
            <text:p>99.9%</text:p>
          </table:table-cell>
          <table:table-cell table:formula="of:=[.D122]" office:value-type="float" office:value="34858.8302467793" calcext:value-type="float">
            <text:p>34858.8302467793</text:p>
          </table:table-cell>
          <table:table-cell table:formula="of:=[.F124]/[.C124]" office:value-type="percentage" office:value="0.932273486126552" calcext:value-type="percentage">
            <text:p>93.23%</text:p>
          </table:table-cell>
          <table:table-cell/>
          <table:table-cell office:value-type="percentage" office:value="0.990462912562789" calcext:value-type="percentage">
            <text:p>99.05%</text:p>
          </table:table-cell>
          <table:table-cell office:value-type="percentage" office:value="0.00434144527129647" calcext:value-type="percentage">
            <text:p>0.43%</text:p>
          </table:table-cell>
          <table:table-cell office:value-type="percentage" office:value="0.0138785327085073" calcext:value-type="percentage">
            <text:p>1.39%</text:p>
          </table:table-cell>
        </table:table-row>
        <table:table-row table:style-name="ro1">
          <table:table-cell table:formula="of:=VALUE([$prevalence_history_20210209_LON.A106])" office:value-type="date" office:date-value="2020-10-13" calcext:value-type="date">
            <text:p>13/10/20</text:p>
          </table:table-cell>
          <table:table-cell table:formula="of:=VALUE([$p_from_i_LON.A124])" office:value-type="date" office:date-value="2020-10-11" calcext:value-type="date">
            <text:p>11/10/20</text:p>
          </table:table-cell>
          <table:table-cell table:formula="of:=[$prevalence_history_20210209_LON.B106]" office:value-type="float" office:value="38663.8580641844" calcext:value-type="float">
            <text:p>38663.8580641844</text:p>
          </table:table-cell>
          <table:table-cell table:formula="of:=[$p_from_i_LON.B124]" office:value-type="float" office:value="38624.6589182563" calcext:value-type="float">
            <text:p>38624.6589182563</text:p>
          </table:table-cell>
          <table:table-cell table:formula="of:=[.D125]/[.C125]" office:value-type="percentage" office:value="0.998986155342722" calcext:value-type="percentage">
            <text:p>99.9%</text:p>
          </table:table-cell>
          <table:table-cell table:formula="of:=[.D123]" office:value-type="float" office:value="36086.9226850361" calcext:value-type="float">
            <text:p>36086.9226850361</text:p>
          </table:table-cell>
          <table:table-cell table:formula="of:=[.F125]/[.C125]" office:value-type="percentage" office:value="0.933350278317534" calcext:value-type="percentage">
            <text:p>93.34%</text:p>
          </table:table-cell>
          <table:table-cell/>
          <table:table-cell office:value-type="percentage" office:value="1.01208584180865" calcext:value-type="percentage">
            <text:p>101.21%</text:p>
          </table:table-cell>
          <table:table-cell office:value-type="percentage" office:value="0.00921530077904812" calcext:value-type="percentage">
            <text:p>0.92%</text:p>
          </table:table-cell>
          <table:table-cell office:value-type="percentage" office:value="0.021301142587699" calcext:value-type="percentage">
            <text:p>2.13%</text:p>
          </table:table-cell>
        </table:table-row>
        <table:table-row table:style-name="ro1">
          <table:table-cell table:formula="of:=VALUE([$prevalence_history_20210209_LON.A107])" office:value-type="date" office:date-value="2020-10-14" calcext:value-type="date">
            <text:p>14/10/20</text:p>
          </table:table-cell>
          <table:table-cell table:formula="of:=VALUE([$p_from_i_LON.A125])" office:value-type="date" office:date-value="2020-10-12" calcext:value-type="date">
            <text:p>12/10/20</text:p>
          </table:table-cell>
          <table:table-cell table:formula="of:=[$prevalence_history_20210209_LON.B107]" office:value-type="float" office:value="39839.9077998144" calcext:value-type="float">
            <text:p>39839.9077998144</text:p>
          </table:table-cell>
          <table:table-cell table:formula="of:=[$p_from_i_LON.B125]" office:value-type="float" office:value="39814.7776083682" calcext:value-type="float">
            <text:p>39814.7776083682</text:p>
          </table:table-cell>
          <table:table-cell table:formula="of:=[.D126]/[.C126]" office:value-type="percentage" office:value="0.999369220642466" calcext:value-type="percentage">
            <text:p>99.9%</text:p>
          </table:table-cell>
          <table:table-cell table:formula="of:=[.D124]" office:value-type="float" office:value="37340.1968570104" calcext:value-type="float">
            <text:p>37340.1968570104</text:p>
          </table:table-cell>
          <table:table-cell table:formula="of:=[.F126]/[.C126]" office:value-type="percentage" office:value="0.937256106229853" calcext:value-type="percentage">
            <text:p>93.73%</text:p>
          </table:table-cell>
          <table:table-cell/>
          <table:table-cell office:value-type="percentage" office:value="0.995888525313935" calcext:value-type="percentage">
            <text:p>99.59%</text:p>
          </table:table-cell>
          <table:table-cell office:value-type="percentage" office:value="0.00525552578712861" calcext:value-type="percentage">
            <text:p>0.53%</text:p>
          </table:table-cell>
          <table:table-cell office:value-type="percentage" office:value="0.0093670004731936" calcext:value-type="percentage">
            <text:p>0.94%</text:p>
          </table:table-cell>
        </table:table-row>
        <table:table-row table:style-name="ro1">
          <table:table-cell table:formula="of:=VALUE([$prevalence_history_20210209_LON.A108])" office:value-type="date" office:date-value="2020-10-15" calcext:value-type="date">
            <text:p>15/10/20</text:p>
          </table:table-cell>
          <table:table-cell table:formula="of:=VALUE([$p_from_i_LON.A126])" office:value-type="date" office:date-value="2020-10-13" calcext:value-type="date">
            <text:p>13/10/20</text:p>
          </table:table-cell>
          <table:table-cell table:formula="of:=[$prevalence_history_20210209_LON.B108]" office:value-type="float" office:value="41064.2632725075" calcext:value-type="float">
            <text:p>41064.2632725075</text:p>
          </table:table-cell>
          <table:table-cell table:formula="of:=[$p_from_i_LON.B126]" office:value-type="float" office:value="41036.5443879167" calcext:value-type="float">
            <text:p>41036.5443879167</text:p>
          </table:table-cell>
          <table:table-cell table:formula="of:=[.D127]/[.C127]" office:value-type="percentage" office:value="0.999324987656376" calcext:value-type="percentage">
            <text:p>99.9%</text:p>
          </table:table-cell>
          <table:table-cell table:formula="of:=[.D125]" office:value-type="float" office:value="38624.6589182563" calcext:value-type="float">
            <text:p>38624.6589182563</text:p>
          </table:table-cell>
          <table:table-cell table:formula="of:=[.F127]/[.C127]" office:value-type="percentage" office:value="0.940590572925619" calcext:value-type="percentage">
            <text:p>94.06%</text:p>
          </table:table-cell>
          <table:table-cell/>
          <table:table-cell table:style-name="ce12" office:value-type="percentage" office:value="0.998596421281311" calcext:value-type="percentage">
            <text:p>99.86%</text:p>
          </table:table-cell>
          <table:table-cell table:style-name="ce12" office:value-type="percentage" office:value="0.0058242535718845" calcext:value-type="percentage">
            <text:p>0.58%</text:p>
          </table:table-cell>
          <table:table-cell table:style-name="ce12" office:value-type="percentage" office:value="0.00722783229057396" calcext:value-type="percentage">
            <text:p>0.72%</text:p>
          </table:table-cell>
        </table:table-row>
        <table:table-row table:style-name="ro1">
          <table:table-cell table:formula="of:=VALUE([$prevalence_history_20210209_LON.A109])" office:value-type="date" office:date-value="2020-10-16" calcext:value-type="date">
            <text:p>16/10/20</text:p>
          </table:table-cell>
          <table:table-cell table:formula="of:=VALUE([$p_from_i_LON.A127])" office:value-type="date" office:date-value="2020-10-14" calcext:value-type="date">
            <text:p>14/10/20</text:p>
          </table:table-cell>
          <table:table-cell table:formula="of:=[$prevalence_history_20210209_LON.B109]" office:value-type="float" office:value="42576.156771986" calcext:value-type="float">
            <text:p>42576.156771986</text:p>
          </table:table-cell>
          <table:table-cell table:formula="of:=[$p_from_i_LON.B127]" office:value-type="float" office:value="42561.8381655763" calcext:value-type="float">
            <text:p>42561.8381655763</text:p>
          </table:table-cell>
          <table:table-cell table:formula="of:=[.D128]/[.C128]" office:value-type="percentage" office:value="0.999663694248254" calcext:value-type="percentage">
            <text:p>100.0%</text:p>
          </table:table-cell>
          <table:table-cell table:formula="of:=[.D126]" office:value-type="float" office:value="39814.7776083682" calcext:value-type="float">
            <text:p>39814.7776083682</text:p>
          </table:table-cell>
          <table:table-cell table:formula="of:=[.F128]/[.C128]" office:value-type="percentage" office:value="0.935142592169458" calcext:value-type="percentage">
            <text:p>93.51%</text:p>
          </table:table-cell>
          <table:table-cell/>
          <table:table-cell office:value-type="percentage" office:value="1.00130101171717" calcext:value-type="percentage">
            <text:p>100.13%</text:p>
          </table:table-cell>
          <table:table-cell office:value-type="percentage" office:value="0.00644295587831313" calcext:value-type="percentage">
            <text:p>0.64%</text:p>
          </table:table-cell>
          <table:table-cell office:value-type="percentage" office:value="0.00774396759548702" calcext:value-type="percentage">
            <text:p>0.77%</text:p>
          </table:table-cell>
        </table:table-row>
        <table:table-row table:style-name="ro1">
          <table:table-cell table:formula="of:=VALUE([$prevalence_history_20210209_LON.A110])" office:value-type="date" office:date-value="2020-10-17" calcext:value-type="date">
            <text:p>17/10/20</text:p>
          </table:table-cell>
          <table:table-cell table:formula="of:=VALUE([$p_from_i_LON.A128])" office:value-type="date" office:date-value="2020-10-15" calcext:value-type="date">
            <text:p>15/10/20</text:p>
          </table:table-cell>
          <table:table-cell table:formula="of:=[$prevalence_history_20210209_LON.B110]" office:value-type="float" office:value="44326.041733397" calcext:value-type="float">
            <text:p>44326.041733397</text:p>
          </table:table-cell>
          <table:table-cell table:formula="of:=[$p_from_i_LON.B128]" office:value-type="float" office:value="44329.3837630362" calcext:value-type="float">
            <text:p>44329.3837630362</text:p>
          </table:table-cell>
          <table:table-cell table:formula="of:=[.D129]/[.C129]" office:value-type="percentage" office:value="1.00007539652783" calcext:value-type="percentage">
            <text:p>100.0%</text:p>
          </table:table-cell>
          <table:table-cell table:formula="of:=[.D127]" office:value-type="float" office:value="41036.5443879167" calcext:value-type="float">
            <text:p>41036.5443879167</text:p>
          </table:table-cell>
          <table:table-cell table:formula="of:=[.F129]/[.C129]" office:value-type="percentage" office:value="0.925788606046413" calcext:value-type="percentage">
            <text:p>92.58%</text:p>
          </table:table-cell>
          <table:table-cell/>
          <table:table-cell office:value-type="percentage" office:value="0.986121788619868" calcext:value-type="percentage">
            <text:p>98.61%</text:p>
          </table:table-cell>
          <table:table-cell office:value-type="percentage" office:value="0.00394557829224274" calcext:value-type="percentage">
            <text:p>0.39%</text:p>
          </table:table-cell>
          <table:table-cell office:value-type="percentage" office:value="0.0178237896723742" calcext:value-type="percentage">
            <text:p>1.78%</text:p>
          </table:table-cell>
        </table:table-row>
        <table:table-row table:style-name="ro1">
          <table:table-cell table:formula="of:=VALUE([$prevalence_history_20210209_LON.A111])" office:value-type="date" office:date-value="2020-10-18" calcext:value-type="date">
            <text:p>18/10/20</text:p>
          </table:table-cell>
          <table:table-cell table:formula="of:=VALUE([$p_from_i_LON.A129])" office:value-type="date" office:date-value="2020-10-16" calcext:value-type="date">
            <text:p>16/10/20</text:p>
          </table:table-cell>
          <table:table-cell table:formula="of:=[$prevalence_history_20210209_LON.B111]" office:value-type="float" office:value="45928.0006514874" calcext:value-type="float">
            <text:p>45928.0006514874</text:p>
          </table:table-cell>
          <table:table-cell table:formula="of:=[$p_from_i_LON.B129]" office:value-type="float" office:value="45935.8113159983" calcext:value-type="float">
            <text:p>45935.8113159983</text:p>
          </table:table-cell>
          <table:table-cell table:formula="of:=[.D130]/[.C130]" office:value-type="percentage" office:value="1.00017006323811" calcext:value-type="percentage">
            <text:p>100.0%</text:p>
          </table:table-cell>
          <table:table-cell table:formula="of:=[.D128]" office:value-type="float" office:value="42561.8381655763" calcext:value-type="float">
            <text:p>42561.8381655763</text:p>
          </table:table-cell>
          <table:table-cell table:formula="of:=[.F130]/[.C130]" office:value-type="percentage" office:value="0.926707837524775" calcext:value-type="percentage">
            <text:p>92.67%</text:p>
          </table:table-cell>
          <table:table-cell/>
          <table:table-cell office:value-type="percentage" office:value="0.988769965794053" calcext:value-type="percentage">
            <text:p>98.88%</text:p>
          </table:table-cell>
          <table:table-cell office:value-type="percentage" office:value="0.00430002953716849" calcext:value-type="percentage">
            <text:p>0.43%</text:p>
          </table:table-cell>
          <table:table-cell office:value-type="percentage" office:value="0.0155300637431158" calcext:value-type="percentage">
            <text:p>1.55%</text:p>
          </table:table-cell>
        </table:table-row>
        <table:table-row table:style-name="ro1">
          <table:table-cell table:formula="of:=VALUE([$prevalence_history_20210209_LON.A112])" office:value-type="date" office:date-value="2020-10-19" calcext:value-type="date">
            <text:p>19/10/20</text:p>
          </table:table-cell>
          <table:table-cell table:formula="of:=VALUE([$p_from_i_LON.A130])" office:value-type="date" office:date-value="2020-10-17" calcext:value-type="date">
            <text:p>17/10/20</text:p>
          </table:table-cell>
          <table:table-cell table:formula="of:=[$prevalence_history_20210209_LON.B112]" office:value-type="float" office:value="47390.8280494987" calcext:value-type="float">
            <text:p>47390.8280494987</text:p>
          </table:table-cell>
          <table:table-cell table:formula="of:=[$p_from_i_LON.B130]" office:value-type="float" office:value="47398.281514228" calcext:value-type="float">
            <text:p>47398.281514228</text:p>
          </table:table-cell>
          <table:table-cell table:formula="of:=[.D131]/[.C131]" office:value-type="percentage" office:value="1.00015727652451" calcext:value-type="percentage">
            <text:p>100.0%</text:p>
          </table:table-cell>
          <table:table-cell table:formula="of:=[.D129]" office:value-type="float" office:value="44329.3837630362" calcext:value-type="float">
            <text:p>44329.3837630362</text:p>
          </table:table-cell>
          <table:table-cell table:formula="of:=[.F131]/[.C131]" office:value-type="percentage" office:value="0.935400067640412" calcext:value-type="percentage">
            <text:p>93.54%</text:p>
          </table:table-cell>
          <table:table-cell/>
          <table:table-cell office:value-type="percentage" office:value="1.01507490028523" calcext:value-type="percentage">
            <text:p>101.51%</text:p>
          </table:table-cell>
          <table:table-cell office:value-type="percentage" office:value="0.0107169225706715" calcext:value-type="percentage">
            <text:p>1.07%</text:p>
          </table:table-cell>
          <table:table-cell office:value-type="percentage" office:value="0.0257918228558983" calcext:value-type="percentage">
            <text:p>2.58%</text:p>
          </table:table-cell>
        </table:table-row>
        <table:table-row table:style-name="ro1">
          <table:table-cell table:formula="of:=VALUE([$prevalence_history_20210209_LON.A113])" office:value-type="date" office:date-value="2020-10-20" calcext:value-type="date">
            <text:p>20/10/20</text:p>
          </table:table-cell>
          <table:table-cell table:formula="of:=VALUE([$p_from_i_LON.A131])" office:value-type="date" office:date-value="2020-10-18" calcext:value-type="date">
            <text:p>18/10/20</text:p>
          </table:table-cell>
          <table:table-cell table:formula="of:=[$prevalence_history_20210209_LON.B113]" office:value-type="float" office:value="48909.103849703" calcext:value-type="float">
            <text:p>48909.103849703</text:p>
          </table:table-cell>
          <table:table-cell table:formula="of:=[$p_from_i_LON.B131]" office:value-type="float" office:value="48911.1524812735" calcext:value-type="float">
            <text:p>48911.1524812735</text:p>
          </table:table-cell>
          <table:table-cell table:formula="of:=[.D132]/[.C132]" office:value-type="percentage" office:value="1.00004188650802" calcext:value-type="percentage">
            <text:p>100.0%</text:p>
          </table:table-cell>
          <table:table-cell table:formula="of:=[.D130]" office:value-type="float" office:value="45935.8113159983" calcext:value-type="float">
            <text:p>45935.8113159983</text:p>
          </table:table-cell>
          <table:table-cell table:formula="of:=[.F132]/[.C132]" office:value-type="percentage" office:value="0.939207789559147" calcext:value-type="percentage">
            <text:p>93.92%</text:p>
          </table:table-cell>
          <table:table-cell/>
          <table:table-cell office:value-type="percentage" office:value="0.991414993900894" calcext:value-type="percentage">
            <text:p>99.14%</text:p>
          </table:table-cell>
          <table:table-cell office:value-type="percentage" office:value="0.00475501054738473" calcext:value-type="percentage">
            <text:p>0.48%</text:p>
          </table:table-cell>
          <table:table-cell office:value-type="percentage" office:value="0.0133400166464905" calcext:value-type="percentage">
            <text:p>1.33%</text:p>
          </table:table-cell>
        </table:table-row>
        <table:table-row table:style-name="ro1">
          <table:table-cell table:formula="of:=VALUE([$prevalence_history_20210209_LON.A114])" office:value-type="date" office:date-value="2020-10-21" calcext:value-type="date">
            <text:p>21/10/20</text:p>
          </table:table-cell>
          <table:table-cell table:formula="of:=VALUE([$p_from_i_LON.A132])" office:value-type="date" office:date-value="2020-10-19" calcext:value-type="date">
            <text:p>19/10/20</text:p>
          </table:table-cell>
          <table:table-cell table:formula="of:=[$prevalence_history_20210209_LON.B114]" office:value-type="float" office:value="50472.9991874962" calcext:value-type="float">
            <text:p>50472.9991874962</text:p>
          </table:table-cell>
          <table:table-cell table:formula="of:=[$p_from_i_LON.B132]" office:value-type="float" office:value="50470.8948160898" calcext:value-type="float">
            <text:p>50470.8948160898</text:p>
          </table:table-cell>
          <table:table-cell table:formula="of:=[.D133]/[.C133]" office:value-type="percentage" office:value="0.999958306987096" calcext:value-type="percentage">
            <text:p>100.0%</text:p>
          </table:table-cell>
          <table:table-cell table:formula="of:=[.D131]" office:value-type="float" office:value="47398.281514228" calcext:value-type="float">
            <text:p>47398.281514228</text:p>
          </table:table-cell>
          <table:table-cell table:formula="of:=[.F133]/[.C133]" office:value-type="percentage" office:value="0.939081930482349" calcext:value-type="percentage">
            <text:p>93.91%</text:p>
          </table:table-cell>
          <table:table-cell/>
          <table:table-cell table:style-name="ce12" office:value-type="percentage" office:value="0.999330962304988" calcext:value-type="percentage">
            <text:p>99.93%</text:p>
          </table:table-cell>
          <table:table-cell table:style-name="ce12" office:value-type="percentage" office:value="0.00649871593465599" calcext:value-type="percentage">
            <text:p>0.65%</text:p>
          </table:table-cell>
          <table:table-cell table:style-name="ce12" office:value-type="percentage" office:value="0.00716775362966769" calcext:value-type="percentage">
            <text:p>0.72%</text:p>
          </table:table-cell>
        </table:table-row>
        <table:table-row table:style-name="ro1">
          <table:table-cell table:formula="of:=VALUE([$prevalence_history_20210209_LON.A115])" office:value-type="date" office:date-value="2020-10-22" calcext:value-type="date">
            <text:p>22/10/20</text:p>
          </table:table-cell>
          <table:table-cell table:formula="of:=VALUE([$p_from_i_LON.A133])" office:value-type="date" office:date-value="2020-10-20" calcext:value-type="date">
            <text:p>20/10/20</text:p>
          </table:table-cell>
          <table:table-cell table:formula="of:=[$prevalence_history_20210209_LON.B115]" office:value-type="float" office:value="52013.7796569138" calcext:value-type="float">
            <text:p>52013.7796569138</text:p>
          </table:table-cell>
          <table:table-cell table:formula="of:=[$p_from_i_LON.B133]" office:value-type="float" office:value="51985.9456281983" calcext:value-type="float">
            <text:p>51985.9456281983</text:p>
          </table:table-cell>
          <table:table-cell table:formula="of:=[.D134]/[.C134]" office:value-type="percentage" office:value="0.999464872022393" calcext:value-type="percentage">
            <text:p>99.9%</text:p>
          </table:table-cell>
          <table:table-cell table:formula="of:=[.D132]" office:value-type="float" office:value="48911.1524812735" calcext:value-type="float">
            <text:p>48911.1524812735</text:p>
          </table:table-cell>
          <table:table-cell table:formula="of:=[.F134]/[.C134]" office:value-type="percentage" office:value="0.940349899659179" calcext:value-type="percentage">
            <text:p>94.03%</text:p>
          </table:table-cell>
          <table:table-cell/>
          <table:table-cell office:value-type="percentage" office:value="1.00235851344328" calcext:value-type="percentage">
            <text:p>100.24%</text:p>
          </table:table-cell>
          <table:table-cell office:value-type="percentage" office:value="0.00623900914713899" calcext:value-type="percentage">
            <text:p>0.62%</text:p>
          </table:table-cell>
          <table:table-cell office:value-type="percentage" office:value="0.00859752259042274" calcext:value-type="percentage">
            <text:p>0.86%</text:p>
          </table:table-cell>
        </table:table-row>
        <table:table-row table:style-name="ro1">
          <table:table-cell table:formula="of:=VALUE([$prevalence_history_20210209_LON.A116])" office:value-type="date" office:date-value="2020-10-23" calcext:value-type="date">
            <text:p>23/10/20</text:p>
          </table:table-cell>
          <table:table-cell table:formula="of:=VALUE([$p_from_i_LON.A134])" office:value-type="date" office:date-value="2020-10-21" calcext:value-type="date">
            <text:p>21/10/20</text:p>
          </table:table-cell>
          <table:table-cell table:formula="of:=[$prevalence_history_20210209_LON.B116]" office:value-type="float" office:value="53575.003580633" calcext:value-type="float">
            <text:p>53575.003580633</text:p>
          </table:table-cell>
          <table:table-cell table:formula="of:=[$p_from_i_LON.B134]" office:value-type="float" office:value="53536.2767198952" calcext:value-type="float">
            <text:p>53536.2767198952</text:p>
          </table:table-cell>
          <table:table-cell table:formula="of:=[.D135]/[.C135]" office:value-type="percentage" office:value="0.999277146838085" calcext:value-type="percentage">
            <text:p>99.9%</text:p>
          </table:table-cell>
          <table:table-cell table:formula="of:=[.D133]" office:value-type="float" office:value="50470.8948160898" calcext:value-type="float">
            <text:p>50470.8948160898</text:p>
          </table:table-cell>
          <table:table-cell table:formula="of:=[.F135]/[.C135]" office:value-type="percentage" office:value="0.942060502900921" calcext:value-type="percentage">
            <text:p>94.21%</text:p>
          </table:table-cell>
          <table:table-cell/>
          <table:table-cell table:style-name="ce12" office:value-type="percentage" office:value="0.999583757842692" calcext:value-type="percentage">
            <text:p>99.96%</text:p>
          </table:table-cell>
          <table:table-cell table:style-name="ce12" office:value-type="percentage" office:value="0.00565000351517429" calcext:value-type="percentage">
            <text:p>0.57%</text:p>
          </table:table-cell>
          <table:table-cell table:style-name="ce12" office:value-type="percentage" office:value="0.00606624567248247" calcext:value-type="percentage">
            <text:p>0.61%</text:p>
          </table:table-cell>
        </table:table-row>
        <table:table-row table:style-name="ro1">
          <table:table-cell table:formula="of:=VALUE([$prevalence_history_20210209_LON.A117])" office:value-type="date" office:date-value="2020-10-24" calcext:value-type="date">
            <text:p>24/10/20</text:p>
          </table:table-cell>
          <table:table-cell table:formula="of:=VALUE([$p_from_i_LON.A135])" office:value-type="date" office:date-value="2020-10-22" calcext:value-type="date">
            <text:p>22/10/20</text:p>
          </table:table-cell>
          <table:table-cell table:formula="of:=[$prevalence_history_20210209_LON.B117]" office:value-type="float" office:value="55006.3879978124" calcext:value-type="float">
            <text:p>55006.3879978124</text:p>
          </table:table-cell>
          <table:table-cell table:formula="of:=[$p_from_i_LON.B135]" office:value-type="float" office:value="54976.4959318442" calcext:value-type="float">
            <text:p>54976.4959318442</text:p>
          </table:table-cell>
          <table:table-cell table:formula="of:=[.D136]/[.C136]" office:value-type="percentage" office:value="0.999456571008273" calcext:value-type="percentage">
            <text:p>99.9%</text:p>
          </table:table-cell>
          <table:table-cell table:formula="of:=[.D134]" office:value-type="float" office:value="51985.9456281983" calcext:value-type="float">
            <text:p>51985.9456281983</text:p>
          </table:table-cell>
          <table:table-cell table:formula="of:=[.F136]/[.C136]" office:value-type="percentage" office:value="0.945089243639589" calcext:value-type="percentage">
            <text:p>94.51%</text:p>
          </table:table-cell>
          <table:table-cell/>
          <table:table-cell office:value-type="percentage" office:value="0.900821524692558" calcext:value-type="percentage">
            <text:p>90.08%</text:p>
          </table:table-cell>
          <table:table-cell office:value-type="percentage" office:value="0.0264369879766926" calcext:value-type="percentage">
            <text:p>2.64%</text:p>
          </table:table-cell>
          <table:table-cell office:value-type="percentage" office:value="0.125615463284135" calcext:value-type="percentage">
            <text:p>12.56%</text:p>
          </table:table-cell>
        </table:table-row>
        <table:table-row table:style-name="ro1">
          <table:table-cell table:formula="of:=VALUE([$prevalence_history_20210209_LON.A118])" office:value-type="date" office:date-value="2020-10-25" calcext:value-type="date">
            <text:p>25/10/20</text:p>
          </table:table-cell>
          <table:table-cell table:formula="of:=VALUE([$p_from_i_LON.A136])" office:value-type="date" office:date-value="2020-10-23" calcext:value-type="date">
            <text:p>23/10/20</text:p>
          </table:table-cell>
          <table:table-cell table:formula="of:=[$prevalence_history_20210209_LON.B118]" office:value-type="float" office:value="56403.5412139337" calcext:value-type="float">
            <text:p>56403.5412139337</text:p>
          </table:table-cell>
          <table:table-cell table:formula="of:=[$p_from_i_LON.B136]" office:value-type="float" office:value="56384.7459891079" calcext:value-type="float">
            <text:p>56384.7459891079</text:p>
          </table:table-cell>
          <table:table-cell table:formula="of:=[.D137]/[.C137]" office:value-type="percentage" office:value="0.999666772255407" calcext:value-type="percentage">
            <text:p>100.0%</text:p>
          </table:table-cell>
          <table:table-cell table:formula="of:=[.D135]" office:value-type="float" office:value="53536.2767198952" calcext:value-type="float">
            <text:p>53536.2767198952</text:p>
          </table:table-cell>
          <table:table-cell table:formula="of:=[.F137]/[.C137]" office:value-type="percentage" office:value="0.949165168847054" calcext:value-type="percentage">
            <text:p>94.92%</text:p>
          </table:table-cell>
          <table:table-cell/>
          <table:table-cell office:value-type="percentage" office:value="0.994304965648357" calcext:value-type="percentage">
            <text:p>99.43%</text:p>
          </table:table-cell>
          <table:table-cell office:value-type="percentage" office:value="0.00531097920534529" calcext:value-type="percentage">
            <text:p>0.53%</text:p>
          </table:table-cell>
          <table:table-cell office:value-type="percentage" office:value="0.0110060135569879" calcext:value-type="percentage">
            <text:p>1.10%</text:p>
          </table:table-cell>
        </table:table-row>
        <table:table-row table:style-name="ro1">
          <table:table-cell table:formula="of:=VALUE([$prevalence_history_20210209_LON.A119])" office:value-type="date" office:date-value="2020-10-26" calcext:value-type="date">
            <text:p>26/10/20</text:p>
          </table:table-cell>
          <table:table-cell table:formula="of:=VALUE([$p_from_i_LON.A137])" office:value-type="date" office:date-value="2020-10-24" calcext:value-type="date">
            <text:p>24/10/20</text:p>
          </table:table-cell>
          <table:table-cell table:formula="of:=[$prevalence_history_20210209_LON.B119]" office:value-type="float" office:value="57830.6095338372" calcext:value-type="float">
            <text:p>57830.6095338372</text:p>
          </table:table-cell>
          <table:table-cell table:formula="of:=[$p_from_i_LON.B137]" office:value-type="float" office:value="57819.5915523224" calcext:value-type="float">
            <text:p>57819.5915523224</text:p>
          </table:table-cell>
          <table:table-cell table:formula="of:=[.D138]/[.C138]" office:value-type="percentage" office:value="0.999809478378256" calcext:value-type="percentage">
            <text:p>100.0%</text:p>
          </table:table-cell>
          <table:table-cell table:formula="of:=[.D136]" office:value-type="float" office:value="54976.4959318442" calcext:value-type="float">
            <text:p>54976.4959318442</text:p>
          </table:table-cell>
          <table:table-cell table:formula="of:=[.F138]/[.C138]" office:value-type="percentage" office:value="0.950647008132898" calcext:value-type="percentage">
            <text:p>95.06%</text:p>
          </table:table-cell>
          <table:table-cell/>
          <table:table-cell office:value-type="percentage" office:value="0.997370467490853" calcext:value-type="percentage">
            <text:p>99.74%</text:p>
          </table:table-cell>
          <table:table-cell office:value-type="percentage" office:value="0.00529851905943348" calcext:value-type="percentage">
            <text:p>0.53%</text:p>
          </table:table-cell>
          <table:table-cell office:value-type="percentage" office:value="0.00792805156858047" calcext:value-type="percentage">
            <text:p>0.79%</text:p>
          </table:table-cell>
        </table:table-row>
        <table:table-row table:style-name="ro1">
          <table:table-cell table:formula="of:=VALUE([$prevalence_history_20210209_LON.A120])" office:value-type="date" office:date-value="2020-10-27" calcext:value-type="date">
            <text:p>27/10/20</text:p>
          </table:table-cell>
          <table:table-cell table:formula="of:=VALUE([$p_from_i_LON.A138])" office:value-type="date" office:date-value="2020-10-25" calcext:value-type="date">
            <text:p>25/10/20</text:p>
          </table:table-cell>
          <table:table-cell table:formula="of:=[$prevalence_history_20210209_LON.B120]" office:value-type="float" office:value="59129.9427844139" calcext:value-type="float">
            <text:p>59129.9427844139</text:p>
          </table:table-cell>
          <table:table-cell table:formula="of:=[$p_from_i_LON.B138]" office:value-type="float" office:value="59134.9886829466" calcext:value-type="float">
            <text:p>59134.9886829466</text:p>
          </table:table-cell>
          <table:table-cell table:formula="of:=[.D139]/[.C139]" office:value-type="percentage" office:value="1.00008533575876" calcext:value-type="percentage">
            <text:p>100.0%</text:p>
          </table:table-cell>
          <table:table-cell table:formula="of:=[.D137]" office:value-type="float" office:value="56384.7459891079" calcext:value-type="float">
            <text:p>56384.7459891079</text:p>
          </table:table-cell>
          <table:table-cell table:formula="of:=[.F139]/[.C139]" office:value-type="percentage" office:value="0.953573491431999" calcext:value-type="percentage">
            <text:p>95.36%</text:p>
          </table:table-cell>
          <table:table-cell/>
          <table:table-cell table:style-name="ce13" office:value-type="percentage" office:value="1.00043234230146" calcext:value-type="percentage">
            <text:p>100.04%</text:p>
          </table:table-cell>
          <table:table-cell table:style-name="ce13" office:value-type="percentage" office:value="0.00543583213951902" calcext:value-type="percentage">
            <text:p>0.54%</text:p>
          </table:table-cell>
          <table:table-cell table:style-name="ce13" office:value-type="percentage" office:value="0.00586817444098063" calcext:value-type="percentage">
            <text:p>0.59%</text:p>
          </table:table-cell>
        </table:table-row>
        <table:table-row table:style-name="ro1">
          <table:table-cell table:formula="of:=VALUE([$prevalence_history_20210209_LON.A121])" office:value-type="date" office:date-value="2020-10-28" calcext:value-type="date">
            <text:p>28/10/20</text:p>
          </table:table-cell>
          <table:table-cell table:formula="of:=VALUE([$p_from_i_LON.A139])" office:value-type="date" office:date-value="2020-10-26" calcext:value-type="date">
            <text:p>26/10/20</text:p>
          </table:table-cell>
          <table:table-cell table:formula="of:=[$prevalence_history_20210209_LON.B121]" office:value-type="float" office:value="60142.3572686108" calcext:value-type="float">
            <text:p>60142.3572686108</text:p>
          </table:table-cell>
          <table:table-cell table:formula="of:=[$p_from_i_LON.B139]" office:value-type="float" office:value="60167.2786623612" calcext:value-type="float">
            <text:p>60167.2786623612</text:p>
          </table:table-cell>
          <table:table-cell table:formula="of:=[.D140]/[.C140]" office:value-type="percentage" office:value="1.00041437341139" calcext:value-type="percentage">
            <text:p>100.0%</text:p>
          </table:table-cell>
          <table:table-cell table:formula="of:=[.D138]" office:value-type="float" office:value="57819.5915523224" calcext:value-type="float">
            <text:p>57819.5915523224</text:p>
          </table:table-cell>
          <table:table-cell table:formula="of:=[.F140]/[.C140]" office:value-type="percentage" office:value="0.961378871368238" calcext:value-type="percentage">
            <text:p>96.14%</text:p>
          </table:table-cell>
          <table:table-cell/>
          <table:table-cell office:value-type="percentage" office:value="0.98409672849459" calcext:value-type="percentage">
            <text:p>98.41%</text:p>
          </table:table-cell>
          <table:table-cell office:value-type="percentage" office:value="0.00880529748148929" calcext:value-type="percentage">
            <text:p>0.88%</text:p>
          </table:table-cell>
          <table:table-cell office:value-type="percentage" office:value="0.024708568986899" calcext:value-type="percentage">
            <text:p>2.47%</text:p>
          </table:table-cell>
        </table:table-row>
        <table:table-row table:style-name="ro1">
          <table:table-cell table:formula="of:=VALUE([$prevalence_history_20210209_LON.A122])" office:value-type="date" office:date-value="2020-10-29" calcext:value-type="date">
            <text:p>29/10/20</text:p>
          </table:table-cell>
          <table:table-cell table:formula="of:=VALUE([$p_from_i_LON.A140])" office:value-type="date" office:date-value="2020-10-27" calcext:value-type="date">
            <text:p>27/10/20</text:p>
          </table:table-cell>
          <table:table-cell table:formula="of:=[$prevalence_history_20210209_LON.B122]" office:value-type="float" office:value="60935.45530127" calcext:value-type="float">
            <text:p>60935.45530127</text:p>
          </table:table-cell>
          <table:table-cell table:formula="of:=[$p_from_i_LON.B140]" office:value-type="float" office:value="60976.9181804517" calcext:value-type="float">
            <text:p>60976.9181804517</text:p>
          </table:table-cell>
          <table:table-cell table:formula="of:=[.D141]/[.C141]" office:value-type="percentage" office:value="1.00068043931036" calcext:value-type="percentage">
            <text:p>100.1%</text:p>
          </table:table-cell>
          <table:table-cell table:formula="of:=[.D139]" office:value-type="float" office:value="59134.9886829466" calcext:value-type="float">
            <text:p>59134.9886829466</text:p>
          </table:table-cell>
          <table:table-cell table:formula="of:=[.F141]/[.C141]" office:value-type="percentage" office:value="0.970452889710568" calcext:value-type="percentage">
            <text:p>97.05%</text:p>
          </table:table-cell>
          <table:table-cell/>
          <table:table-cell office:value-type="percentage" office:value="0.981208271948937" calcext:value-type="percentage">
            <text:p>98.12%</text:p>
          </table:table-cell>
          <table:table-cell office:value-type="percentage" office:value="0.00746297070019015" calcext:value-type="percentage">
            <text:p>0.75%</text:p>
          </table:table-cell>
          <table:table-cell office:value-type="percentage" office:value="0.0262546987512529" calcext:value-type="percentage">
            <text:p>2.63%</text:p>
          </table:table-cell>
        </table:table-row>
        <table:table-row table:style-name="ro1">
          <table:table-cell table:formula="of:=VALUE([$prevalence_history_20210209_LON.A123])" office:value-type="date" office:date-value="2020-10-30" calcext:value-type="date">
            <text:p>30/10/20</text:p>
          </table:table-cell>
          <table:table-cell table:formula="of:=VALUE([$p_from_i_LON.A141])" office:value-type="date" office:date-value="2020-10-28" calcext:value-type="date">
            <text:p>28/10/20</text:p>
          </table:table-cell>
          <table:table-cell table:formula="of:=[$prevalence_history_20210209_LON.B123]" office:value-type="float" office:value="61606.660217766" calcext:value-type="float">
            <text:p>61606.660217766</text:p>
          </table:table-cell>
          <table:table-cell table:formula="of:=[$p_from_i_LON.B141]" office:value-type="float" office:value="61659.2109983009" calcext:value-type="float">
            <text:p>61659.2109983009</text:p>
          </table:table-cell>
          <table:table-cell table:formula="of:=[.D142]/[.C142]" office:value-type="percentage" office:value="1.00085300485936" calcext:value-type="percentage">
            <text:p>100.1%</text:p>
          </table:table-cell>
          <table:table-cell table:formula="of:=[.D140]" office:value-type="float" office:value="60167.2786623612" calcext:value-type="float">
            <text:p>60167.2786623612</text:p>
          </table:table-cell>
          <table:table-cell table:formula="of:=[.F142]/[.C142]" office:value-type="percentage" office:value="0.97663594244004" calcext:value-type="percentage">
            <text:p>97.66%</text:p>
          </table:table-cell>
          <table:table-cell/>
          <table:table-cell office:value-type="percentage" office:value="1.01491278862643" calcext:value-type="percentage">
            <text:p>101.49%</text:p>
          </table:table-cell>
          <table:table-cell office:value-type="percentage" office:value="0.00798365298820684" calcext:value-type="percentage">
            <text:p>0.80%</text:p>
          </table:table-cell>
          <table:table-cell office:value-type="percentage" office:value="0.0228964416146401" calcext:value-type="percentage">
            <text:p>2.29%</text:p>
          </table:table-cell>
        </table:table-row>
        <table:table-row table:style-name="ro1">
          <table:table-cell table:formula="of:=VALUE([$prevalence_history_20210209_LON.A124])" office:value-type="date" office:date-value="2020-10-31" calcext:value-type="date">
            <text:p>31/10/20</text:p>
          </table:table-cell>
          <table:table-cell table:formula="of:=VALUE([$p_from_i_LON.A142])" office:value-type="date" office:date-value="2020-10-29" calcext:value-type="date">
            <text:p>29/10/20</text:p>
          </table:table-cell>
          <table:table-cell table:formula="of:=[$prevalence_history_20210209_LON.B124]" office:value-type="float" office:value="62135.3596839806" calcext:value-type="float">
            <text:p>62135.3596839806</text:p>
          </table:table-cell>
          <table:table-cell table:formula="of:=[$p_from_i_LON.B142]" office:value-type="float" office:value="62197.1887108837" calcext:value-type="float">
            <text:p>62197.1887108837</text:p>
          </table:table-cell>
          <table:table-cell table:formula="of:=[.D143]/[.C143]" office:value-type="percentage" office:value="1.00099506991217" calcext:value-type="percentage">
            <text:p>100.1%</text:p>
          </table:table-cell>
          <table:table-cell table:formula="of:=[.D141]" office:value-type="float" office:value="60976.9181804517" calcext:value-type="float">
            <text:p>60976.9181804517</text:p>
          </table:table-cell>
          <table:table-cell table:formula="of:=[.F143]/[.C143]" office:value-type="percentage" office:value="0.981356163231038" calcext:value-type="percentage">
            <text:p>98.14%</text:p>
          </table:table-cell>
          <table:table-cell/>
          <table:table-cell office:value-type="percentage" office:value="0.985018576989799" calcext:value-type="percentage">
            <text:p>98.50%</text:p>
          </table:table-cell>
          <table:table-cell office:value-type="percentage" office:value="0.00559131811637446" calcext:value-type="percentage">
            <text:p>0.56%</text:p>
          </table:table-cell>
          <table:table-cell office:value-type="percentage" office:value="0.0205727411265754" calcext:value-type="percentage">
            <text:p>2.06%</text:p>
          </table:table-cell>
        </table:table-row>
        <table:table-row table:style-name="ro1">
          <table:table-cell table:formula="of:=VALUE([$prevalence_history_20210209_LON.A125])" office:value-type="date" office:date-value="2020-11-01" calcext:value-type="date">
            <text:p>01/11/20</text:p>
          </table:table-cell>
          <table:table-cell table:formula="of:=VALUE([$p_from_i_LON.A143])" office:value-type="date" office:date-value="2020-10-30" calcext:value-type="date">
            <text:p>30/10/20</text:p>
          </table:table-cell>
          <table:table-cell table:formula="of:=[$prevalence_history_20210209_LON.B125]" office:value-type="float" office:value="62710.3951759891" calcext:value-type="float">
            <text:p>62710.3951759891</text:p>
          </table:table-cell>
          <table:table-cell table:formula="of:=[$p_from_i_LON.B143]" office:value-type="float" office:value="62787.7481550488" calcext:value-type="float">
            <text:p>62787.7481550488</text:p>
          </table:table-cell>
          <table:table-cell table:formula="of:=[.D144]/[.C144]" office:value-type="percentage" office:value="1.00123349532151" calcext:value-type="percentage">
            <text:p>100.1%</text:p>
          </table:table-cell>
          <table:table-cell table:formula="of:=[.D142]" office:value-type="float" office:value="61659.2109983009" calcext:value-type="float">
            <text:p>61659.2109983009</text:p>
          </table:table-cell>
          <table:table-cell table:formula="of:=[.F144]/[.C144]" office:value-type="percentage" office:value="0.983237481206454" calcext:value-type="percentage">
            <text:p>98.32%</text:p>
          </table:table-cell>
          <table:table-cell/>
          <table:table-cell table:style-name="ce14" office:value-type="percentage" office:value="1.00001060382452" calcext:value-type="percentage">
            <text:p>100.00%</text:p>
          </table:table-cell>
          <table:table-cell table:style-name="ce14" office:value-type="percentage" office:value="0.00530222103576105" calcext:value-type="percentage">
            <text:p>0.53%</text:p>
          </table:table-cell>
          <table:table-cell table:style-name="ce14" office:value-type="percentage" office:value="0.00531282486027973" calcext:value-type="percentage">
            <text:p>0.53%</text:p>
          </table:table-cell>
        </table:table-row>
        <table:table-row table:style-name="ro1">
          <table:table-cell table:formula="of:=VALUE([$prevalence_history_20210209_LON.A126])" office:value-type="date" office:date-value="2020-11-02" calcext:value-type="date">
            <text:p>02/11/20</text:p>
          </table:table-cell>
          <table:table-cell table:formula="of:=VALUE([$p_from_i_LON.A144])" office:value-type="date" office:date-value="2020-10-31" calcext:value-type="date">
            <text:p>31/10/20</text:p>
          </table:table-cell>
          <table:table-cell table:formula="of:=[$prevalence_history_20210209_LON.B126]" office:value-type="float" office:value="63408.4795815273" calcext:value-type="float">
            <text:p>63408.4795815273</text:p>
          </table:table-cell>
          <table:table-cell table:formula="of:=[$p_from_i_LON.B144]" office:value-type="float" office:value="63520.8327231439" calcext:value-type="float">
            <text:p>63520.8327231439</text:p>
          </table:table-cell>
          <table:table-cell table:formula="of:=[.D145]/[.C145]" office:value-type="percentage" office:value="1.00177189458505" calcext:value-type="percentage">
            <text:p>100.2%</text:p>
          </table:table-cell>
          <table:table-cell table:formula="of:=[.D143]" office:value-type="float" office:value="62197.1887108837" calcext:value-type="float">
            <text:p>62197.1887108837</text:p>
          </table:table-cell>
          <table:table-cell table:formula="of:=[.F145]/[.C145]" office:value-type="percentage" office:value="0.980897020735433" calcext:value-type="percentage">
            <text:p>98.09%</text:p>
          </table:table-cell>
          <table:table-cell/>
          <table:table-cell office:value-type="percentage" office:value="0.948369958525753" calcext:value-type="percentage">
            <text:p>94.84%</text:p>
          </table:table-cell>
          <table:table-cell office:value-type="percentage" office:value="0.0126335474383543" calcext:value-type="percentage">
            <text:p>1.26%</text:p>
          </table:table-cell>
          <table:table-cell office:value-type="percentage" office:value="0.0642635889126013" calcext:value-type="percentage">
            <text:p>6.43%</text:p>
          </table:table-cell>
        </table:table-row>
        <table:table-row table:style-name="ro1">
          <table:table-cell table:formula="of:=VALUE([$prevalence_history_20210209_LON.A127])" office:value-type="date" office:date-value="2020-11-03" calcext:value-type="date">
            <text:p>03/11/20</text:p>
          </table:table-cell>
          <table:table-cell table:formula="of:=VALUE([$p_from_i_LON.A145])" office:value-type="date" office:date-value="2020-11-01" calcext:value-type="date">
            <text:p>01/11/20</text:p>
          </table:table-cell>
          <table:table-cell table:formula="of:=[$prevalence_history_20210209_LON.B127]" office:value-type="float" office:value="64042.9427464119" calcext:value-type="float">
            <text:p>64042.9427464119</text:p>
          </table:table-cell>
          <table:table-cell table:formula="of:=[$p_from_i_LON.B145]" office:value-type="float" office:value="64204.6729114218" calcext:value-type="float">
            <text:p>64204.6729114218</text:p>
          </table:table-cell>
          <table:table-cell table:formula="of:=[.D146]/[.C146]" office:value-type="percentage" office:value="1.00252533937502" calcext:value-type="percentage">
            <text:p>100.3%</text:p>
          </table:table-cell>
          <table:table-cell table:formula="of:=[.D144]" office:value-type="float" office:value="62787.7481550488" calcext:value-type="float">
            <text:p>62787.7481550488</text:p>
          </table:table-cell>
          <table:table-cell table:formula="of:=[.F146]/[.C146]" office:value-type="percentage" office:value="0.980400735232713" calcext:value-type="percentage">
            <text:p>98.04%</text:p>
          </table:table-cell>
          <table:table-cell/>
          <table:table-cell office:value-type="percentage" office:value="0.957177211998392" calcext:value-type="percentage">
            <text:p>95.72%</text:p>
          </table:table-cell>
          <table:table-cell office:value-type="percentage" office:value="0.0104079374689696" calcext:value-type="percentage">
            <text:p>1.04%</text:p>
          </table:table-cell>
          <table:table-cell office:value-type="percentage" office:value="0.0532307254705779" calcext:value-type="percentage">
            <text:p>5.32%</text:p>
          </table:table-cell>
        </table:table-row>
        <table:table-row table:style-name="ro1">
          <table:table-cell table:formula="of:=VALUE([$prevalence_history_20210209_LON.A128])" office:value-type="date" office:date-value="2020-11-04" calcext:value-type="date">
            <text:p>04/11/20</text:p>
          </table:table-cell>
          <table:table-cell table:formula="of:=VALUE([$p_from_i_LON.A146])" office:value-type="date" office:date-value="2020-11-02" calcext:value-type="date">
            <text:p>02/11/20</text:p>
          </table:table-cell>
          <table:table-cell table:formula="of:=[$prevalence_history_20210209_LON.B128]" office:value-type="float" office:value="64422.5567788459" calcext:value-type="float">
            <text:p>64422.5567788459</text:p>
          </table:table-cell>
          <table:table-cell table:formula="of:=[$p_from_i_LON.B146]" office:value-type="float" office:value="64621.1554705934" calcext:value-type="float">
            <text:p>64621.1554705934</text:p>
          </table:table-cell>
          <table:table-cell table:formula="of:=[.D147]/[.C147]" office:value-type="percentage" office:value="1.00308275085122" calcext:value-type="percentage">
            <text:p>100.3%</text:p>
          </table:table-cell>
          <table:table-cell table:formula="of:=[.D145]" office:value-type="float" office:value="63520.8327231439" calcext:value-type="float">
            <text:p>63520.8327231439</text:p>
          </table:table-cell>
          <table:table-cell table:formula="of:=[.F147]/[.C147]" office:value-type="percentage" office:value="0.986002976274326" calcext:value-type="percentage">
            <text:p>98.60%</text:p>
          </table:table-cell>
          <table:table-cell/>
          <table:table-cell table:style-name="ce12" office:value-type="percentage" office:value="1.0007837571555" calcext:value-type="percentage">
            <text:p>100.08%</text:p>
          </table:table-cell>
          <table:table-cell table:style-name="ce12" office:value-type="percentage" office:value="0.00549606985443551" calcext:value-type="percentage">
            <text:p>0.55%</text:p>
          </table:table-cell>
          <table:table-cell table:style-name="ce12" office:value-type="percentage" office:value="0.00627982700993667" calcext:value-type="percentage">
            <text:p>0.63%</text:p>
          </table:table-cell>
        </table:table-row>
        <table:table-row table:style-name="ro1">
          <table:table-cell table:formula="of:=VALUE([$prevalence_history_20210209_LON.A129])" office:value-type="date" office:date-value="2020-11-05" calcext:value-type="date">
            <text:p>05/11/20</text:p>
          </table:table-cell>
          <table:table-cell table:formula="of:=VALUE([$p_from_i_LON.A147])" office:value-type="date" office:date-value="2020-11-03" calcext:value-type="date">
            <text:p>03/11/20</text:p>
          </table:table-cell>
          <table:table-cell table:formula="of:=[$prevalence_history_20210209_LON.B129]" office:value-type="float" office:value="64363.350624523" calcext:value-type="float">
            <text:p>64363.350624523</text:p>
          </table:table-cell>
          <table:table-cell table:formula="of:=[$p_from_i_LON.B147]" office:value-type="float" office:value="64583.1076993112" calcext:value-type="float">
            <text:p>64583.1076993112</text:p>
          </table:table-cell>
          <table:table-cell table:formula="of:=[.D148]/[.C148]" office:value-type="percentage" office:value="1.00341431999198" calcext:value-type="percentage">
            <text:p>100.3%</text:p>
          </table:table-cell>
          <table:table-cell table:formula="of:=[.D146]" office:value-type="float" office:value="64204.6729114218" calcext:value-type="float">
            <text:p>64204.6729114218</text:p>
          </table:table-cell>
          <table:table-cell table:formula="of:=[.F148]/[.C148]" office:value-type="percentage" office:value="0.997534657354511" calcext:value-type="percentage">
            <text:p>99.75%</text:p>
          </table:table-cell>
          <table:table-cell/>
          <table:table-cell office:value-type="percentage" office:value="0.995878502921395" calcext:value-type="percentage">
            <text:p>99.59%</text:p>
          </table:table-cell>
          <table:table-cell office:value-type="percentage" office:value="0.00486078464139473" calcext:value-type="percentage">
            <text:p>0.49%</text:p>
          </table:table-cell>
          <table:table-cell office:value-type="percentage" office:value="0.00898228171999916" calcext:value-type="percentage">
            <text:p>0.90%</text:p>
          </table:table-cell>
        </table:table-row>
        <table:table-row table:style-name="ro1">
          <table:table-cell table:formula="of:=VALUE([$prevalence_history_20210209_LON.A130])" office:value-type="date" office:date-value="2020-11-06" calcext:value-type="date">
            <text:p>06/11/20</text:p>
          </table:table-cell>
          <table:table-cell table:formula="of:=VALUE([$p_from_i_LON.A148])" office:value-type="date" office:date-value="2020-11-04" calcext:value-type="date">
            <text:p>04/11/20</text:p>
          </table:table-cell>
          <table:table-cell table:formula="of:=[$prevalence_history_20210209_LON.B130]" office:value-type="float" office:value="64125.1098515107" calcext:value-type="float">
            <text:p>64125.1098515107</text:p>
          </table:table-cell>
          <table:table-cell table:formula="of:=[$p_from_i_LON.B148]" office:value-type="float" office:value="64350.1750787597" calcext:value-type="float">
            <text:p>64350.1750787597</text:p>
          </table:table-cell>
          <table:table-cell table:formula="of:=[.D149]/[.C149]" office:value-type="percentage" office:value="1.00350978310634" calcext:value-type="percentage">
            <text:p>100.4%</text:p>
          </table:table-cell>
          <table:table-cell table:formula="of:=[.D147]" office:value-type="float" office:value="64621.1554705934" calcext:value-type="float">
            <text:p>64621.1554705934</text:p>
          </table:table-cell>
          <table:table-cell table:formula="of:=[.F149]/[.C149]" office:value-type="percentage" office:value="1.0077355909445" calcext:value-type="percentage">
            <text:p>100.77%</text:p>
          </table:table-cell>
          <table:table-cell/>
          <table:table-cell table:style-name="ce12" office:value-type="percentage" office:value="1.00171831819941" calcext:value-type="percentage">
            <text:p>100.17%</text:p>
          </table:table-cell>
          <table:table-cell table:style-name="ce12" office:value-type="percentage" office:value="0.00557121572555504" calcext:value-type="percentage">
            <text:p>0.56%</text:p>
          </table:table-cell>
          <table:table-cell table:style-name="ce12" office:value-type="percentage" office:value="0.00728953392496885" calcext:value-type="percentage">
            <text:p>0.73%</text:p>
          </table:table-cell>
        </table:table-row>
        <table:table-row table:style-name="ro1">
          <table:table-cell table:formula="of:=VALUE([$prevalence_history_20210209_LON.A131])" office:value-type="date" office:date-value="2020-11-07" calcext:value-type="date">
            <text:p>07/11/20</text:p>
          </table:table-cell>
          <table:table-cell table:formula="of:=VALUE([$p_from_i_LON.A149])" office:value-type="date" office:date-value="2020-11-05" calcext:value-type="date">
            <text:p>05/11/20</text:p>
          </table:table-cell>
          <table:table-cell table:formula="of:=[$prevalence_history_20210209_LON.B131]" office:value-type="float" office:value="63962.3892001989" calcext:value-type="float">
            <text:p>63962.3892001989</text:p>
          </table:table-cell>
          <table:table-cell table:formula="of:=[$p_from_i_LON.B149]" office:value-type="float" office:value="64169.6085800563" calcext:value-type="float">
            <text:p>64169.6085800563</text:p>
          </table:table-cell>
          <table:table-cell table:formula="of:=[.D150]/[.C150]" office:value-type="percentage" office:value="1.00323970668464" calcext:value-type="percentage">
            <text:p>100.3%</text:p>
          </table:table-cell>
          <table:table-cell table:formula="of:=[.D148]" office:value-type="float" office:value="64583.1076993112" calcext:value-type="float">
            <text:p>64583.1076993112</text:p>
          </table:table-cell>
          <table:table-cell table:formula="of:=[.F150]/[.C150]" office:value-type="percentage" office:value="1.00970442953858" calcext:value-type="percentage">
            <text:p>100.97%</text:p>
          </table:table-cell>
          <table:table-cell/>
          <table:table-cell office:value-type="percentage" office:value="0.996803862381396" calcext:value-type="percentage">
            <text:p>99.68%</text:p>
          </table:table-cell>
          <table:table-cell office:value-type="percentage" office:value="0.0049588580848349" calcext:value-type="percentage">
            <text:p>0.50%</text:p>
          </table:table-cell>
          <table:table-cell office:value-type="percentage" office:value="0.00815499570343917" calcext:value-type="percentage">
            <text:p>0.82%</text:p>
          </table:table-cell>
        </table:table-row>
        <table:table-row table:style-name="ro1">
          <table:table-cell table:formula="of:=VALUE([$prevalence_history_20210209_LON.A132])" office:value-type="date" office:date-value="2020-11-08" calcext:value-type="date">
            <text:p>08/11/20</text:p>
          </table:table-cell>
          <table:table-cell table:formula="of:=VALUE([$p_from_i_LON.A150])" office:value-type="date" office:date-value="2020-11-06" calcext:value-type="date">
            <text:p>06/11/20</text:p>
          </table:table-cell>
          <table:table-cell table:formula="of:=[$prevalence_history_20210209_LON.B132]" office:value-type="float" office:value="63785.9459997458" calcext:value-type="float">
            <text:p>63785.9459997458</text:p>
          </table:table-cell>
          <table:table-cell table:formula="of:=[$p_from_i_LON.B150]" office:value-type="float" office:value="63966.1839891672" calcext:value-type="float">
            <text:p>63966.1839891672</text:p>
          </table:table-cell>
          <table:table-cell table:formula="of:=[.D151]/[.C151]" office:value-type="percentage" office:value="1.0028256693006" calcext:value-type="percentage">
            <text:p>100.3%</text:p>
          </table:table-cell>
          <table:table-cell table:formula="of:=[.D149]" office:value-type="float" office:value="64350.1750787597" calcext:value-type="float">
            <text:p>64350.1750787597</text:p>
          </table:table-cell>
          <table:table-cell table:formula="of:=[.F151]/[.C151]" office:value-type="percentage" office:value="1.00884566451388" calcext:value-type="percentage">
            <text:p>100.88%</text:p>
          </table:table-cell>
          <table:table-cell/>
          <table:table-cell office:value-type="percentage" office:value="1.0053416702754" calcext:value-type="percentage">
            <text:p>100.53%</text:p>
          </table:table-cell>
          <table:table-cell office:value-type="percentage" office:value="0.00651882065101289" calcext:value-type="percentage">
            <text:p>0.65%</text:p>
          </table:table-cell>
          <table:table-cell office:value-type="percentage" office:value="0.0118604909264088" calcext:value-type="percentage">
            <text:p>1.19%</text:p>
          </table:table-cell>
        </table:table-row>
        <table:table-row table:style-name="ro1">
          <table:table-cell table:formula="of:=VALUE([$prevalence_history_20210209_LON.A133])" office:value-type="date" office:date-value="2020-11-09" calcext:value-type="date">
            <text:p>09/11/20</text:p>
          </table:table-cell>
          <table:table-cell table:formula="of:=VALUE([$p_from_i_LON.A151])" office:value-type="date" office:date-value="2020-11-07" calcext:value-type="date">
            <text:p>07/11/20</text:p>
          </table:table-cell>
          <table:table-cell table:formula="of:=[$prevalence_history_20210209_LON.B133]" office:value-type="float" office:value="63295.9000234462" calcext:value-type="float">
            <text:p>63295.9000234462</text:p>
          </table:table-cell>
          <table:table-cell table:formula="of:=[$p_from_i_LON.B151]" office:value-type="float" office:value="63467.1327687514" calcext:value-type="float">
            <text:p>63467.1327687514</text:p>
          </table:table-cell>
          <table:table-cell table:formula="of:=[.D152]/[.C152]" office:value-type="percentage" office:value="1.00270527388412" calcext:value-type="percentage">
            <text:p>100.3%</text:p>
          </table:table-cell>
          <table:table-cell table:formula="of:=[.D150]" office:value-type="float" office:value="64169.6085800563" calcext:value-type="float">
            <text:p>64169.6085800563</text:p>
          </table:table-cell>
          <table:table-cell table:formula="of:=[.F152]/[.C152]" office:value-type="percentage" office:value="1.01380355688578" calcext:value-type="percentage">
            <text:p>101.38%</text:p>
          </table:table-cell>
          <table:table-cell/>
          <table:table-cell table:style-name="ce12" office:value-type="percentage" office:value="1.00107667129474" calcext:value-type="percentage">
            <text:p>100.11%</text:p>
          </table:table-cell>
          <table:table-cell table:style-name="ce12" office:value-type="percentage" office:value="0.00565159864481683" calcext:value-type="percentage">
            <text:p>0.57%</text:p>
          </table:table-cell>
          <table:table-cell table:style-name="ce12" office:value-type="percentage" office:value="0.00672826993955959" calcext:value-type="percentage">
            <text:p>0.67%</text:p>
          </table:table-cell>
        </table:table-row>
        <table:table-row table:style-name="ro1">
          <table:table-cell table:formula="of:=VALUE([$prevalence_history_20210209_LON.A134])" office:value-type="date" office:date-value="2020-11-10" calcext:value-type="date">
            <text:p>10/11/20</text:p>
          </table:table-cell>
          <table:table-cell table:formula="of:=VALUE([$p_from_i_LON.A152])" office:value-type="date" office:date-value="2020-11-08" calcext:value-type="date">
            <text:p>08/11/20</text:p>
          </table:table-cell>
          <table:table-cell table:formula="of:=[$prevalence_history_20210209_LON.B134]" office:value-type="float" office:value="62958.6215590959" calcext:value-type="float">
            <text:p>62958.6215590959</text:p>
          </table:table-cell>
          <table:table-cell table:formula="of:=[$p_from_i_LON.B152]" office:value-type="float" office:value="63146.2233657723" calcext:value-type="float">
            <text:p>63146.2233657723</text:p>
          </table:table-cell>
          <table:table-cell table:formula="of:=[.D153]/[.C153]" office:value-type="percentage" office:value="1.00297976356583" calcext:value-type="percentage">
            <text:p>100.3%</text:p>
          </table:table-cell>
          <table:table-cell table:formula="of:=[.D151]" office:value-type="float" office:value="63966.1839891672" calcext:value-type="float">
            <text:p>63966.1839891672</text:p>
          </table:table-cell>
          <table:table-cell table:formula="of:=[.F153]/[.C153]" office:value-type="percentage" office:value="1.01600356559785" calcext:value-type="percentage">
            <text:p>101.60%</text:p>
          </table:table-cell>
          <table:table-cell/>
          <table:table-cell office:value-type="percentage" office:value="1.0001263190185" calcext:value-type="percentage">
            <text:p>100.01%</text:p>
          </table:table-cell>
          <table:table-cell office:value-type="percentage" office:value="0.00541555057219008" calcext:value-type="percentage">
            <text:p>0.54%</text:p>
          </table:table-cell>
          <table:table-cell office:value-type="percentage" office:value="0.005541869590686" calcext:value-type="percentage">
            <text:p>0.55%</text:p>
          </table:table-cell>
        </table:table-row>
        <table:table-row table:style-name="ro1">
          <table:table-cell table:formula="of:=VALUE([$prevalence_history_20210209_LON.A135])" office:value-type="date" office:date-value="2020-11-11" calcext:value-type="date">
            <text:p>11/11/20</text:p>
          </table:table-cell>
          <table:table-cell table:formula="of:=VALUE([$p_from_i_LON.A153])" office:value-type="date" office:date-value="2020-11-09" calcext:value-type="date">
            <text:p>09/11/20</text:p>
          </table:table-cell>
          <table:table-cell table:formula="of:=[$prevalence_history_20210209_LON.B135]" office:value-type="float" office:value="62704.9709590091" calcext:value-type="float">
            <text:p>62704.9709590091</text:p>
          </table:table-cell>
          <table:table-cell table:formula="of:=[$p_from_i_LON.B153]" office:value-type="float" office:value="62924.2829787669" calcext:value-type="float">
            <text:p>62924.2829787669</text:p>
          </table:table-cell>
          <table:table-cell table:formula="of:=[.D154]/[.C154]" office:value-type="percentage" office:value="1.00349752206888" calcext:value-type="percentage">
            <text:p>100.3%</text:p>
          </table:table-cell>
          <table:table-cell table:formula="of:=[.D152]" office:value-type="float" office:value="63467.1327687514" calcext:value-type="float">
            <text:p>63467.1327687514</text:p>
          </table:table-cell>
          <table:table-cell table:formula="of:=[.F154]/[.C154]" office:value-type="percentage" office:value="1.01215472709876" calcext:value-type="percentage">
            <text:p>101.22%</text:p>
          </table:table-cell>
          <table:table-cell/>
          <table:table-cell table:style-name="ce13" office:value-type="percentage" office:value="1.000259684716" calcext:value-type="percentage">
            <text:p>100.03%</text:p>
          </table:table-cell>
          <table:table-cell table:style-name="ce13" office:value-type="percentage" office:value="0.00535067664511255" calcext:value-type="percentage">
            <text:p>0.54%</text:p>
          </table:table-cell>
          <table:table-cell table:style-name="ce13" office:value-type="percentage" office:value="0.00561036136111335" calcext:value-type="percentage">
            <text:p>0.56%</text:p>
          </table:table-cell>
        </table:table-row>
        <table:table-row table:style-name="ro1">
          <table:table-cell table:formula="of:=VALUE([$prevalence_history_20210209_LON.A136])" office:value-type="date" office:date-value="2020-11-12" calcext:value-type="date">
            <text:p>12/11/20</text:p>
          </table:table-cell>
          <table:table-cell table:formula="of:=VALUE([$p_from_i_LON.A154])" office:value-type="date" office:date-value="2020-11-10" calcext:value-type="date">
            <text:p>10/11/20</text:p>
          </table:table-cell>
          <table:table-cell table:formula="of:=[$prevalence_history_20210209_LON.B136]" office:value-type="float" office:value="63023.4189783275" calcext:value-type="float">
            <text:p>63023.4189783275</text:p>
          </table:table-cell>
          <table:table-cell table:formula="of:=[$p_from_i_LON.B154]" office:value-type="float" office:value="63256.1723552985" calcext:value-type="float">
            <text:p>63256.1723552985</text:p>
          </table:table-cell>
          <table:table-cell table:formula="of:=[.D155]/[.C155]" office:value-type="percentage" office:value="1.00369312520241" calcext:value-type="percentage">
            <text:p>100.4%</text:p>
          </table:table-cell>
          <table:table-cell table:formula="of:=[.D153]" office:value-type="float" office:value="63146.2233657723" calcext:value-type="float">
            <text:p>63146.2233657723</text:p>
          </table:table-cell>
          <table:table-cell table:formula="of:=[.F155]/[.C155]" office:value-type="percentage" office:value="1.00194855165644" calcext:value-type="percentage">
            <text:p>100.19%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f:=VALUE([$prevalence_history_20210209_LON.A137])" office:value-type="date" office:date-value="2020-11-13" calcext:value-type="date">
            <text:p>13/11/20</text:p>
          </table:table-cell>
          <table:table-cell table:formula="of:=VALUE([$p_from_i_LON.A155])" office:value-type="date" office:date-value="2020-11-11" calcext:value-type="date">
            <text:p>11/11/20</text:p>
          </table:table-cell>
          <table:table-cell table:formula="of:=[$prevalence_history_20210209_LON.B137]" office:value-type="float" office:value="63588.9490836166" calcext:value-type="float">
            <text:p>63588.9490836166</text:p>
          </table:table-cell>
          <table:table-cell table:formula="of:=[$p_from_i_LON.B155]" office:value-type="float" office:value="63815.8512189562" calcext:value-type="float">
            <text:p>63815.8512189562</text:p>
          </table:table-cell>
          <table:table-cell table:formula="of:=[.D156]/[.C156]" office:value-type="percentage" office:value="1.00356826364658" calcext:value-type="percentage">
            <text:p>100.4%</text:p>
          </table:table-cell>
          <table:table-cell table:formula="of:=[.D154]" office:value-type="float" office:value="62924.2829787669" calcext:value-type="float">
            <text:p>62924.2829787669</text:p>
          </table:table-cell>
          <table:table-cell table:formula="of:=[.F156]/[.C156]" office:value-type="percentage" office:value="0.989547458883529" calcext:value-type="percentage">
            <text:p>98.95%</text:p>
          </table:table-cell>
          <table:table-cell/>
          <table:table-cell office:value-type="percentage" office:value="1.00022273129242" calcext:value-type="percentage">
            <text:p>100.02%</text:p>
          </table:table-cell>
          <table:table-cell office:value-type="percentage" office:value="0.00549684537954295" calcext:value-type="percentage">
            <text:p>0.55%</text:p>
          </table:table-cell>
          <table:table-cell office:value-type="percentage" office:value="0.0057195766719644" calcext:value-type="percentage">
            <text:p>0.57%</text:p>
          </table:table-cell>
        </table:table-row>
        <table:table-row table:style-name="ro1">
          <table:table-cell table:formula="of:=VALUE([$prevalence_history_20210209_LON.A138])" office:value-type="date" office:date-value="2020-11-14" calcext:value-type="date">
            <text:p>14/11/20</text:p>
          </table:table-cell>
          <table:table-cell table:formula="of:=VALUE([$p_from_i_LON.A156])" office:value-type="date" office:date-value="2020-11-12" calcext:value-type="date">
            <text:p>12/11/20</text:p>
          </table:table-cell>
          <table:table-cell table:formula="of:=[$prevalence_history_20210209_LON.B138]" office:value-type="float" office:value="63890.8554521469" calcext:value-type="float">
            <text:p>63890.8554521469</text:p>
          </table:table-cell>
          <table:table-cell table:formula="of:=[$p_from_i_LON.B156]" office:value-type="float" office:value="64109.2591365022" calcext:value-type="float">
            <text:p>64109.2591365022</text:p>
          </table:table-cell>
          <table:table-cell table:formula="of:=[.D157]/[.C157]" office:value-type="percentage" office:value="1.00341838722944" calcext:value-type="percentage">
            <text:p>100.3%</text:p>
          </table:table-cell>
          <table:table-cell table:formula="of:=[.D155]" office:value-type="float" office:value="63256.1723552985" calcext:value-type="float">
            <text:p>63256.1723552985</text:p>
          </table:table-cell>
          <table:table-cell table:formula="of:=[.F157]/[.C157]" office:value-type="percentage" office:value="0.990066135562643" calcext:value-type="percentage">
            <text:p>99.01%</text:p>
          </table:table-cell>
          <table:table-cell table:number-columns-repeated="4"/>
        </table:table-row>
        <table:table-row table:style-name="ro1">
          <table:table-cell table:formula="of:=VALUE([$prevalence_history_20210209_LON.A139])" office:value-type="date" office:date-value="2020-11-15" calcext:value-type="date">
            <text:p>15/11/20</text:p>
          </table:table-cell>
          <table:table-cell table:formula="of:=VALUE([$p_from_i_LON.A157])" office:value-type="date" office:date-value="2020-11-13" calcext:value-type="date">
            <text:p>13/11/20</text:p>
          </table:table-cell>
          <table:table-cell table:formula="of:=[$prevalence_history_20210209_LON.B139]" office:value-type="float" office:value="64062.1825465449" calcext:value-type="float">
            <text:p>64062.1825465449</text:p>
          </table:table-cell>
          <table:table-cell table:formula="of:=[$p_from_i_LON.B157]" office:value-type="float" office:value="64264.8950336502" calcext:value-type="float">
            <text:p>64264.8950336502</text:p>
          </table:table-cell>
          <table:table-cell table:formula="of:=[.D158]/[.C158]" office:value-type="percentage" office:value="1.00316430816196" calcext:value-type="percentage">
            <text:p>100.3%</text:p>
          </table:table-cell>
          <table:table-cell table:formula="of:=[.D156]" office:value-type="float" office:value="63815.8512189562" calcext:value-type="float">
            <text:p>63815.8512189562</text:p>
          </table:table-cell>
          <table:table-cell table:formula="of:=[.F158]/[.C158]" office:value-type="percentage" office:value="0.996154809002803" calcext:value-type="percentage">
            <text:p>99.62%</text:p>
          </table:table-cell>
          <table:table-cell table:number-columns-repeated="4"/>
        </table:table-row>
        <table:table-row table:style-name="ro1">
          <table:table-cell table:formula="of:=VALUE([$prevalence_history_20210209_LON.A140])" office:value-type="date" office:date-value="2020-11-16" calcext:value-type="date">
            <text:p>16/11/20</text:p>
          </table:table-cell>
          <table:table-cell table:formula="of:=VALUE([$p_from_i_LON.A158])" office:value-type="date" office:date-value="2020-11-14" calcext:value-type="date">
            <text:p>14/11/20</text:p>
          </table:table-cell>
          <table:table-cell table:formula="of:=[$prevalence_history_20210209_LON.B140]" office:value-type="float" office:value="64161.8265638038" calcext:value-type="float">
            <text:p>64161.8265638038</text:p>
          </table:table-cell>
          <table:table-cell table:formula="of:=[$p_from_i_LON.B158]" office:value-type="float" office:value="64302.8137968581" calcext:value-type="float">
            <text:p>64302.8137968581</text:p>
          </table:table-cell>
          <table:table-cell table:formula="of:=[.D159]/[.C159]" office:value-type="percentage" office:value="1.00219736937997" calcext:value-type="percentage">
            <text:p>100.2%</text:p>
          </table:table-cell>
          <table:table-cell table:formula="of:=[.D157]" office:value-type="float" office:value="64109.2591365022" calcext:value-type="float">
            <text:p>64109.2591365022</text:p>
          </table:table-cell>
          <table:table-cell table:formula="of:=[.F159]/[.C159]" office:value-type="percentage" office:value="0.999180705567207" calcext:value-type="percentage">
            <text:p>99.92%</text:p>
          </table:table-cell>
          <table:table-cell table:number-columns-repeated="4"/>
        </table:table-row>
        <table:table-row table:style-name="ro1">
          <table:table-cell table:formula="of:=VALUE([$prevalence_history_20210209_LON.A141])" office:value-type="date" office:date-value="2020-11-17" calcext:value-type="date">
            <text:p>17/11/20</text:p>
          </table:table-cell>
          <table:table-cell table:formula="of:=VALUE([$p_from_i_LON.A159])" office:value-type="date" office:date-value="2020-11-15" calcext:value-type="date">
            <text:p>15/11/20</text:p>
          </table:table-cell>
          <table:table-cell table:formula="of:=[$prevalence_history_20210209_LON.B141]" office:value-type="float" office:value="64356.4466834339" calcext:value-type="float">
            <text:p>64356.4466834339</text:p>
          </table:table-cell>
          <table:table-cell table:formula="of:=[$p_from_i_LON.B159]" office:value-type="float" office:value="64413.2652992548" calcext:value-type="float">
            <text:p>64413.2652992548</text:p>
          </table:table-cell>
          <table:table-cell table:formula="of:=[.D160]/[.C160]" office:value-type="percentage" office:value="1.00088287372515" calcext:value-type="percentage">
            <text:p>100.1%</text:p>
          </table:table-cell>
          <table:table-cell table:formula="of:=[.D158]" office:value-type="float" office:value="64264.8950336502" calcext:value-type="float">
            <text:p>64264.8950336502</text:p>
          </table:table-cell>
          <table:table-cell table:formula="of:=[.F160]/[.C160]" office:value-type="percentage" office:value="0.998577428455084" calcext:value-type="percentage">
            <text:p>99.86%</text:p>
          </table:table-cell>
          <table:table-cell table:number-columns-repeated="4"/>
        </table:table-row>
        <table:table-row table:style-name="ro1">
          <table:table-cell table:formula="of:=VALUE([$prevalence_history_20210209_LON.A142])" office:value-type="date" office:date-value="2020-11-18" calcext:value-type="date">
            <text:p>18/11/20</text:p>
          </table:table-cell>
          <table:table-cell table:formula="of:=VALUE([$p_from_i_LON.A160])" office:value-type="date" office:date-value="2020-11-16" calcext:value-type="date">
            <text:p>16/11/20</text:p>
          </table:table-cell>
          <table:table-cell table:formula="of:=[$prevalence_history_20210209_LON.B142]" office:value-type="float" office:value="64932.5652332988" calcext:value-type="float">
            <text:p>64932.5652332988</text:p>
          </table:table-cell>
          <table:table-cell table:formula="of:=[$p_from_i_LON.B160]" office:value-type="float" office:value="64903.5629049019" calcext:value-type="float">
            <text:p>64903.5629049019</text:p>
          </table:table-cell>
          <table:table-cell table:formula="of:=[.D161]/[.C161]" office:value-type="percentage" office:value="0.999553346948597" calcext:value-type="percentage">
            <text:p>100.0%</text:p>
          </table:table-cell>
          <table:table-cell table:formula="of:=[.D159]" office:value-type="float" office:value="64302.8137968581" calcext:value-type="float">
            <text:p>64302.8137968581</text:p>
          </table:table-cell>
          <table:table-cell table:formula="of:=[.F161]/[.C161]" office:value-type="percentage" office:value="0.990301454529356" calcext:value-type="percentage">
            <text:p>99.03%</text:p>
          </table:table-cell>
          <table:table-cell table:number-columns-repeated="4"/>
        </table:table-row>
        <table:table-row table:style-name="ro1">
          <table:table-cell table:formula="of:=VALUE([$prevalence_history_20210209_LON.A143])" office:value-type="date" office:date-value="2020-11-19" calcext:value-type="date">
            <text:p>19/11/20</text:p>
          </table:table-cell>
          <table:table-cell table:formula="of:=VALUE([$p_from_i_LON.A161])" office:value-type="date" office:date-value="2020-11-17" calcext:value-type="date">
            <text:p>17/11/20</text:p>
          </table:table-cell>
          <table:table-cell table:formula="of:=[$prevalence_history_20210209_LON.B143]" office:value-type="float" office:value="65614.4933257775" calcext:value-type="float">
            <text:p>65614.4933257775</text:p>
          </table:table-cell>
          <table:table-cell table:formula="of:=[$p_from_i_LON.B161]" office:value-type="float" office:value="65548.1008913258" calcext:value-type="float">
            <text:p>65548.1008913258</text:p>
          </table:table-cell>
          <table:table-cell table:formula="of:=[.D162]/[.C162]" office:value-type="percentage" office:value="0.99898814376083" calcext:value-type="percentage">
            <text:p>99.9%</text:p>
          </table:table-cell>
          <table:table-cell table:formula="of:=[.D160]" office:value-type="float" office:value="64413.2652992548" calcext:value-type="float">
            <text:p>64413.2652992548</text:p>
          </table:table-cell>
          <table:table-cell table:formula="of:=[.F162]/[.C162]" office:value-type="percentage" office:value="0.981692641889977" calcext:value-type="percentage">
            <text:p>98.17%</text:p>
          </table:table-cell>
          <table:table-cell table:number-columns-repeated="4"/>
        </table:table-row>
        <table:table-row table:style-name="ro1">
          <table:table-cell table:formula="of:=VALUE([$prevalence_history_20210209_LON.A144])" office:value-type="date" office:date-value="2020-11-20" calcext:value-type="date">
            <text:p>20/11/20</text:p>
          </table:table-cell>
          <table:table-cell table:formula="of:=VALUE([$p_from_i_LON.A162])" office:value-type="date" office:date-value="2020-11-18" calcext:value-type="date">
            <text:p>18/11/20</text:p>
          </table:table-cell>
          <table:table-cell table:formula="of:=[$prevalence_history_20210209_LON.B144]" office:value-type="float" office:value="66143.7341815964" calcext:value-type="float">
            <text:p>66143.7341815964</text:p>
          </table:table-cell>
          <table:table-cell table:formula="of:=[$p_from_i_LON.B162]" office:value-type="float" office:value="66091.5468525796" calcext:value-type="float">
            <text:p>66091.5468525796</text:p>
          </table:table-cell>
          <table:table-cell table:formula="of:=[.D163]/[.C163]" office:value-type="percentage" office:value="0.999211001167948" calcext:value-type="percentage">
            <text:p>99.9%</text:p>
          </table:table-cell>
          <table:table-cell table:formula="of:=[.D161]" office:value-type="float" office:value="64903.5629049019" calcext:value-type="float">
            <text:p>64903.5629049019</text:p>
          </table:table-cell>
          <table:table-cell table:formula="of:=[.F163]/[.C163]" office:value-type="percentage" office:value="0.981250358903391" calcext:value-type="percentage">
            <text:p>98.13%</text:p>
          </table:table-cell>
          <table:table-cell table:number-columns-repeated="4"/>
        </table:table-row>
        <table:table-row table:style-name="ro1">
          <table:table-cell table:formula="of:=VALUE([$prevalence_history_20210209_LON.A145])" office:value-type="date" office:date-value="2020-11-21" calcext:value-type="date">
            <text:p>21/11/20</text:p>
          </table:table-cell>
          <table:table-cell table:formula="of:=VALUE([$p_from_i_LON.A163])" office:value-type="date" office:date-value="2020-11-19" calcext:value-type="date">
            <text:p>19/11/20</text:p>
          </table:table-cell>
          <table:table-cell table:formula="of:=[$prevalence_history_20210209_LON.B145]" office:value-type="float" office:value="66515.8281021824" calcext:value-type="float">
            <text:p>66515.8281021824</text:p>
          </table:table-cell>
          <table:table-cell table:formula="of:=[$p_from_i_LON.B163]" office:value-type="float" office:value="66471.4338716952" calcext:value-type="float">
            <text:p>66471.4338716952</text:p>
          </table:table-cell>
          <table:table-cell table:formula="of:=[.D164]/[.C164]" office:value-type="percentage" office:value="0.999332576444527" calcext:value-type="percentage">
            <text:p>99.9%</text:p>
          </table:table-cell>
          <table:table-cell table:formula="of:=[.D162]" office:value-type="float" office:value="65548.1008913258" calcext:value-type="float">
            <text:p>65548.1008913258</text:p>
          </table:table-cell>
          <table:table-cell table:formula="of:=[.F164]/[.C164]" office:value-type="percentage" office:value="0.985451173976667" calcext:value-type="percentage">
            <text:p>98.55%</text:p>
          </table:table-cell>
          <table:table-cell table:number-columns-repeated="4"/>
        </table:table-row>
        <table:table-row table:style-name="ro1">
          <table:table-cell table:formula="of:=VALUE([$prevalence_history_20210209_LON.A146])" office:value-type="date" office:date-value="2020-11-22" calcext:value-type="date">
            <text:p>22/11/20</text:p>
          </table:table-cell>
          <table:table-cell table:formula="of:=VALUE([$p_from_i_LON.A164])" office:value-type="date" office:date-value="2020-11-20" calcext:value-type="date">
            <text:p>20/11/20</text:p>
          </table:table-cell>
          <table:table-cell table:formula="of:=[$prevalence_history_20210209_LON.B146]" office:value-type="float" office:value="66833.3558788556" calcext:value-type="float">
            <text:p>66833.3558788556</text:p>
          </table:table-cell>
          <table:table-cell table:formula="of:=[$p_from_i_LON.B164]" office:value-type="float" office:value="66799.2043059464" calcext:value-type="float">
            <text:p>66799.2043059464</text:p>
          </table:table-cell>
          <table:table-cell table:formula="of:=[.D165]/[.C165]" office:value-type="percentage" office:value="0.999489004068999" calcext:value-type="percentage">
            <text:p>99.9%</text:p>
          </table:table-cell>
          <table:table-cell table:formula="of:=[.D163]" office:value-type="float" office:value="66091.5468525796" calcext:value-type="float">
            <text:p>66091.5468525796</text:p>
          </table:table-cell>
          <table:table-cell table:formula="of:=[.F165]/[.C165]" office:value-type="percentage" office:value="0.988900616817437" calcext:value-type="percentage">
            <text:p>98.89%</text:p>
          </table:table-cell>
          <table:table-cell table:number-columns-repeated="4"/>
        </table:table-row>
        <table:table-row table:style-name="ro1">
          <table:table-cell table:formula="of:=VALUE([$prevalence_history_20210209_LON.A147])" office:value-type="date" office:date-value="2020-11-23" calcext:value-type="date">
            <text:p>23/11/20</text:p>
          </table:table-cell>
          <table:table-cell table:formula="of:=VALUE([$p_from_i_LON.A165])" office:value-type="date" office:date-value="2020-11-21" calcext:value-type="date">
            <text:p>21/11/20</text:p>
          </table:table-cell>
          <table:table-cell table:formula="of:=[$prevalence_history_20210209_LON.B147]" office:value-type="float" office:value="67030.5573548398" calcext:value-type="float">
            <text:p>67030.5573548398</text:p>
          </table:table-cell>
          <table:table-cell table:formula="of:=[$p_from_i_LON.B165]" office:value-type="float" office:value="66998.918850494" calcext:value-type="float">
            <text:p>66998.918850494</text:p>
          </table:table-cell>
          <table:table-cell table:formula="of:=[.D166]/[.C166]" office:value-type="percentage" office:value="0.999527998787503" calcext:value-type="percentage">
            <text:p>100.0%</text:p>
          </table:table-cell>
          <table:table-cell table:formula="of:=[.D164]" office:value-type="float" office:value="66471.4338716952" calcext:value-type="float">
            <text:p>66471.4338716952</text:p>
          </table:table-cell>
          <table:table-cell table:formula="of:=[.F166]/[.C166]" office:value-type="percentage" office:value="0.991658677695536" calcext:value-type="percentage">
            <text:p>99.17%</text:p>
          </table:table-cell>
          <table:table-cell table:number-columns-repeated="4"/>
        </table:table-row>
        <table:table-row table:style-name="ro1">
          <table:table-cell table:formula="of:=VALUE([$prevalence_history_20210209_LON.A148])" office:value-type="date" office:date-value="2020-11-24" calcext:value-type="date">
            <text:p>24/11/20</text:p>
          </table:table-cell>
          <table:table-cell table:formula="of:=VALUE([$p_from_i_LON.A166])" office:value-type="date" office:date-value="2020-11-22" calcext:value-type="date">
            <text:p>22/11/20</text:p>
          </table:table-cell>
          <table:table-cell table:formula="of:=[$prevalence_history_20210209_LON.B148]" office:value-type="float" office:value="66676.1277724956" calcext:value-type="float">
            <text:p>66676.1277724956</text:p>
          </table:table-cell>
          <table:table-cell table:formula="of:=[$p_from_i_LON.B166]" office:value-type="float" office:value="66635.9614639567" calcext:value-type="float">
            <text:p>66635.9614639567</text:p>
          </table:table-cell>
          <table:table-cell table:formula="of:=[.D167]/[.C167]" office:value-type="percentage" office:value="0.999397590863765" calcext:value-type="percentage">
            <text:p>99.9%</text:p>
          </table:table-cell>
          <table:table-cell table:formula="of:=[.D165]" office:value-type="float" office:value="66799.2043059464" calcext:value-type="float">
            <text:p>66799.2043059464</text:p>
          </table:table-cell>
          <table:table-cell table:formula="of:=[.F167]/[.C167]" office:value-type="percentage" office:value="1.00184588603991" calcext:value-type="percentage">
            <text:p>100.18%</text:p>
          </table:table-cell>
          <table:table-cell table:number-columns-repeated="4"/>
        </table:table-row>
        <table:table-row table:style-name="ro1">
          <table:table-cell table:formula="of:=VALUE([$prevalence_history_20210209_LON.A149])" office:value-type="date" office:date-value="2020-11-25" calcext:value-type="date">
            <text:p>25/11/20</text:p>
          </table:table-cell>
          <table:table-cell table:formula="of:=VALUE([$p_from_i_LON.A167])" office:value-type="date" office:date-value="2020-11-23" calcext:value-type="date">
            <text:p>23/11/20</text:p>
          </table:table-cell>
          <table:table-cell table:formula="of:=[$prevalence_history_20210209_LON.B149]" office:value-type="float" office:value="65970.3044256137" calcext:value-type="float">
            <text:p>65970.3044256137</text:p>
          </table:table-cell>
          <table:table-cell table:formula="of:=[$p_from_i_LON.B167]" office:value-type="float" office:value="65935.7554077566" calcext:value-type="float">
            <text:p>65935.7554077566</text:p>
          </table:table-cell>
          <table:table-cell table:formula="of:=[.D168]/[.C168]" office:value-type="percentage" office:value="0.999476294400066" calcext:value-type="percentage">
            <text:p>99.9%</text:p>
          </table:table-cell>
          <table:table-cell table:formula="of:=[.D166]" office:value-type="float" office:value="66998.918850494" calcext:value-type="float">
            <text:p>66998.918850494</text:p>
          </table:table-cell>
          <table:table-cell table:formula="of:=[.F168]/[.C168]" office:value-type="percentage" office:value="1.01559208243521" calcext:value-type="percentage">
            <text:p>101.56%</text:p>
          </table:table-cell>
          <table:table-cell table:number-columns-repeated="4"/>
        </table:table-row>
        <table:table-row table:style-name="ro1">
          <table:table-cell table:formula="of:=VALUE([$prevalence_history_20210209_LON.A150])" office:value-type="date" office:date-value="2020-11-26" calcext:value-type="date">
            <text:p>26/11/20</text:p>
          </table:table-cell>
          <table:table-cell table:formula="of:=VALUE([$p_from_i_LON.A168])" office:value-type="date" office:date-value="2020-11-24" calcext:value-type="date">
            <text:p>24/11/20</text:p>
          </table:table-cell>
          <table:table-cell table:formula="of:=[$prevalence_history_20210209_LON.B150]" office:value-type="float" office:value="65052.0512188388" calcext:value-type="float">
            <text:p>65052.0512188388</text:p>
          </table:table-cell>
          <table:table-cell table:formula="of:=[$p_from_i_LON.B168]" office:value-type="float" office:value="65034.094220682" calcext:value-type="float">
            <text:p>65034.094220682</text:p>
          </table:table-cell>
          <table:table-cell table:formula="of:=[.D169]/[.C169]" office:value-type="percentage" office:value="0.999723959539778" calcext:value-type="percentage">
            <text:p>100.0%</text:p>
          </table:table-cell>
          <table:table-cell table:formula="of:=[.D167]" office:value-type="float" office:value="66635.9614639567" calcext:value-type="float">
            <text:p>66635.9614639567</text:p>
          </table:table-cell>
          <table:table-cell table:formula="of:=[.F169]/[.C169]" office:value-type="percentage" office:value="1.02434835205718" calcext:value-type="percentage">
            <text:p>102.43%</text:p>
          </table:table-cell>
          <table:table-cell table:number-columns-repeated="4"/>
        </table:table-row>
        <table:table-row table:style-name="ro1">
          <table:table-cell table:formula="of:=VALUE([$prevalence_history_20210209_LON.A151])" office:value-type="date" office:date-value="2020-11-27" calcext:value-type="date">
            <text:p>27/11/20</text:p>
          </table:table-cell>
          <table:table-cell table:formula="of:=VALUE([$p_from_i_LON.A169])" office:value-type="date" office:date-value="2020-11-25" calcext:value-type="date">
            <text:p>25/11/20</text:p>
          </table:table-cell>
          <table:table-cell table:formula="of:=[$prevalence_history_20210209_LON.B151]" office:value-type="float" office:value="63860.5239472613" calcext:value-type="float">
            <text:p>63860.5239472613</text:p>
          </table:table-cell>
          <table:table-cell table:formula="of:=[$p_from_i_LON.B169]" office:value-type="float" office:value="63871.3483969358" calcext:value-type="float">
            <text:p>63871.3483969358</text:p>
          </table:table-cell>
          <table:table-cell table:formula="of:=[.D170]/[.C170]" office:value-type="percentage" office:value="1.00016950142287" calcext:value-type="percentage">
            <text:p>100.0%</text:p>
          </table:table-cell>
          <table:table-cell table:formula="of:=[.D168]" office:value-type="float" office:value="65935.7554077566" calcext:value-type="float">
            <text:p>65935.7554077566</text:p>
          </table:table-cell>
          <table:table-cell table:formula="of:=[.F170]/[.C170]" office:value-type="percentage" office:value="1.03249631121425" calcext:value-type="percentage">
            <text:p>103.25%</text:p>
          </table:table-cell>
          <table:table-cell table:number-columns-repeated="4"/>
        </table:table-row>
        <table:table-row table:style-name="ro1">
          <table:table-cell table:formula="of:=VALUE([$prevalence_history_20210209_LON.A152])" office:value-type="date" office:date-value="2020-11-28" calcext:value-type="date">
            <text:p>28/11/20</text:p>
          </table:table-cell>
          <table:table-cell table:formula="of:=VALUE([$p_from_i_LON.A170])" office:value-type="date" office:date-value="2020-11-26" calcext:value-type="date">
            <text:p>26/11/20</text:p>
          </table:table-cell>
          <table:table-cell table:formula="of:=[$prevalence_history_20210209_LON.B152]" office:value-type="float" office:value="62374.0234243564" calcext:value-type="float">
            <text:p>62374.0234243564</text:p>
          </table:table-cell>
          <table:table-cell table:formula="of:=[$p_from_i_LON.B170]" office:value-type="float" office:value="62433.7185017625" calcext:value-type="float">
            <text:p>62433.7185017625</text:p>
          </table:table-cell>
          <table:table-cell table:formula="of:=[.D171]/[.C171]" office:value-type="percentage" office:value="1.0009570502932" calcext:value-type="percentage">
            <text:p>100.1%</text:p>
          </table:table-cell>
          <table:table-cell table:formula="of:=[.D169]" office:value-type="float" office:value="65034.094220682" calcext:value-type="float">
            <text:p>65034.094220682</text:p>
          </table:table-cell>
          <table:table-cell table:formula="of:=[.F171]/[.C171]" office:value-type="percentage" office:value="1.04264709329761" calcext:value-type="percentage">
            <text:p>104.26%</text:p>
          </table:table-cell>
          <table:table-cell table:number-columns-repeated="4"/>
        </table:table-row>
        <table:table-row table:style-name="ro1">
          <table:table-cell table:formula="of:=VALUE([$prevalence_history_20210209_LON.A153])" office:value-type="date" office:date-value="2020-11-29" calcext:value-type="date">
            <text:p>29/11/20</text:p>
          </table:table-cell>
          <table:table-cell table:formula="of:=VALUE([$p_from_i_LON.A171])" office:value-type="date" office:date-value="2020-11-27" calcext:value-type="date">
            <text:p>27/11/20</text:p>
          </table:table-cell>
          <table:table-cell table:formula="of:=[$prevalence_history_20210209_LON.B153]" office:value-type="float" office:value="60946.7789552344" calcext:value-type="float">
            <text:p>60946.7789552344</text:p>
          </table:table-cell>
          <table:table-cell table:formula="of:=[$p_from_i_LON.B171]" office:value-type="float" office:value="61089.1628370419" calcext:value-type="float">
            <text:p>61089.1628370419</text:p>
          </table:table-cell>
          <table:table-cell table:formula="of:=[.D172]/[.C172]" office:value-type="percentage" office:value="1.00233620027585" calcext:value-type="percentage">
            <text:p>100.2%</text:p>
          </table:table-cell>
          <table:table-cell table:formula="of:=[.D170]" office:value-type="float" office:value="63871.3483969358" calcext:value-type="float">
            <text:p>63871.3483969358</text:p>
          </table:table-cell>
          <table:table-cell table:formula="of:=[.F172]/[.C172]" office:value-type="percentage" office:value="1.04798562765474" calcext:value-type="percentage">
            <text:p>104.80%</text:p>
          </table:table-cell>
          <table:table-cell table:number-columns-repeated="4"/>
        </table:table-row>
        <table:table-row table:style-name="ro1">
          <table:table-cell table:formula="of:=VALUE([$prevalence_history_20210209_LON.A154])" office:value-type="date" office:date-value="2020-11-30" calcext:value-type="date">
            <text:p>30/11/20</text:p>
          </table:table-cell>
          <table:table-cell table:formula="of:=VALUE([$p_from_i_LON.A172])" office:value-type="date" office:date-value="2020-11-28" calcext:value-type="date">
            <text:p>28/11/20</text:p>
          </table:table-cell>
          <table:table-cell table:formula="of:=[$prevalence_history_20210209_LON.B154]" office:value-type="float" office:value="59442.1169655533" calcext:value-type="float">
            <text:p>59442.1169655533</text:p>
          </table:table-cell>
          <table:table-cell table:formula="of:=[$p_from_i_LON.B172]" office:value-type="float" office:value="59691.7317718432" calcext:value-type="float">
            <text:p>59691.7317718432</text:p>
          </table:table-cell>
          <table:table-cell table:formula="of:=[.D173]/[.C173]" office:value-type="percentage" office:value="1.0041992920009" calcext:value-type="percentage">
            <text:p>100.4%</text:p>
          </table:table-cell>
          <table:table-cell table:formula="of:=[.D171]" office:value-type="float" office:value="62433.7185017625" calcext:value-type="float">
            <text:p>62433.7185017625</text:p>
          </table:table-cell>
          <table:table-cell table:formula="of:=[.F173]/[.C173]" office:value-type="percentage" office:value="1.0503279776853" calcext:value-type="percentage">
            <text:p>105.03%</text:p>
          </table:table-cell>
          <table:table-cell table:number-columns-repeated="4"/>
        </table:table-row>
        <table:table-row table:style-name="ro1">
          <table:table-cell table:formula="of:=VALUE([$prevalence_history_20210209_LON.A155])" office:value-type="date" office:date-value="2020-12-01" calcext:value-type="date">
            <text:p>01/12/20</text:p>
          </table:table-cell>
          <table:table-cell table:formula="of:=VALUE([$p_from_i_LON.A173])" office:value-type="date" office:date-value="2020-11-29" calcext:value-type="date">
            <text:p>29/11/20</text:p>
          </table:table-cell>
          <table:table-cell table:formula="of:=[$prevalence_history_20210209_LON.B155]" office:value-type="float" office:value="57987.7184388385" calcext:value-type="float">
            <text:p>57987.7184388385</text:p>
          </table:table-cell>
          <table:table-cell table:formula="of:=[$p_from_i_LON.B173]" office:value-type="float" office:value="58321.1423007787" calcext:value-type="float">
            <text:p>58321.1423007787</text:p>
          </table:table-cell>
          <table:table-cell table:formula="of:=[.D174]/[.C174]" office:value-type="percentage" office:value="1.00574990482324" calcext:value-type="percentage">
            <text:p>100.6%</text:p>
          </table:table-cell>
          <table:table-cell table:formula="of:=[.D172]" office:value-type="float" office:value="61089.1628370419" calcext:value-type="float">
            <text:p>61089.1628370419</text:p>
          </table:table-cell>
          <table:table-cell table:formula="of:=[.F174]/[.C174]" office:value-type="percentage" office:value="1.05348450467963" calcext:value-type="percentage">
            <text:p>105.35%</text:p>
          </table:table-cell>
          <table:table-cell table:number-columns-repeated="4"/>
        </table:table-row>
        <table:table-row table:style-name="ro1">
          <table:table-cell table:formula="of:=VALUE([$prevalence_history_20210209_LON.A156])" office:value-type="date" office:date-value="2020-12-02" calcext:value-type="date">
            <text:p>02/12/20</text:p>
          </table:table-cell>
          <table:table-cell table:formula="of:=VALUE([$p_from_i_LON.A174])" office:value-type="date" office:date-value="2020-11-30" calcext:value-type="date">
            <text:p>30/11/20</text:p>
          </table:table-cell>
          <table:table-cell table:formula="of:=[$prevalence_history_20210209_LON.B156]" office:value-type="float" office:value="56355.2900385042" calcext:value-type="float">
            <text:p>56355.2900385042</text:p>
          </table:table-cell>
          <table:table-cell table:formula="of:=[$p_from_i_LON.B174]" office:value-type="float" office:value="56740.8600883376" calcext:value-type="float">
            <text:p>56740.8600883376</text:p>
          </table:table-cell>
          <table:table-cell table:formula="of:=[.D175]/[.C175]" office:value-type="percentage" office:value="1.00684177207801" calcext:value-type="percentage">
            <text:p>100.7%</text:p>
          </table:table-cell>
          <table:table-cell table:formula="of:=[.D173]" office:value-type="float" office:value="59691.7317718432" calcext:value-type="float">
            <text:p>59691.7317718432</text:p>
          </table:table-cell>
          <table:table-cell table:formula="of:=[.F175]/[.C175]" office:value-type="percentage" office:value="1.05920370086037" calcext:value-type="percentage">
            <text:p>105.92%</text:p>
          </table:table-cell>
          <table:table-cell table:number-columns-repeated="4"/>
        </table:table-row>
        <table:table-row table:style-name="ro1">
          <table:table-cell table:formula="of:=VALUE([$prevalence_history_20210209_LON.A157])" office:value-type="date" office:date-value="2020-12-03" calcext:value-type="date">
            <text:p>03/12/20</text:p>
          </table:table-cell>
          <table:table-cell table:formula="of:=VALUE([$p_from_i_LON.A175])" office:value-type="date" office:date-value="2020-12-01" calcext:value-type="date">
            <text:p>01/12/20</text:p>
          </table:table-cell>
          <table:table-cell table:formula="of:=[$prevalence_history_20210209_LON.B157]" office:value-type="float" office:value="54878.5930322073" calcext:value-type="float">
            <text:p>54878.5930322073</text:p>
          </table:table-cell>
          <table:table-cell table:formula="of:=[$p_from_i_LON.B175]" office:value-type="float" office:value="55300.5434559218" calcext:value-type="float">
            <text:p>55300.5434559218</text:p>
          </table:table-cell>
          <table:table-cell table:formula="of:=[.D176]/[.C176]" office:value-type="percentage" office:value="1.00768879813422" calcext:value-type="percentage">
            <text:p>100.8%</text:p>
          </table:table-cell>
          <table:table-cell table:formula="of:=[.D174]" office:value-type="float" office:value="58321.1423007787" calcext:value-type="float">
            <text:p>58321.1423007787</text:p>
          </table:table-cell>
          <table:table-cell table:formula="of:=[.F176]/[.C176]" office:value-type="percentage" office:value="1.06273027565687" calcext:value-type="percentage">
            <text:p>106.27%</text:p>
          </table:table-cell>
          <table:table-cell table:number-columns-repeated="4"/>
        </table:table-row>
        <table:table-row table:style-name="ro1">
          <table:table-cell table:formula="of:=VALUE([$prevalence_history_20210209_LON.A158])" office:value-type="date" office:date-value="2020-12-04" calcext:value-type="date">
            <text:p>04/12/20</text:p>
          </table:table-cell>
          <table:table-cell table:formula="of:=VALUE([$p_from_i_LON.A176])" office:value-type="date" office:date-value="2020-12-02" calcext:value-type="date">
            <text:p>02/12/20</text:p>
          </table:table-cell>
          <table:table-cell table:formula="of:=[$prevalence_history_20210209_LON.B158]" office:value-type="float" office:value="53713.7203520176" calcext:value-type="float">
            <text:p>53713.7203520176</text:p>
          </table:table-cell>
          <table:table-cell table:formula="of:=[$p_from_i_LON.B176]" office:value-type="float" office:value="54141.263831676" calcext:value-type="float">
            <text:p>54141.263831676</text:p>
          </table:table-cell>
          <table:table-cell table:formula="of:=[.D177]/[.C177]" office:value-type="percentage" office:value="1.00795966983587" calcext:value-type="percentage">
            <text:p>100.8%</text:p>
          </table:table-cell>
          <table:table-cell table:formula="of:=[.D175]" office:value-type="float" office:value="56740.8600883376" calcext:value-type="float">
            <text:p>56740.8600883376</text:p>
          </table:table-cell>
          <table:table-cell table:formula="of:=[.F177]/[.C177]" office:value-type="percentage" office:value="1.05635691805523" calcext:value-type="percentage">
            <text:p>105.64%</text:p>
          </table:table-cell>
          <table:table-cell table:number-columns-repeated="4"/>
        </table:table-row>
        <table:table-row table:style-name="ro1">
          <table:table-cell table:formula="of:=VALUE([$prevalence_history_20210209_LON.A159])" office:value-type="date" office:date-value="2020-12-05" calcext:value-type="date">
            <text:p>05/12/20</text:p>
          </table:table-cell>
          <table:table-cell table:formula="of:=VALUE([$p_from_i_LON.A177])" office:value-type="date" office:date-value="2020-12-03" calcext:value-type="date">
            <text:p>03/12/20</text:p>
          </table:table-cell>
          <table:table-cell table:formula="of:=[$prevalence_history_20210209_LON.B159]" office:value-type="float" office:value="52807.5762249943" calcext:value-type="float">
            <text:p>52807.5762249943</text:p>
          </table:table-cell>
          <table:table-cell table:formula="of:=[$p_from_i_LON.B177]" office:value-type="float" office:value="53198.4923186839" calcext:value-type="float">
            <text:p>53198.4923186839</text:p>
          </table:table-cell>
          <table:table-cell table:formula="of:=[.D178]/[.C178]" office:value-type="percentage" office:value="1.00740265169573" calcext:value-type="percentage">
            <text:p>100.7%</text:p>
          </table:table-cell>
          <table:table-cell table:formula="of:=[.D176]" office:value-type="float" office:value="55300.5434559218" calcext:value-type="float">
            <text:p>55300.5434559218</text:p>
          </table:table-cell>
          <table:table-cell table:formula="of:=[.F178]/[.C178]" office:value-type="percentage" office:value="1.04720851455681" calcext:value-type="percentage">
            <text:p>104.72%</text:p>
          </table:table-cell>
          <table:table-cell table:number-columns-repeated="4"/>
        </table:table-row>
        <table:table-row table:style-name="ro1">
          <table:table-cell table:formula="of:=VALUE([$prevalence_history_20210209_LON.A160])" office:value-type="date" office:date-value="2020-12-06" calcext:value-type="date">
            <text:p>06/12/20</text:p>
          </table:table-cell>
          <table:table-cell table:formula="of:=VALUE([$p_from_i_LON.A178])" office:value-type="date" office:date-value="2020-12-04" calcext:value-type="date">
            <text:p>04/12/20</text:p>
          </table:table-cell>
          <table:table-cell table:formula="of:=[$prevalence_history_20210209_LON.B160]" office:value-type="float" office:value="52193.405676923" calcext:value-type="float">
            <text:p>52193.405676923</text:p>
          </table:table-cell>
          <table:table-cell table:formula="of:=[$p_from_i_LON.B178]" office:value-type="float" office:value="52527.5306297382" calcext:value-type="float">
            <text:p>52527.5306297382</text:p>
          </table:table-cell>
          <table:table-cell table:formula="of:=[.D179]/[.C179]" office:value-type="percentage" office:value="1.00640166987538" calcext:value-type="percentage">
            <text:p>100.6%</text:p>
          </table:table-cell>
          <table:table-cell table:formula="of:=[.D177]" office:value-type="float" office:value="54141.263831676" calcext:value-type="float">
            <text:p>54141.263831676</text:p>
          </table:table-cell>
          <table:table-cell table:formula="of:=[.F179]/[.C179]" office:value-type="percentage" office:value="1.03732000488357" calcext:value-type="percentage">
            <text:p>103.73%</text:p>
          </table:table-cell>
          <table:table-cell table:number-columns-repeated="4"/>
        </table:table-row>
        <table:table-row table:style-name="ro1">
          <table:table-cell table:formula="of:=VALUE([$prevalence_history_20210209_LON.A161])" office:value-type="date" office:date-value="2020-12-07" calcext:value-type="date">
            <text:p>07/12/20</text:p>
          </table:table-cell>
          <table:table-cell table:formula="of:=VALUE([$p_from_i_LON.A179])" office:value-type="date" office:date-value="2020-12-05" calcext:value-type="date">
            <text:p>05/12/20</text:p>
          </table:table-cell>
          <table:table-cell table:formula="of:=[$prevalence_history_20210209_LON.B161]" office:value-type="float" office:value="51787.333027216" calcext:value-type="float">
            <text:p>51787.333027216</text:p>
          </table:table-cell>
          <table:table-cell table:formula="of:=[$p_from_i_LON.B179]" office:value-type="float" office:value="52066.9324110083" calcext:value-type="float">
            <text:p>52066.9324110083</text:p>
          </table:table-cell>
          <table:table-cell table:formula="of:=[.D180]/[.C180]" office:value-type="percentage" office:value="1.00539899175046" calcext:value-type="percentage">
            <text:p>100.5%</text:p>
          </table:table-cell>
          <table:table-cell table:formula="of:=[.D178]" office:value-type="float" office:value="53198.4923186839" calcext:value-type="float">
            <text:p>53198.4923186839</text:p>
          </table:table-cell>
          <table:table-cell table:formula="of:=[.F180]/[.C180]" office:value-type="percentage" office:value="1.02724912075944" calcext:value-type="percentage">
            <text:p>102.72%</text:p>
          </table:table-cell>
          <table:table-cell table:number-columns-repeated="4"/>
        </table:table-row>
        <table:table-row table:style-name="ro1">
          <table:table-cell table:formula="of:=VALUE([$prevalence_history_20210209_LON.A162])" office:value-type="date" office:date-value="2020-12-08" calcext:value-type="date">
            <text:p>08/12/20</text:p>
          </table:table-cell>
          <table:table-cell table:formula="of:=VALUE([$p_from_i_LON.A180])" office:value-type="date" office:date-value="2020-12-06" calcext:value-type="date">
            <text:p>06/12/20</text:p>
          </table:table-cell>
          <table:table-cell table:formula="of:=[$prevalence_history_20210209_LON.B162]" office:value-type="float" office:value="51462.149590937" calcext:value-type="float">
            <text:p>51462.149590937</text:p>
          </table:table-cell>
          <table:table-cell table:formula="of:=[$p_from_i_LON.B180]" office:value-type="float" office:value="51687.5606396592" calcext:value-type="float">
            <text:p>51687.5606396592</text:p>
          </table:table-cell>
          <table:table-cell table:formula="of:=[.D181]/[.C181]" office:value-type="percentage" office:value="1.00438013278718" calcext:value-type="percentage">
            <text:p>100.4%</text:p>
          </table:table-cell>
          <table:table-cell table:formula="of:=[.D179]" office:value-type="float" office:value="52527.5306297382" calcext:value-type="float">
            <text:p>52527.5306297382</text:p>
          </table:table-cell>
          <table:table-cell table:formula="of:=[.F181]/[.C181]" office:value-type="percentage" office:value="1.02070222575757" calcext:value-type="percentage">
            <text:p>102.07%</text:p>
          </table:table-cell>
          <table:table-cell table:number-columns-repeated="4"/>
        </table:table-row>
        <table:table-row table:style-name="ro1">
          <table:table-cell table:formula="of:=VALUE([$prevalence_history_20210209_LON.A163])" office:value-type="date" office:date-value="2020-12-09" calcext:value-type="date">
            <text:p>09/12/20</text:p>
          </table:table-cell>
          <table:table-cell table:formula="of:=VALUE([$p_from_i_LON.A181])" office:value-type="date" office:date-value="2020-12-07" calcext:value-type="date">
            <text:p>07/12/20</text:p>
          </table:table-cell>
          <table:table-cell table:formula="of:=[$prevalence_history_20210209_LON.B163]" office:value-type="float" office:value="51308.7654209247" calcext:value-type="float">
            <text:p>51308.7654209247</text:p>
          </table:table-cell>
          <table:table-cell table:formula="of:=[$p_from_i_LON.B181]" office:value-type="float" office:value="51453.2190216575" calcext:value-type="float">
            <text:p>51453.2190216575</text:p>
          </table:table-cell>
          <table:table-cell table:formula="of:=[.D182]/[.C182]" office:value-type="percentage" office:value="1.00281537861119" calcext:value-type="percentage">
            <text:p>100.3%</text:p>
          </table:table-cell>
          <table:table-cell table:formula="of:=[.D180]" office:value-type="float" office:value="52066.9324110083" calcext:value-type="float">
            <text:p>52066.9324110083</text:p>
          </table:table-cell>
          <table:table-cell table:formula="of:=[.F182]/[.C182]" office:value-type="percentage" office:value="1.01477655881727" calcext:value-type="percentage">
            <text:p>101.48%</text:p>
          </table:table-cell>
          <table:table-cell table:number-columns-repeated="4"/>
        </table:table-row>
        <table:table-row table:style-name="ro1">
          <table:table-cell table:formula="of:=VALUE([$prevalence_history_20210209_LON.A164])" office:value-type="date" office:date-value="2020-12-10" calcext:value-type="date">
            <text:p>10/12/20</text:p>
          </table:table-cell>
          <table:table-cell table:formula="of:=VALUE([$p_from_i_LON.A182])" office:value-type="date" office:date-value="2020-12-08" calcext:value-type="date">
            <text:p>08/12/20</text:p>
          </table:table-cell>
          <table:table-cell table:formula="of:=[$prevalence_history_20210209_LON.B164]" office:value-type="float" office:value="51363.4177083383" calcext:value-type="float">
            <text:p>51363.4177083383</text:p>
          </table:table-cell>
          <table:table-cell table:formula="of:=[$p_from_i_LON.B182]" office:value-type="float" office:value="51409.1019819266" calcext:value-type="float">
            <text:p>51409.1019819266</text:p>
          </table:table-cell>
          <table:table-cell table:formula="of:=[.D183]/[.C183]" office:value-type="percentage" office:value="1.00088943212166" calcext:value-type="percentage">
            <text:p>100.1%</text:p>
          </table:table-cell>
          <table:table-cell table:formula="of:=[.D181]" office:value-type="float" office:value="51687.5606396592" calcext:value-type="float">
            <text:p>51687.5606396592</text:p>
          </table:table-cell>
          <table:table-cell table:formula="of:=[.F183]/[.C183]" office:value-type="percentage" office:value="1.00631077420045" calcext:value-type="percentage">
            <text:p>100.63%</text:p>
          </table:table-cell>
          <table:table-cell table:number-columns-repeated="4"/>
        </table:table-row>
        <table:table-row table:style-name="ro1">
          <table:table-cell table:formula="of:=VALUE([$prevalence_history_20210209_LON.A165])" office:value-type="date" office:date-value="2020-12-11" calcext:value-type="date">
            <text:p>11/12/20</text:p>
          </table:table-cell>
          <table:table-cell table:formula="of:=VALUE([$p_from_i_LON.A183])" office:value-type="date" office:date-value="2020-12-09" calcext:value-type="date">
            <text:p>09/12/20</text:p>
          </table:table-cell>
          <table:table-cell table:formula="of:=[$prevalence_history_20210209_LON.B165]" office:value-type="float" office:value="51926.3470860751" calcext:value-type="float">
            <text:p>51926.3470860751</text:p>
          </table:table-cell>
          <table:table-cell table:formula="of:=[$p_from_i_LON.B183]" office:value-type="float" office:value="51882.9177987959" calcext:value-type="float">
            <text:p>51882.9177987959</text:p>
          </table:table-cell>
          <table:table-cell table:formula="of:=[.D184]/[.C184]" office:value-type="percentage" office:value="0.999163636771769" calcext:value-type="percentage">
            <text:p>99.9%</text:p>
          </table:table-cell>
          <table:table-cell table:formula="of:=[.D182]" office:value-type="float" office:value="51453.2190216575" calcext:value-type="float">
            <text:p>51453.2190216575</text:p>
          </table:table-cell>
          <table:table-cell table:formula="of:=[.F184]/[.C184]" office:value-type="percentage" office:value="0.990888477796574" calcext:value-type="percentage">
            <text:p>99.09%</text:p>
          </table:table-cell>
          <table:table-cell table:number-columns-repeated="4"/>
        </table:table-row>
        <table:table-row table:style-name="ro1">
          <table:table-cell table:formula="of:=VALUE([$prevalence_history_20210209_LON.A166])" office:value-type="date" office:date-value="2020-12-12" calcext:value-type="date">
            <text:p>12/12/20</text:p>
          </table:table-cell>
          <table:table-cell table:formula="of:=VALUE([$p_from_i_LON.A184])" office:value-type="date" office:date-value="2020-12-10" calcext:value-type="date">
            <text:p>10/12/20</text:p>
          </table:table-cell>
          <table:table-cell table:formula="of:=[$prevalence_history_20210209_LON.B166]" office:value-type="float" office:value="52829.9872582292" calcext:value-type="float">
            <text:p>52829.9872582292</text:p>
          </table:table-cell>
          <table:table-cell table:formula="of:=[$p_from_i_LON.B184]" office:value-type="float" office:value="52713.5430428929" calcext:value-type="float">
            <text:p>52713.5430428929</text:p>
          </table:table-cell>
          <table:table-cell table:formula="of:=[.D185]/[.C185]" office:value-type="percentage" office:value="0.997795868949067" calcext:value-type="percentage">
            <text:p>99.8%</text:p>
          </table:table-cell>
          <table:table-cell table:formula="of:=[.D183]" office:value-type="float" office:value="51409.1019819266" calcext:value-type="float">
            <text:p>51409.1019819266</text:p>
          </table:table-cell>
          <table:table-cell table:formula="of:=[.F185]/[.C185]" office:value-type="percentage" office:value="0.973104569013855" calcext:value-type="percentage">
            <text:p>97.31%</text:p>
          </table:table-cell>
          <table:table-cell table:number-columns-repeated="4"/>
        </table:table-row>
        <table:table-row table:style-name="ro1">
          <table:table-cell table:formula="of:=VALUE([$prevalence_history_20210209_LON.A167])" office:value-type="date" office:date-value="2020-12-13" calcext:value-type="date">
            <text:p>13/12/20</text:p>
          </table:table-cell>
          <table:table-cell table:formula="of:=VALUE([$p_from_i_LON.A185])" office:value-type="date" office:date-value="2020-12-11" calcext:value-type="date">
            <text:p>11/12/20</text:p>
          </table:table-cell>
          <table:table-cell table:formula="of:=[$prevalence_history_20210209_LON.B167]" office:value-type="float" office:value="54116.891103044" calcext:value-type="float">
            <text:p>54116.891103044</text:p>
          </table:table-cell>
          <table:table-cell table:formula="of:=[$p_from_i_LON.B185]" office:value-type="float" office:value="53946.6540995877" calcext:value-type="float">
            <text:p>53946.6540995877</text:p>
          </table:table-cell>
          <table:table-cell table:formula="of:=[.D186]/[.C186]" office:value-type="percentage" office:value="0.996854272298604" calcext:value-type="percentage">
            <text:p>99.7%</text:p>
          </table:table-cell>
          <table:table-cell table:formula="of:=[.D184]" office:value-type="float" office:value="51882.9177987959" calcext:value-type="float">
            <text:p>51882.9177987959</text:p>
          </table:table-cell>
          <table:table-cell table:formula="of:=[.F186]/[.C186]" office:value-type="percentage" office:value="0.958719481871301" calcext:value-type="percentage">
            <text:p>95.87%</text:p>
          </table:table-cell>
          <table:table-cell table:number-columns-repeated="4"/>
        </table:table-row>
        <table:table-row table:style-name="ro1">
          <table:table-cell table:formula="of:=VALUE([$prevalence_history_20210209_LON.A168])" office:value-type="date" office:date-value="2020-12-14" calcext:value-type="date">
            <text:p>14/12/20</text:p>
          </table:table-cell>
          <table:table-cell table:formula="of:=VALUE([$p_from_i_LON.A186])" office:value-type="date" office:date-value="2020-12-12" calcext:value-type="date">
            <text:p>12/12/20</text:p>
          </table:table-cell>
          <table:table-cell table:formula="of:=[$prevalence_history_20210209_LON.B168]" office:value-type="float" office:value="55995.082735271" calcext:value-type="float">
            <text:p>55995.082735271</text:p>
          </table:table-cell>
          <table:table-cell table:formula="of:=[$p_from_i_LON.B186]" office:value-type="float" office:value="55782.5724674135" calcext:value-type="float">
            <text:p>55782.5724674135</text:p>
          </table:table-cell>
          <table:table-cell table:formula="of:=[.D187]/[.C187]" office:value-type="percentage" office:value="0.996204840541764" calcext:value-type="percentage">
            <text:p>99.6%</text:p>
          </table:table-cell>
          <table:table-cell table:formula="of:=[.D185]" office:value-type="float" office:value="52713.5430428929" calcext:value-type="float">
            <text:p>52713.5430428929</text:p>
          </table:table-cell>
          <table:table-cell table:formula="of:=[.F187]/[.C187]" office:value-type="percentage" office:value="0.941395930998223" calcext:value-type="percentage">
            <text:p>94.14%</text:p>
          </table:table-cell>
          <table:table-cell table:number-columns-repeated="4"/>
        </table:table-row>
        <table:table-row table:style-name="ro1">
          <table:table-cell table:formula="of:=VALUE([$prevalence_history_20210209_LON.A169])" office:value-type="date" office:date-value="2020-12-15" calcext:value-type="date">
            <text:p>15/12/20</text:p>
          </table:table-cell>
          <table:table-cell table:formula="of:=VALUE([$p_from_i_LON.A187])" office:value-type="date" office:date-value="2020-12-13" calcext:value-type="date">
            <text:p>13/12/20</text:p>
          </table:table-cell>
          <table:table-cell table:formula="of:=[$prevalence_history_20210209_LON.B169]" office:value-type="float" office:value="58400.7337525569" calcext:value-type="float">
            <text:p>58400.7337525569</text:p>
          </table:table-cell>
          <table:table-cell table:formula="of:=[$p_from_i_LON.B187]" office:value-type="float" office:value="58151.9812990348" calcext:value-type="float">
            <text:p>58151.9812990348</text:p>
          </table:table-cell>
          <table:table-cell table:formula="of:=[.D188]/[.C188]" office:value-type="percentage" office:value="0.995740593695687" calcext:value-type="percentage">
            <text:p>99.6%</text:p>
          </table:table-cell>
          <table:table-cell table:formula="of:=[.D186]" office:value-type="float" office:value="53946.6540995877" calcext:value-type="float">
            <text:p>53946.6540995877</text:p>
          </table:table-cell>
          <table:table-cell table:formula="of:=[.F188]/[.C188]" office:value-type="percentage" office:value="0.92373247103639" calcext:value-type="percentage">
            <text:p>92.37%</text:p>
          </table:table-cell>
          <table:table-cell table:number-columns-repeated="4"/>
        </table:table-row>
        <table:table-row table:style-name="ro1">
          <table:table-cell table:formula="of:=VALUE([$prevalence_history_20210209_LON.A170])" office:value-type="date" office:date-value="2020-12-16" calcext:value-type="date">
            <text:p>16/12/20</text:p>
          </table:table-cell>
          <table:table-cell table:formula="of:=VALUE([$p_from_i_LON.A188])" office:value-type="date" office:date-value="2020-12-14" calcext:value-type="date">
            <text:p>14/12/20</text:p>
          </table:table-cell>
          <table:table-cell table:formula="of:=[$prevalence_history_20210209_LON.B170]" office:value-type="float" office:value="61234.9626814627" calcext:value-type="float">
            <text:p>61234.9626814627</text:p>
          </table:table-cell>
          <table:table-cell table:formula="of:=[$p_from_i_LON.B188]" office:value-type="float" office:value="60951.7911320277" calcext:value-type="float">
            <text:p>60951.7911320277</text:p>
          </table:table-cell>
          <table:table-cell table:formula="of:=[.D189]/[.C189]" office:value-type="percentage" office:value="0.995375655719625" calcext:value-type="percentage">
            <text:p>99.5%</text:p>
          </table:table-cell>
          <table:table-cell table:formula="of:=[.D187]" office:value-type="float" office:value="55782.5724674135" calcext:value-type="float">
            <text:p>55782.5724674135</text:p>
          </table:table-cell>
          <table:table-cell table:formula="of:=[.F189]/[.C189]" office:value-type="percentage" office:value="0.910959524178827" calcext:value-type="percentage">
            <text:p>91.10%</text:p>
          </table:table-cell>
          <table:table-cell table:number-columns-repeated="4"/>
        </table:table-row>
        <table:table-row table:style-name="ro1">
          <table:table-cell table:formula="of:=VALUE([$prevalence_history_20210209_LON.A171])" office:value-type="date" office:date-value="2020-12-17" calcext:value-type="date">
            <text:p>17/12/20</text:p>
          </table:table-cell>
          <table:table-cell table:formula="of:=VALUE([$p_from_i_LON.A189])" office:value-type="date" office:date-value="2020-12-15" calcext:value-type="date">
            <text:p>15/12/20</text:p>
          </table:table-cell>
          <table:table-cell table:formula="of:=[$prevalence_history_20210209_LON.B171]" office:value-type="float" office:value="64851.4393476287" calcext:value-type="float">
            <text:p>64851.4393476287</text:p>
          </table:table-cell>
          <table:table-cell table:formula="of:=[$p_from_i_LON.B189]" office:value-type="float" office:value="64520.9153822935" calcext:value-type="float">
            <text:p>64520.9153822935</text:p>
          </table:table-cell>
          <table:table-cell table:formula="of:=[.D190]/[.C190]" office:value-type="percentage" office:value="0.994903367316746" calcext:value-type="percentage">
            <text:p>99.5%</text:p>
          </table:table-cell>
          <table:table-cell table:formula="of:=[.D188]" office:value-type="float" office:value="58151.9812990348" calcext:value-type="float">
            <text:p>58151.9812990348</text:p>
          </table:table-cell>
          <table:table-cell table:formula="of:=[.F190]/[.C190]" office:value-type="percentage" office:value="0.896695306750521" calcext:value-type="percentage">
            <text:p>89.67%</text:p>
          </table:table-cell>
          <table:table-cell table:number-columns-repeated="4"/>
        </table:table-row>
        <table:table-row table:style-name="ro1">
          <table:table-cell table:formula="of:=VALUE([$prevalence_history_20210209_LON.A172])" office:value-type="date" office:date-value="2020-12-18" calcext:value-type="date">
            <text:p>18/12/20</text:p>
          </table:table-cell>
          <table:table-cell table:formula="of:=VALUE([$p_from_i_LON.A190])" office:value-type="date" office:date-value="2020-12-16" calcext:value-type="date">
            <text:p>16/12/20</text:p>
          </table:table-cell>
          <table:table-cell table:formula="of:=[$prevalence_history_20210209_LON.B172]" office:value-type="float" office:value="69149.5788356785" calcext:value-type="float">
            <text:p>69149.5788356785</text:p>
          </table:table-cell>
          <table:table-cell table:formula="of:=[$p_from_i_LON.B190]" office:value-type="float" office:value="68779.4818806294" calcext:value-type="float">
            <text:p>68779.4818806294</text:p>
          </table:table-cell>
          <table:table-cell table:formula="of:=[.D191]/[.C191]" office:value-type="percentage" office:value="0.99464787839231" calcext:value-type="percentage">
            <text:p>99.5%</text:p>
          </table:table-cell>
          <table:table-cell table:formula="of:=[.D189]" office:value-type="float" office:value="60951.7911320277" calcext:value-type="float">
            <text:p>60951.7911320277</text:p>
          </table:table-cell>
          <table:table-cell table:formula="of:=[.F191]/[.C191]" office:value-type="percentage" office:value="0.881448479633818" calcext:value-type="percentage">
            <text:p>88.14%</text:p>
          </table:table-cell>
          <table:table-cell table:number-columns-repeated="4"/>
        </table:table-row>
        <table:table-row table:style-name="ro1">
          <table:table-cell table:formula="of:=VALUE([$prevalence_history_20210209_LON.A173])" office:value-type="date" office:date-value="2020-12-19" calcext:value-type="date">
            <text:p>19/12/20</text:p>
          </table:table-cell>
          <table:table-cell table:formula="of:=VALUE([$p_from_i_LON.A191])" office:value-type="date" office:date-value="2020-12-17" calcext:value-type="date">
            <text:p>17/12/20</text:p>
          </table:table-cell>
          <table:table-cell table:formula="of:=[$prevalence_history_20210209_LON.B173]" office:value-type="float" office:value="74516.3426323822" calcext:value-type="float">
            <text:p>74516.3426323822</text:p>
          </table:table-cell>
          <table:table-cell table:formula="of:=[$p_from_i_LON.B191]" office:value-type="float" office:value="74101.2779885582" calcext:value-type="float">
            <text:p>74101.2779885582</text:p>
          </table:table-cell>
          <table:table-cell table:formula="of:=[.D192]/[.C192]" office:value-type="percentage" office:value="0.994429884382924" calcext:value-type="percentage">
            <text:p>99.4%</text:p>
          </table:table-cell>
          <table:table-cell table:formula="of:=[.D190]" office:value-type="float" office:value="64520.9153822935" calcext:value-type="float">
            <text:p>64520.9153822935</text:p>
          </table:table-cell>
          <table:table-cell table:formula="of:=[.F192]/[.C192]" office:value-type="percentage" office:value="0.865862616212929" calcext:value-type="percentage">
            <text:p>86.59%</text:p>
          </table:table-cell>
          <table:table-cell table:number-columns-repeated="4"/>
        </table:table-row>
        <table:table-row table:style-name="ro1">
          <table:table-cell table:formula="of:=VALUE([$prevalence_history_20210209_LON.A174])" office:value-type="date" office:date-value="2020-12-20" calcext:value-type="date">
            <text:p>20/12/20</text:p>
          </table:table-cell>
          <table:table-cell table:formula="of:=VALUE([$p_from_i_LON.A192])" office:value-type="date" office:date-value="2020-12-18" calcext:value-type="date">
            <text:p>18/12/20</text:p>
          </table:table-cell>
          <table:table-cell table:formula="of:=[$prevalence_history_20210209_LON.B174]" office:value-type="float" office:value="80765.1283549134" calcext:value-type="float">
            <text:p>80765.1283549134</text:p>
          </table:table-cell>
          <table:table-cell table:formula="of:=[$p_from_i_LON.B192]" office:value-type="float" office:value="80293.0990168547" calcext:value-type="float">
            <text:p>80293.0990168547</text:p>
          </table:table-cell>
          <table:table-cell table:formula="of:=[.D193]/[.C193]" office:value-type="percentage" office:value="0.994155530391973" calcext:value-type="percentage">
            <text:p>99.4%</text:p>
          </table:table-cell>
          <table:table-cell table:formula="of:=[.D191]" office:value-type="float" office:value="68779.4818806294" calcext:value-type="float">
            <text:p>68779.4818806294</text:p>
          </table:table-cell>
          <table:table-cell table:formula="of:=[.F193]/[.C193]" office:value-type="percentage" office:value="0.851598744180602" calcext:value-type="percentage">
            <text:p>85.16%</text:p>
          </table:table-cell>
          <table:table-cell table:number-columns-repeated="4"/>
        </table:table-row>
        <table:table-row table:style-name="ro1">
          <table:table-cell table:formula="of:=VALUE([$prevalence_history_20210209_LON.A175])" office:value-type="date" office:date-value="2020-12-21" calcext:value-type="date">
            <text:p>21/12/20</text:p>
          </table:table-cell>
          <table:table-cell table:formula="of:=VALUE([$p_from_i_LON.A193])" office:value-type="date" office:date-value="2020-12-19" calcext:value-type="date">
            <text:p>19/12/20</text:p>
          </table:table-cell>
          <table:table-cell table:formula="of:=[$prevalence_history_20210209_LON.B175]" office:value-type="float" office:value="88005.3717837994" calcext:value-type="float">
            <text:p>88005.3717837994</text:p>
          </table:table-cell>
          <table:table-cell table:formula="of:=[$p_from_i_LON.B193]" office:value-type="float" office:value="87481.0150723266" calcext:value-type="float">
            <text:p>87481.0150723266</text:p>
          </table:table-cell>
          <table:table-cell table:formula="of:=[.D194]/[.C194]" office:value-type="percentage" office:value="0.994041764714534" calcext:value-type="percentage">
            <text:p>99.4%</text:p>
          </table:table-cell>
          <table:table-cell table:formula="of:=[.D192]" office:value-type="float" office:value="74101.2779885582" calcext:value-type="float">
            <text:p>74101.2779885582</text:p>
          </table:table-cell>
          <table:table-cell table:formula="of:=[.F194]/[.C194]" office:value-type="percentage" office:value="0.842008578414974" calcext:value-type="percentage">
            <text:p>84.20%</text:p>
          </table:table-cell>
          <table:table-cell table:number-columns-repeated="4"/>
        </table:table-row>
        <table:table-row table:style-name="ro1">
          <table:table-cell table:formula="of:=VALUE([$prevalence_history_20210209_LON.A176])" office:value-type="date" office:date-value="2020-12-22" calcext:value-type="date">
            <text:p>22/12/20</text:p>
          </table:table-cell>
          <table:table-cell table:formula="of:=VALUE([$p_from_i_LON.A194])" office:value-type="date" office:date-value="2020-12-20" calcext:value-type="date">
            <text:p>20/12/20</text:p>
          </table:table-cell>
          <table:table-cell table:formula="of:=[$prevalence_history_20210209_LON.B176]" office:value-type="float" office:value="95645.9285648746" calcext:value-type="float">
            <text:p>95645.9285648746</text:p>
          </table:table-cell>
          <table:table-cell table:formula="of:=[$p_from_i_LON.B194]" office:value-type="float" office:value="95075.7096345366" calcext:value-type="float">
            <text:p>95075.7096345366</text:p>
          </table:table-cell>
          <table:table-cell table:formula="of:=[.D195]/[.C195]" office:value-type="percentage" office:value="0.994038231016271" calcext:value-type="percentage">
            <text:p>99.4%</text:p>
          </table:table-cell>
          <table:table-cell table:formula="of:=[.D193]" office:value-type="float" office:value="80293.0990168547" calcext:value-type="float">
            <text:p>80293.0990168547</text:p>
          </table:table-cell>
          <table:table-cell table:formula="of:=[.F195]/[.C195]" office:value-type="percentage" office:value="0.839482665092154" calcext:value-type="percentage">
            <text:p>83.95%</text:p>
          </table:table-cell>
          <table:table-cell table:number-columns-repeated="4"/>
        </table:table-row>
        <table:table-row table:style-name="ro1">
          <table:table-cell table:formula="of:=VALUE([$prevalence_history_20210209_LON.A177])" office:value-type="date" office:date-value="2020-12-23" calcext:value-type="date">
            <text:p>23/12/20</text:p>
          </table:table-cell>
          <table:table-cell table:formula="of:=VALUE([$p_from_i_LON.A195])" office:value-type="date" office:date-value="2020-12-21" calcext:value-type="date">
            <text:p>21/12/20</text:p>
          </table:table-cell>
          <table:table-cell table:formula="of:=[$prevalence_history_20210209_LON.B177]" office:value-type="float" office:value="103885.717585485" calcext:value-type="float">
            <text:p>103885.717585485</text:p>
          </table:table-cell>
          <table:table-cell table:formula="of:=[$p_from_i_LON.B195]" office:value-type="float" office:value="103251.640542139" calcext:value-type="float">
            <text:p>103251.640542139</text:p>
          </table:table-cell>
          <table:table-cell table:formula="of:=[.D196]/[.C196]" office:value-type="percentage" office:value="0.993896398291478" calcext:value-type="percentage">
            <text:p>99.4%</text:p>
          </table:table-cell>
          <table:table-cell table:formula="of:=[.D194]" office:value-type="float" office:value="87481.0150723266" calcext:value-type="float">
            <text:p>87481.0150723266</text:p>
          </table:table-cell>
          <table:table-cell table:formula="of:=[.F196]/[.C196]" office:value-type="percentage" office:value="0.842088952221373" calcext:value-type="percentage">
            <text:p>84.21%</text:p>
          </table:table-cell>
          <table:table-cell table:number-columns-repeated="4"/>
        </table:table-row>
        <table:table-row table:style-name="ro1">
          <table:table-cell table:formula="of:=VALUE([$prevalence_history_20210209_LON.A178])" office:value-type="date" office:date-value="2020-12-24" calcext:value-type="date">
            <text:p>24/12/20</text:p>
          </table:table-cell>
          <table:table-cell table:formula="of:=VALUE([$p_from_i_LON.A196])" office:value-type="date" office:date-value="2020-12-22" calcext:value-type="date">
            <text:p>22/12/20</text:p>
          </table:table-cell>
          <table:table-cell table:formula="of:=[$prevalence_history_20210209_LON.B178]" office:value-type="float" office:value="112842.354753445" calcext:value-type="float">
            <text:p>112842.354753445</text:p>
          </table:table-cell>
          <table:table-cell table:formula="of:=[$p_from_i_LON.B196]" office:value-type="float" office:value="112131.035031972" calcext:value-type="float">
            <text:p>112131.035031972</text:p>
          </table:table-cell>
          <table:table-cell table:formula="of:=[.D197]/[.C197]" office:value-type="percentage" office:value="0.993696341032346" calcext:value-type="percentage">
            <text:p>99.4%</text:p>
          </table:table-cell>
          <table:table-cell table:formula="of:=[.D195]" office:value-type="float" office:value="95075.7096345366" calcext:value-type="float">
            <text:p>95075.7096345366</text:p>
          </table:table-cell>
          <table:table-cell table:formula="of:=[.F197]/[.C197]" office:value-type="percentage" office:value="0.842553399760864" calcext:value-type="percentage">
            <text:p>84.26%</text:p>
          </table:table-cell>
          <table:table-cell table:number-columns-repeated="4"/>
        </table:table-row>
        <table:table-row table:style-name="ro1">
          <table:table-cell table:formula="of:=VALUE([$prevalence_history_20210209_LON.A179])" office:value-type="date" office:date-value="2020-12-25" calcext:value-type="date">
            <text:p>25/12/20</text:p>
          </table:table-cell>
          <table:table-cell table:formula="of:=VALUE([$p_from_i_LON.A197])" office:value-type="date" office:date-value="2020-12-23" calcext:value-type="date">
            <text:p>23/12/20</text:p>
          </table:table-cell>
          <table:table-cell table:formula="of:=[$prevalence_history_20210209_LON.B179]" office:value-type="float" office:value="121800.408869066" calcext:value-type="float">
            <text:p>121800.408869066</text:p>
          </table:table-cell>
          <table:table-cell table:formula="of:=[$p_from_i_LON.B197]" office:value-type="float" office:value="120994.076067404" calcext:value-type="float">
            <text:p>120994.076067404</text:p>
          </table:table-cell>
          <table:table-cell table:formula="of:=[.D198]/[.C198]" office:value-type="percentage" office:value="0.99337988427831" calcext:value-type="percentage">
            <text:p>99.3%</text:p>
          </table:table-cell>
          <table:table-cell table:formula="of:=[.D196]" office:value-type="float" office:value="103251.640542139" calcext:value-type="float">
            <text:p>103251.640542139</text:p>
          </table:table-cell>
          <table:table-cell table:formula="of:=[.F198]/[.C198]" office:value-type="percentage" office:value="0.847711772898345" calcext:value-type="percentage">
            <text:p>84.77%</text:p>
          </table:table-cell>
          <table:table-cell table:number-columns-repeated="4"/>
        </table:table-row>
        <table:table-row table:style-name="ro1">
          <table:table-cell table:formula="of:=VALUE([$prevalence_history_20210209_LON.A180])" office:value-type="date" office:date-value="2020-12-26" calcext:value-type="date">
            <text:p>26/12/20</text:p>
          </table:table-cell>
          <table:table-cell table:formula="of:=VALUE([$p_from_i_LON.A198])" office:value-type="date" office:date-value="2020-12-24" calcext:value-type="date">
            <text:p>24/12/20</text:p>
          </table:table-cell>
          <table:table-cell table:formula="of:=[$prevalence_history_20210209_LON.B180]" office:value-type="float" office:value="130716.380937592" calcext:value-type="float">
            <text:p>130716.380937592</text:p>
          </table:table-cell>
          <table:table-cell table:formula="of:=[$p_from_i_LON.B198]" office:value-type="float" office:value="129834.73264853" calcext:value-type="float">
            <text:p>129834.73264853</text:p>
          </table:table-cell>
          <table:table-cell table:formula="of:=[.D199]/[.C199]" office:value-type="percentage" office:value="0.993255257812842" calcext:value-type="percentage">
            <text:p>99.3%</text:p>
          </table:table-cell>
          <table:table-cell table:formula="of:=[.D197]" office:value-type="float" office:value="112131.035031972" calcext:value-type="float">
            <text:p>112131.035031972</text:p>
          </table:table-cell>
          <table:table-cell table:formula="of:=[.F199]/[.C199]" office:value-type="percentage" office:value="0.857819304877383" calcext:value-type="percentage">
            <text:p>85.78%</text:p>
          </table:table-cell>
          <table:table-cell table:number-columns-repeated="4"/>
        </table:table-row>
        <table:table-row table:style-name="ro1">
          <table:table-cell table:formula="of:=VALUE([$prevalence_history_20210209_LON.A181])" office:value-type="date" office:date-value="2020-12-27" calcext:value-type="date">
            <text:p>27/12/20</text:p>
          </table:table-cell>
          <table:table-cell table:formula="of:=VALUE([$p_from_i_LON.A199])" office:value-type="date" office:date-value="2020-12-25" calcext:value-type="date">
            <text:p>25/12/20</text:p>
          </table:table-cell>
          <table:table-cell table:formula="of:=[$prevalence_history_20210209_LON.B181]" office:value-type="float" office:value="139518.748048755" calcext:value-type="float">
            <text:p>139518.748048755</text:p>
          </table:table-cell>
          <table:table-cell table:formula="of:=[$p_from_i_LON.B199]" office:value-type="float" office:value="138588.363037529" calcext:value-type="float">
            <text:p>138588.363037529</text:p>
          </table:table-cell>
          <table:table-cell table:formula="of:=[.D200]/[.C200]" office:value-type="percentage" office:value="0.993331469610799" calcext:value-type="percentage">
            <text:p>99.3%</text:p>
          </table:table-cell>
          <table:table-cell table:formula="of:=[.D198]" office:value-type="float" office:value="120994.076067404" calcext:value-type="float">
            <text:p>120994.076067404</text:p>
          </table:table-cell>
          <table:table-cell table:formula="of:=[.F200]/[.C200]" office:value-type="percentage" office:value="0.867224496776032" calcext:value-type="percentage">
            <text:p>86.72%</text:p>
          </table:table-cell>
          <table:table-cell table:number-columns-repeated="4"/>
        </table:table-row>
        <table:table-row table:style-name="ro1">
          <table:table-cell table:formula="of:=VALUE([$prevalence_history_20210209_LON.A182])" office:value-type="date" office:date-value="2020-12-28" calcext:value-type="date">
            <text:p>28/12/20</text:p>
          </table:table-cell>
          <table:table-cell table:formula="of:=VALUE([$p_from_i_LON.A200])" office:value-type="date" office:date-value="2020-12-26" calcext:value-type="date">
            <text:p>26/12/20</text:p>
          </table:table-cell>
          <table:table-cell table:formula="of:=[$prevalence_history_20210209_LON.B182]" office:value-type="float" office:value="148363.692420955" calcext:value-type="float">
            <text:p>148363.692420955</text:p>
          </table:table-cell>
          <table:table-cell table:formula="of:=[$p_from_i_LON.B200]" office:value-type="float" office:value="147435.330264365" calcext:value-type="float">
            <text:p>147435.330264365</text:p>
          </table:table-cell>
          <table:table-cell table:formula="of:=[.D201]/[.C201]" office:value-type="percentage" office:value="0.993742659397043" calcext:value-type="percentage">
            <text:p>99.4%</text:p>
          </table:table-cell>
          <table:table-cell table:formula="of:=[.D199]" office:value-type="float" office:value="129834.73264853" calcext:value-type="float">
            <text:p>129834.73264853</text:p>
          </table:table-cell>
          <table:table-cell table:formula="of:=[.F201]/[.C201]" office:value-type="percentage" office:value="0.875111225192125" calcext:value-type="percentage">
            <text:p>87.51%</text:p>
          </table:table-cell>
          <table:table-cell table:number-columns-repeated="4"/>
        </table:table-row>
        <table:table-row table:style-name="ro1">
          <table:table-cell table:formula="of:=VALUE([$prevalence_history_20210209_LON.A183])" office:value-type="date" office:date-value="2020-12-29" calcext:value-type="date">
            <text:p>29/12/20</text:p>
          </table:table-cell>
          <table:table-cell table:formula="of:=VALUE([$p_from_i_LON.A201])" office:value-type="date" office:date-value="2020-12-27" calcext:value-type="date">
            <text:p>27/12/20</text:p>
          </table:table-cell>
          <table:table-cell table:formula="of:=[$prevalence_history_20210209_LON.B183]" office:value-type="float" office:value="157602.010361727" calcext:value-type="float">
            <text:p>157602.010361727</text:p>
          </table:table-cell>
          <table:table-cell table:formula="of:=[$p_from_i_LON.B201]" office:value-type="float" office:value="156712.815661893" calcext:value-type="float">
            <text:p>156712.815661893</text:p>
          </table:table-cell>
          <table:table-cell table:formula="of:=[.D202]/[.C202]" office:value-type="percentage" office:value="0.994357973621066" calcext:value-type="percentage">
            <text:p>99.4%</text:p>
          </table:table-cell>
          <table:table-cell table:formula="of:=[.D200]" office:value-type="float" office:value="138588.363037529" calcext:value-type="float">
            <text:p>138588.363037529</text:p>
          </table:table-cell>
          <table:table-cell table:formula="of:=[.F202]/[.C202]" office:value-type="percentage" office:value="0.879356568608747" calcext:value-type="percentage">
            <text:p>87.94%</text:p>
          </table:table-cell>
          <table:table-cell table:number-columns-repeated="4"/>
        </table:table-row>
        <table:table-row table:style-name="ro1">
          <table:table-cell table:formula="of:=VALUE([$prevalence_history_20210209_LON.A184])" office:value-type="date" office:date-value="2020-12-30" calcext:value-type="date">
            <text:p>30/12/20</text:p>
          </table:table-cell>
          <table:table-cell table:formula="of:=VALUE([$p_from_i_LON.A202])" office:value-type="date" office:date-value="2020-12-28" calcext:value-type="date">
            <text:p>28/12/20</text:p>
          </table:table-cell>
          <table:table-cell table:formula="of:=[$prevalence_history_20210209_LON.B184]" office:value-type="float" office:value="166432.462084258" calcext:value-type="float">
            <text:p>166432.462084258</text:p>
          </table:table-cell>
          <table:table-cell table:formula="of:=[$p_from_i_LON.B202]" office:value-type="float" office:value="165624.196555509" calcext:value-type="float">
            <text:p>165624.196555509</text:p>
          </table:table-cell>
          <table:table-cell table:formula="of:=[.D203]/[.C203]" office:value-type="percentage" office:value="0.995143582456049" calcext:value-type="percentage">
            <text:p>99.5%</text:p>
          </table:table-cell>
          <table:table-cell table:formula="of:=[.D201]" office:value-type="float" office:value="147435.330264365" calcext:value-type="float">
            <text:p>147435.330264365</text:p>
          </table:table-cell>
          <table:table-cell table:formula="of:=[.F203]/[.C203]" office:value-type="percentage" office:value="0.885856811934466" calcext:value-type="percentage">
            <text:p>88.59%</text:p>
          </table:table-cell>
          <table:table-cell table:number-columns-repeated="4"/>
        </table:table-row>
        <table:table-row table:style-name="ro1">
          <table:table-cell table:formula="of:=VALUE([$prevalence_history_20210209_LON.A185])" office:value-type="date" office:date-value="2020-12-31" calcext:value-type="date">
            <text:p>31/12/20</text:p>
          </table:table-cell>
          <table:table-cell table:formula="of:=VALUE([$p_from_i_LON.A203])" office:value-type="date" office:date-value="2020-12-29" calcext:value-type="date">
            <text:p>29/12/20</text:p>
          </table:table-cell>
          <table:table-cell table:formula="of:=[$prevalence_history_20210209_LON.B185]" office:value-type="float" office:value="175156.735773065" calcext:value-type="float">
            <text:p>175156.735773065</text:p>
          </table:table-cell>
          <table:table-cell table:formula="of:=[$p_from_i_LON.B203]" office:value-type="float" office:value="174508.42616952" calcext:value-type="float">
            <text:p>174508.42616952</text:p>
          </table:table-cell>
          <table:table-cell table:formula="of:=[.D204]/[.C204]" office:value-type="percentage" office:value="0.996298688710519" calcext:value-type="percentage">
            <text:p>99.6%</text:p>
          </table:table-cell>
          <table:table-cell table:formula="of:=[.D202]" office:value-type="float" office:value="156712.815661893" calcext:value-type="float">
            <text:p>156712.815661893</text:p>
          </table:table-cell>
          <table:table-cell table:formula="of:=[.F204]/[.C204]" office:value-type="percentage" office:value="0.894700480516672" calcext:value-type="percentage">
            <text:p>89.47%</text:p>
          </table:table-cell>
          <table:table-cell table:number-columns-repeated="4"/>
        </table:table-row>
        <table:table-row table:style-name="ro1">
          <table:table-cell table:formula="of:=VALUE([$prevalence_history_20210209_LON.A186])" office:value-type="date" office:date-value="2021-01-01" calcext:value-type="date">
            <text:p>01/01/21</text:p>
          </table:table-cell>
          <table:table-cell table:formula="of:=VALUE([$p_from_i_LON.A204])" office:value-type="date" office:date-value="2020-12-30" calcext:value-type="date">
            <text:p>30/12/20</text:p>
          </table:table-cell>
          <table:table-cell table:formula="of:=[$prevalence_history_20210209_LON.B186]" office:value-type="float" office:value="183165.482367146" calcext:value-type="float">
            <text:p>183165.482367146</text:p>
          </table:table-cell>
          <table:table-cell table:formula="of:=[$p_from_i_LON.B204]" office:value-type="float" office:value="182688.74266855" calcext:value-type="float">
            <text:p>182688.74266855</text:p>
          </table:table-cell>
          <table:table-cell table:formula="of:=[.D205]/[.C205]" office:value-type="percentage" office:value="0.997397218665682" calcext:value-type="percentage">
            <text:p>99.7%</text:p>
          </table:table-cell>
          <table:table-cell table:formula="of:=[.D203]" office:value-type="float" office:value="165624.196555509" calcext:value-type="float">
            <text:p>165624.196555509</text:p>
          </table:table-cell>
          <table:table-cell table:formula="of:=[.F205]/[.C205]" office:value-type="percentage" office:value="0.904232579277812" calcext:value-type="percentage">
            <text:p>90.42%</text:p>
          </table:table-cell>
          <table:table-cell table:number-columns-repeated="4"/>
        </table:table-row>
        <table:table-row table:style-name="ro1">
          <table:table-cell table:formula="of:=VALUE([$prevalence_history_20210209_LON.A187])" office:value-type="date" office:date-value="2021-01-02" calcext:value-type="date">
            <text:p>02/01/21</text:p>
          </table:table-cell>
          <table:table-cell table:formula="of:=VALUE([$p_from_i_LON.A205])" office:value-type="date" office:date-value="2020-12-31" calcext:value-type="date">
            <text:p>31/12/20</text:p>
          </table:table-cell>
          <table:table-cell table:formula="of:=[$prevalence_history_20210209_LON.B187]" office:value-type="float" office:value="190384.120262959" calcext:value-type="float">
            <text:p>190384.120262959</text:p>
          </table:table-cell>
          <table:table-cell table:formula="of:=[$p_from_i_LON.B205]" office:value-type="float" office:value="190065.996907633" calcext:value-type="float">
            <text:p>190065.996907633</text:p>
          </table:table-cell>
          <table:table-cell table:formula="of:=[.D206]/[.C206]" office:value-type="percentage" office:value="0.99832904469718" calcext:value-type="percentage">
            <text:p>99.8%</text:p>
          </table:table-cell>
          <table:table-cell table:formula="of:=[.D204]" office:value-type="float" office:value="174508.42616952" calcext:value-type="float">
            <text:p>174508.42616952</text:p>
          </table:table-cell>
          <table:table-cell table:formula="of:=[.F206]/[.C206]" office:value-type="percentage" office:value="0.916612299011536" calcext:value-type="percentage">
            <text:p>91.66%</text:p>
          </table:table-cell>
          <table:table-cell table:number-columns-repeated="4"/>
        </table:table-row>
        <table:table-row table:style-name="ro1">
          <table:table-cell table:formula="of:=VALUE([$prevalence_history_20210209_LON.A188])" office:value-type="date" office:date-value="2021-01-03" calcext:value-type="date">
            <text:p>03/01/21</text:p>
          </table:table-cell>
          <table:table-cell table:formula="of:=VALUE([$p_from_i_LON.A206])" office:value-type="date" office:date-value="2021-01-01" calcext:value-type="date">
            <text:p>01/01/21</text:p>
          </table:table-cell>
          <table:table-cell table:formula="of:=[$prevalence_history_20210209_LON.B188]" office:value-type="float" office:value="196654.677265937" calcext:value-type="float">
            <text:p>196654.677265937</text:p>
          </table:table-cell>
          <table:table-cell table:formula="of:=[$p_from_i_LON.B206]" office:value-type="float" office:value="196471.534000065" calcext:value-type="float">
            <text:p>196471.534000065</text:p>
          </table:table-cell>
          <table:table-cell table:formula="of:=[.D207]/[.C207]" office:value-type="percentage" office:value="0.999068706280379" calcext:value-type="percentage">
            <text:p>99.9%</text:p>
          </table:table-cell>
          <table:table-cell table:formula="of:=[.D205]" office:value-type="float" office:value="182688.74266855" calcext:value-type="float">
            <text:p>182688.74266855</text:p>
          </table:table-cell>
          <table:table-cell table:formula="of:=[.F207]/[.C207]" office:value-type="percentage" office:value="0.928982443786469" calcext:value-type="percentage">
            <text:p>92.90%</text:p>
          </table:table-cell>
          <table:table-cell table:number-columns-repeated="4"/>
        </table:table-row>
        <table:table-row table:style-name="ro1">
          <table:table-cell table:formula="of:=VALUE([$prevalence_history_20210209_LON.A189])" office:value-type="date" office:date-value="2021-01-04" calcext:value-type="date">
            <text:p>04/01/21</text:p>
          </table:table-cell>
          <table:table-cell table:formula="of:=VALUE([$p_from_i_LON.A207])" office:value-type="date" office:date-value="2021-01-02" calcext:value-type="date">
            <text:p>02/01/21</text:p>
          </table:table-cell>
          <table:table-cell table:formula="of:=[$prevalence_history_20210209_LON.B189]" office:value-type="float" office:value="201896.270386217" calcext:value-type="float">
            <text:p>201896.270386217</text:p>
          </table:table-cell>
          <table:table-cell table:formula="of:=[$p_from_i_LON.B207]" office:value-type="float" office:value="201829.253663237" calcext:value-type="float">
            <text:p>201829.253663237</text:p>
          </table:table-cell>
          <table:table-cell table:formula="of:=[.D208]/[.C208]" office:value-type="percentage" office:value="0.999668063591012" calcext:value-type="percentage">
            <text:p>100.0%</text:p>
          </table:table-cell>
          <table:table-cell table:formula="of:=[.D206]" office:value-type="float" office:value="190065.996907633" calcext:value-type="float">
            <text:p>190065.996907633</text:p>
          </table:table-cell>
          <table:table-cell table:formula="of:=[.F208]/[.C208]" office:value-type="percentage" office:value="0.941404200008483" calcext:value-type="percentage">
            <text:p>94.14%</text:p>
          </table:table-cell>
          <table:table-cell table:number-columns-repeated="4"/>
        </table:table-row>
        <table:table-row table:style-name="ro1">
          <table:table-cell table:formula="of:=VALUE([$prevalence_history_20210209_LON.A190])" office:value-type="date" office:date-value="2021-01-05" calcext:value-type="date">
            <text:p>05/01/21</text:p>
          </table:table-cell>
          <table:table-cell table:formula="of:=VALUE([$p_from_i_LON.A208])" office:value-type="date" office:date-value="2021-01-03" calcext:value-type="date">
            <text:p>03/01/21</text:p>
          </table:table-cell>
          <table:table-cell table:formula="of:=[$prevalence_history_20210209_LON.B190]" office:value-type="float" office:value="205882.146825765" calcext:value-type="float">
            <text:p>205882.146825765</text:p>
          </table:table-cell>
          <table:table-cell table:formula="of:=[$p_from_i_LON.B208]" office:value-type="float" office:value="205978.373757871" calcext:value-type="float">
            <text:p>205978.373757871</text:p>
          </table:table-cell>
          <table:table-cell table:formula="of:=[.D209]/[.C209]" office:value-type="percentage" office:value="1.00046738842386" calcext:value-type="percentage">
            <text:p>100.0%</text:p>
          </table:table-cell>
          <table:table-cell table:formula="of:=[.D207]" office:value-type="float" office:value="196471.534000065" calcext:value-type="float">
            <text:p>196471.534000065</text:p>
          </table:table-cell>
          <table:table-cell table:formula="of:=[.F209]/[.C209]" office:value-type="percentage" office:value="0.954291263371836" calcext:value-type="percentage">
            <text:p>95.43%</text:p>
          </table:table-cell>
          <table:table-cell table:number-columns-repeated="4"/>
        </table:table-row>
        <table:table-row table:style-name="ro1">
          <table:table-cell table:formula="of:=VALUE([$prevalence_history_20210209_LON.A191])" office:value-type="date" office:date-value="2021-01-06" calcext:value-type="date">
            <text:p>06/01/21</text:p>
          </table:table-cell>
          <table:table-cell table:formula="of:=VALUE([$p_from_i_LON.A209])" office:value-type="date" office:date-value="2021-01-04" calcext:value-type="date">
            <text:p>04/01/21</text:p>
          </table:table-cell>
          <table:table-cell table:formula="of:=[$prevalence_history_20210209_LON.B191]" office:value-type="float" office:value="208640.107681792" calcext:value-type="float">
            <text:p>208640.107681792</text:p>
          </table:table-cell>
          <table:table-cell table:formula="of:=[$p_from_i_LON.B209]" office:value-type="float" office:value="208892.073851682" calcext:value-type="float">
            <text:p>208892.073851682</text:p>
          </table:table-cell>
          <table:table-cell table:formula="of:=[.D210]/[.C210]" office:value-type="percentage" office:value="1.00120765931675" calcext:value-type="percentage">
            <text:p>100.1%</text:p>
          </table:table-cell>
          <table:table-cell table:formula="of:=[.D208]" office:value-type="float" office:value="201829.253663237" calcext:value-type="float">
            <text:p>201829.253663237</text:p>
          </table:table-cell>
          <table:table-cell table:formula="of:=[.F210]/[.C210]" office:value-type="percentage" office:value="0.967355969596494" calcext:value-type="percentage">
            <text:p>96.74%</text:p>
          </table:table-cell>
          <table:table-cell table:number-columns-repeated="4"/>
        </table:table-row>
        <table:table-row table:style-name="ro1">
          <table:table-cell table:formula="of:=VALUE([$prevalence_history_20210209_LON.A192])" office:value-type="date" office:date-value="2021-01-07" calcext:value-type="date">
            <text:p>07/01/21</text:p>
          </table:table-cell>
          <table:table-cell table:formula="of:=VALUE([$p_from_i_LON.A210])" office:value-type="date" office:date-value="2021-01-05" calcext:value-type="date">
            <text:p>05/01/21</text:p>
          </table:table-cell>
          <table:table-cell table:formula="of:=[$prevalence_history_20210209_LON.B192]" office:value-type="float" office:value="209842.454909914" calcext:value-type="float">
            <text:p>209842.454909914</text:p>
          </table:table-cell>
          <table:table-cell table:formula="of:=[$p_from_i_LON.B210]" office:value-type="float" office:value="210281.177975466" calcext:value-type="float">
            <text:p>210281.177975466</text:p>
          </table:table-cell>
          <table:table-cell table:formula="of:=[.D211]/[.C211]" office:value-type="percentage" office:value="1.00209072594838" calcext:value-type="percentage">
            <text:p>100.2%</text:p>
          </table:table-cell>
          <table:table-cell table:formula="of:=[.D209]" office:value-type="float" office:value="205978.373757871" calcext:value-type="float">
            <text:p>205978.373757871</text:p>
          </table:table-cell>
          <table:table-cell table:formula="of:=[.F211]/[.C211]" office:value-type="percentage" office:value="0.98158579895712" calcext:value-type="percentage">
            <text:p>98.16%</text:p>
          </table:table-cell>
          <table:table-cell table:number-columns-repeated="4"/>
        </table:table-row>
        <table:table-row table:style-name="ro1">
          <table:table-cell table:formula="of:=VALUE([$prevalence_history_20210209_LON.A193])" office:value-type="date" office:date-value="2021-01-08" calcext:value-type="date">
            <text:p>08/01/21</text:p>
          </table:table-cell>
          <table:table-cell table:formula="of:=VALUE([$p_from_i_LON.A211])" office:value-type="date" office:date-value="2021-01-06" calcext:value-type="date">
            <text:p>06/01/21</text:p>
          </table:table-cell>
          <table:table-cell table:formula="of:=[$prevalence_history_20210209_LON.B193]" office:value-type="float" office:value="209786.100606737" calcext:value-type="float">
            <text:p>209786.100606737</text:p>
          </table:table-cell>
          <table:table-cell table:formula="of:=[$p_from_i_LON.B211]" office:value-type="float" office:value="210438.369943379" calcext:value-type="float">
            <text:p>210438.369943379</text:p>
          </table:table-cell>
          <table:table-cell table:formula="of:=[.D212]/[.C212]" office:value-type="percentage" office:value="1.00310921140512" calcext:value-type="percentage">
            <text:p>100.3%</text:p>
          </table:table-cell>
          <table:table-cell table:formula="of:=[.D210]" office:value-type="float" office:value="208892.073851682" calcext:value-type="float">
            <text:p>208892.073851682</text:p>
          </table:table-cell>
          <table:table-cell table:formula="of:=[.F212]/[.C212]" office:value-type="percentage" office:value="0.995738388994936" calcext:value-type="percentage">
            <text:p>99.57%</text:p>
          </table:table-cell>
          <table:table-cell table:number-columns-repeated="4"/>
        </table:table-row>
        <table:table-row table:style-name="ro1">
          <table:table-cell table:formula="of:=VALUE([$prevalence_history_20210209_LON.A194])" office:value-type="date" office:date-value="2021-01-09" calcext:value-type="date">
            <text:p>09/01/21</text:p>
          </table:table-cell>
          <table:table-cell table:formula="of:=VALUE([$p_from_i_LON.A212])" office:value-type="date" office:date-value="2021-01-07" calcext:value-type="date">
            <text:p>07/01/21</text:p>
          </table:table-cell>
          <table:table-cell table:formula="of:=[$prevalence_history_20210209_LON.B194]" office:value-type="float" office:value="208645.846411272" calcext:value-type="float">
            <text:p>208645.846411272</text:p>
          </table:table-cell>
          <table:table-cell table:formula="of:=[$p_from_i_LON.B212]" office:value-type="float" office:value="209522.408118157" calcext:value-type="float">
            <text:p>209522.408118157</text:p>
          </table:table-cell>
          <table:table-cell table:formula="of:=[.D213]/[.C213]" office:value-type="percentage" office:value="1.00420119413811" calcext:value-type="percentage">
            <text:p>100.4%</text:p>
          </table:table-cell>
          <table:table-cell table:formula="of:=[.D211]" office:value-type="float" office:value="210281.177975466" calcext:value-type="float">
            <text:p>210281.177975466</text:p>
          </table:table-cell>
          <table:table-cell table:formula="of:=[.F213]/[.C213]" office:value-type="percentage" office:value="1.00783783426472" calcext:value-type="percentage">
            <text:p>100.78%</text:p>
          </table:table-cell>
          <table:table-cell table:number-columns-repeated="4"/>
        </table:table-row>
        <table:table-row table:style-name="ro1">
          <table:table-cell table:formula="of:=VALUE([$prevalence_history_20210209_LON.A195])" office:value-type="date" office:date-value="2021-01-10" calcext:value-type="date">
            <text:p>10/01/21</text:p>
          </table:table-cell>
          <table:table-cell table:formula="of:=VALUE([$p_from_i_LON.A213])" office:value-type="date" office:date-value="2021-01-08" calcext:value-type="date">
            <text:p>08/01/21</text:p>
          </table:table-cell>
          <table:table-cell table:formula="of:=[$prevalence_history_20210209_LON.B195]" office:value-type="float" office:value="206648.810041158" calcext:value-type="float">
            <text:p>206648.810041158</text:p>
          </table:table-cell>
          <table:table-cell table:formula="of:=[$p_from_i_LON.B213]" office:value-type="float" office:value="207760.227777985" calcext:value-type="float">
            <text:p>207760.227777985</text:p>
          </table:table-cell>
          <table:table-cell table:formula="of:=[.D214]/[.C214]" office:value-type="percentage" office:value="1.00537829245959" calcext:value-type="percentage">
            <text:p>100.5%</text:p>
          </table:table-cell>
          <table:table-cell table:formula="of:=[.D212]" office:value-type="float" office:value="210438.369943379" calcext:value-type="float">
            <text:p>210438.369943379</text:p>
          </table:table-cell>
          <table:table-cell table:formula="of:=[.F214]/[.C214]" office:value-type="percentage" office:value="1.01833816464496" calcext:value-type="percentage">
            <text:p>101.83%</text:p>
          </table:table-cell>
          <table:table-cell table:number-columns-repeated="4"/>
        </table:table-row>
        <table:table-row table:style-name="ro1">
          <table:table-cell table:formula="of:=VALUE([$prevalence_history_20210209_LON.A196])" office:value-type="date" office:date-value="2021-01-11" calcext:value-type="date">
            <text:p>11/01/21</text:p>
          </table:table-cell>
          <table:table-cell table:formula="of:=VALUE([$p_from_i_LON.A214])" office:value-type="date" office:date-value="2021-01-09" calcext:value-type="date">
            <text:p>09/01/21</text:p>
          </table:table-cell>
          <table:table-cell table:formula="of:=[$prevalence_history_20210209_LON.B196]" office:value-type="float" office:value="203530.37542359" calcext:value-type="float">
            <text:p>203530.37542359</text:p>
          </table:table-cell>
          <table:table-cell table:formula="of:=[$p_from_i_LON.B214]" office:value-type="float" office:value="204851.649199051" calcext:value-type="float">
            <text:p>204851.649199051</text:p>
          </table:table-cell>
          <table:table-cell table:formula="of:=[.D215]/[.C215]" office:value-type="percentage" office:value="1.00649177683042" calcext:value-type="percentage">
            <text:p>100.6%</text:p>
          </table:table-cell>
          <table:table-cell table:formula="of:=[.D213]" office:value-type="float" office:value="209522.408118157" calcext:value-type="float">
            <text:p>209522.408118157</text:p>
          </table:table-cell>
          <table:table-cell table:formula="of:=[.F215]/[.C215]" office:value-type="percentage" office:value="1.02944048367275" calcext:value-type="percentage">
            <text:p>102.94%</text:p>
          </table:table-cell>
          <table:table-cell table:number-columns-repeated="4"/>
        </table:table-row>
        <table:table-row table:style-name="ro1">
          <table:table-cell table:formula="of:=VALUE([$prevalence_history_20210209_LON.A197])" office:value-type="date" office:date-value="2021-01-12" calcext:value-type="date">
            <text:p>12/01/21</text:p>
          </table:table-cell>
          <table:table-cell table:formula="of:=VALUE([$p_from_i_LON.A215])" office:value-type="date" office:date-value="2021-01-10" calcext:value-type="date">
            <text:p>10/01/21</text:p>
          </table:table-cell>
          <table:table-cell table:formula="of:=[$prevalence_history_20210209_LON.B197]" office:value-type="float" office:value="199348.636206446" calcext:value-type="float">
            <text:p>199348.636206446</text:p>
          </table:table-cell>
          <table:table-cell table:formula="of:=[$p_from_i_LON.B215]" office:value-type="float" office:value="200848.742645333" calcext:value-type="float">
            <text:p>200848.742645333</text:p>
          </table:table-cell>
          <table:table-cell table:formula="of:=[.D216]/[.C216]" office:value-type="percentage" office:value="1.00752503988707" calcext:value-type="percentage">
            <text:p>100.8%</text:p>
          </table:table-cell>
          <table:table-cell table:formula="of:=[.D214]" office:value-type="float" office:value="207760.227777985" calcext:value-type="float">
            <text:p>207760.227777985</text:p>
          </table:table-cell>
          <table:table-cell table:formula="of:=[.F216]/[.C216]" office:value-type="percentage" office:value="1.0421953805735" calcext:value-type="percentage">
            <text:p>104.22%</text:p>
          </table:table-cell>
          <table:table-cell table:number-columns-repeated="4"/>
        </table:table-row>
        <table:table-row table:style-name="ro1">
          <table:table-cell table:formula="of:=VALUE([$prevalence_history_20210209_LON.A198])" office:value-type="date" office:date-value="2021-01-13" calcext:value-type="date">
            <text:p>13/01/21</text:p>
          </table:table-cell>
          <table:table-cell table:formula="of:=VALUE([$p_from_i_LON.A216])" office:value-type="date" office:date-value="2021-01-11" calcext:value-type="date">
            <text:p>11/01/21</text:p>
          </table:table-cell>
          <table:table-cell table:formula="of:=[$prevalence_history_20210209_LON.B198]" office:value-type="float" office:value="194205.882399356" calcext:value-type="float">
            <text:p>194205.882399356</text:p>
          </table:table-cell>
          <table:table-cell table:formula="of:=[$p_from_i_LON.B216]" office:value-type="float" office:value="195854.012507051" calcext:value-type="float">
            <text:p>195854.012507051</text:p>
          </table:table-cell>
          <table:table-cell table:formula="of:=[.D217]/[.C217]" office:value-type="percentage" office:value="1.00848650971502" calcext:value-type="percentage">
            <text:p>100.8%</text:p>
          </table:table-cell>
          <table:table-cell table:formula="of:=[.D215]" office:value-type="float" office:value="204851.649199051" calcext:value-type="float">
            <text:p>204851.649199051</text:p>
          </table:table-cell>
          <table:table-cell table:formula="of:=[.F217]/[.C217]" office:value-type="percentage" office:value="1.05481691217676" calcext:value-type="percentage">
            <text:p>105.48%</text:p>
          </table:table-cell>
          <table:table-cell table:number-columns-repeated="4"/>
        </table:table-row>
        <table:table-row table:style-name="ro1">
          <table:table-cell table:formula="of:=VALUE([$prevalence_history_20210209_LON.A199])" office:value-type="date" office:date-value="2021-01-14" calcext:value-type="date">
            <text:p>14/01/21</text:p>
          </table:table-cell>
          <table:table-cell table:formula="of:=VALUE([$p_from_i_LON.A217])" office:value-type="date" office:date-value="2021-01-12" calcext:value-type="date">
            <text:p>12/01/21</text:p>
          </table:table-cell>
          <table:table-cell table:formula="of:=[$prevalence_history_20210209_LON.B199]" office:value-type="float" office:value="188682.830684835" calcext:value-type="float">
            <text:p>188682.830684835</text:p>
          </table:table-cell>
          <table:table-cell table:formula="of:=[$p_from_i_LON.B217]" office:value-type="float" office:value="190414.121004659" calcext:value-type="float">
            <text:p>190414.121004659</text:p>
          </table:table-cell>
          <table:table-cell table:formula="of:=[.D218]/[.C218]" office:value-type="percentage" office:value="1.00917566433332" calcext:value-type="percentage">
            <text:p>100.9%</text:p>
          </table:table-cell>
          <table:table-cell table:formula="of:=[.D216]" office:value-type="float" office:value="200848.742645333" calcext:value-type="float">
            <text:p>200848.742645333</text:p>
          </table:table-cell>
          <table:table-cell table:formula="of:=[.F218]/[.C218]" office:value-type="percentage" office:value="1.06447810813703" calcext:value-type="percentage">
            <text:p>106.45%</text:p>
          </table:table-cell>
          <table:table-cell table:number-columns-repeated="4"/>
        </table:table-row>
        <table:table-row table:style-name="ro1">
          <table:table-cell table:formula="of:=VALUE([$prevalence_history_20210209_LON.A200])" office:value-type="date" office:date-value="2021-01-15" calcext:value-type="date">
            <text:p>15/01/21</text:p>
          </table:table-cell>
          <table:table-cell table:formula="of:=VALUE([$p_from_i_LON.A218])" office:value-type="date" office:date-value="2021-01-13" calcext:value-type="date">
            <text:p>13/01/21</text:p>
          </table:table-cell>
          <table:table-cell table:formula="of:=[$prevalence_history_20210209_LON.B200]" office:value-type="float" office:value="182649.073182906" calcext:value-type="float">
            <text:p>182649.073182906</text:p>
          </table:table-cell>
          <table:table-cell table:formula="of:=[$p_from_i_LON.B218]" office:value-type="float" office:value="184405.183415539" calcext:value-type="float">
            <text:p>184405.183415539</text:p>
          </table:table-cell>
          <table:table-cell table:formula="of:=[.D219]/[.C219]" office:value-type="percentage" office:value="1.00961466818326" calcext:value-type="percentage">
            <text:p>101.0%</text:p>
          </table:table-cell>
          <table:table-cell table:formula="of:=[.D217]" office:value-type="float" office:value="195854.012507051" calcext:value-type="float">
            <text:p>195854.012507051</text:p>
          </table:table-cell>
          <table:table-cell table:formula="of:=[.F219]/[.C219]" office:value-type="percentage" office:value="1.07229677706014" calcext:value-type="percentage">
            <text:p>107.23%</text:p>
          </table:table-cell>
          <table:table-cell table:number-columns-repeated="4"/>
        </table:table-row>
        <table:table-row table:style-name="ro1">
          <table:table-cell table:formula="of:=VALUE([$prevalence_history_20210209_LON.A201])" office:value-type="date" office:date-value="2021-01-16" calcext:value-type="date">
            <text:p>16/01/21</text:p>
          </table:table-cell>
          <table:table-cell table:formula="of:=VALUE([$p_from_i_LON.A219])" office:value-type="date" office:date-value="2021-01-14" calcext:value-type="date">
            <text:p>14/01/21</text:p>
          </table:table-cell>
          <table:table-cell table:formula="of:=[$prevalence_history_20210209_LON.B201]" office:value-type="float" office:value="176351.226381257" calcext:value-type="float">
            <text:p>176351.226381257</text:p>
          </table:table-cell>
          <table:table-cell table:formula="of:=[$p_from_i_LON.B219]" office:value-type="float" office:value="178090.131101466" calcext:value-type="float">
            <text:p>178090.131101466</text:p>
          </table:table-cell>
          <table:table-cell table:formula="of:=[.D220]/[.C220]" office:value-type="percentage" office:value="1.00986046287226" calcext:value-type="percentage">
            <text:p>101.0%</text:p>
          </table:table-cell>
          <table:table-cell table:formula="of:=[.D218]" office:value-type="float" office:value="190414.121004659" calcext:value-type="float">
            <text:p>190414.121004659</text:p>
          </table:table-cell>
          <table:table-cell table:formula="of:=[.F220]/[.C220]" office:value-type="percentage" office:value="1.07974367353136" calcext:value-type="percentage">
            <text:p>107.97%</text:p>
          </table:table-cell>
          <table:table-cell table:number-columns-repeated="4"/>
        </table:table-row>
        <table:table-row table:style-name="ro1">
          <table:table-cell table:formula="of:=VALUE([$prevalence_history_20210209_LON.A202])" office:value-type="date" office:date-value="2021-01-17" calcext:value-type="date">
            <text:p>17/01/21</text:p>
          </table:table-cell>
          <table:table-cell table:formula="of:=VALUE([$p_from_i_LON.A220])" office:value-type="date" office:date-value="2021-01-15" calcext:value-type="date">
            <text:p>15/01/21</text:p>
          </table:table-cell>
          <table:table-cell table:formula="of:=[$prevalence_history_20210209_LON.B202]" office:value-type="float" office:value="169780.881119511" calcext:value-type="float">
            <text:p>169780.881119511</text:p>
          </table:table-cell>
          <table:table-cell table:formula="of:=[$p_from_i_LON.B220]" office:value-type="float" office:value="171488.250419576" calcext:value-type="float">
            <text:p>171488.250419576</text:p>
          </table:table-cell>
          <table:table-cell table:formula="of:=[.D221]/[.C221]" office:value-type="percentage" office:value="1.0100563107507" calcext:value-type="percentage">
            <text:p>101.0%</text:p>
          </table:table-cell>
          <table:table-cell table:formula="of:=[.D219]" office:value-type="float" office:value="184405.183415539" calcext:value-type="float">
            <text:p>184405.183415539</text:p>
          </table:table-cell>
          <table:table-cell table:formula="of:=[.F221]/[.C221]" office:value-type="percentage" office:value="1.0861363317212" calcext:value-type="percentage">
            <text:p>108.61%</text:p>
          </table:table-cell>
          <table:table-cell table:number-columns-repeated="4"/>
        </table:table-row>
        <table:table-row table:style-name="ro1">
          <table:table-cell table:formula="of:=VALUE([$prevalence_history_20210209_LON.A203])" office:value-type="date" office:date-value="2021-01-18" calcext:value-type="date">
            <text:p>18/01/21</text:p>
          </table:table-cell>
          <table:table-cell table:formula="of:=VALUE([$p_from_i_LON.A221])" office:value-type="date" office:date-value="2021-01-16" calcext:value-type="date">
            <text:p>16/01/21</text:p>
          </table:table-cell>
          <table:table-cell table:formula="of:=[$prevalence_history_20210209_LON.B203]" office:value-type="float" office:value="162955.576405033" calcext:value-type="float">
            <text:p>162955.576405033</text:p>
          </table:table-cell>
          <table:table-cell table:formula="of:=[$p_from_i_LON.B221]" office:value-type="float" office:value="164600.634836621" calcext:value-type="float">
            <text:p>164600.634836621</text:p>
          </table:table-cell>
          <table:table-cell table:formula="of:=[.D222]/[.C222]" office:value-type="percentage" office:value="1.01009513431746" calcext:value-type="percentage">
            <text:p>101.0%</text:p>
          </table:table-cell>
          <table:table-cell table:formula="of:=[.D220]" office:value-type="float" office:value="178090.131101466" calcext:value-type="float">
            <text:p>178090.131101466</text:p>
          </table:table-cell>
          <table:table-cell table:formula="of:=[.F222]/[.C222]" office:value-type="percentage" office:value="1.09287534081568" calcext:value-type="percentage">
            <text:p>109.29%</text:p>
          </table:table-cell>
          <table:table-cell table:number-columns-repeated="4"/>
        </table:table-row>
        <table:table-row table:style-name="ro1">
          <table:table-cell table:formula="of:=VALUE([$prevalence_history_20210209_LON.A204])" office:value-type="date" office:date-value="2021-01-19" calcext:value-type="date">
            <text:p>19/01/21</text:p>
          </table:table-cell>
          <table:table-cell table:formula="of:=VALUE([$p_from_i_LON.A222])" office:value-type="date" office:date-value="2021-01-17" calcext:value-type="date">
            <text:p>17/01/21</text:p>
          </table:table-cell>
          <table:table-cell table:formula="of:=[$prevalence_history_20210209_LON.B204]" office:value-type="float" office:value="156143.493040053" calcext:value-type="float">
            <text:p>156143.493040053</text:p>
          </table:table-cell>
          <table:table-cell table:formula="of:=[$p_from_i_LON.B222]" office:value-type="float" office:value="157678.100985267" calcext:value-type="float">
            <text:p>157678.100985267</text:p>
          </table:table-cell>
          <table:table-cell table:formula="of:=[.D223]/[.C223]" office:value-type="percentage" office:value="1.00982819018158" calcext:value-type="percentage">
            <text:p>101.0%</text:p>
          </table:table-cell>
          <table:table-cell table:formula="of:=[.D221]" office:value-type="float" office:value="171488.250419576" calcext:value-type="float">
            <text:p>171488.250419576</text:p>
          </table:table-cell>
          <table:table-cell table:formula="of:=[.F223]/[.C223]" office:value-type="percentage" office:value="1.09827343477955" calcext:value-type="percentage">
            <text:p>109.83%</text:p>
          </table:table-cell>
          <table:table-cell table:number-columns-repeated="4"/>
        </table:table-row>
        <table:table-row table:style-name="ro1">
          <table:table-cell table:formula="of:=VALUE([$prevalence_history_20210209_LON.A205])" office:value-type="date" office:date-value="2021-01-20" calcext:value-type="date">
            <text:p>20/01/21</text:p>
          </table:table-cell>
          <table:table-cell table:formula="of:=VALUE([$p_from_i_LON.A223])" office:value-type="date" office:date-value="2021-01-18" calcext:value-type="date">
            <text:p>18/01/21</text:p>
          </table:table-cell>
          <table:table-cell table:formula="of:=[$prevalence_history_20210209_LON.B205]" office:value-type="float" office:value="149322.382764351" calcext:value-type="float">
            <text:p>149322.382764351</text:p>
          </table:table-cell>
          <table:table-cell table:formula="of:=[$p_from_i_LON.B223]" office:value-type="float" office:value="150703.762095814" calcext:value-type="float">
            <text:p>150703.762095814</text:p>
          </table:table-cell>
          <table:table-cell table:formula="of:=[.D224]/[.C224]" office:value-type="percentage" office:value="1.00925098639528" calcext:value-type="percentage">
            <text:p>100.9%</text:p>
          </table:table-cell>
          <table:table-cell table:formula="of:=[.D222]" office:value-type="float" office:value="164600.634836621" calcext:value-type="float">
            <text:p>164600.634836621</text:p>
          </table:table-cell>
          <table:table-cell table:formula="of:=[.F224]/[.C224]" office:value-type="percentage" office:value="1.10231722659007" calcext:value-type="percentage">
            <text:p>110.23%</text:p>
          </table:table-cell>
          <table:table-cell table:number-columns-repeated="4"/>
        </table:table-row>
        <table:table-row table:style-name="ro1">
          <table:table-cell table:formula="of:=VALUE([$prevalence_history_20210209_LON.A206])" office:value-type="date" office:date-value="2021-01-21" calcext:value-type="date">
            <text:p>21/01/21</text:p>
          </table:table-cell>
          <table:table-cell table:formula="of:=VALUE([$p_from_i_LON.A224])" office:value-type="date" office:date-value="2021-01-19" calcext:value-type="date">
            <text:p>19/01/21</text:p>
          </table:table-cell>
          <table:table-cell table:formula="of:=[$prevalence_history_20210209_LON.B206]" office:value-type="float" office:value="142762.275170735" calcext:value-type="float">
            <text:p>142762.275170735</text:p>
          </table:table-cell>
          <table:table-cell table:formula="of:=[$p_from_i_LON.B224]" office:value-type="float" office:value="143974.50573123" calcext:value-type="float">
            <text:p>143974.50573123</text:p>
          </table:table-cell>
          <table:table-cell table:formula="of:=[.D225]/[.C225]" office:value-type="percentage" office:value="1.00849125274198" calcext:value-type="percentage">
            <text:p>100.8%</text:p>
          </table:table-cell>
          <table:table-cell table:formula="of:=[.D223]" office:value-type="float" office:value="157678.100985267" calcext:value-type="float">
            <text:p>157678.100985267</text:p>
          </table:table-cell>
          <table:table-cell table:formula="of:=[.F225]/[.C225]" office:value-type="percentage" office:value="1.10448016324126" calcext:value-type="percentage">
            <text:p>110.45%</text:p>
          </table:table-cell>
          <table:table-cell table:number-columns-repeated="4"/>
        </table:table-row>
        <table:table-row table:style-name="ro1">
          <table:table-cell table:formula="of:=VALUE([$prevalence_history_20210209_LON.A207])" office:value-type="date" office:date-value="2021-01-22" calcext:value-type="date">
            <text:p>22/01/21</text:p>
          </table:table-cell>
          <table:table-cell table:formula="of:=VALUE([$p_from_i_LON.A225])" office:value-type="date" office:date-value="2021-01-20" calcext:value-type="date">
            <text:p>20/01/21</text:p>
          </table:table-cell>
          <table:table-cell table:formula="of:=[$prevalence_history_20210209_LON.B207]" office:value-type="float" office:value="136293.538259879" calcext:value-type="float">
            <text:p>136293.538259879</text:p>
          </table:table-cell>
          <table:table-cell table:formula="of:=[$p_from_i_LON.B225]" office:value-type="float" office:value="137321.408886083" calcext:value-type="float">
            <text:p>137321.408886083</text:p>
          </table:table-cell>
          <table:table-cell table:formula="of:=[.D226]/[.C226]" office:value-type="percentage" office:value="1.00754159470307" calcext:value-type="percentage">
            <text:p>100.8%</text:p>
          </table:table-cell>
          <table:table-cell table:formula="of:=[.D224]" office:value-type="float" office:value="150703.762095814" calcext:value-type="float">
            <text:p>150703.762095814</text:p>
          </table:table-cell>
          <table:table-cell table:formula="of:=[.F226]/[.C226]" office:value-type="percentage" office:value="1.10572932524841" calcext:value-type="percentage">
            <text:p>110.57%</text:p>
          </table:table-cell>
          <table:table-cell table:number-columns-repeated="4"/>
        </table:table-row>
        <table:table-row table:style-name="ro1">
          <table:table-cell table:formula="of:=VALUE([$prevalence_history_20210209_LON.A208])" office:value-type="date" office:date-value="2021-01-23" calcext:value-type="date">
            <text:p>23/01/21</text:p>
          </table:table-cell>
          <table:table-cell table:formula="of:=VALUE([$p_from_i_LON.A226])" office:value-type="date" office:date-value="2021-01-21" calcext:value-type="date">
            <text:p>21/01/21</text:p>
          </table:table-cell>
          <table:table-cell table:formula="of:=[$prevalence_history_20210209_LON.B208]" office:value-type="float" office:value="130079.363255931" calcext:value-type="float">
            <text:p>130079.363255931</text:p>
          </table:table-cell>
          <table:table-cell table:formula="of:=[$p_from_i_LON.B226]" office:value-type="float" office:value="130915.520628066" calcext:value-type="float">
            <text:p>130915.520628066</text:p>
          </table:table-cell>
          <table:table-cell table:formula="of:=[.D227]/[.C227]" office:value-type="percentage" office:value="1.00642805554398" calcext:value-type="percentage">
            <text:p>100.6%</text:p>
          </table:table-cell>
          <table:table-cell table:formula="of:=[.D225]" office:value-type="float" office:value="143974.50573123" calcext:value-type="float">
            <text:p>143974.50573123</text:p>
          </table:table-cell>
          <table:table-cell table:formula="of:=[.F227]/[.C227]" office:value-type="percentage" office:value="1.10682049886699" calcext:value-type="percentage">
            <text:p>110.68%</text:p>
          </table:table-cell>
          <table:table-cell table:number-columns-repeated="4"/>
        </table:table-row>
        <table:table-row table:style-name="ro1">
          <table:table-cell table:formula="of:=VALUE([$prevalence_history_20210209_LON.A209])" office:value-type="date" office:date-value="2021-01-24" calcext:value-type="date">
            <text:p>24/01/21</text:p>
          </table:table-cell>
          <table:table-cell table:formula="of:=VALUE([$p_from_i_LON.A227])" office:value-type="date" office:date-value="2021-01-22" calcext:value-type="date">
            <text:p>22/01/21</text:p>
          </table:table-cell>
          <table:table-cell table:formula="of:=[$prevalence_history_20210209_LON.B209]" office:value-type="float" office:value="124063.624996589" calcext:value-type="float">
            <text:p>124063.624996589</text:p>
          </table:table-cell>
          <table:table-cell table:formula="of:=[$p_from_i_LON.B227]" office:value-type="float" office:value="124703.129207792" calcext:value-type="float">
            <text:p>124703.129207792</text:p>
          </table:table-cell>
          <table:table-cell table:formula="of:=[.D228]/[.C228]" office:value-type="percentage" office:value="1.00515464715157" calcext:value-type="percentage">
            <text:p>100.5%</text:p>
          </table:table-cell>
          <table:table-cell table:formula="of:=[.D226]" office:value-type="float" office:value="137321.408886083" calcext:value-type="float">
            <text:p>137321.408886083</text:p>
          </table:table-cell>
          <table:table-cell table:formula="of:=[.F228]/[.C228]" office:value-type="percentage" office:value="1.10686278020538" calcext:value-type="percentage">
            <text:p>110.69%</text:p>
          </table:table-cell>
          <table:table-cell table:number-columns-repeated="4"/>
        </table:table-row>
        <table:table-row table:style-name="ro1">
          <table:table-cell table:formula="of:=VALUE([$prevalence_history_20210209_LON.A210])" office:value-type="date" office:date-value="2021-01-25" calcext:value-type="date">
            <text:p>25/01/21</text:p>
          </table:table-cell>
          <table:table-cell table:formula="of:=VALUE([$p_from_i_LON.A228])" office:value-type="date" office:date-value="2021-01-23" calcext:value-type="date">
            <text:p>23/01/21</text:p>
          </table:table-cell>
          <table:table-cell table:formula="of:=[$prevalence_history_20210209_LON.B210]" office:value-type="float" office:value="118505.178345083" calcext:value-type="float">
            <text:p>118505.178345083</text:p>
          </table:table-cell>
          <table:table-cell table:formula="of:=[$p_from_i_LON.B228]" office:value-type="float" office:value="118955.001809428" calcext:value-type="float">
            <text:p>118955.001809428</text:p>
          </table:table-cell>
          <table:table-cell table:formula="of:=[.D229]/[.C229]" office:value-type="percentage" office:value="1.00379581272841" calcext:value-type="percentage">
            <text:p>100.4%</text:p>
          </table:table-cell>
          <table:table-cell table:formula="of:=[.D227]" office:value-type="float" office:value="130915.520628066" calcext:value-type="float">
            <text:p>130915.520628066</text:p>
          </table:table-cell>
          <table:table-cell table:formula="of:=[.F229]/[.C229]" office:value-type="percentage" office:value="1.10472405051232" calcext:value-type="percentage">
            <text:p>110.47%</text:p>
          </table:table-cell>
          <table:table-cell table:number-columns-repeated="4"/>
        </table:table-row>
        <table:table-row table:style-name="ro1">
          <table:table-cell table:formula="of:=VALUE([$prevalence_history_20210209_LON.A211])" office:value-type="date" office:date-value="2021-01-26" calcext:value-type="date">
            <text:p>26/01/21</text:p>
          </table:table-cell>
          <table:table-cell table:formula="of:=VALUE([$p_from_i_LON.A229])" office:value-type="date" office:date-value="2021-01-24" calcext:value-type="date">
            <text:p>24/01/21</text:p>
          </table:table-cell>
          <table:table-cell table:formula="of:=[$prevalence_history_20210209_LON.B211]" office:value-type="float" office:value="113472.916325259" calcext:value-type="float">
            <text:p>113472.916325259</text:p>
          </table:table-cell>
          <table:table-cell table:formula="of:=[$p_from_i_LON.B229]" office:value-type="float" office:value="113750.826735904" calcext:value-type="float">
            <text:p>113750.826735904</text:p>
          </table:table-cell>
          <table:table-cell table:formula="of:=[.D230]/[.C230]" office:value-type="percentage" office:value="1.00244913429252" calcext:value-type="percentage">
            <text:p>100.2%</text:p>
          </table:table-cell>
          <table:table-cell table:formula="of:=[.D228]" office:value-type="float" office:value="124703.129207792" calcext:value-type="float">
            <text:p>124703.129207792</text:p>
          </table:table-cell>
          <table:table-cell table:formula="of:=[.F230]/[.C230]" office:value-type="percentage" office:value="1.09896822295765" calcext:value-type="percentage">
            <text:p>109.90%</text:p>
          </table:table-cell>
          <table:table-cell table:number-columns-repeated="4"/>
        </table:table-row>
        <table:table-row table:style-name="ro1">
          <table:table-cell table:formula="of:=VALUE([$prevalence_history_20210209_LON.A212])" office:value-type="date" office:date-value="2021-01-27" calcext:value-type="date">
            <text:p>27/01/21</text:p>
          </table:table-cell>
          <table:table-cell table:formula="of:=VALUE([$p_from_i_LON.A230])" office:value-type="date" office:date-value="2021-01-25" calcext:value-type="date">
            <text:p>25/01/21</text:p>
          </table:table-cell>
          <table:table-cell table:formula="of:=[$prevalence_history_20210209_LON.B212]" office:value-type="float" office:value="108641.55874" calcext:value-type="float">
            <text:p>108641.55874</text:p>
          </table:table-cell>
          <table:table-cell table:formula="of:=[$p_from_i_LON.B230]" office:value-type="float" office:value="108768.056600149" calcext:value-type="float">
            <text:p>108768.056600149</text:p>
          </table:table-cell>
          <table:table-cell table:formula="of:=[.D231]/[.C231]" office:value-type="percentage" office:value="1.00116435976818" calcext:value-type="percentage">
            <text:p>100.1%</text:p>
          </table:table-cell>
          <table:table-cell table:formula="of:=[.D229]" office:value-type="float" office:value="118955.001809428" calcext:value-type="float">
            <text:p>118955.001809428</text:p>
          </table:table-cell>
          <table:table-cell table:formula="of:=[.F231]/[.C231]" office:value-type="percentage" office:value="1.09493091952141" calcext:value-type="percentage">
            <text:p>109.49%</text:p>
          </table:table-cell>
          <table:table-cell table:number-columns-repeated="4"/>
        </table:table-row>
        <table:table-row table:style-name="ro1">
          <table:table-cell table:formula="of:=VALUE([$prevalence_history_20210209_LON.A213])" office:value-type="date" office:date-value="2021-01-28" calcext:value-type="date">
            <text:p>28/01/21</text:p>
          </table:table-cell>
          <table:table-cell table:formula="of:=VALUE([$p_from_i_LON.A231])" office:value-type="date" office:date-value="2021-01-26" calcext:value-type="date">
            <text:p>26/01/21</text:p>
          </table:table-cell>
          <table:table-cell table:formula="of:=[$prevalence_history_20210209_LON.B213]" office:value-type="float" office:value="103824.818089637" calcext:value-type="float">
            <text:p>103824.818089637</text:p>
          </table:table-cell>
          <table:table-cell table:formula="of:=[$p_from_i_LON.B231]" office:value-type="float" office:value="103828.696713342" calcext:value-type="float">
            <text:p>103828.696713342</text:p>
          </table:table-cell>
          <table:table-cell table:formula="of:=[.D232]/[.C232]" office:value-type="percentage" office:value="1.00003735738503" calcext:value-type="percentage">
            <text:p>100.0%</text:p>
          </table:table-cell>
          <table:table-cell table:formula="of:=[.D230]" office:value-type="float" office:value="113750.826735904" calcext:value-type="float">
            <text:p>113750.826735904</text:p>
          </table:table-cell>
          <table:table-cell table:formula="of:=[.F232]/[.C232]" office:value-type="percentage" office:value="1.09560342920801" calcext:value-type="percentage">
            <text:p>109.56%</text:p>
          </table:table-cell>
          <table:table-cell table:number-columns-repeated="4"/>
        </table:table-row>
        <table:table-row table:style-name="ro1">
          <table:table-cell table:formula="of:=VALUE([$prevalence_history_20210209_LON.A214])" office:value-type="date" office:date-value="2021-01-29" calcext:value-type="date">
            <text:p>29/01/21</text:p>
          </table:table-cell>
          <table:table-cell table:formula="of:=VALUE([$p_from_i_LON.A232])" office:value-type="date" office:date-value="2021-01-27" calcext:value-type="date">
            <text:p>27/01/21</text:p>
          </table:table-cell>
          <table:table-cell table:formula="of:=[$prevalence_history_20210209_LON.B214]" office:value-type="float" office:value="99255.4999135364" calcext:value-type="float">
            <text:p>99255.4999135364</text:p>
          </table:table-cell>
          <table:table-cell table:formula="of:=[$p_from_i_LON.B232]" office:value-type="float" office:value="99153.3525791053" calcext:value-type="float">
            <text:p>99153.3525791053</text:p>
          </table:table-cell>
          <table:table-cell table:formula="of:=[.D233]/[.C233]" office:value-type="percentage" office:value="0.998970864742809" calcext:value-type="percentage">
            <text:p>99.9%</text:p>
          </table:table-cell>
          <table:table-cell table:formula="of:=[.D231]" office:value-type="float" office:value="108768.056600149" calcext:value-type="float">
            <text:p>108768.056600149</text:p>
          </table:table-cell>
          <table:table-cell table:formula="of:=[.F233]/[.C233]" office:value-type="percentage" office:value="1.09583908896634" calcext:value-type="percentage">
            <text:p>109.58%</text:p>
          </table:table-cell>
          <table:table-cell table:number-columns-repeated="4"/>
        </table:table-row>
        <table:table-row table:style-name="ro1">
          <table:table-cell table:formula="of:=VALUE([$prevalence_history_20210209_LON.A215])" office:value-type="date" office:date-value="2021-01-30" calcext:value-type="date">
            <text:p>30/01/21</text:p>
          </table:table-cell>
          <table:table-cell table:formula="of:=VALUE([$p_from_i_LON.A233])" office:value-type="date" office:date-value="2021-01-28" calcext:value-type="date">
            <text:p>28/01/21</text:p>
          </table:table-cell>
          <table:table-cell table:formula="of:=[$prevalence_history_20210209_LON.B215]" office:value-type="float" office:value="94726.9134220689" calcext:value-type="float">
            <text:p>94726.9134220689</text:p>
          </table:table-cell>
          <table:table-cell table:formula="of:=[$p_from_i_LON.B233]" office:value-type="float" office:value="94539.0128478445" calcext:value-type="float">
            <text:p>94539.0128478445</text:p>
          </table:table-cell>
          <table:table-cell table:formula="of:=[.D234]/[.C234]" office:value-type="percentage" office:value="0.998016397162788" calcext:value-type="percentage">
            <text:p>99.8%</text:p>
          </table:table-cell>
          <table:table-cell table:formula="of:=[.D232]" office:value-type="float" office:value="103828.696713342" calcext:value-type="float">
            <text:p>103828.696713342</text:p>
          </table:table-cell>
          <table:table-cell table:formula="of:=[.F234]/[.C234]" office:value-type="percentage" office:value="1.0960844491018" calcext:value-type="percentage">
            <text:p>109.61%</text:p>
          </table:table-cell>
          <table:table-cell table:number-columns-repeated="4"/>
        </table:table-row>
        <table:table-row table:style-name="ro1">
          <table:table-cell table:formula="of:=VALUE([$prevalence_history_20210209_LON.A216])" office:value-type="date" office:date-value="2021-01-31" calcext:value-type="date">
            <text:p>31/01/21</text:p>
          </table:table-cell>
          <table:table-cell table:formula="of:=VALUE([$p_from_i_LON.A234])" office:value-type="date" office:date-value="2021-01-29" calcext:value-type="date">
            <text:p>29/01/21</text:p>
          </table:table-cell>
          <table:table-cell table:formula="of:=[$prevalence_history_20210209_LON.B216]" office:value-type="float" office:value="90274.3477636667" calcext:value-type="float">
            <text:p>90274.3477636667</text:p>
          </table:table-cell>
          <table:table-cell table:formula="of:=[$p_from_i_LON.B234]" office:value-type="float" office:value="90014.6902413767" calcext:value-type="float">
            <text:p>90014.6902413767</text:p>
          </table:table-cell>
          <table:table-cell table:formula="of:=[.D235]/[.C235]" office:value-type="percentage" office:value="0.997123684316504" calcext:value-type="percentage">
            <text:p>99.7%</text:p>
          </table:table-cell>
          <table:table-cell table:formula="of:=[.D233]" office:value-type="float" office:value="99153.3525791053" calcext:value-type="float">
            <text:p>99153.3525791053</text:p>
          </table:table-cell>
          <table:table-cell table:formula="of:=[.F235]/[.C235]" office:value-type="percentage" office:value="1.09835579027038" calcext:value-type="percentage">
            <text:p>109.84%</text:p>
          </table:table-cell>
          <table:table-cell table:number-columns-repeated="4"/>
        </table:table-row>
        <table:table-row table:style-name="ro1">
          <table:table-cell table:formula="of:=VALUE([$prevalence_history_20210209_LON.A217])" office:value-type="date" office:date-value="2021-02-01" calcext:value-type="date">
            <text:p>01/02/21</text:p>
          </table:table-cell>
          <table:table-cell table:formula="of:=VALUE([$p_from_i_LON.A235])" office:value-type="date" office:date-value="2021-01-30" calcext:value-type="date">
            <text:p>30/01/21</text:p>
          </table:table-cell>
          <table:table-cell table:formula="of:=[$prevalence_history_20210209_LON.B217]" office:value-type="float" office:value="85963.5414059624" calcext:value-type="float">
            <text:p>85963.5414059624</text:p>
          </table:table-cell>
          <table:table-cell table:formula="of:=[$p_from_i_LON.B235]" office:value-type="float" office:value="85652.2499217545" calcext:value-type="float">
            <text:p>85652.2499217545</text:p>
          </table:table-cell>
          <table:table-cell table:formula="of:=[.D236]/[.C236]" office:value-type="percentage" office:value="0.996378796416287" calcext:value-type="percentage">
            <text:p>99.6%</text:p>
          </table:table-cell>
          <table:table-cell table:formula="of:=[.D234]" office:value-type="float" office:value="94539.0128478445" calcext:value-type="float">
            <text:p>94539.0128478445</text:p>
          </table:table-cell>
          <table:table-cell table:formula="of:=[.F236]/[.C236]" office:value-type="percentage" office:value="1.09975707493697" calcext:value-type="percentage">
            <text:p>109.98%</text:p>
          </table:table-cell>
          <table:table-cell table:number-columns-repeated="4"/>
        </table:table-row>
        <table:table-row table:style-name="ro1">
          <table:table-cell table:formula="of:=VALUE([$prevalence_history_20210209_LON.A218])" office:value-type="date" office:date-value="2021-02-02" calcext:value-type="date">
            <text:p>02/02/21</text:p>
          </table:table-cell>
          <table:table-cell table:formula="of:=VALUE([$p_from_i_LON.A236])" office:value-type="date" office:date-value="2021-01-31" calcext:value-type="date">
            <text:p>31/01/21</text:p>
          </table:table-cell>
          <table:table-cell table:formula="of:=[$prevalence_history_20210209_LON.B218]" office:value-type="float" office:value="81685.185060121" calcext:value-type="float">
            <text:p>81685.185060121</text:p>
          </table:table-cell>
          <table:table-cell table:formula="of:=[$p_from_i_LON.B236]" office:value-type="float" office:value="81375.7929269424" calcext:value-type="float">
            <text:p>81375.7929269424</text:p>
          </table:table-cell>
          <table:table-cell table:formula="of:=[.D237]/[.C237]" office:value-type="percentage" office:value="0.996212383763948" calcext:value-type="percentage">
            <text:p>99.6%</text:p>
          </table:table-cell>
          <table:table-cell table:formula="of:=[.D235]" office:value-type="float" office:value="90014.6902413767" calcext:value-type="float">
            <text:p>90014.6902413767</text:p>
          </table:table-cell>
          <table:table-cell table:formula="of:=[.F237]/[.C237]" office:value-type="percentage" office:value="1.10197081851654" calcext:value-type="percentage">
            <text:p>110.20%</text:p>
          </table:table-cell>
          <table:table-cell table:number-columns-repeated="4"/>
        </table:table-row>
        <table:table-row table:style-name="ro1">
          <table:table-cell table:formula="of:=VALUE([$prevalence_history_20210209_LON.A219])" office:value-type="date" office:date-value="2021-02-03" calcext:value-type="date">
            <text:p>03/02/21</text:p>
          </table:table-cell>
          <table:table-cell table:formula="of:=VALUE([$p_from_i_LON.A237])" office:value-type="date" office:date-value="2021-02-01" calcext:value-type="date">
            <text:p>01/02/21</text:p>
          </table:table-cell>
          <table:table-cell table:formula="of:=[$prevalence_history_20210209_LON.B219]" office:value-type="float" office:value="77450.6638984196" calcext:value-type="float">
            <text:p>77450.6638984196</text:p>
          </table:table-cell>
          <table:table-cell table:formula="of:=[$p_from_i_LON.B237]" office:value-type="float" office:value="77171.2274259175" calcext:value-type="float">
            <text:p>77171.2274259175</text:p>
          </table:table-cell>
          <table:table-cell table:formula="of:=[.D238]/[.C238]" office:value-type="percentage" office:value="0.996392071307889" calcext:value-type="percentage">
            <text:p>99.6%</text:p>
          </table:table-cell>
          <table:table-cell table:formula="of:=[.D236]" office:value-type="float" office:value="85652.2499217545" calcext:value-type="float">
            <text:p>85652.2499217545</text:p>
          </table:table-cell>
          <table:table-cell table:formula="of:=[.F238]/[.C238]" office:value-type="percentage" office:value="1.10589432821508" calcext:value-type="percentage">
            <text:p>110.59%</text:p>
          </table:table-cell>
          <table:table-cell table:number-columns-repeated="4"/>
        </table:table-row>
        <table:table-row table:style-name="ro1">
          <table:table-cell table:formula="of:=VALUE([$prevalence_history_20210209_LON.A220])" office:value-type="date" office:date-value="2021-02-04" calcext:value-type="date">
            <text:p>04/02/21</text:p>
          </table:table-cell>
          <table:table-cell table:formula="of:=VALUE([$p_from_i_LON.A238])" office:value-type="date" office:date-value="2021-02-02" calcext:value-type="date">
            <text:p>02/02/21</text:p>
          </table:table-cell>
          <table:table-cell table:formula="of:=[$prevalence_history_20210209_LON.B220]" office:value-type="float" office:value="73243.3265598859" calcext:value-type="float">
            <text:p>73243.3265598859</text:p>
          </table:table-cell>
          <table:table-cell table:formula="of:=[$p_from_i_LON.B238]" office:value-type="float" office:value="73006.0765959793" calcext:value-type="float">
            <text:p>73006.0765959793</text:p>
          </table:table-cell>
          <table:table-cell table:formula="of:=[.D239]/[.C239]" office:value-type="percentage" office:value="0.996760797535423" calcext:value-type="percentage">
            <text:p>99.7%</text:p>
          </table:table-cell>
          <table:table-cell table:formula="of:=[.D237]" office:value-type="float" office:value="81375.7929269424" calcext:value-type="float">
            <text:p>81375.7929269424</text:p>
          </table:table-cell>
          <table:table-cell table:formula="of:=[.F239]/[.C239]" office:value-type="percentage" office:value="1.11103354734178" calcext:value-type="percentage">
            <text:p>111.10%</text:p>
          </table:table-cell>
          <table:table-cell table:number-columns-repeated="4"/>
        </table:table-row>
        <table:table-row table:style-name="ro1">
          <table:table-cell table:formula="of:=VALUE([$prevalence_history_20210209_LON.A221])" office:value-type="date" office:date-value="2021-02-05" calcext:value-type="date">
            <text:p>05/02/21</text:p>
          </table:table-cell>
          <table:table-cell table:formula="of:=VALUE([$p_from_i_LON.A239])" office:value-type="date" office:date-value="2021-02-03" calcext:value-type="date">
            <text:p>03/02/21</text:p>
          </table:table-cell>
          <table:table-cell table:formula="of:=[$prevalence_history_20210209_LON.B221]" office:value-type="float" office:value="69021.1612517639" calcext:value-type="float">
            <text:p>69021.1612517639</text:p>
          </table:table-cell>
          <table:table-cell table:formula="of:=[$p_from_i_LON.B239]" office:value-type="float" office:value="68846.1817357936" calcext:value-type="float">
            <text:p>68846.1817357936</text:p>
          </table:table-cell>
          <table:table-cell table:formula="of:=[.D240]/[.C240]" office:value-type="percentage" office:value="0.997464842480236" calcext:value-type="percentage">
            <text:p>99.7%</text:p>
          </table:table-cell>
          <table:table-cell table:formula="of:=[.D238]" office:value-type="float" office:value="77171.2274259175" calcext:value-type="float">
            <text:p>77171.2274259175</text:p>
          </table:table-cell>
          <table:table-cell table:formula="of:=[.F240]/[.C240]" office:value-type="percentage" office:value="1.11808068752169" calcext:value-type="percentage">
            <text:p>111.81%</text:p>
          </table:table-cell>
          <table:table-cell table:number-columns-repeated="4"/>
        </table:table-row>
        <table:table-row table:style-name="ro1">
          <table:table-cell table:formula="of:=VALUE([$prevalence_history_20210209_LON.A222])" office:value-type="date" office:date-value="2021-02-06" calcext:value-type="date">
            <text:p>06/02/21</text:p>
          </table:table-cell>
          <table:table-cell table:formula="of:=VALUE([$p_from_i_LON.A240])" office:value-type="date" office:date-value="2021-02-04" calcext:value-type="date">
            <text:p>04/02/21</text:p>
          </table:table-cell>
          <table:table-cell table:formula="of:=[$prevalence_history_20210209_LON.B222]" office:value-type="float" office:value="65025.2953507064" calcext:value-type="float">
            <text:p>65025.2953507064</text:p>
          </table:table-cell>
          <table:table-cell table:formula="of:=[$p_from_i_LON.B240]" office:value-type="float" office:value="64918.3207260666" calcext:value-type="float">
            <text:p>64918.3207260666</text:p>
          </table:table-cell>
          <table:table-cell table:formula="of:=[.D241]/[.C241]" office:value-type="percentage" office:value="0.998354876758916" calcext:value-type="percentage">
            <text:p>99.8%</text:p>
          </table:table-cell>
          <table:table-cell table:formula="of:=[.D239]" office:value-type="float" office:value="73006.0765959793" calcext:value-type="float">
            <text:p>73006.0765959793</text:p>
          </table:table-cell>
          <table:table-cell table:formula="of:=[.F241]/[.C241]" office:value-type="percentage" office:value="1.12273348705653" calcext:value-type="percentage">
            <text:p>112.27%</text:p>
          </table:table-cell>
          <table:table-cell table:number-columns-repeated="4"/>
        </table:table-row>
        <table:table-row table:style-name="ro1">
          <table:table-cell table:formula="of:=VALUE([$prevalence_history_20210209_LON.A223])" office:value-type="date" office:date-value="2021-02-07" calcext:value-type="date">
            <text:p>07/02/21</text:p>
          </table:table-cell>
          <table:table-cell table:formula="of:=VALUE([$p_from_i_LON.A241])" office:value-type="date" office:date-value="2021-02-05" calcext:value-type="date">
            <text:p>05/02/21</text:p>
          </table:table-cell>
          <table:table-cell table:formula="of:=[$prevalence_history_20210209_LON.B223]" office:value-type="float" office:value="61318.0767704973" calcext:value-type="float">
            <text:p>61318.0767704973</text:p>
          </table:table-cell>
          <table:table-cell table:formula="of:=[$p_from_i_LON.B241]" office:value-type="float" office:value="61270.2523328994" calcext:value-type="float">
            <text:p>61270.2523328994</text:p>
          </table:table-cell>
          <table:table-cell table:formula="of:=[.D242]/[.C242]" office:value-type="percentage" office:value="0.999220059725995" calcext:value-type="percentage">
            <text:p>99.9%</text:p>
          </table:table-cell>
          <table:table-cell table:formula="of:=[.D240]" office:value-type="float" office:value="68846.1817357936" calcext:value-type="float">
            <text:p>68846.1817357936</text:p>
          </table:table-cell>
          <table:table-cell table:formula="of:=[.F242]/[.C242]" office:value-type="percentage" office:value="1.12277138099867" calcext:value-type="percentage">
            <text:p>112.28%</text:p>
          </table:table-cell>
          <table:table-cell table:number-columns-repeated="4"/>
        </table:table-row>
        <table:table-row table:style-name="ro1">
          <table:table-cell table:formula="of:=VALUE([$prevalence_history_20210209_LON.A224])" office:value-type="date" office:date-value="2021-02-08" calcext:value-type="date">
            <text:p>08/02/21</text:p>
          </table:table-cell>
          <table:table-cell table:formula="of:=[.A243]-2" office:value-type="date" office:date-value="2021-02-06" calcext:value-type="date">
            <text:p>06/02/21</text:p>
          </table:table-cell>
          <table:table-cell table:formula="of:=[$prevalence_history_20210209_LON.B224]" office:value-type="float" office:value="57919.4368628628" calcext:value-type="float">
            <text:p>57919.4368628628</text:p>
          </table:table-cell>
          <table:table-cell table:number-columns-repeated="2"/>
          <table:table-cell table:formula="of:=[.D241]" office:value-type="float" office:value="64918.3207260666" calcext:value-type="float">
            <text:p>64918.3207260666</text:p>
          </table:table-cell>
          <table:table-cell table:formula="of:=[.F243]/[.C243]" office:value-type="percentage" office:value="1.12083825814424" calcext:value-type="percentage">
            <text:p>112.08%</text:p>
          </table:table-cell>
          <table:table-cell table:number-columns-repeated="4"/>
        </table:table-row>
        <table:table-row table:style-name="ro1">
          <table:table-cell table:formula="of:=VALUE([$prevalence_history_20210209_LON.A225])" office:value-type="date" office:date-value="2021-02-09" calcext:value-type="date">
            <text:p>09/02/21</text:p>
          </table:table-cell>
          <table:table-cell table:formula="of:=[.A244]-2" office:value-type="date" office:date-value="2021-02-07" calcext:value-type="date">
            <text:p>07/02/21</text:p>
          </table:table-cell>
          <table:table-cell table:formula="of:=[$prevalence_history_20210209_LON.B225]" office:value-type="float" office:value="54825.8102949768" calcext:value-type="float">
            <text:p>54825.8102949768</text:p>
          </table:table-cell>
          <table:table-cell table:number-columns-repeated="2"/>
          <table:table-cell table:formula="of:=[.D242]" office:value-type="float" office:value="61270.2523328994" calcext:value-type="float">
            <text:p>61270.2523328994</text:p>
          </table:table-cell>
          <table:table-cell table:formula="of:=[.F244]/[.C244]" office:value-type="percentage" office:value="1.11754394514645" calcext:value-type="percentage">
            <text:p>111.75%</text:p>
          </table:table-cell>
          <table:table-cell table:number-columns-repeated="4"/>
        </table:table-row>
        <table:table-row table:style-name="ro1" table:number-rows-repeated="10483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evalence_history_20210209_LON" table:style-name="ta1"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210.37868110084" calcext:value-type="float">
            <text:p>2210.3786811008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187.82055863125" calcext:value-type="float">
            <text:p>2187.8205586312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084.00410720819" calcext:value-type="float">
            <text:p>2084.0041072081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026.87592309572" calcext:value-type="float">
            <text:p>2026.87592309572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048.285005023" calcext:value-type="float">
            <text:p>2048.285005023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084.44931489362" calcext:value-type="float">
            <text:p>2084.44931489362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135.28266911306" calcext:value-type="float">
            <text:p>2135.2826691130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207.23949150285" calcext:value-type="float">
            <text:p>2207.23949150285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313.30800464586" calcext:value-type="float">
            <text:p>2313.3080046458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421.12987515162" calcext:value-type="float">
            <text:p>2421.1298751516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555.89561192736" calcext:value-type="float">
            <text:p>2555.8956119273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679.90602270151" calcext:value-type="float">
            <text:p>2679.90602270151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804.34748781312" calcext:value-type="float">
            <text:p>2804.34748781312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967.1616246636" calcext:value-type="float">
            <text:p>2967.161624663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3161.14617632136" calcext:value-type="float">
            <text:p>3161.14617632136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3349.91415169633" calcext:value-type="float">
            <text:p>3349.9141516963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3526.02780768723" calcext:value-type="float">
            <text:p>3526.0278076872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3654.12313113443" calcext:value-type="float">
            <text:p>3654.1231311344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3765.71889237922" calcext:value-type="float">
            <text:p>3765.7188923792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3804.1882268919" calcext:value-type="float">
            <text:p>3804.188226891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3836.63762962942" calcext:value-type="float">
            <text:p>3836.6376296294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3844.11241183269" calcext:value-type="float">
            <text:p>3844.11241183269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3872.66809568812" calcext:value-type="float">
            <text:p>3872.66809568812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3958.20891061033" calcext:value-type="float">
            <text:p>3958.2089106103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4106.72676912736" calcext:value-type="float">
            <text:p>4106.7267691273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4275.00423910973" calcext:value-type="float">
            <text:p>4275.00423910973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4416.75986652775" calcext:value-type="float">
            <text:p>4416.75986652775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4468.17530391981" calcext:value-type="float">
            <text:p>4468.17530391981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4472.52764293678" calcext:value-type="float">
            <text:p>4472.52764293678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4507.98191472627" calcext:value-type="float">
            <text:p>4507.9819147262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4466.16822424009" calcext:value-type="float">
            <text:p>4466.1682242400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4339.00873605825" calcext:value-type="float">
            <text:p>4339.00873605825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4195.40567320638" calcext:value-type="float">
            <text:p>4195.4056732063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4079.43845714675" calcext:value-type="float">
            <text:p>4079.43845714675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3930.32043938114" calcext:value-type="float">
            <text:p>3930.3204393811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3745.21748909027" calcext:value-type="float">
            <text:p>3745.2174890902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3562.38596719059" calcext:value-type="float">
            <text:p>3562.3859671905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3425.86745054866" calcext:value-type="float">
            <text:p>3425.86745054866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3339.36663116868" calcext:value-type="float">
            <text:p>3339.3666311686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3337.53793834098" calcext:value-type="float">
            <text:p>3337.53793834098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3347.86009589196" calcext:value-type="float">
            <text:p>3347.860095891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3304.41393909356" calcext:value-type="float">
            <text:p>3304.41393909356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3276.06210904859" calcext:value-type="float">
            <text:p>3276.0621090485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3302.304283101" calcext:value-type="float">
            <text:p>3302.30428310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3336.88553523898" calcext:value-type="float">
            <text:p>3336.88553523898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3410.92475107433" calcext:value-type="float">
            <text:p>3410.9247510743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3483.29764709603" calcext:value-type="float">
            <text:p>3483.2976470960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3532.09214341275" calcext:value-type="float">
            <text:p>3532.0921434127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3470.54028725424" calcext:value-type="float">
            <text:p>3470.5402872542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3365.816880992" calcext:value-type="float">
            <text:p>3365.816880992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3341.3729434855" calcext:value-type="float">
            <text:p>3341.372943485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3268.24785115692" calcext:value-type="float">
            <text:p>3268.24785115692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3185.17809764276" calcext:value-type="float">
            <text:p>3185.17809764276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3050.25737312213" calcext:value-type="float">
            <text:p>3050.2573731221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910.86684133126" calcext:value-type="float">
            <text:p>2910.86684133126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780.41973061808" calcext:value-type="float">
            <text:p>2780.4197306180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700.46462625986" calcext:value-type="float">
            <text:p>2700.46462625986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668.34430160101" calcext:value-type="float">
            <text:p>2668.34430160101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605.42489450193" calcext:value-type="float">
            <text:p>2605.4248945019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554.35207723169" calcext:value-type="float">
            <text:p>2554.3520772316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16.47486567337" calcext:value-type="float">
            <text:p>2516.4748656733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494.64320633407" calcext:value-type="float">
            <text:p>2494.6432063340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485.06642840811" calcext:value-type="float">
            <text:p>2485.0664284081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491.19009487175" calcext:value-type="float">
            <text:p>2491.1900948717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540.45265549723" calcext:value-type="float">
            <text:p>2540.45265549723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647.89809785041" calcext:value-type="float">
            <text:p>2647.89809785041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854.47067196373" calcext:value-type="float">
            <text:p>2854.4706719637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164.92424788" calcext:value-type="float">
            <text:p>3164.92424788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3488.68988295747" calcext:value-type="float">
            <text:p>3488.6898829574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725.91069916457" calcext:value-type="float">
            <text:p>3725.9106991645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005.82474689437" calcext:value-type="float">
            <text:p>4005.8247468943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396.09444088206" calcext:value-type="float">
            <text:p>4396.0944408820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4896.46410928103" calcext:value-type="float">
            <text:p>4896.4641092810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500.72475968642" calcext:value-type="float">
            <text:p>5500.7247596864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116.28872860462" calcext:value-type="float">
            <text:p>6116.28872860462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6802.0085565118" calcext:value-type="float">
            <text:p>6802.0085565118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742.28197643872" calcext:value-type="float">
            <text:p>7742.2819764387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673.36005934504" calcext:value-type="float">
            <text:p>8673.3600593450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625.32797089369" calcext:value-type="float">
            <text:p>9625.3279708936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634.0761313403" calcext:value-type="float">
            <text:p>10634.076131340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813.0955624802" calcext:value-type="float">
            <text:p>11813.0955624802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894.725477177" calcext:value-type="float">
            <text:p>12894.72547717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4132.5846314452" calcext:value-type="float">
            <text:p>14132.5846314452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5240.8556574631" calcext:value-type="float">
            <text:p>15240.8556574631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6297.9889626946" calcext:value-type="float">
            <text:p>16297.9889626946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7294.4901845847" calcext:value-type="float">
            <text:p>17294.490184584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7999.7757474736" calcext:value-type="float">
            <text:p>17999.7757474736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246.2818141169" calcext:value-type="float">
            <text:p>19246.281814116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3.0442800363" calcext:value-type="float">
            <text:p>20483.044280036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1501.168388278" calcext:value-type="float">
            <text:p>21501.16838827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2266.9663875306" calcext:value-type="float">
            <text:p>22266.966387530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3241.7968219593" calcext:value-type="float">
            <text:p>23241.796821959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4217.4165202263" calcext:value-type="float">
            <text:p>24217.416520226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5312.5117435574" calcext:value-type="float">
            <text:p>25312.511743557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6108.6247552265" calcext:value-type="float">
            <text:p>26108.6247552265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7326.1898489466" calcext:value-type="float">
            <text:p>27326.189848946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8586.8545159044" calcext:value-type="float">
            <text:p>28586.8545159044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956.8734677711" calcext:value-type="float">
            <text:p>29956.87346777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1214.1298257394" calcext:value-type="float">
            <text:p>31214.129825739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2322.6968856349" calcext:value-type="float">
            <text:p>32322.696885634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3568.6818684931" calcext:value-type="float">
            <text:p>33568.681868493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4876.4564086642" calcext:value-type="float">
            <text:p>34876.456408664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6137.2569772694" calcext:value-type="float">
            <text:p>36137.2569772694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7391.2062989286" calcext:value-type="float">
            <text:p>37391.2062989286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8663.8580641844" calcext:value-type="float">
            <text:p>38663.858064184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9839.9077998144" calcext:value-type="float">
            <text:p>39839.9077998144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1064.2632725075" calcext:value-type="float">
            <text:p>41064.26327250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2576.156771986" calcext:value-type="float">
            <text:p>42576.156771986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4326.041733397" calcext:value-type="float">
            <text:p>44326.041733397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5928.0006514874" calcext:value-type="float">
            <text:p>45928.000651487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7390.8280494987" calcext:value-type="float">
            <text:p>47390.828049498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8909.103849703" calcext:value-type="float">
            <text:p>48909.103849703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50472.9991874962" calcext:value-type="float">
            <text:p>50472.999187496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52013.7796569138" calcext:value-type="float">
            <text:p>52013.7796569138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53575.003580633" calcext:value-type="float">
            <text:p>53575.00358063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55006.3879978124" calcext:value-type="float">
            <text:p>55006.387997812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56403.5412139337" calcext:value-type="float">
            <text:p>56403.5412139337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7830.6095338372" calcext:value-type="float">
            <text:p>57830.609533837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9129.9427844139" calcext:value-type="float">
            <text:p>59129.942784413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60142.3572686108" calcext:value-type="float">
            <text:p>60142.357268610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60935.45530127" calcext:value-type="float">
            <text:p>60935.45530127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61606.660217766" calcext:value-type="float">
            <text:p>61606.66021776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62135.3596839806" calcext:value-type="float">
            <text:p>62135.3596839806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62710.3951759891" calcext:value-type="float">
            <text:p>62710.395175989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63408.4795815273" calcext:value-type="float">
            <text:p>63408.479581527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64042.9427464119" calcext:value-type="float">
            <text:p>64042.942746411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64422.5567788459" calcext:value-type="float">
            <text:p>64422.556778845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64363.350624523" calcext:value-type="float">
            <text:p>64363.35062452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4125.1098515107" calcext:value-type="float">
            <text:p>64125.1098515107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63962.3892001989" calcext:value-type="float">
            <text:p>63962.389200198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63785.9459997458" calcext:value-type="float">
            <text:p>63785.9459997458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63295.9000234462" calcext:value-type="float">
            <text:p>63295.9000234462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62958.6215590959" calcext:value-type="float">
            <text:p>62958.621559095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62704.9709590091" calcext:value-type="float">
            <text:p>62704.9709590091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63023.4189783275" calcext:value-type="float">
            <text:p>63023.4189783275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63588.9490836166" calcext:value-type="float">
            <text:p>63588.949083616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63890.8554521469" calcext:value-type="float">
            <text:p>63890.855452146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64062.1825465449" calcext:value-type="float">
            <text:p>64062.1825465449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64161.8265638038" calcext:value-type="float">
            <text:p>64161.826563803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64356.4466834339" calcext:value-type="float">
            <text:p>64356.4466834339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64932.5652332988" calcext:value-type="float">
            <text:p>64932.5652332988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65614.4933257775" calcext:value-type="float">
            <text:p>65614.4933257775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66143.7341815964" calcext:value-type="float">
            <text:p>66143.7341815964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66515.8281021824" calcext:value-type="float">
            <text:p>66515.828102182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66833.3558788556" calcext:value-type="float">
            <text:p>66833.3558788556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67030.5573548398" calcext:value-type="float">
            <text:p>67030.5573548398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66676.1277724956" calcext:value-type="float">
            <text:p>66676.1277724956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65970.3044256137" calcext:value-type="float">
            <text:p>65970.304425613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65052.0512188388" calcext:value-type="float">
            <text:p>65052.051218838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63860.5239472613" calcext:value-type="float">
            <text:p>63860.523947261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62374.0234243564" calcext:value-type="float">
            <text:p>62374.0234243564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60946.7789552344" calcext:value-type="float">
            <text:p>60946.7789552344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59442.1169655533" calcext:value-type="float">
            <text:p>59442.1169655533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57987.7184388385" calcext:value-type="float">
            <text:p>57987.71843883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56355.2900385042" calcext:value-type="float">
            <text:p>56355.290038504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54878.5930322073" calcext:value-type="float">
            <text:p>54878.5930322073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53713.7203520176" calcext:value-type="float">
            <text:p>53713.7203520176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52807.5762249943" calcext:value-type="float">
            <text:p>52807.5762249943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52193.405676923" calcext:value-type="float">
            <text:p>52193.405676923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51787.333027216" calcext:value-type="float">
            <text:p>51787.33302721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51462.149590937" calcext:value-type="float">
            <text:p>51462.14959093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51308.7654209247" calcext:value-type="float">
            <text:p>51308.765420924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51363.4177083383" calcext:value-type="float">
            <text:p>51363.417708338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51926.3470860751" calcext:value-type="float">
            <text:p>51926.3470860751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52829.9872582292" calcext:value-type="float">
            <text:p>52829.9872582292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54116.891103044" calcext:value-type="float">
            <text:p>54116.891103044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55995.082735271" calcext:value-type="float">
            <text:p>55995.08273527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58400.7337525569" calcext:value-type="float">
            <text:p>58400.733752556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61234.9626814627" calcext:value-type="float">
            <text:p>61234.962681462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64851.4393476287" calcext:value-type="float">
            <text:p>64851.4393476287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69149.5788356785" calcext:value-type="float">
            <text:p>69149.5788356785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74516.3426323822" calcext:value-type="float">
            <text:p>74516.342632382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80765.1283549134" calcext:value-type="float">
            <text:p>80765.1283549134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88005.3717837994" calcext:value-type="float">
            <text:p>88005.371783799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95645.9285648746" calcext:value-type="float">
            <text:p>95645.928564874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03885.717585485" calcext:value-type="float">
            <text:p>103885.7175854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12842.354753445" calcext:value-type="float">
            <text:p>112842.354753445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21800.408869066" calcext:value-type="float">
            <text:p>121800.40886906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30716.380937592" calcext:value-type="float">
            <text:p>130716.38093759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39518.748048755" calcext:value-type="float">
            <text:p>139518.74804875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48363.692420955" calcext:value-type="float">
            <text:p>148363.692420955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57602.010361727" calcext:value-type="float">
            <text:p>157602.010361727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66432.462084258" calcext:value-type="float">
            <text:p>166432.46208425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75156.735773065" calcext:value-type="float">
            <text:p>175156.73577306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83165.482367146" calcext:value-type="float">
            <text:p>183165.482367146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190384.120262959" calcext:value-type="float">
            <text:p>190384.120262959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196654.677265937" calcext:value-type="float">
            <text:p>196654.677265937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01896.270386217" calcext:value-type="float">
            <text:p>201896.27038621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05882.146825765" calcext:value-type="float">
            <text:p>205882.1468257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08640.107681792" calcext:value-type="float">
            <text:p>208640.10768179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09842.454909914" calcext:value-type="float">
            <text:p>209842.45490991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209786.100606737" calcext:value-type="float">
            <text:p>209786.10060673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208645.846411272" calcext:value-type="float">
            <text:p>208645.84641127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206648.810041158" calcext:value-type="float">
            <text:p>206648.81004115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203530.37542359" calcext:value-type="float">
            <text:p>203530.375423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99348.636206446" calcext:value-type="float">
            <text:p>199348.63620644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94205.882399356" calcext:value-type="float">
            <text:p>194205.88239935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88682.830684835" calcext:value-type="float">
            <text:p>188682.830684835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82649.073182906" calcext:value-type="float">
            <text:p>182649.07318290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176351.226381257" calcext:value-type="float">
            <text:p>176351.22638125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169780.881119511" calcext:value-type="float">
            <text:p>169780.881119511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62955.576405033" calcext:value-type="float">
            <text:p>162955.57640503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56143.493040053" calcext:value-type="float">
            <text:p>156143.49304005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49322.382764351" calcext:value-type="float">
            <text:p>149322.38276435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42762.275170735" calcext:value-type="float">
            <text:p>142762.275170735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36293.538259879" calcext:value-type="float">
            <text:p>136293.538259879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130079.363255931" calcext:value-type="float">
            <text:p>130079.363255931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124063.624996589" calcext:value-type="float">
            <text:p>124063.624996589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18505.178345083" calcext:value-type="float">
            <text:p>118505.17834508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113472.916325259" calcext:value-type="float">
            <text:p>113472.916325259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108641.55874" calcext:value-type="float">
            <text:p>108641.5587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03824.818089637" calcext:value-type="float">
            <text:p>103824.81808963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99255.4999135364" calcext:value-type="float">
            <text:p>99255.4999135364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94726.9134220689" calcext:value-type="float">
            <text:p>94726.9134220689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90274.3477636667" calcext:value-type="float">
            <text:p>90274.3477636667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85963.5414059624" calcext:value-type="float">
            <text:p>85963.541405962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81685.185060121" calcext:value-type="float">
            <text:p>81685.18506012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77450.6638984196" calcext:value-type="float">
            <text:p>77450.663898419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73243.3265598859" calcext:value-type="float">
            <text:p>73243.3265598859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69021.1612517639" calcext:value-type="float">
            <text:p>69021.161251763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65025.2953507064" calcext:value-type="float">
            <text:p>65025.295350706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61318.0767704973" calcext:value-type="float">
            <text:p>61318.0767704973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57919.4368628628" calcext:value-type="float">
            <text:p>57919.4368628628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54825.8102949768" calcext:value-type="float">
            <text:p>54825.8102949768</text:p>
          </table:table-cell>
        </table:table-row>
      </table:table>
      <table:table table:name="p_from_i_LON" table:style-name="ta1">
        <table:table-column table:style-name="co3" table:default-cell-style-name="ce15"/>
        <table:table-column table:style-name="co5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5230.33171143094" calcext:value-type="float">
            <text:p>5230.33171143094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4901.24254895774" calcext:value-type="float">
            <text:p>4901.2425489577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4602.65983705624" calcext:value-type="float">
            <text:p>4602.65983705624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4335.43144890932" calcext:value-type="float">
            <text:p>4335.43144890932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4097.51044547724" calcext:value-type="float">
            <text:p>4097.51044547724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3849.50805494199" calcext:value-type="float">
            <text:p>3849.50805494199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3634.21526928826" calcext:value-type="float">
            <text:p>3634.21526928826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3448.87717037803" calcext:value-type="float">
            <text:p>3448.87717037803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3291.15277604156" calcext:value-type="float">
            <text:p>3291.1527760415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3124.38006898166" calcext:value-type="float">
            <text:p>3124.38006898166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978.3303095657" calcext:value-type="float">
            <text:p>2978.3303095657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855.75223721952" calcext:value-type="float">
            <text:p>2855.75223721952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825.13251947425" calcext:value-type="float">
            <text:p>2825.13251947425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778.85211960477" calcext:value-type="float">
            <text:p>2778.8521196047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2703.84386066818" calcext:value-type="float">
            <text:p>2703.8438606681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2559.57756532395" calcext:value-type="float">
            <text:p>2559.57756532395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2420.12214424306" calcext:value-type="float">
            <text:p>2420.12214424306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2292.04851769341" calcext:value-type="float">
            <text:p>2292.04851769341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218.89882610056" calcext:value-type="float">
            <text:p>2218.89882610056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2198.96732205441" calcext:value-type="float">
            <text:p>2198.96732205441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2187.70883708137" calcext:value-type="float">
            <text:p>2187.7088370813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092.45981997334" calcext:value-type="float">
            <text:p>2092.4598199733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039.56452475648" calcext:value-type="float">
            <text:p>2039.5645247564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061.9610659395" calcext:value-type="float">
            <text:p>2061.9610659395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094.96062179799" calcext:value-type="float">
            <text:p>2094.96062179799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140.11194458942" calcext:value-type="float">
            <text:p>2140.1119445894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208.80379417657" calcext:value-type="float">
            <text:p>2208.8037941765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313.51880792819" calcext:value-type="float">
            <text:p>2313.51880792819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414.41498657838" calcext:value-type="float">
            <text:p>2414.4149865783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542.56596721218" calcext:value-type="float">
            <text:p>2542.56596721218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665.34823909365" calcext:value-type="float">
            <text:p>2665.3482390936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787.5266510977" calcext:value-type="float">
            <text:p>2787.5266510977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945.43704341404" calcext:value-type="float">
            <text:p>2945.4370434140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3134.65295038387" calcext:value-type="float">
            <text:p>3134.6529503838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3323.9166850067" calcext:value-type="float">
            <text:p>3323.916685006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3502.7509440754" calcext:value-type="float">
            <text:p>3502.7509440754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3634.17491862573" calcext:value-type="float">
            <text:p>3634.1749186257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3748.12907947979" calcext:value-type="float">
            <text:p>3748.12907947979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3785.81338924195" calcext:value-type="float">
            <text:p>3785.81338924195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3820.47807230883" calcext:value-type="float">
            <text:p>3820.4780723088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3832.40570756393" calcext:value-type="float">
            <text:p>3832.4057075639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3868.29822003701" calcext:value-type="float">
            <text:p>3868.2982200370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3965.17719763924" calcext:value-type="float">
            <text:p>3965.17719763924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4124.90689201718" calcext:value-type="float">
            <text:p>4124.9068920171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4305.01957945918" calcext:value-type="float">
            <text:p>4305.0195794591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4451.2000222476" calcext:value-type="float">
            <text:p>4451.200022247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4500.07875571082" calcext:value-type="float">
            <text:p>4500.0787557108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4495.20781326136" calcext:value-type="float">
            <text:p>4495.2078132613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4516.10227253024" calcext:value-type="float">
            <text:p>4516.1022725302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4463.54345094393" calcext:value-type="float">
            <text:p>4463.54345094393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4331.55589046113" calcext:value-type="float">
            <text:p>4331.55589046113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4190.48078142505" calcext:value-type="float">
            <text:p>4190.4807814250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4084.88113027787" calcext:value-type="float">
            <text:p>4084.8811302778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3946.31775975382" calcext:value-type="float">
            <text:p>3946.31775975382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3769.68035354718" calcext:value-type="float">
            <text:p>3769.6803535471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3598.36480375292" calcext:value-type="float">
            <text:p>3598.3648037529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3470.48850904722" calcext:value-type="float">
            <text:p>3470.4885090472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3382.02770109029" calcext:value-type="float">
            <text:p>3382.0277010902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3374.53308796534" calcext:value-type="float">
            <text:p>3374.5330879653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3383.53441737073" calcext:value-type="float">
            <text:p>3383.53441737073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3339.10401898837" calcext:value-type="float">
            <text:p>3339.10401898837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3301.56184876654" calcext:value-type="float">
            <text:p>3301.5618487665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3314.01133108821" calcext:value-type="float">
            <text:p>3314.01133108821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3334.11439946388" calcext:value-type="float">
            <text:p>3334.11439946388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3396.9222685481" calcext:value-type="float">
            <text:p>3396.922268548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3463.00227533859" calcext:value-type="float">
            <text:p>3463.00227533859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3509.3807633852" calcext:value-type="float">
            <text:p>3509.3807633852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3443.77089791196" calcext:value-type="float">
            <text:p>3443.77089791196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3335.78459579829" calcext:value-type="float">
            <text:p>3335.78459579829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3312.79075407509" calcext:value-type="float">
            <text:p>3312.79075407509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3240.89899672758" calcext:value-type="float">
            <text:p>3240.89899672758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3162.664235008" calcext:value-type="float">
            <text:p>3162.664235008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3038.45360075871" calcext:value-type="float">
            <text:p>3038.45360075871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916.73141009325" calcext:value-type="float">
            <text:p>2916.73141009325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799.8324748719" calcext:value-type="float">
            <text:p>2799.8324748719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725.19568698668" calcext:value-type="float">
            <text:p>2725.1956869866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701.13352451228" calcext:value-type="float">
            <text:p>2701.1335245122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641.60838731559" calcext:value-type="float">
            <text:p>2641.6083873155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590.71714560639" calcext:value-type="float">
            <text:p>2590.7171456063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547.69050588785" calcext:value-type="float">
            <text:p>2547.69050588785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516.24284881934" calcext:value-type="float">
            <text:p>2516.2428488193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498.45040602576" calcext:value-type="float">
            <text:p>2498.4504060257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496.93011321489" calcext:value-type="float">
            <text:p>2496.93011321489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541.499077835" calcext:value-type="float">
            <text:p>2541.49907783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641.47214297426" calcext:value-type="float">
            <text:p>2641.47214297426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842.11525599122" calcext:value-type="float">
            <text:p>2842.11525599122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3149.72943038765" calcext:value-type="float">
            <text:p>3149.7294303876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470.0731963145" calcext:value-type="float">
            <text:p>3470.0731963145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703.32126254263" calcext:value-type="float">
            <text:p>3703.3212625426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3973.91318838091" calcext:value-type="float">
            <text:p>3973.91318838091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351.67687118432" calcext:value-type="float">
            <text:p>4351.67687118432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838.83107351108" calcext:value-type="float">
            <text:p>4838.83107351108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435.4398660734" calcext:value-type="float">
            <text:p>5435.439866073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6053.3877619864" calcext:value-type="float">
            <text:p>6053.387761986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747.67916091204" calcext:value-type="float">
            <text:p>6747.6791609120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7688.35483199059" calcext:value-type="float">
            <text:p>7688.3548319905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8614.5404633411" calcext:value-type="float">
            <text:p>8614.540463341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558.9408699453" calcext:value-type="float">
            <text:p>9558.940869945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558.2710211244" calcext:value-type="float">
            <text:p>10558.271021124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729.0609156779" calcext:value-type="float">
            <text:p>11729.060915677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796.1948953031" calcext:value-type="float">
            <text:p>12796.194895303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4019.8522663777" calcext:value-type="float">
            <text:p>14019.8522663777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135.195538484" calcext:value-type="float">
            <text:p>15135.195538484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202.0764342761" calcext:value-type="float">
            <text:p>16202.0764342761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7201.0117120045" calcext:value-type="float">
            <text:p>17201.0117120045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909.8194024303" calcext:value-type="float">
            <text:p>17909.8194024303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9174.2968923683" calcext:value-type="float">
            <text:p>19174.296892368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20427.6866333644" calcext:value-type="float">
            <text:p>20427.6866333644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21471.8280101212" calcext:value-type="float">
            <text:p>21471.828010121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2264.6477992151" calcext:value-type="float">
            <text:p>22264.647799215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3261.4139300398" calcext:value-type="float">
            <text:p>23261.413930039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4256.4877601245" calcext:value-type="float">
            <text:p>24256.4877601245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5327.8179838163" calcext:value-type="float">
            <text:p>25327.817983816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6127.2401199287" calcext:value-type="float">
            <text:p>26127.2401199287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7368.9703618163" calcext:value-type="float">
            <text:p>27368.9703618163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8636.4382946173" calcext:value-type="float">
            <text:p>28636.4382946173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9996.6370955232" calcext:value-type="float">
            <text:p>29996.6370955232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31247.3095034662" calcext:value-type="float">
            <text:p>31247.309503466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32359.3784716874" calcext:value-type="float">
            <text:p>32359.378471687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3598.0740074848" calcext:value-type="float">
            <text:p>33598.074007484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4858.8302467793" calcext:value-type="float">
            <text:p>34858.830246779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6086.9226850361" calcext:value-type="float">
            <text:p>36086.922685036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7340.1968570104" calcext:value-type="float">
            <text:p>37340.196857010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8624.6589182563" calcext:value-type="float">
            <text:p>38624.6589182563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9814.7776083682" calcext:value-type="float">
            <text:p>39814.7776083682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41036.5443879167" calcext:value-type="float">
            <text:p>41036.544387916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42561.8381655763" calcext:value-type="float">
            <text:p>42561.838165576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4329.3837630362" calcext:value-type="float">
            <text:p>44329.3837630362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5935.8113159983" calcext:value-type="float">
            <text:p>45935.811315998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7398.281514228" calcext:value-type="float">
            <text:p>47398.28151422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8911.1524812735" calcext:value-type="float">
            <text:p>48911.1524812735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50470.8948160898" calcext:value-type="float">
            <text:p>50470.8948160898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51985.9456281983" calcext:value-type="float">
            <text:p>51985.9456281983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53536.2767198952" calcext:value-type="float">
            <text:p>53536.276719895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54976.4959318442" calcext:value-type="float">
            <text:p>54976.495931844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56384.7459891079" calcext:value-type="float">
            <text:p>56384.7459891079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57819.5915523224" calcext:value-type="float">
            <text:p>57819.591552322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59134.9886829466" calcext:value-type="float">
            <text:p>59134.9886829466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60167.2786623612" calcext:value-type="float">
            <text:p>60167.278662361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60976.9181804517" calcext:value-type="float">
            <text:p>60976.9181804517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61659.2109983009" calcext:value-type="float">
            <text:p>61659.2109983009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62197.1887108837" calcext:value-type="float">
            <text:p>62197.1887108837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62787.7481550488" calcext:value-type="float">
            <text:p>62787.748155048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63520.8327231439" calcext:value-type="float">
            <text:p>63520.832723143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64204.6729114218" calcext:value-type="float">
            <text:p>64204.672911421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64621.1554705934" calcext:value-type="float">
            <text:p>64621.155470593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64583.1076993112" calcext:value-type="float">
            <text:p>64583.1076993112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64350.1750787597" calcext:value-type="float">
            <text:p>64350.17507875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64169.6085800563" calcext:value-type="float">
            <text:p>64169.608580056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3966.1839891672" calcext:value-type="float">
            <text:p>63966.1839891672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63467.1327687514" calcext:value-type="float">
            <text:p>63467.132768751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63146.2233657723" calcext:value-type="float">
            <text:p>63146.223365772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62924.2829787669" calcext:value-type="float">
            <text:p>62924.2829787669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63256.1723552985" calcext:value-type="float">
            <text:p>63256.172355298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63815.8512189562" calcext:value-type="float">
            <text:p>63815.8512189562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64109.2591365022" calcext:value-type="float">
            <text:p>64109.2591365022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64264.8950336502" calcext:value-type="float">
            <text:p>64264.8950336502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64302.8137968581" calcext:value-type="float">
            <text:p>64302.813796858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64413.2652992548" calcext:value-type="float">
            <text:p>64413.2652992548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64903.5629049019" calcext:value-type="float">
            <text:p>64903.562904901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65548.1008913258" calcext:value-type="float">
            <text:p>65548.1008913258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66091.5468525796" calcext:value-type="float">
            <text:p>66091.5468525796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66471.4338716952" calcext:value-type="float">
            <text:p>66471.433871695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66799.2043059464" calcext:value-type="float">
            <text:p>66799.2043059464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66998.918850494" calcext:value-type="float">
            <text:p>66998.91885049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66635.9614639567" calcext:value-type="float">
            <text:p>66635.96146395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65935.7554077566" calcext:value-type="float">
            <text:p>65935.7554077566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65034.094220682" calcext:value-type="float">
            <text:p>65034.09422068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63871.3483969358" calcext:value-type="float">
            <text:p>63871.3483969358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62433.7185017625" calcext:value-type="float">
            <text:p>62433.7185017625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61089.1628370419" calcext:value-type="float">
            <text:p>61089.162837041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59691.7317718432" calcext:value-type="float">
            <text:p>59691.7317718432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58321.1423007787" calcext:value-type="float">
            <text:p>58321.1423007787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56740.8600883376" calcext:value-type="float">
            <text:p>56740.860088337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55300.5434559218" calcext:value-type="float">
            <text:p>55300.5434559218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54141.263831676" calcext:value-type="float">
            <text:p>54141.263831676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53198.4923186839" calcext:value-type="float">
            <text:p>53198.4923186839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52527.5306297382" calcext:value-type="float">
            <text:p>52527.530629738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52066.9324110083" calcext:value-type="float">
            <text:p>52066.9324110083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51687.5606396592" calcext:value-type="float">
            <text:p>51687.560639659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51453.2190216575" calcext:value-type="float">
            <text:p>51453.219021657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51409.1019819266" calcext:value-type="float">
            <text:p>51409.101981926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51882.9177987959" calcext:value-type="float">
            <text:p>51882.917798795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52713.5430428929" calcext:value-type="float">
            <text:p>52713.5430428929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53946.6540995877" calcext:value-type="float">
            <text:p>53946.654099587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55782.5724674135" calcext:value-type="float">
            <text:p>55782.5724674135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58151.9812990348" calcext:value-type="float">
            <text:p>58151.9812990348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60951.7911320277" calcext:value-type="float">
            <text:p>60951.7911320277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64520.9153822935" calcext:value-type="float">
            <text:p>64520.915382293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68779.4818806294" calcext:value-type="float">
            <text:p>68779.4818806294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74101.2779885582" calcext:value-type="float">
            <text:p>74101.2779885582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80293.0990168547" calcext:value-type="float">
            <text:p>80293.099016854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87481.0150723266" calcext:value-type="float">
            <text:p>87481.0150723266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95075.7096345366" calcext:value-type="float">
            <text:p>95075.7096345366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03251.640542139" calcext:value-type="float">
            <text:p>103251.640542139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12131.035031972" calcext:value-type="float">
            <text:p>112131.03503197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20994.076067404" calcext:value-type="float">
            <text:p>120994.076067404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29834.73264853" calcext:value-type="float">
            <text:p>129834.73264853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38588.363037529" calcext:value-type="float">
            <text:p>138588.36303752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47435.330264365" calcext:value-type="float">
            <text:p>147435.33026436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56712.815661893" calcext:value-type="float">
            <text:p>156712.815661893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65624.196555509" calcext:value-type="float">
            <text:p>165624.196555509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74508.42616952" calcext:value-type="float">
            <text:p>174508.42616952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82688.74266855" calcext:value-type="float">
            <text:p>182688.74266855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90065.996907633" calcext:value-type="float">
            <text:p>190065.996907633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96471.534000065" calcext:value-type="float">
            <text:p>196471.534000065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201829.253663237" calcext:value-type="float">
            <text:p>201829.253663237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205978.373757871" calcext:value-type="float">
            <text:p>205978.37375787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08892.073851682" calcext:value-type="float">
            <text:p>208892.073851682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10281.177975466" calcext:value-type="float">
            <text:p>210281.177975466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10438.369943379" calcext:value-type="float">
            <text:p>210438.369943379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09522.408118157" calcext:value-type="float">
            <text:p>209522.408118157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207760.227777985" calcext:value-type="float">
            <text:p>207760.22777798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204851.649199051" calcext:value-type="float">
            <text:p>204851.649199051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200848.742645333" calcext:value-type="float">
            <text:p>200848.742645333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95854.012507051" calcext:value-type="float">
            <text:p>195854.012507051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90414.121004659" calcext:value-type="float">
            <text:p>190414.121004659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84405.183415539" calcext:value-type="float">
            <text:p>184405.18341553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78090.131101466" calcext:value-type="float">
            <text:p>178090.13110146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71488.250419576" calcext:value-type="float">
            <text:p>171488.25041957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164600.634836621" calcext:value-type="float">
            <text:p>164600.634836621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157678.100985267" calcext:value-type="float">
            <text:p>157678.10098526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50703.762095814" calcext:value-type="float">
            <text:p>150703.762095814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43974.50573123" calcext:value-type="float">
            <text:p>143974.5057312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37321.408886083" calcext:value-type="float">
            <text:p>137321.40888608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30915.520628066" calcext:value-type="float">
            <text:p>130915.52062806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24703.129207792" calcext:value-type="float">
            <text:p>124703.12920779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118955.001809428" calcext:value-type="float">
            <text:p>118955.00180942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113750.826735904" calcext:value-type="float">
            <text:p>113750.826735904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08768.056600149" calcext:value-type="float">
            <text:p>108768.056600149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103828.696713342" calcext:value-type="float">
            <text:p>103828.696713342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99153.3525791053" calcext:value-type="float">
            <text:p>99153.352579105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94539.0128478445" calcext:value-type="float">
            <text:p>94539.0128478445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90014.6902413767" calcext:value-type="float">
            <text:p>90014.6902413767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85652.2499217545" calcext:value-type="float">
            <text:p>85652.2499217545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81375.7929269424" calcext:value-type="float">
            <text:p>81375.7929269424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77171.2274259175" calcext:value-type="float">
            <text:p>77171.2274259175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73006.0765959793" calcext:value-type="float">
            <text:p>73006.0765959793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68846.1817357936" calcext:value-type="float">
            <text:p>68846.181735793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64918.3207260666" calcext:value-type="float">
            <text:p>64918.3207260666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61270.2523328994" calcext:value-type="float">
            <text:p>61270.2523328994</text:p>
          </table:table-cell>
        </table:table-row>
      </table:table>
      <table:table table:name="Graphs_EN" table:style-name="ta1">
        <table:shapes>
          <draw:frame draw:z-index="0" draw:style-name="gr1" draw:text-style-name="P1" svg:width="15.997cm" svg:height="9.005cm" svg:x="15.98cm" svg:y="0.504cm">
            <draw:object draw:notify-on-update-of-ranges="Graphs_EN.B2:Graphs_EN.B244 Graphs_EN.C1:Graphs_EN.C1 Graphs_EN.C2:Graphs_EN.C244 Graphs_EN.D1:Graphs_EN.D1 Graphs_EN.D2:Graphs_EN.D2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15.971cm" svg:y="10.465cm">
            <draw:object draw:notify-on-update-of-ranges="Graphs_EN.B2:Graphs_EN.B244 Graphs_EN.C1:Graphs_EN.C1 Graphs_EN.C2:Graphs_EN.C244 Graphs_EN.D1:Graphs_EN.D1 Graphs_EN.D2:Graphs_EN.D2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4.382cm" svg:height="9.004cm" svg:x="16.235cm" svg:y="21.197cm">
            <draw:object draw:notify-on-update-of-ranges="Graphs_EN.B2:Graphs_EN.B500 Graphs_EN.E2:Graphs_EN.E500 Graphs_EN.G2:Graphs_EN.G5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6"/>
        <table:table-row table:style-name="ro1">
          <table:table-cell table:formula="of:=[$EN.A1]" office:value-type="string" office:string-value="date" calcext:value-type="string">
            <text:p>date</text:p>
          </table:table-cell>
          <table:table-cell/>
          <table:table-cell table:formula="of:=[$EN.B1]" office:value-type="string" office:string-value="active_cases" calcext:value-type="string">
            <text:p>active_cases</text:p>
          </table:table-cell>
          <table:table-cell office:value-type="string" calcext:value-type="string">
            <text:p>gamma(3.79,3.5)</text:p>
          </table:table-cell>
          <table:table-cell table:number-columns-repeated="3"/>
        </table:table-row>
        <table:table-row table:style-name="ro1">
          <table:table-cell/>
          <table:table-cell table:formula="of:=VALUE([$from_i_EN.A1])" office:value-type="date" office:date-value="2020-06-10" calcext:value-type="date">
            <text:p>10/06/20</text:p>
          </table:table-cell>
          <table:table-cell/>
          <table:table-cell table:formula="of:=[$from_i_EN.B1]" office:value-type="float" office:value="57902.8605248733" calcext:value-type="float">
            <text:p>57902.8605248733</text:p>
          </table:table-cell>
          <table:table-cell table:number-columns-repeated="3"/>
        </table:table-row>
        <table:table-row table:style-name="ro1">
          <table:table-cell/>
          <table:table-cell table:formula="of:=VALUE([$from_i_EN.A2])" office:value-type="date" office:date-value="2020-06-11" calcext:value-type="date">
            <text:p>11/06/20</text:p>
          </table:table-cell>
          <table:table-cell/>
          <table:table-cell table:formula="of:=[$from_i_EN.B2]" office:value-type="float" office:value="53938.6770243839" calcext:value-type="float">
            <text:p>53938.6770243839</text:p>
          </table:table-cell>
          <table:table-cell/>
          <table:table-cell table:formula="of:=[.D1]" office:value-type="string" office:string-value="gamma(3.79,3.5)" calcext:value-type="string">
            <text:p>gamma(3.79,3.5)</text:p>
          </table:table-cell>
          <table:table-cell/>
        </table:table-row>
        <table:table-row table:style-name="ro1">
          <table:table-cell/>
          <table:table-cell table:formula="of:=VALUE([$from_i_EN.A3])" office:value-type="date" office:date-value="2020-06-12" calcext:value-type="date">
            <text:p>12/06/20</text:p>
          </table:table-cell>
          <table:table-cell/>
          <table:table-cell table:formula="of:=[$from_i_EN.B3]" office:value-type="float" office:value="50253.3612423798" calcext:value-type="float">
            <text:p>50253.3612423798</text:p>
          </table:table-cell>
          <table:table-cell/>
          <table:table-cell table:formula="of:=[.D2]" office:value-type="float" office:value="57902.8605248733" calcext:value-type="float">
            <text:p>57902.8605248733</text:p>
          </table:table-cell>
          <table:table-cell/>
        </table:table-row>
        <table:table-row table:style-name="ro1">
          <table:table-cell/>
          <table:table-cell table:formula="of:=VALUE([$from_i_EN.A4])" office:value-type="date" office:date-value="2020-06-13" calcext:value-type="date">
            <text:p>13/06/20</text:p>
          </table:table-cell>
          <table:table-cell/>
          <table:table-cell table:formula="of:=[$from_i_EN.B4]" office:value-type="float" office:value="46868.1246451794" calcext:value-type="float">
            <text:p>46868.1246451794</text:p>
          </table:table-cell>
          <table:table-cell/>
          <table:table-cell table:formula="of:=[.D3]" office:value-type="float" office:value="53938.6770243839" calcext:value-type="float">
            <text:p>53938.6770243839</text:p>
          </table:table-cell>
          <table:table-cell/>
        </table:table-row>
        <table:table-row table:style-name="ro1">
          <table:table-cell/>
          <table:table-cell table:formula="of:=VALUE([$from_i_EN.A5])" office:value-type="date" office:date-value="2020-06-14" calcext:value-type="date">
            <text:p>14/06/20</text:p>
          </table:table-cell>
          <table:table-cell/>
          <table:table-cell table:formula="of:=[$from_i_EN.B5]" office:value-type="float" office:value="43910.6499147399" calcext:value-type="float">
            <text:p>43910.6499147399</text:p>
          </table:table-cell>
          <table:table-cell/>
          <table:table-cell table:formula="of:=[.D4]" office:value-type="float" office:value="50253.3612423798" calcext:value-type="float">
            <text:p>50253.3612423798</text:p>
          </table:table-cell>
          <table:table-cell/>
        </table:table-row>
        <table:table-row table:style-name="ro1">
          <table:table-cell/>
          <table:table-cell table:formula="of:=VALUE([$from_i_EN.A6])" office:value-type="date" office:date-value="2020-06-15" calcext:value-type="date">
            <text:p>15/06/20</text:p>
          </table:table-cell>
          <table:table-cell/>
          <table:table-cell table:formula="of:=[$from_i_EN.B6]" office:value-type="float" office:value="41318.8783413138" calcext:value-type="float">
            <text:p>41318.8783413138</text:p>
          </table:table-cell>
          <table:table-cell/>
          <table:table-cell table:formula="of:=[.D5]" office:value-type="float" office:value="46868.1246451794" calcext:value-type="float">
            <text:p>46868.1246451794</text:p>
          </table:table-cell>
          <table:table-cell/>
        </table:table-row>
        <table:table-row table:style-name="ro1">
          <table:table-cell/>
          <table:table-cell table:formula="of:=VALUE([$from_i_EN.A7])" office:value-type="date" office:date-value="2020-06-16" calcext:value-type="date">
            <text:p>16/06/20</text:p>
          </table:table-cell>
          <table:table-cell/>
          <table:table-cell table:formula="of:=[$from_i_EN.B7]" office:value-type="float" office:value="39069.4331339227" calcext:value-type="float">
            <text:p>39069.4331339227</text:p>
          </table:table-cell>
          <table:table-cell/>
          <table:table-cell table:formula="of:=[.D6]" office:value-type="float" office:value="43910.6499147399" calcext:value-type="float">
            <text:p>43910.6499147399</text:p>
          </table:table-cell>
          <table:table-cell/>
        </table:table-row>
        <table:table-row table:style-name="ro1">
          <table:table-cell/>
          <table:table-cell table:formula="of:=VALUE([$from_i_EN.A8])" office:value-type="date" office:date-value="2020-06-17" calcext:value-type="date">
            <text:p>17/06/20</text:p>
          </table:table-cell>
          <table:table-cell/>
          <table:table-cell table:formula="of:=[$from_i_EN.B8]" office:value-type="float" office:value="37054.1059764267" calcext:value-type="float">
            <text:p>37054.1059764267</text:p>
          </table:table-cell>
          <table:table-cell/>
          <table:table-cell table:formula="of:=[.D7]" office:value-type="float" office:value="41318.8783413138" calcext:value-type="float">
            <text:p>41318.8783413138</text:p>
          </table:table-cell>
          <table:table-cell/>
        </table:table-row>
        <table:table-row table:style-name="ro1">
          <table:table-cell/>
          <table:table-cell table:formula="of:=VALUE([$from_i_EN.A9])" office:value-type="date" office:date-value="2020-06-18" calcext:value-type="date">
            <text:p>18/06/20</text:p>
          </table:table-cell>
          <table:table-cell/>
          <table:table-cell table:formula="of:=[$from_i_EN.B9]" office:value-type="float" office:value="35301.5415247181" calcext:value-type="float">
            <text:p>35301.5415247181</text:p>
          </table:table-cell>
          <table:table-cell/>
          <table:table-cell table:formula="of:=[.D8]" office:value-type="float" office:value="39069.4331339227" calcext:value-type="float">
            <text:p>39069.4331339227</text:p>
          </table:table-cell>
          <table:table-cell/>
        </table:table-row>
        <table:table-row table:style-name="ro1">
          <table:table-cell/>
          <table:table-cell table:formula="of:=VALUE([$from_i_EN.A10])" office:value-type="date" office:date-value="2020-06-19" calcext:value-type="date">
            <text:p>19/06/20</text:p>
          </table:table-cell>
          <table:table-cell/>
          <table:table-cell table:formula="of:=[$from_i_EN.B10]" office:value-type="float" office:value="33746.0639988383" calcext:value-type="float">
            <text:p>33746.0639988383</text:p>
          </table:table-cell>
          <table:table-cell/>
          <table:table-cell table:formula="of:=[.D9]" office:value-type="float" office:value="37054.1059764267" calcext:value-type="float">
            <text:p>37054.1059764267</text:p>
          </table:table-cell>
          <table:table-cell/>
        </table:table-row>
        <table:table-row table:style-name="ro1">
          <table:table-cell/>
          <table:table-cell table:formula="of:=VALUE([$from_i_EN.A11])" office:value-type="date" office:date-value="2020-06-20" calcext:value-type="date">
            <text:p>20/06/20</text:p>
          </table:table-cell>
          <table:table-cell/>
          <table:table-cell table:formula="of:=[$from_i_EN.B11]" office:value-type="float" office:value="32341.6446528206" calcext:value-type="float">
            <text:p>32341.6446528206</text:p>
          </table:table-cell>
          <table:table-cell/>
          <table:table-cell table:formula="of:=[.D10]" office:value-type="float" office:value="35301.5415247181" calcext:value-type="float">
            <text:p>35301.5415247181</text:p>
          </table:table-cell>
          <table:table-cell/>
        </table:table-row>
        <table:table-row table:style-name="ro1">
          <table:table-cell/>
          <table:table-cell table:formula="of:=VALUE([$from_i_EN.A12])" office:value-type="date" office:date-value="2020-06-21" calcext:value-type="date">
            <text:p>21/06/20</text:p>
          </table:table-cell>
          <table:table-cell/>
          <table:table-cell table:formula="of:=[$from_i_EN.B12]" office:value-type="float" office:value="31066.094193771" calcext:value-type="float">
            <text:p>31066.094193771</text:p>
          </table:table-cell>
          <table:table-cell/>
          <table:table-cell table:formula="of:=[.D11]" office:value-type="float" office:value="33746.0639988383" calcext:value-type="float">
            <text:p>33746.0639988383</text:p>
          </table:table-cell>
          <table:table-cell/>
        </table:table-row>
        <table:table-row table:style-name="ro1">
          <table:table-cell/>
          <table:table-cell table:formula="of:=VALUE([$from_i_EN.A13])" office:value-type="date" office:date-value="2020-06-22" calcext:value-type="date">
            <text:p>22/06/20</text:p>
          </table:table-cell>
          <table:table-cell/>
          <table:table-cell table:formula="of:=[$from_i_EN.B13]" office:value-type="float" office:value="29927.8326058728" calcext:value-type="float">
            <text:p>29927.8326058728</text:p>
          </table:table-cell>
          <table:table-cell/>
          <table:table-cell table:formula="of:=[.D12]" office:value-type="float" office:value="32341.6446528206" calcext:value-type="float">
            <text:p>32341.6446528206</text:p>
          </table:table-cell>
          <table:table-cell/>
        </table:table-row>
        <table:table-row table:style-name="ro1">
          <table:table-cell/>
          <table:table-cell table:formula="of:=VALUE([$from_i_EN.A14])" office:value-type="date" office:date-value="2020-06-23" calcext:value-type="date">
            <text:p>23/06/20</text:p>
          </table:table-cell>
          <table:table-cell/>
          <table:table-cell table:formula="of:=[$from_i_EN.B14]" office:value-type="float" office:value="28958.1957563771" calcext:value-type="float">
            <text:p>28958.1957563771</text:p>
          </table:table-cell>
          <table:table-cell/>
          <table:table-cell table:formula="of:=[.D13]" office:value-type="float" office:value="31066.094193771" calcext:value-type="float">
            <text:p>31066.094193771</text:p>
          </table:table-cell>
          <table:table-cell/>
        </table:table-row>
        <table:table-row table:style-name="ro1">
          <table:table-cell/>
          <table:table-cell table:formula="of:=VALUE([$from_i_EN.A15])" office:value-type="date" office:date-value="2020-06-24" calcext:value-type="date">
            <text:p>24/06/20</text:p>
          </table:table-cell>
          <table:table-cell/>
          <table:table-cell table:formula="of:=[$from_i_EN.B15]" office:value-type="float" office:value="27824.1737435317" calcext:value-type="float">
            <text:p>27824.1737435317</text:p>
          </table:table-cell>
          <table:table-cell/>
          <table:table-cell table:formula="of:=[.D14]" office:value-type="float" office:value="29927.8326058728" calcext:value-type="float">
            <text:p>29927.8326058728</text:p>
          </table:table-cell>
          <table:table-cell/>
        </table:table-row>
        <table:table-row table:style-name="ro1">
          <table:table-cell/>
          <table:table-cell table:formula="of:=VALUE([$from_i_EN.A16])" office:value-type="date" office:date-value="2020-06-25" calcext:value-type="date">
            <text:p>25/06/20</text:p>
          </table:table-cell>
          <table:table-cell/>
          <table:table-cell table:formula="of:=[$from_i_EN.B16]" office:value-type="float" office:value="26728.3828654441" calcext:value-type="float">
            <text:p>26728.3828654441</text:p>
          </table:table-cell>
          <table:table-cell/>
          <table:table-cell table:formula="of:=[.D15]" office:value-type="float" office:value="28958.1957563771" calcext:value-type="float">
            <text:p>28958.1957563771</text:p>
          </table:table-cell>
          <table:table-cell/>
        </table:table-row>
        <table:table-row table:style-name="ro1">
          <table:table-cell/>
          <table:table-cell table:formula="of:=VALUE([$from_i_EN.A17])" office:value-type="date" office:date-value="2020-06-26" calcext:value-type="date">
            <text:p>26/06/20</text:p>
          </table:table-cell>
          <table:table-cell/>
          <table:table-cell table:formula="of:=[$from_i_EN.B17]" office:value-type="float" office:value="25569.5109506175" calcext:value-type="float">
            <text:p>25569.5109506175</text:p>
          </table:table-cell>
          <table:table-cell/>
          <table:table-cell table:formula="of:=[.D16]" office:value-type="float" office:value="27824.1737435317" calcext:value-type="float">
            <text:p>27824.1737435317</text:p>
          </table:table-cell>
          <table:table-cell/>
        </table:table-row>
        <table:table-row table:style-name="ro1">
          <table:table-cell/>
          <table:table-cell table:formula="of:=VALUE([$from_i_EN.A18])" office:value-type="date" office:date-value="2020-06-27" calcext:value-type="date">
            <text:p>27/06/20</text:p>
          </table:table-cell>
          <table:table-cell/>
          <table:table-cell table:formula="of:=[$from_i_EN.B18]" office:value-type="float" office:value="24503.2110721691" calcext:value-type="float">
            <text:p>24503.2110721691</text:p>
          </table:table-cell>
          <table:table-cell/>
          <table:table-cell table:formula="of:=[.D17]" office:value-type="float" office:value="26728.3828654441" calcext:value-type="float">
            <text:p>26728.3828654441</text:p>
          </table:table-cell>
          <table:table-cell/>
        </table:table-row>
        <table:table-row table:style-name="ro1">
          <table:table-cell/>
          <table:table-cell table:formula="of:=VALUE([$from_i_EN.A19])" office:value-type="date" office:date-value="2020-06-28" calcext:value-type="date">
            <text:p>28/06/20</text:p>
          </table:table-cell>
          <table:table-cell/>
          <table:table-cell table:formula="of:=[$from_i_EN.B19]" office:value-type="float" office:value="23560.4281563207" calcext:value-type="float">
            <text:p>23560.4281563207</text:p>
          </table:table-cell>
          <table:table-cell/>
          <table:table-cell table:formula="of:=[.D18]" office:value-type="float" office:value="25569.5109506175" calcext:value-type="float">
            <text:p>25569.5109506175</text:p>
          </table:table-cell>
          <table:table-cell/>
        </table:table-row>
        <table:table-row table:style-name="ro1">
          <table:table-cell table:formula="of:=VALUE([$EN.A2])" office:value-type="date" office:date-value="2020-07-01" calcext:value-type="date">
            <text:p>01/07/20</text:p>
          </table:table-cell>
          <table:table-cell table:formula="of:=VALUE([$from_i_EN.A20])" office:value-type="date" office:date-value="2020-06-29" calcext:value-type="date">
            <text:p>29/06/20</text:p>
          </table:table-cell>
          <table:table-cell table:formula="of:=[$EN.B2]" office:value-type="float" office:value="25302.895944901" calcext:value-type="float">
            <text:p>25302.895944901</text:p>
          </table:table-cell>
          <table:table-cell table:formula="of:=[$from_i_EN.B20]" office:value-type="float" office:value="22703.1023390933" calcext:value-type="float">
            <text:p>22703.1023390933</text:p>
          </table:table-cell>
          <table:table-cell table:formula="of:=[.D21]/[.C21]" office:value-type="percentage" office:value="0.897253120296232" calcext:value-type="percentage">
            <text:p>89.7%</text:p>
          </table:table-cell>
          <table:table-cell table:formula="of:=[.D19]" office:value-type="float" office:value="24503.2110721691" calcext:value-type="float">
            <text:p>24503.2110721691</text:p>
          </table:table-cell>
          <table:table-cell table:formula="of:=[.F21]/[.C21]" office:value-type="percentage" office:value="0.968395519845899" calcext:value-type="percentage">
            <text:p>96.84%</text:p>
          </table:table-cell>
        </table:table-row>
        <table:table-row table:style-name="ro1">
          <table:table-cell table:formula="of:=VALUE([$EN.A3])" office:value-type="date" office:date-value="2020-07-02" calcext:value-type="date">
            <text:p>02/07/20</text:p>
          </table:table-cell>
          <table:table-cell table:formula="of:=VALUE([$from_i_EN.A21])" office:value-type="date" office:date-value="2020-06-30" calcext:value-type="date">
            <text:p>30/06/20</text:p>
          </table:table-cell>
          <table:table-cell table:formula="of:=[$EN.B3]" office:value-type="float" office:value="24334.153269098" calcext:value-type="float">
            <text:p>24334.153269098</text:p>
          </table:table-cell>
          <table:table-cell table:formula="of:=[$from_i_EN.B21]" office:value-type="float" office:value="21949.5793251038" calcext:value-type="float">
            <text:p>21949.5793251038</text:p>
          </table:table-cell>
          <table:table-cell table:formula="of:=[.D22]/[.C22]" office:value-type="percentage" office:value="0.902007112488176" calcext:value-type="percentage">
            <text:p>90.2%</text:p>
          </table:table-cell>
          <table:table-cell table:formula="of:=[.D20]" office:value-type="float" office:value="23560.4281563207" calcext:value-type="float">
            <text:p>23560.4281563207</text:p>
          </table:table-cell>
          <table:table-cell table:formula="of:=[.F22]/[.C22]" office:value-type="percentage" office:value="0.968204148949787" calcext:value-type="percentage">
            <text:p>96.82%</text:p>
          </table:table-cell>
        </table:table-row>
        <table:table-row table:style-name="ro1">
          <table:table-cell table:formula="of:=VALUE([$EN.A4])" office:value-type="date" office:date-value="2020-07-03" calcext:value-type="date">
            <text:p>03/07/20</text:p>
          </table:table-cell>
          <table:table-cell table:formula="of:=VALUE([$from_i_EN.A22])" office:value-type="date" office:date-value="2020-07-01" calcext:value-type="date">
            <text:p>01/07/20</text:p>
          </table:table-cell>
          <table:table-cell table:formula="of:=[$EN.B4]" office:value-type="float" office:value="23382.7345544326" calcext:value-type="float">
            <text:p>23382.7345544326</text:p>
          </table:table-cell>
          <table:table-cell table:formula="of:=[$from_i_EN.B22]" office:value-type="float" office:value="21172.9985028262" calcext:value-type="float">
            <text:p>21172.9985028262</text:p>
          </table:table-cell>
          <table:table-cell table:formula="of:=[.D23]/[.C23]" office:value-type="percentage" office:value="0.905497107429314" calcext:value-type="percentage">
            <text:p>90.5%</text:p>
          </table:table-cell>
          <table:table-cell table:formula="of:=[.D21]" office:value-type="float" office:value="22703.1023390933" calcext:value-type="float">
            <text:p>22703.1023390933</text:p>
          </table:table-cell>
          <table:table-cell table:formula="of:=[.F23]/[.C23]" office:value-type="percentage" office:value="0.970934442515387" calcext:value-type="percentage">
            <text:p>97.09%</text:p>
          </table:table-cell>
        </table:table-row>
        <table:table-row table:style-name="ro1">
          <table:table-cell table:formula="of:=VALUE([$EN.A5])" office:value-type="date" office:date-value="2020-07-04" calcext:value-type="date">
            <text:p>04/07/20</text:p>
          </table:table-cell>
          <table:table-cell table:formula="of:=VALUE([$from_i_EN.A23])" office:value-type="date" office:date-value="2020-07-02" calcext:value-type="date">
            <text:p>02/07/20</text:p>
          </table:table-cell>
          <table:table-cell table:formula="of:=[$EN.B5]" office:value-type="float" office:value="22549.0147799204" calcext:value-type="float">
            <text:p>22549.0147799204</text:p>
          </table:table-cell>
          <table:table-cell table:formula="of:=[$from_i_EN.B23]" office:value-type="float" office:value="20441.6147182652" calcext:value-type="float">
            <text:p>20441.6147182652</text:p>
          </table:table-cell>
          <table:table-cell table:formula="of:=[.D24]/[.C24]" office:value-type="percentage" office:value="0.906541368559844" calcext:value-type="percentage">
            <text:p>90.7%</text:p>
          </table:table-cell>
          <table:table-cell table:formula="of:=[.D22]" office:value-type="float" office:value="21949.5793251038" calcext:value-type="float">
            <text:p>21949.5793251038</text:p>
          </table:table-cell>
          <table:table-cell table:formula="of:=[.F24]/[.C24]" office:value-type="percentage" office:value="0.973416335007666" calcext:value-type="percentage">
            <text:p>97.34%</text:p>
          </table:table-cell>
        </table:table-row>
        <table:table-row table:style-name="ro1">
          <table:table-cell table:formula="of:=VALUE([$EN.A6])" office:value-type="date" office:date-value="2020-07-05" calcext:value-type="date">
            <text:p>05/07/20</text:p>
          </table:table-cell>
          <table:table-cell table:formula="of:=VALUE([$from_i_EN.A24])" office:value-type="date" office:date-value="2020-07-03" calcext:value-type="date">
            <text:p>03/07/20</text:p>
          </table:table-cell>
          <table:table-cell table:formula="of:=[$EN.B6]" office:value-type="float" office:value="22050.8017684157" calcext:value-type="float">
            <text:p>22050.8017684157</text:p>
          </table:table-cell>
          <table:table-cell table:formula="of:=[$from_i_EN.B24]" office:value-type="float" office:value="20043.1861459691" calcext:value-type="float">
            <text:p>20043.1861459691</text:p>
          </table:table-cell>
          <table:table-cell table:formula="of:=[.D25]/[.C25]" office:value-type="percentage" office:value="0.908954982973808" calcext:value-type="percentage">
            <text:p>90.9%</text:p>
          </table:table-cell>
          <table:table-cell table:formula="of:=[.D23]" office:value-type="float" office:value="21172.9985028262" calcext:value-type="float">
            <text:p>21172.9985028262</text:p>
          </table:table-cell>
          <table:table-cell table:formula="of:=[.F25]/[.C25]" office:value-type="percentage" office:value="0.960191775573131" calcext:value-type="percentage">
            <text:p>96.02%</text:p>
          </table:table-cell>
        </table:table-row>
        <table:table-row table:style-name="ro1">
          <table:table-cell table:formula="of:=VALUE([$EN.A7])" office:value-type="date" office:date-value="2020-07-06" calcext:value-type="date">
            <text:p>06/07/20</text:p>
          </table:table-cell>
          <table:table-cell table:formula="of:=VALUE([$from_i_EN.A25])" office:value-type="date" office:date-value="2020-07-04" calcext:value-type="date">
            <text:p>04/07/20</text:p>
          </table:table-cell>
          <table:table-cell table:formula="of:=[$EN.B7]" office:value-type="float" office:value="21486.3967187493" calcext:value-type="float">
            <text:p>21486.3967187493</text:p>
          </table:table-cell>
          <table:table-cell table:formula="of:=[$from_i_EN.B25]" office:value-type="float" office:value="19581.8400117403" calcext:value-type="float">
            <text:p>19581.8400117403</text:p>
          </table:table-cell>
          <table:table-cell table:formula="of:=[.D26]/[.C26]" office:value-type="percentage" office:value="0.91135988356079" calcext:value-type="percentage">
            <text:p>91.1%</text:p>
          </table:table-cell>
          <table:table-cell table:formula="of:=[.D24]" office:value-type="float" office:value="20441.6147182652" calcext:value-type="float">
            <text:p>20441.6147182652</text:p>
          </table:table-cell>
          <table:table-cell table:formula="of:=[.F26]/[.C26]" office:value-type="percentage" office:value="0.951374722613568" calcext:value-type="percentage">
            <text:p>95.14%</text:p>
          </table:table-cell>
        </table:table-row>
        <table:table-row table:style-name="ro1">
          <table:table-cell table:formula="of:=VALUE([$EN.A8])" office:value-type="date" office:date-value="2020-07-07" calcext:value-type="date">
            <text:p>07/07/20</text:p>
          </table:table-cell>
          <table:table-cell table:formula="of:=VALUE([$from_i_EN.A26])" office:value-type="date" office:date-value="2020-07-05" calcext:value-type="date">
            <text:p>05/07/20</text:p>
          </table:table-cell>
          <table:table-cell table:formula="of:=[$EN.B8]" office:value-type="float" office:value="20960.5984320645" calcext:value-type="float">
            <text:p>20960.5984320645</text:p>
          </table:table-cell>
          <table:table-cell table:formula="of:=[$from_i_EN.B26]" office:value-type="float" office:value="19142.052000844" calcext:value-type="float">
            <text:p>19142.052000844</text:p>
          </table:table-cell>
          <table:table-cell table:formula="of:=[.D27]/[.C27]" office:value-type="percentage" office:value="0.913239765691108" calcext:value-type="percentage">
            <text:p>91.3%</text:p>
          </table:table-cell>
          <table:table-cell table:formula="of:=[.D25]" office:value-type="float" office:value="20043.1861459691" calcext:value-type="float">
            <text:p>20043.1861459691</text:p>
          </table:table-cell>
          <table:table-cell table:formula="of:=[.F27]/[.C27]" office:value-type="percentage" office:value="0.956231579500517" calcext:value-type="percentage">
            <text:p>95.62%</text:p>
          </table:table-cell>
        </table:table-row>
        <table:table-row table:style-name="ro1">
          <table:table-cell table:formula="of:=VALUE([$EN.A9])" office:value-type="date" office:date-value="2020-07-08" calcext:value-type="date">
            <text:p>08/07/20</text:p>
          </table:table-cell>
          <table:table-cell table:formula="of:=VALUE([$from_i_EN.A27])" office:value-type="date" office:date-value="2020-07-06" calcext:value-type="date">
            <text:p>06/07/20</text:p>
          </table:table-cell>
          <table:table-cell table:formula="of:=[$EN.B9]" office:value-type="float" office:value="20699.5041675688" calcext:value-type="float">
            <text:p>20699.5041675688</text:p>
          </table:table-cell>
          <table:table-cell table:formula="of:=[$from_i_EN.B27]" office:value-type="float" office:value="18959.3599757465" calcext:value-type="float">
            <text:p>18959.3599757465</text:p>
          </table:table-cell>
          <table:table-cell table:formula="of:=[.D28]/[.C28]" office:value-type="percentage" office:value="0.915933049519675" calcext:value-type="percentage">
            <text:p>91.6%</text:p>
          </table:table-cell>
          <table:table-cell table:formula="of:=[.D26]" office:value-type="float" office:value="19581.8400117403" calcext:value-type="float">
            <text:p>19581.8400117403</text:p>
          </table:table-cell>
          <table:table-cell table:formula="of:=[.F28]/[.C28]" office:value-type="percentage" office:value="0.946005269170669" calcext:value-type="percentage">
            <text:p>94.60%</text:p>
          </table:table-cell>
        </table:table-row>
        <table:table-row table:style-name="ro1">
          <table:table-cell table:formula="of:=VALUE([$EN.A10])" office:value-type="date" office:date-value="2020-07-09" calcext:value-type="date">
            <text:p>09/07/20</text:p>
          </table:table-cell>
          <table:table-cell table:formula="of:=VALUE([$from_i_EN.A28])" office:value-type="date" office:date-value="2020-07-07" calcext:value-type="date">
            <text:p>07/07/20</text:p>
          </table:table-cell>
          <table:table-cell table:formula="of:=[$EN.B10]" office:value-type="float" office:value="20792.2865088132" calcext:value-type="float">
            <text:p>20792.2865088132</text:p>
          </table:table-cell>
          <table:table-cell table:formula="of:=[$from_i_EN.B28]" office:value-type="float" office:value="19042.1736936523" calcext:value-type="float">
            <text:p>19042.1736936523</text:p>
          </table:table-cell>
          <table:table-cell table:formula="of:=[.D29]/[.C29]" office:value-type="percentage" office:value="0.915828746664342" calcext:value-type="percentage">
            <text:p>91.6%</text:p>
          </table:table-cell>
          <table:table-cell table:formula="of:=[.D27]" office:value-type="float" office:value="19142.052000844" calcext:value-type="float">
            <text:p>19142.052000844</text:p>
          </table:table-cell>
          <table:table-cell table:formula="of:=[.F29]/[.C29]" office:value-type="percentage" office:value="0.920632369736262" calcext:value-type="percentage">
            <text:p>92.06%</text:p>
          </table:table-cell>
        </table:table-row>
        <table:table-row table:style-name="ro1">
          <table:table-cell table:formula="of:=VALUE([$EN.A11])" office:value-type="date" office:date-value="2020-07-10" calcext:value-type="date">
            <text:p>10/07/20</text:p>
          </table:table-cell>
          <table:table-cell table:formula="of:=VALUE([$from_i_EN.A29])" office:value-type="date" office:date-value="2020-07-08" calcext:value-type="date">
            <text:p>08/07/20</text:p>
          </table:table-cell>
          <table:table-cell table:formula="of:=[$EN.B11]" office:value-type="float" office:value="20959.5552807842" calcext:value-type="float">
            <text:p>20959.5552807842</text:p>
          </table:table-cell>
          <table:table-cell table:formula="of:=[$from_i_EN.B29]" office:value-type="float" office:value="19241.3402756979" calcext:value-type="float">
            <text:p>19241.3402756979</text:p>
          </table:table-cell>
          <table:table-cell table:formula="of:=[.D30]/[.C30]" office:value-type="percentage" office:value="0.918022353906451" calcext:value-type="percentage">
            <text:p>91.8%</text:p>
          </table:table-cell>
          <table:table-cell table:formula="of:=[.D28]" office:value-type="float" office:value="18959.3599757465" calcext:value-type="float">
            <text:p>18959.3599757465</text:p>
          </table:table-cell>
          <table:table-cell table:formula="of:=[.F30]/[.C30]" office:value-type="percentage" office:value="0.904568809870146" calcext:value-type="percentage">
            <text:p>90.46%</text:p>
          </table:table-cell>
        </table:table-row>
        <table:table-row table:style-name="ro1">
          <table:table-cell table:formula="of:=VALUE([$EN.A12])" office:value-type="date" office:date-value="2020-07-11" calcext:value-type="date">
            <text:p>11/07/20</text:p>
          </table:table-cell>
          <table:table-cell table:formula="of:=VALUE([$from_i_EN.A30])" office:value-type="date" office:date-value="2020-07-09" calcext:value-type="date">
            <text:p>09/07/20</text:p>
          </table:table-cell>
          <table:table-cell table:formula="of:=[$EN.B12]" office:value-type="float" office:value="21079.5059081281" calcext:value-type="float">
            <text:p>21079.5059081281</text:p>
          </table:table-cell>
          <table:table-cell table:formula="of:=[$from_i_EN.B30]" office:value-type="float" office:value="19405.2327917919" calcext:value-type="float">
            <text:p>19405.2327917919</text:p>
          </table:table-cell>
          <table:table-cell table:formula="of:=[.D31]/[.C31]" office:value-type="percentage" office:value="0.920573417439988" calcext:value-type="percentage">
            <text:p>92.1%</text:p>
          </table:table-cell>
          <table:table-cell table:formula="of:=[.D29]" office:value-type="float" office:value="19042.1736936523" calcext:value-type="float">
            <text:p>19042.1736936523</text:p>
          </table:table-cell>
          <table:table-cell table:formula="of:=[.F31]/[.C31]" office:value-type="percentage" office:value="0.903350096375351" calcext:value-type="percentage">
            <text:p>90.34%</text:p>
          </table:table-cell>
        </table:table-row>
        <table:table-row table:style-name="ro1">
          <table:table-cell table:formula="of:=VALUE([$EN.A13])" office:value-type="date" office:date-value="2020-07-12" calcext:value-type="date">
            <text:p>12/07/20</text:p>
          </table:table-cell>
          <table:table-cell table:formula="of:=VALUE([$from_i_EN.A31])" office:value-type="date" office:date-value="2020-07-10" calcext:value-type="date">
            <text:p>10/07/20</text:p>
          </table:table-cell>
          <table:table-cell table:formula="of:=[$EN.B13]" office:value-type="float" office:value="21288.1253392425" calcext:value-type="float">
            <text:p>21288.1253392425</text:p>
          </table:table-cell>
          <table:table-cell table:formula="of:=[$from_i_EN.B31]" office:value-type="float" office:value="19663.1658835361" calcext:value-type="float">
            <text:p>19663.1658835361</text:p>
          </table:table-cell>
          <table:table-cell table:formula="of:=[.D32]/[.C32]" office:value-type="percentage" office:value="0.923668269055568" calcext:value-type="percentage">
            <text:p>92.4%</text:p>
          </table:table-cell>
          <table:table-cell table:formula="of:=[.D30]" office:value-type="float" office:value="19241.3402756979" calcext:value-type="float">
            <text:p>19241.3402756979</text:p>
          </table:table-cell>
          <table:table-cell table:formula="of:=[.F32]/[.C32]" office:value-type="percentage" office:value="0.903853203091981" calcext:value-type="percentage">
            <text:p>90.39%</text:p>
          </table:table-cell>
        </table:table-row>
        <table:table-row table:style-name="ro1">
          <table:table-cell table:formula="of:=VALUE([$EN.A14])" office:value-type="date" office:date-value="2020-07-13" calcext:value-type="date">
            <text:p>13/07/20</text:p>
          </table:table-cell>
          <table:table-cell table:formula="of:=VALUE([$from_i_EN.A32])" office:value-type="date" office:date-value="2020-07-11" calcext:value-type="date">
            <text:p>11/07/20</text:p>
          </table:table-cell>
          <table:table-cell table:formula="of:=[$EN.B14]" office:value-type="float" office:value="21626.2568225264" calcext:value-type="float">
            <text:p>21626.2568225264</text:p>
          </table:table-cell>
          <table:table-cell table:formula="of:=[$from_i_EN.B32]" office:value-type="float" office:value="19995.0313540493" calcext:value-type="float">
            <text:p>19995.0313540493</text:p>
          </table:table-cell>
          <table:table-cell table:formula="of:=[.D33]/[.C33]" office:value-type="percentage" office:value="0.924571992191548" calcext:value-type="percentage">
            <text:p>92.5%</text:p>
          </table:table-cell>
          <table:table-cell table:formula="of:=[.D31]" office:value-type="float" office:value="19405.2327917919" calcext:value-type="float">
            <text:p>19405.2327917919</text:p>
          </table:table-cell>
          <table:table-cell table:formula="of:=[.F33]/[.C33]" office:value-type="percentage" office:value="0.897299655277328" calcext:value-type="percentage">
            <text:p>89.73%</text:p>
          </table:table-cell>
        </table:table-row>
        <table:table-row table:style-name="ro1">
          <table:table-cell table:formula="of:=VALUE([$EN.A15])" office:value-type="date" office:date-value="2020-07-14" calcext:value-type="date">
            <text:p>14/07/20</text:p>
          </table:table-cell>
          <table:table-cell table:formula="of:=VALUE([$from_i_EN.A33])" office:value-type="date" office:date-value="2020-07-12" calcext:value-type="date">
            <text:p>12/07/20</text:p>
          </table:table-cell>
          <table:table-cell table:formula="of:=[$EN.B15]" office:value-type="float" office:value="22127.8925355962" calcext:value-type="float">
            <text:p>22127.8925355962</text:p>
          </table:table-cell>
          <table:table-cell table:formula="of:=[$from_i_EN.B33]" office:value-type="float" office:value="20471.8886731308" calcext:value-type="float">
            <text:p>20471.8886731308</text:p>
          </table:table-cell>
          <table:table-cell table:formula="of:=[.D34]/[.C34]" office:value-type="percentage" office:value="0.925162151804495" calcext:value-type="percentage">
            <text:p>92.5%</text:p>
          </table:table-cell>
          <table:table-cell table:formula="of:=[.D32]" office:value-type="float" office:value="19663.1658835361" calcext:value-type="float">
            <text:p>19663.1658835361</text:p>
          </table:table-cell>
          <table:table-cell table:formula="of:=[.F34]/[.C34]" office:value-type="percentage" office:value="0.888614487435024" calcext:value-type="percentage">
            <text:p>88.86%</text:p>
          </table:table-cell>
        </table:table-row>
        <table:table-row table:style-name="ro1">
          <table:table-cell table:formula="of:=VALUE([$EN.A16])" office:value-type="date" office:date-value="2020-07-15" calcext:value-type="date">
            <text:p>15/07/20</text:p>
          </table:table-cell>
          <table:table-cell table:formula="of:=VALUE([$from_i_EN.A34])" office:value-type="date" office:date-value="2020-07-13" calcext:value-type="date">
            <text:p>13/07/20</text:p>
          </table:table-cell>
          <table:table-cell table:formula="of:=[$EN.B16]" office:value-type="float" office:value="22618.9943031625" calcext:value-type="float">
            <text:p>22618.9943031625</text:p>
          </table:table-cell>
          <table:table-cell table:formula="of:=[$from_i_EN.B34]" office:value-type="float" office:value="20909.9909022171" calcext:value-type="float">
            <text:p>20909.9909022171</text:p>
          </table:table-cell>
          <table:table-cell table:formula="of:=[.D35]/[.C35]" office:value-type="percentage" office:value="0.92444388207364" calcext:value-type="percentage">
            <text:p>92.4%</text:p>
          </table:table-cell>
          <table:table-cell table:formula="of:=[.D33]" office:value-type="float" office:value="19995.0313540493" calcext:value-type="float">
            <text:p>19995.0313540493</text:p>
          </table:table-cell>
          <table:table-cell table:formula="of:=[.F35]/[.C35]" office:value-type="percentage" office:value="0.883992943543634" calcext:value-type="percentage">
            <text:p>88.40%</text:p>
          </table:table-cell>
        </table:table-row>
        <table:table-row table:style-name="ro1">
          <table:table-cell table:formula="of:=VALUE([$EN.A17])" office:value-type="date" office:date-value="2020-07-16" calcext:value-type="date">
            <text:p>16/07/20</text:p>
          </table:table-cell>
          <table:table-cell table:formula="of:=VALUE([$from_i_EN.A35])" office:value-type="date" office:date-value="2020-07-14" calcext:value-type="date">
            <text:p>14/07/20</text:p>
          </table:table-cell>
          <table:table-cell table:formula="of:=[$EN.B17]" office:value-type="float" office:value="23064.1840934922" calcext:value-type="float">
            <text:p>23064.1840934922</text:p>
          </table:table-cell>
          <table:table-cell table:formula="of:=[$from_i_EN.B35]" office:value-type="float" office:value="21320.1514253079" calcext:value-type="float">
            <text:p>21320.1514253079</text:p>
          </table:table-cell>
          <table:table-cell table:formula="of:=[.D36]/[.C36]" office:value-type="percentage" office:value="0.92438350903224" calcext:value-type="percentage">
            <text:p>92.4%</text:p>
          </table:table-cell>
          <table:table-cell table:formula="of:=[.D34]" office:value-type="float" office:value="20471.8886731308" calcext:value-type="float">
            <text:p>20471.8886731308</text:p>
          </table:table-cell>
          <table:table-cell table:formula="of:=[.F36]/[.C36]" office:value-type="percentage" office:value="0.887605153954141" calcext:value-type="percentage">
            <text:p>88.76%</text:p>
          </table:table-cell>
        </table:table-row>
        <table:table-row table:style-name="ro1">
          <table:table-cell table:formula="of:=VALUE([$EN.A18])" office:value-type="date" office:date-value="2020-07-17" calcext:value-type="date">
            <text:p>17/07/20</text:p>
          </table:table-cell>
          <table:table-cell table:formula="of:=VALUE([$from_i_EN.A36])" office:value-type="date" office:date-value="2020-07-15" calcext:value-type="date">
            <text:p>15/07/20</text:p>
          </table:table-cell>
          <table:table-cell table:formula="of:=[$EN.B18]" office:value-type="float" office:value="23498.1448343382" calcext:value-type="float">
            <text:p>23498.1448343382</text:p>
          </table:table-cell>
          <table:table-cell table:formula="of:=[$from_i_EN.B36]" office:value-type="float" office:value="21745.4753175024" calcext:value-type="float">
            <text:p>21745.4753175024</text:p>
          </table:table-cell>
          <table:table-cell table:formula="of:=[.D37]/[.C37]" office:value-type="percentage" office:value="0.925412430249617" calcext:value-type="percentage">
            <text:p>92.5%</text:p>
          </table:table-cell>
          <table:table-cell table:formula="of:=[.D35]" office:value-type="float" office:value="20909.9909022171" calcext:value-type="float">
            <text:p>20909.9909022171</text:p>
          </table:table-cell>
          <table:table-cell table:formula="of:=[.F37]/[.C37]" office:value-type="percentage" office:value="0.889857095086971" calcext:value-type="percentage">
            <text:p>88.99%</text:p>
          </table:table-cell>
        </table:table-row>
        <table:table-row table:style-name="ro1">
          <table:table-cell table:formula="of:=VALUE([$EN.A19])" office:value-type="date" office:date-value="2020-07-18" calcext:value-type="date">
            <text:p>18/07/20</text:p>
          </table:table-cell>
          <table:table-cell table:formula="of:=VALUE([$from_i_EN.A37])" office:value-type="date" office:date-value="2020-07-16" calcext:value-type="date">
            <text:p>16/07/20</text:p>
          </table:table-cell>
          <table:table-cell table:formula="of:=[$EN.B19]" office:value-type="float" office:value="23702.8589768973" calcext:value-type="float">
            <text:p>23702.8589768973</text:p>
          </table:table-cell>
          <table:table-cell table:formula="of:=[$from_i_EN.B37]" office:value-type="float" office:value="21934.1052513496" calcext:value-type="float">
            <text:p>21934.1052513496</text:p>
          </table:table-cell>
          <table:table-cell table:formula="of:=[.D38]/[.C38]" office:value-type="percentage" office:value="0.925378042907327" calcext:value-type="percentage">
            <text:p>92.5%</text:p>
          </table:table-cell>
          <table:table-cell table:formula="of:=[.D36]" office:value-type="float" office:value="21320.1514253079" calcext:value-type="float">
            <text:p>21320.1514253079</text:p>
          </table:table-cell>
          <table:table-cell table:formula="of:=[.F38]/[.C38]" office:value-type="percentage" office:value="0.899475942800327" calcext:value-type="percentage">
            <text:p>89.95%</text:p>
          </table:table-cell>
        </table:table-row>
        <table:table-row table:style-name="ro1">
          <table:table-cell table:formula="of:=VALUE([$EN.A20])" office:value-type="date" office:date-value="2020-07-19" calcext:value-type="date">
            <text:p>19/07/20</text:p>
          </table:table-cell>
          <table:table-cell table:formula="of:=VALUE([$from_i_EN.A38])" office:value-type="date" office:date-value="2020-07-17" calcext:value-type="date">
            <text:p>17/07/20</text:p>
          </table:table-cell>
          <table:table-cell table:formula="of:=[$EN.B20]" office:value-type="float" office:value="24117.0858171023" calcext:value-type="float">
            <text:p>24117.0858171023</text:p>
          </table:table-cell>
          <table:table-cell table:formula="of:=[$from_i_EN.B38]" office:value-type="float" office:value="22266.5852622781" calcext:value-type="float">
            <text:p>22266.5852622781</text:p>
          </table:table-cell>
          <table:table-cell table:formula="of:=[.D39]/[.C39]" office:value-type="percentage" office:value="0.923270142634234" calcext:value-type="percentage">
            <text:p>92.3%</text:p>
          </table:table-cell>
          <table:table-cell table:formula="of:=[.D37]" office:value-type="float" office:value="21745.4753175024" calcext:value-type="float">
            <text:p>21745.4753175024</text:p>
          </table:table-cell>
          <table:table-cell table:formula="of:=[.F39]/[.C39]" office:value-type="percentage" office:value="0.901662642095916" calcext:value-type="percentage">
            <text:p>90.17%</text:p>
          </table:table-cell>
        </table:table-row>
        <table:table-row table:style-name="ro1">
          <table:table-cell table:formula="of:=VALUE([$EN.A21])" office:value-type="date" office:date-value="2020-07-20" calcext:value-type="date">
            <text:p>20/07/20</text:p>
          </table:table-cell>
          <table:table-cell table:formula="of:=VALUE([$from_i_EN.A39])" office:value-type="date" office:date-value="2020-07-18" calcext:value-type="date">
            <text:p>18/07/20</text:p>
          </table:table-cell>
          <table:table-cell table:formula="of:=[$EN.B21]" office:value-type="float" office:value="24446.6665955949" calcext:value-type="float">
            <text:p>24446.6665955949</text:p>
          </table:table-cell>
          <table:table-cell table:formula="of:=[$from_i_EN.B39]" office:value-type="float" office:value="22536.3350107998" calcext:value-type="float">
            <text:p>22536.3350107998</text:p>
          </table:table-cell>
          <table:table-cell table:formula="of:=[.D40]/[.C40]" office:value-type="percentage" office:value="0.921857175197075" calcext:value-type="percentage">
            <text:p>92.2%</text:p>
          </table:table-cell>
          <table:table-cell table:formula="of:=[.D38]" office:value-type="float" office:value="21934.1052513496" calcext:value-type="float">
            <text:p>21934.1052513496</text:p>
          </table:table-cell>
          <table:table-cell table:formula="of:=[.F40]/[.C40]" office:value-type="percentage" office:value="0.897222742641811" calcext:value-type="percentage">
            <text:p>89.72%</text:p>
          </table:table-cell>
        </table:table-row>
        <table:table-row table:style-name="ro1">
          <table:table-cell table:formula="of:=VALUE([$EN.A22])" office:value-type="date" office:date-value="2020-07-21" calcext:value-type="date">
            <text:p>21/07/20</text:p>
          </table:table-cell>
          <table:table-cell table:formula="of:=VALUE([$from_i_EN.A40])" office:value-type="date" office:date-value="2020-07-19" calcext:value-type="date">
            <text:p>19/07/20</text:p>
          </table:table-cell>
          <table:table-cell table:formula="of:=[$EN.B22]" office:value-type="float" office:value="24713.6373350248" calcext:value-type="float">
            <text:p>24713.6373350248</text:p>
          </table:table-cell>
          <table:table-cell table:formula="of:=[$from_i_EN.B40]" office:value-type="float" office:value="22778.7787700951" calcext:value-type="float">
            <text:p>22778.7787700951</text:p>
          </table:table-cell>
          <table:table-cell table:formula="of:=[.D41]/[.C41]" office:value-type="percentage" office:value="0.921708871150765" calcext:value-type="percentage">
            <text:p>92.2%</text:p>
          </table:table-cell>
          <table:table-cell table:formula="of:=[.D39]" office:value-type="float" office:value="22266.5852622781" calcext:value-type="float">
            <text:p>22266.5852622781</text:p>
          </table:table-cell>
          <table:table-cell table:formula="of:=[.F41]/[.C41]" office:value-type="percentage" office:value="0.900983734624985" calcext:value-type="percentage">
            <text:p>90.10%</text:p>
          </table:table-cell>
        </table:table-row>
        <table:table-row table:style-name="ro1">
          <table:table-cell table:formula="of:=VALUE([$EN.A23])" office:value-type="date" office:date-value="2020-07-22" calcext:value-type="date">
            <text:p>22/07/20</text:p>
          </table:table-cell>
          <table:table-cell table:formula="of:=VALUE([$from_i_EN.A41])" office:value-type="date" office:date-value="2020-07-20" calcext:value-type="date">
            <text:p>20/07/20</text:p>
          </table:table-cell>
          <table:table-cell table:formula="of:=[$EN.B23]" office:value-type="float" office:value="25167.3291283757" calcext:value-type="float">
            <text:p>25167.3291283757</text:p>
          </table:table-cell>
          <table:table-cell table:formula="of:=[$from_i_EN.B41]" office:value-type="float" office:value="23202.3612642393" calcext:value-type="float">
            <text:p>23202.3612642393</text:p>
          </table:table-cell>
          <table:table-cell table:formula="of:=[.D42]/[.C42]" office:value-type="percentage" office:value="0.92192386191982" calcext:value-type="percentage">
            <text:p>92.2%</text:p>
          </table:table-cell>
          <table:table-cell table:formula="of:=[.D40]" office:value-type="float" office:value="22536.3350107998" calcext:value-type="float">
            <text:p>22536.3350107998</text:p>
          </table:table-cell>
          <table:table-cell table:formula="of:=[.F42]/[.C42]" office:value-type="percentage" office:value="0.89545993918721" calcext:value-type="percentage">
            <text:p>89.55%</text:p>
          </table:table-cell>
        </table:table-row>
        <table:table-row table:style-name="ro1">
          <table:table-cell table:formula="of:=VALUE([$EN.A24])" office:value-type="date" office:date-value="2020-07-23" calcext:value-type="date">
            <text:p>23/07/20</text:p>
          </table:table-cell>
          <table:table-cell table:formula="of:=VALUE([$from_i_EN.A42])" office:value-type="date" office:date-value="2020-07-21" calcext:value-type="date">
            <text:p>21/07/20</text:p>
          </table:table-cell>
          <table:table-cell table:formula="of:=[$EN.B24]" office:value-type="float" office:value="25453.9357124597" calcext:value-type="float">
            <text:p>25453.9357124597</text:p>
          </table:table-cell>
          <table:table-cell table:formula="of:=[$from_i_EN.B42]" office:value-type="float" office:value="23459.128407417" calcext:value-type="float">
            <text:p>23459.128407417</text:p>
          </table:table-cell>
          <table:table-cell table:formula="of:=[.D43]/[.C43]" office:value-type="percentage" office:value="0.921630692888635" calcext:value-type="percentage">
            <text:p>92.2%</text:p>
          </table:table-cell>
          <table:table-cell table:formula="of:=[.D41]" office:value-type="float" office:value="22778.7787700951" calcext:value-type="float">
            <text:p>22778.7787700951</text:p>
          </table:table-cell>
          <table:table-cell table:formula="of:=[.F43]/[.C43]" office:value-type="percentage" office:value="0.894902031159955" calcext:value-type="percentage">
            <text:p>89.49%</text:p>
          </table:table-cell>
        </table:table-row>
        <table:table-row table:style-name="ro1">
          <table:table-cell table:formula="of:=VALUE([$EN.A25])" office:value-type="date" office:date-value="2020-07-24" calcext:value-type="date">
            <text:p>24/07/20</text:p>
          </table:table-cell>
          <table:table-cell table:formula="of:=VALUE([$from_i_EN.A43])" office:value-type="date" office:date-value="2020-07-22" calcext:value-type="date">
            <text:p>22/07/20</text:p>
          </table:table-cell>
          <table:table-cell table:formula="of:=[$EN.B25]" office:value-type="float" office:value="25632.7225327526" calcext:value-type="float">
            <text:p>25632.7225327526</text:p>
          </table:table-cell>
          <table:table-cell table:formula="of:=[$from_i_EN.B43]" office:value-type="float" office:value="23644.8275107721" calcext:value-type="float">
            <text:p>23644.8275107721</text:p>
          </table:table-cell>
          <table:table-cell table:formula="of:=[.D44]/[.C44]" office:value-type="percentage" office:value="0.922446980829272" calcext:value-type="percentage">
            <text:p>92.2%</text:p>
          </table:table-cell>
          <table:table-cell table:formula="of:=[.D42]" office:value-type="float" office:value="23202.3612642393" calcext:value-type="float">
            <text:p>23202.3612642393</text:p>
          </table:table-cell>
          <table:table-cell table:formula="of:=[.F44]/[.C44]" office:value-type="percentage" office:value="0.905185207485944" calcext:value-type="percentage">
            <text:p>90.52%</text:p>
          </table:table-cell>
        </table:table-row>
        <table:table-row table:style-name="ro1">
          <table:table-cell table:formula="of:=VALUE([$EN.A26])" office:value-type="date" office:date-value="2020-07-25" calcext:value-type="date">
            <text:p>25/07/20</text:p>
          </table:table-cell>
          <table:table-cell table:formula="of:=VALUE([$from_i_EN.A44])" office:value-type="date" office:date-value="2020-07-23" calcext:value-type="date">
            <text:p>23/07/20</text:p>
          </table:table-cell>
          <table:table-cell table:formula="of:=[$EN.B26]" office:value-type="float" office:value="25742.9880493999" calcext:value-type="float">
            <text:p>25742.9880493999</text:p>
          </table:table-cell>
          <table:table-cell table:formula="of:=[$from_i_EN.B44]" office:value-type="float" office:value="23792.4441719551" calcext:value-type="float">
            <text:p>23792.4441719551</text:p>
          </table:table-cell>
          <table:table-cell table:formula="of:=[.D45]/[.C45]" office:value-type="percentage" office:value="0.924230090395809" calcext:value-type="percentage">
            <text:p>92.4%</text:p>
          </table:table-cell>
          <table:table-cell table:formula="of:=[.D43]" office:value-type="float" office:value="23459.128407417" calcext:value-type="float">
            <text:p>23459.128407417</text:p>
          </table:table-cell>
          <table:table-cell table:formula="of:=[.F45]/[.C45]" office:value-type="percentage" office:value="0.911282263053525" calcext:value-type="percentage">
            <text:p>91.13%</text:p>
          </table:table-cell>
        </table:table-row>
        <table:table-row table:style-name="ro1">
          <table:table-cell table:formula="of:=VALUE([$EN.A27])" office:value-type="date" office:date-value="2020-07-26" calcext:value-type="date">
            <text:p>26/07/20</text:p>
          </table:table-cell>
          <table:table-cell table:formula="of:=VALUE([$from_i_EN.A45])" office:value-type="date" office:date-value="2020-07-24" calcext:value-type="date">
            <text:p>24/07/20</text:p>
          </table:table-cell>
          <table:table-cell table:formula="of:=[$EN.B27]" office:value-type="float" office:value="25966.0264245104" calcext:value-type="float">
            <text:p>25966.0264245104</text:p>
          </table:table-cell>
          <table:table-cell table:formula="of:=[$from_i_EN.B45]" office:value-type="float" office:value="24086.273836642" calcext:value-type="float">
            <text:p>24086.273836642</text:p>
          </table:table-cell>
          <table:table-cell table:formula="of:=[.D46]/[.C46]" office:value-type="percentage" office:value="0.927607229649354" calcext:value-type="percentage">
            <text:p>92.8%</text:p>
          </table:table-cell>
          <table:table-cell table:formula="of:=[.D44]" office:value-type="float" office:value="23644.8275107721" calcext:value-type="float">
            <text:p>23644.8275107721</text:p>
          </table:table-cell>
          <table:table-cell table:formula="of:=[.F46]/[.C46]" office:value-type="percentage" office:value="0.910606310115004" calcext:value-type="percentage">
            <text:p>91.06%</text:p>
          </table:table-cell>
        </table:table-row>
        <table:table-row table:style-name="ro1">
          <table:table-cell table:formula="of:=VALUE([$EN.A28])" office:value-type="date" office:date-value="2020-07-27" calcext:value-type="date">
            <text:p>27/07/20</text:p>
          </table:table-cell>
          <table:table-cell table:formula="of:=VALUE([$from_i_EN.A46])" office:value-type="date" office:date-value="2020-07-25" calcext:value-type="date">
            <text:p>25/07/20</text:p>
          </table:table-cell>
          <table:table-cell table:formula="of:=[$EN.B28]" office:value-type="float" office:value="26072.0180115971" calcext:value-type="float">
            <text:p>26072.0180115971</text:p>
          </table:table-cell>
          <table:table-cell table:formula="of:=[$from_i_EN.B46]" office:value-type="float" office:value="24274.1018741196" calcext:value-type="float">
            <text:p>24274.1018741196</text:p>
          </table:table-cell>
          <table:table-cell table:formula="of:=[.D47]/[.C47]" office:value-type="percentage" office:value="0.931040392167658" calcext:value-type="percentage">
            <text:p>93.1%</text:p>
          </table:table-cell>
          <table:table-cell table:formula="of:=[.D45]" office:value-type="float" office:value="23792.4441719551" calcext:value-type="float">
            <text:p>23792.4441719551</text:p>
          </table:table-cell>
          <table:table-cell table:formula="of:=[.F47]/[.C47]" office:value-type="percentage" office:value="0.912566267842097" calcext:value-type="percentage">
            <text:p>91.26%</text:p>
          </table:table-cell>
        </table:table-row>
        <table:table-row table:style-name="ro1">
          <table:table-cell table:formula="of:=VALUE([$EN.A29])" office:value-type="date" office:date-value="2020-07-28" calcext:value-type="date">
            <text:p>28/07/20</text:p>
          </table:table-cell>
          <table:table-cell table:formula="of:=VALUE([$from_i_EN.A47])" office:value-type="date" office:date-value="2020-07-26" calcext:value-type="date">
            <text:p>26/07/20</text:p>
          </table:table-cell>
          <table:table-cell table:formula="of:=[$EN.B29]" office:value-type="float" office:value="26102.0571944804" calcext:value-type="float">
            <text:p>26102.0571944804</text:p>
          </table:table-cell>
          <table:table-cell table:formula="of:=[$from_i_EN.B47]" office:value-type="float" office:value="24363.4029299854" calcext:value-type="float">
            <text:p>24363.4029299854</text:p>
          </table:table-cell>
          <table:table-cell table:formula="of:=[.D48]/[.C48]" office:value-type="percentage" office:value="0.933390144250291" calcext:value-type="percentage">
            <text:p>93.3%</text:p>
          </table:table-cell>
          <table:table-cell table:formula="of:=[.D46]" office:value-type="float" office:value="24086.273836642" calcext:value-type="float">
            <text:p>24086.273836642</text:p>
          </table:table-cell>
          <table:table-cell table:formula="of:=[.F48]/[.C48]" office:value-type="percentage" office:value="0.922773008164864" calcext:value-type="percentage">
            <text:p>92.28%</text:p>
          </table:table-cell>
        </table:table-row>
        <table:table-row table:style-name="ro1">
          <table:table-cell table:formula="of:=VALUE([$EN.A30])" office:value-type="date" office:date-value="2020-07-29" calcext:value-type="date">
            <text:p>29/07/20</text:p>
          </table:table-cell>
          <table:table-cell table:formula="of:=VALUE([$from_i_EN.A48])" office:value-type="date" office:date-value="2020-07-27" calcext:value-type="date">
            <text:p>27/07/20</text:p>
          </table:table-cell>
          <table:table-cell table:formula="of:=[$EN.B30]" office:value-type="float" office:value="25866.6596159769" calcext:value-type="float">
            <text:p>25866.6596159769</text:p>
          </table:table-cell>
          <table:table-cell table:formula="of:=[$from_i_EN.B48]" office:value-type="float" office:value="24158.4198884342" calcext:value-type="float">
            <text:p>24158.4198884342</text:p>
          </table:table-cell>
          <table:table-cell table:formula="of:=[.D49]/[.C49]" office:value-type="percentage" office:value="0.933959786346453" calcext:value-type="percentage">
            <text:p>93.4%</text:p>
          </table:table-cell>
          <table:table-cell table:formula="of:=[.D47]" office:value-type="float" office:value="24274.1018741196" calcext:value-type="float">
            <text:p>24274.1018741196</text:p>
          </table:table-cell>
          <table:table-cell table:formula="of:=[.F49]/[.C49]" office:value-type="percentage" office:value="0.93843202928013" calcext:value-type="percentage">
            <text:p>93.84%</text:p>
          </table:table-cell>
        </table:table-row>
        <table:table-row table:style-name="ro1">
          <table:table-cell table:formula="of:=VALUE([$EN.A31])" office:value-type="date" office:date-value="2020-07-30" calcext:value-type="date">
            <text:p>30/07/20</text:p>
          </table:table-cell>
          <table:table-cell table:formula="of:=VALUE([$from_i_EN.A49])" office:value-type="date" office:date-value="2020-07-28" calcext:value-type="date">
            <text:p>28/07/20</text:p>
          </table:table-cell>
          <table:table-cell table:formula="of:=[$EN.B31]" office:value-type="float" office:value="25681.0019427879" calcext:value-type="float">
            <text:p>25681.0019427879</text:p>
          </table:table-cell>
          <table:table-cell table:formula="of:=[$from_i_EN.B49]" office:value-type="float" office:value="24068.4546407047" calcext:value-type="float">
            <text:p>24068.4546407047</text:p>
          </table:table-cell>
          <table:table-cell table:formula="of:=[.D50]/[.C50]" office:value-type="percentage" office:value="0.937208551844058" calcext:value-type="percentage">
            <text:p>93.7%</text:p>
          </table:table-cell>
          <table:table-cell table:formula="of:=[.D48]" office:value-type="float" office:value="24363.4029299854" calcext:value-type="float">
            <text:p>24363.4029299854</text:p>
          </table:table-cell>
          <table:table-cell table:formula="of:=[.F50]/[.C50]" office:value-type="percentage" office:value="0.948693629020478" calcext:value-type="percentage">
            <text:p>94.87%</text:p>
          </table:table-cell>
        </table:table-row>
        <table:table-row table:style-name="ro1">
          <table:table-cell table:formula="of:=VALUE([$EN.A32])" office:value-type="date" office:date-value="2020-07-31" calcext:value-type="date">
            <text:p>31/07/20</text:p>
          </table:table-cell>
          <table:table-cell table:formula="of:=VALUE([$from_i_EN.A50])" office:value-type="date" office:date-value="2020-07-29" calcext:value-type="date">
            <text:p>29/07/20</text:p>
          </table:table-cell>
          <table:table-cell table:formula="of:=[$EN.B32]" office:value-type="float" office:value="25658.8247892397" calcext:value-type="float">
            <text:p>25658.8247892397</text:p>
          </table:table-cell>
          <table:table-cell table:formula="of:=[$from_i_EN.B50]" office:value-type="float" office:value="24140.6689495157" calcext:value-type="float">
            <text:p>24140.6689495157</text:p>
          </table:table-cell>
          <table:table-cell table:formula="of:=[.D51]/[.C51]" office:value-type="percentage" office:value="0.940832994020807" calcext:value-type="percentage">
            <text:p>94.1%</text:p>
          </table:table-cell>
          <table:table-cell table:formula="of:=[.D49]" office:value-type="float" office:value="24158.4198884342" calcext:value-type="float">
            <text:p>24158.4198884342</text:p>
          </table:table-cell>
          <table:table-cell table:formula="of:=[.F51]/[.C51]" office:value-type="percentage" office:value="0.941524800409615" calcext:value-type="percentage">
            <text:p>94.15%</text:p>
          </table:table-cell>
        </table:table-row>
        <table:table-row table:style-name="ro1">
          <table:table-cell table:formula="of:=VALUE([$EN.A33])" office:value-type="date" office:date-value="2020-08-01" calcext:value-type="date">
            <text:p>01/08/20</text:p>
          </table:table-cell>
          <table:table-cell table:formula="of:=VALUE([$from_i_EN.A51])" office:value-type="date" office:date-value="2020-07-30" calcext:value-type="date">
            <text:p>30/07/20</text:p>
          </table:table-cell>
          <table:table-cell table:formula="of:=[$EN.B33]" office:value-type="float" office:value="25537.977305659" calcext:value-type="float">
            <text:p>25537.977305659</text:p>
          </table:table-cell>
          <table:table-cell table:formula="of:=[$from_i_EN.B51]" office:value-type="float" office:value="24092.7373344398" calcext:value-type="float">
            <text:p>24092.7373344398</text:p>
          </table:table-cell>
          <table:table-cell table:formula="of:=[.D52]/[.C52]" office:value-type="percentage" office:value="0.94340820520273" calcext:value-type="percentage">
            <text:p>94.3%</text:p>
          </table:table-cell>
          <table:table-cell table:formula="of:=[.D50]" office:value-type="float" office:value="24068.4546407047" calcext:value-type="float">
            <text:p>24068.4546407047</text:p>
          </table:table-cell>
          <table:table-cell table:formula="of:=[.F52]/[.C52]" office:value-type="percentage" office:value="0.942457358804659" calcext:value-type="percentage">
            <text:p>94.25%</text:p>
          </table:table-cell>
        </table:table-row>
        <table:table-row table:style-name="ro1">
          <table:table-cell table:formula="of:=VALUE([$EN.A34])" office:value-type="date" office:date-value="2020-08-02" calcext:value-type="date">
            <text:p>02/08/20</text:p>
          </table:table-cell>
          <table:table-cell table:formula="of:=VALUE([$from_i_EN.A52])" office:value-type="date" office:date-value="2020-07-31" calcext:value-type="date">
            <text:p>31/07/20</text:p>
          </table:table-cell>
          <table:table-cell table:formula="of:=[$EN.B34]" office:value-type="float" office:value="25202.0169225471" calcext:value-type="float">
            <text:p>25202.0169225471</text:p>
          </table:table-cell>
          <table:table-cell table:formula="of:=[$from_i_EN.B52]" office:value-type="float" office:value="23822.389998486" calcext:value-type="float">
            <text:p>23822.389998486</text:p>
          </table:table-cell>
          <table:table-cell table:formula="of:=[.D53]/[.C53]" office:value-type="percentage" office:value="0.945257281260421" calcext:value-type="percentage">
            <text:p>94.5%</text:p>
          </table:table-cell>
          <table:table-cell table:formula="of:=[.D51]" office:value-type="float" office:value="24140.6689495157" calcext:value-type="float">
            <text:p>24140.6689495157</text:p>
          </table:table-cell>
          <table:table-cell table:formula="of:=[.F53]/[.C53]" office:value-type="percentage" office:value="0.95788638757393" calcext:value-type="percentage">
            <text:p>95.79%</text:p>
          </table:table-cell>
        </table:table-row>
        <table:table-row table:style-name="ro1">
          <table:table-cell table:formula="of:=VALUE([$EN.A35])" office:value-type="date" office:date-value="2020-08-03" calcext:value-type="date">
            <text:p>03/08/20</text:p>
          </table:table-cell>
          <table:table-cell table:formula="of:=VALUE([$from_i_EN.A53])" office:value-type="date" office:date-value="2020-08-01" calcext:value-type="date">
            <text:p>01/08/20</text:p>
          </table:table-cell>
          <table:table-cell table:formula="of:=[$EN.B35]" office:value-type="float" office:value="24784.004775463" calcext:value-type="float">
            <text:p>24784.004775463</text:p>
          </table:table-cell>
          <table:table-cell table:formula="of:=[$from_i_EN.B53]" office:value-type="float" office:value="23484.6301408859" calcext:value-type="float">
            <text:p>23484.6301408859</text:p>
          </table:table-cell>
          <table:table-cell table:formula="of:=[.D54]/[.C54]" office:value-type="percentage" office:value="0.947572047118732" calcext:value-type="percentage">
            <text:p>94.8%</text:p>
          </table:table-cell>
          <table:table-cell table:formula="of:=[.D52]" office:value-type="float" office:value="24092.7373344398" calcext:value-type="float">
            <text:p>24092.7373344398</text:p>
          </table:table-cell>
          <table:table-cell table:formula="of:=[.F54]/[.C54]" office:value-type="percentage" office:value="0.972108323602827" calcext:value-type="percentage">
            <text:p>97.21%</text:p>
          </table:table-cell>
        </table:table-row>
        <table:table-row table:style-name="ro1">
          <table:table-cell table:formula="of:=VALUE([$EN.A36])" office:value-type="date" office:date-value="2020-08-04" calcext:value-type="date">
            <text:p>04/08/20</text:p>
          </table:table-cell>
          <table:table-cell table:formula="of:=VALUE([$from_i_EN.A54])" office:value-type="date" office:date-value="2020-08-02" calcext:value-type="date">
            <text:p>02/08/20</text:p>
          </table:table-cell>
          <table:table-cell table:formula="of:=[$EN.B36]" office:value-type="float" office:value="24260.6591403783" calcext:value-type="float">
            <text:p>24260.6591403783</text:p>
          </table:table-cell>
          <table:table-cell table:formula="of:=[$from_i_EN.B54]" office:value-type="float" office:value="23001.8070038944" calcext:value-type="float">
            <text:p>23001.8070038944</text:p>
          </table:table-cell>
          <table:table-cell table:formula="of:=[.D55]/[.C55]" office:value-type="percentage" office:value="0.948111379447695" calcext:value-type="percentage">
            <text:p>94.8%</text:p>
          </table:table-cell>
          <table:table-cell table:formula="of:=[.D53]" office:value-type="float" office:value="23822.389998486" calcext:value-type="float">
            <text:p>23822.389998486</text:p>
          </table:table-cell>
          <table:table-cell table:formula="of:=[.F55]/[.C55]" office:value-type="percentage" office:value="0.981934986211365" calcext:value-type="percentage">
            <text:p>98.19%</text:p>
          </table:table-cell>
        </table:table-row>
        <table:table-row table:style-name="ro1">
          <table:table-cell table:formula="of:=VALUE([$EN.A37])" office:value-type="date" office:date-value="2020-08-05" calcext:value-type="date">
            <text:p>05/08/20</text:p>
          </table:table-cell>
          <table:table-cell table:formula="of:=VALUE([$from_i_EN.A55])" office:value-type="date" office:date-value="2020-08-03" calcext:value-type="date">
            <text:p>03/08/20</text:p>
          </table:table-cell>
          <table:table-cell table:formula="of:=[$EN.B37]" office:value-type="float" office:value="23835.3444652537" calcext:value-type="float">
            <text:p>23835.3444652537</text:p>
          </table:table-cell>
          <table:table-cell table:formula="of:=[$from_i_EN.B55]" office:value-type="float" office:value="22541.4026252067" calcext:value-type="float">
            <text:p>22541.4026252067</text:p>
          </table:table-cell>
          <table:table-cell table:formula="of:=[.D56]/[.C56]" office:value-type="percentage" office:value="0.945713314865944" calcext:value-type="percentage">
            <text:p>94.6%</text:p>
          </table:table-cell>
          <table:table-cell table:formula="of:=[.D54]" office:value-type="float" office:value="23484.6301408859" calcext:value-type="float">
            <text:p>23484.6301408859</text:p>
          </table:table-cell>
          <table:table-cell table:formula="of:=[.F56]/[.C56]" office:value-type="percentage" office:value="0.985285955280443" calcext:value-type="percentage">
            <text:p>98.53%</text:p>
          </table:table-cell>
        </table:table-row>
        <table:table-row table:style-name="ro1">
          <table:table-cell table:formula="of:=VALUE([$EN.A38])" office:value-type="date" office:date-value="2020-08-06" calcext:value-type="date">
            <text:p>06/08/20</text:p>
          </table:table-cell>
          <table:table-cell table:formula="of:=VALUE([$from_i_EN.A56])" office:value-type="date" office:date-value="2020-08-04" calcext:value-type="date">
            <text:p>04/08/20</text:p>
          </table:table-cell>
          <table:table-cell table:formula="of:=[$EN.B38]" office:value-type="float" office:value="23391.9281295691" calcext:value-type="float">
            <text:p>23391.9281295691</text:p>
          </table:table-cell>
          <table:table-cell table:formula="of:=[$from_i_EN.B56]" office:value-type="float" office:value="22063.345158938" calcext:value-type="float">
            <text:p>22063.345158938</text:p>
          </table:table-cell>
          <table:table-cell table:formula="of:=[.D57]/[.C57]" office:value-type="percentage" office:value="0.943203357873194" calcext:value-type="percentage">
            <text:p>94.3%</text:p>
          </table:table-cell>
          <table:table-cell table:formula="of:=[.D55]" office:value-type="float" office:value="23001.8070038944" calcext:value-type="float">
            <text:p>23001.8070038944</text:p>
          </table:table-cell>
          <table:table-cell table:formula="of:=[.F57]/[.C57]" office:value-type="percentage" office:value="0.983322404056912" calcext:value-type="percentage">
            <text:p>98.33%</text:p>
          </table:table-cell>
        </table:table-row>
        <table:table-row table:style-name="ro1">
          <table:table-cell table:formula="of:=VALUE([$EN.A39])" office:value-type="date" office:date-value="2020-08-07" calcext:value-type="date">
            <text:p>07/08/20</text:p>
          </table:table-cell>
          <table:table-cell table:formula="of:=VALUE([$from_i_EN.A57])" office:value-type="date" office:date-value="2020-08-05" calcext:value-type="date">
            <text:p>05/08/20</text:p>
          </table:table-cell>
          <table:table-cell table:formula="of:=[$EN.B39]" office:value-type="float" office:value="22921.1994468611" calcext:value-type="float">
            <text:p>22921.1994468611</text:p>
          </table:table-cell>
          <table:table-cell table:formula="of:=[$from_i_EN.B57]" office:value-type="float" office:value="21577.3383325512" calcext:value-type="float">
            <text:p>21577.3383325512</text:p>
          </table:table-cell>
          <table:table-cell table:formula="of:=[.D58]/[.C58]" office:value-type="percentage" office:value="0.941370384328036" calcext:value-type="percentage">
            <text:p>94.1%</text:p>
          </table:table-cell>
          <table:table-cell table:formula="of:=[.D56]" office:value-type="float" office:value="22541.4026252067" calcext:value-type="float">
            <text:p>22541.4026252067</text:p>
          </table:table-cell>
          <table:table-cell table:formula="of:=[.F58]/[.C58]" office:value-type="percentage" office:value="0.983430325165361" calcext:value-type="percentage">
            <text:p>98.34%</text:p>
          </table:table-cell>
        </table:table-row>
        <table:table-row table:style-name="ro1">
          <table:table-cell table:formula="of:=VALUE([$EN.A40])" office:value-type="date" office:date-value="2020-08-08" calcext:value-type="date">
            <text:p>08/08/20</text:p>
          </table:table-cell>
          <table:table-cell table:formula="of:=VALUE([$from_i_EN.A58])" office:value-type="date" office:date-value="2020-08-06" calcext:value-type="date">
            <text:p>06/08/20</text:p>
          </table:table-cell>
          <table:table-cell table:formula="of:=[$EN.B40]" office:value-type="float" office:value="22394.1264391759" calcext:value-type="float">
            <text:p>22394.1264391759</text:p>
          </table:table-cell>
          <table:table-cell table:formula="of:=[$from_i_EN.B58]" office:value-type="float" office:value="21020.2604413744" calcext:value-type="float">
            <text:p>21020.2604413744</text:p>
          </table:table-cell>
          <table:table-cell table:formula="of:=[.D59]/[.C59]" office:value-type="percentage" office:value="0.938650609947523" calcext:value-type="percentage">
            <text:p>93.9%</text:p>
          </table:table-cell>
          <table:table-cell table:formula="of:=[.D57]" office:value-type="float" office:value="22063.345158938" calcext:value-type="float">
            <text:p>22063.345158938</text:p>
          </table:table-cell>
          <table:table-cell table:formula="of:=[.F59]/[.C59]" office:value-type="percentage" office:value="0.985229105447077" calcext:value-type="percentage">
            <text:p>98.52%</text:p>
          </table:table-cell>
        </table:table-row>
        <table:table-row table:style-name="ro1">
          <table:table-cell table:formula="of:=VALUE([$EN.A41])" office:value-type="date" office:date-value="2020-08-09" calcext:value-type="date">
            <text:p>09/08/20</text:p>
          </table:table-cell>
          <table:table-cell table:formula="of:=VALUE([$from_i_EN.A59])" office:value-type="date" office:date-value="2020-08-07" calcext:value-type="date">
            <text:p>07/08/20</text:p>
          </table:table-cell>
          <table:table-cell table:formula="of:=[$EN.B41]" office:value-type="float" office:value="21982.9864631731" calcext:value-type="float">
            <text:p>21982.9864631731</text:p>
          </table:table-cell>
          <table:table-cell table:formula="of:=[$from_i_EN.B59]" office:value-type="float" office:value="20541.7430467262" calcext:value-type="float">
            <text:p>20541.7430467262</text:p>
          </table:table-cell>
          <table:table-cell table:formula="of:=[.D60]/[.C60]" office:value-type="percentage" office:value="0.934438233910514" calcext:value-type="percentage">
            <text:p>93.4%</text:p>
          </table:table-cell>
          <table:table-cell table:formula="of:=[.D58]" office:value-type="float" office:value="21577.3383325512" calcext:value-type="float">
            <text:p>21577.3383325512</text:p>
          </table:table-cell>
          <table:table-cell table:formula="of:=[.F60]/[.C60]" office:value-type="percentage" office:value="0.981547178255263" calcext:value-type="percentage">
            <text:p>98.15%</text:p>
          </table:table-cell>
        </table:table-row>
        <table:table-row table:style-name="ro1">
          <table:table-cell table:formula="of:=VALUE([$EN.A42])" office:value-type="date" office:date-value="2020-08-10" calcext:value-type="date">
            <text:p>10/08/20</text:p>
          </table:table-cell>
          <table:table-cell table:formula="of:=VALUE([$from_i_EN.A60])" office:value-type="date" office:date-value="2020-08-08" calcext:value-type="date">
            <text:p>08/08/20</text:p>
          </table:table-cell>
          <table:table-cell table:formula="of:=[$EN.B42]" office:value-type="float" office:value="21587.567501696" calcext:value-type="float">
            <text:p>21587.567501696</text:p>
          </table:table-cell>
          <table:table-cell table:formula="of:=[$from_i_EN.B60]" office:value-type="float" office:value="20088.3748792985" calcext:value-type="float">
            <text:p>20088.3748792985</text:p>
          </table:table-cell>
          <table:table-cell table:formula="of:=[.D61]/[.C61]" office:value-type="percentage" office:value="0.930552961917561" calcext:value-type="percentage">
            <text:p>93.1%</text:p>
          </table:table-cell>
          <table:table-cell table:formula="of:=[.D59]" office:value-type="float" office:value="21020.2604413744" calcext:value-type="float">
            <text:p>21020.2604413744</text:p>
          </table:table-cell>
          <table:table-cell table:formula="of:=[.F61]/[.C61]" office:value-type="percentage" office:value="0.973720658417071" calcext:value-type="percentage">
            <text:p>97.37%</text:p>
          </table:table-cell>
        </table:table-row>
        <table:table-row table:style-name="ro1">
          <table:table-cell table:formula="of:=VALUE([$EN.A43])" office:value-type="date" office:date-value="2020-08-11" calcext:value-type="date">
            <text:p>11/08/20</text:p>
          </table:table-cell>
          <table:table-cell table:formula="of:=VALUE([$from_i_EN.A61])" office:value-type="date" office:date-value="2020-08-09" calcext:value-type="date">
            <text:p>09/08/20</text:p>
          </table:table-cell>
          <table:table-cell table:formula="of:=[$EN.B43]" office:value-type="float" office:value="20923.1895646262" calcext:value-type="float">
            <text:p>20923.1895646262</text:p>
          </table:table-cell>
          <table:table-cell table:formula="of:=[$from_i_EN.B61]" office:value-type="float" office:value="19343.8061333361" calcext:value-type="float">
            <text:p>19343.8061333361</text:p>
          </table:table-cell>
          <table:table-cell table:formula="of:=[.D62]/[.C62]" office:value-type="percentage" office:value="0.924515168855504" calcext:value-type="percentage">
            <text:p>92.5%</text:p>
          </table:table-cell>
          <table:table-cell table:formula="of:=[.D60]" office:value-type="float" office:value="20541.7430467262" calcext:value-type="float">
            <text:p>20541.7430467262</text:p>
          </table:table-cell>
          <table:table-cell table:formula="of:=[.F62]/[.C62]" office:value-type="percentage" office:value="0.981769198394833" calcext:value-type="percentage">
            <text:p>98.18%</text:p>
          </table:table-cell>
        </table:table-row>
        <table:table-row table:style-name="ro1">
          <table:table-cell table:formula="of:=VALUE([$EN.A44])" office:value-type="date" office:date-value="2020-08-12" calcext:value-type="date">
            <text:p>12/08/20</text:p>
          </table:table-cell>
          <table:table-cell table:formula="of:=VALUE([$from_i_EN.A62])" office:value-type="date" office:date-value="2020-08-10" calcext:value-type="date">
            <text:p>10/08/20</text:p>
          </table:table-cell>
          <table:table-cell table:formula="of:=[$EN.B44]" office:value-type="float" office:value="20299.5056615944" calcext:value-type="float">
            <text:p>20299.5056615944</text:p>
          </table:table-cell>
          <table:table-cell table:formula="of:=[$from_i_EN.B62]" office:value-type="float" office:value="18659.5524130741" calcext:value-type="float">
            <text:p>18659.5524130741</text:p>
          </table:table-cell>
          <table:table-cell table:formula="of:=[.D63]/[.C63]" office:value-type="percentage" office:value="0.919212158371767" calcext:value-type="percentage">
            <text:p>91.9%</text:p>
          </table:table-cell>
          <table:table-cell table:formula="of:=[.D61]" office:value-type="float" office:value="20088.3748792985" calcext:value-type="float">
            <text:p>20088.3748792985</text:p>
          </table:table-cell>
          <table:table-cell table:formula="of:=[.F63]/[.C63]" office:value-type="percentage" office:value="0.989599215576202" calcext:value-type="percentage">
            <text:p>98.96%</text:p>
          </table:table-cell>
        </table:table-row>
        <table:table-row table:style-name="ro1">
          <table:table-cell table:formula="of:=VALUE([$EN.A45])" office:value-type="date" office:date-value="2020-08-13" calcext:value-type="date">
            <text:p>13/08/20</text:p>
          </table:table-cell>
          <table:table-cell table:formula="of:=VALUE([$from_i_EN.A63])" office:value-type="date" office:date-value="2020-08-11" calcext:value-type="date">
            <text:p>11/08/20</text:p>
          </table:table-cell>
          <table:table-cell table:formula="of:=[$EN.B45]" office:value-type="float" office:value="19789.8117457432" calcext:value-type="float">
            <text:p>19789.8117457432</text:p>
          </table:table-cell>
          <table:table-cell table:formula="of:=[$from_i_EN.B63]" office:value-type="float" office:value="18086.0638734934" calcext:value-type="float">
            <text:p>18086.0638734934</text:p>
          </table:table-cell>
          <table:table-cell table:formula="of:=[.D64]/[.C64]" office:value-type="percentage" office:value="0.91390782822296" calcext:value-type="percentage">
            <text:p>91.4%</text:p>
          </table:table-cell>
          <table:table-cell table:formula="of:=[.D62]" office:value-type="float" office:value="19343.8061333361" calcext:value-type="float">
            <text:p>19343.8061333361</text:p>
          </table:table-cell>
          <table:table-cell table:formula="of:=[.F64]/[.C64]" office:value-type="percentage" office:value="0.977462867351275" calcext:value-type="percentage">
            <text:p>97.75%</text:p>
          </table:table-cell>
        </table:table-row>
        <table:table-row table:style-name="ro1">
          <table:table-cell table:formula="of:=VALUE([$EN.A46])" office:value-type="date" office:date-value="2020-08-14" calcext:value-type="date">
            <text:p>14/08/20</text:p>
          </table:table-cell>
          <table:table-cell table:formula="of:=VALUE([$from_i_EN.A64])" office:value-type="date" office:date-value="2020-08-12" calcext:value-type="date">
            <text:p>12/08/20</text:p>
          </table:table-cell>
          <table:table-cell table:formula="of:=[$EN.B46]" office:value-type="float" office:value="19065.3475527653" calcext:value-type="float">
            <text:p>19065.3475527653</text:p>
          </table:table-cell>
          <table:table-cell table:formula="of:=[$from_i_EN.B64]" office:value-type="float" office:value="17346.2552627158" calcext:value-type="float">
            <text:p>17346.2552627158</text:p>
          </table:table-cell>
          <table:table-cell table:formula="of:=[.D65]/[.C65]" office:value-type="percentage" office:value="0.909831578716741" calcext:value-type="percentage">
            <text:p>91.0%</text:p>
          </table:table-cell>
          <table:table-cell table:formula="of:=[.D63]" office:value-type="float" office:value="18659.5524130741" calcext:value-type="float">
            <text:p>18659.5524130741</text:p>
          </table:table-cell>
          <table:table-cell table:formula="of:=[.F65]/[.C65]" office:value-type="percentage" office:value="0.978715565579483" calcext:value-type="percentage">
            <text:p>97.87%</text:p>
          </table:table-cell>
        </table:table-row>
        <table:table-row table:style-name="ro1">
          <table:table-cell table:formula="of:=VALUE([$EN.A47])" office:value-type="date" office:date-value="2020-08-15" calcext:value-type="date">
            <text:p>15/08/20</text:p>
          </table:table-cell>
          <table:table-cell table:formula="of:=VALUE([$from_i_EN.A65])" office:value-type="date" office:date-value="2020-08-13" calcext:value-type="date">
            <text:p>13/08/20</text:p>
          </table:table-cell>
          <table:table-cell table:formula="of:=[$EN.B47]" office:value-type="float" office:value="18398.9101312214" calcext:value-type="float">
            <text:p>18398.9101312214</text:p>
          </table:table-cell>
          <table:table-cell table:formula="of:=[$from_i_EN.B65]" office:value-type="float" office:value="16681.46979885" calcext:value-type="float">
            <text:p>16681.46979885</text:p>
          </table:table-cell>
          <table:table-cell table:formula="of:=[.D66]/[.C66]" office:value-type="percentage" office:value="0.906655322509726" calcext:value-type="percentage">
            <text:p>90.7%</text:p>
          </table:table-cell>
          <table:table-cell table:formula="of:=[.D64]" office:value-type="float" office:value="18086.0638734934" calcext:value-type="float">
            <text:p>18086.0638734934</text:p>
          </table:table-cell>
          <table:table-cell table:formula="of:=[.F66]/[.C66]" office:value-type="percentage" office:value="0.982996478840498" calcext:value-type="percentage">
            <text:p>98.30%</text:p>
          </table:table-cell>
        </table:table-row>
        <table:table-row table:style-name="ro1">
          <table:table-cell table:formula="of:=VALUE([$EN.A48])" office:value-type="date" office:date-value="2020-08-16" calcext:value-type="date">
            <text:p>16/08/20</text:p>
          </table:table-cell>
          <table:table-cell table:formula="of:=VALUE([$from_i_EN.A66])" office:value-type="date" office:date-value="2020-08-14" calcext:value-type="date">
            <text:p>14/08/20</text:p>
          </table:table-cell>
          <table:table-cell table:formula="of:=[$EN.B48]" office:value-type="float" office:value="17789.2314597893" calcext:value-type="float">
            <text:p>17789.2314597893</text:p>
          </table:table-cell>
          <table:table-cell table:formula="of:=[$from_i_EN.B66]" office:value-type="float" office:value="16102.4103992444" calcext:value-type="float">
            <text:p>16102.4103992444</text:p>
          </table:table-cell>
          <table:table-cell table:formula="of:=[.D67]/[.C67]" office:value-type="percentage" office:value="0.905177406659878" calcext:value-type="percentage">
            <text:p>90.5%</text:p>
          </table:table-cell>
          <table:table-cell table:formula="of:=[.D65]" office:value-type="float" office:value="17346.2552627158" calcext:value-type="float">
            <text:p>17346.2552627158</text:p>
          </table:table-cell>
          <table:table-cell table:formula="of:=[.F67]/[.C67]" office:value-type="percentage" office:value="0.975098632109273" calcext:value-type="percentage">
            <text:p>97.51%</text:p>
          </table:table-cell>
        </table:table-row>
        <table:table-row table:style-name="ro1">
          <table:table-cell table:formula="of:=VALUE([$EN.A49])" office:value-type="date" office:date-value="2020-08-17" calcext:value-type="date">
            <text:p>17/08/20</text:p>
          </table:table-cell>
          <table:table-cell table:formula="of:=VALUE([$from_i_EN.A67])" office:value-type="date" office:date-value="2020-08-15" calcext:value-type="date">
            <text:p>15/08/20</text:p>
          </table:table-cell>
          <table:table-cell table:formula="of:=[$EN.B49]" office:value-type="float" office:value="17304.5582184414" calcext:value-type="float">
            <text:p>17304.5582184414</text:p>
          </table:table-cell>
          <table:table-cell table:formula="of:=[$from_i_EN.B67]" office:value-type="float" office:value="15651.5771738409" calcext:value-type="float">
            <text:p>15651.5771738409</text:p>
          </table:table-cell>
          <table:table-cell table:formula="of:=[.D68]/[.C68]" office:value-type="percentage" office:value="0.90447713118507" calcext:value-type="percentage">
            <text:p>90.4%</text:p>
          </table:table-cell>
          <table:table-cell table:formula="of:=[.D66]" office:value-type="float" office:value="16681.46979885" calcext:value-type="float">
            <text:p>16681.46979885</text:p>
          </table:table-cell>
          <table:table-cell table:formula="of:=[.F68]/[.C68]" office:value-type="percentage" office:value="0.963992815550334" calcext:value-type="percentage">
            <text:p>96.40%</text:p>
          </table:table-cell>
        </table:table-row>
        <table:table-row table:style-name="ro1">
          <table:table-cell table:formula="of:=VALUE([$EN.A50])" office:value-type="date" office:date-value="2020-08-18" calcext:value-type="date">
            <text:p>18/08/20</text:p>
          </table:table-cell>
          <table:table-cell table:formula="of:=VALUE([$from_i_EN.A68])" office:value-type="date" office:date-value="2020-08-16" calcext:value-type="date">
            <text:p>16/08/20</text:p>
          </table:table-cell>
          <table:table-cell table:formula="of:=[$EN.B50]" office:value-type="float" office:value="16767.129435447" calcext:value-type="float">
            <text:p>16767.129435447</text:p>
          </table:table-cell>
          <table:table-cell table:formula="of:=[$from_i_EN.B68]" office:value-type="float" office:value="15168.2807057872" calcext:value-type="float">
            <text:p>15168.2807057872</text:p>
          </table:table-cell>
          <table:table-cell table:formula="of:=[.D69]/[.C69]" office:value-type="percentage" office:value="0.904643860726708" calcext:value-type="percentage">
            <text:p>90.5%</text:p>
          </table:table-cell>
          <table:table-cell table:formula="of:=[.D67]" office:value-type="float" office:value="16102.4103992444" calcext:value-type="float">
            <text:p>16102.4103992444</text:p>
          </table:table-cell>
          <table:table-cell table:formula="of:=[.F69]/[.C69]" office:value-type="percentage" office:value="0.960355823651165" calcext:value-type="percentage">
            <text:p>96.04%</text:p>
          </table:table-cell>
        </table:table-row>
        <table:table-row table:style-name="ro1">
          <table:table-cell table:formula="of:=VALUE([$EN.A51])" office:value-type="date" office:date-value="2020-08-19" calcext:value-type="date">
            <text:p>19/08/20</text:p>
          </table:table-cell>
          <table:table-cell table:formula="of:=VALUE([$from_i_EN.A69])" office:value-type="date" office:date-value="2020-08-17" calcext:value-type="date">
            <text:p>17/08/20</text:p>
          </table:table-cell>
          <table:table-cell table:formula="of:=[$EN.B51]" office:value-type="float" office:value="16198.7890956484" calcext:value-type="float">
            <text:p>16198.7890956484</text:p>
          </table:table-cell>
          <table:table-cell table:formula="of:=[$from_i_EN.B69]" office:value-type="float" office:value="14647.9149888631" calcext:value-type="float">
            <text:p>14647.9149888631</text:p>
          </table:table-cell>
          <table:table-cell table:formula="of:=[.D70]/[.C70]" office:value-type="percentage" office:value="0.904259874140721" calcext:value-type="percentage">
            <text:p>90.4%</text:p>
          </table:table-cell>
          <table:table-cell table:formula="of:=[.D68]" office:value-type="float" office:value="15651.5771738409" calcext:value-type="float">
            <text:p>15651.5771738409</text:p>
          </table:table-cell>
          <table:table-cell table:formula="of:=[.F70]/[.C70]" office:value-type="percentage" office:value="0.966218961270722" calcext:value-type="percentage">
            <text:p>96.62%</text:p>
          </table:table-cell>
        </table:table-row>
        <table:table-row table:style-name="ro1">
          <table:table-cell table:formula="of:=VALUE([$EN.A52])" office:value-type="date" office:date-value="2020-08-20" calcext:value-type="date">
            <text:p>20/08/20</text:p>
          </table:table-cell>
          <table:table-cell table:formula="of:=VALUE([$from_i_EN.A70])" office:value-type="date" office:date-value="2020-08-18" calcext:value-type="date">
            <text:p>18/08/20</text:p>
          </table:table-cell>
          <table:table-cell table:formula="of:=[$EN.B52]" office:value-type="float" office:value="15753.6575328171" calcext:value-type="float">
            <text:p>15753.6575328171</text:p>
          </table:table-cell>
          <table:table-cell table:formula="of:=[$from_i_EN.B70]" office:value-type="float" office:value="14253.370174887" calcext:value-type="float">
            <text:p>14253.370174887</text:p>
          </table:table-cell>
          <table:table-cell table:formula="of:=[.D71]/[.C71]" office:value-type="percentage" office:value="0.904765775515636" calcext:value-type="percentage">
            <text:p>90.5%</text:p>
          </table:table-cell>
          <table:table-cell table:formula="of:=[.D69]" office:value-type="float" office:value="15168.2807057872" calcext:value-type="float">
            <text:p>15168.2807057872</text:p>
          </table:table-cell>
          <table:table-cell table:formula="of:=[.F71]/[.C71]" office:value-type="percentage" office:value="0.962841846357871" calcext:value-type="percentage">
            <text:p>96.28%</text:p>
          </table:table-cell>
        </table:table-row>
        <table:table-row table:style-name="ro1">
          <table:table-cell table:formula="of:=VALUE([$EN.A53])" office:value-type="date" office:date-value="2020-08-21" calcext:value-type="date">
            <text:p>21/08/20</text:p>
          </table:table-cell>
          <table:table-cell table:formula="of:=VALUE([$from_i_EN.A71])" office:value-type="date" office:date-value="2020-08-19" calcext:value-type="date">
            <text:p>19/08/20</text:p>
          </table:table-cell>
          <table:table-cell table:formula="of:=[$EN.B53]" office:value-type="float" office:value="15571.0593098844" calcext:value-type="float">
            <text:p>15571.0593098844</text:p>
          </table:table-cell>
          <table:table-cell table:formula="of:=[$from_i_EN.B71]" office:value-type="float" office:value="14136.2305978657" calcext:value-type="float">
            <text:p>14136.2305978657</text:p>
          </table:table-cell>
          <table:table-cell table:formula="of:=[.D72]/[.C72]" office:value-type="percentage" office:value="0.907852851661295" calcext:value-type="percentage">
            <text:p>90.8%</text:p>
          </table:table-cell>
          <table:table-cell table:formula="of:=[.D70]" office:value-type="float" office:value="14647.9149888631" calcext:value-type="float">
            <text:p>14647.9149888631</text:p>
          </table:table-cell>
          <table:table-cell table:formula="of:=[.F72]/[.C72]" office:value-type="percentage" office:value="0.940714096411199" calcext:value-type="percentage">
            <text:p>94.07%</text:p>
          </table:table-cell>
        </table:table-row>
        <table:table-row table:style-name="ro1">
          <table:table-cell table:formula="of:=VALUE([$EN.A54])" office:value-type="date" office:date-value="2020-08-22" calcext:value-type="date">
            <text:p>22/08/20</text:p>
          </table:table-cell>
          <table:table-cell table:formula="of:=VALUE([$from_i_EN.A72])" office:value-type="date" office:date-value="2020-08-20" calcext:value-type="date">
            <text:p>20/08/20</text:p>
          </table:table-cell>
          <table:table-cell table:formula="of:=[$EN.B54]" office:value-type="float" office:value="15364.7496588067" calcext:value-type="float">
            <text:p>15364.7496588067</text:p>
          </table:table-cell>
          <table:table-cell table:formula="of:=[$from_i_EN.B72]" office:value-type="float" office:value="14002.2105102466" calcext:value-type="float">
            <text:p>14002.2105102466</text:p>
          </table:table-cell>
          <table:table-cell table:formula="of:=[.D73]/[.C73]" office:value-type="percentage" office:value="0.911320445902669" calcext:value-type="percentage">
            <text:p>91.1%</text:p>
          </table:table-cell>
          <table:table-cell table:formula="of:=[.D71]" office:value-type="float" office:value="14253.370174887" calcext:value-type="float">
            <text:p>14253.370174887</text:p>
          </table:table-cell>
          <table:table-cell table:formula="of:=[.F73]/[.C73]" office:value-type="percentage" office:value="0.927666931866821" calcext:value-type="percentage">
            <text:p>92.77%</text:p>
          </table:table-cell>
        </table:table-row>
        <table:table-row table:style-name="ro1">
          <table:table-cell table:formula="of:=VALUE([$EN.A55])" office:value-type="date" office:date-value="2020-08-23" calcext:value-type="date">
            <text:p>23/08/20</text:p>
          </table:table-cell>
          <table:table-cell table:formula="of:=VALUE([$from_i_EN.A73])" office:value-type="date" office:date-value="2020-08-21" calcext:value-type="date">
            <text:p>21/08/20</text:p>
          </table:table-cell>
          <table:table-cell table:formula="of:=[$EN.B55]" office:value-type="float" office:value="15238.3208012941" calcext:value-type="float">
            <text:p>15238.3208012941</text:p>
          </table:table-cell>
          <table:table-cell table:formula="of:=[$from_i_EN.B73]" office:value-type="float" office:value="13962.9575695218" calcext:value-type="float">
            <text:p>13962.9575695218</text:p>
          </table:table-cell>
          <table:table-cell table:formula="of:=[.D74]/[.C74]" office:value-type="percentage" office:value="0.91630552680949" calcext:value-type="percentage">
            <text:p>91.6%</text:p>
          </table:table-cell>
          <table:table-cell table:formula="of:=[.D72]" office:value-type="float" office:value="14136.2305978657" calcext:value-type="float">
            <text:p>14136.2305978657</text:p>
          </table:table-cell>
          <table:table-cell table:formula="of:=[.F74]/[.C74]" office:value-type="percentage" office:value="0.927676400976228" calcext:value-type="percentage">
            <text:p>92.77%</text:p>
          </table:table-cell>
        </table:table-row>
        <table:table-row table:style-name="ro1">
          <table:table-cell table:formula="of:=VALUE([$EN.A56])" office:value-type="date" office:date-value="2020-08-24" calcext:value-type="date">
            <text:p>24/08/20</text:p>
          </table:table-cell>
          <table:table-cell table:formula="of:=VALUE([$from_i_EN.A74])" office:value-type="date" office:date-value="2020-08-22" calcext:value-type="date">
            <text:p>22/08/20</text:p>
          </table:table-cell>
          <table:table-cell table:formula="of:=[$EN.B56]" office:value-type="float" office:value="15106.4985391137" calcext:value-type="float">
            <text:p>15106.4985391137</text:p>
          </table:table-cell>
          <table:table-cell table:formula="of:=[$from_i_EN.B74]" office:value-type="float" office:value="13889.849292312" calcext:value-type="float">
            <text:p>13889.849292312</text:p>
          </table:table-cell>
          <table:table-cell table:formula="of:=[.D75]/[.C75]" office:value-type="percentage" office:value="0.919461863141114" calcext:value-type="percentage">
            <text:p>91.9%</text:p>
          </table:table-cell>
          <table:table-cell table:formula="of:=[.D73]" office:value-type="float" office:value="14002.2105102466" calcext:value-type="float">
            <text:p>14002.2105102466</text:p>
          </table:table-cell>
          <table:table-cell table:formula="of:=[.F75]/[.C75]" office:value-type="percentage" office:value="0.92689980235937" calcext:value-type="percentage">
            <text:p>92.69%</text:p>
          </table:table-cell>
        </table:table-row>
        <table:table-row table:style-name="ro1">
          <table:table-cell table:formula="of:=VALUE([$EN.A57])" office:value-type="date" office:date-value="2020-08-25" calcext:value-type="date">
            <text:p>25/08/20</text:p>
          </table:table-cell>
          <table:table-cell table:formula="of:=VALUE([$from_i_EN.A75])" office:value-type="date" office:date-value="2020-08-23" calcext:value-type="date">
            <text:p>23/08/20</text:p>
          </table:table-cell>
          <table:table-cell table:formula="of:=[$EN.B57]" office:value-type="float" office:value="14955.5917282675" calcext:value-type="float">
            <text:p>14955.5917282675</text:p>
          </table:table-cell>
          <table:table-cell table:formula="of:=[$from_i_EN.B75]" office:value-type="float" office:value="13822.3686150236" calcext:value-type="float">
            <text:p>13822.3686150236</text:p>
          </table:table-cell>
          <table:table-cell table:formula="of:=[.D76]/[.C76]" office:value-type="percentage" office:value="0.924227463959049" calcext:value-type="percentage">
            <text:p>92.4%</text:p>
          </table:table-cell>
          <table:table-cell table:formula="of:=[.D74]" office:value-type="float" office:value="13962.9575695218" calcext:value-type="float">
            <text:p>13962.9575695218</text:p>
          </table:table-cell>
          <table:table-cell table:formula="of:=[.F76]/[.C76]" office:value-type="percentage" office:value="0.9336278913746" calcext:value-type="percentage">
            <text:p>93.36%</text:p>
          </table:table-cell>
        </table:table-row>
        <table:table-row table:style-name="ro1">
          <table:table-cell table:formula="of:=VALUE([$EN.A58])" office:value-type="date" office:date-value="2020-08-26" calcext:value-type="date">
            <text:p>26/08/20</text:p>
          </table:table-cell>
          <table:table-cell table:formula="of:=VALUE([$from_i_EN.A76])" office:value-type="date" office:date-value="2020-08-24" calcext:value-type="date">
            <text:p>24/08/20</text:p>
          </table:table-cell>
          <table:table-cell table:formula="of:=[$EN.B58]" office:value-type="float" office:value="14957.3511143769" calcext:value-type="float">
            <text:p>14957.3511143769</text:p>
          </table:table-cell>
          <table:table-cell table:formula="of:=[$from_i_EN.B76]" office:value-type="float" office:value="13911.3386028827" calcext:value-type="float">
            <text:p>13911.3386028827</text:p>
          </table:table-cell>
          <table:table-cell table:formula="of:=[.D77]/[.C77]" office:value-type="percentage" office:value="0.930066994918052" calcext:value-type="percentage">
            <text:p>93.0%</text:p>
          </table:table-cell>
          <table:table-cell table:formula="of:=[.D75]" office:value-type="float" office:value="13889.849292312" calcext:value-type="float">
            <text:p>13889.849292312</text:p>
          </table:table-cell>
          <table:table-cell table:formula="of:=[.F77]/[.C77]" office:value-type="percentage" office:value="0.928630289287063" calcext:value-type="percentage">
            <text:p>92.86%</text:p>
          </table:table-cell>
        </table:table-row>
        <table:table-row table:style-name="ro1">
          <table:table-cell table:formula="of:=VALUE([$EN.A59])" office:value-type="date" office:date-value="2020-08-27" calcext:value-type="date">
            <text:p>27/08/20</text:p>
          </table:table-cell>
          <table:table-cell table:formula="of:=VALUE([$from_i_EN.A77])" office:value-type="date" office:date-value="2020-08-25" calcext:value-type="date">
            <text:p>25/08/20</text:p>
          </table:table-cell>
          <table:table-cell table:formula="of:=[$EN.B59]" office:value-type="float" office:value="15017.7075145233" calcext:value-type="float">
            <text:p>15017.7075145233</text:p>
          </table:table-cell>
          <table:table-cell table:formula="of:=[$from_i_EN.B77]" office:value-type="float" office:value="14026.040949487" calcext:value-type="float">
            <text:p>14026.040949487</text:p>
          </table:table-cell>
          <table:table-cell table:formula="of:=[.D78]/[.C78]" office:value-type="percentage" office:value="0.933966847864278" calcext:value-type="percentage">
            <text:p>93.4%</text:p>
          </table:table-cell>
          <table:table-cell table:formula="of:=[.D76]" office:value-type="float" office:value="13822.3686150236" calcext:value-type="float">
            <text:p>13822.3686150236</text:p>
          </table:table-cell>
          <table:table-cell table:formula="of:=[.F78]/[.C78]" office:value-type="percentage" office:value="0.920404702359284" calcext:value-type="percentage">
            <text:p>92.04%</text:p>
          </table:table-cell>
        </table:table-row>
        <table:table-row table:style-name="ro1">
          <table:table-cell table:formula="of:=VALUE([$EN.A60])" office:value-type="date" office:date-value="2020-08-28" calcext:value-type="date">
            <text:p>28/08/20</text:p>
          </table:table-cell>
          <table:table-cell table:formula="of:=VALUE([$from_i_EN.A78])" office:value-type="date" office:date-value="2020-08-26" calcext:value-type="date">
            <text:p>26/08/20</text:p>
          </table:table-cell>
          <table:table-cell table:formula="of:=[$EN.B60]" office:value-type="float" office:value="15030.2993099714" calcext:value-type="float">
            <text:p>15030.2993099714</text:p>
          </table:table-cell>
          <table:table-cell table:formula="of:=[$from_i_EN.B78]" office:value-type="float" office:value="14113.6982486687" calcext:value-type="float">
            <text:p>14113.6982486687</text:p>
          </table:table-cell>
          <table:table-cell table:formula="of:=[.D79]/[.C79]" office:value-type="percentage" office:value="0.939016446552424" calcext:value-type="percentage">
            <text:p>93.9%</text:p>
          </table:table-cell>
          <table:table-cell table:formula="of:=[.D77]" office:value-type="float" office:value="13911.3386028827" calcext:value-type="float">
            <text:p>13911.3386028827</text:p>
          </table:table-cell>
          <table:table-cell table:formula="of:=[.F79]/[.C79]" office:value-type="percentage" office:value="0.925552999044646" calcext:value-type="percentage">
            <text:p>92.56%</text:p>
          </table:table-cell>
        </table:table-row>
        <table:table-row table:style-name="ro1">
          <table:table-cell table:formula="of:=VALUE([$EN.A61])" office:value-type="date" office:date-value="2020-08-29" calcext:value-type="date">
            <text:p>29/08/20</text:p>
          </table:table-cell>
          <table:table-cell table:formula="of:=VALUE([$from_i_EN.A79])" office:value-type="date" office:date-value="2020-08-27" calcext:value-type="date">
            <text:p>27/08/20</text:p>
          </table:table-cell>
          <table:table-cell table:formula="of:=[$EN.B61]" office:value-type="float" office:value="15205.5328266768" calcext:value-type="float">
            <text:p>15205.5328266768</text:p>
          </table:table-cell>
          <table:table-cell table:formula="of:=[$from_i_EN.B79]" office:value-type="float" office:value="14327.2205962168" calcext:value-type="float">
            <text:p>14327.2205962168</text:p>
          </table:table-cell>
          <table:table-cell table:formula="of:=[.D80]/[.C80]" office:value-type="percentage" office:value="0.942237326342219" calcext:value-type="percentage">
            <text:p>94.2%</text:p>
          </table:table-cell>
          <table:table-cell table:formula="of:=[.D78]" office:value-type="float" office:value="14026.040949487" calcext:value-type="float">
            <text:p>14026.040949487</text:p>
          </table:table-cell>
          <table:table-cell table:formula="of:=[.F80]/[.C80]" office:value-type="percentage" office:value="0.922430085769801" calcext:value-type="percentage">
            <text:p>92.24%</text:p>
          </table:table-cell>
        </table:table-row>
        <table:table-row table:style-name="ro1">
          <table:table-cell table:formula="of:=VALUE([$EN.A62])" office:value-type="date" office:date-value="2020-08-30" calcext:value-type="date">
            <text:p>30/08/20</text:p>
          </table:table-cell>
          <table:table-cell table:formula="of:=VALUE([$from_i_EN.A80])" office:value-type="date" office:date-value="2020-08-28" calcext:value-type="date">
            <text:p>28/08/20</text:p>
          </table:table-cell>
          <table:table-cell table:formula="of:=[$EN.B62]" office:value-type="float" office:value="15510.7371702955" calcext:value-type="float">
            <text:p>15510.7371702955</text:p>
          </table:table-cell>
          <table:table-cell table:formula="of:=[$from_i_EN.B80]" office:value-type="float" office:value="14701.2657892719" calcext:value-type="float">
            <text:p>14701.2657892719</text:p>
          </table:table-cell>
          <table:table-cell table:formula="of:=[.D81]/[.C81]" office:value-type="percentage" office:value="0.947812191507325" calcext:value-type="percentage">
            <text:p>94.8%</text:p>
          </table:table-cell>
          <table:table-cell table:formula="of:=[.D79]" office:value-type="float" office:value="14113.6982486687" calcext:value-type="float">
            <text:p>14113.6982486687</text:p>
          </table:table-cell>
          <table:table-cell table:formula="of:=[.F81]/[.C81]" office:value-type="percentage" office:value="0.909930849431047" calcext:value-type="percentage">
            <text:p>90.99%</text:p>
          </table:table-cell>
        </table:table-row>
        <table:table-row table:style-name="ro1">
          <table:table-cell table:formula="of:=VALUE([$EN.A63])" office:value-type="date" office:date-value="2020-08-31" calcext:value-type="date">
            <text:p>31/08/20</text:p>
          </table:table-cell>
          <table:table-cell table:formula="of:=VALUE([$from_i_EN.A81])" office:value-type="date" office:date-value="2020-08-29" calcext:value-type="date">
            <text:p>29/08/20</text:p>
          </table:table-cell>
          <table:table-cell table:formula="of:=[$EN.B63]" office:value-type="float" office:value="15751.2272135093" calcext:value-type="float">
            <text:p>15751.2272135093</text:p>
          </table:table-cell>
          <table:table-cell table:formula="of:=[$from_i_EN.B81]" office:value-type="float" office:value="15024.3462722524" calcext:value-type="float">
            <text:p>15024.3462722524</text:p>
          </table:table-cell>
          <table:table-cell table:formula="of:=[.D82]/[.C82]" office:value-type="percentage" office:value="0.953852424867982" calcext:value-type="percentage">
            <text:p>95.4%</text:p>
          </table:table-cell>
          <table:table-cell table:formula="of:=[.D80]" office:value-type="float" office:value="14327.2205962168" calcext:value-type="float">
            <text:p>14327.2205962168</text:p>
          </table:table-cell>
          <table:table-cell table:formula="of:=[.F82]/[.C82]" office:value-type="percentage" office:value="0.909593925730995" calcext:value-type="percentage">
            <text:p>90.96%</text:p>
          </table:table-cell>
        </table:table-row>
        <table:table-row table:style-name="ro1">
          <table:table-cell table:formula="of:=VALUE([$EN.A64])" office:value-type="date" office:date-value="2020-09-01" calcext:value-type="date">
            <text:p>01/09/20</text:p>
          </table:table-cell>
          <table:table-cell table:formula="of:=VALUE([$from_i_EN.A82])" office:value-type="date" office:date-value="2020-08-30" calcext:value-type="date">
            <text:p>30/08/20</text:p>
          </table:table-cell>
          <table:table-cell table:formula="of:=[$EN.B64]" office:value-type="float" office:value="16024.7928689137" calcext:value-type="float">
            <text:p>16024.7928689137</text:p>
          </table:table-cell>
          <table:table-cell table:formula="of:=[$from_i_EN.B82]" office:value-type="float" office:value="15365.2938084423" calcext:value-type="float">
            <text:p>15365.2938084423</text:p>
          </table:table-cell>
          <table:table-cell table:formula="of:=[.D83]/[.C83]" office:value-type="percentage" office:value="0.958845080503302" calcext:value-type="percentage">
            <text:p>95.9%</text:p>
          </table:table-cell>
          <table:table-cell table:formula="of:=[.D81]" office:value-type="float" office:value="14701.2657892719" calcext:value-type="float">
            <text:p>14701.2657892719</text:p>
          </table:table-cell>
          <table:table-cell table:formula="of:=[.F83]/[.C83]" office:value-type="percentage" office:value="0.917407539026024" calcext:value-type="percentage">
            <text:p>91.74%</text:p>
          </table:table-cell>
        </table:table-row>
        <table:table-row table:style-name="ro1">
          <table:table-cell table:formula="of:=VALUE([$EN.A65])" office:value-type="date" office:date-value="2020-09-02" calcext:value-type="date">
            <text:p>02/09/20</text:p>
          </table:table-cell>
          <table:table-cell table:formula="of:=VALUE([$from_i_EN.A83])" office:value-type="date" office:date-value="2020-08-31" calcext:value-type="date">
            <text:p>31/08/20</text:p>
          </table:table-cell>
          <table:table-cell table:formula="of:=[$EN.B65]" office:value-type="float" office:value="16596.2045992635" calcext:value-type="float">
            <text:p>16596.2045992635</text:p>
          </table:table-cell>
          <table:table-cell table:formula="of:=[$from_i_EN.B83]" office:value-type="float" office:value="15949.3738033927" calcext:value-type="float">
            <text:p>15949.3738033927</text:p>
          </table:table-cell>
          <table:table-cell table:formula="of:=[.D84]/[.C84]" office:value-type="percentage" office:value="0.961025378302488" calcext:value-type="percentage">
            <text:p>96.1%</text:p>
          </table:table-cell>
          <table:table-cell table:formula="of:=[.D82]" office:value-type="float" office:value="15024.3462722524" calcext:value-type="float">
            <text:p>15024.3462722524</text:p>
          </table:table-cell>
          <table:table-cell table:formula="of:=[.F84]/[.C84]" office:value-type="percentage" office:value="0.90528808453706" calcext:value-type="percentage">
            <text:p>90.53%</text:p>
          </table:table-cell>
        </table:table-row>
        <table:table-row table:style-name="ro1">
          <table:table-cell table:formula="of:=VALUE([$EN.A66])" office:value-type="date" office:date-value="2020-09-03" calcext:value-type="date">
            <text:p>03/09/20</text:p>
          </table:table-cell>
          <table:table-cell table:formula="of:=VALUE([$from_i_EN.A84])" office:value-type="date" office:date-value="2020-09-01" calcext:value-type="date">
            <text:p>01/09/20</text:p>
          </table:table-cell>
          <table:table-cell table:formula="of:=[$EN.B66]" office:value-type="float" office:value="17183.5433248326" calcext:value-type="float">
            <text:p>17183.5433248326</text:p>
          </table:table-cell>
          <table:table-cell table:formula="of:=[$from_i_EN.B84]" office:value-type="float" office:value="16481.0470066918" calcext:value-type="float">
            <text:p>16481.0470066918</text:p>
          </table:table-cell>
          <table:table-cell table:formula="of:=[.D85]/[.C85]" office:value-type="percentage" office:value="0.959118075657563" calcext:value-type="percentage">
            <text:p>95.9%</text:p>
          </table:table-cell>
          <table:table-cell table:formula="of:=[.D83]" office:value-type="float" office:value="15365.2938084423" calcext:value-type="float">
            <text:p>15365.2938084423</text:p>
          </table:table-cell>
          <table:table-cell table:formula="of:=[.F85]/[.C85]" office:value-type="percentage" office:value="0.894186578284894" calcext:value-type="percentage">
            <text:p>89.42%</text:p>
          </table:table-cell>
        </table:table-row>
        <table:table-row table:style-name="ro1">
          <table:table-cell table:formula="of:=VALUE([$EN.A67])" office:value-type="date" office:date-value="2020-09-04" calcext:value-type="date">
            <text:p>04/09/20</text:p>
          </table:table-cell>
          <table:table-cell table:formula="of:=VALUE([$from_i_EN.A85])" office:value-type="date" office:date-value="2020-09-02" calcext:value-type="date">
            <text:p>02/09/20</text:p>
          </table:table-cell>
          <table:table-cell table:formula="of:=[$EN.B67]" office:value-type="float" office:value="17905.6757480384" calcext:value-type="float">
            <text:p>17905.6757480384</text:p>
          </table:table-cell>
          <table:table-cell table:formula="of:=[$from_i_EN.B85]" office:value-type="float" office:value="17146.0534739742" calcext:value-type="float">
            <text:p>17146.0534739742</text:p>
          </table:table-cell>
          <table:table-cell table:formula="of:=[.D86]/[.C86]" office:value-type="percentage" office:value="0.957576453145176" calcext:value-type="percentage">
            <text:p>95.8%</text:p>
          </table:table-cell>
          <table:table-cell table:formula="of:=[.D84]" office:value-type="float" office:value="15949.3738033927" calcext:value-type="float">
            <text:p>15949.3738033927</text:p>
          </table:table-cell>
          <table:table-cell table:formula="of:=[.F86]/[.C86]" office:value-type="percentage" office:value="0.89074403154765" calcext:value-type="percentage">
            <text:p>89.07%</text:p>
          </table:table-cell>
        </table:table-row>
        <table:table-row table:style-name="ro1">
          <table:table-cell table:formula="of:=VALUE([$EN.A68])" office:value-type="date" office:date-value="2020-09-05" calcext:value-type="date">
            <text:p>05/09/20</text:p>
          </table:table-cell>
          <table:table-cell table:formula="of:=VALUE([$from_i_EN.A86])" office:value-type="date" office:date-value="2020-09-03" calcext:value-type="date">
            <text:p>03/09/20</text:p>
          </table:table-cell>
          <table:table-cell table:formula="of:=[$EN.B68]" office:value-type="float" office:value="18952.93584271" calcext:value-type="float">
            <text:p>18952.93584271</text:p>
          </table:table-cell>
          <table:table-cell table:formula="of:=[$from_i_EN.B86]" office:value-type="float" office:value="18073.0662220927" calcext:value-type="float">
            <text:p>18073.0662220927</text:p>
          </table:table-cell>
          <table:table-cell table:formula="of:=[.D87]/[.C87]" office:value-type="percentage" office:value="0.953576077715911" calcext:value-type="percentage">
            <text:p>95.4%</text:p>
          </table:table-cell>
          <table:table-cell table:formula="of:=[.D85]" office:value-type="float" office:value="16481.0470066918" calcext:value-type="float">
            <text:p>16481.0470066918</text:p>
          </table:table-cell>
          <table:table-cell table:formula="of:=[.F87]/[.C87]" office:value-type="percentage" office:value="0.869577523158821" calcext:value-type="percentage">
            <text:p>86.96%</text:p>
          </table:table-cell>
        </table:table-row>
        <table:table-row table:style-name="ro1">
          <table:table-cell table:formula="of:=VALUE([$EN.A69])" office:value-type="date" office:date-value="2020-09-06" calcext:value-type="date">
            <text:p>06/09/20</text:p>
          </table:table-cell>
          <table:table-cell table:formula="of:=VALUE([$from_i_EN.A87])" office:value-type="date" office:date-value="2020-09-04" calcext:value-type="date">
            <text:p>04/09/20</text:p>
          </table:table-cell>
          <table:table-cell table:formula="of:=[$EN.B69]" office:value-type="float" office:value="20120.5600489409" calcext:value-type="float">
            <text:p>20120.5600489409</text:p>
          </table:table-cell>
          <table:table-cell table:formula="of:=[$from_i_EN.B87]" office:value-type="float" office:value="19106.053125351" calcext:value-type="float">
            <text:p>19106.053125351</text:p>
          </table:table-cell>
          <table:table-cell table:formula="of:=[.D88]/[.C88]" office:value-type="percentage" office:value="0.949578594178182" calcext:value-type="percentage">
            <text:p>95.0%</text:p>
          </table:table-cell>
          <table:table-cell table:formula="of:=[.D86]" office:value-type="float" office:value="17146.0534739742" calcext:value-type="float">
            <text:p>17146.0534739742</text:p>
          </table:table-cell>
          <table:table-cell table:formula="of:=[.F88]/[.C88]" office:value-type="percentage" office:value="0.852165816074127" calcext:value-type="percentage">
            <text:p>85.22%</text:p>
          </table:table-cell>
        </table:table-row>
        <table:table-row table:style-name="ro1">
          <table:table-cell table:formula="of:=VALUE([$EN.A70])" office:value-type="date" office:date-value="2020-09-07" calcext:value-type="date">
            <text:p>07/09/20</text:p>
          </table:table-cell>
          <table:table-cell table:formula="of:=VALUE([$from_i_EN.A88])" office:value-type="date" office:date-value="2020-09-05" calcext:value-type="date">
            <text:p>05/09/20</text:p>
          </table:table-cell>
          <table:table-cell table:formula="of:=[$EN.B70]" office:value-type="float" office:value="21542.1999394393" calcext:value-type="float">
            <text:p>21542.1999394393</text:p>
          </table:table-cell>
          <table:table-cell table:formula="of:=[$from_i_EN.B88]" office:value-type="float" office:value="20344.9406207693" calcext:value-type="float">
            <text:p>20344.9406207693</text:p>
          </table:table-cell>
          <table:table-cell table:formula="of:=[.D89]/[.C89]" office:value-type="percentage" office:value="0.94442260669589" calcext:value-type="percentage">
            <text:p>94.4%</text:p>
          </table:table-cell>
          <table:table-cell table:formula="of:=[.D87]" office:value-type="float" office:value="18073.0662220927" calcext:value-type="float">
            <text:p>18073.0662220927</text:p>
          </table:table-cell>
          <table:table-cell table:formula="of:=[.F89]/[.C89]" office:value-type="percentage" office:value="0.838961028720408" calcext:value-type="percentage">
            <text:p>83.90%</text:p>
          </table:table-cell>
        </table:table-row>
        <table:table-row table:style-name="ro1">
          <table:table-cell table:formula="of:=VALUE([$EN.A71])" office:value-type="date" office:date-value="2020-09-08" calcext:value-type="date">
            <text:p>08/09/20</text:p>
          </table:table-cell>
          <table:table-cell table:formula="of:=VALUE([$from_i_EN.A89])" office:value-type="date" office:date-value="2020-09-06" calcext:value-type="date">
            <text:p>06/09/20</text:p>
          </table:table-cell>
          <table:table-cell table:formula="of:=[$EN.B71]" office:value-type="float" office:value="23093.9991991616" calcext:value-type="float">
            <text:p>23093.9991991616</text:p>
          </table:table-cell>
          <table:table-cell table:formula="of:=[$from_i_EN.B89]" office:value-type="float" office:value="21670.322167405" calcext:value-type="float">
            <text:p>21670.322167405</text:p>
          </table:table-cell>
          <table:table-cell table:formula="of:=[.D90]/[.C90]" office:value-type="percentage" office:value="0.938352945305017" calcext:value-type="percentage">
            <text:p>93.8%</text:p>
          </table:table-cell>
          <table:table-cell table:formula="of:=[.D88]" office:value-type="float" office:value="19106.053125351" calcext:value-type="float">
            <text:p>19106.053125351</text:p>
          </table:table-cell>
          <table:table-cell table:formula="of:=[.F90]/[.C90]" office:value-type="percentage" office:value="0.827316783056121" calcext:value-type="percentage">
            <text:p>82.73%</text:p>
          </table:table-cell>
        </table:table-row>
        <table:table-row table:style-name="ro1">
          <table:table-cell table:formula="of:=VALUE([$EN.A72])" office:value-type="date" office:date-value="2020-09-09" calcext:value-type="date">
            <text:p>09/09/20</text:p>
          </table:table-cell>
          <table:table-cell table:formula="of:=VALUE([$from_i_EN.A90])" office:value-type="date" office:date-value="2020-09-07" calcext:value-type="date">
            <text:p>07/09/20</text:p>
          </table:table-cell>
          <table:table-cell table:formula="of:=[$EN.B72]" office:value-type="float" office:value="24729.9464204087" calcext:value-type="float">
            <text:p>24729.9464204087</text:p>
          </table:table-cell>
          <table:table-cell table:formula="of:=[$from_i_EN.B90]" office:value-type="float" office:value="23013.8042635042" calcext:value-type="float">
            <text:p>23013.8042635042</text:p>
          </table:table-cell>
          <table:table-cell table:formula="of:=[.D91]/[.C91]" office:value-type="percentage" office:value="0.930604695710613" calcext:value-type="percentage">
            <text:p>93.1%</text:p>
          </table:table-cell>
          <table:table-cell table:formula="of:=[.D89]" office:value-type="float" office:value="20344.9406207693" calcext:value-type="float">
            <text:p>20344.9406207693</text:p>
          </table:table-cell>
          <table:table-cell table:formula="of:=[.F91]/[.C91]" office:value-type="percentage" office:value="0.822684379290825" calcext:value-type="percentage">
            <text:p>82.27%</text:p>
          </table:table-cell>
        </table:table-row>
        <table:table-row table:style-name="ro1">
          <table:table-cell table:formula="of:=VALUE([$EN.A73])" office:value-type="date" office:date-value="2020-09-10" calcext:value-type="date">
            <text:p>10/09/20</text:p>
          </table:table-cell>
          <table:table-cell table:formula="of:=VALUE([$from_i_EN.A91])" office:value-type="date" office:date-value="2020-09-08" calcext:value-type="date">
            <text:p>08/09/20</text:p>
          </table:table-cell>
          <table:table-cell table:formula="of:=[$EN.B73]" office:value-type="float" office:value="26902.7652795509" calcext:value-type="float">
            <text:p>26902.7652795509</text:p>
          </table:table-cell>
          <table:table-cell table:formula="of:=[$from_i_EN.B91]" office:value-type="float" office:value="24826.56325855" calcext:value-type="float">
            <text:p>24826.56325855</text:p>
          </table:table-cell>
          <table:table-cell table:formula="of:=[.D92]/[.C92]" office:value-type="percentage" office:value="0.9228257021378" calcext:value-type="percentage">
            <text:p>92.3%</text:p>
          </table:table-cell>
          <table:table-cell table:formula="of:=[.D90]" office:value-type="float" office:value="21670.322167405" calcext:value-type="float">
            <text:p>21670.322167405</text:p>
          </table:table-cell>
          <table:table-cell table:formula="of:=[.F92]/[.C92]" office:value-type="percentage" office:value="0.805505379920066" calcext:value-type="percentage">
            <text:p>80.55%</text:p>
          </table:table-cell>
        </table:table-row>
        <table:table-row table:style-name="ro1">
          <table:table-cell table:formula="of:=VALUE([$EN.A74])" office:value-type="date" office:date-value="2020-09-11" calcext:value-type="date">
            <text:p>11/09/20</text:p>
          </table:table-cell>
          <table:table-cell table:formula="of:=VALUE([$from_i_EN.A92])" office:value-type="date" office:date-value="2020-09-09" calcext:value-type="date">
            <text:p>09/09/20</text:p>
          </table:table-cell>
          <table:table-cell table:formula="of:=[$EN.B74]" office:value-type="float" office:value="29516.1581917326" calcext:value-type="float">
            <text:p>29516.1581917326</text:p>
          </table:table-cell>
          <table:table-cell table:formula="of:=[$from_i_EN.B92]" office:value-type="float" office:value="26986.82064297" calcext:value-type="float">
            <text:p>26986.82064297</text:p>
          </table:table-cell>
          <table:table-cell table:formula="of:=[.D93]/[.C93]" office:value-type="percentage" office:value="0.914306681366443" calcext:value-type="percentage">
            <text:p>91.4%</text:p>
          </table:table-cell>
          <table:table-cell table:formula="of:=[.D91]" office:value-type="float" office:value="23013.8042635042" calcext:value-type="float">
            <text:p>23013.8042635042</text:p>
          </table:table-cell>
          <table:table-cell table:formula="of:=[.F93]/[.C93]" office:value-type="percentage" office:value="0.779701887827336" calcext:value-type="percentage">
            <text:p>77.97%</text:p>
          </table:table-cell>
        </table:table-row>
        <table:table-row table:style-name="ro1">
          <table:table-cell table:formula="of:=VALUE([$EN.A75])" office:value-type="date" office:date-value="2020-09-12" calcext:value-type="date">
            <text:p>12/09/20</text:p>
          </table:table-cell>
          <table:table-cell table:formula="of:=VALUE([$from_i_EN.A93])" office:value-type="date" office:date-value="2020-09-10" calcext:value-type="date">
            <text:p>10/09/20</text:p>
          </table:table-cell>
          <table:table-cell table:formula="of:=[$EN.B75]" office:value-type="float" office:value="32692.6432627852" calcext:value-type="float">
            <text:p>32692.6432627852</text:p>
          </table:table-cell>
          <table:table-cell table:formula="of:=[$from_i_EN.B93]" office:value-type="float" office:value="29661.4354495359" calcext:value-type="float">
            <text:p>29661.4354495359</text:p>
          </table:table-cell>
          <table:table-cell table:formula="of:=[.D94]/[.C94]" office:value-type="percentage" office:value="0.907281653891235" calcext:value-type="percentage">
            <text:p>90.7%</text:p>
          </table:table-cell>
          <table:table-cell table:formula="of:=[.D92]" office:value-type="float" office:value="24826.56325855" calcext:value-type="float">
            <text:p>24826.56325855</text:p>
          </table:table-cell>
          <table:table-cell table:formula="of:=[.F94]/[.C94]" office:value-type="percentage" office:value="0.759392963701123" calcext:value-type="percentage">
            <text:p>75.94%</text:p>
          </table:table-cell>
        </table:table-row>
        <table:table-row table:style-name="ro1">
          <table:table-cell table:formula="of:=VALUE([$EN.A76])" office:value-type="date" office:date-value="2020-09-13" calcext:value-type="date">
            <text:p>13/09/20</text:p>
          </table:table-cell>
          <table:table-cell table:formula="of:=VALUE([$from_i_EN.A94])" office:value-type="date" office:date-value="2020-09-11" calcext:value-type="date">
            <text:p>11/09/20</text:p>
          </table:table-cell>
          <table:table-cell table:formula="of:=[$EN.B76]" office:value-type="float" office:value="36210.6947063409" calcext:value-type="float">
            <text:p>36210.6947063409</text:p>
          </table:table-cell>
          <table:table-cell table:formula="of:=[$from_i_EN.B94]" office:value-type="float" office:value="32569.0006600746" calcext:value-type="float">
            <text:p>32569.0006600746</text:p>
          </table:table-cell>
          <table:table-cell table:formula="of:=[.D95]/[.C95]" office:value-type="percentage" office:value="0.899430428612335" calcext:value-type="percentage">
            <text:p>89.9%</text:p>
          </table:table-cell>
          <table:table-cell table:formula="of:=[.D93]" office:value-type="float" office:value="26986.82064297" calcext:value-type="float">
            <text:p>26986.82064297</text:p>
          </table:table-cell>
          <table:table-cell table:formula="of:=[.F95]/[.C95]" office:value-type="percentage" office:value="0.745272104327905" calcext:value-type="percentage">
            <text:p>74.53%</text:p>
          </table:table-cell>
        </table:table-row>
        <table:table-row table:style-name="ro1">
          <table:table-cell table:formula="of:=VALUE([$EN.A77])" office:value-type="date" office:date-value="2020-09-14" calcext:value-type="date">
            <text:p>14/09/20</text:p>
          </table:table-cell>
          <table:table-cell table:formula="of:=VALUE([$from_i_EN.A95])" office:value-type="date" office:date-value="2020-09-12" calcext:value-type="date">
            <text:p>12/09/20</text:p>
          </table:table-cell>
          <table:table-cell table:formula="of:=[$EN.B77]" office:value-type="float" office:value="40254.9247770544" calcext:value-type="float">
            <text:p>40254.9247770544</text:p>
          </table:table-cell>
          <table:table-cell table:formula="of:=[$from_i_EN.B95]" office:value-type="float" office:value="35970.7511701356" calcext:value-type="float">
            <text:p>35970.7511701356</text:p>
          </table:table-cell>
          <table:table-cell table:formula="of:=[.D96]/[.C96]" office:value-type="percentage" office:value="0.893573925907301" calcext:value-type="percentage">
            <text:p>89.4%</text:p>
          </table:table-cell>
          <table:table-cell table:formula="of:=[.D94]" office:value-type="float" office:value="29661.4354495359" calcext:value-type="float">
            <text:p>29661.4354495359</text:p>
          </table:table-cell>
          <table:table-cell table:formula="of:=[.F96]/[.C96]" office:value-type="percentage" office:value="0.736839917446402" calcext:value-type="percentage">
            <text:p>73.68%</text:p>
          </table:table-cell>
        </table:table-row>
        <table:table-row table:style-name="ro1">
          <table:table-cell table:formula="of:=VALUE([$EN.A78])" office:value-type="date" office:date-value="2020-09-15" calcext:value-type="date">
            <text:p>15/09/20</text:p>
          </table:table-cell>
          <table:table-cell table:formula="of:=VALUE([$from_i_EN.A96])" office:value-type="date" office:date-value="2020-09-13" calcext:value-type="date">
            <text:p>13/09/20</text:p>
          </table:table-cell>
          <table:table-cell table:formula="of:=[$EN.B78]" office:value-type="float" office:value="44988.4060165043" calcext:value-type="float">
            <text:p>44988.4060165043</text:p>
          </table:table-cell>
          <table:table-cell table:formula="of:=[$from_i_EN.B96]" office:value-type="float" office:value="39984.3025167968" calcext:value-type="float">
            <text:p>39984.3025167968</text:p>
          </table:table-cell>
          <table:table-cell table:formula="of:=[.D97]/[.C97]" office:value-type="percentage" office:value="0.888769042008919" calcext:value-type="percentage">
            <text:p>88.9%</text:p>
          </table:table-cell>
          <table:table-cell table:formula="of:=[.D95]" office:value-type="float" office:value="32569.0006600746" calcext:value-type="float">
            <text:p>32569.0006600746</text:p>
          </table:table-cell>
          <table:table-cell table:formula="of:=[.F97]/[.C97]" office:value-type="percentage" office:value="0.723942089615854" calcext:value-type="percentage">
            <text:p>72.39%</text:p>
          </table:table-cell>
        </table:table-row>
        <table:table-row table:style-name="ro1">
          <table:table-cell table:formula="of:=VALUE([$EN.A79])" office:value-type="date" office:date-value="2020-09-16" calcext:value-type="date">
            <text:p>16/09/20</text:p>
          </table:table-cell>
          <table:table-cell table:formula="of:=VALUE([$from_i_EN.A97])" office:value-type="date" office:date-value="2020-09-14" calcext:value-type="date">
            <text:p>14/09/20</text:p>
          </table:table-cell>
          <table:table-cell table:formula="of:=[$EN.B79]" office:value-type="float" office:value="50117.1124084331" calcext:value-type="float">
            <text:p>50117.1124084331</text:p>
          </table:table-cell>
          <table:table-cell table:formula="of:=[$from_i_EN.B97]" office:value-type="float" office:value="44404.7456588729" calcext:value-type="float">
            <text:p>44404.7456588729</text:p>
          </table:table-cell>
          <table:table-cell table:formula="of:=[.D98]/[.C98]" office:value-type="percentage" office:value="0.886019635309256" calcext:value-type="percentage">
            <text:p>88.6%</text:p>
          </table:table-cell>
          <table:table-cell table:formula="of:=[.D96]" office:value-type="float" office:value="35970.7511701356" calcext:value-type="float">
            <text:p>35970.7511701356</text:p>
          </table:table-cell>
          <table:table-cell table:formula="of:=[.F98]/[.C98]" office:value-type="percentage" office:value="0.717733912460664" calcext:value-type="percentage">
            <text:p>71.77%</text:p>
          </table:table-cell>
        </table:table-row>
        <table:table-row table:style-name="ro1">
          <table:table-cell table:formula="of:=VALUE([$EN.A80])" office:value-type="date" office:date-value="2020-09-17" calcext:value-type="date">
            <text:p>17/09/20</text:p>
          </table:table-cell>
          <table:table-cell table:formula="of:=VALUE([$from_i_EN.A98])" office:value-type="date" office:date-value="2020-09-15" calcext:value-type="date">
            <text:p>15/09/20</text:p>
          </table:table-cell>
          <table:table-cell table:formula="of:=[$EN.B80]" office:value-type="float" office:value="55705.0636423008" calcext:value-type="float">
            <text:p>55705.0636423008</text:p>
          </table:table-cell>
          <table:table-cell table:formula="of:=[$from_i_EN.B98]" office:value-type="float" office:value="49413.2405870119" calcext:value-type="float">
            <text:p>49413.2405870119</text:p>
          </table:table-cell>
          <table:table-cell table:formula="of:=[.D99]/[.C99]" office:value-type="percentage" office:value="0.88705114680973" calcext:value-type="percentage">
            <text:p>88.7%</text:p>
          </table:table-cell>
          <table:table-cell table:formula="of:=[.D97]" office:value-type="float" office:value="39984.3025167968" calcext:value-type="float">
            <text:p>39984.3025167968</text:p>
          </table:table-cell>
          <table:table-cell table:formula="of:=[.F99]/[.C99]" office:value-type="percentage" office:value="0.717785779288364" calcext:value-type="percentage">
            <text:p>71.78%</text:p>
          </table:table-cell>
        </table:table-row>
        <table:table-row table:style-name="ro1">
          <table:table-cell table:formula="of:=VALUE([$EN.A81])" office:value-type="date" office:date-value="2020-09-18" calcext:value-type="date">
            <text:p>18/09/20</text:p>
          </table:table-cell>
          <table:table-cell table:formula="of:=VALUE([$from_i_EN.A99])" office:value-type="date" office:date-value="2020-09-16" calcext:value-type="date">
            <text:p>16/09/20</text:p>
          </table:table-cell>
          <table:table-cell table:formula="of:=[$EN.B81]" office:value-type="float" office:value="61809.4793738637" calcext:value-type="float">
            <text:p>61809.4793738637</text:p>
          </table:table-cell>
          <table:table-cell table:formula="of:=[$from_i_EN.B99]" office:value-type="float" office:value="54760.8044507496" calcext:value-type="float">
            <text:p>54760.8044507496</text:p>
          </table:table-cell>
          <table:table-cell table:formula="of:=[.D100]/[.C100]" office:value-type="percentage" office:value="0.885961263635968" calcext:value-type="percentage">
            <text:p>88.6%</text:p>
          </table:table-cell>
          <table:table-cell table:formula="of:=[.D98]" office:value-type="float" office:value="44404.7456588729" calcext:value-type="float">
            <text:p>44404.7456588729</text:p>
          </table:table-cell>
          <table:table-cell table:formula="of:=[.F100]/[.C100]" office:value-type="percentage" office:value="0.718413196627726" calcext:value-type="percentage">
            <text:p>71.84%</text:p>
          </table:table-cell>
        </table:table-row>
        <table:table-row table:style-name="ro1">
          <table:table-cell table:formula="of:=VALUE([$EN.A82])" office:value-type="date" office:date-value="2020-09-19" calcext:value-type="date">
            <text:p>19/09/20</text:p>
          </table:table-cell>
          <table:table-cell table:formula="of:=VALUE([$from_i_EN.A100])" office:value-type="date" office:date-value="2020-09-17" calcext:value-type="date">
            <text:p>17/09/20</text:p>
          </table:table-cell>
          <table:table-cell table:formula="of:=[$EN.B82]" office:value-type="float" office:value="68645.077004805" calcext:value-type="float">
            <text:p>68645.077004805</text:p>
          </table:table-cell>
          <table:table-cell table:formula="of:=[$from_i_EN.B100]" office:value-type="float" office:value="60935.6714690539" calcext:value-type="float">
            <text:p>60935.6714690539</text:p>
          </table:table-cell>
          <table:table-cell table:formula="of:=[.D101]/[.C101]" office:value-type="percentage" office:value="0.887691792738298" calcext:value-type="percentage">
            <text:p>88.8%</text:p>
          </table:table-cell>
          <table:table-cell table:formula="of:=[.D99]" office:value-type="float" office:value="49413.2405870119" calcext:value-type="float">
            <text:p>49413.2405870119</text:p>
          </table:table-cell>
          <table:table-cell table:formula="of:=[.F101]/[.C101]" office:value-type="percentage" office:value="0.71983662548085" calcext:value-type="percentage">
            <text:p>71.98%</text:p>
          </table:table-cell>
        </table:table-row>
        <table:table-row table:style-name="ro1">
          <table:table-cell table:formula="of:=VALUE([$EN.A83])" office:value-type="date" office:date-value="2020-09-20" calcext:value-type="date">
            <text:p>20/09/20</text:p>
          </table:table-cell>
          <table:table-cell table:formula="of:=VALUE([$from_i_EN.A101])" office:value-type="date" office:date-value="2020-09-18" calcext:value-type="date">
            <text:p>18/09/20</text:p>
          </table:table-cell>
          <table:table-cell table:formula="of:=[$EN.B83]" office:value-type="float" office:value="76042.944833838" calcext:value-type="float">
            <text:p>76042.944833838</text:p>
          </table:table-cell>
          <table:table-cell table:formula="of:=[$from_i_EN.B101]" office:value-type="float" office:value="67589.9447680604" calcext:value-type="float">
            <text:p>67589.9447680604</text:p>
          </table:table-cell>
          <table:table-cell table:formula="of:=[.D102]/[.C102]" office:value-type="percentage" office:value="0.888839127886902" calcext:value-type="percentage">
            <text:p>88.9%</text:p>
          </table:table-cell>
          <table:table-cell table:formula="of:=[.D100]" office:value-type="float" office:value="54760.8044507496" calcext:value-type="float">
            <text:p>54760.8044507496</text:p>
          </table:table-cell>
          <table:table-cell table:formula="of:=[.F102]/[.C102]" office:value-type="percentage" office:value="0.72012998142573" calcext:value-type="percentage">
            <text:p>72.01%</text:p>
          </table:table-cell>
        </table:table-row>
        <table:table-row table:style-name="ro1">
          <table:table-cell table:formula="of:=VALUE([$EN.A84])" office:value-type="date" office:date-value="2020-09-21" calcext:value-type="date">
            <text:p>21/09/20</text:p>
          </table:table-cell>
          <table:table-cell table:formula="of:=VALUE([$from_i_EN.A102])" office:value-type="date" office:date-value="2020-09-19" calcext:value-type="date">
            <text:p>19/09/20</text:p>
          </table:table-cell>
          <table:table-cell table:formula="of:=[$EN.B84]" office:value-type="float" office:value="84296.6218663773" calcext:value-type="float">
            <text:p>84296.6218663773</text:p>
          </table:table-cell>
          <table:table-cell table:formula="of:=[$from_i_EN.B102]" office:value-type="float" office:value="75097.6980851975" calcext:value-type="float">
            <text:p>75097.6980851975</text:p>
          </table:table-cell>
          <table:table-cell table:formula="of:=[.D103]/[.C103]" office:value-type="percentage" office:value="0.890874348490958" calcext:value-type="percentage">
            <text:p>89.1%</text:p>
          </table:table-cell>
          <table:table-cell table:formula="of:=[.D101]" office:value-type="float" office:value="60935.6714690539" calcext:value-type="float">
            <text:p>60935.6714690539</text:p>
          </table:table-cell>
          <table:table-cell table:formula="of:=[.F103]/[.C103]" office:value-type="percentage" office:value="0.722872045402318" calcext:value-type="percentage">
            <text:p>72.29%</text:p>
          </table:table-cell>
        </table:table-row>
        <table:table-row table:style-name="ro1">
          <table:table-cell table:formula="of:=VALUE([$EN.A85])" office:value-type="date" office:date-value="2020-09-22" calcext:value-type="date">
            <text:p>22/09/20</text:p>
          </table:table-cell>
          <table:table-cell table:formula="of:=VALUE([$from_i_EN.A103])" office:value-type="date" office:date-value="2020-09-20" calcext:value-type="date">
            <text:p>20/09/20</text:p>
          </table:table-cell>
          <table:table-cell table:formula="of:=[$EN.B85]" office:value-type="float" office:value="93341.1067876749" calcext:value-type="float">
            <text:p>93341.1067876749</text:p>
          </table:table-cell>
          <table:table-cell table:formula="of:=[$from_i_EN.B103]" office:value-type="float" office:value="83612.6621873452" calcext:value-type="float">
            <text:p>83612.6621873452</text:p>
          </table:table-cell>
          <table:table-cell table:formula="of:=[.D104]/[.C104]" office:value-type="percentage" office:value="0.895775345556388" calcext:value-type="percentage">
            <text:p>89.6%</text:p>
          </table:table-cell>
          <table:table-cell table:formula="of:=[.D102]" office:value-type="float" office:value="67589.9447680604" calcext:value-type="float">
            <text:p>67589.9447680604</text:p>
          </table:table-cell>
          <table:table-cell table:formula="of:=[.F104]/[.C104]" office:value-type="percentage" office:value="0.724117670061581" calcext:value-type="percentage">
            <text:p>72.41%</text:p>
          </table:table-cell>
        </table:table-row>
        <table:table-row table:style-name="ro1">
          <table:table-cell table:formula="of:=VALUE([$EN.A86])" office:value-type="date" office:date-value="2020-09-23" calcext:value-type="date">
            <text:p>23/09/20</text:p>
          </table:table-cell>
          <table:table-cell table:formula="of:=VALUE([$from_i_EN.A104])" office:value-type="date" office:date-value="2020-09-21" calcext:value-type="date">
            <text:p>21/09/20</text:p>
          </table:table-cell>
          <table:table-cell table:formula="of:=[$EN.B86]" office:value-type="float" office:value="102717.984381185" calcext:value-type="float">
            <text:p>102717.984381185</text:p>
          </table:table-cell>
          <table:table-cell table:formula="of:=[$from_i_EN.B104]" office:value-type="float" office:value="92554.929366608" calcext:value-type="float">
            <text:p>92554.929366608</text:p>
          </table:table-cell>
          <table:table-cell table:formula="of:=[.D105]/[.C105]" office:value-type="percentage" office:value="0.901058660021384" calcext:value-type="percentage">
            <text:p>90.1%</text:p>
          </table:table-cell>
          <table:table-cell table:formula="of:=[.D103]" office:value-type="float" office:value="75097.6980851975" calcext:value-type="float">
            <text:p>75097.6980851975</text:p>
          </table:table-cell>
          <table:table-cell table:formula="of:=[.F105]/[.C105]" office:value-type="percentage" office:value="0.731105643647669" calcext:value-type="percentage">
            <text:p>73.11%</text:p>
          </table:table-cell>
        </table:table-row>
        <table:table-row table:style-name="ro1">
          <table:table-cell table:formula="of:=VALUE([$EN.A87])" office:value-type="date" office:date-value="2020-09-24" calcext:value-type="date">
            <text:p>24/09/20</text:p>
          </table:table-cell>
          <table:table-cell table:formula="of:=VALUE([$from_i_EN.A105])" office:value-type="date" office:date-value="2020-09-22" calcext:value-type="date">
            <text:p>22/09/20</text:p>
          </table:table-cell>
          <table:table-cell table:formula="of:=[$EN.B87]" office:value-type="float" office:value="112842.683289389" calcext:value-type="float">
            <text:p>112842.683289389</text:p>
          </table:table-cell>
          <table:table-cell table:formula="of:=[$from_i_EN.B105]" office:value-type="float" office:value="102152.303103834" calcext:value-type="float">
            <text:p>102152.303103834</text:p>
          </table:table-cell>
          <table:table-cell table:formula="of:=[.D106]/[.C106]" office:value-type="percentage" office:value="0.905262974311421" calcext:value-type="percentage">
            <text:p>90.5%</text:p>
          </table:table-cell>
          <table:table-cell table:formula="of:=[.D104]" office:value-type="float" office:value="83612.6621873452" calcext:value-type="float">
            <text:p>83612.6621873452</text:p>
          </table:table-cell>
          <table:table-cell table:formula="of:=[.F106]/[.C106]" office:value-type="percentage" office:value="0.740966624950929" calcext:value-type="percentage">
            <text:p>74.10%</text:p>
          </table:table-cell>
        </table:table-row>
        <table:table-row table:style-name="ro1">
          <table:table-cell table:formula="of:=VALUE([$EN.A88])" office:value-type="date" office:date-value="2020-09-25" calcext:value-type="date">
            <text:p>25/09/20</text:p>
          </table:table-cell>
          <table:table-cell table:formula="of:=VALUE([$from_i_EN.A106])" office:value-type="date" office:date-value="2020-09-23" calcext:value-type="date">
            <text:p>23/09/20</text:p>
          </table:table-cell>
          <table:table-cell table:formula="of:=[$EN.B88]" office:value-type="float" office:value="122908.288137248" calcext:value-type="float">
            <text:p>122908.288137248</text:p>
          </table:table-cell>
          <table:table-cell table:formula="of:=[$from_i_EN.B106]" office:value-type="float" office:value="111724.412552532" calcext:value-type="float">
            <text:p>111724.412552532</text:p>
          </table:table-cell>
          <table:table-cell table:formula="of:=[.D107]/[.C107]" office:value-type="percentage" office:value="0.909006335095748" calcext:value-type="percentage">
            <text:p>90.9%</text:p>
          </table:table-cell>
          <table:table-cell table:formula="of:=[.D105]" office:value-type="float" office:value="92554.929366608" calcext:value-type="float">
            <text:p>92554.929366608</text:p>
          </table:table-cell>
          <table:table-cell table:formula="of:=[.F107]/[.C107]" office:value-type="percentage" office:value="0.753040586353743" calcext:value-type="percentage">
            <text:p>75.30%</text:p>
          </table:table-cell>
        </table:table-row>
        <table:table-row table:style-name="ro1">
          <table:table-cell table:formula="of:=VALUE([$EN.A89])" office:value-type="date" office:date-value="2020-09-26" calcext:value-type="date">
            <text:p>26/09/20</text:p>
          </table:table-cell>
          <table:table-cell table:formula="of:=VALUE([$from_i_EN.A107])" office:value-type="date" office:date-value="2020-09-24" calcext:value-type="date">
            <text:p>24/09/20</text:p>
          </table:table-cell>
          <table:table-cell table:formula="of:=[$EN.B89]" office:value-type="float" office:value="132563.325042462" calcext:value-type="float">
            <text:p>132563.325042462</text:p>
          </table:table-cell>
          <table:table-cell table:formula="of:=[$from_i_EN.B107]" office:value-type="float" office:value="120809.414682389" calcext:value-type="float">
            <text:p>120809.414682389</text:p>
          </table:table-cell>
          <table:table-cell table:formula="of:=[.D108]/[.C108]" office:value-type="percentage" office:value="0.911333618432488" calcext:value-type="percentage">
            <text:p>91.1%</text:p>
          </table:table-cell>
          <table:table-cell table:formula="of:=[.D106]" office:value-type="float" office:value="102152.303103834" calcext:value-type="float">
            <text:p>102152.303103834</text:p>
          </table:table-cell>
          <table:table-cell table:formula="of:=[.F108]/[.C108]" office:value-type="percentage" office:value="0.770592492841539" calcext:value-type="percentage">
            <text:p>77.06%</text:p>
          </table:table-cell>
        </table:table-row>
        <table:table-row table:style-name="ro1">
          <table:table-cell table:formula="of:=VALUE([$EN.A90])" office:value-type="date" office:date-value="2020-09-27" calcext:value-type="date">
            <text:p>27/09/20</text:p>
          </table:table-cell>
          <table:table-cell table:formula="of:=VALUE([$from_i_EN.A108])" office:value-type="date" office:date-value="2020-09-25" calcext:value-type="date">
            <text:p>25/09/20</text:p>
          </table:table-cell>
          <table:table-cell table:formula="of:=[$EN.B90]" office:value-type="float" office:value="141497.230257002" calcext:value-type="float">
            <text:p>141497.230257002</text:p>
          </table:table-cell>
          <table:table-cell table:formula="of:=[$from_i_EN.B108]" office:value-type="float" office:value="129105.007688178" calcext:value-type="float">
            <text:p>129105.007688178</text:p>
          </table:table-cell>
          <table:table-cell table:formula="of:=[.D109]/[.C109]" office:value-type="percentage" office:value="0.91242074105397" calcext:value-type="percentage">
            <text:p>91.2%</text:p>
          </table:table-cell>
          <table:table-cell table:formula="of:=[.D107]" office:value-type="float" office:value="111724.412552532" calcext:value-type="float">
            <text:p>111724.412552532</text:p>
          </table:table-cell>
          <table:table-cell table:formula="of:=[.F109]/[.C109]" office:value-type="percentage" office:value="0.789587275663322" calcext:value-type="percentage">
            <text:p>78.96%</text:p>
          </table:table-cell>
        </table:table-row>
        <table:table-row table:style-name="ro1">
          <table:table-cell table:formula="of:=VALUE([$EN.A91])" office:value-type="date" office:date-value="2020-09-28" calcext:value-type="date">
            <text:p>28/09/20</text:p>
          </table:table-cell>
          <table:table-cell table:formula="of:=VALUE([$from_i_EN.A109])" office:value-type="date" office:date-value="2020-09-26" calcext:value-type="date">
            <text:p>26/09/20</text:p>
          </table:table-cell>
          <table:table-cell table:formula="of:=[$EN.B91]" office:value-type="float" office:value="150248.954753401" calcext:value-type="float">
            <text:p>150248.954753401</text:p>
          </table:table-cell>
          <table:table-cell table:formula="of:=[$from_i_EN.B109]" office:value-type="float" office:value="137207.630532922" calcext:value-type="float">
            <text:p>137207.630532922</text:p>
          </table:table-cell>
          <table:table-cell table:formula="of:=[.D110]/[.C110]" office:value-type="percentage" office:value="0.913201897198664" calcext:value-type="percentage">
            <text:p>91.3%</text:p>
          </table:table-cell>
          <table:table-cell table:formula="of:=[.D108]" office:value-type="float" office:value="120809.414682389" calcext:value-type="float">
            <text:p>120809.414682389</text:p>
          </table:table-cell>
          <table:table-cell table:formula="of:=[.F110]/[.C110]" office:value-type="percentage" office:value="0.804061598169982" calcext:value-type="percentage">
            <text:p>80.41%</text:p>
          </table:table-cell>
        </table:table-row>
        <table:table-row table:style-name="ro1">
          <table:table-cell table:formula="of:=VALUE([$EN.A92])" office:value-type="date" office:date-value="2020-09-29" calcext:value-type="date">
            <text:p>29/09/20</text:p>
          </table:table-cell>
          <table:table-cell table:formula="of:=VALUE([$from_i_EN.A110])" office:value-type="date" office:date-value="2020-09-27" calcext:value-type="date">
            <text:p>27/09/20</text:p>
          </table:table-cell>
          <table:table-cell table:formula="of:=[$EN.B92]" office:value-type="float" office:value="158589.768738803" calcext:value-type="float">
            <text:p>158589.768738803</text:p>
          </table:table-cell>
          <table:table-cell table:formula="of:=[$from_i_EN.B110]" office:value-type="float" office:value="144975.467525569" calcext:value-type="float">
            <text:p>144975.467525569</text:p>
          </table:table-cell>
          <table:table-cell table:formula="of:=[.D111]/[.C111]" office:value-type="percentage" office:value="0.914153975243783" calcext:value-type="percentage">
            <text:p>91.4%</text:p>
          </table:table-cell>
          <table:table-cell table:formula="of:=[.D109]" office:value-type="float" office:value="129105.007688178" calcext:value-type="float">
            <text:p>129105.007688178</text:p>
          </table:table-cell>
          <table:table-cell table:formula="of:=[.F111]/[.C111]" office:value-type="percentage" office:value="0.814081568533048" calcext:value-type="percentage">
            <text:p>81.41%</text:p>
          </table:table-cell>
        </table:table-row>
        <table:table-row table:style-name="ro1">
          <table:table-cell table:formula="of:=VALUE([$EN.A93])" office:value-type="date" office:date-value="2020-09-30" calcext:value-type="date">
            <text:p>30/09/20</text:p>
          </table:table-cell>
          <table:table-cell table:formula="of:=VALUE([$from_i_EN.A111])" office:value-type="date" office:date-value="2020-09-28" calcext:value-type="date">
            <text:p>28/09/20</text:p>
          </table:table-cell>
          <table:table-cell table:formula="of:=[$EN.B93]" office:value-type="float" office:value="167194.560993928" calcext:value-type="float">
            <text:p>167194.560993928</text:p>
          </table:table-cell>
          <table:table-cell table:formula="of:=[$from_i_EN.B111]" office:value-type="float" office:value="152855.189756868" calcext:value-type="float">
            <text:p>152855.189756868</text:p>
          </table:table-cell>
          <table:table-cell table:formula="of:=[.D112]/[.C112]" office:value-type="percentage" office:value="0.914235420387983" calcext:value-type="percentage">
            <text:p>91.4%</text:p>
          </table:table-cell>
          <table:table-cell table:formula="of:=[.D110]" office:value-type="float" office:value="137207.630532922" calcext:value-type="float">
            <text:p>137207.630532922</text:p>
          </table:table-cell>
          <table:table-cell table:formula="of:=[.F112]/[.C112]" office:value-type="percentage" office:value="0.820646495419818" calcext:value-type="percentage">
            <text:p>82.06%</text:p>
          </table:table-cell>
        </table:table-row>
        <table:table-row table:style-name="ro1">
          <table:table-cell table:formula="of:=VALUE([$EN.A94])" office:value-type="date" office:date-value="2020-10-01" calcext:value-type="date">
            <text:p>01/10/20</text:p>
          </table:table-cell>
          <table:table-cell table:formula="of:=VALUE([$from_i_EN.A112])" office:value-type="date" office:date-value="2020-09-29" calcext:value-type="date">
            <text:p>29/09/20</text:p>
          </table:table-cell>
          <table:table-cell table:formula="of:=[$EN.B94]" office:value-type="float" office:value="174890.836923558" calcext:value-type="float">
            <text:p>174890.836923558</text:p>
          </table:table-cell>
          <table:table-cell table:formula="of:=[$from_i_EN.B112]" office:value-type="float" office:value="159861.996147397" calcext:value-type="float">
            <text:p>159861.996147397</text:p>
          </table:table-cell>
          <table:table-cell table:formula="of:=[.D113]/[.C113]" office:value-type="percentage" office:value="0.914067305980531" calcext:value-type="percentage">
            <text:p>91.4%</text:p>
          </table:table-cell>
          <table:table-cell table:formula="of:=[.D111]" office:value-type="float" office:value="144975.467525569" calcext:value-type="float">
            <text:p>144975.467525569</text:p>
          </table:table-cell>
          <table:table-cell table:formula="of:=[.F113]/[.C113]" office:value-type="percentage" office:value="0.828948331861065" calcext:value-type="percentage">
            <text:p>82.89%</text:p>
          </table:table-cell>
        </table:table-row>
        <table:table-row table:style-name="ro1">
          <table:table-cell table:formula="of:=VALUE([$EN.A95])" office:value-type="date" office:date-value="2020-10-02" calcext:value-type="date">
            <text:p>02/10/20</text:p>
          </table:table-cell>
          <table:table-cell table:formula="of:=VALUE([$from_i_EN.A113])" office:value-type="date" office:date-value="2020-09-30" calcext:value-type="date">
            <text:p>30/09/20</text:p>
          </table:table-cell>
          <table:table-cell table:formula="of:=[$EN.B95]" office:value-type="float" office:value="181572.624799272" calcext:value-type="float">
            <text:p>181572.624799272</text:p>
          </table:table-cell>
          <table:table-cell table:formula="of:=[$from_i_EN.B113]" office:value-type="float" office:value="165836.557760876" calcext:value-type="float">
            <text:p>165836.557760876</text:p>
          </table:table-cell>
          <table:table-cell table:formula="of:=[.D114]/[.C114]" office:value-type="percentage" office:value="0.913334584132425" calcext:value-type="percentage">
            <text:p>91.3%</text:p>
          </table:table-cell>
          <table:table-cell table:formula="of:=[.D112]" office:value-type="float" office:value="152855.189756868" calcext:value-type="float">
            <text:p>152855.189756868</text:p>
          </table:table-cell>
          <table:table-cell table:formula="of:=[.F114]/[.C114]" office:value-type="percentage" office:value="0.841840502806241" calcext:value-type="percentage">
            <text:p>84.18%</text:p>
          </table:table-cell>
        </table:table-row>
        <table:table-row table:style-name="ro1">
          <table:table-cell table:formula="of:=VALUE([$EN.A96])" office:value-type="date" office:date-value="2020-10-03" calcext:value-type="date">
            <text:p>03/10/20</text:p>
          </table:table-cell>
          <table:table-cell table:formula="of:=VALUE([$from_i_EN.A114])" office:value-type="date" office:date-value="2020-10-01" calcext:value-type="date">
            <text:p>01/10/20</text:p>
          </table:table-cell>
          <table:table-cell table:formula="of:=[$EN.B96]" office:value-type="float" office:value="187688.451336172" calcext:value-type="float">
            <text:p>187688.451336172</text:p>
          </table:table-cell>
          <table:table-cell table:formula="of:=[$from_i_EN.B114]" office:value-type="float" office:value="171244.208266565" calcext:value-type="float">
            <text:p>171244.208266565</text:p>
          </table:table-cell>
          <table:table-cell table:formula="of:=[.D115]/[.C115]" office:value-type="percentage" office:value="0.912385429404213" calcext:value-type="percentage">
            <text:p>91.2%</text:p>
          </table:table-cell>
          <table:table-cell table:formula="of:=[.D113]" office:value-type="float" office:value="159861.996147397" calcext:value-type="float">
            <text:p>159861.996147397</text:p>
          </table:table-cell>
          <table:table-cell table:formula="of:=[.F115]/[.C115]" office:value-type="percentage" office:value="0.851741249977418" calcext:value-type="percentage">
            <text:p>85.17%</text:p>
          </table:table-cell>
        </table:table-row>
        <table:table-row table:style-name="ro1">
          <table:table-cell table:formula="of:=VALUE([$EN.A97])" office:value-type="date" office:date-value="2020-10-04" calcext:value-type="date">
            <text:p>04/10/20</text:p>
          </table:table-cell>
          <table:table-cell table:formula="of:=VALUE([$from_i_EN.A115])" office:value-type="date" office:date-value="2020-10-02" calcext:value-type="date">
            <text:p>02/10/20</text:p>
          </table:table-cell>
          <table:table-cell table:formula="of:=[$EN.B97]" office:value-type="float" office:value="194017.44106884" calcext:value-type="float">
            <text:p>194017.44106884</text:p>
          </table:table-cell>
          <table:table-cell table:formula="of:=[$from_i_EN.B115]" office:value-type="float" office:value="176669.281853139" calcext:value-type="float">
            <text:p>176669.281853139</text:p>
          </table:table-cell>
          <table:table-cell table:formula="of:=[.D116]/[.C116]" office:value-type="percentage" office:value="0.910584537554303" calcext:value-type="percentage">
            <text:p>91.1%</text:p>
          </table:table-cell>
          <table:table-cell table:formula="of:=[.D114]" office:value-type="float" office:value="165836.557760876" calcext:value-type="float">
            <text:p>165836.557760876</text:p>
          </table:table-cell>
          <table:table-cell table:formula="of:=[.F116]/[.C116]" office:value-type="percentage" office:value="0.854750773163918" calcext:value-type="percentage">
            <text:p>85.48%</text:p>
          </table:table-cell>
        </table:table-row>
        <table:table-row table:style-name="ro1">
          <table:table-cell table:formula="of:=VALUE([$EN.A98])" office:value-type="date" office:date-value="2020-10-05" calcext:value-type="date">
            <text:p>05/10/20</text:p>
          </table:table-cell>
          <table:table-cell table:formula="of:=VALUE([$from_i_EN.A116])" office:value-type="date" office:date-value="2020-10-03" calcext:value-type="date">
            <text:p>03/10/20</text:p>
          </table:table-cell>
          <table:table-cell table:formula="of:=[$EN.B98]" office:value-type="float" office:value="200648.396750939" calcext:value-type="float">
            <text:p>200648.396750939</text:p>
          </table:table-cell>
          <table:table-cell table:formula="of:=[$from_i_EN.B116]" office:value-type="float" office:value="182182.464683327" calcext:value-type="float">
            <text:p>182182.464683327</text:p>
          </table:table-cell>
          <table:table-cell table:formula="of:=[.D117]/[.C117]" office:value-type="percentage" office:value="0.907968703629696" calcext:value-type="percentage">
            <text:p>90.8%</text:p>
          </table:table-cell>
          <table:table-cell table:formula="of:=[.D115]" office:value-type="float" office:value="171244.208266565" calcext:value-type="float">
            <text:p>171244.208266565</text:p>
          </table:table-cell>
          <table:table-cell table:formula="of:=[.F117]/[.C117]" office:value-type="percentage" office:value="0.853454156821034" calcext:value-type="percentage">
            <text:p>85.35%</text:p>
          </table:table-cell>
        </table:table-row>
        <table:table-row table:style-name="ro1">
          <table:table-cell table:formula="of:=VALUE([$EN.A99])" office:value-type="date" office:date-value="2020-10-06" calcext:value-type="date">
            <text:p>06/10/20</text:p>
          </table:table-cell>
          <table:table-cell table:formula="of:=VALUE([$from_i_EN.A117])" office:value-type="date" office:date-value="2020-10-04" calcext:value-type="date">
            <text:p>04/10/20</text:p>
          </table:table-cell>
          <table:table-cell table:formula="of:=[$EN.B99]" office:value-type="float" office:value="207226.088156885" calcext:value-type="float">
            <text:p>207226.088156885</text:p>
          </table:table-cell>
          <table:table-cell table:formula="of:=[$from_i_EN.B117]" office:value-type="float" office:value="187585.65051249" calcext:value-type="float">
            <text:p>187585.65051249</text:p>
          </table:table-cell>
          <table:table-cell table:formula="of:=[.D118]/[.C118]" office:value-type="percentage" office:value="0.905222176324026" calcext:value-type="percentage">
            <text:p>90.5%</text:p>
          </table:table-cell>
          <table:table-cell table:formula="of:=[.D116]" office:value-type="float" office:value="176669.281853139" calcext:value-type="float">
            <text:p>176669.281853139</text:p>
          </table:table-cell>
          <table:table-cell table:formula="of:=[.F118]/[.C118]" office:value-type="percentage" office:value="0.852543632051712" calcext:value-type="percentage">
            <text:p>85.25%</text:p>
          </table:table-cell>
        </table:table-row>
        <table:table-row table:style-name="ro1">
          <table:table-cell table:formula="of:=VALUE([$EN.A100])" office:value-type="date" office:date-value="2020-10-07" calcext:value-type="date">
            <text:p>07/10/20</text:p>
          </table:table-cell>
          <table:table-cell table:formula="of:=VALUE([$from_i_EN.A118])" office:value-type="date" office:date-value="2020-10-05" calcext:value-type="date">
            <text:p>05/10/20</text:p>
          </table:table-cell>
          <table:table-cell table:formula="of:=[$EN.B100]" office:value-type="float" office:value="213449.629434289" calcext:value-type="float">
            <text:p>213449.629434289</text:p>
          </table:table-cell>
          <table:table-cell table:formula="of:=[$from_i_EN.B118]" office:value-type="float" office:value="192559.43172553" calcext:value-type="float">
            <text:p>192559.43172553</text:p>
          </table:table-cell>
          <table:table-cell table:formula="of:=[.D119]/[.C119]" office:value-type="percentage" office:value="0.902130550593483" calcext:value-type="percentage">
            <text:p>90.2%</text:p>
          </table:table-cell>
          <table:table-cell table:formula="of:=[.D117]" office:value-type="float" office:value="182182.464683327" calcext:value-type="float">
            <text:p>182182.464683327</text:p>
          </table:table-cell>
          <table:table-cell table:formula="of:=[.F119]/[.C119]" office:value-type="percentage" office:value="0.853515019755105" calcext:value-type="percentage">
            <text:p>85.35%</text:p>
          </table:table-cell>
        </table:table-row>
        <table:table-row table:style-name="ro1">
          <table:table-cell table:formula="of:=VALUE([$EN.A101])" office:value-type="date" office:date-value="2020-10-08" calcext:value-type="date">
            <text:p>08/10/20</text:p>
          </table:table-cell>
          <table:table-cell table:formula="of:=VALUE([$from_i_EN.A119])" office:value-type="date" office:date-value="2020-10-06" calcext:value-type="date">
            <text:p>06/10/20</text:p>
          </table:table-cell>
          <table:table-cell table:formula="of:=[$EN.B101]" office:value-type="float" office:value="219850.905726563" calcext:value-type="float">
            <text:p>219850.905726563</text:p>
          </table:table-cell>
          <table:table-cell table:formula="of:=[$from_i_EN.B119]" office:value-type="float" office:value="197786.957022304" calcext:value-type="float">
            <text:p>197786.957022304</text:p>
          </table:table-cell>
          <table:table-cell table:formula="of:=[.D120]/[.C120]" office:value-type="percentage" office:value="0.899641310863187" calcext:value-type="percentage">
            <text:p>90.0%</text:p>
          </table:table-cell>
          <table:table-cell table:formula="of:=[.D118]" office:value-type="float" office:value="187585.65051249" calcext:value-type="float">
            <text:p>187585.65051249</text:p>
          </table:table-cell>
          <table:table-cell table:formula="of:=[.F120]/[.C120]" office:value-type="percentage" office:value="0.853240289788924" calcext:value-type="percentage">
            <text:p>85.32%</text:p>
          </table:table-cell>
        </table:table-row>
        <table:table-row table:style-name="ro1">
          <table:table-cell table:formula="of:=VALUE([$EN.A102])" office:value-type="date" office:date-value="2020-10-09" calcext:value-type="date">
            <text:p>09/10/20</text:p>
          </table:table-cell>
          <table:table-cell table:formula="of:=VALUE([$from_i_EN.A120])" office:value-type="date" office:date-value="2020-10-07" calcext:value-type="date">
            <text:p>07/10/20</text:p>
          </table:table-cell>
          <table:table-cell table:formula="of:=[$EN.B102]" office:value-type="float" office:value="226268.399920945" calcext:value-type="float">
            <text:p>226268.399920945</text:p>
          </table:table-cell>
          <table:table-cell table:formula="of:=[$from_i_EN.B120]" office:value-type="float" office:value="202929.48627971" calcext:value-type="float">
            <text:p>202929.48627971</text:p>
          </table:table-cell>
          <table:table-cell table:formula="of:=[.D121]/[.C121]" office:value-type="percentage" office:value="0.896852969087202" calcext:value-type="percentage">
            <text:p>89.7%</text:p>
          </table:table-cell>
          <table:table-cell table:formula="of:=[.D119]" office:value-type="float" office:value="192559.43172553" calcext:value-type="float">
            <text:p>192559.43172553</text:p>
          </table:table-cell>
          <table:table-cell table:formula="of:=[.F121]/[.C121]" office:value-type="percentage" office:value="0.851022201035618" calcext:value-type="percentage">
            <text:p>85.10%</text:p>
          </table:table-cell>
        </table:table-row>
        <table:table-row table:style-name="ro1">
          <table:table-cell table:formula="of:=VALUE([$EN.A103])" office:value-type="date" office:date-value="2020-10-10" calcext:value-type="date">
            <text:p>10/10/20</text:p>
          </table:table-cell>
          <table:table-cell table:formula="of:=VALUE([$from_i_EN.A121])" office:value-type="date" office:date-value="2020-10-08" calcext:value-type="date">
            <text:p>08/10/20</text:p>
          </table:table-cell>
          <table:table-cell table:formula="of:=[$EN.B103]" office:value-type="float" office:value="233276.995615313" calcext:value-type="float">
            <text:p>233276.995615313</text:p>
          </table:table-cell>
          <table:table-cell table:formula="of:=[$from_i_EN.B121]" office:value-type="float" office:value="208632.299229802" calcext:value-type="float">
            <text:p>208632.299229802</text:p>
          </table:table-cell>
          <table:table-cell table:formula="of:=[.D122]/[.C122]" office:value-type="percentage" office:value="0.894354364773492" calcext:value-type="percentage">
            <text:p>89.4%</text:p>
          </table:table-cell>
          <table:table-cell table:formula="of:=[.D120]" office:value-type="float" office:value="197786.957022304" calcext:value-type="float">
            <text:p>197786.957022304</text:p>
          </table:table-cell>
          <table:table-cell table:formula="of:=[.F122]/[.C122]" office:value-type="percentage" office:value="0.847863101548452" calcext:value-type="percentage">
            <text:p>84.79%</text:p>
          </table:table-cell>
        </table:table-row>
        <table:table-row table:style-name="ro1">
          <table:table-cell table:formula="of:=VALUE([$EN.A104])" office:value-type="date" office:date-value="2020-10-11" calcext:value-type="date">
            <text:p>11/10/20</text:p>
          </table:table-cell>
          <table:table-cell table:formula="of:=VALUE([$from_i_EN.A122])" office:value-type="date" office:date-value="2020-10-09" calcext:value-type="date">
            <text:p>09/10/20</text:p>
          </table:table-cell>
          <table:table-cell table:formula="of:=[$EN.B104]" office:value-type="float" office:value="240012.519504516" calcext:value-type="float">
            <text:p>240012.519504516</text:p>
          </table:table-cell>
          <table:table-cell table:formula="of:=[$from_i_EN.B122]" office:value-type="float" office:value="214111.892893975" calcext:value-type="float">
            <text:p>214111.892893975</text:p>
          </table:table-cell>
          <table:table-cell table:formula="of:=[.D123]/[.C123]" office:value-type="percentage" office:value="0.892086351728608" calcext:value-type="percentage">
            <text:p>89.2%</text:p>
          </table:table-cell>
          <table:table-cell table:formula="of:=[.D121]" office:value-type="float" office:value="202929.48627971" calcext:value-type="float">
            <text:p>202929.48627971</text:p>
          </table:table-cell>
          <table:table-cell table:formula="of:=[.F123]/[.C123]" office:value-type="percentage" office:value="0.84549542123319" calcext:value-type="percentage">
            <text:p>84.55%</text:p>
          </table:table-cell>
        </table:table-row>
        <table:table-row table:style-name="ro1">
          <table:table-cell table:formula="of:=VALUE([$EN.A105])" office:value-type="date" office:date-value="2020-10-12" calcext:value-type="date">
            <text:p>12/10/20</text:p>
          </table:table-cell>
          <table:table-cell table:formula="of:=VALUE([$from_i_EN.A123])" office:value-type="date" office:date-value="2020-10-10" calcext:value-type="date">
            <text:p>10/10/20</text:p>
          </table:table-cell>
          <table:table-cell table:formula="of:=[$EN.B105]" office:value-type="float" office:value="247417.322693451" calcext:value-type="float">
            <text:p>247417.322693451</text:p>
          </table:table-cell>
          <table:table-cell table:formula="of:=[$from_i_EN.B123]" office:value-type="float" office:value="220139.069904218" calcext:value-type="float">
            <text:p>220139.069904218</text:p>
          </table:table-cell>
          <table:table-cell table:formula="of:=[.D124]/[.C124]" office:value-type="percentage" office:value="0.88974800756764" calcext:value-type="percentage">
            <text:p>89.0%</text:p>
          </table:table-cell>
          <table:table-cell table:formula="of:=[.D122]" office:value-type="float" office:value="208632.299229802" calcext:value-type="float">
            <text:p>208632.299229802</text:p>
          </table:table-cell>
          <table:table-cell table:formula="of:=[.F124]/[.C124]" office:value-type="percentage" office:value="0.843240469012336" calcext:value-type="percentage">
            <text:p>84.32%</text:p>
          </table:table-cell>
        </table:table-row>
        <table:table-row table:style-name="ro1">
          <table:table-cell table:formula="of:=VALUE([$EN.A106])" office:value-type="date" office:date-value="2020-10-13" calcext:value-type="date">
            <text:p>13/10/20</text:p>
          </table:table-cell>
          <table:table-cell table:formula="of:=VALUE([$from_i_EN.A124])" office:value-type="date" office:date-value="2020-10-11" calcext:value-type="date">
            <text:p>11/10/20</text:p>
          </table:table-cell>
          <table:table-cell table:formula="of:=[$EN.B106]" office:value-type="float" office:value="255695.612466687" calcext:value-type="float">
            <text:p>255695.612466687</text:p>
          </table:table-cell>
          <table:table-cell table:formula="of:=[$from_i_EN.B124]" office:value-type="float" office:value="227058.574938699" calcext:value-type="float">
            <text:p>227058.574938699</text:p>
          </table:table-cell>
          <table:table-cell table:formula="of:=[.D125]/[.C125]" office:value-type="percentage" office:value="0.888003406661039" calcext:value-type="percentage">
            <text:p>88.8%</text:p>
          </table:table-cell>
          <table:table-cell table:formula="of:=[.D123]" office:value-type="float" office:value="214111.892893975" calcext:value-type="float">
            <text:p>214111.892893975</text:p>
          </table:table-cell>
          <table:table-cell table:formula="of:=[.F125]/[.C125]" office:value-type="percentage" office:value="0.837370226373635" calcext:value-type="percentage">
            <text:p>83.74%</text:p>
          </table:table-cell>
        </table:table-row>
        <table:table-row table:style-name="ro1">
          <table:table-cell table:formula="of:=VALUE([$EN.A107])" office:value-type="date" office:date-value="2020-10-14" calcext:value-type="date">
            <text:p>14/10/20</text:p>
          </table:table-cell>
          <table:table-cell table:formula="of:=VALUE([$from_i_EN.A125])" office:value-type="date" office:date-value="2020-10-12" calcext:value-type="date">
            <text:p>12/10/20</text:p>
          </table:table-cell>
          <table:table-cell table:formula="of:=[$EN.B107]" office:value-type="float" office:value="264834.846338839" calcext:value-type="float">
            <text:p>264834.846338839</text:p>
          </table:table-cell>
          <table:table-cell table:formula="of:=[$from_i_EN.B125]" office:value-type="float" office:value="234755.92967649" calcext:value-type="float">
            <text:p>234755.92967649</text:p>
          </table:table-cell>
          <table:table-cell table:formula="of:=[.D126]/[.C126]" office:value-type="percentage" office:value="0.88642387103446" calcext:value-type="percentage">
            <text:p>88.6%</text:p>
          </table:table-cell>
          <table:table-cell table:formula="of:=[.D124]" office:value-type="float" office:value="220139.069904218" calcext:value-type="float">
            <text:p>220139.069904218</text:p>
          </table:table-cell>
          <table:table-cell table:formula="of:=[.F126]/[.C126]" office:value-type="percentage" office:value="0.831231512572799" calcext:value-type="percentage">
            <text:p>83.12%</text:p>
          </table:table-cell>
        </table:table-row>
        <table:table-row table:style-name="ro1">
          <table:table-cell table:formula="of:=VALUE([$EN.A108])" office:value-type="date" office:date-value="2020-10-15" calcext:value-type="date">
            <text:p>15/10/20</text:p>
          </table:table-cell>
          <table:table-cell table:formula="of:=VALUE([$from_i_EN.A126])" office:value-type="date" office:date-value="2020-10-13" calcext:value-type="date">
            <text:p>13/10/20</text:p>
          </table:table-cell>
          <table:table-cell table:formula="of:=[$EN.B108]" office:value-type="float" office:value="274300.678948575" calcext:value-type="float">
            <text:p>274300.678948575</text:p>
          </table:table-cell>
          <table:table-cell table:formula="of:=[$from_i_EN.B126]" office:value-type="float" office:value="242820.434934043" calcext:value-type="float">
            <text:p>242820.434934043</text:p>
          </table:table-cell>
          <table:table-cell table:formula="of:=[.D127]/[.C127]" office:value-type="percentage" office:value="0.885234538480913" calcext:value-type="percentage">
            <text:p>88.5%</text:p>
          </table:table-cell>
          <table:table-cell table:formula="of:=[.D125]" office:value-type="float" office:value="227058.574938699" calcext:value-type="float">
            <text:p>227058.574938699</text:p>
          </table:table-cell>
          <table:table-cell table:formula="of:=[.F127]/[.C127]" office:value-type="percentage" office:value="0.827772558963542" calcext:value-type="percentage">
            <text:p>82.78%</text:p>
          </table:table-cell>
        </table:table-row>
        <table:table-row table:style-name="ro1">
          <table:table-cell table:formula="of:=VALUE([$EN.A109])" office:value-type="date" office:date-value="2020-10-16" calcext:value-type="date">
            <text:p>16/10/20</text:p>
          </table:table-cell>
          <table:table-cell table:formula="of:=VALUE([$from_i_EN.A127])" office:value-type="date" office:date-value="2020-10-14" calcext:value-type="date">
            <text:p>14/10/20</text:p>
          </table:table-cell>
          <table:table-cell table:formula="of:=[$EN.B109]" office:value-type="float" office:value="284513.173098111" calcext:value-type="float">
            <text:p>284513.173098111</text:p>
          </table:table-cell>
          <table:table-cell table:formula="of:=[$from_i_EN.B127]" office:value-type="float" office:value="251655.936302177" calcext:value-type="float">
            <text:p>251655.936302177</text:p>
          </table:table-cell>
          <table:table-cell table:formula="of:=[.D128]/[.C128]" office:value-type="percentage" office:value="0.884514181054796" calcext:value-type="percentage">
            <text:p>88.5%</text:p>
          </table:table-cell>
          <table:table-cell table:formula="of:=[.D126]" office:value-type="float" office:value="234755.92967649" calcext:value-type="float">
            <text:p>234755.92967649</text:p>
          </table:table-cell>
          <table:table-cell table:formula="of:=[.F128]/[.C128]" office:value-type="percentage" office:value="0.825114447672823" calcext:value-type="percentage">
            <text:p>82.51%</text:p>
          </table:table-cell>
        </table:table-row>
        <table:table-row table:style-name="ro1">
          <table:table-cell table:formula="of:=VALUE([$EN.A110])" office:value-type="date" office:date-value="2020-10-17" calcext:value-type="date">
            <text:p>17/10/20</text:p>
          </table:table-cell>
          <table:table-cell table:formula="of:=VALUE([$from_i_EN.A128])" office:value-type="date" office:date-value="2020-10-15" calcext:value-type="date">
            <text:p>15/10/20</text:p>
          </table:table-cell>
          <table:table-cell table:formula="of:=[$EN.B110]" office:value-type="float" office:value="294904.179308648" calcext:value-type="float">
            <text:p>294904.179308648</text:p>
          </table:table-cell>
          <table:table-cell table:formula="of:=[$from_i_EN.B128]" office:value-type="float" office:value="260801.23423691" calcext:value-type="float">
            <text:p>260801.23423691</text:p>
          </table:table-cell>
          <table:table-cell table:formula="of:=[.D129]/[.C129]" office:value-type="percentage" office:value="0.884359234407303" calcext:value-type="percentage">
            <text:p>88.4%</text:p>
          </table:table-cell>
          <table:table-cell table:formula="of:=[.D127]" office:value-type="float" office:value="242820.434934043" calcext:value-type="float">
            <text:p>242820.434934043</text:p>
          </table:table-cell>
          <table:table-cell table:formula="of:=[.F129]/[.C129]" office:value-type="percentage" office:value="0.823387567796746" calcext:value-type="percentage">
            <text:p>82.34%</text:p>
          </table:table-cell>
        </table:table-row>
        <table:table-row table:style-name="ro1">
          <table:table-cell table:formula="of:=VALUE([$EN.A111])" office:value-type="date" office:date-value="2020-10-18" calcext:value-type="date">
            <text:p>18/10/20</text:p>
          </table:table-cell>
          <table:table-cell table:formula="of:=VALUE([$from_i_EN.A129])" office:value-type="date" office:date-value="2020-10-16" calcext:value-type="date">
            <text:p>16/10/20</text:p>
          </table:table-cell>
          <table:table-cell table:formula="of:=[$EN.B111]" office:value-type="float" office:value="305041.854768036" calcext:value-type="float">
            <text:p>305041.854768036</text:p>
          </table:table-cell>
          <table:table-cell table:formula="of:=[$from_i_EN.B129]" office:value-type="float" office:value="269765.994564839" calcext:value-type="float">
            <text:p>269765.994564839</text:p>
          </table:table-cell>
          <table:table-cell table:formula="of:=[.D130]/[.C130]" office:value-type="percentage" office:value="0.884357311458056" calcext:value-type="percentage">
            <text:p>88.4%</text:p>
          </table:table-cell>
          <table:table-cell table:formula="of:=[.D128]" office:value-type="float" office:value="251655.936302177" calcext:value-type="float">
            <text:p>251655.936302177</text:p>
          </table:table-cell>
          <table:table-cell table:formula="of:=[.F130]/[.C130]" office:value-type="percentage" office:value="0.824988218398897" calcext:value-type="percentage">
            <text:p>82.50%</text:p>
          </table:table-cell>
        </table:table-row>
        <table:table-row table:style-name="ro1">
          <table:table-cell table:formula="of:=VALUE([$EN.A112])" office:value-type="date" office:date-value="2020-10-19" calcext:value-type="date">
            <text:p>19/10/20</text:p>
          </table:table-cell>
          <table:table-cell table:formula="of:=VALUE([$from_i_EN.A130])" office:value-type="date" office:date-value="2020-10-17" calcext:value-type="date">
            <text:p>17/10/20</text:p>
          </table:table-cell>
          <table:table-cell table:formula="of:=[$EN.B112]" office:value-type="float" office:value="316055.402695791" calcext:value-type="float">
            <text:p>316055.402695791</text:p>
          </table:table-cell>
          <table:table-cell table:formula="of:=[$from_i_EN.B130]" office:value-type="float" office:value="279508.580088308" calcext:value-type="float">
            <text:p>279508.580088308</text:p>
          </table:table-cell>
          <table:table-cell table:formula="of:=[.D131]/[.C131]" office:value-type="percentage" office:value="0.884365771647131" calcext:value-type="percentage">
            <text:p>88.4%</text:p>
          </table:table-cell>
          <table:table-cell table:formula="of:=[.D129]" office:value-type="float" office:value="260801.23423691" calcext:value-type="float">
            <text:p>260801.23423691</text:p>
          </table:table-cell>
          <table:table-cell table:formula="of:=[.F131]/[.C131]" office:value-type="percentage" office:value="0.825175687592773" calcext:value-type="percentage">
            <text:p>82.52%</text:p>
          </table:table-cell>
        </table:table-row>
        <table:table-row table:style-name="ro1">
          <table:table-cell table:formula="of:=VALUE([$EN.A113])" office:value-type="date" office:date-value="2020-10-20" calcext:value-type="date">
            <text:p>20/10/20</text:p>
          </table:table-cell>
          <table:table-cell table:formula="of:=VALUE([$from_i_EN.A131])" office:value-type="date" office:date-value="2020-10-18" calcext:value-type="date">
            <text:p>18/10/20</text:p>
          </table:table-cell>
          <table:table-cell table:formula="of:=[$EN.B113]" office:value-type="float" office:value="327316.663640886" calcext:value-type="float">
            <text:p>327316.663640886</text:p>
          </table:table-cell>
          <table:table-cell table:formula="of:=[$from_i_EN.B131]" office:value-type="float" office:value="289555.702293771" calcext:value-type="float">
            <text:p>289555.702293771</text:p>
          </table:table-cell>
          <table:table-cell table:formula="of:=[.D132]/[.C132]" office:value-type="percentage" office:value="0.884634772556083" calcext:value-type="percentage">
            <text:p>88.5%</text:p>
          </table:table-cell>
          <table:table-cell table:formula="of:=[.D130]" office:value-type="float" office:value="269765.994564839" calcext:value-type="float">
            <text:p>269765.994564839</text:p>
          </table:table-cell>
          <table:table-cell table:formula="of:=[.F132]/[.C132]" office:value-type="percentage" office:value="0.824174337976301" calcext:value-type="percentage">
            <text:p>82.42%</text:p>
          </table:table-cell>
        </table:table-row>
        <table:table-row table:style-name="ro1">
          <table:table-cell table:formula="of:=VALUE([$EN.A114])" office:value-type="date" office:date-value="2020-10-21" calcext:value-type="date">
            <text:p>21/10/20</text:p>
          </table:table-cell>
          <table:table-cell table:formula="of:=VALUE([$from_i_EN.A132])" office:value-type="date" office:date-value="2020-10-19" calcext:value-type="date">
            <text:p>19/10/20</text:p>
          </table:table-cell>
          <table:table-cell table:formula="of:=[$EN.B114]" office:value-type="float" office:value="339128.067064438" calcext:value-type="float">
            <text:p>339128.067064438</text:p>
          </table:table-cell>
          <table:table-cell table:formula="of:=[$from_i_EN.B132]" office:value-type="float" office:value="300163.531836775" calcext:value-type="float">
            <text:p>300163.531836775</text:p>
          </table:table-cell>
          <table:table-cell table:formula="of:=[.D133]/[.C133]" office:value-type="percentage" office:value="0.885103773435953" calcext:value-type="percentage">
            <text:p>88.5%</text:p>
          </table:table-cell>
          <table:table-cell table:formula="of:=[.D131]" office:value-type="float" office:value="279508.580088308" calcext:value-type="float">
            <text:p>279508.580088308</text:p>
          </table:table-cell>
          <table:table-cell table:formula="of:=[.F133]/[.C133]" office:value-type="percentage" office:value="0.824197721255547" calcext:value-type="percentage">
            <text:p>82.42%</text:p>
          </table:table-cell>
        </table:table-row>
        <table:table-row table:style-name="ro1">
          <table:table-cell table:formula="of:=VALUE([$EN.A115])" office:value-type="date" office:date-value="2020-10-22" calcext:value-type="date">
            <text:p>22/10/20</text:p>
          </table:table-cell>
          <table:table-cell table:formula="of:=VALUE([$from_i_EN.A133])" office:value-type="date" office:date-value="2020-10-20" calcext:value-type="date">
            <text:p>20/10/20</text:p>
          </table:table-cell>
          <table:table-cell table:formula="of:=[$EN.B115]" office:value-type="float" office:value="350938.334795996" calcext:value-type="float">
            <text:p>350938.334795996</text:p>
          </table:table-cell>
          <table:table-cell table:formula="of:=[$from_i_EN.B133]" office:value-type="float" office:value="310783.10774711" calcext:value-type="float">
            <text:p>310783.10774711</text:p>
          </table:table-cell>
          <table:table-cell table:formula="of:=[.D134]/[.C134]" office:value-type="percentage" office:value="0.885577541501048" calcext:value-type="percentage">
            <text:p>88.6%</text:p>
          </table:table-cell>
          <table:table-cell table:formula="of:=[.D132]" office:value-type="float" office:value="289555.702293771" calcext:value-type="float">
            <text:p>289555.702293771</text:p>
          </table:table-cell>
          <table:table-cell table:formula="of:=[.F134]/[.C134]" office:value-type="percentage" office:value="0.825089976169439" calcext:value-type="percentage">
            <text:p>82.51%</text:p>
          </table:table-cell>
        </table:table-row>
        <table:table-row table:style-name="ro1">
          <table:table-cell table:formula="of:=VALUE([$EN.A116])" office:value-type="date" office:date-value="2020-10-23" calcext:value-type="date">
            <text:p>23/10/20</text:p>
          </table:table-cell>
          <table:table-cell table:formula="of:=VALUE([$from_i_EN.A134])" office:value-type="date" office:date-value="2020-10-21" calcext:value-type="date">
            <text:p>21/10/20</text:p>
          </table:table-cell>
          <table:table-cell table:formula="of:=[$EN.B116]" office:value-type="float" office:value="363923.573719315" calcext:value-type="float">
            <text:p>363923.573719315</text:p>
          </table:table-cell>
          <table:table-cell table:formula="of:=[$from_i_EN.B134]" office:value-type="float" office:value="322637.067123602" calcext:value-type="float">
            <text:p>322637.067123602</text:p>
          </table:table-cell>
          <table:table-cell table:formula="of:=[.D135]/[.C135]" office:value-type="percentage" office:value="0.886551711465781" calcext:value-type="percentage">
            <text:p>88.7%</text:p>
          </table:table-cell>
          <table:table-cell table:formula="of:=[.D133]" office:value-type="float" office:value="300163.531836775" calcext:value-type="float">
            <text:p>300163.531836775</text:p>
          </table:table-cell>
          <table:table-cell table:formula="of:=[.F135]/[.C135]" office:value-type="percentage" office:value="0.824798264012112" calcext:value-type="percentage">
            <text:p>82.48%</text:p>
          </table:table-cell>
        </table:table-row>
        <table:table-row table:style-name="ro1">
          <table:table-cell table:formula="of:=VALUE([$EN.A117])" office:value-type="date" office:date-value="2020-10-24" calcext:value-type="date">
            <text:p>24/10/20</text:p>
          </table:table-cell>
          <table:table-cell table:formula="of:=VALUE([$from_i_EN.A135])" office:value-type="date" office:date-value="2020-10-22" calcext:value-type="date">
            <text:p>22/10/20</text:p>
          </table:table-cell>
          <table:table-cell table:formula="of:=[$EN.B117]" office:value-type="float" office:value="377187.396490173" calcext:value-type="float">
            <text:p>377187.396490173</text:p>
          </table:table-cell>
          <table:table-cell table:formula="of:=[$from_i_EN.B135]" office:value-type="float" office:value="334714.126384181" calcext:value-type="float">
            <text:p>334714.126384181</text:p>
          </table:table-cell>
          <table:table-cell table:formula="of:=[.D136]/[.C136]" office:value-type="percentage" office:value="0.887394779090667" calcext:value-type="percentage">
            <text:p>88.7%</text:p>
          </table:table-cell>
          <table:table-cell table:formula="of:=[.D134]" office:value-type="float" office:value="310783.10774711" calcext:value-type="float">
            <text:p>310783.10774711</text:p>
          </table:table-cell>
          <table:table-cell table:formula="of:=[.F136]/[.C136]" office:value-type="percentage" office:value="0.823948813345906" calcext:value-type="percentage">
            <text:p>82.39%</text:p>
          </table:table-cell>
        </table:table-row>
        <table:table-row table:style-name="ro1">
          <table:table-cell table:formula="of:=VALUE([$EN.A118])" office:value-type="date" office:date-value="2020-10-25" calcext:value-type="date">
            <text:p>25/10/20</text:p>
          </table:table-cell>
          <table:table-cell table:formula="of:=VALUE([$from_i_EN.A136])" office:value-type="date" office:date-value="2020-10-23" calcext:value-type="date">
            <text:p>23/10/20</text:p>
          </table:table-cell>
          <table:table-cell table:formula="of:=[$EN.B118]" office:value-type="float" office:value="390415.108792249" calcext:value-type="float">
            <text:p>390415.108792249</text:p>
          </table:table-cell>
          <table:table-cell table:formula="of:=[$from_i_EN.B136]" office:value-type="float" office:value="346955.587921831" calcext:value-type="float">
            <text:p>346955.587921831</text:p>
          </table:table-cell>
          <table:table-cell table:formula="of:=[.D137]/[.C137]" office:value-type="percentage" office:value="0.888683813992598" calcext:value-type="percentage">
            <text:p>88.9%</text:p>
          </table:table-cell>
          <table:table-cell table:formula="of:=[.D135]" office:value-type="float" office:value="322637.067123602" calcext:value-type="float">
            <text:p>322637.067123602</text:p>
          </table:table-cell>
          <table:table-cell table:formula="of:=[.F137]/[.C137]" office:value-type="percentage" office:value="0.826394931593916" calcext:value-type="percentage">
            <text:p>82.64%</text:p>
          </table:table-cell>
        </table:table-row>
        <table:table-row table:style-name="ro1">
          <table:table-cell table:formula="of:=VALUE([$EN.A119])" office:value-type="date" office:date-value="2020-10-26" calcext:value-type="date">
            <text:p>26/10/20</text:p>
          </table:table-cell>
          <table:table-cell table:formula="of:=VALUE([$from_i_EN.A137])" office:value-type="date" office:date-value="2020-10-24" calcext:value-type="date">
            <text:p>24/10/20</text:p>
          </table:table-cell>
          <table:table-cell table:formula="of:=[$EN.B119]" office:value-type="float" office:value="402751.898069822" calcext:value-type="float">
            <text:p>402751.898069822</text:p>
          </table:table-cell>
          <table:table-cell table:formula="of:=[$from_i_EN.B137]" office:value-type="float" office:value="358448.718522578" calcext:value-type="float">
            <text:p>358448.718522578</text:p>
          </table:table-cell>
          <table:table-cell table:formula="of:=[.D138]/[.C138]" office:value-type="percentage" office:value="0.889998831142533" calcext:value-type="percentage">
            <text:p>89.0%</text:p>
          </table:table-cell>
          <table:table-cell table:formula="of:=[.D136]" office:value-type="float" office:value="334714.126384181" calcext:value-type="float">
            <text:p>334714.126384181</text:p>
          </table:table-cell>
          <table:table-cell table:formula="of:=[.F138]/[.C138]" office:value-type="percentage" office:value="0.831067781401627" calcext:value-type="percentage">
            <text:p>83.11%</text:p>
          </table:table-cell>
        </table:table-row>
        <table:table-row table:style-name="ro1">
          <table:table-cell table:formula="of:=VALUE([$EN.A120])" office:value-type="date" office:date-value="2020-10-27" calcext:value-type="date">
            <text:p>27/10/20</text:p>
          </table:table-cell>
          <table:table-cell table:formula="of:=VALUE([$from_i_EN.A138])" office:value-type="date" office:date-value="2020-10-25" calcext:value-type="date">
            <text:p>25/10/20</text:p>
          </table:table-cell>
          <table:table-cell table:formula="of:=[$EN.B120]" office:value-type="float" office:value="414543.370195576" calcext:value-type="float">
            <text:p>414543.370195576</text:p>
          </table:table-cell>
          <table:table-cell table:formula="of:=[$from_i_EN.B138]" office:value-type="float" office:value="369420.237319865" calcext:value-type="float">
            <text:p>369420.237319865</text:p>
          </table:table-cell>
          <table:table-cell table:formula="of:=[.D139]/[.C139]" office:value-type="percentage" office:value="0.891149790058342" calcext:value-type="percentage">
            <text:p>89.1%</text:p>
          </table:table-cell>
          <table:table-cell table:formula="of:=[.D137]" office:value-type="float" office:value="346955.587921831" calcext:value-type="float">
            <text:p>346955.587921831</text:p>
          </table:table-cell>
          <table:table-cell table:formula="of:=[.F139]/[.C139]" office:value-type="percentage" office:value="0.836958477367861" calcext:value-type="percentage">
            <text:p>83.70%</text:p>
          </table:table-cell>
        </table:table-row>
        <table:table-row table:style-name="ro1">
          <table:table-cell table:formula="of:=VALUE([$EN.A121])" office:value-type="date" office:date-value="2020-10-28" calcext:value-type="date">
            <text:p>28/10/20</text:p>
          </table:table-cell>
          <table:table-cell table:formula="of:=VALUE([$from_i_EN.A139])" office:value-type="date" office:date-value="2020-10-26" calcext:value-type="date">
            <text:p>26/10/20</text:p>
          </table:table-cell>
          <table:table-cell table:formula="of:=[$EN.B121]" office:value-type="float" office:value="425712.787874505" calcext:value-type="float">
            <text:p>425712.787874505</text:p>
          </table:table-cell>
          <table:table-cell table:formula="of:=[$from_i_EN.B139]" office:value-type="float" office:value="379863.003724003" calcext:value-type="float">
            <text:p>379863.003724003</text:p>
          </table:table-cell>
          <table:table-cell table:formula="of:=[.D140]/[.C140]" office:value-type="percentage" office:value="0.892298785809512" calcext:value-type="percentage">
            <text:p>89.2%</text:p>
          </table:table-cell>
          <table:table-cell table:formula="of:=[.D138]" office:value-type="float" office:value="358448.718522578" calcext:value-type="float">
            <text:p>358448.718522578</text:p>
          </table:table-cell>
          <table:table-cell table:formula="of:=[.F140]/[.C140]" office:value-type="percentage" office:value="0.841996596607392" calcext:value-type="percentage">
            <text:p>84.20%</text:p>
          </table:table-cell>
        </table:table-row>
        <table:table-row table:style-name="ro1">
          <table:table-cell table:formula="of:=VALUE([$EN.A122])" office:value-type="date" office:date-value="2020-10-29" calcext:value-type="date">
            <text:p>29/10/20</text:p>
          </table:table-cell>
          <table:table-cell table:formula="of:=VALUE([$from_i_EN.A140])" office:value-type="date" office:date-value="2020-10-27" calcext:value-type="date">
            <text:p>27/10/20</text:p>
          </table:table-cell>
          <table:table-cell table:formula="of:=[$EN.B122]" office:value-type="float" office:value="435744.735046241" calcext:value-type="float">
            <text:p>435744.735046241</text:p>
          </table:table-cell>
          <table:table-cell table:formula="of:=[$from_i_EN.B140]" office:value-type="float" office:value="389277.302687036" calcext:value-type="float">
            <text:p>389277.302687036</text:p>
          </table:table-cell>
          <table:table-cell table:formula="of:=[.D141]/[.C141]" office:value-type="percentage" office:value="0.893360886266878" calcext:value-type="percentage">
            <text:p>89.3%</text:p>
          </table:table-cell>
          <table:table-cell table:formula="of:=[.D139]" office:value-type="float" office:value="369420.237319865" calcext:value-type="float">
            <text:p>369420.237319865</text:p>
          </table:table-cell>
          <table:table-cell table:formula="of:=[.F141]/[.C141]" office:value-type="percentage" office:value="0.847790478250213" calcext:value-type="percentage">
            <text:p>84.78%</text:p>
          </table:table-cell>
        </table:table-row>
        <table:table-row table:style-name="ro1">
          <table:table-cell table:formula="of:=VALUE([$EN.A123])" office:value-type="date" office:date-value="2020-10-30" calcext:value-type="date">
            <text:p>30/10/20</text:p>
          </table:table-cell>
          <table:table-cell table:formula="of:=VALUE([$from_i_EN.A141])" office:value-type="date" office:date-value="2020-10-28" calcext:value-type="date">
            <text:p>28/10/20</text:p>
          </table:table-cell>
          <table:table-cell table:formula="of:=[$EN.B123]" office:value-type="float" office:value="444313.351139582" calcext:value-type="float">
            <text:p>444313.351139582</text:p>
          </table:table-cell>
          <table:table-cell table:formula="of:=[$from_i_EN.B141]" office:value-type="float" office:value="397400.998662748" calcext:value-type="float">
            <text:p>397400.998662748</text:p>
          </table:table-cell>
          <table:table-cell table:formula="of:=[.D142]/[.C142]" office:value-type="percentage" office:value="0.894416063896094" calcext:value-type="percentage">
            <text:p>89.4%</text:p>
          </table:table-cell>
          <table:table-cell table:formula="of:=[.D140]" office:value-type="float" office:value="379863.003724003" calcext:value-type="float">
            <text:p>379863.003724003</text:p>
          </table:table-cell>
          <table:table-cell table:formula="of:=[.F142]/[.C142]" office:value-type="percentage" office:value="0.854943932586595" calcext:value-type="percentage">
            <text:p>85.49%</text:p>
          </table:table-cell>
        </table:table-row>
        <table:table-row table:style-name="ro1">
          <table:table-cell table:formula="of:=VALUE([$EN.A124])" office:value-type="date" office:date-value="2020-10-31" calcext:value-type="date">
            <text:p>31/10/20</text:p>
          </table:table-cell>
          <table:table-cell table:formula="of:=VALUE([$from_i_EN.A142])" office:value-type="date" office:date-value="2020-10-29" calcext:value-type="date">
            <text:p>29/10/20</text:p>
          </table:table-cell>
          <table:table-cell table:formula="of:=[$EN.B124]" office:value-type="float" office:value="451866.082076674" calcext:value-type="float">
            <text:p>451866.082076674</text:p>
          </table:table-cell>
          <table:table-cell table:formula="of:=[$from_i_EN.B142]" office:value-type="float" office:value="404666.722809343" calcext:value-type="float">
            <text:p>404666.722809343</text:p>
          </table:table-cell>
          <table:table-cell table:formula="of:=[.D143]/[.C143]" office:value-type="percentage" office:value="0.895545691213615" calcext:value-type="percentage">
            <text:p>89.6%</text:p>
          </table:table-cell>
          <table:table-cell table:formula="of:=[.D141]" office:value-type="float" office:value="389277.302687036" calcext:value-type="float">
            <text:p>389277.302687036</text:p>
          </table:table-cell>
          <table:table-cell table:formula="of:=[.F143]/[.C143]" office:value-type="percentage" office:value="0.861488211060246" calcext:value-type="percentage">
            <text:p>86.15%</text:p>
          </table:table-cell>
        </table:table-row>
        <table:table-row table:style-name="ro1">
          <table:table-cell table:formula="of:=VALUE([$EN.A125])" office:value-type="date" office:date-value="2020-11-01" calcext:value-type="date">
            <text:p>01/11/20</text:p>
          </table:table-cell>
          <table:table-cell table:formula="of:=VALUE([$from_i_EN.A143])" office:value-type="date" office:date-value="2020-10-30" calcext:value-type="date">
            <text:p>30/10/20</text:p>
          </table:table-cell>
          <table:table-cell table:formula="of:=[$EN.B125]" office:value-type="float" office:value="458388.408867494" calcext:value-type="float">
            <text:p>458388.408867494</text:p>
          </table:table-cell>
          <table:table-cell table:formula="of:=[$from_i_EN.B143]" office:value-type="float" office:value="411132.195516195" calcext:value-type="float">
            <text:p>411132.195516195</text:p>
          </table:table-cell>
          <table:table-cell table:formula="of:=[.D144]/[.C144]" office:value-type="percentage" office:value="0.896907922545311" calcext:value-type="percentage">
            <text:p>89.7%</text:p>
          </table:table-cell>
          <table:table-cell table:formula="of:=[.D142]" office:value-type="float" office:value="397400.998662748" calcext:value-type="float">
            <text:p>397400.998662748</text:p>
          </table:table-cell>
          <table:table-cell table:formula="of:=[.F144]/[.C144]" office:value-type="percentage" office:value="0.866952547174081" calcext:value-type="percentage">
            <text:p>86.70%</text:p>
          </table:table-cell>
        </table:table-row>
        <table:table-row table:style-name="ro1">
          <table:table-cell table:formula="of:=VALUE([$EN.A126])" office:value-type="date" office:date-value="2020-11-02" calcext:value-type="date">
            <text:p>02/11/20</text:p>
          </table:table-cell>
          <table:table-cell table:formula="of:=VALUE([$from_i_EN.A144])" office:value-type="date" office:date-value="2020-10-31" calcext:value-type="date">
            <text:p>31/10/20</text:p>
          </table:table-cell>
          <table:table-cell table:formula="of:=[$EN.B126]" office:value-type="float" office:value="463973.227003399" calcext:value-type="float">
            <text:p>463973.227003399</text:p>
          </table:table-cell>
          <table:table-cell table:formula="of:=[$from_i_EN.B144]" office:value-type="float" office:value="416809.669566229" calcext:value-type="float">
            <text:p>416809.669566229</text:p>
          </table:table-cell>
          <table:table-cell table:formula="of:=[.D145]/[.C145]" office:value-type="percentage" office:value="0.898348536742564" calcext:value-type="percentage">
            <text:p>89.8%</text:p>
          </table:table-cell>
          <table:table-cell table:formula="of:=[.D143]" office:value-type="float" office:value="404666.722809343" calcext:value-type="float">
            <text:p>404666.722809343</text:p>
          </table:table-cell>
          <table:table-cell table:formula="of:=[.F145]/[.C145]" office:value-type="percentage" office:value="0.872176882754441" calcext:value-type="percentage">
            <text:p>87.22%</text:p>
          </table:table-cell>
        </table:table-row>
        <table:table-row table:style-name="ro1">
          <table:table-cell table:formula="of:=VALUE([$EN.A127])" office:value-type="date" office:date-value="2020-11-03" calcext:value-type="date">
            <text:p>03/11/20</text:p>
          </table:table-cell>
          <table:table-cell table:formula="of:=VALUE([$from_i_EN.A145])" office:value-type="date" office:date-value="2020-11-01" calcext:value-type="date">
            <text:p>01/11/20</text:p>
          </table:table-cell>
          <table:table-cell table:formula="of:=[$EN.B127]" office:value-type="float" office:value="468447.884286974" calcext:value-type="float">
            <text:p>468447.884286974</text:p>
          </table:table-cell>
          <table:table-cell table:formula="of:=[$from_i_EN.B145]" office:value-type="float" office:value="421598.587122399" calcext:value-type="float">
            <text:p>421598.587122399</text:p>
          </table:table-cell>
          <table:table-cell table:formula="of:=[.D146]/[.C146]" office:value-type="percentage" office:value="0.899990375160122" calcext:value-type="percentage">
            <text:p>90.0%</text:p>
          </table:table-cell>
          <table:table-cell table:formula="of:=[.D144]" office:value-type="float" office:value="411132.195516195" calcext:value-type="float">
            <text:p>411132.195516195</text:p>
          </table:table-cell>
          <table:table-cell table:formula="of:=[.F146]/[.C146]" office:value-type="percentage" office:value="0.877647672893177" calcext:value-type="percentage">
            <text:p>87.76%</text:p>
          </table:table-cell>
        </table:table-row>
        <table:table-row table:style-name="ro1">
          <table:table-cell table:formula="of:=VALUE([$EN.A128])" office:value-type="date" office:date-value="2020-11-04" calcext:value-type="date">
            <text:p>04/11/20</text:p>
          </table:table-cell>
          <table:table-cell table:formula="of:=VALUE([$from_i_EN.A146])" office:value-type="date" office:date-value="2020-11-02" calcext:value-type="date">
            <text:p>02/11/20</text:p>
          </table:table-cell>
          <table:table-cell table:formula="of:=[$EN.B128]" office:value-type="float" office:value="471273.139282197" calcext:value-type="float">
            <text:p>471273.139282197</text:p>
          </table:table-cell>
          <table:table-cell table:formula="of:=[$from_i_EN.B146]" office:value-type="float" office:value="424775.935554583" calcext:value-type="float">
            <text:p>424775.935554583</text:p>
          </table:table-cell>
          <table:table-cell table:formula="of:=[.D147]/[.C147]" office:value-type="percentage" office:value="0.901337038222814" calcext:value-type="percentage">
            <text:p>90.1%</text:p>
          </table:table-cell>
          <table:table-cell table:formula="of:=[.D145]" office:value-type="float" office:value="416809.669566229" calcext:value-type="float">
            <text:p>416809.669566229</text:p>
          </table:table-cell>
          <table:table-cell table:formula="of:=[.F147]/[.C147]" office:value-type="percentage" office:value="0.884433325016312" calcext:value-type="percentage">
            <text:p>88.44%</text:p>
          </table:table-cell>
        </table:table-row>
        <table:table-row table:style-name="ro1">
          <table:table-cell table:formula="of:=VALUE([$EN.A129])" office:value-type="date" office:date-value="2020-11-05" calcext:value-type="date">
            <text:p>05/11/20</text:p>
          </table:table-cell>
          <table:table-cell table:formula="of:=VALUE([$from_i_EN.A147])" office:value-type="date" office:date-value="2020-11-03" calcext:value-type="date">
            <text:p>03/11/20</text:p>
          </table:table-cell>
          <table:table-cell table:formula="of:=[$EN.B129]" office:value-type="float" office:value="471870.420841108" calcext:value-type="float">
            <text:p>471870.420841108</text:p>
          </table:table-cell>
          <table:table-cell table:formula="of:=[$from_i_EN.B147]" office:value-type="float" office:value="426029.25415421" calcext:value-type="float">
            <text:p>426029.25415421</text:p>
          </table:table-cell>
          <table:table-cell table:formula="of:=[.D148]/[.C148]" office:value-type="percentage" office:value="0.90285221395063" calcext:value-type="percentage">
            <text:p>90.3%</text:p>
          </table:table-cell>
          <table:table-cell table:formula="of:=[.D146]" office:value-type="float" office:value="421598.587122399" calcext:value-type="float">
            <text:p>421598.587122399</text:p>
          </table:table-cell>
          <table:table-cell table:formula="of:=[.F148]/[.C148]" office:value-type="percentage" office:value="0.89346262978489" calcext:value-type="percentage">
            <text:p>89.35%</text:p>
          </table:table-cell>
        </table:table-row>
        <table:table-row table:style-name="ro1">
          <table:table-cell table:formula="of:=VALUE([$EN.A130])" office:value-type="date" office:date-value="2020-11-06" calcext:value-type="date">
            <text:p>06/11/20</text:p>
          </table:table-cell>
          <table:table-cell table:formula="of:=VALUE([$from_i_EN.A148])" office:value-type="date" office:date-value="2020-11-04" calcext:value-type="date">
            <text:p>04/11/20</text:p>
          </table:table-cell>
          <table:table-cell table:formula="of:=[$EN.B130]" office:value-type="float" office:value="471137.648295111" calcext:value-type="float">
            <text:p>471137.648295111</text:p>
          </table:table-cell>
          <table:table-cell table:formula="of:=[$from_i_EN.B148]" office:value-type="float" office:value="425952.925484908" calcext:value-type="float">
            <text:p>425952.925484908</text:p>
          </table:table-cell>
          <table:table-cell table:formula="of:=[.D149]/[.C149]" office:value-type="percentage" office:value="0.904094434028545" calcext:value-type="percentage">
            <text:p>90.4%</text:p>
          </table:table-cell>
          <table:table-cell table:formula="of:=[.D147]" office:value-type="float" office:value="424775.935554583" calcext:value-type="float">
            <text:p>424775.935554583</text:p>
          </table:table-cell>
          <table:table-cell table:formula="of:=[.F149]/[.C149]" office:value-type="percentage" office:value="0.901596247066445" calcext:value-type="percentage">
            <text:p>90.16%</text:p>
          </table:table-cell>
        </table:table-row>
        <table:table-row table:style-name="ro1">
          <table:table-cell table:formula="of:=VALUE([$EN.A131])" office:value-type="date" office:date-value="2020-11-07" calcext:value-type="date">
            <text:p>07/11/20</text:p>
          </table:table-cell>
          <table:table-cell table:formula="of:=VALUE([$from_i_EN.A149])" office:value-type="date" office:date-value="2020-11-05" calcext:value-type="date">
            <text:p>05/11/20</text:p>
          </table:table-cell>
          <table:table-cell table:formula="of:=[$EN.B131]" office:value-type="float" office:value="469815.394102324" calcext:value-type="float">
            <text:p>469815.394102324</text:p>
          </table:table-cell>
          <table:table-cell table:formula="of:=[$from_i_EN.B149]" office:value-type="float" office:value="425466.819461601" calcext:value-type="float">
            <text:p>425466.819461601</text:p>
          </table:table-cell>
          <table:table-cell table:formula="of:=[.D150]/[.C150]" office:value-type="percentage" office:value="0.905604253931569" calcext:value-type="percentage">
            <text:p>90.6%</text:p>
          </table:table-cell>
          <table:table-cell table:formula="of:=[.D148]" office:value-type="float" office:value="426029.25415421" calcext:value-type="float">
            <text:p>426029.25415421</text:p>
          </table:table-cell>
          <table:table-cell table:formula="of:=[.F150]/[.C150]" office:value-type="percentage" office:value="0.906801393701081" calcext:value-type="percentage">
            <text:p>90.68%</text:p>
          </table:table-cell>
        </table:table-row>
        <table:table-row table:style-name="ro1">
          <table:table-cell table:formula="of:=VALUE([$EN.A132])" office:value-type="date" office:date-value="2020-11-08" calcext:value-type="date">
            <text:p>08/11/20</text:p>
          </table:table-cell>
          <table:table-cell table:formula="of:=VALUE([$from_i_EN.A150])" office:value-type="date" office:date-value="2020-11-06" calcext:value-type="date">
            <text:p>06/11/20</text:p>
          </table:table-cell>
          <table:table-cell table:formula="of:=[$EN.B132]" office:value-type="float" office:value="467694.16193154" calcext:value-type="float">
            <text:p>467694.16193154</text:p>
          </table:table-cell>
          <table:table-cell table:formula="of:=[$from_i_EN.B150]" office:value-type="float" office:value="424220.342723651" calcext:value-type="float">
            <text:p>424220.342723651</text:p>
          </table:table-cell>
          <table:table-cell table:formula="of:=[.D151]/[.C151]" office:value-type="percentage" office:value="0.907046478775049" calcext:value-type="percentage">
            <text:p>90.7%</text:p>
          </table:table-cell>
          <table:table-cell table:formula="of:=[.D149]" office:value-type="float" office:value="425952.925484908" calcext:value-type="float">
            <text:p>425952.925484908</text:p>
          </table:table-cell>
          <table:table-cell table:formula="of:=[.F151]/[.C151]" office:value-type="percentage" office:value="0.910750999597164" calcext:value-type="percentage">
            <text:p>91.08%</text:p>
          </table:table-cell>
        </table:table-row>
        <table:table-row table:style-name="ro1">
          <table:table-cell table:formula="of:=VALUE([$EN.A133])" office:value-type="date" office:date-value="2020-11-09" calcext:value-type="date">
            <text:p>09/11/20</text:p>
          </table:table-cell>
          <table:table-cell table:formula="of:=VALUE([$from_i_EN.A151])" office:value-type="date" office:date-value="2020-11-07" calcext:value-type="date">
            <text:p>07/11/20</text:p>
          </table:table-cell>
          <table:table-cell table:formula="of:=[$EN.B133]" office:value-type="float" office:value="465600.557558638" calcext:value-type="float">
            <text:p>465600.557558638</text:p>
          </table:table-cell>
          <table:table-cell table:formula="of:=[$from_i_EN.B151]" office:value-type="float" office:value="423077.944125349" calcext:value-type="float">
            <text:p>423077.944125349</text:p>
          </table:table-cell>
          <table:table-cell table:formula="of:=[.D152]/[.C152]" office:value-type="percentage" office:value="0.908671472267441" calcext:value-type="percentage">
            <text:p>90.9%</text:p>
          </table:table-cell>
          <table:table-cell table:formula="of:=[.D150]" office:value-type="float" office:value="425466.819461601" calcext:value-type="float">
            <text:p>425466.819461601</text:p>
          </table:table-cell>
          <table:table-cell table:formula="of:=[.F152]/[.C152]" office:value-type="percentage" office:value="0.913802212120456" calcext:value-type="percentage">
            <text:p>91.38%</text:p>
          </table:table-cell>
        </table:table-row>
        <table:table-row table:style-name="ro1">
          <table:table-cell table:formula="of:=VALUE([$EN.A134])" office:value-type="date" office:date-value="2020-11-10" calcext:value-type="date">
            <text:p>10/11/20</text:p>
          </table:table-cell>
          <table:table-cell table:formula="of:=VALUE([$from_i_EN.A152])" office:value-type="date" office:date-value="2020-11-08" calcext:value-type="date">
            <text:p>08/11/20</text:p>
          </table:table-cell>
          <table:table-cell table:formula="of:=[$EN.B134]" office:value-type="float" office:value="463376.087198796" calcext:value-type="float">
            <text:p>463376.087198796</text:p>
          </table:table-cell>
          <table:table-cell table:formula="of:=[$from_i_EN.B152]" office:value-type="float" office:value="421944.181341692" calcext:value-type="float">
            <text:p>421944.181341692</text:p>
          </table:table-cell>
          <table:table-cell table:formula="of:=[.D153]/[.C153]" office:value-type="percentage" office:value="0.910586871006727" calcext:value-type="percentage">
            <text:p>91.1%</text:p>
          </table:table-cell>
          <table:table-cell table:formula="of:=[.D151]" office:value-type="float" office:value="424220.342723651" calcext:value-type="float">
            <text:p>424220.342723651</text:p>
          </table:table-cell>
          <table:table-cell table:formula="of:=[.F153]/[.C153]" office:value-type="percentage" office:value="0.915498996264892" calcext:value-type="percentage">
            <text:p>91.55%</text:p>
          </table:table-cell>
        </table:table-row>
        <table:table-row table:style-name="ro1">
          <table:table-cell table:formula="of:=VALUE([$EN.A135])" office:value-type="date" office:date-value="2020-11-11" calcext:value-type="date">
            <text:p>11/11/20</text:p>
          </table:table-cell>
          <table:table-cell table:formula="of:=VALUE([$from_i_EN.A153])" office:value-type="date" office:date-value="2020-11-09" calcext:value-type="date">
            <text:p>09/11/20</text:p>
          </table:table-cell>
          <table:table-cell table:formula="of:=[$EN.B135]" office:value-type="float" office:value="461369.875419238" calcext:value-type="float">
            <text:p>461369.875419238</text:p>
          </table:table-cell>
          <table:table-cell table:formula="of:=[$from_i_EN.B153]" office:value-type="float" office:value="421040.373789058" calcext:value-type="float">
            <text:p>421040.373789058</text:p>
          </table:table-cell>
          <table:table-cell table:formula="of:=[.D154]/[.C154]" office:value-type="percentage" office:value="0.912587483971437" calcext:value-type="percentage">
            <text:p>91.3%</text:p>
          </table:table-cell>
          <table:table-cell table:formula="of:=[.D152]" office:value-type="float" office:value="423077.944125349" calcext:value-type="float">
            <text:p>423077.944125349</text:p>
          </table:table-cell>
          <table:table-cell table:formula="of:=[.F154]/[.C154]" office:value-type="percentage" office:value="0.917003832859495" calcext:value-type="percentage">
            <text:p>91.70%</text:p>
          </table:table-cell>
        </table:table-row>
        <table:table-row table:style-name="ro1">
          <table:table-cell table:formula="of:=VALUE([$EN.A136])" office:value-type="date" office:date-value="2020-11-12" calcext:value-type="date">
            <text:p>12/11/20</text:p>
          </table:table-cell>
          <table:table-cell table:formula="of:=VALUE([$from_i_EN.A154])" office:value-type="date" office:date-value="2020-11-10" calcext:value-type="date">
            <text:p>10/11/20</text:p>
          </table:table-cell>
          <table:table-cell table:formula="of:=[$EN.B136]" office:value-type="float" office:value="460576.872971994" calcext:value-type="float">
            <text:p>460576.872971994</text:p>
          </table:table-cell>
          <table:table-cell table:formula="of:=[$from_i_EN.B154]" office:value-type="float" office:value="421168.858331201" calcext:value-type="float">
            <text:p>421168.858331201</text:p>
          </table:table-cell>
          <table:table-cell table:formula="of:=[.D155]/[.C155]" office:value-type="percentage" office:value="0.914437704206678" calcext:value-type="percentage">
            <text:p>91.4%</text:p>
          </table:table-cell>
          <table:table-cell table:formula="of:=[.D153]" office:value-type="float" office:value="421944.181341692" calcext:value-type="float">
            <text:p>421944.181341692</text:p>
          </table:table-cell>
          <table:table-cell table:formula="of:=[.F155]/[.C155]" office:value-type="percentage" office:value="0.916121077940769" calcext:value-type="percentage">
            <text:p>91.61%</text:p>
          </table:table-cell>
        </table:table-row>
        <table:table-row table:style-name="ro1">
          <table:table-cell table:formula="of:=VALUE([$EN.A137])" office:value-type="date" office:date-value="2020-11-13" calcext:value-type="date">
            <text:p>13/11/20</text:p>
          </table:table-cell>
          <table:table-cell table:formula="of:=VALUE([$from_i_EN.A155])" office:value-type="date" office:date-value="2020-11-11" calcext:value-type="date">
            <text:p>11/11/20</text:p>
          </table:table-cell>
          <table:table-cell table:formula="of:=[$EN.B137]" office:value-type="float" office:value="459815.424603329" calcext:value-type="float">
            <text:p>459815.424603329</text:p>
          </table:table-cell>
          <table:table-cell table:formula="of:=[$from_i_EN.B155]" office:value-type="float" office:value="421292.513066652" calcext:value-type="float">
            <text:p>421292.513066652</text:p>
          </table:table-cell>
          <table:table-cell table:formula="of:=[.D156]/[.C156]" office:value-type="percentage" office:value="0.916220923711053" calcext:value-type="percentage">
            <text:p>91.6%</text:p>
          </table:table-cell>
          <table:table-cell table:formula="of:=[.D154]" office:value-type="float" office:value="421040.373789058" calcext:value-type="float">
            <text:p>421040.373789058</text:p>
          </table:table-cell>
          <table:table-cell table:formula="of:=[.F156]/[.C156]" office:value-type="percentage" office:value="0.915672574821253" calcext:value-type="percentage">
            <text:p>91.57%</text:p>
          </table:table-cell>
        </table:table-row>
        <table:table-row table:style-name="ro1">
          <table:table-cell table:formula="of:=VALUE([$EN.A138])" office:value-type="date" office:date-value="2020-11-14" calcext:value-type="date">
            <text:p>14/11/20</text:p>
          </table:table-cell>
          <table:table-cell table:formula="of:=VALUE([$from_i_EN.A156])" office:value-type="date" office:date-value="2020-11-12" calcext:value-type="date">
            <text:p>12/11/20</text:p>
          </table:table-cell>
          <table:table-cell table:formula="of:=[$EN.B138]" office:value-type="float" office:value="458192.86685051" calcext:value-type="float">
            <text:p>458192.86685051</text:p>
          </table:table-cell>
          <table:table-cell table:formula="of:=[$from_i_EN.B156]" office:value-type="float" office:value="420544.319064555" calcext:value-type="float">
            <text:p>420544.319064555</text:p>
          </table:table-cell>
          <table:table-cell table:formula="of:=[.D157]/[.C157]" office:value-type="percentage" office:value="0.917832531866459" calcext:value-type="percentage">
            <text:p>91.8%</text:p>
          </table:table-cell>
          <table:table-cell table:formula="of:=[.D155]" office:value-type="float" office:value="421168.858331201" calcext:value-type="float">
            <text:p>421168.858331201</text:p>
          </table:table-cell>
          <table:table-cell table:formula="of:=[.F157]/[.C157]" office:value-type="percentage" office:value="0.919195580730443" calcext:value-type="percentage">
            <text:p>91.92%</text:p>
          </table:table-cell>
        </table:table-row>
        <table:table-row table:style-name="ro1">
          <table:table-cell table:formula="of:=VALUE([$EN.A139])" office:value-type="date" office:date-value="2020-11-15" calcext:value-type="date">
            <text:p>15/11/20</text:p>
          </table:table-cell>
          <table:table-cell table:formula="of:=VALUE([$from_i_EN.A157])" office:value-type="date" office:date-value="2020-11-13" calcext:value-type="date">
            <text:p>13/11/20</text:p>
          </table:table-cell>
          <table:table-cell table:formula="of:=[$EN.B139]" office:value-type="float" office:value="457334.241069687" calcext:value-type="float">
            <text:p>457334.241069687</text:p>
          </table:table-cell>
          <table:table-cell table:formula="of:=[$from_i_EN.B157]" office:value-type="float" office:value="420357.983950253" calcext:value-type="float">
            <text:p>420357.983950253</text:p>
          </table:table-cell>
          <table:table-cell table:formula="of:=[.D158]/[.C158]" office:value-type="percentage" office:value="0.919148286310363" calcext:value-type="percentage">
            <text:p>91.9%</text:p>
          </table:table-cell>
          <table:table-cell table:formula="of:=[.D156]" office:value-type="float" office:value="421292.513066652" calcext:value-type="float">
            <text:p>421292.513066652</text:p>
          </table:table-cell>
          <table:table-cell table:formula="of:=[.F158]/[.C158]" office:value-type="percentage" office:value="0.921191713267008" calcext:value-type="percentage">
            <text:p>92.12%</text:p>
          </table:table-cell>
        </table:table-row>
        <table:table-row table:style-name="ro1">
          <table:table-cell table:formula="of:=VALUE([$EN.A140])" office:value-type="date" office:date-value="2020-11-16" calcext:value-type="date">
            <text:p>16/11/20</text:p>
          </table:table-cell>
          <table:table-cell table:formula="of:=VALUE([$from_i_EN.A158])" office:value-type="date" office:date-value="2020-11-14" calcext:value-type="date">
            <text:p>14/11/20</text:p>
          </table:table-cell>
          <table:table-cell table:formula="of:=[$EN.B140]" office:value-type="float" office:value="456573.746638779" calcext:value-type="float">
            <text:p>456573.746638779</text:p>
          </table:table-cell>
          <table:table-cell table:formula="of:=[$from_i_EN.B158]" office:value-type="float" office:value="420194.596550375" calcext:value-type="float">
            <text:p>420194.596550375</text:p>
          </table:table-cell>
          <table:table-cell table:formula="of:=[.D159]/[.C159]" office:value-type="percentage" office:value="0.920321414982308" calcext:value-type="percentage">
            <text:p>92.0%</text:p>
          </table:table-cell>
          <table:table-cell table:formula="of:=[.D157]" office:value-type="float" office:value="420544.319064555" calcext:value-type="float">
            <text:p>420544.319064555</text:p>
          </table:table-cell>
          <table:table-cell table:formula="of:=[.F159]/[.C159]" office:value-type="percentage" office:value="0.921087386562485" calcext:value-type="percentage">
            <text:p>92.11%</text:p>
          </table:table-cell>
        </table:table-row>
        <table:table-row table:style-name="ro1">
          <table:table-cell table:formula="of:=VALUE([$EN.A141])" office:value-type="date" office:date-value="2020-11-17" calcext:value-type="date">
            <text:p>17/11/20</text:p>
          </table:table-cell>
          <table:table-cell table:formula="of:=VALUE([$from_i_EN.A159])" office:value-type="date" office:date-value="2020-11-15" calcext:value-type="date">
            <text:p>15/11/20</text:p>
          </table:table-cell>
          <table:table-cell table:formula="of:=[$EN.B141]" office:value-type="float" office:value="455589.131913476" calcext:value-type="float">
            <text:p>455589.131913476</text:p>
          </table:table-cell>
          <table:table-cell table:formula="of:=[$from_i_EN.B159]" office:value-type="float" office:value="419750.518179607" calcext:value-type="float">
            <text:p>419750.518179607</text:p>
          </table:table-cell>
          <table:table-cell table:formula="of:=[.D160]/[.C160]" office:value-type="percentage" office:value="0.921335670183029" calcext:value-type="percentage">
            <text:p>92.1%</text:p>
          </table:table-cell>
          <table:table-cell table:formula="of:=[.D158]" office:value-type="float" office:value="420357.983950253" calcext:value-type="float">
            <text:p>420357.983950253</text:p>
          </table:table-cell>
          <table:table-cell table:formula="of:=[.F160]/[.C160]" office:value-type="percentage" office:value="0.922669033356322" calcext:value-type="percentage">
            <text:p>92.27%</text:p>
          </table:table-cell>
        </table:table-row>
        <table:table-row table:style-name="ro1">
          <table:table-cell table:formula="of:=VALUE([$EN.A142])" office:value-type="date" office:date-value="2020-11-18" calcext:value-type="date">
            <text:p>18/11/20</text:p>
          </table:table-cell>
          <table:table-cell table:formula="of:=VALUE([$from_i_EN.A160])" office:value-type="date" office:date-value="2020-11-16" calcext:value-type="date">
            <text:p>16/11/20</text:p>
          </table:table-cell>
          <table:table-cell table:formula="of:=[$EN.B142]" office:value-type="float" office:value="455172.276422731" calcext:value-type="float">
            <text:p>455172.276422731</text:p>
          </table:table-cell>
          <table:table-cell table:formula="of:=[$from_i_EN.B160]" office:value-type="float" office:value="419649.427974216" calcext:value-type="float">
            <text:p>419649.427974216</text:p>
          </table:table-cell>
          <table:table-cell table:formula="of:=[.D161]/[.C161]" office:value-type="percentage" office:value="0.921957354855409" calcext:value-type="percentage">
            <text:p>92.2%</text:p>
          </table:table-cell>
          <table:table-cell table:formula="of:=[.D159]" office:value-type="float" office:value="420194.596550375" calcext:value-type="float">
            <text:p>420194.596550375</text:p>
          </table:table-cell>
          <table:table-cell table:formula="of:=[.F161]/[.C161]" office:value-type="percentage" office:value="0.92315507405844" calcext:value-type="percentage">
            <text:p>92.32%</text:p>
          </table:table-cell>
        </table:table-row>
        <table:table-row table:style-name="ro1">
          <table:table-cell table:formula="of:=VALUE([$EN.A143])" office:value-type="date" office:date-value="2020-11-19" calcext:value-type="date">
            <text:p>19/11/20</text:p>
          </table:table-cell>
          <table:table-cell table:formula="of:=VALUE([$from_i_EN.A161])" office:value-type="date" office:date-value="2020-11-17" calcext:value-type="date">
            <text:p>17/11/20</text:p>
          </table:table-cell>
          <table:table-cell table:formula="of:=[$EN.B143]" office:value-type="float" office:value="454767.674970412" calcext:value-type="float">
            <text:p>454767.674970412</text:p>
          </table:table-cell>
          <table:table-cell table:formula="of:=[$from_i_EN.B161]" office:value-type="float" office:value="419539.827342806" calcext:value-type="float">
            <text:p>419539.827342806</text:p>
          </table:table-cell>
          <table:table-cell table:formula="of:=[.D162]/[.C162]" office:value-type="percentage" office:value="0.922536605905646" calcext:value-type="percentage">
            <text:p>92.3%</text:p>
          </table:table-cell>
          <table:table-cell table:formula="of:=[.D160]" office:value-type="float" office:value="419750.518179607" calcext:value-type="float">
            <text:p>419750.518179607</text:p>
          </table:table-cell>
          <table:table-cell table:formula="of:=[.F162]/[.C162]" office:value-type="percentage" office:value="0.922999899249472" calcext:value-type="percentage">
            <text:p>92.30%</text:p>
          </table:table-cell>
        </table:table-row>
        <table:table-row table:style-name="ro1">
          <table:table-cell table:formula="of:=VALUE([$EN.A144])" office:value-type="date" office:date-value="2020-11-20" calcext:value-type="date">
            <text:p>20/11/20</text:p>
          </table:table-cell>
          <table:table-cell table:formula="of:=VALUE([$from_i_EN.A162])" office:value-type="date" office:date-value="2020-11-18" calcext:value-type="date">
            <text:p>18/11/20</text:p>
          </table:table-cell>
          <table:table-cell table:formula="of:=[$EN.B144]" office:value-type="float" office:value="453233.500585562" calcext:value-type="float">
            <text:p>453233.500585562</text:p>
          </table:table-cell>
          <table:table-cell table:formula="of:=[$from_i_EN.B162]" office:value-type="float" office:value="418395.688193767" calcext:value-type="float">
            <text:p>418395.688193767</text:p>
          </table:table-cell>
          <table:table-cell table:formula="of:=[.D163]/[.C163]" office:value-type="percentage" office:value="0.923134957264223" calcext:value-type="percentage">
            <text:p>92.3%</text:p>
          </table:table-cell>
          <table:table-cell table:formula="of:=[.D161]" office:value-type="float" office:value="419649.427974216" calcext:value-type="float">
            <text:p>419649.427974216</text:p>
          </table:table-cell>
          <table:table-cell table:formula="of:=[.F163]/[.C163]" office:value-type="percentage" office:value="0.925901168894275" calcext:value-type="percentage">
            <text:p>92.59%</text:p>
          </table:table-cell>
        </table:table-row>
        <table:table-row table:style-name="ro1">
          <table:table-cell table:formula="of:=VALUE([$EN.A145])" office:value-type="date" office:date-value="2020-11-21" calcext:value-type="date">
            <text:p>21/11/20</text:p>
          </table:table-cell>
          <table:table-cell table:formula="of:=VALUE([$from_i_EN.A163])" office:value-type="date" office:date-value="2020-11-19" calcext:value-type="date">
            <text:p>19/11/20</text:p>
          </table:table-cell>
          <table:table-cell table:formula="of:=[$EN.B145]" office:value-type="float" office:value="451097.339049129" calcext:value-type="float">
            <text:p>451097.339049129</text:p>
          </table:table-cell>
          <table:table-cell table:formula="of:=[$from_i_EN.B163]" office:value-type="float" office:value="416755.42157907" calcext:value-type="float">
            <text:p>416755.42157907</text:p>
          </table:table-cell>
          <table:table-cell table:formula="of:=[.D164]/[.C164]" office:value-type="percentage" office:value="0.923870272561464" calcext:value-type="percentage">
            <text:p>92.4%</text:p>
          </table:table-cell>
          <table:table-cell table:formula="of:=[.D162]" office:value-type="float" office:value="419539.827342806" calcext:value-type="float">
            <text:p>419539.827342806</text:p>
          </table:table-cell>
          <table:table-cell table:formula="of:=[.F164]/[.C164]" office:value-type="percentage" office:value="0.930042789051154" calcext:value-type="percentage">
            <text:p>93.00%</text:p>
          </table:table-cell>
        </table:table-row>
        <table:table-row table:style-name="ro1">
          <table:table-cell table:formula="of:=VALUE([$EN.A146])" office:value-type="date" office:date-value="2020-11-22" calcext:value-type="date">
            <text:p>22/11/20</text:p>
          </table:table-cell>
          <table:table-cell table:formula="of:=VALUE([$from_i_EN.A164])" office:value-type="date" office:date-value="2020-11-20" calcext:value-type="date">
            <text:p>20/11/20</text:p>
          </table:table-cell>
          <table:table-cell table:formula="of:=[$EN.B146]" office:value-type="float" office:value="447459.101715467" calcext:value-type="float">
            <text:p>447459.101715467</text:p>
          </table:table-cell>
          <table:table-cell table:formula="of:=[$from_i_EN.B164]" office:value-type="float" office:value="413784.947585673" calcext:value-type="float">
            <text:p>413784.947585673</text:p>
          </table:table-cell>
          <table:table-cell table:formula="of:=[.D165]/[.C165]" office:value-type="percentage" office:value="0.924743615671926" calcext:value-type="percentage">
            <text:p>92.5%</text:p>
          </table:table-cell>
          <table:table-cell table:formula="of:=[.D163]" office:value-type="float" office:value="418395.688193767" calcext:value-type="float">
            <text:p>418395.688193767</text:p>
          </table:table-cell>
          <table:table-cell table:formula="of:=[.F165]/[.C165]" office:value-type="percentage" office:value="0.935047888376218" calcext:value-type="percentage">
            <text:p>93.50%</text:p>
          </table:table-cell>
        </table:table-row>
        <table:table-row table:style-name="ro1">
          <table:table-cell table:formula="of:=VALUE([$EN.A147])" office:value-type="date" office:date-value="2020-11-23" calcext:value-type="date">
            <text:p>23/11/20</text:p>
          </table:table-cell>
          <table:table-cell table:formula="of:=VALUE([$from_i_EN.A165])" office:value-type="date" office:date-value="2020-11-21" calcext:value-type="date">
            <text:p>21/11/20</text:p>
          </table:table-cell>
          <table:table-cell table:formula="of:=[$EN.B147]" office:value-type="float" office:value="442837.522350924" calcext:value-type="float">
            <text:p>442837.522350924</text:p>
          </table:table-cell>
          <table:table-cell table:formula="of:=[$from_i_EN.B165]" office:value-type="float" office:value="409741.050899162" calcext:value-type="float">
            <text:p>409741.050899162</text:p>
          </table:table-cell>
          <table:table-cell table:formula="of:=[.D166]/[.C166]" office:value-type="percentage" office:value="0.925262721017722" calcext:value-type="percentage">
            <text:p>92.5%</text:p>
          </table:table-cell>
          <table:table-cell table:formula="of:=[.D164]" office:value-type="float" office:value="416755.42157907" calcext:value-type="float">
            <text:p>416755.42157907</text:p>
          </table:table-cell>
          <table:table-cell table:formula="of:=[.F166]/[.C166]" office:value-type="percentage" office:value="0.941102324316625" calcext:value-type="percentage">
            <text:p>94.11%</text:p>
          </table:table-cell>
        </table:table-row>
        <table:table-row table:style-name="ro1">
          <table:table-cell table:formula="of:=VALUE([$EN.A148])" office:value-type="date" office:date-value="2020-11-24" calcext:value-type="date">
            <text:p>24/11/20</text:p>
          </table:table-cell>
          <table:table-cell table:formula="of:=VALUE([$from_i_EN.A166])" office:value-type="date" office:date-value="2020-11-22" calcext:value-type="date">
            <text:p>22/11/20</text:p>
          </table:table-cell>
          <table:table-cell table:formula="of:=[$EN.B148]" office:value-type="float" office:value="436304.726830845" calcext:value-type="float">
            <text:p>436304.726830845</text:p>
          </table:table-cell>
          <table:table-cell table:formula="of:=[$from_i_EN.B166]" office:value-type="float" office:value="403868.145014052" calcext:value-type="float">
            <text:p>403868.145014052</text:p>
          </table:table-cell>
          <table:table-cell table:formula="of:=[.D167]/[.C167]" office:value-type="percentage" office:value="0.925656130172139" calcext:value-type="percentage">
            <text:p>92.6%</text:p>
          </table:table-cell>
          <table:table-cell table:formula="of:=[.D165]" office:value-type="float" office:value="413784.947585673" calcext:value-type="float">
            <text:p>413784.947585673</text:p>
          </table:table-cell>
          <table:table-cell table:formula="of:=[.F167]/[.C167]" office:value-type="percentage" office:value="0.948385204513489" calcext:value-type="percentage">
            <text:p>94.84%</text:p>
          </table:table-cell>
        </table:table-row>
        <table:table-row table:style-name="ro1">
          <table:table-cell table:formula="of:=VALUE([$EN.A149])" office:value-type="date" office:date-value="2020-11-25" calcext:value-type="date">
            <text:p>25/11/20</text:p>
          </table:table-cell>
          <table:table-cell table:formula="of:=VALUE([$from_i_EN.A167])" office:value-type="date" office:date-value="2020-11-23" calcext:value-type="date">
            <text:p>23/11/20</text:p>
          </table:table-cell>
          <table:table-cell table:formula="of:=[$EN.B149]" office:value-type="float" office:value="427858.586424469" calcext:value-type="float">
            <text:p>427858.586424469</text:p>
          </table:table-cell>
          <table:table-cell table:formula="of:=[$from_i_EN.B167]" office:value-type="float" office:value="396091.288165711" calcext:value-type="float">
            <text:p>396091.288165711</text:p>
          </table:table-cell>
          <table:table-cell table:formula="of:=[.D168]/[.C168]" office:value-type="percentage" office:value="0.925752808832864" calcext:value-type="percentage">
            <text:p>92.6%</text:p>
          </table:table-cell>
          <table:table-cell table:formula="of:=[.D166]" office:value-type="float" office:value="409741.050899162" calcext:value-type="float">
            <text:p>409741.050899162</text:p>
          </table:table-cell>
          <table:table-cell table:formula="of:=[.F168]/[.C168]" office:value-type="percentage" office:value="0.957655318602551" calcext:value-type="percentage">
            <text:p>95.77%</text:p>
          </table:table-cell>
        </table:table-row>
        <table:table-row table:style-name="ro1">
          <table:table-cell table:formula="of:=VALUE([$EN.A150])" office:value-type="date" office:date-value="2020-11-26" calcext:value-type="date">
            <text:p>26/11/20</text:p>
          </table:table-cell>
          <table:table-cell table:formula="of:=VALUE([$from_i_EN.A168])" office:value-type="date" office:date-value="2020-11-24" calcext:value-type="date">
            <text:p>24/11/20</text:p>
          </table:table-cell>
          <table:table-cell table:formula="of:=[$EN.B150]" office:value-type="float" office:value="417031.737742041" calcext:value-type="float">
            <text:p>417031.737742041</text:p>
          </table:table-cell>
          <table:table-cell table:formula="of:=[$from_i_EN.B168]" office:value-type="float" office:value="386245.437679752" calcext:value-type="float">
            <text:p>386245.437679752</text:p>
          </table:table-cell>
          <table:table-cell table:formula="of:=[.D169]/[.C169]" office:value-type="percentage" office:value="0.926177560899856" calcext:value-type="percentage">
            <text:p>92.6%</text:p>
          </table:table-cell>
          <table:table-cell table:formula="of:=[.D167]" office:value-type="float" office:value="403868.145014052" calcext:value-type="float">
            <text:p>403868.145014052</text:p>
          </table:table-cell>
          <table:table-cell table:formula="of:=[.F169]/[.C169]" office:value-type="percentage" office:value="0.968435033747644" calcext:value-type="percentage">
            <text:p>96.84%</text:p>
          </table:table-cell>
        </table:table-row>
        <table:table-row table:style-name="ro1">
          <table:table-cell table:formula="of:=VALUE([$EN.A151])" office:value-type="date" office:date-value="2020-11-27" calcext:value-type="date">
            <text:p>27/11/20</text:p>
          </table:table-cell>
          <table:table-cell table:formula="of:=VALUE([$from_i_EN.A169])" office:value-type="date" office:date-value="2020-11-25" calcext:value-type="date">
            <text:p>25/11/20</text:p>
          </table:table-cell>
          <table:table-cell table:formula="of:=[$EN.B151]" office:value-type="float" office:value="405084.007116973" calcext:value-type="float">
            <text:p>405084.007116973</text:p>
          </table:table-cell>
          <table:table-cell table:formula="of:=[$from_i_EN.B169]" office:value-type="float" office:value="375430.412871927" calcext:value-type="float">
            <text:p>375430.412871927</text:p>
          </table:table-cell>
          <table:table-cell table:formula="of:=[.D170]/[.C170]" office:value-type="percentage" office:value="0.926796433026093" calcext:value-type="percentage">
            <text:p>92.7%</text:p>
          </table:table-cell>
          <table:table-cell table:formula="of:=[.D168]" office:value-type="float" office:value="396091.288165711" calcext:value-type="float">
            <text:p>396091.288165711</text:p>
          </table:table-cell>
          <table:table-cell table:formula="of:=[.F170]/[.C170]" office:value-type="percentage" office:value="0.977800360435693" calcext:value-type="percentage">
            <text:p>97.78%</text:p>
          </table:table-cell>
        </table:table-row>
        <table:table-row table:style-name="ro1">
          <table:table-cell table:formula="of:=VALUE([$EN.A152])" office:value-type="date" office:date-value="2020-11-28" calcext:value-type="date">
            <text:p>28/11/20</text:p>
          </table:table-cell>
          <table:table-cell table:formula="of:=VALUE([$from_i_EN.A170])" office:value-type="date" office:date-value="2020-11-26" calcext:value-type="date">
            <text:p>26/11/20</text:p>
          </table:table-cell>
          <table:table-cell table:formula="of:=[$EN.B152]" office:value-type="float" office:value="392291.454311766" calcext:value-type="float">
            <text:p>392291.454311766</text:p>
          </table:table-cell>
          <table:table-cell table:formula="of:=[$from_i_EN.B170]" office:value-type="float" office:value="363922.089567766" calcext:value-type="float">
            <text:p>363922.089567766</text:p>
          </table:table-cell>
          <table:table-cell table:formula="of:=[.D171]/[.C171]" office:value-type="percentage" office:value="0.927682939732217" calcext:value-type="percentage">
            <text:p>92.8%</text:p>
          </table:table-cell>
          <table:table-cell table:formula="of:=[.D169]" office:value-type="float" office:value="386245.437679752" calcext:value-type="float">
            <text:p>386245.437679752</text:p>
          </table:table-cell>
          <table:table-cell table:formula="of:=[.F171]/[.C171]" office:value-type="percentage" office:value="0.984587947135833" calcext:value-type="percentage">
            <text:p>98.46%</text:p>
          </table:table-cell>
        </table:table-row>
        <table:table-row table:style-name="ro1">
          <table:table-cell table:formula="of:=VALUE([$EN.A153])" office:value-type="date" office:date-value="2020-11-29" calcext:value-type="date">
            <text:p>29/11/20</text:p>
          </table:table-cell>
          <table:table-cell table:formula="of:=VALUE([$from_i_EN.A171])" office:value-type="date" office:date-value="2020-11-27" calcext:value-type="date">
            <text:p>27/11/20</text:p>
          </table:table-cell>
          <table:table-cell table:formula="of:=[$EN.B153]" office:value-type="float" office:value="378609.761276352" calcext:value-type="float">
            <text:p>378609.761276352</text:p>
          </table:table-cell>
          <table:table-cell table:formula="of:=[$from_i_EN.B171]" office:value-type="float" office:value="351631.24881747" calcext:value-type="float">
            <text:p>351631.24881747</text:p>
          </table:table-cell>
          <table:table-cell table:formula="of:=[.D172]/[.C172]" office:value-type="percentage" office:value="0.92874322001648" calcext:value-type="percentage">
            <text:p>92.9%</text:p>
          </table:table-cell>
          <table:table-cell table:formula="of:=[.D170]" office:value-type="float" office:value="375430.412871927" calcext:value-type="float">
            <text:p>375430.412871927</text:p>
          </table:table-cell>
          <table:table-cell table:formula="of:=[.F172]/[.C172]" office:value-type="percentage" office:value="0.991602571487574" calcext:value-type="percentage">
            <text:p>99.16%</text:p>
          </table:table-cell>
        </table:table-row>
        <table:table-row table:style-name="ro1">
          <table:table-cell table:formula="of:=VALUE([$EN.A154])" office:value-type="date" office:date-value="2020-11-30" calcext:value-type="date">
            <text:p>30/11/20</text:p>
          </table:table-cell>
          <table:table-cell table:formula="of:=VALUE([$from_i_EN.A172])" office:value-type="date" office:date-value="2020-11-28" calcext:value-type="date">
            <text:p>28/11/20</text:p>
          </table:table-cell>
          <table:table-cell table:formula="of:=[$EN.B154]" office:value-type="float" office:value="364071.586547199" calcext:value-type="float">
            <text:p>364071.586547199</text:p>
          </table:table-cell>
          <table:table-cell table:formula="of:=[$from_i_EN.B172]" office:value-type="float" office:value="338647.770789" calcext:value-type="float">
            <text:p>338647.770789</text:p>
          </table:table-cell>
          <table:table-cell table:formula="of:=[.D173]/[.C173]" office:value-type="percentage" office:value="0.930168085899494" calcext:value-type="percentage">
            <text:p>93.0%</text:p>
          </table:table-cell>
          <table:table-cell table:formula="of:=[.D171]" office:value-type="float" office:value="363922.089567766" calcext:value-type="float">
            <text:p>363922.089567766</text:p>
          </table:table-cell>
          <table:table-cell table:formula="of:=[.F173]/[.C173]" office:value-type="percentage" office:value="0.999589374768707" calcext:value-type="percentage">
            <text:p>99.96%</text:p>
          </table:table-cell>
        </table:table-row>
        <table:table-row table:style-name="ro1">
          <table:table-cell table:formula="of:=VALUE([$EN.A155])" office:value-type="date" office:date-value="2020-12-01" calcext:value-type="date">
            <text:p>01/12/20</text:p>
          </table:table-cell>
          <table:table-cell table:formula="of:=VALUE([$from_i_EN.A173])" office:value-type="date" office:date-value="2020-11-29" calcext:value-type="date">
            <text:p>29/11/20</text:p>
          </table:table-cell>
          <table:table-cell table:formula="of:=[$EN.B155]" office:value-type="float" office:value="349329.41922285" calcext:value-type="float">
            <text:p>349329.41922285</text:p>
          </table:table-cell>
          <table:table-cell table:formula="of:=[$from_i_EN.B173]" office:value-type="float" office:value="325645.652959675" calcext:value-type="float">
            <text:p>325645.652959675</text:p>
          </table:table-cell>
          <table:table-cell table:formula="of:=[.D174]/[.C174]" office:value-type="percentage" office:value="0.932202199528846" calcext:value-type="percentage">
            <text:p>93.2%</text:p>
          </table:table-cell>
          <table:table-cell table:formula="of:=[.D172]" office:value-type="float" office:value="351631.24881747" calcext:value-type="float">
            <text:p>351631.24881747</text:p>
          </table:table-cell>
          <table:table-cell table:formula="of:=[.F174]/[.C174]" office:value-type="percentage" office:value="1.00658928068452" calcext:value-type="percentage">
            <text:p>100.66%</text:p>
          </table:table-cell>
        </table:table-row>
        <table:table-row table:style-name="ro1">
          <table:table-cell table:formula="of:=VALUE([$EN.A156])" office:value-type="date" office:date-value="2020-12-02" calcext:value-type="date">
            <text:p>02/12/20</text:p>
          </table:table-cell>
          <table:table-cell table:formula="of:=VALUE([$from_i_EN.A174])" office:value-type="date" office:date-value="2020-11-30" calcext:value-type="date">
            <text:p>30/11/20</text:p>
          </table:table-cell>
          <table:table-cell table:formula="of:=[$EN.B156]" office:value-type="float" office:value="334933.847012645" calcext:value-type="float">
            <text:p>334933.847012645</text:p>
          </table:table-cell>
          <table:table-cell table:formula="of:=[$from_i_EN.B174]" office:value-type="float" office:value="313084.554697644" calcext:value-type="float">
            <text:p>313084.554697644</text:p>
          </table:table-cell>
          <table:table-cell table:formula="of:=[.D175]/[.C175]" office:value-type="percentage" office:value="0.934765349904526" calcext:value-type="percentage">
            <text:p>93.5%</text:p>
          </table:table-cell>
          <table:table-cell table:formula="of:=[.D173]" office:value-type="float" office:value="338647.770789" calcext:value-type="float">
            <text:p>338647.770789</text:p>
          </table:table-cell>
          <table:table-cell table:formula="of:=[.F175]/[.C175]" office:value-type="percentage" office:value="1.01108852930058" calcext:value-type="percentage">
            <text:p>101.11%</text:p>
          </table:table-cell>
        </table:table-row>
        <table:table-row table:style-name="ro1">
          <table:table-cell table:formula="of:=VALUE([$EN.A157])" office:value-type="date" office:date-value="2020-12-03" calcext:value-type="date">
            <text:p>03/12/20</text:p>
          </table:table-cell>
          <table:table-cell table:formula="of:=VALUE([$from_i_EN.A175])" office:value-type="date" office:date-value="2020-12-01" calcext:value-type="date">
            <text:p>01/12/20</text:p>
          </table:table-cell>
          <table:table-cell table:formula="of:=[$EN.B157]" office:value-type="float" office:value="320773.733078815" calcext:value-type="float">
            <text:p>320773.733078815</text:p>
          </table:table-cell>
          <table:table-cell table:formula="of:=[$from_i_EN.B175]" office:value-type="float" office:value="300611.339532959" calcext:value-type="float">
            <text:p>300611.339532959</text:p>
          </table:table-cell>
          <table:table-cell table:formula="of:=[.D176]/[.C176]" office:value-type="percentage" office:value="0.937144499481502" calcext:value-type="percentage">
            <text:p>93.7%</text:p>
          </table:table-cell>
          <table:table-cell table:formula="of:=[.D174]" office:value-type="float" office:value="325645.652959675" calcext:value-type="float">
            <text:p>325645.652959675</text:p>
          </table:table-cell>
          <table:table-cell table:formula="of:=[.F176]/[.C176]" office:value-type="percentage" office:value="1.01518802625795" calcext:value-type="percentage">
            <text:p>101.52%</text:p>
          </table:table-cell>
        </table:table-row>
        <table:table-row table:style-name="ro1">
          <table:table-cell table:formula="of:=VALUE([$EN.A158])" office:value-type="date" office:date-value="2020-12-04" calcext:value-type="date">
            <text:p>04/12/20</text:p>
          </table:table-cell>
          <table:table-cell table:formula="of:=VALUE([$from_i_EN.A176])" office:value-type="date" office:date-value="2020-12-02" calcext:value-type="date">
            <text:p>02/12/20</text:p>
          </table:table-cell>
          <table:table-cell table:formula="of:=[$EN.B158]" office:value-type="float" office:value="306931.148123765" calcext:value-type="float">
            <text:p>306931.148123765</text:p>
          </table:table-cell>
          <table:table-cell table:formula="of:=[$from_i_EN.B176]" office:value-type="float" office:value="288247.446865631" calcext:value-type="float">
            <text:p>288247.446865631</text:p>
          </table:table-cell>
          <table:table-cell table:formula="of:=[.D177]/[.C177]" office:value-type="percentage" office:value="0.93912738615046" calcext:value-type="percentage">
            <text:p>93.9%</text:p>
          </table:table-cell>
          <table:table-cell table:formula="of:=[.D175]" office:value-type="float" office:value="313084.554697644" calcext:value-type="float">
            <text:p>313084.554697644</text:p>
          </table:table-cell>
          <table:table-cell table:formula="of:=[.F177]/[.C177]" office:value-type="percentage" office:value="1.02004816588832" calcext:value-type="percentage">
            <text:p>102.00%</text:p>
          </table:table-cell>
        </table:table-row>
        <table:table-row table:style-name="ro1">
          <table:table-cell table:formula="of:=VALUE([$EN.A159])" office:value-type="date" office:date-value="2020-12-05" calcext:value-type="date">
            <text:p>05/12/20</text:p>
          </table:table-cell>
          <table:table-cell table:formula="of:=VALUE([$from_i_EN.A177])" office:value-type="date" office:date-value="2020-12-03" calcext:value-type="date">
            <text:p>03/12/20</text:p>
          </table:table-cell>
          <table:table-cell table:formula="of:=[$EN.B159]" office:value-type="float" office:value="293838.429914397" calcext:value-type="float">
            <text:p>293838.429914397</text:p>
          </table:table-cell>
          <table:table-cell table:formula="of:=[$from_i_EN.B177]" office:value-type="float" office:value="276571.052856452" calcext:value-type="float">
            <text:p>276571.052856452</text:p>
          </table:table-cell>
          <table:table-cell table:formula="of:=[.D178]/[.C178]" office:value-type="percentage" office:value="0.941235130261976" calcext:value-type="percentage">
            <text:p>94.1%</text:p>
          </table:table-cell>
          <table:table-cell table:formula="of:=[.D176]" office:value-type="float" office:value="300611.339532959" calcext:value-type="float">
            <text:p>300611.339532959</text:p>
          </table:table-cell>
          <table:table-cell table:formula="of:=[.F178]/[.C178]" office:value-type="percentage" office:value="1.02304977473687" calcext:value-type="percentage">
            <text:p>102.30%</text:p>
          </table:table-cell>
        </table:table-row>
        <table:table-row table:style-name="ro1">
          <table:table-cell table:formula="of:=VALUE([$EN.A160])" office:value-type="date" office:date-value="2020-12-06" calcext:value-type="date">
            <text:p>06/12/20</text:p>
          </table:table-cell>
          <table:table-cell table:formula="of:=VALUE([$from_i_EN.A178])" office:value-type="date" office:date-value="2020-12-04" calcext:value-type="date">
            <text:p>04/12/20</text:p>
          </table:table-cell>
          <table:table-cell table:formula="of:=[$EN.B160]" office:value-type="float" office:value="281762.026746062" calcext:value-type="float">
            <text:p>281762.026746062</text:p>
          </table:table-cell>
          <table:table-cell table:formula="of:=[$from_i_EN.B178]" office:value-type="float" office:value="265694.549349494" calcext:value-type="float">
            <text:p>265694.549349494</text:p>
          </table:table-cell>
          <table:table-cell table:formula="of:=[.D179]/[.C179]" office:value-type="percentage" office:value="0.94297500773215" calcext:value-type="percentage">
            <text:p>94.3%</text:p>
          </table:table-cell>
          <table:table-cell table:formula="of:=[.D177]" office:value-type="float" office:value="288247.446865631" calcext:value-type="float">
            <text:p>288247.446865631</text:p>
          </table:table-cell>
          <table:table-cell table:formula="of:=[.F179]/[.C179]" office:value-type="percentage" office:value="1.02301736750855" calcext:value-type="percentage">
            <text:p>102.30%</text:p>
          </table:table-cell>
        </table:table-row>
        <table:table-row table:style-name="ro1">
          <table:table-cell table:formula="of:=VALUE([$EN.A161])" office:value-type="date" office:date-value="2020-12-07" calcext:value-type="date">
            <text:p>07/12/20</text:p>
          </table:table-cell>
          <table:table-cell table:formula="of:=VALUE([$from_i_EN.A179])" office:value-type="date" office:date-value="2020-12-05" calcext:value-type="date">
            <text:p>05/12/20</text:p>
          </table:table-cell>
          <table:table-cell table:formula="of:=[$EN.B161]" office:value-type="float" office:value="270992.809273345" calcext:value-type="float">
            <text:p>270992.809273345</text:p>
          </table:table-cell>
          <table:table-cell table:formula="of:=[$from_i_EN.B179]" office:value-type="float" office:value="255963.077384749" calcext:value-type="float">
            <text:p>255963.077384749</text:p>
          </table:table-cell>
          <table:table-cell table:formula="of:=[.D180]/[.C180]" office:value-type="percentage" office:value="0.944538263104111" calcext:value-type="percentage">
            <text:p>94.5%</text:p>
          </table:table-cell>
          <table:table-cell table:formula="of:=[.D178]" office:value-type="float" office:value="276571.052856452" calcext:value-type="float">
            <text:p>276571.052856452</text:p>
          </table:table-cell>
          <table:table-cell table:formula="of:=[.F180]/[.C180]" office:value-type="percentage" office:value="1.02058447085022" calcext:value-type="percentage">
            <text:p>102.06%</text:p>
          </table:table-cell>
        </table:table-row>
        <table:table-row table:style-name="ro1">
          <table:table-cell table:formula="of:=VALUE([$EN.A162])" office:value-type="date" office:date-value="2020-12-08" calcext:value-type="date">
            <text:p>08/12/20</text:p>
          </table:table-cell>
          <table:table-cell table:formula="of:=VALUE([$from_i_EN.A180])" office:value-type="date" office:date-value="2020-12-06" calcext:value-type="date">
            <text:p>06/12/20</text:p>
          </table:table-cell>
          <table:table-cell table:formula="of:=[$EN.B162]" office:value-type="float" office:value="261399.692883777" calcext:value-type="float">
            <text:p>261399.692883777</text:p>
          </table:table-cell>
          <table:table-cell table:formula="of:=[$from_i_EN.B180]" office:value-type="float" office:value="247296.387829502" calcext:value-type="float">
            <text:p>247296.387829502</text:p>
          </table:table-cell>
          <table:table-cell table:formula="of:=[.D181]/[.C181]" office:value-type="percentage" office:value="0.946046971598602" calcext:value-type="percentage">
            <text:p>94.6%</text:p>
          </table:table-cell>
          <table:table-cell table:formula="of:=[.D179]" office:value-type="float" office:value="265694.549349494" calcext:value-type="float">
            <text:p>265694.549349494</text:p>
          </table:table-cell>
          <table:table-cell table:formula="of:=[.F181]/[.C181]" office:value-type="percentage" office:value="1.01643022766529" calcext:value-type="percentage">
            <text:p>101.64%</text:p>
          </table:table-cell>
        </table:table-row>
        <table:table-row table:style-name="ro1">
          <table:table-cell table:formula="of:=VALUE([$EN.A163])" office:value-type="date" office:date-value="2020-12-09" calcext:value-type="date">
            <text:p>09/12/20</text:p>
          </table:table-cell>
          <table:table-cell table:formula="of:=VALUE([$from_i_EN.A181])" office:value-type="date" office:date-value="2020-12-07" calcext:value-type="date">
            <text:p>07/12/20</text:p>
          </table:table-cell>
          <table:table-cell table:formula="of:=[$EN.B163]" office:value-type="float" office:value="253057.145060787" calcext:value-type="float">
            <text:p>253057.145060787</text:p>
          </table:table-cell>
          <table:table-cell table:formula="of:=[$from_i_EN.B181]" office:value-type="float" office:value="239745.197991126" calcext:value-type="float">
            <text:p>239745.197991126</text:p>
          </table:table-cell>
          <table:table-cell table:formula="of:=[.D182]/[.C182]" office:value-type="percentage" office:value="0.94739549019071" calcext:value-type="percentage">
            <text:p>94.7%</text:p>
          </table:table-cell>
          <table:table-cell table:formula="of:=[.D180]" office:value-type="float" office:value="255963.077384749" calcext:value-type="float">
            <text:p>255963.077384749</text:p>
          </table:table-cell>
          <table:table-cell table:formula="of:=[.F182]/[.C182]" office:value-type="percentage" office:value="1.01148330478187" calcext:value-type="percentage">
            <text:p>101.15%</text:p>
          </table:table-cell>
        </table:table-row>
        <table:table-row table:style-name="ro1">
          <table:table-cell table:formula="of:=VALUE([$EN.A164])" office:value-type="date" office:date-value="2020-12-10" calcext:value-type="date">
            <text:p>10/12/20</text:p>
          </table:table-cell>
          <table:table-cell table:formula="of:=VALUE([$from_i_EN.A182])" office:value-type="date" office:date-value="2020-12-08" calcext:value-type="date">
            <text:p>08/12/20</text:p>
          </table:table-cell>
          <table:table-cell table:formula="of:=[$EN.B164]" office:value-type="float" office:value="245713.824325653" calcext:value-type="float">
            <text:p>245713.824325653</text:p>
          </table:table-cell>
          <table:table-cell table:formula="of:=[$from_i_EN.B182]" office:value-type="float" office:value="233203.536829718" calcext:value-type="float">
            <text:p>233203.536829718</text:p>
          </table:table-cell>
          <table:table-cell table:formula="of:=[.D183]/[.C183]" office:value-type="percentage" office:value="0.949085943657144" calcext:value-type="percentage">
            <text:p>94.9%</text:p>
          </table:table-cell>
          <table:table-cell table:formula="of:=[.D181]" office:value-type="float" office:value="247296.387829502" calcext:value-type="float">
            <text:p>247296.387829502</text:p>
          </table:table-cell>
          <table:table-cell table:formula="of:=[.F183]/[.C183]" office:value-type="percentage" office:value="1.00644067751659" calcext:value-type="percentage">
            <text:p>100.64%</text:p>
          </table:table-cell>
        </table:table-row>
        <table:table-row table:style-name="ro1">
          <table:table-cell table:formula="of:=VALUE([$EN.A165])" office:value-type="date" office:date-value="2020-12-11" calcext:value-type="date">
            <text:p>11/12/20</text:p>
          </table:table-cell>
          <table:table-cell table:formula="of:=VALUE([$from_i_EN.A183])" office:value-type="date" office:date-value="2020-12-09" calcext:value-type="date">
            <text:p>09/12/20</text:p>
          </table:table-cell>
          <table:table-cell table:formula="of:=[$EN.B165]" office:value-type="float" office:value="239835.846175035" calcext:value-type="float">
            <text:p>239835.846175035</text:p>
          </table:table-cell>
          <table:table-cell table:formula="of:=[$from_i_EN.B183]" office:value-type="float" office:value="228047.42292975" calcext:value-type="float">
            <text:p>228047.42292975</text:p>
          </table:table-cell>
          <table:table-cell table:formula="of:=[.D184]/[.C184]" office:value-type="percentage" office:value="0.950847951074496" calcext:value-type="percentage">
            <text:p>95.1%</text:p>
          </table:table-cell>
          <table:table-cell table:formula="of:=[.D182]" office:value-type="float" office:value="239745.197991126" calcext:value-type="float">
            <text:p>239745.197991126</text:p>
          </table:table-cell>
          <table:table-cell table:formula="of:=[.F184]/[.C184]" office:value-type="percentage" office:value="0.999622040719289" calcext:value-type="percentage">
            <text:p>99.96%</text:p>
          </table:table-cell>
        </table:table-row>
        <table:table-row table:style-name="ro1">
          <table:table-cell table:formula="of:=VALUE([$EN.A166])" office:value-type="date" office:date-value="2020-12-12" calcext:value-type="date">
            <text:p>12/12/20</text:p>
          </table:table-cell>
          <table:table-cell table:formula="of:=VALUE([$from_i_EN.A184])" office:value-type="date" office:date-value="2020-12-10" calcext:value-type="date">
            <text:p>10/12/20</text:p>
          </table:table-cell>
          <table:table-cell table:formula="of:=[$EN.B166]" office:value-type="float" office:value="235027.207314996" calcext:value-type="float">
            <text:p>235027.207314996</text:p>
          </table:table-cell>
          <table:table-cell table:formula="of:=[$from_i_EN.B184]" office:value-type="float" office:value="223885.160304103" calcext:value-type="float">
            <text:p>223885.160304103</text:p>
          </table:table-cell>
          <table:table-cell table:formula="of:=[.D185]/[.C185]" office:value-type="percentage" office:value="0.952592522635221" calcext:value-type="percentage">
            <text:p>95.3%</text:p>
          </table:table-cell>
          <table:table-cell table:formula="of:=[.D183]" office:value-type="float" office:value="233203.536829718" calcext:value-type="float">
            <text:p>233203.536829718</text:p>
          </table:table-cell>
          <table:table-cell table:formula="of:=[.F185]/[.C185]" office:value-type="percentage" office:value="0.992240598413639" calcext:value-type="percentage">
            <text:p>99.22%</text:p>
          </table:table-cell>
        </table:table-row>
        <table:table-row table:style-name="ro1">
          <table:table-cell table:formula="of:=VALUE([$EN.A167])" office:value-type="date" office:date-value="2020-12-13" calcext:value-type="date">
            <text:p>13/12/20</text:p>
          </table:table-cell>
          <table:table-cell table:formula="of:=VALUE([$from_i_EN.A185])" office:value-type="date" office:date-value="2020-12-11" calcext:value-type="date">
            <text:p>11/12/20</text:p>
          </table:table-cell>
          <table:table-cell table:formula="of:=[$EN.B167]" office:value-type="float" office:value="232361.188703542" calcext:value-type="float">
            <text:p>232361.188703542</text:p>
          </table:table-cell>
          <table:table-cell table:formula="of:=[$from_i_EN.B185]" office:value-type="float" office:value="221772.098496397" calcext:value-type="float">
            <text:p>221772.098496397</text:p>
          </table:table-cell>
          <table:table-cell table:formula="of:=[.D186]/[.C186]" office:value-type="percentage" office:value="0.954428317972434" calcext:value-type="percentage">
            <text:p>95.4%</text:p>
          </table:table-cell>
          <table:table-cell table:formula="of:=[.D184]" office:value-type="float" office:value="228047.42292975" calcext:value-type="float">
            <text:p>228047.42292975</text:p>
          </table:table-cell>
          <table:table-cell table:formula="of:=[.F186]/[.C186]" office:value-type="percentage" office:value="0.981435084758084" calcext:value-type="percentage">
            <text:p>98.14%</text:p>
          </table:table-cell>
        </table:table-row>
        <table:table-row table:style-name="ro1">
          <table:table-cell table:formula="of:=VALUE([$EN.A168])" office:value-type="date" office:date-value="2020-12-14" calcext:value-type="date">
            <text:p>14/12/20</text:p>
          </table:table-cell>
          <table:table-cell table:formula="of:=VALUE([$from_i_EN.A186])" office:value-type="date" office:date-value="2020-12-12" calcext:value-type="date">
            <text:p>12/12/20</text:p>
          </table:table-cell>
          <table:table-cell table:formula="of:=[$EN.B168]" office:value-type="float" office:value="231470.469279388" calcext:value-type="float">
            <text:p>231470.469279388</text:p>
          </table:table-cell>
          <table:table-cell table:formula="of:=[$from_i_EN.B186]" office:value-type="float" office:value="221530.041841694" calcext:value-type="float">
            <text:p>221530.041841694</text:p>
          </table:table-cell>
          <table:table-cell table:formula="of:=[.D187]/[.C187]" office:value-type="percentage" office:value="0.95705531047377" calcext:value-type="percentage">
            <text:p>95.7%</text:p>
          </table:table-cell>
          <table:table-cell table:formula="of:=[.D185]" office:value-type="float" office:value="223885.160304103" calcext:value-type="float">
            <text:p>223885.160304103</text:p>
          </table:table-cell>
          <table:table-cell table:formula="of:=[.F187]/[.C187]" office:value-type="percentage" office:value="0.967229906264503" calcext:value-type="percentage">
            <text:p>96.72%</text:p>
          </table:table-cell>
        </table:table-row>
        <table:table-row table:style-name="ro1">
          <table:table-cell table:formula="of:=VALUE([$EN.A169])" office:value-type="date" office:date-value="2020-12-15" calcext:value-type="date">
            <text:p>15/12/20</text:p>
          </table:table-cell>
          <table:table-cell table:formula="of:=VALUE([$from_i_EN.A187])" office:value-type="date" office:date-value="2020-12-13" calcext:value-type="date">
            <text:p>13/12/20</text:p>
          </table:table-cell>
          <table:table-cell table:formula="of:=[$EN.B169]" office:value-type="float" office:value="232406.138070496" calcext:value-type="float">
            <text:p>232406.138070496</text:p>
          </table:table-cell>
          <table:table-cell table:formula="of:=[$from_i_EN.B187]" office:value-type="float" office:value="223214.289205475" calcext:value-type="float">
            <text:p>223214.289205475</text:p>
          </table:table-cell>
          <table:table-cell table:formula="of:=[.D188]/[.C188]" office:value-type="percentage" office:value="0.960449199227979" calcext:value-type="percentage">
            <text:p>96.0%</text:p>
          </table:table-cell>
          <table:table-cell table:formula="of:=[.D186]" office:value-type="float" office:value="221772.098496397" calcext:value-type="float">
            <text:p>221772.098496397</text:p>
          </table:table-cell>
          <table:table-cell table:formula="of:=[.F188]/[.C188]" office:value-type="percentage" office:value="0.954243723240763" calcext:value-type="percentage">
            <text:p>95.42%</text:p>
          </table:table-cell>
        </table:table-row>
        <table:table-row table:style-name="ro1">
          <table:table-cell table:formula="of:=VALUE([$EN.A170])" office:value-type="date" office:date-value="2020-12-16" calcext:value-type="date">
            <text:p>16/12/20</text:p>
          </table:table-cell>
          <table:table-cell table:formula="of:=VALUE([$from_i_EN.A188])" office:value-type="date" office:date-value="2020-12-14" calcext:value-type="date">
            <text:p>14/12/20</text:p>
          </table:table-cell>
          <table:table-cell table:formula="of:=[$EN.B170]" office:value-type="float" office:value="234805.904900263" calcext:value-type="float">
            <text:p>234805.904900263</text:p>
          </table:table-cell>
          <table:table-cell table:formula="of:=[$from_i_EN.B188]" office:value-type="float" office:value="226299.931462458" calcext:value-type="float">
            <text:p>226299.931462458</text:p>
          </table:table-cell>
          <table:table-cell table:formula="of:=[.D189]/[.C189]" office:value-type="percentage" office:value="0.96377444834099" calcext:value-type="percentage">
            <text:p>96.4%</text:p>
          </table:table-cell>
          <table:table-cell table:formula="of:=[.D187]" office:value-type="float" office:value="221530.041841694" calcext:value-type="float">
            <text:p>221530.041841694</text:p>
          </table:table-cell>
          <table:table-cell table:formula="of:=[.F189]/[.C189]" office:value-type="percentage" office:value="0.943460267474073" calcext:value-type="percentage">
            <text:p>94.35%</text:p>
          </table:table-cell>
        </table:table-row>
        <table:table-row table:style-name="ro1">
          <table:table-cell table:formula="of:=VALUE([$EN.A171])" office:value-type="date" office:date-value="2020-12-17" calcext:value-type="date">
            <text:p>17/12/20</text:p>
          </table:table-cell>
          <table:table-cell table:formula="of:=VALUE([$from_i_EN.A189])" office:value-type="date" office:date-value="2020-12-15" calcext:value-type="date">
            <text:p>15/12/20</text:p>
          </table:table-cell>
          <table:table-cell table:formula="of:=[$EN.B171]" office:value-type="float" office:value="239716.715411489" calcext:value-type="float">
            <text:p>239716.715411489</text:p>
          </table:table-cell>
          <table:table-cell table:formula="of:=[$from_i_EN.B189]" office:value-type="float" office:value="231919.799741759" calcext:value-type="float">
            <text:p>231919.799741759</text:p>
          </table:table-cell>
          <table:table-cell table:formula="of:=[.D190]/[.C190]" office:value-type="percentage" office:value="0.967474459774964" calcext:value-type="percentage">
            <text:p>96.7%</text:p>
          </table:table-cell>
          <table:table-cell table:formula="of:=[.D188]" office:value-type="float" office:value="223214.289205475" calcext:value-type="float">
            <text:p>223214.289205475</text:p>
          </table:table-cell>
          <table:table-cell table:formula="of:=[.F190]/[.C190]" office:value-type="percentage" office:value="0.931158633732794" calcext:value-type="percentage">
            <text:p>93.12%</text:p>
          </table:table-cell>
        </table:table-row>
        <table:table-row table:style-name="ro1">
          <table:table-cell table:formula="of:=VALUE([$EN.A172])" office:value-type="date" office:date-value="2020-12-18" calcext:value-type="date">
            <text:p>18/12/20</text:p>
          </table:table-cell>
          <table:table-cell table:formula="of:=VALUE([$from_i_EN.A190])" office:value-type="date" office:date-value="2020-12-16" calcext:value-type="date">
            <text:p>16/12/20</text:p>
          </table:table-cell>
          <table:table-cell table:formula="of:=[$EN.B172]" office:value-type="float" office:value="246880.671946897" calcext:value-type="float">
            <text:p>246880.671946897</text:p>
          </table:table-cell>
          <table:table-cell table:formula="of:=[$from_i_EN.B190]" office:value-type="float" office:value="239922.991870613" calcext:value-type="float">
            <text:p>239922.991870613</text:p>
          </table:table-cell>
          <table:table-cell table:formula="of:=[.D191]/[.C191]" office:value-type="percentage" office:value="0.971817639585085" calcext:value-type="percentage">
            <text:p>97.2%</text:p>
          </table:table-cell>
          <table:table-cell table:formula="of:=[.D189]" office:value-type="float" office:value="226299.931462458" calcext:value-type="float">
            <text:p>226299.931462458</text:p>
          </table:table-cell>
          <table:table-cell table:formula="of:=[.F191]/[.C191]" office:value-type="percentage" office:value="0.916636890518243" calcext:value-type="percentage">
            <text:p>91.66%</text:p>
          </table:table-cell>
        </table:table-row>
        <table:table-row table:style-name="ro1">
          <table:table-cell table:formula="of:=VALUE([$EN.A173])" office:value-type="date" office:date-value="2020-12-19" calcext:value-type="date">
            <text:p>19/12/20</text:p>
          </table:table-cell>
          <table:table-cell table:formula="of:=VALUE([$from_i_EN.A191])" office:value-type="date" office:date-value="2020-12-17" calcext:value-type="date">
            <text:p>17/12/20</text:p>
          </table:table-cell>
          <table:table-cell table:formula="of:=[$EN.B173]" office:value-type="float" office:value="256468.004685908" calcext:value-type="float">
            <text:p>256468.004685908</text:p>
          </table:table-cell>
          <table:table-cell table:formula="of:=[$from_i_EN.B191]" office:value-type="float" office:value="250356.538436001" calcext:value-type="float">
            <text:p>250356.538436001</text:p>
          </table:table-cell>
          <table:table-cell table:formula="of:=[.D192]/[.C192]" office:value-type="percentage" office:value="0.976170648430819" calcext:value-type="percentage">
            <text:p>97.6%</text:p>
          </table:table-cell>
          <table:table-cell table:formula="of:=[.D190]" office:value-type="float" office:value="231919.799741759" calcext:value-type="float">
            <text:p>231919.799741759</text:p>
          </table:table-cell>
          <table:table-cell table:formula="of:=[.F192]/[.C192]" office:value-type="percentage" office:value="0.904283557809822" calcext:value-type="percentage">
            <text:p>90.43%</text:p>
          </table:table-cell>
        </table:table-row>
        <table:table-row table:style-name="ro1">
          <table:table-cell table:formula="of:=VALUE([$EN.A174])" office:value-type="date" office:date-value="2020-12-20" calcext:value-type="date">
            <text:p>20/12/20</text:p>
          </table:table-cell>
          <table:table-cell table:formula="of:=VALUE([$from_i_EN.A192])" office:value-type="date" office:date-value="2020-12-18" calcext:value-type="date">
            <text:p>18/12/20</text:p>
          </table:table-cell>
          <table:table-cell table:formula="of:=[$EN.B174]" office:value-type="float" office:value="267902.672249513" calcext:value-type="float">
            <text:p>267902.672249513</text:p>
          </table:table-cell>
          <table:table-cell table:formula="of:=[$from_i_EN.B192]" office:value-type="float" office:value="262653.970704582" calcext:value-type="float">
            <text:p>262653.970704582</text:p>
          </table:table-cell>
          <table:table-cell table:formula="of:=[.D193]/[.C193]" office:value-type="percentage" office:value="0.980408177712977" calcext:value-type="percentage">
            <text:p>98.0%</text:p>
          </table:table-cell>
          <table:table-cell table:formula="of:=[.D191]" office:value-type="float" office:value="239922.991870613" calcext:value-type="float">
            <text:p>239922.991870613</text:p>
          </table:table-cell>
          <table:table-cell table:formula="of:=[.F193]/[.C193]" office:value-type="percentage" office:value="0.895560278873064" calcext:value-type="percentage">
            <text:p>89.56%</text:p>
          </table:table-cell>
        </table:table-row>
        <table:table-row table:style-name="ro1">
          <table:table-cell table:formula="of:=VALUE([$EN.A175])" office:value-type="date" office:date-value="2020-12-21" calcext:value-type="date">
            <text:p>21/12/20</text:p>
          </table:table-cell>
          <table:table-cell table:formula="of:=VALUE([$from_i_EN.A193])" office:value-type="date" office:date-value="2020-12-19" calcext:value-type="date">
            <text:p>19/12/20</text:p>
          </table:table-cell>
          <table:table-cell table:formula="of:=[$EN.B175]" office:value-type="float" office:value="281375.438163693" calcext:value-type="float">
            <text:p>281375.438163693</text:p>
          </table:table-cell>
          <table:table-cell table:formula="of:=[$from_i_EN.B193]" office:value-type="float" office:value="277158.101769167" calcext:value-type="float">
            <text:p>277158.101769167</text:p>
          </table:table-cell>
          <table:table-cell table:formula="of:=[.D194]/[.C194]" office:value-type="percentage" office:value="0.985011710965075" calcext:value-type="percentage">
            <text:p>98.5%</text:p>
          </table:table-cell>
          <table:table-cell table:formula="of:=[.D192]" office:value-type="float" office:value="250356.538436001" calcext:value-type="float">
            <text:p>250356.538436001</text:p>
          </table:table-cell>
          <table:table-cell table:formula="of:=[.F194]/[.C194]" office:value-type="percentage" office:value="0.889759746159342" calcext:value-type="percentage">
            <text:p>88.98%</text:p>
          </table:table-cell>
        </table:table-row>
        <table:table-row table:style-name="ro1">
          <table:table-cell table:formula="of:=VALUE([$EN.A176])" office:value-type="date" office:date-value="2020-12-22" calcext:value-type="date">
            <text:p>22/12/20</text:p>
          </table:table-cell>
          <table:table-cell table:formula="of:=VALUE([$from_i_EN.A194])" office:value-type="date" office:date-value="2020-12-20" calcext:value-type="date">
            <text:p>20/12/20</text:p>
          </table:table-cell>
          <table:table-cell table:formula="of:=[$EN.B176]" office:value-type="float" office:value="296419.51460756" calcext:value-type="float">
            <text:p>296419.51460756</text:p>
          </table:table-cell>
          <table:table-cell table:formula="of:=[$from_i_EN.B194]" office:value-type="float" office:value="293150.518819174" calcext:value-type="float">
            <text:p>293150.518819174</text:p>
          </table:table-cell>
          <table:table-cell table:formula="of:=[.D195]/[.C195]" office:value-type="percentage" office:value="0.988971725452307" calcext:value-type="percentage">
            <text:p>98.9%</text:p>
          </table:table-cell>
          <table:table-cell table:formula="of:=[.D193]" office:value-type="float" office:value="262653.970704582" calcext:value-type="float">
            <text:p>262653.970704582</text:p>
          </table:table-cell>
          <table:table-cell table:formula="of:=[.F195]/[.C195]" office:value-type="percentage" office:value="0.886088660702109" calcext:value-type="percentage">
            <text:p>88.61%</text:p>
          </table:table-cell>
        </table:table-row>
        <table:table-row table:style-name="ro1">
          <table:table-cell table:formula="of:=VALUE([$EN.A177])" office:value-type="date" office:date-value="2020-12-23" calcext:value-type="date">
            <text:p>23/12/20</text:p>
          </table:table-cell>
          <table:table-cell table:formula="of:=VALUE([$from_i_EN.A195])" office:value-type="date" office:date-value="2020-12-21" calcext:value-type="date">
            <text:p>21/12/20</text:p>
          </table:table-cell>
          <table:table-cell table:formula="of:=[$EN.B177]" office:value-type="float" office:value="313218.027510127" calcext:value-type="float">
            <text:p>313218.027510127</text:p>
          </table:table-cell>
          <table:table-cell table:formula="of:=[$from_i_EN.B195]" office:value-type="float" office:value="310796.203681265" calcext:value-type="float">
            <text:p>310796.203681265</text:p>
          </table:table-cell>
          <table:table-cell table:formula="of:=[.D196]/[.C196]" office:value-type="percentage" office:value="0.992267929633189" calcext:value-type="percentage">
            <text:p>99.2%</text:p>
          </table:table-cell>
          <table:table-cell table:formula="of:=[.D194]" office:value-type="float" office:value="277158.101769167" calcext:value-type="float">
            <text:p>277158.101769167</text:p>
          </table:table-cell>
          <table:table-cell table:formula="of:=[.F196]/[.C196]" office:value-type="percentage" office:value="0.884872764101057" calcext:value-type="percentage">
            <text:p>88.49%</text:p>
          </table:table-cell>
        </table:table-row>
        <table:table-row table:style-name="ro1">
          <table:table-cell table:formula="of:=VALUE([$EN.A178])" office:value-type="date" office:date-value="2020-12-24" calcext:value-type="date">
            <text:p>24/12/20</text:p>
          </table:table-cell>
          <table:table-cell table:formula="of:=VALUE([$from_i_EN.A196])" office:value-type="date" office:date-value="2020-12-22" calcext:value-type="date">
            <text:p>22/12/20</text:p>
          </table:table-cell>
          <table:table-cell table:formula="of:=[$EN.B178]" office:value-type="float" office:value="331398.426793068" calcext:value-type="float">
            <text:p>331398.426793068</text:p>
          </table:table-cell>
          <table:table-cell table:formula="of:=[$from_i_EN.B196]" office:value-type="float" office:value="330061.895466581" calcext:value-type="float">
            <text:p>330061.895466581</text:p>
          </table:table-cell>
          <table:table-cell table:formula="of:=[.D197]/[.C197]" office:value-type="percentage" office:value="0.995966995560539" calcext:value-type="percentage">
            <text:p>99.6%</text:p>
          </table:table-cell>
          <table:table-cell table:formula="of:=[.D195]" office:value-type="float" office:value="293150.518819174" calcext:value-type="float">
            <text:p>293150.518819174</text:p>
          </table:table-cell>
          <table:table-cell table:formula="of:=[.F197]/[.C197]" office:value-type="percentage" office:value="0.884586332095726" calcext:value-type="percentage">
            <text:p>88.46%</text:p>
          </table:table-cell>
        </table:table-row>
        <table:table-row table:style-name="ro1">
          <table:table-cell table:formula="of:=VALUE([$EN.A179])" office:value-type="date" office:date-value="2020-12-25" calcext:value-type="date">
            <text:p>25/12/20</text:p>
          </table:table-cell>
          <table:table-cell table:formula="of:=VALUE([$from_i_EN.A197])" office:value-type="date" office:date-value="2020-12-23" calcext:value-type="date">
            <text:p>23/12/20</text:p>
          </table:table-cell>
          <table:table-cell table:formula="of:=[$EN.B179]" office:value-type="float" office:value="350039.049449947" calcext:value-type="float">
            <text:p>350039.049449947</text:p>
          </table:table-cell>
          <table:table-cell table:formula="of:=[$from_i_EN.B197]" office:value-type="float" office:value="349863.740570973" calcext:value-type="float">
            <text:p>349863.740570973</text:p>
          </table:table-cell>
          <table:table-cell table:formula="of:=[.D198]/[.C198]" office:value-type="percentage" office:value="0.999499173365802" calcext:value-type="percentage">
            <text:p>99.9%</text:p>
          </table:table-cell>
          <table:table-cell table:formula="of:=[.D196]" office:value-type="float" office:value="310796.203681265" calcext:value-type="float">
            <text:p>310796.203681265</text:p>
          </table:table-cell>
          <table:table-cell table:formula="of:=[.F198]/[.C198]" office:value-type="percentage" office:value="0.887890091604498" calcext:value-type="percentage">
            <text:p>88.79%</text:p>
          </table:table-cell>
        </table:table-row>
        <table:table-row table:style-name="ro1">
          <table:table-cell table:formula="of:=VALUE([$EN.A180])" office:value-type="date" office:date-value="2020-12-26" calcext:value-type="date">
            <text:p>26/12/20</text:p>
          </table:table-cell>
          <table:table-cell table:formula="of:=VALUE([$from_i_EN.A198])" office:value-type="date" office:date-value="2020-12-24" calcext:value-type="date">
            <text:p>24/12/20</text:p>
          </table:table-cell>
          <table:table-cell table:formula="of:=[$EN.B180]" office:value-type="float" office:value="369516.506542942" calcext:value-type="float">
            <text:p>369516.506542942</text:p>
          </table:table-cell>
          <table:table-cell table:formula="of:=[$from_i_EN.B198]" office:value-type="float" office:value="370393.937001915" calcext:value-type="float">
            <text:p>370393.937001915</text:p>
          </table:table-cell>
          <table:table-cell table:formula="of:=[.D199]/[.C199]" office:value-type="percentage" office:value="1.00237453657262" calcext:value-type="percentage">
            <text:p>100.2%</text:p>
          </table:table-cell>
          <table:table-cell table:formula="of:=[.D197]" office:value-type="float" office:value="330061.895466581" calcext:value-type="float">
            <text:p>330061.895466581</text:p>
          </table:table-cell>
          <table:table-cell table:formula="of:=[.F199]/[.C199]" office:value-type="percentage" office:value="0.893226390762666" calcext:value-type="percentage">
            <text:p>89.32%</text:p>
          </table:table-cell>
        </table:table-row>
        <table:table-row table:style-name="ro1">
          <table:table-cell table:formula="of:=VALUE([$EN.A181])" office:value-type="date" office:date-value="2020-12-27" calcext:value-type="date">
            <text:p>27/12/20</text:p>
          </table:table-cell>
          <table:table-cell table:formula="of:=VALUE([$from_i_EN.A199])" office:value-type="date" office:date-value="2020-12-25" calcext:value-type="date">
            <text:p>25/12/20</text:p>
          </table:table-cell>
          <table:table-cell table:formula="of:=[$EN.B181]" office:value-type="float" office:value="389006.155428971" calcext:value-type="float">
            <text:p>389006.155428971</text:p>
          </table:table-cell>
          <table:table-cell table:formula="of:=[$from_i_EN.B199]" office:value-type="float" office:value="390722.503622969" calcext:value-type="float">
            <text:p>390722.503622969</text:p>
          </table:table-cell>
          <table:table-cell table:formula="of:=[.D200]/[.C200]" office:value-type="percentage" office:value="1.00441213633781" calcext:value-type="percentage">
            <text:p>100.4%</text:p>
          </table:table-cell>
          <table:table-cell table:formula="of:=[.D198]" office:value-type="float" office:value="349863.740570973" calcext:value-type="float">
            <text:p>349863.740570973</text:p>
          </table:table-cell>
          <table:table-cell table:formula="of:=[.F200]/[.C200]" office:value-type="percentage" office:value="0.899378417766078" calcext:value-type="percentage">
            <text:p>89.94%</text:p>
          </table:table-cell>
        </table:table-row>
        <table:table-row table:style-name="ro1">
          <table:table-cell table:formula="of:=VALUE([$EN.A182])" office:value-type="date" office:date-value="2020-12-28" calcext:value-type="date">
            <text:p>28/12/20</text:p>
          </table:table-cell>
          <table:table-cell table:formula="of:=VALUE([$from_i_EN.A200])" office:value-type="date" office:date-value="2020-12-26" calcext:value-type="date">
            <text:p>26/12/20</text:p>
          </table:table-cell>
          <table:table-cell table:formula="of:=[$EN.B182]" office:value-type="float" office:value="409835.487612042" calcext:value-type="float">
            <text:p>409835.487612042</text:p>
          </table:table-cell>
          <table:table-cell table:formula="of:=[$from_i_EN.B200]" office:value-type="float" office:value="412563.948609887" calcext:value-type="float">
            <text:p>412563.948609887</text:p>
          </table:table-cell>
          <table:table-cell table:formula="of:=[.D201]/[.C201]" office:value-type="percentage" office:value="1.00665745422326" calcext:value-type="percentage">
            <text:p>100.7%</text:p>
          </table:table-cell>
          <table:table-cell table:formula="of:=[.D199]" office:value-type="float" office:value="370393.937001915" calcext:value-type="float">
            <text:p>370393.937001915</text:p>
          </table:table-cell>
          <table:table-cell table:formula="of:=[.F201]/[.C201]" office:value-type="percentage" office:value="0.903762480794579" calcext:value-type="percentage">
            <text:p>90.38%</text:p>
          </table:table-cell>
        </table:table-row>
        <table:table-row table:style-name="ro1">
          <table:table-cell table:formula="of:=VALUE([$EN.A183])" office:value-type="date" office:date-value="2020-12-29" calcext:value-type="date">
            <text:p>29/12/20</text:p>
          </table:table-cell>
          <table:table-cell table:formula="of:=VALUE([$from_i_EN.A201])" office:value-type="date" office:date-value="2020-12-27" calcext:value-type="date">
            <text:p>27/12/20</text:p>
          </table:table-cell>
          <table:table-cell table:formula="of:=[$EN.B183]" office:value-type="float" office:value="431972.775207265" calcext:value-type="float">
            <text:p>431972.775207265</text:p>
          </table:table-cell>
          <table:table-cell table:formula="of:=[$from_i_EN.B201]" office:value-type="float" office:value="435748.263741003" calcext:value-type="float">
            <text:p>435748.263741003</text:p>
          </table:table-cell>
          <table:table-cell table:formula="of:=[.D202]/[.C202]" office:value-type="percentage" office:value="1.00874010759573" calcext:value-type="percentage">
            <text:p>100.9%</text:p>
          </table:table-cell>
          <table:table-cell table:formula="of:=[.D200]" office:value-type="float" office:value="390722.503622969" calcext:value-type="float">
            <text:p>390722.503622969</text:p>
          </table:table-cell>
          <table:table-cell table:formula="of:=[.F202]/[.C202]" office:value-type="percentage" office:value="0.904507242234181" calcext:value-type="percentage">
            <text:p>90.45%</text:p>
          </table:table-cell>
        </table:table-row>
        <table:table-row table:style-name="ro1">
          <table:table-cell table:formula="of:=VALUE([$EN.A184])" office:value-type="date" office:date-value="2020-12-30" calcext:value-type="date">
            <text:p>30/12/20</text:p>
          </table:table-cell>
          <table:table-cell table:formula="of:=VALUE([$from_i_EN.A202])" office:value-type="date" office:date-value="2020-12-28" calcext:value-type="date">
            <text:p>28/12/20</text:p>
          </table:table-cell>
          <table:table-cell table:formula="of:=[$EN.B184]" office:value-type="float" office:value="454523.963251926" calcext:value-type="float">
            <text:p>454523.963251926</text:p>
          </table:table-cell>
          <table:table-cell table:formula="of:=[$from_i_EN.B202]" office:value-type="float" office:value="459300.22093194" calcext:value-type="float">
            <text:p>459300.22093194</text:p>
          </table:table-cell>
          <table:table-cell table:formula="of:=[.D203]/[.C203]" office:value-type="percentage" office:value="1.01050826373563" calcext:value-type="percentage">
            <text:p>101.1%</text:p>
          </table:table-cell>
          <table:table-cell table:formula="of:=[.D201]" office:value-type="float" office:value="412563.948609887" calcext:value-type="float">
            <text:p>412563.948609887</text:p>
          </table:table-cell>
          <table:table-cell table:formula="of:=[.F203]/[.C203]" office:value-type="percentage" office:value="0.907683602990186" calcext:value-type="percentage">
            <text:p>90.77%</text:p>
          </table:table-cell>
        </table:table-row>
        <table:table-row table:style-name="ro1">
          <table:table-cell table:formula="of:=VALUE([$EN.A185])" office:value-type="date" office:date-value="2020-12-31" calcext:value-type="date">
            <text:p>31/12/20</text:p>
          </table:table-cell>
          <table:table-cell table:formula="of:=VALUE([$from_i_EN.A203])" office:value-type="date" office:date-value="2020-12-29" calcext:value-type="date">
            <text:p>29/12/20</text:p>
          </table:table-cell>
          <table:table-cell table:formula="of:=[$EN.B185]" office:value-type="float" office:value="478628.958434492" calcext:value-type="float">
            <text:p>478628.958434492</text:p>
          </table:table-cell>
          <table:table-cell table:formula="of:=[$from_i_EN.B203]" office:value-type="float" office:value="484517.434567655" calcext:value-type="float">
            <text:p>484517.434567655</text:p>
          </table:table-cell>
          <table:table-cell table:formula="of:=[.D204]/[.C204]" office:value-type="percentage" office:value="1.01230279954732" calcext:value-type="percentage">
            <text:p>101.2%</text:p>
          </table:table-cell>
          <table:table-cell table:formula="of:=[.D202]" office:value-type="float" office:value="435748.263741003" calcext:value-type="float">
            <text:p>435748.263741003</text:p>
          </table:table-cell>
          <table:table-cell table:formula="of:=[.F204]/[.C204]" office:value-type="percentage" office:value="0.910409318245716" calcext:value-type="percentage">
            <text:p>91.04%</text:p>
          </table:table-cell>
        </table:table-row>
        <table:table-row table:style-name="ro1">
          <table:table-cell table:formula="of:=VALUE([$EN.A186])" office:value-type="date" office:date-value="2021-01-01" calcext:value-type="date">
            <text:p>01/01/21</text:p>
          </table:table-cell>
          <table:table-cell table:formula="of:=VALUE([$from_i_EN.A204])" office:value-type="date" office:date-value="2020-12-30" calcext:value-type="date">
            <text:p>30/12/20</text:p>
          </table:table-cell>
          <table:table-cell table:formula="of:=[$EN.B186]" office:value-type="float" office:value="503249.975219439" calcext:value-type="float">
            <text:p>503249.975219439</text:p>
          </table:table-cell>
          <table:table-cell table:formula="of:=[$from_i_EN.B204]" office:value-type="float" office:value="510176.359676151" calcext:value-type="float">
            <text:p>510176.359676151</text:p>
          </table:table-cell>
          <table:table-cell table:formula="of:=[.D205]/[.C205]" office:value-type="percentage" office:value="1.01376330809295" calcext:value-type="percentage">
            <text:p>101.4%</text:p>
          </table:table-cell>
          <table:table-cell table:formula="of:=[.D203]" office:value-type="float" office:value="459300.22093194" calcext:value-type="float">
            <text:p>459300.22093194</text:p>
          </table:table-cell>
          <table:table-cell table:formula="of:=[.F205]/[.C205]" office:value-type="percentage" office:value="0.912668144159699" calcext:value-type="percentage">
            <text:p>91.27%</text:p>
          </table:table-cell>
        </table:table-row>
        <table:table-row table:style-name="ro1">
          <table:table-cell table:formula="of:=VALUE([$EN.A187])" office:value-type="date" office:date-value="2021-01-02" calcext:value-type="date">
            <text:p>02/01/21</text:p>
          </table:table-cell>
          <table:table-cell table:formula="of:=VALUE([$from_i_EN.A205])" office:value-type="date" office:date-value="2020-12-31" calcext:value-type="date">
            <text:p>31/12/20</text:p>
          </table:table-cell>
          <table:table-cell table:formula="of:=[$EN.B187]" office:value-type="float" office:value="527532.152348712" calcext:value-type="float">
            <text:p>527532.152348712</text:p>
          </table:table-cell>
          <table:table-cell table:formula="of:=[$from_i_EN.B205]" office:value-type="float" office:value="535294.825900872" calcext:value-type="float">
            <text:p>535294.825900872</text:p>
          </table:table-cell>
          <table:table-cell table:formula="of:=[.D206]/[.C206]" office:value-type="percentage" office:value="1.01471507190149" calcext:value-type="percentage">
            <text:p>101.5%</text:p>
          </table:table-cell>
          <table:table-cell table:formula="of:=[.D204]" office:value-type="float" office:value="484517.434567655" calcext:value-type="float">
            <text:p>484517.434567655</text:p>
          </table:table-cell>
          <table:table-cell table:formula="of:=[.F206]/[.C206]" office:value-type="percentage" office:value="0.918460481338352" calcext:value-type="percentage">
            <text:p>91.85%</text:p>
          </table:table-cell>
        </table:table-row>
        <table:table-row table:style-name="ro1">
          <table:table-cell table:formula="of:=VALUE([$EN.A188])" office:value-type="date" office:date-value="2021-01-03" calcext:value-type="date">
            <text:p>03/01/21</text:p>
          </table:table-cell>
          <table:table-cell table:formula="of:=VALUE([$from_i_EN.A206])" office:value-type="date" office:date-value="2021-01-01" calcext:value-type="date">
            <text:p>01/01/21</text:p>
          </table:table-cell>
          <table:table-cell table:formula="of:=[$EN.B188]" office:value-type="float" office:value="551092.452099251" calcext:value-type="float">
            <text:p>551092.452099251</text:p>
          </table:table-cell>
          <table:table-cell table:formula="of:=[$from_i_EN.B206]" office:value-type="float" office:value="559302.048254132" calcext:value-type="float">
            <text:p>559302.048254132</text:p>
          </table:table-cell>
          <table:table-cell table:formula="of:=[.D207]/[.C207]" office:value-type="percentage" office:value="1.01489694900304" calcext:value-type="percentage">
            <text:p>101.5%</text:p>
          </table:table-cell>
          <table:table-cell table:formula="of:=[.D205]" office:value-type="float" office:value="510176.359676151" calcext:value-type="float">
            <text:p>510176.359676151</text:p>
          </table:table-cell>
          <table:table-cell table:formula="of:=[.F207]/[.C207]" office:value-type="percentage" office:value="0.925754576628222" calcext:value-type="percentage">
            <text:p>92.58%</text:p>
          </table:table-cell>
        </table:table-row>
        <table:table-row table:style-name="ro1">
          <table:table-cell table:formula="of:=VALUE([$EN.A189])" office:value-type="date" office:date-value="2021-01-04" calcext:value-type="date">
            <text:p>04/01/21</text:p>
          </table:table-cell>
          <table:table-cell table:formula="of:=VALUE([$from_i_EN.A207])" office:value-type="date" office:date-value="2021-01-02" calcext:value-type="date">
            <text:p>02/01/21</text:p>
          </table:table-cell>
          <table:table-cell table:formula="of:=[$EN.B189]" office:value-type="float" office:value="573709.250667001" calcext:value-type="float">
            <text:p>573709.250667001</text:p>
          </table:table-cell>
          <table:table-cell table:formula="of:=[$from_i_EN.B207]" office:value-type="float" office:value="581873.532443912" calcext:value-type="float">
            <text:p>581873.532443912</text:p>
          </table:table-cell>
          <table:table-cell table:formula="of:=[.D208]/[.C208]" office:value-type="percentage" office:value="1.01423069571812" calcext:value-type="percentage">
            <text:p>101.4%</text:p>
          </table:table-cell>
          <table:table-cell table:formula="of:=[.D206]" office:value-type="float" office:value="535294.825900872" calcext:value-type="float">
            <text:p>535294.825900872</text:p>
          </table:table-cell>
          <table:table-cell table:formula="of:=[.F208]/[.C208]" office:value-type="percentage" office:value="0.933041998675343" calcext:value-type="percentage">
            <text:p>93.30%</text:p>
          </table:table-cell>
        </table:table-row>
        <table:table-row table:style-name="ro1">
          <table:table-cell table:formula="of:=VALUE([$EN.A190])" office:value-type="date" office:date-value="2021-01-05" calcext:value-type="date">
            <text:p>05/01/21</text:p>
          </table:table-cell>
          <table:table-cell table:formula="of:=VALUE([$from_i_EN.A208])" office:value-type="date" office:date-value="2021-01-03" calcext:value-type="date">
            <text:p>03/01/21</text:p>
          </table:table-cell>
          <table:table-cell table:formula="of:=[$EN.B190]" office:value-type="float" office:value="594573.6087265" calcext:value-type="float">
            <text:p>594573.6087265</text:p>
          </table:table-cell>
          <table:table-cell table:formula="of:=[$from_i_EN.B208]" office:value-type="float" office:value="602534.743920922" calcext:value-type="float">
            <text:p>602534.743920922</text:p>
          </table:table-cell>
          <table:table-cell table:formula="of:=[.D209]/[.C209]" office:value-type="percentage" office:value="1.01338965449791" calcext:value-type="percentage">
            <text:p>101.3%</text:p>
          </table:table-cell>
          <table:table-cell table:formula="of:=[.D207]" office:value-type="float" office:value="559302.048254132" calcext:value-type="float">
            <text:p>559302.048254132</text:p>
          </table:table-cell>
          <table:table-cell table:formula="of:=[.F209]/[.C209]" office:value-type="percentage" office:value="0.940677554545492" calcext:value-type="percentage">
            <text:p>94.07%</text:p>
          </table:table-cell>
        </table:table-row>
        <table:table-row table:style-name="ro1">
          <table:table-cell table:formula="of:=VALUE([$EN.A191])" office:value-type="date" office:date-value="2021-01-06" calcext:value-type="date">
            <text:p>06/01/21</text:p>
          </table:table-cell>
          <table:table-cell table:formula="of:=VALUE([$from_i_EN.A209])" office:value-type="date" office:date-value="2021-01-04" calcext:value-type="date">
            <text:p>04/01/21</text:p>
          </table:table-cell>
          <table:table-cell table:formula="of:=[$EN.B191]" office:value-type="float" office:value="612843.538520163" calcext:value-type="float">
            <text:p>612843.538520163</text:p>
          </table:table-cell>
          <table:table-cell table:formula="of:=[$from_i_EN.B209]" office:value-type="float" office:value="620134.712047681" calcext:value-type="float">
            <text:p>620134.712047681</text:p>
          </table:table-cell>
          <table:table-cell table:formula="of:=[.D210]/[.C210]" office:value-type="percentage" office:value="1.01189728384038" calcext:value-type="percentage">
            <text:p>101.2%</text:p>
          </table:table-cell>
          <table:table-cell table:formula="of:=[.D208]" office:value-type="float" office:value="581873.532443912" calcext:value-type="float">
            <text:p>581873.532443912</text:p>
          </table:table-cell>
          <table:table-cell table:formula="of:=[.F210]/[.C210]" office:value-type="percentage" office:value="0.949465068766109" calcext:value-type="percentage">
            <text:p>94.95%</text:p>
          </table:table-cell>
        </table:table-row>
        <table:table-row table:style-name="ro1">
          <table:table-cell table:formula="of:=VALUE([$EN.A192])" office:value-type="date" office:date-value="2021-01-07" calcext:value-type="date">
            <text:p>07/01/21</text:p>
          </table:table-cell>
          <table:table-cell table:formula="of:=VALUE([$from_i_EN.A210])" office:value-type="date" office:date-value="2021-01-05" calcext:value-type="date">
            <text:p>05/01/21</text:p>
          </table:table-cell>
          <table:table-cell table:formula="of:=[$EN.B192]" office:value-type="float" office:value="628667.695344092" calcext:value-type="float">
            <text:p>628667.695344092</text:p>
          </table:table-cell>
          <table:table-cell table:formula="of:=[$from_i_EN.B210]" office:value-type="float" office:value="634931.079429521" calcext:value-type="float">
            <text:p>634931.079429521</text:p>
          </table:table-cell>
          <table:table-cell table:formula="of:=[.D211]/[.C211]" office:value-type="percentage" office:value="1.00996294883897" calcext:value-type="percentage">
            <text:p>101.0%</text:p>
          </table:table-cell>
          <table:table-cell table:formula="of:=[.D209]" office:value-type="float" office:value="602534.743920922" calcext:value-type="float">
            <text:p>602534.743920922</text:p>
          </table:table-cell>
          <table:table-cell table:formula="of:=[.F211]/[.C211]" office:value-type="percentage" office:value="0.958431216337804" calcext:value-type="percentage">
            <text:p>95.84%</text:p>
          </table:table-cell>
        </table:table-row>
        <table:table-row table:style-name="ro1">
          <table:table-cell table:formula="of:=VALUE([$EN.A193])" office:value-type="date" office:date-value="2021-01-08" calcext:value-type="date">
            <text:p>08/01/21</text:p>
          </table:table-cell>
          <table:table-cell table:formula="of:=VALUE([$from_i_EN.A211])" office:value-type="date" office:date-value="2021-01-06" calcext:value-type="date">
            <text:p>06/01/21</text:p>
          </table:table-cell>
          <table:table-cell table:formula="of:=[$EN.B193]" office:value-type="float" office:value="641088.439146169" calcext:value-type="float">
            <text:p>641088.439146169</text:p>
          </table:table-cell>
          <table:table-cell table:formula="of:=[$from_i_EN.B211]" office:value-type="float" office:value="646174.719596321" calcext:value-type="float">
            <text:p>646174.719596321</text:p>
          </table:table-cell>
          <table:table-cell table:formula="of:=[.D212]/[.C212]" office:value-type="percentage" office:value="1.007933820265" calcext:value-type="percentage">
            <text:p>100.8%</text:p>
          </table:table-cell>
          <table:table-cell table:formula="of:=[.D210]" office:value-type="float" office:value="620134.712047681" calcext:value-type="float">
            <text:p>620134.712047681</text:p>
          </table:table-cell>
          <table:table-cell table:formula="of:=[.F212]/[.C212]" office:value-type="percentage" office:value="0.967315387676628" calcext:value-type="percentage">
            <text:p>96.73%</text:p>
          </table:table-cell>
        </table:table-row>
        <table:table-row table:style-name="ro1">
          <table:table-cell table:formula="of:=VALUE([$EN.A194])" office:value-type="date" office:date-value="2021-01-09" calcext:value-type="date">
            <text:p>09/01/21</text:p>
          </table:table-cell>
          <table:table-cell table:formula="of:=VALUE([$from_i_EN.A212])" office:value-type="date" office:date-value="2021-01-07" calcext:value-type="date">
            <text:p>07/01/21</text:p>
          </table:table-cell>
          <table:table-cell table:formula="of:=[$EN.B194]" office:value-type="float" office:value="649897.343819788" calcext:value-type="float">
            <text:p>649897.343819788</text:p>
          </table:table-cell>
          <table:table-cell table:formula="of:=[$from_i_EN.B212]" office:value-type="float" office:value="653730.975423396" calcext:value-type="float">
            <text:p>653730.975423396</text:p>
          </table:table-cell>
          <table:table-cell table:formula="of:=[.D213]/[.C213]" office:value-type="percentage" office:value="1.00589882639168" calcext:value-type="percentage">
            <text:p>100.6%</text:p>
          </table:table-cell>
          <table:table-cell table:formula="of:=[.D211]" office:value-type="float" office:value="634931.079429521" calcext:value-type="float">
            <text:p>634931.079429521</text:p>
          </table:table-cell>
          <table:table-cell table:formula="of:=[.F213]/[.C213]" office:value-type="percentage" office:value="0.976971340885466" calcext:value-type="percentage">
            <text:p>97.70%</text:p>
          </table:table-cell>
        </table:table-row>
        <table:table-row table:style-name="ro1">
          <table:table-cell table:formula="of:=VALUE([$EN.A195])" office:value-type="date" office:date-value="2021-01-10" calcext:value-type="date">
            <text:p>10/01/21</text:p>
          </table:table-cell>
          <table:table-cell table:formula="of:=VALUE([$from_i_EN.A213])" office:value-type="date" office:date-value="2021-01-08" calcext:value-type="date">
            <text:p>08/01/21</text:p>
          </table:table-cell>
          <table:table-cell table:formula="of:=[$EN.B195]" office:value-type="float" office:value="656067.892095475" calcext:value-type="float">
            <text:p>656067.892095475</text:p>
          </table:table-cell>
          <table:table-cell table:formula="of:=[$from_i_EN.B213]" office:value-type="float" office:value="658646.546247629" calcext:value-type="float">
            <text:p>658646.546247629</text:p>
          </table:table-cell>
          <table:table-cell table:formula="of:=[.D214]/[.C214]" office:value-type="percentage" office:value="1.00393046845185" calcext:value-type="percentage">
            <text:p>100.4%</text:p>
          </table:table-cell>
          <table:table-cell table:formula="of:=[.D212]" office:value-type="float" office:value="646174.719596321" calcext:value-type="float">
            <text:p>646174.719596321</text:p>
          </table:table-cell>
          <table:table-cell table:formula="of:=[.F214]/[.C214]" office:value-type="percentage" office:value="0.984920504999025" calcext:value-type="percentage">
            <text:p>98.49%</text:p>
          </table:table-cell>
        </table:table-row>
        <table:table-row table:style-name="ro1">
          <table:table-cell table:formula="of:=VALUE([$EN.A196])" office:value-type="date" office:date-value="2021-01-11" calcext:value-type="date">
            <text:p>11/01/21</text:p>
          </table:table-cell>
          <table:table-cell table:formula="of:=VALUE([$from_i_EN.A214])" office:value-type="date" office:date-value="2021-01-09" calcext:value-type="date">
            <text:p>09/01/21</text:p>
          </table:table-cell>
          <table:table-cell table:formula="of:=[$EN.B196]" office:value-type="float" office:value="658475.374790805" calcext:value-type="float">
            <text:p>658475.374790805</text:p>
          </table:table-cell>
          <table:table-cell table:formula="of:=[$from_i_EN.B214]" office:value-type="float" office:value="659892.187966257" calcext:value-type="float">
            <text:p>659892.187966257</text:p>
          </table:table-cell>
          <table:table-cell table:formula="of:=[.D215]/[.C215]" office:value-type="percentage" office:value="1.00215165703942" calcext:value-type="percentage">
            <text:p>100.2%</text:p>
          </table:table-cell>
          <table:table-cell table:formula="of:=[.D213]" office:value-type="float" office:value="653730.975423396" calcext:value-type="float">
            <text:p>653730.975423396</text:p>
          </table:table-cell>
          <table:table-cell table:formula="of:=[.F215]/[.C215]" office:value-type="percentage" office:value="0.992794871989076" calcext:value-type="percentage">
            <text:p>99.28%</text:p>
          </table:table-cell>
        </table:table-row>
        <table:table-row table:style-name="ro1">
          <table:table-cell table:formula="of:=VALUE([$EN.A197])" office:value-type="date" office:date-value="2021-01-12" calcext:value-type="date">
            <text:p>12/01/21</text:p>
          </table:table-cell>
          <table:table-cell table:formula="of:=VALUE([$from_i_EN.A215])" office:value-type="date" office:date-value="2021-01-10" calcext:value-type="date">
            <text:p>10/01/21</text:p>
          </table:table-cell>
          <table:table-cell table:formula="of:=[$EN.B197]" office:value-type="float" office:value="657455.083446606" calcext:value-type="float">
            <text:p>657455.083446606</text:p>
          </table:table-cell>
          <table:table-cell table:formula="of:=[$from_i_EN.B215]" office:value-type="float" office:value="657752.634164054" calcext:value-type="float">
            <text:p>657752.634164054</text:p>
          </table:table-cell>
          <table:table-cell table:formula="of:=[.D216]/[.C216]" office:value-type="percentage" office:value="1.00045257953728" calcext:value-type="percentage">
            <text:p>100.0%</text:p>
          </table:table-cell>
          <table:table-cell table:formula="of:=[.D214]" office:value-type="float" office:value="658646.546247629" calcext:value-type="float">
            <text:p>658646.546247629</text:p>
          </table:table-cell>
          <table:table-cell table:formula="of:=[.F216]/[.C216]" office:value-type="percentage" office:value="1.00181223452525" calcext:value-type="percentage">
            <text:p>100.18%</text:p>
          </table:table-cell>
        </table:table-row>
        <table:table-row table:style-name="ro1">
          <table:table-cell table:formula="of:=VALUE([$EN.A198])" office:value-type="date" office:date-value="2021-01-13" calcext:value-type="date">
            <text:p>13/01/21</text:p>
          </table:table-cell>
          <table:table-cell table:formula="of:=VALUE([$from_i_EN.A216])" office:value-type="date" office:date-value="2021-01-11" calcext:value-type="date">
            <text:p>11/01/21</text:p>
          </table:table-cell>
          <table:table-cell table:formula="of:=[$EN.B198]" office:value-type="float" office:value="652461.876041259" calcext:value-type="float">
            <text:p>652461.876041259</text:p>
          </table:table-cell>
          <table:table-cell table:formula="of:=[$from_i_EN.B216]" office:value-type="float" office:value="651790.531303276" calcext:value-type="float">
            <text:p>651790.531303276</text:p>
          </table:table-cell>
          <table:table-cell table:formula="of:=[.D217]/[.C217]" office:value-type="percentage" office:value="0.998971059057034" calcext:value-type="percentage">
            <text:p>99.9%</text:p>
          </table:table-cell>
          <table:table-cell table:formula="of:=[.D215]" office:value-type="float" office:value="659892.187966257" calcext:value-type="float">
            <text:p>659892.187966257</text:p>
          </table:table-cell>
          <table:table-cell table:formula="of:=[.F217]/[.C217]" office:value-type="percentage" office:value="1.0113881166055" calcext:value-type="percentage">
            <text:p>101.14%</text:p>
          </table:table-cell>
        </table:table-row>
        <table:table-row table:style-name="ro1">
          <table:table-cell table:formula="of:=VALUE([$EN.A199])" office:value-type="date" office:date-value="2021-01-14" calcext:value-type="date">
            <text:p>14/01/21</text:p>
          </table:table-cell>
          <table:table-cell table:formula="of:=VALUE([$from_i_EN.A217])" office:value-type="date" office:date-value="2021-01-12" calcext:value-type="date">
            <text:p>12/01/21</text:p>
          </table:table-cell>
          <table:table-cell table:formula="of:=[$EN.B199]" office:value-type="float" office:value="643797.025774333" calcext:value-type="float">
            <text:p>643797.025774333</text:p>
          </table:table-cell>
          <table:table-cell table:formula="of:=[$from_i_EN.B217]" office:value-type="float" office:value="642072.388861418" calcext:value-type="float">
            <text:p>642072.388861418</text:p>
          </table:table-cell>
          <table:table-cell table:formula="of:=[.D218]/[.C218]" office:value-type="percentage" office:value="0.997321148057743" calcext:value-type="percentage">
            <text:p>99.7%</text:p>
          </table:table-cell>
          <table:table-cell table:formula="of:=[.D216]" office:value-type="float" office:value="657752.634164054" calcext:value-type="float">
            <text:p>657752.634164054</text:p>
          </table:table-cell>
          <table:table-cell table:formula="of:=[.F218]/[.C218]" office:value-type="percentage" office:value="1.02167703147267" calcext:value-type="percentage">
            <text:p>102.17%</text:p>
          </table:table-cell>
        </table:table-row>
        <table:table-row table:style-name="ro1">
          <table:table-cell table:formula="of:=VALUE([$EN.A200])" office:value-type="date" office:date-value="2021-01-15" calcext:value-type="date">
            <text:p>15/01/21</text:p>
          </table:table-cell>
          <table:table-cell table:formula="of:=VALUE([$from_i_EN.A218])" office:value-type="date" office:date-value="2021-01-13" calcext:value-type="date">
            <text:p>13/01/21</text:p>
          </table:table-cell>
          <table:table-cell table:formula="of:=[$EN.B200]" office:value-type="float" office:value="631924.426199046" calcext:value-type="float">
            <text:p>631924.426199046</text:p>
          </table:table-cell>
          <table:table-cell table:formula="of:=[$from_i_EN.B218]" office:value-type="float" office:value="629462.316795028" calcext:value-type="float">
            <text:p>629462.316795028</text:p>
          </table:table-cell>
          <table:table-cell table:formula="of:=[.D219]/[.C219]" office:value-type="percentage" office:value="0.996103791368175" calcext:value-type="percentage">
            <text:p>99.6%</text:p>
          </table:table-cell>
          <table:table-cell table:formula="of:=[.D217]" office:value-type="float" office:value="651790.531303276" calcext:value-type="float">
            <text:p>651790.531303276</text:p>
          </table:table-cell>
          <table:table-cell table:formula="of:=[.F219]/[.C219]" office:value-type="percentage" office:value="1.03143746986285" calcext:value-type="percentage">
            <text:p>103.14%</text:p>
          </table:table-cell>
        </table:table-row>
        <table:table-row table:style-name="ro1">
          <table:table-cell table:formula="of:=VALUE([$EN.A201])" office:value-type="date" office:date-value="2021-01-16" calcext:value-type="date">
            <text:p>16/01/21</text:p>
          </table:table-cell>
          <table:table-cell table:formula="of:=VALUE([$from_i_EN.A219])" office:value-type="date" office:date-value="2021-01-14" calcext:value-type="date">
            <text:p>14/01/21</text:p>
          </table:table-cell>
          <table:table-cell table:formula="of:=[$EN.B201]" office:value-type="float" office:value="618254.840345206" calcext:value-type="float">
            <text:p>618254.840345206</text:p>
          </table:table-cell>
          <table:table-cell table:formula="of:=[$from_i_EN.B219]" office:value-type="float" office:value="615159.515546419" calcext:value-type="float">
            <text:p>615159.515546419</text:p>
          </table:table-cell>
          <table:table-cell table:formula="of:=[.D220]/[.C220]" office:value-type="percentage" office:value="0.994993448337487" calcext:value-type="percentage">
            <text:p>99.5%</text:p>
          </table:table-cell>
          <table:table-cell table:formula="of:=[.D218]" office:value-type="float" office:value="642072.388861418" calcext:value-type="float">
            <text:p>642072.388861418</text:p>
          </table:table-cell>
          <table:table-cell table:formula="of:=[.F220]/[.C220]" office:value-type="percentage" office:value="1.03852383671257" calcext:value-type="percentage">
            <text:p>103.85%</text:p>
          </table:table-cell>
        </table:table-row>
        <table:table-row table:style-name="ro1">
          <table:table-cell table:formula="of:=VALUE([$EN.A202])" office:value-type="date" office:date-value="2021-01-17" calcext:value-type="date">
            <text:p>17/01/21</text:p>
          </table:table-cell>
          <table:table-cell table:formula="of:=VALUE([$from_i_EN.A220])" office:value-type="date" office:date-value="2021-01-15" calcext:value-type="date">
            <text:p>15/01/21</text:p>
          </table:table-cell>
          <table:table-cell table:formula="of:=[$EN.B202]" office:value-type="float" office:value="602811.146218179" calcext:value-type="float">
            <text:p>602811.146218179</text:p>
          </table:table-cell>
          <table:table-cell table:formula="of:=[$from_i_EN.B220]" office:value-type="float" office:value="599131.256277689" calcext:value-type="float">
            <text:p>599131.256277689</text:p>
          </table:table-cell>
          <table:table-cell table:formula="of:=[.D221]/[.C221]" office:value-type="percentage" office:value="0.993895451397048" calcext:value-type="percentage">
            <text:p>99.4%</text:p>
          </table:table-cell>
          <table:table-cell table:formula="of:=[.D219]" office:value-type="float" office:value="629462.316795028" calcext:value-type="float">
            <text:p>629462.316795028</text:p>
          </table:table-cell>
          <table:table-cell table:formula="of:=[.F221]/[.C221]" office:value-type="percentage" office:value="1.04421147608841" calcext:value-type="percentage">
            <text:p>104.42%</text:p>
          </table:table-cell>
        </table:table-row>
        <table:table-row table:style-name="ro1">
          <table:table-cell table:formula="of:=VALUE([$EN.A203])" office:value-type="date" office:date-value="2021-01-18" calcext:value-type="date">
            <text:p>18/01/21</text:p>
          </table:table-cell>
          <table:table-cell table:formula="of:=VALUE([$from_i_EN.A221])" office:value-type="date" office:date-value="2021-01-16" calcext:value-type="date">
            <text:p>16/01/21</text:p>
          </table:table-cell>
          <table:table-cell table:formula="of:=[$EN.B203]" office:value-type="float" office:value="586210.505797519" calcext:value-type="float">
            <text:p>586210.505797519</text:p>
          </table:table-cell>
          <table:table-cell table:formula="of:=[$from_i_EN.B221]" office:value-type="float" office:value="581902.914950066" calcext:value-type="float">
            <text:p>581902.914950066</text:p>
          </table:table-cell>
          <table:table-cell table:formula="of:=[.D222]/[.C222]" office:value-type="percentage" office:value="0.992651802032117" calcext:value-type="percentage">
            <text:p>99.3%</text:p>
          </table:table-cell>
          <table:table-cell table:formula="of:=[.D220]" office:value-type="float" office:value="615159.515546419" calcext:value-type="float">
            <text:p>615159.515546419</text:p>
          </table:table-cell>
          <table:table-cell table:formula="of:=[.F222]/[.C222]" office:value-type="percentage" office:value="1.04938330081532" calcext:value-type="percentage">
            <text:p>104.94%</text:p>
          </table:table-cell>
        </table:table-row>
        <table:table-row table:style-name="ro1">
          <table:table-cell table:formula="of:=VALUE([$EN.A204])" office:value-type="date" office:date-value="2021-01-19" calcext:value-type="date">
            <text:p>19/01/21</text:p>
          </table:table-cell>
          <table:table-cell table:formula="of:=VALUE([$from_i_EN.A222])" office:value-type="date" office:date-value="2021-01-17" calcext:value-type="date">
            <text:p>17/01/21</text:p>
          </table:table-cell>
          <table:table-cell table:formula="of:=[$EN.B204]" office:value-type="float" office:value="567932.781791293" calcext:value-type="float">
            <text:p>567932.781791293</text:p>
          </table:table-cell>
          <table:table-cell table:formula="of:=[$from_i_EN.B222]" office:value-type="float" office:value="563096.341521148" calcext:value-type="float">
            <text:p>563096.341521148</text:p>
          </table:table-cell>
          <table:table-cell table:formula="of:=[.D223]/[.C223]" office:value-type="percentage" office:value="0.991484132585391" calcext:value-type="percentage">
            <text:p>99.1%</text:p>
          </table:table-cell>
          <table:table-cell table:formula="of:=[.D221]" office:value-type="float" office:value="599131.256277689" calcext:value-type="float">
            <text:p>599131.256277689</text:p>
          </table:table-cell>
          <table:table-cell table:formula="of:=[.F223]/[.C223]" office:value-type="percentage" office:value="1.05493339262438" calcext:value-type="percentage">
            <text:p>105.49%</text:p>
          </table:table-cell>
        </table:table-row>
        <table:table-row table:style-name="ro1">
          <table:table-cell table:formula="of:=VALUE([$EN.A205])" office:value-type="date" office:date-value="2021-01-20" calcext:value-type="date">
            <text:p>20/01/21</text:p>
          </table:table-cell>
          <table:table-cell table:formula="of:=VALUE([$from_i_EN.A223])" office:value-type="date" office:date-value="2021-01-18" calcext:value-type="date">
            <text:p>18/01/21</text:p>
          </table:table-cell>
          <table:table-cell table:formula="of:=[$EN.B205]" office:value-type="float" office:value="549316.358157153" calcext:value-type="float">
            <text:p>549316.358157153</text:p>
          </table:table-cell>
          <table:table-cell table:formula="of:=[$from_i_EN.B223]" office:value-type="float" office:value="543881.917989245" calcext:value-type="float">
            <text:p>543881.917989245</text:p>
          </table:table-cell>
          <table:table-cell table:formula="of:=[.D224]/[.C224]" office:value-type="percentage" office:value="0.990106902721522" calcext:value-type="percentage">
            <text:p>99.0%</text:p>
          </table:table-cell>
          <table:table-cell table:formula="of:=[.D222]" office:value-type="float" office:value="581902.914950066" calcext:value-type="float">
            <text:p>581902.914950066</text:p>
          </table:table-cell>
          <table:table-cell table:formula="of:=[.F224]/[.C224]" office:value-type="percentage" office:value="1.0593220214709" calcext:value-type="percentage">
            <text:p>105.93%</text:p>
          </table:table-cell>
        </table:table-row>
        <table:table-row table:style-name="ro1">
          <table:table-cell table:formula="of:=VALUE([$EN.A206])" office:value-type="date" office:date-value="2021-01-21" calcext:value-type="date">
            <text:p>21/01/21</text:p>
          </table:table-cell>
          <table:table-cell table:formula="of:=VALUE([$from_i_EN.A224])" office:value-type="date" office:date-value="2021-01-19" calcext:value-type="date">
            <text:p>19/01/21</text:p>
          </table:table-cell>
          <table:table-cell table:formula="of:=[$EN.B206]" office:value-type="float" office:value="530731.269799926" calcext:value-type="float">
            <text:p>530731.269799926</text:p>
          </table:table-cell>
          <table:table-cell table:formula="of:=[$from_i_EN.B224]" office:value-type="float" office:value="524788.886873284" calcext:value-type="float">
            <text:p>524788.886873284</text:p>
          </table:table-cell>
          <table:table-cell table:formula="of:=[.D225]/[.C225]" office:value-type="percentage" office:value="0.98880340529232" calcext:value-type="percentage">
            <text:p>98.9%</text:p>
          </table:table-cell>
          <table:table-cell table:formula="of:=[.D223]" office:value-type="float" office:value="563096.341521148" calcext:value-type="float">
            <text:p>563096.341521148</text:p>
          </table:table-cell>
          <table:table-cell table:formula="of:=[.F225]/[.C225]" office:value-type="percentage" office:value="1.06098203283448" calcext:value-type="percentage">
            <text:p>106.10%</text:p>
          </table:table-cell>
        </table:table-row>
        <table:table-row table:style-name="ro1">
          <table:table-cell table:formula="of:=VALUE([$EN.A207])" office:value-type="date" office:date-value="2021-01-22" calcext:value-type="date">
            <text:p>22/01/21</text:p>
          </table:table-cell>
          <table:table-cell table:formula="of:=VALUE([$from_i_EN.A225])" office:value-type="date" office:date-value="2021-01-20" calcext:value-type="date">
            <text:p>20/01/21</text:p>
          </table:table-cell>
          <table:table-cell table:formula="of:=[$EN.B207]" office:value-type="float" office:value="512191.478609867" calcext:value-type="float">
            <text:p>512191.478609867</text:p>
          </table:table-cell>
          <table:table-cell table:formula="of:=[$from_i_EN.B225]" office:value-type="float" office:value="505661.135774741" calcext:value-type="float">
            <text:p>505661.135774741</text:p>
          </table:table-cell>
          <table:table-cell table:formula="of:=[.D226]/[.C226]" office:value-type="percentage" office:value="0.987250192344375" calcext:value-type="percentage">
            <text:p>98.7%</text:p>
          </table:table-cell>
          <table:table-cell table:formula="of:=[.D224]" office:value-type="float" office:value="543881.917989245" calcext:value-type="float">
            <text:p>543881.917989245</text:p>
          </table:table-cell>
          <table:table-cell table:formula="of:=[.F226]/[.C226]" office:value-type="percentage" office:value="1.06187225032597" calcext:value-type="percentage">
            <text:p>106.19%</text:p>
          </table:table-cell>
        </table:table-row>
        <table:table-row table:style-name="ro1">
          <table:table-cell table:formula="of:=VALUE([$EN.A208])" office:value-type="date" office:date-value="2021-01-23" calcext:value-type="date">
            <text:p>23/01/21</text:p>
          </table:table-cell>
          <table:table-cell table:formula="of:=VALUE([$from_i_EN.A226])" office:value-type="date" office:date-value="2021-01-21" calcext:value-type="date">
            <text:p>21/01/21</text:p>
          </table:table-cell>
          <table:table-cell table:formula="of:=[$EN.B208]" office:value-type="float" office:value="494173.54418898" calcext:value-type="float">
            <text:p>494173.54418898</text:p>
          </table:table-cell>
          <table:table-cell table:formula="of:=[$from_i_EN.B226]" office:value-type="float" office:value="486986.739619181" calcext:value-type="float">
            <text:p>486986.739619181</text:p>
          </table:table-cell>
          <table:table-cell table:formula="of:=[.D227]/[.C227]" office:value-type="percentage" office:value="0.98545692165372" calcext:value-type="percentage">
            <text:p>98.5%</text:p>
          </table:table-cell>
          <table:table-cell table:formula="of:=[.D225]" office:value-type="float" office:value="524788.886873284" calcext:value-type="float">
            <text:p>524788.886873284</text:p>
          </table:table-cell>
          <table:table-cell table:formula="of:=[.F227]/[.C227]" office:value-type="percentage" office:value="1.06195261370082" calcext:value-type="percentage">
            <text:p>106.20%</text:p>
          </table:table-cell>
        </table:table-row>
        <table:table-row table:style-name="ro1">
          <table:table-cell table:formula="of:=VALUE([$EN.A209])" office:value-type="date" office:date-value="2021-01-24" calcext:value-type="date">
            <text:p>24/01/21</text:p>
          </table:table-cell>
          <table:table-cell table:formula="of:=VALUE([$from_i_EN.A227])" office:value-type="date" office:date-value="2021-01-22" calcext:value-type="date">
            <text:p>22/01/21</text:p>
          </table:table-cell>
          <table:table-cell table:formula="of:=[$EN.B209]" office:value-type="float" office:value="477038.923196156" calcext:value-type="float">
            <text:p>477038.923196156</text:p>
          </table:table-cell>
          <table:table-cell table:formula="of:=[$from_i_EN.B227]" office:value-type="float" office:value="469056.622867822" calcext:value-type="float">
            <text:p>469056.622867822</text:p>
          </table:table-cell>
          <table:table-cell table:formula="of:=[.D228]/[.C228]" office:value-type="percentage" office:value="0.983266983174344" calcext:value-type="percentage">
            <text:p>98.3%</text:p>
          </table:table-cell>
          <table:table-cell table:formula="of:=[.D226]" office:value-type="float" office:value="505661.135774741" calcext:value-type="float">
            <text:p>505661.135774741</text:p>
          </table:table-cell>
          <table:table-cell table:formula="of:=[.F228]/[.C228]" office:value-type="percentage" office:value="1.05999974255102" calcext:value-type="percentage">
            <text:p>106.00%</text:p>
          </table:table-cell>
        </table:table-row>
        <table:table-row table:style-name="ro1">
          <table:table-cell table:formula="of:=VALUE([$EN.A210])" office:value-type="date" office:date-value="2021-01-25" calcext:value-type="date">
            <text:p>25/01/21</text:p>
          </table:table-cell>
          <table:table-cell table:formula="of:=VALUE([$from_i_EN.A228])" office:value-type="date" office:date-value="2021-01-23" calcext:value-type="date">
            <text:p>23/01/21</text:p>
          </table:table-cell>
          <table:table-cell table:formula="of:=[$EN.B210]" office:value-type="float" office:value="460780.806687708" calcext:value-type="float">
            <text:p>460780.806687708</text:p>
          </table:table-cell>
          <table:table-cell table:formula="of:=[$from_i_EN.B228]" office:value-type="float" office:value="452111.132960294" calcext:value-type="float">
            <text:p>452111.132960294</text:p>
          </table:table-cell>
          <table:table-cell table:formula="of:=[.D229]/[.C229]" office:value-type="percentage" office:value="0.981184820197405" calcext:value-type="percentage">
            <text:p>98.1%</text:p>
          </table:table-cell>
          <table:table-cell table:formula="of:=[.D227]" office:value-type="float" office:value="486986.739619181" calcext:value-type="float">
            <text:p>486986.739619181</text:p>
          </table:table-cell>
          <table:table-cell table:formula="of:=[.F229]/[.C229]" office:value-type="percentage" office:value="1.05687288305225" calcext:value-type="percentage">
            <text:p>105.69%</text:p>
          </table:table-cell>
        </table:table-row>
        <table:table-row table:style-name="ro1">
          <table:table-cell table:formula="of:=VALUE([$EN.A211])" office:value-type="date" office:date-value="2021-01-26" calcext:value-type="date">
            <text:p>26/01/21</text:p>
          </table:table-cell>
          <table:table-cell table:formula="of:=VALUE([$from_i_EN.A229])" office:value-type="date" office:date-value="2021-01-24" calcext:value-type="date">
            <text:p>24/01/21</text:p>
          </table:table-cell>
          <table:table-cell table:formula="of:=[$EN.B211]" office:value-type="float" office:value="445724.310903821" calcext:value-type="float">
            <text:p>445724.310903821</text:p>
          </table:table-cell>
          <table:table-cell table:formula="of:=[$from_i_EN.B229]" office:value-type="float" office:value="436232.956379743" calcext:value-type="float">
            <text:p>436232.956379743</text:p>
          </table:table-cell>
          <table:table-cell table:formula="of:=[.D230]/[.C230]" office:value-type="percentage" office:value="0.978705773295534" calcext:value-type="percentage">
            <text:p>97.9%</text:p>
          </table:table-cell>
          <table:table-cell table:formula="of:=[.D228]" office:value-type="float" office:value="469056.622867822" calcext:value-type="float">
            <text:p>469056.622867822</text:p>
          </table:table-cell>
          <table:table-cell table:formula="of:=[.F230]/[.C230]" office:value-type="percentage" office:value="1.05234695840729" calcext:value-type="percentage">
            <text:p>105.23%</text:p>
          </table:table-cell>
        </table:table-row>
        <table:table-row table:style-name="ro1">
          <table:table-cell table:formula="of:=VALUE([$EN.A212])" office:value-type="date" office:date-value="2021-01-27" calcext:value-type="date">
            <text:p>27/01/21</text:p>
          </table:table-cell>
          <table:table-cell table:formula="of:=VALUE([$from_i_EN.A230])" office:value-type="date" office:date-value="2021-01-25" calcext:value-type="date">
            <text:p>25/01/21</text:p>
          </table:table-cell>
          <table:table-cell table:formula="of:=[$EN.B212]" office:value-type="float" office:value="431000.163986871" calcext:value-type="float">
            <text:p>431000.163986871</text:p>
          </table:table-cell>
          <table:table-cell table:formula="of:=[$from_i_EN.B230]" office:value-type="float" office:value="420584.937334412" calcext:value-type="float">
            <text:p>420584.937334412</text:p>
          </table:table-cell>
          <table:table-cell table:formula="of:=[.D231]/[.C231]" office:value-type="percentage" office:value="0.975834750139964" calcext:value-type="percentage">
            <text:p>97.6%</text:p>
          </table:table-cell>
          <table:table-cell table:formula="of:=[.D229]" office:value-type="float" office:value="452111.132960294" calcext:value-type="float">
            <text:p>452111.132960294</text:p>
          </table:table-cell>
          <table:table-cell table:formula="of:=[.F231]/[.C231]" office:value-type="percentage" office:value="1.04898134789124" calcext:value-type="percentage">
            <text:p>104.90%</text:p>
          </table:table-cell>
        </table:table-row>
        <table:table-row table:style-name="ro1">
          <table:table-cell table:formula="of:=VALUE([$EN.A213])" office:value-type="date" office:date-value="2021-01-28" calcext:value-type="date">
            <text:p>28/01/21</text:p>
          </table:table-cell>
          <table:table-cell table:formula="of:=VALUE([$from_i_EN.A231])" office:value-type="date" office:date-value="2021-01-26" calcext:value-type="date">
            <text:p>26/01/21</text:p>
          </table:table-cell>
          <table:table-cell table:formula="of:=[$EN.B213]" office:value-type="float" office:value="416498.644636282" calcext:value-type="float">
            <text:p>416498.644636282</text:p>
          </table:table-cell>
          <table:table-cell table:formula="of:=[$from_i_EN.B231]" office:value-type="float" office:value="405149.255116794" calcext:value-type="float">
            <text:p>405149.255116794</text:p>
          </table:table-cell>
          <table:table-cell table:formula="of:=[.D232]/[.C232]" office:value-type="percentage" office:value="0.972750476704674" calcext:value-type="percentage">
            <text:p>97.3%</text:p>
          </table:table-cell>
          <table:table-cell table:formula="of:=[.D230]" office:value-type="float" office:value="436232.956379743" calcext:value-type="float">
            <text:p>436232.956379743</text:p>
          </table:table-cell>
          <table:table-cell table:formula="of:=[.F232]/[.C232]" office:value-type="percentage" office:value="1.04738145489212" calcext:value-type="percentage">
            <text:p>104.74%</text:p>
          </table:table-cell>
        </table:table-row>
        <table:table-row table:style-name="ro1">
          <table:table-cell table:formula="of:=VALUE([$EN.A214])" office:value-type="date" office:date-value="2021-01-29" calcext:value-type="date">
            <text:p>29/01/21</text:p>
          </table:table-cell>
          <table:table-cell table:formula="of:=VALUE([$from_i_EN.A232])" office:value-type="date" office:date-value="2021-01-27" calcext:value-type="date">
            <text:p>27/01/21</text:p>
          </table:table-cell>
          <table:table-cell table:formula="of:=[$EN.B214]" office:value-type="float" office:value="402328.953833133" calcext:value-type="float">
            <text:p>402328.953833133</text:p>
          </table:table-cell>
          <table:table-cell table:formula="of:=[$from_i_EN.B232]" office:value-type="float" office:value="390029.785569562" calcext:value-type="float">
            <text:p>390029.785569562</text:p>
          </table:table-cell>
          <table:table-cell table:formula="of:=[.D233]/[.C233]" office:value-type="percentage" office:value="0.969430069234659" calcext:value-type="percentage">
            <text:p>96.9%</text:p>
          </table:table-cell>
          <table:table-cell table:formula="of:=[.D231]" office:value-type="float" office:value="420584.937334412" calcext:value-type="float">
            <text:p>420584.937334412</text:p>
          </table:table-cell>
          <table:table-cell table:formula="of:=[.F233]/[.C233]" office:value-type="percentage" office:value="1.04537576360674" calcext:value-type="percentage">
            <text:p>104.54%</text:p>
          </table:table-cell>
        </table:table-row>
        <table:table-row table:style-name="ro1">
          <table:table-cell table:formula="of:=VALUE([$EN.A215])" office:value-type="date" office:date-value="2021-01-30" calcext:value-type="date">
            <text:p>30/01/21</text:p>
          </table:table-cell>
          <table:table-cell table:formula="of:=VALUE([$from_i_EN.A233])" office:value-type="date" office:date-value="2021-01-28" calcext:value-type="date">
            <text:p>28/01/21</text:p>
          </table:table-cell>
          <table:table-cell table:formula="of:=[$EN.B215]" office:value-type="float" office:value="388209.141676032" calcext:value-type="float">
            <text:p>388209.141676032</text:p>
          </table:table-cell>
          <table:table-cell table:formula="of:=[$from_i_EN.B233]" office:value-type="float" office:value="375038.606332341" calcext:value-type="float">
            <text:p>375038.606332341</text:p>
          </table:table-cell>
          <table:table-cell table:formula="of:=[.D234]/[.C234]" office:value-type="percentage" office:value="0.966073608450256" calcext:value-type="percentage">
            <text:p>96.6%</text:p>
          </table:table-cell>
          <table:table-cell table:formula="of:=[.D232]" office:value-type="float" office:value="405149.255116794" calcext:value-type="float">
            <text:p>405149.255116794</text:p>
          </table:table-cell>
          <table:table-cell table:formula="of:=[.F234]/[.C234]" office:value-type="percentage" office:value="1.04363656499078" calcext:value-type="percentage">
            <text:p>104.36%</text:p>
          </table:table-cell>
        </table:table-row>
        <table:table-row table:style-name="ro1">
          <table:table-cell table:formula="of:=VALUE([$EN.A216])" office:value-type="date" office:date-value="2021-01-31" calcext:value-type="date">
            <text:p>31/01/21</text:p>
          </table:table-cell>
          <table:table-cell table:formula="of:=VALUE([$from_i_EN.A234])" office:value-type="date" office:date-value="2021-01-29" calcext:value-type="date">
            <text:p>29/01/21</text:p>
          </table:table-cell>
          <table:table-cell table:formula="of:=[$EN.B216]" office:value-type="float" office:value="374012.88731522" calcext:value-type="float">
            <text:p>374012.88731522</text:p>
          </table:table-cell>
          <table:table-cell table:formula="of:=[$from_i_EN.B234]" office:value-type="float" office:value="360247.11582538" calcext:value-type="float">
            <text:p>360247.11582538</text:p>
          </table:table-cell>
          <table:table-cell table:formula="of:=[.D235]/[.C235]" office:value-type="percentage" office:value="0.963194392608621" calcext:value-type="percentage">
            <text:p>96.3%</text:p>
          </table:table-cell>
          <table:table-cell table:formula="of:=[.D233]" office:value-type="float" office:value="390029.785569562" calcext:value-type="float">
            <text:p>390029.785569562</text:p>
          </table:table-cell>
          <table:table-cell table:formula="of:=[.F235]/[.C235]" office:value-type="percentage" office:value="1.0428244555136" calcext:value-type="percentage">
            <text:p>104.28%</text:p>
          </table:table-cell>
        </table:table-row>
        <table:table-row table:style-name="ro1">
          <table:table-cell table:formula="of:=VALUE([$EN.A217])" office:value-type="date" office:date-value="2021-02-01" calcext:value-type="date">
            <text:p>01/02/21</text:p>
          </table:table-cell>
          <table:table-cell table:formula="of:=VALUE([$from_i_EN.A235])" office:value-type="date" office:date-value="2021-01-30" calcext:value-type="date">
            <text:p>30/01/21</text:p>
          </table:table-cell>
          <table:table-cell table:formula="of:=[$EN.B217]" office:value-type="float" office:value="360010.712007573" calcext:value-type="float">
            <text:p>360010.712007573</text:p>
          </table:table-cell>
          <table:table-cell table:formula="of:=[$from_i_EN.B235]" office:value-type="float" office:value="345842.716757522" calcext:value-type="float">
            <text:p>345842.716757522</text:p>
          </table:table-cell>
          <table:table-cell table:formula="of:=[.D236]/[.C236]" office:value-type="percentage" office:value="0.960645628650758" calcext:value-type="percentage">
            <text:p>96.1%</text:p>
          </table:table-cell>
          <table:table-cell table:formula="of:=[.D234]" office:value-type="float" office:value="375038.606332341" calcext:value-type="float">
            <text:p>375038.606332341</text:p>
          </table:table-cell>
          <table:table-cell table:formula="of:=[.F236]/[.C236]" office:value-type="percentage" office:value="1.04174290881781" calcext:value-type="percentage">
            <text:p>104.17%</text:p>
          </table:table-cell>
        </table:table-row>
        <table:table-row table:style-name="ro1">
          <table:table-cell table:formula="of:=VALUE([$EN.A218])" office:value-type="date" office:date-value="2021-02-02" calcext:value-type="date">
            <text:p>02/02/21</text:p>
          </table:table-cell>
          <table:table-cell table:formula="of:=VALUE([$from_i_EN.A236])" office:value-type="date" office:date-value="2021-01-31" calcext:value-type="date">
            <text:p>31/01/21</text:p>
          </table:table-cell>
          <table:table-cell table:formula="of:=[$EN.B218]" office:value-type="float" office:value="345913.89808265" calcext:value-type="float">
            <text:p>345913.89808265</text:p>
          </table:table-cell>
          <table:table-cell table:formula="of:=[$from_i_EN.B236]" office:value-type="float" office:value="331655.018581128" calcext:value-type="float">
            <text:p>331655.018581128</text:p>
          </table:table-cell>
          <table:table-cell table:formula="of:=[.D237]/[.C237]" office:value-type="percentage" office:value="0.958779107805275" calcext:value-type="percentage">
            <text:p>95.9%</text:p>
          </table:table-cell>
          <table:table-cell table:formula="of:=[.D235]" office:value-type="float" office:value="360247.11582538" calcext:value-type="float">
            <text:p>360247.11582538</text:p>
          </table:table-cell>
          <table:table-cell table:formula="of:=[.F237]/[.C237]" office:value-type="percentage" office:value="1.04143579608156" calcext:value-type="percentage">
            <text:p>104.14%</text:p>
          </table:table-cell>
        </table:table-row>
        <table:table-row table:style-name="ro1">
          <table:table-cell table:formula="of:=VALUE([$EN.A219])" office:value-type="date" office:date-value="2021-02-03" calcext:value-type="date">
            <text:p>03/02/21</text:p>
          </table:table-cell>
          <table:table-cell table:formula="of:=VALUE([$from_i_EN.A237])" office:value-type="date" office:date-value="2021-02-01" calcext:value-type="date">
            <text:p>01/02/21</text:p>
          </table:table-cell>
          <table:table-cell table:formula="of:=[$EN.B219]" office:value-type="float" office:value="331751.892014216" calcext:value-type="float">
            <text:p>331751.892014216</text:p>
          </table:table-cell>
          <table:table-cell table:formula="of:=[$from_i_EN.B237]" office:value-type="float" office:value="317617.980990164" calcext:value-type="float">
            <text:p>317617.980990164</text:p>
          </table:table-cell>
          <table:table-cell table:formula="of:=[.D238]/[.C238]" office:value-type="percentage" office:value="0.957396140416145" calcext:value-type="percentage">
            <text:p>95.7%</text:p>
          </table:table-cell>
          <table:table-cell table:formula="of:=[.D236]" office:value-type="float" office:value="345842.716757522" calcext:value-type="float">
            <text:p>345842.716757522</text:p>
          </table:table-cell>
          <table:table-cell table:formula="of:=[.F238]/[.C238]" office:value-type="percentage" office:value="1.04247398457249" calcext:value-type="percentage">
            <text:p>104.25%</text:p>
          </table:table-cell>
        </table:table-row>
        <table:table-row table:style-name="ro1">
          <table:table-cell table:formula="of:=VALUE([$EN.A220])" office:value-type="date" office:date-value="2021-02-04" calcext:value-type="date">
            <text:p>04/02/21</text:p>
          </table:table-cell>
          <table:table-cell table:formula="of:=VALUE([$from_i_EN.A238])" office:value-type="date" office:date-value="2021-02-02" calcext:value-type="date">
            <text:p>02/02/21</text:p>
          </table:table-cell>
          <table:table-cell table:formula="of:=[$EN.B220]" office:value-type="float" office:value="317776.544313281" calcext:value-type="float">
            <text:p>317776.544313281</text:p>
          </table:table-cell>
          <table:table-cell table:formula="of:=[$from_i_EN.B238]" office:value-type="float" office:value="303898.103291658" calcext:value-type="float">
            <text:p>303898.103291658</text:p>
          </table:table-cell>
          <table:table-cell table:formula="of:=[.D239]/[.C239]" office:value-type="percentage" office:value="0.956326414677287" calcext:value-type="percentage">
            <text:p>95.6%</text:p>
          </table:table-cell>
          <table:table-cell table:formula="of:=[.D237]" office:value-type="float" office:value="331655.018581128" calcext:value-type="float">
            <text:p>331655.018581128</text:p>
          </table:table-cell>
          <table:table-cell table:formula="of:=[.F239]/[.C239]" office:value-type="percentage" office:value="1.0436736899441" calcext:value-type="percentage">
            <text:p>104.37%</text:p>
          </table:table-cell>
        </table:table-row>
        <table:table-row table:style-name="ro1">
          <table:table-cell table:formula="of:=VALUE([$EN.A221])" office:value-type="date" office:date-value="2021-02-05" calcext:value-type="date">
            <text:p>05/02/21</text:p>
          </table:table-cell>
          <table:table-cell table:formula="of:=VALUE([$from_i_EN.A239])" office:value-type="date" office:date-value="2021-02-03" calcext:value-type="date">
            <text:p>03/02/21</text:p>
          </table:table-cell>
          <table:table-cell table:formula="of:=[$EN.B221]" office:value-type="float" office:value="304022.492871029" calcext:value-type="float">
            <text:p>304022.492871029</text:p>
          </table:table-cell>
          <table:table-cell table:formula="of:=[$from_i_EN.B239]" office:value-type="float" office:value="290624.407162113" calcext:value-type="float">
            <text:p>290624.407162113</text:p>
          </table:table-cell>
          <table:table-cell table:formula="of:=[.D240]/[.C240]" office:value-type="percentage" office:value="0.955930610322968" calcext:value-type="percentage">
            <text:p>95.6%</text:p>
          </table:table-cell>
          <table:table-cell table:formula="of:=[.D238]" office:value-type="float" office:value="317617.980990164" calcext:value-type="float">
            <text:p>317617.980990164</text:p>
          </table:table-cell>
          <table:table-cell table:formula="of:=[.F240]/[.C240]" office:value-type="percentage" office:value="1.04471869166898" calcext:value-type="percentage">
            <text:p>104.47%</text:p>
          </table:table-cell>
        </table:table-row>
        <table:table-row table:style-name="ro1">
          <table:table-cell table:formula="of:=VALUE([$EN.A222])" office:value-type="date" office:date-value="2021-02-06" calcext:value-type="date">
            <text:p>06/02/21</text:p>
          </table:table-cell>
          <table:table-cell table:formula="of:=VALUE([$from_i_EN.A240])" office:value-type="date" office:date-value="2021-02-04" calcext:value-type="date">
            <text:p>04/02/21</text:p>
          </table:table-cell>
          <table:table-cell table:formula="of:=[$EN.B222]" office:value-type="float" office:value="290900.095512186" calcext:value-type="float">
            <text:p>290900.095512186</text:p>
          </table:table-cell>
          <table:table-cell table:formula="of:=[$from_i_EN.B240]" office:value-type="float" office:value="277980.555492307" calcext:value-type="float">
            <text:p>277980.555492307</text:p>
          </table:table-cell>
          <table:table-cell table:formula="of:=[.D241]/[.C241]" office:value-type="percentage" office:value="0.95558770787912" calcext:value-type="percentage">
            <text:p>95.6%</text:p>
          </table:table-cell>
          <table:table-cell table:formula="of:=[.D239]" office:value-type="float" office:value="303898.103291658" calcext:value-type="float">
            <text:p>303898.103291658</text:p>
          </table:table-cell>
          <table:table-cell table:formula="of:=[.F241]/[.C241]" office:value-type="percentage" office:value="1.04468203338533" calcext:value-type="percentage">
            <text:p>104.47%</text:p>
          </table:table-cell>
        </table:table-row>
        <table:table-row table:style-name="ro1">
          <table:table-cell table:formula="of:=VALUE([$EN.A223])" office:value-type="date" office:date-value="2021-02-07" calcext:value-type="date">
            <text:p>07/02/21</text:p>
          </table:table-cell>
          <table:table-cell table:formula="of:=VALUE([$from_i_EN.A241])" office:value-type="date" office:date-value="2021-02-05" calcext:value-type="date">
            <text:p>05/02/21</text:p>
          </table:table-cell>
          <table:table-cell table:formula="of:=[$EN.B223]" office:value-type="float" office:value="277779.258635176" calcext:value-type="float">
            <text:p>277779.258635176</text:p>
          </table:table-cell>
          <table:table-cell table:formula="of:=[$from_i_EN.B241]" office:value-type="float" office:value="265444.807948369" calcext:value-type="float">
            <text:p>265444.807948369</text:p>
          </table:table-cell>
          <table:table-cell table:formula="of:=[.D242]/[.C242]" office:value-type="percentage" office:value="0.955596214247924" calcext:value-type="percentage">
            <text:p>95.6%</text:p>
          </table:table-cell>
          <table:table-cell table:formula="of:=[.D240]" office:value-type="float" office:value="290624.407162113" calcext:value-type="float">
            <text:p>290624.407162113</text:p>
          </table:table-cell>
          <table:table-cell table:formula="of:=[.F242]/[.C242]" office:value-type="percentage" office:value="1.04624228817533" calcext:value-type="percentage">
            <text:p>104.62%</text:p>
          </table:table-cell>
        </table:table-row>
        <table:table-row table:style-name="ro1">
          <table:table-cell table:formula="of:=VALUE([$EN.A224])" office:value-type="date" office:date-value="2021-02-08" calcext:value-type="date">
            <text:p>08/02/21</text:p>
          </table:table-cell>
          <table:table-cell table:formula="of:=[.A243]-2" office:value-type="date" office:date-value="2021-02-06" calcext:value-type="date">
            <text:p>06/02/21</text:p>
          </table:table-cell>
          <table:table-cell table:formula="of:=[$EN.B224]" office:value-type="float" office:value="265695.877194939" calcext:value-type="float">
            <text:p>265695.877194939</text:p>
          </table:table-cell>
          <table:table-cell table:number-columns-repeated="2"/>
          <table:table-cell table:formula="of:=[.D241]" office:value-type="float" office:value="277980.555492307" calcext:value-type="float">
            <text:p>277980.555492307</text:p>
          </table:table-cell>
          <table:table-cell table:formula="of:=[.F243]/[.C243]" office:value-type="percentage" office:value="1.04623586345058" calcext:value-type="percentage">
            <text:p>104.62%</text:p>
          </table:table-cell>
        </table:table-row>
        <table:table-row table:style-name="ro1">
          <table:table-cell table:formula="of:=VALUE([$EN.A225])" office:value-type="date" office:date-value="2021-02-09" calcext:value-type="date">
            <text:p>09/02/21</text:p>
          </table:table-cell>
          <table:table-cell table:formula="of:=[.A244]-2" office:value-type="date" office:date-value="2021-02-07" calcext:value-type="date">
            <text:p>07/02/21</text:p>
          </table:table-cell>
          <table:table-cell table:formula="of:=[$EN.B225]" office:value-type="float" office:value="254626.921263493" calcext:value-type="float">
            <text:p>254626.921263493</text:p>
          </table:table-cell>
          <table:table-cell table:number-columns-repeated="2"/>
          <table:table-cell table:formula="of:=[.D242]" office:value-type="float" office:value="265444.807948369" calcext:value-type="float">
            <text:p>265444.807948369</text:p>
          </table:table-cell>
          <table:table-cell table:formula="of:=[.F244]/[.C244]" office:value-type="percentage" office:value="1.04248524323821" calcext:value-type="percentage">
            <text:p>104.25%</text:p>
          </table:table-cell>
        </table:table-row>
        <table:table-row table:style-name="ro1" table:number-rows-repeated="10483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rom_i_EN" table:style-name="ta1">
        <table:table-column table:style-name="co3" table:default-cell-style-name="ce15"/>
        <table:table-column table:style-name="co5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57902.8605248733" calcext:value-type="float">
            <text:p>57902.8605248733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53938.6770243839" calcext:value-type="float">
            <text:p>53938.6770243839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50253.3612423798" calcext:value-type="float">
            <text:p>50253.3612423798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46868.1246451794" calcext:value-type="float">
            <text:p>46868.1246451794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43910.6499147399" calcext:value-type="float">
            <text:p>43910.6499147399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41318.8783413138" calcext:value-type="float">
            <text:p>41318.8783413138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39069.4331339227" calcext:value-type="float">
            <text:p>39069.433133922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37054.1059764267" calcext:value-type="float">
            <text:p>37054.1059764267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35301.5415247181" calcext:value-type="float">
            <text:p>35301.5415247181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33746.0639988383" calcext:value-type="float">
            <text:p>33746.0639988383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32341.6446528206" calcext:value-type="float">
            <text:p>32341.6446528206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31066.094193771" calcext:value-type="float">
            <text:p>31066.094193771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9927.8326058728" calcext:value-type="float">
            <text:p>29927.8326058728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8958.1957563771" calcext:value-type="float">
            <text:p>28958.1957563771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27824.1737435317" calcext:value-type="float">
            <text:p>27824.1737435317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26728.3828654441" calcext:value-type="float">
            <text:p>26728.382865444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25569.5109506175" calcext:value-type="float">
            <text:p>25569.5109506175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24503.2110721691" calcext:value-type="float">
            <text:p>24503.2110721691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3560.4281563207" calcext:value-type="float">
            <text:p>23560.4281563207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22703.1023390933" calcext:value-type="float">
            <text:p>22703.1023390933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21949.5793251038" calcext:value-type="float">
            <text:p>21949.5793251038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1172.9985028262" calcext:value-type="float">
            <text:p>21172.998502826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0441.6147182652" calcext:value-type="float">
            <text:p>20441.6147182652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0043.1861459691" calcext:value-type="float">
            <text:p>20043.1861459691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9581.8400117403" calcext:value-type="float">
            <text:p>19581.84001174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9142.052000844" calcext:value-type="float">
            <text:p>19142.052000844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8959.3599757465" calcext:value-type="float">
            <text:p>18959.3599757465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9042.1736936523" calcext:value-type="float">
            <text:p>19042.173693652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9241.3402756979" calcext:value-type="float">
            <text:p>19241.3402756979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405.2327917919" calcext:value-type="float">
            <text:p>19405.232791791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663.1658835361" calcext:value-type="float">
            <text:p>19663.1658835361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995.0313540493" calcext:value-type="float">
            <text:p>19995.031354049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471.8886731308" calcext:value-type="float">
            <text:p>20471.8886731308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0909.9909022171" calcext:value-type="float">
            <text:p>20909.9909022171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1320.1514253079" calcext:value-type="float">
            <text:p>21320.1514253079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1745.4753175024" calcext:value-type="float">
            <text:p>21745.4753175024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1934.1052513496" calcext:value-type="float">
            <text:p>21934.1052513496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2266.5852622781" calcext:value-type="float">
            <text:p>22266.585262278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2536.3350107998" calcext:value-type="float">
            <text:p>22536.3350107998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2778.7787700951" calcext:value-type="float">
            <text:p>22778.7787700951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3202.3612642393" calcext:value-type="float">
            <text:p>23202.361264239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3459.128407417" calcext:value-type="float">
            <text:p>23459.128407417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3644.8275107721" calcext:value-type="float">
            <text:p>23644.827510772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3792.4441719551" calcext:value-type="float">
            <text:p>23792.4441719551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4086.273836642" calcext:value-type="float">
            <text:p>24086.273836642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4274.1018741196" calcext:value-type="float">
            <text:p>24274.101874119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4363.4029299854" calcext:value-type="float">
            <text:p>24363.402929985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4158.4198884342" calcext:value-type="float">
            <text:p>24158.4198884342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4068.4546407047" calcext:value-type="float">
            <text:p>24068.454640704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4140.6689495157" calcext:value-type="float">
            <text:p>24140.668949515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4092.7373344398" calcext:value-type="float">
            <text:p>24092.7373344398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3822.389998486" calcext:value-type="float">
            <text:p>23822.389998486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3484.6301408859" calcext:value-type="float">
            <text:p>23484.63014088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3001.8070038944" calcext:value-type="float">
            <text:p>23001.807003894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541.4026252067" calcext:value-type="float">
            <text:p>22541.4026252067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2063.345158938" calcext:value-type="float">
            <text:p>22063.34515893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1577.3383325512" calcext:value-type="float">
            <text:p>21577.338332551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1020.2604413744" calcext:value-type="float">
            <text:p>21020.2604413744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0541.7430467262" calcext:value-type="float">
            <text:p>20541.7430467262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0088.3748792985" calcext:value-type="float">
            <text:p>20088.3748792985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9343.8061333361" calcext:value-type="float">
            <text:p>19343.806133336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8659.5524130741" calcext:value-type="float">
            <text:p>18659.5524130741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8086.0638734934" calcext:value-type="float">
            <text:p>18086.063873493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7346.2552627158" calcext:value-type="float">
            <text:p>17346.2552627158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6681.46979885" calcext:value-type="float">
            <text:p>16681.4697988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6102.4103992444" calcext:value-type="float">
            <text:p>16102.410399244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5651.5771738409" calcext:value-type="float">
            <text:p>15651.577173840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5168.2807057872" calcext:value-type="float">
            <text:p>15168.2807057872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4647.9149888631" calcext:value-type="float">
            <text:p>14647.9149888631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4253.370174887" calcext:value-type="float">
            <text:p>14253.37017488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4136.2305978657" calcext:value-type="float">
            <text:p>14136.2305978657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4002.2105102466" calcext:value-type="float">
            <text:p>14002.2105102466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3962.9575695218" calcext:value-type="float">
            <text:p>13962.9575695218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3889.849292312" calcext:value-type="float">
            <text:p>13889.84929231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3822.3686150236" calcext:value-type="float">
            <text:p>13822.3686150236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3911.3386028827" calcext:value-type="float">
            <text:p>13911.338602882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026.040949487" calcext:value-type="float">
            <text:p>14026.040949487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113.6982486687" calcext:value-type="float">
            <text:p>14113.6982486687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4327.2205962168" calcext:value-type="float">
            <text:p>14327.220596216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4701.2657892719" calcext:value-type="float">
            <text:p>14701.2657892719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024.3462722524" calcext:value-type="float">
            <text:p>15024.346272252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365.2938084423" calcext:value-type="float">
            <text:p>15365.293808442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949.3738033927" calcext:value-type="float">
            <text:p>15949.373803392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481.0470066918" calcext:value-type="float">
            <text:p>16481.0470066918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7146.0534739742" calcext:value-type="float">
            <text:p>17146.0534739742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8073.0662220927" calcext:value-type="float">
            <text:p>18073.066222092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9106.053125351" calcext:value-type="float">
            <text:p>19106.053125351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0344.9406207693" calcext:value-type="float">
            <text:p>20344.940620769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1670.322167405" calcext:value-type="float">
            <text:p>21670.322167405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3013.8042635042" calcext:value-type="float">
            <text:p>23013.804263504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4826.56325855" calcext:value-type="float">
            <text:p>24826.56325855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6986.82064297" calcext:value-type="float">
            <text:p>26986.8206429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9661.4354495359" calcext:value-type="float">
            <text:p>29661.435449535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32569.0006600746" calcext:value-type="float">
            <text:p>32569.000660074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5970.7511701356" calcext:value-type="float">
            <text:p>35970.7511701356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9984.3025167968" calcext:value-type="float">
            <text:p>39984.3025167968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4404.7456588729" calcext:value-type="float">
            <text:p>44404.745658872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9413.2405870119" calcext:value-type="float">
            <text:p>49413.2405870119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4760.8044507496" calcext:value-type="float">
            <text:p>54760.804450749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60935.6714690539" calcext:value-type="float">
            <text:p>60935.671469053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7589.9447680604" calcext:value-type="float">
            <text:p>67589.944768060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75097.6980851975" calcext:value-type="float">
            <text:p>75097.698085197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83612.6621873452" calcext:value-type="float">
            <text:p>83612.662187345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92554.929366608" calcext:value-type="float">
            <text:p>92554.92936660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02152.303103834" calcext:value-type="float">
            <text:p>102152.30310383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11724.412552532" calcext:value-type="float">
            <text:p>111724.41255253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20809.414682389" calcext:value-type="float">
            <text:p>120809.414682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9105.007688178" calcext:value-type="float">
            <text:p>129105.00768817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7207.630532922" calcext:value-type="float">
            <text:p>137207.63053292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4975.467525569" calcext:value-type="float">
            <text:p>144975.467525569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2855.189756868" calcext:value-type="float">
            <text:p>152855.18975686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9861.996147397" calcext:value-type="float">
            <text:p>159861.99614739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5836.557760876" calcext:value-type="float">
            <text:p>165836.55776087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1244.208266565" calcext:value-type="float">
            <text:p>171244.20826656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6669.281853139" calcext:value-type="float">
            <text:p>176669.281853139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2182.464683327" calcext:value-type="float">
            <text:p>182182.46468332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7585.65051249" calcext:value-type="float">
            <text:p>187585.6505124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92559.43172553" calcext:value-type="float">
            <text:p>192559.4317255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7786.957022304" calcext:value-type="float">
            <text:p>197786.95702230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02929.48627971" calcext:value-type="float">
            <text:p>202929.4862797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632.299229802" calcext:value-type="float">
            <text:p>208632.29922980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4111.892893975" calcext:value-type="float">
            <text:p>214111.89289397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0139.069904218" calcext:value-type="float">
            <text:p>220139.069904218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27058.574938699" calcext:value-type="float">
            <text:p>227058.57493869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34755.92967649" calcext:value-type="float">
            <text:p>234755.9296764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42820.434934043" calcext:value-type="float">
            <text:p>242820.434934043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51655.936302177" calcext:value-type="float">
            <text:p>251655.93630217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60801.23423691" calcext:value-type="float">
            <text:p>260801.2342369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69765.994564839" calcext:value-type="float">
            <text:p>269765.994564839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79508.580088308" calcext:value-type="float">
            <text:p>279508.58008830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289555.702293771" calcext:value-type="float">
            <text:p>289555.70229377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00163.531836775" calcext:value-type="float">
            <text:p>300163.531836775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10783.10774711" calcext:value-type="float">
            <text:p>310783.10774711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22637.067123602" calcext:value-type="float">
            <text:p>322637.06712360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34714.126384181" calcext:value-type="float">
            <text:p>334714.12638418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46955.587921831" calcext:value-type="float">
            <text:p>346955.587921831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8448.718522578" calcext:value-type="float">
            <text:p>358448.718522578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69420.237319865" calcext:value-type="float">
            <text:p>369420.23731986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79863.003724003" calcext:value-type="float">
            <text:p>379863.00372400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89277.302687036" calcext:value-type="float">
            <text:p>389277.30268703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97400.998662748" calcext:value-type="float">
            <text:p>397400.99866274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04666.722809343" calcext:value-type="float">
            <text:p>404666.72280934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11132.195516195" calcext:value-type="float">
            <text:p>411132.195516195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16809.669566229" calcext:value-type="float">
            <text:p>416809.66956622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21598.587122399" calcext:value-type="float">
            <text:p>421598.587122399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24775.935554583" calcext:value-type="float">
            <text:p>424775.93555458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26029.25415421" calcext:value-type="float">
            <text:p>426029.2541542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25952.925484908" calcext:value-type="float">
            <text:p>425952.925484908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5466.819461601" calcext:value-type="float">
            <text:p>425466.819461601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24220.342723651" calcext:value-type="float">
            <text:p>424220.34272365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23077.944125349" calcext:value-type="float">
            <text:p>423077.94412534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1944.181341692" calcext:value-type="float">
            <text:p>421944.181341692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1040.373789058" calcext:value-type="float">
            <text:p>421040.37378905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1168.858331201" calcext:value-type="float">
            <text:p>421168.858331201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21292.513066652" calcext:value-type="float">
            <text:p>421292.513066652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0544.319064555" calcext:value-type="float">
            <text:p>420544.319064555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20357.983950253" calcext:value-type="float">
            <text:p>420357.98395025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20194.596550375" calcext:value-type="float">
            <text:p>420194.596550375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19750.518179607" calcext:value-type="float">
            <text:p>419750.51817960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19649.427974216" calcext:value-type="float">
            <text:p>419649.42797421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19539.827342806" calcext:value-type="float">
            <text:p>419539.82734280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18395.688193767" calcext:value-type="float">
            <text:p>418395.688193767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6755.42157907" calcext:value-type="float">
            <text:p>416755.4215790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3784.947585673" calcext:value-type="float">
            <text:p>413784.947585673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9741.050899162" calcext:value-type="float">
            <text:p>409741.050899162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03868.145014052" calcext:value-type="float">
            <text:p>403868.145014052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96091.288165711" calcext:value-type="float">
            <text:p>396091.28816571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86245.437679752" calcext:value-type="float">
            <text:p>386245.43767975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75430.412871927" calcext:value-type="float">
            <text:p>375430.41287192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63922.089567766" calcext:value-type="float">
            <text:p>363922.089567766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51631.24881747" calcext:value-type="float">
            <text:p>351631.24881747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38647.770789" calcext:value-type="float">
            <text:p>338647.77078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25645.652959675" calcext:value-type="float">
            <text:p>325645.65295967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13084.554697644" calcext:value-type="float">
            <text:p>313084.55469764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0611.339532959" calcext:value-type="float">
            <text:p>300611.339532959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288247.446865631" calcext:value-type="float">
            <text:p>288247.446865631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276571.052856452" calcext:value-type="float">
            <text:p>276571.052856452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265694.549349494" calcext:value-type="float">
            <text:p>265694.54934949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55963.077384749" calcext:value-type="float">
            <text:p>255963.077384749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47296.387829502" calcext:value-type="float">
            <text:p>247296.38782950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39745.197991126" calcext:value-type="float">
            <text:p>239745.19799112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33203.536829718" calcext:value-type="float">
            <text:p>233203.53682971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28047.42292975" calcext:value-type="float">
            <text:p>228047.4229297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23885.160304103" calcext:value-type="float">
            <text:p>223885.16030410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21772.098496397" calcext:value-type="float">
            <text:p>221772.09849639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21530.041841694" calcext:value-type="float">
            <text:p>221530.04184169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23214.289205475" calcext:value-type="float">
            <text:p>223214.28920547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26299.931462458" calcext:value-type="float">
            <text:p>226299.93146245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1919.799741759" calcext:value-type="float">
            <text:p>231919.79974175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9922.991870613" calcext:value-type="float">
            <text:p>239922.99187061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50356.538436001" calcext:value-type="float">
            <text:p>250356.538436001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62653.970704582" calcext:value-type="float">
            <text:p>262653.97070458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77158.101769167" calcext:value-type="float">
            <text:p>277158.10176916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93150.518819174" calcext:value-type="float">
            <text:p>293150.518819174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10796.203681265" calcext:value-type="float">
            <text:p>310796.20368126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30061.895466581" calcext:value-type="float">
            <text:p>330061.895466581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49863.740570973" calcext:value-type="float">
            <text:p>349863.74057097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70393.937001915" calcext:value-type="float">
            <text:p>370393.937001915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0722.503622969" calcext:value-type="float">
            <text:p>390722.50362296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2563.948609887" calcext:value-type="float">
            <text:p>412563.94860988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35748.263741003" calcext:value-type="float">
            <text:p>435748.263741003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59300.22093194" calcext:value-type="float">
            <text:p>459300.22093194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84517.434567655" calcext:value-type="float">
            <text:p>484517.43456765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10176.359676151" calcext:value-type="float">
            <text:p>510176.359676151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35294.825900872" calcext:value-type="float">
            <text:p>535294.82590087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59302.048254132" calcext:value-type="float">
            <text:p>559302.048254132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81873.532443912" calcext:value-type="float">
            <text:p>581873.5324439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02534.743920922" calcext:value-type="float">
            <text:p>602534.74392092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620134.712047681" calcext:value-type="float">
            <text:p>620134.71204768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634931.079429521" calcext:value-type="float">
            <text:p>634931.079429521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46174.719596321" calcext:value-type="float">
            <text:p>646174.719596321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53730.975423396" calcext:value-type="float">
            <text:p>653730.975423396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58646.546247629" calcext:value-type="float">
            <text:p>658646.54624762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59892.187966257" calcext:value-type="float">
            <text:p>659892.18796625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7752.634164054" calcext:value-type="float">
            <text:p>657752.634164054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790.531303276" calcext:value-type="float">
            <text:p>651790.531303276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42072.388861418" calcext:value-type="float">
            <text:p>642072.388861418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29462.316795028" calcext:value-type="float">
            <text:p>629462.316795028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15159.515546419" calcext:value-type="float">
            <text:p>615159.515546419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99131.256277689" calcext:value-type="float">
            <text:p>599131.25627768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81902.914950066" calcext:value-type="float">
            <text:p>581902.91495006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63096.341521148" calcext:value-type="float">
            <text:p>563096.34152114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43881.917989245" calcext:value-type="float">
            <text:p>543881.91798924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24788.886873284" calcext:value-type="float">
            <text:p>524788.886873284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05661.135774741" calcext:value-type="float">
            <text:p>505661.13577474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86986.739619181" calcext:value-type="float">
            <text:p>486986.73961918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69056.622867822" calcext:value-type="float">
            <text:p>469056.62286782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52111.132960294" calcext:value-type="float">
            <text:p>452111.13296029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36232.956379743" calcext:value-type="float">
            <text:p>436232.956379743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20584.937334412" calcext:value-type="float">
            <text:p>420584.937334412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05149.255116794" calcext:value-type="float">
            <text:p>405149.25511679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90029.785569562" calcext:value-type="float">
            <text:p>390029.785569562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75038.606332341" calcext:value-type="float">
            <text:p>375038.60633234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60247.11582538" calcext:value-type="float">
            <text:p>360247.11582538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45842.716757522" calcext:value-type="float">
            <text:p>345842.71675752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31655.018581128" calcext:value-type="float">
            <text:p>331655.01858112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17617.980990164" calcext:value-type="float">
            <text:p>317617.98099016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03898.103291658" calcext:value-type="float">
            <text:p>303898.10329165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90624.407162113" calcext:value-type="float">
            <text:p>290624.407162113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77980.555492307" calcext:value-type="float">
            <text:p>277980.55549230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65444.807948369" calcext:value-type="float">
            <text:p>265444.807948369</text:p>
          </table:table-cell>
        </table:table-row>
      </table:table>
      <table:table table:name="EN" table:style-name="ta1">
        <table:table-column table:style-name="co3" table:default-cell-style-name="ce15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5302.895944901" calcext:value-type="float">
            <text:p>25302.895944901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4334.153269098" calcext:value-type="float">
            <text:p>24334.15326909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3382.7345544326" calcext:value-type="float">
            <text:p>23382.734554432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2549.0147799204" calcext:value-type="float">
            <text:p>22549.014779920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2050.8017684157" calcext:value-type="float">
            <text:p>22050.801768415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486.3967187493" calcext:value-type="float">
            <text:p>21486.396718749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0960.5984320645" calcext:value-type="float">
            <text:p>20960.59843206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0699.5041675688" calcext:value-type="float">
            <text:p>20699.50416756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0792.2865088132" calcext:value-type="float">
            <text:p>20792.286508813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0959.5552807842" calcext:value-type="float">
            <text:p>20959.555280784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1079.5059081281" calcext:value-type="float">
            <text:p>21079.505908128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288.1253392425" calcext:value-type="float">
            <text:p>21288.125339242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626.2568225264" calcext:value-type="float">
            <text:p>21626.256822526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2127.8925355962" calcext:value-type="float">
            <text:p>22127.892535596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2618.9943031625" calcext:value-type="float">
            <text:p>22618.99430316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3064.1840934922" calcext:value-type="float">
            <text:p>23064.1840934922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3498.1448343382" calcext:value-type="float">
            <text:p>23498.1448343382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3702.8589768973" calcext:value-type="float">
            <text:p>23702.858976897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117.0858171023" calcext:value-type="float">
            <text:p>24117.085817102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446.6665955949" calcext:value-type="float">
            <text:p>24446.666595594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4713.6373350248" calcext:value-type="float">
            <text:p>24713.637335024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5167.3291283757" calcext:value-type="float">
            <text:p>25167.329128375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5453.9357124597" calcext:value-type="float">
            <text:p>25453.935712459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5632.7225327526" calcext:value-type="float">
            <text:p>25632.722532752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5742.9880493999" calcext:value-type="float">
            <text:p>25742.9880493999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5966.0264245104" calcext:value-type="float">
            <text:p>25966.02642451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6072.0180115971" calcext:value-type="float">
            <text:p>26072.018011597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6102.0571944804" calcext:value-type="float">
            <text:p>26102.05719448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5866.6596159769" calcext:value-type="float">
            <text:p>25866.659615976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5681.0019427879" calcext:value-type="float">
            <text:p>25681.00194278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5658.8247892397" calcext:value-type="float">
            <text:p>25658.82478923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3391.9281295691" calcext:value-type="float">
            <text:p>23391.928129569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5753.6575328171" calcext:value-type="float">
            <text:p>15753.657532817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030.2993099714" calcext:value-type="float">
            <text:p>15030.299309971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2692.6432627852" calcext:value-type="float">
            <text:p>32692.643262785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0254.9247770544" calcext:value-type="float">
            <text:p>40254.924777054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68645.077004805" calcext:value-type="float">
            <text:p>68645.07700480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40012.519504516" calcext:value-type="float">
            <text:p>240012.51950451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4834.846338839" calcext:value-type="float">
            <text:p>264834.84633883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4300.678948575" calcext:value-type="float">
            <text:p>274300.6789485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84513.173098111" calcext:value-type="float">
            <text:p>284513.17309811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0938.334795996" calcext:value-type="float">
            <text:p>350938.3347959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90415.108792249" calcext:value-type="float">
            <text:p>390415.10879224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5712.787874505" calcext:value-type="float">
            <text:p>425712.78787450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71273.139282197" calcext:value-type="float">
            <text:p>471273.1392821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71870.420841108" calcext:value-type="float">
            <text:p>471870.42084110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69815.394102324" calcext:value-type="float">
            <text:p>469815.39410232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53233.500585562" calcext:value-type="float">
            <text:p>453233.50058556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42837.522350924" calcext:value-type="float">
            <text:p>442837.52235092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27858.586424469" calcext:value-type="float">
            <text:p>427858.58642446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17031.737742041" calcext:value-type="float">
            <text:p>417031.73774204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64071.586547199" calcext:value-type="float">
            <text:p>364071.586547199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93838.429914397" calcext:value-type="float">
            <text:p>293838.42991439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45713.824325653" calcext:value-type="float">
            <text:p>245713.82432565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35027.207314996" calcext:value-type="float">
            <text:p>235027.2073149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31470.469279388" calcext:value-type="float">
            <text:p>231470.46927938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39716.715411489" calcext:value-type="float">
            <text:p>239716.71541148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56468.004685908" calcext:value-type="float">
            <text:p>256468.00468590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81375.438163693" calcext:value-type="float">
            <text:p>281375.4381636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13218.027510127" calcext:value-type="float">
            <text:p>313218.027510127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50039.049449947" calcext:value-type="float">
            <text:p>350039.04944994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2843.538520163" calcext:value-type="float">
            <text:p>612843.5385201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49897.343819788" calcext:value-type="float">
            <text:p>649897.34381978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43797.025774333" calcext:value-type="float">
            <text:p>643797.02577433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602811.146218179" calcext:value-type="float">
            <text:p>602811.14621817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530731.269799926" calcext:value-type="float">
            <text:p>530731.26979992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77038.923196156" calcext:value-type="float">
            <text:p>477038.92319615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0780.806687708" calcext:value-type="float">
            <text:p>460780.80668770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16498.644636282" calcext:value-type="float">
            <text:p>416498.64463628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74012.88731522" calcext:value-type="float">
            <text:p>374012.88731522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60010.712007573" calcext:value-type="float">
            <text:p>360010.71200757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45913.89808265" calcext:value-type="float">
            <text:p>345913.89808265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31751.892014216" calcext:value-type="float">
            <text:p>331751.89201421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77779.258635176" calcext:value-type="float">
            <text:p>277779.25863517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65695.877194939" calcext:value-type="float">
            <text:p>265695.87719493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54626.921263493" calcext:value-type="float">
            <text:p>254626.921263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percentage-style style:name="N113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40:14.284142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3:40:47.453565756</dc:date>
    <meta:editing-duration>PT5H18M14S</meta:editing-duration>
    <meta:editing-cycles>20</meta:editing-cycles>
    <meta:generator>LibreOffice/7.2.5.2.0$Linux_X86_64 LibreOffice_project/20$Build-2</meta:generator>
    <meta:document-statistic meta:table-count="6" meta:cell-count="529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93cm" svg:height="9.006cm" xlink:href=".." xlink:type="simple" chart:class="chart:line" chart:style-name="ch1">
        <chart:legend chart:legend-position="end" svg:x="1.901cm" svg:y="0.297cm" style:legend-expansion="custom" svg:width="4.003cm" svg:height="1.096cm" style:legend-expansion-aspect-ratio="3.65237226277372" chart:style-name="ch2"/>
        <chart:plot-area chart:style-name="ch3" table:cell-range-address="Graphs_LON.B2:Graphs_LON.D244 Graphs_LON.C1:Graphs_LON.D1" chart:data-source-has-labels="both" svg:x="0.329cm" svg:y="0.179cm" svg:width="14.905cm" svg:height="8.645cm">
          <chart:coordinate-region svg:x="1.691cm" svg:y="0.378cm" svg:width="13.543cm" svg:height="7.799cm"/>
          <chart:axis chart:dimension="x" chart:name="primary-x" chart:style-name="ch4" chartooo:axis-type="auto">
            <chartooo:date-scale/>
            <chart:categories table:cell-range-address="Graphs_LON.B2:Graphs_LON.B2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C2:Graphs_LON.C244" chart:label-cell-address="Graphs_LON.C1:Graphs_LON.C1" chart:class="chart:line">
            <chart:data-point chart:repeated="243"/>
          </chart:series>
          <chart:series chart:style-name="ch8" chart:values-cell-range-address="Graphs_LON.D2:Graphs_LON.D244" chart:label-cell-address="Graphs_LON.D1:Graphs_LON.D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C1:Graphs_LON.C1</svg:desc>
                </draw:g>
              </table:table-cell>
              <table:table-cell office:value-type="string">
                <text:p>gamma(4.5, 3.012)</text:p>
                <draw:g>
                  <svg:desc>Graphs_LON.D1:Graphs_LO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244</svg:desc>
                </draw:g>
              </table:table-cell>
              <table:table-cell office:value-type="float" office:value="NaN">
                <text:p>NaN</text:p>
                <draw:g>
                  <svg:desc>Graphs_LON.C2:Graphs_LON.C244</svg:desc>
                </draw:g>
              </table:table-cell>
              <table:table-cell office:value-type="float" office:value="5230.33171143094">
                <text:p>5230.33171143094</text:p>
                <draw:g>
                  <svg:desc>Graphs_LON.D2:Graphs_LO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4901.24254895774">
                <text:p>4901.2425489577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4602.65983705624">
                <text:p>4602.6598370562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335.43144890932">
                <text:p>4335.4314489093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097.51044547724">
                <text:p>4097.5104454772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3849.50805494199">
                <text:p>3849.5080549419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634.21526928826">
                <text:p>3634.2152692882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448.87717037803">
                <text:p>3448.8771703780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291.15277604156">
                <text:p>3291.1527760415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124.38006898166">
                <text:p>3124.3800689816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2978.3303095657">
                <text:p>2978.33030956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2855.75223721952">
                <text:p>2855.7522372195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825.13251947425">
                <text:p>2825.1325194742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778.85211960477">
                <text:p>2778.8521196047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03.84386066818">
                <text:p>2703.8438606681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559.57756532395">
                <text:p>2559.5775653239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420.12214424306">
                <text:p>2420.1221442430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292.04851769341">
                <text:p>2292.0485176934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218.89882610056">
                <text:p>2218.8988261005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210.37868110084">
                <text:p>2210.37868110084</text:p>
              </table:table-cell>
              <table:table-cell office:value-type="float" office:value="2198.96732205441">
                <text:p>2198.9673220544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187.82055863125">
                <text:p>2187.82055863125</text:p>
              </table:table-cell>
              <table:table-cell office:value-type="float" office:value="2187.70883708137">
                <text:p>2187.7088370813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084.00410720819">
                <text:p>2084.00410720819</text:p>
              </table:table-cell>
              <table:table-cell office:value-type="float" office:value="2092.45981997334">
                <text:p>2092.4598199733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026.87592309572">
                <text:p>2026.87592309572</text:p>
              </table:table-cell>
              <table:table-cell office:value-type="float" office:value="2039.56452475648">
                <text:p>2039.5645247564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048.285005023">
                <text:p>2048.285005023</text:p>
              </table:table-cell>
              <table:table-cell office:value-type="float" office:value="2061.9610659395">
                <text:p>2061.961065939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084.44931489362">
                <text:p>2084.44931489362</text:p>
              </table:table-cell>
              <table:table-cell office:value-type="float" office:value="2094.96062179799">
                <text:p>2094.9606217979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135.28266911306">
                <text:p>2135.28266911306</text:p>
              </table:table-cell>
              <table:table-cell office:value-type="float" office:value="2140.11194458942">
                <text:p>2140.1119445894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207.23949150285">
                <text:p>2207.23949150285</text:p>
              </table:table-cell>
              <table:table-cell office:value-type="float" office:value="2208.80379417657">
                <text:p>2208.8037941765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313.30800464586">
                <text:p>2313.30800464586</text:p>
              </table:table-cell>
              <table:table-cell office:value-type="float" office:value="2313.51880792819">
                <text:p>2313.5188079281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21.12987515162">
                <text:p>2421.12987515162</text:p>
              </table:table-cell>
              <table:table-cell office:value-type="float" office:value="2414.41498657838">
                <text:p>2414.4149865783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5.89561192736">
                <text:p>2555.89561192736</text:p>
              </table:table-cell>
              <table:table-cell office:value-type="float" office:value="2542.56596721218">
                <text:p>2542.5659672121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79.90602270151">
                <text:p>2679.90602270151</text:p>
              </table:table-cell>
              <table:table-cell office:value-type="float" office:value="2665.34823909365">
                <text:p>2665.3482390936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804.34748781312">
                <text:p>2804.34748781312</text:p>
              </table:table-cell>
              <table:table-cell office:value-type="float" office:value="2787.5266510977">
                <text:p>2787.52665109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967.1616246636">
                <text:p>2967.1616246636</text:p>
              </table:table-cell>
              <table:table-cell office:value-type="float" office:value="2945.43704341404">
                <text:p>2945.4370434140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161.14617632136">
                <text:p>3161.14617632136</text:p>
              </table:table-cell>
              <table:table-cell office:value-type="float" office:value="3134.65295038387">
                <text:p>3134.6529503838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349.91415169633">
                <text:p>3349.91415169633</text:p>
              </table:table-cell>
              <table:table-cell office:value-type="float" office:value="3323.9166850067">
                <text:p>3323.91668500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526.02780768723">
                <text:p>3526.02780768723</text:p>
              </table:table-cell>
              <table:table-cell office:value-type="float" office:value="3502.7509440754">
                <text:p>3502.750944075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3654.12313113443">
                <text:p>3654.12313113443</text:p>
              </table:table-cell>
              <table:table-cell office:value-type="float" office:value="3634.17491862573">
                <text:p>3634.1749186257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3765.71889237922">
                <text:p>3765.71889237922</text:p>
              </table:table-cell>
              <table:table-cell office:value-type="float" office:value="3748.12907947979">
                <text:p>3748.1290794797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04.1882268919">
                <text:p>3804.1882268919</text:p>
              </table:table-cell>
              <table:table-cell office:value-type="float" office:value="3785.81338924195">
                <text:p>3785.8133892419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836.63762962942">
                <text:p>3836.63762962942</text:p>
              </table:table-cell>
              <table:table-cell office:value-type="float" office:value="3820.47807230883">
                <text:p>3820.4780723088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3844.11241183269">
                <text:p>3844.11241183269</text:p>
              </table:table-cell>
              <table:table-cell office:value-type="float" office:value="3832.40570756393">
                <text:p>3832.40570756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872.66809568812">
                <text:p>3872.66809568812</text:p>
              </table:table-cell>
              <table:table-cell office:value-type="float" office:value="3868.29822003701">
                <text:p>3868.2982200370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958.20891061033">
                <text:p>3958.20891061033</text:p>
              </table:table-cell>
              <table:table-cell office:value-type="float" office:value="3965.17719763924">
                <text:p>3965.177197639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106.72676912736">
                <text:p>4106.72676912736</text:p>
              </table:table-cell>
              <table:table-cell office:value-type="float" office:value="4124.90689201718">
                <text:p>4124.9068920171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275.00423910973">
                <text:p>4275.00423910973</text:p>
              </table:table-cell>
              <table:table-cell office:value-type="float" office:value="4305.01957945918">
                <text:p>4305.0195794591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16.75986652775">
                <text:p>4416.75986652775</text:p>
              </table:table-cell>
              <table:table-cell office:value-type="float" office:value="4451.2000222476">
                <text:p>4451.200022247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68.17530391981">
                <text:p>4468.17530391981</text:p>
              </table:table-cell>
              <table:table-cell office:value-type="float" office:value="4500.07875571082">
                <text:p>4500.0787557108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72.52764293678">
                <text:p>4472.52764293678</text:p>
              </table:table-cell>
              <table:table-cell office:value-type="float" office:value="4495.20781326136">
                <text:p>4495.2078132613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507.98191472627">
                <text:p>4507.98191472627</text:p>
              </table:table-cell>
              <table:table-cell office:value-type="float" office:value="4516.10227253024">
                <text:p>4516.102272530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66.16822424009">
                <text:p>4466.16822424009</text:p>
              </table:table-cell>
              <table:table-cell office:value-type="float" office:value="4463.54345094393">
                <text:p>4463.5434509439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339.00873605825">
                <text:p>4339.00873605825</text:p>
              </table:table-cell>
              <table:table-cell office:value-type="float" office:value="4331.55589046113">
                <text:p>4331.5558904611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195.40567320638">
                <text:p>4195.40567320638</text:p>
              </table:table-cell>
              <table:table-cell office:value-type="float" office:value="4190.48078142505">
                <text:p>4190.4807814250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079.43845714675">
                <text:p>4079.43845714675</text:p>
              </table:table-cell>
              <table:table-cell office:value-type="float" office:value="4084.88113027787">
                <text:p>4084.8811302778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930.32043938114">
                <text:p>3930.32043938114</text:p>
              </table:table-cell>
              <table:table-cell office:value-type="float" office:value="3946.31775975382">
                <text:p>3946.3177597538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745.21748909027">
                <text:p>3745.21748909027</text:p>
              </table:table-cell>
              <table:table-cell office:value-type="float" office:value="3769.68035354718">
                <text:p>3769.6803535471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562.38596719059">
                <text:p>3562.38596719059</text:p>
              </table:table-cell>
              <table:table-cell office:value-type="float" office:value="3598.36480375292">
                <text:p>3598.3648037529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425.86745054866">
                <text:p>3425.86745054866</text:p>
              </table:table-cell>
              <table:table-cell office:value-type="float" office:value="3470.48850904722">
                <text:p>3470.4885090472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3339.36663116868">
                <text:p>3339.36663116868</text:p>
              </table:table-cell>
              <table:table-cell office:value-type="float" office:value="3382.02770109029">
                <text:p>3382.027701090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337.53793834098">
                <text:p>3337.53793834098</text:p>
              </table:table-cell>
              <table:table-cell office:value-type="float" office:value="3374.53308796534">
                <text:p>3374.5330879653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347.86009589196">
                <text:p>3347.86009589196</text:p>
              </table:table-cell>
              <table:table-cell office:value-type="float" office:value="3383.53441737073">
                <text:p>3383.5344173707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304.41393909356">
                <text:p>3304.41393909356</text:p>
              </table:table-cell>
              <table:table-cell office:value-type="float" office:value="3339.10401898837">
                <text:p>3339.1040189883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276.06210904859">
                <text:p>3276.06210904859</text:p>
              </table:table-cell>
              <table:table-cell office:value-type="float" office:value="3301.56184876654">
                <text:p>3301.5618487665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302.304283101">
                <text:p>3302.304283101</text:p>
              </table:table-cell>
              <table:table-cell office:value-type="float" office:value="3314.01133108821">
                <text:p>3314.0113310882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336.88553523898">
                <text:p>3336.88553523898</text:p>
              </table:table-cell>
              <table:table-cell office:value-type="float" office:value="3334.11439946388">
                <text:p>3334.1143994638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410.92475107433">
                <text:p>3410.92475107433</text:p>
              </table:table-cell>
              <table:table-cell office:value-type="float" office:value="3396.9222685481">
                <text:p>3396.922268548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483.29764709603">
                <text:p>3483.29764709603</text:p>
              </table:table-cell>
              <table:table-cell office:value-type="float" office:value="3463.00227533859">
                <text:p>3463.0022753385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532.09214341275">
                <text:p>3532.09214341275</text:p>
              </table:table-cell>
              <table:table-cell office:value-type="float" office:value="3509.3807633852">
                <text:p>3509.380763385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3470.54028725424">
                <text:p>3470.54028725424</text:p>
              </table:table-cell>
              <table:table-cell office:value-type="float" office:value="3443.77089791196">
                <text:p>3443.7708979119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365.816880992">
                <text:p>3365.816880992</text:p>
              </table:table-cell>
              <table:table-cell office:value-type="float" office:value="3335.78459579829">
                <text:p>3335.7845957982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341.3729434855">
                <text:p>3341.3729434855</text:p>
              </table:table-cell>
              <table:table-cell office:value-type="float" office:value="3312.79075407509">
                <text:p>3312.7907540750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268.24785115692">
                <text:p>3268.24785115692</text:p>
              </table:table-cell>
              <table:table-cell office:value-type="float" office:value="3240.89899672758">
                <text:p>3240.8989967275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185.17809764276">
                <text:p>3185.17809764276</text:p>
              </table:table-cell>
              <table:table-cell office:value-type="float" office:value="3162.664235008">
                <text:p>3162.66423500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050.25737312213">
                <text:p>3050.25737312213</text:p>
              </table:table-cell>
              <table:table-cell office:value-type="float" office:value="3038.45360075871">
                <text:p>3038.453600758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10.86684133126">
                <text:p>2910.86684133126</text:p>
              </table:table-cell>
              <table:table-cell office:value-type="float" office:value="2916.73141009325">
                <text:p>2916.7314100932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780.41973061808">
                <text:p>2780.41973061808</text:p>
              </table:table-cell>
              <table:table-cell office:value-type="float" office:value="2799.8324748719">
                <text:p>2799.832474871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700.46462625986">
                <text:p>2700.46462625986</text:p>
              </table:table-cell>
              <table:table-cell office:value-type="float" office:value="2725.19568698668">
                <text:p>2725.1956869866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68.34430160101">
                <text:p>2668.34430160101</text:p>
              </table:table-cell>
              <table:table-cell office:value-type="float" office:value="2701.13352451228">
                <text:p>2701.1335245122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05.42489450193">
                <text:p>2605.42489450193</text:p>
              </table:table-cell>
              <table:table-cell office:value-type="float" office:value="2641.60838731559">
                <text:p>2641.6083873155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554.35207723169">
                <text:p>2554.35207723169</text:p>
              </table:table-cell>
              <table:table-cell office:value-type="float" office:value="2590.71714560639">
                <text:p>2590.7171456063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516.47486567337">
                <text:p>2516.47486567337</text:p>
              </table:table-cell>
              <table:table-cell office:value-type="float" office:value="2547.69050588785">
                <text:p>2547.6905058878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494.64320633407">
                <text:p>2494.64320633407</text:p>
              </table:table-cell>
              <table:table-cell office:value-type="float" office:value="2516.24284881934">
                <text:p>2516.2428488193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485.06642840811">
                <text:p>2485.06642840811</text:p>
              </table:table-cell>
              <table:table-cell office:value-type="float" office:value="2498.45040602576">
                <text:p>2498.4504060257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491.19009487175">
                <text:p>2491.19009487175</text:p>
              </table:table-cell>
              <table:table-cell office:value-type="float" office:value="2496.93011321489">
                <text:p>2496.9301132148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540.45265549723">
                <text:p>2540.45265549723</text:p>
              </table:table-cell>
              <table:table-cell office:value-type="float" office:value="2541.499077835">
                <text:p>2541.49907783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647.89809785041">
                <text:p>2647.89809785041</text:p>
              </table:table-cell>
              <table:table-cell office:value-type="float" office:value="2641.47214297426">
                <text:p>2641.4721429742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854.47067196373">
                <text:p>2854.47067196373</text:p>
              </table:table-cell>
              <table:table-cell office:value-type="float" office:value="2842.11525599122">
                <text:p>2842.1152559912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164.92424788">
                <text:p>3164.92424788</text:p>
              </table:table-cell>
              <table:table-cell office:value-type="float" office:value="3149.72943038765">
                <text:p>3149.729430387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488.68988295747">
                <text:p>3488.68988295747</text:p>
              </table:table-cell>
              <table:table-cell office:value-type="float" office:value="3470.0731963145">
                <text:p>3470.073196314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725.91069916457">
                <text:p>3725.91069916457</text:p>
              </table:table-cell>
              <table:table-cell office:value-type="float" office:value="3703.32126254263">
                <text:p>3703.3212625426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005.82474689437">
                <text:p>4005.82474689437</text:p>
              </table:table-cell>
              <table:table-cell office:value-type="float" office:value="3973.91318838091">
                <text:p>3973.9131883809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396.09444088206">
                <text:p>4396.09444088206</text:p>
              </table:table-cell>
              <table:table-cell office:value-type="float" office:value="4351.67687118432">
                <text:p>4351.6768711843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6.46410928103">
                <text:p>4896.46410928103</text:p>
              </table:table-cell>
              <table:table-cell office:value-type="float" office:value="4838.83107351108">
                <text:p>4838.8310735110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00.72475968642">
                <text:p>5500.72475968642</text:p>
              </table:table-cell>
              <table:table-cell office:value-type="float" office:value="5435.4398660734">
                <text:p>5435.439866073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116.28872860462">
                <text:p>6116.28872860462</text:p>
              </table:table-cell>
              <table:table-cell office:value-type="float" office:value="6053.3877619864">
                <text:p>6053.387761986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02.0085565118">
                <text:p>6802.0085565118</text:p>
              </table:table-cell>
              <table:table-cell office:value-type="float" office:value="6747.67916091204">
                <text:p>6747.6791609120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742.28197643872">
                <text:p>7742.28197643872</text:p>
              </table:table-cell>
              <table:table-cell office:value-type="float" office:value="7688.35483199059">
                <text:p>7688.3548319905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673.36005934504">
                <text:p>8673.36005934504</text:p>
              </table:table-cell>
              <table:table-cell office:value-type="float" office:value="8614.5404633411">
                <text:p>8614.540463341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625.32797089369">
                <text:p>9625.32797089369</text:p>
              </table:table-cell>
              <table:table-cell office:value-type="float" office:value="9558.9408699453">
                <text:p>9558.940869945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634.0761313403">
                <text:p>10634.0761313403</text:p>
              </table:table-cell>
              <table:table-cell office:value-type="float" office:value="10558.2710211244">
                <text:p>10558.271021124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1813.0955624802">
                <text:p>11813.0955624802</text:p>
              </table:table-cell>
              <table:table-cell office:value-type="float" office:value="11729.0609156779">
                <text:p>11729.060915677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894.725477177">
                <text:p>12894.725477177</text:p>
              </table:table-cell>
              <table:table-cell office:value-type="float" office:value="12796.1948953031">
                <text:p>12796.19489530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4132.5846314452">
                <text:p>14132.5846314452</text:p>
              </table:table-cell>
              <table:table-cell office:value-type="float" office:value="14019.8522663777">
                <text:p>14019.852266377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5240.8556574631">
                <text:p>15240.8556574631</text:p>
              </table:table-cell>
              <table:table-cell office:value-type="float" office:value="15135.195538484">
                <text:p>15135.19553848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6297.9889626946">
                <text:p>16297.9889626946</text:p>
              </table:table-cell>
              <table:table-cell office:value-type="float" office:value="16202.0764342761">
                <text:p>16202.076434276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294.4901845847">
                <text:p>17294.4901845847</text:p>
              </table:table-cell>
              <table:table-cell office:value-type="float" office:value="17201.0117120045">
                <text:p>17201.01171200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7999.7757474736">
                <text:p>17999.7757474736</text:p>
              </table:table-cell>
              <table:table-cell office:value-type="float" office:value="17909.8194024303">
                <text:p>17909.819402430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9246.2818141169">
                <text:p>19246.2818141169</text:p>
              </table:table-cell>
              <table:table-cell office:value-type="float" office:value="19174.2968923683">
                <text:p>19174.296892368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483.0442800363">
                <text:p>20483.0442800363</text:p>
              </table:table-cell>
              <table:table-cell office:value-type="float" office:value="20427.6866333644">
                <text:p>20427.686633364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1501.168388278">
                <text:p>21501.168388278</text:p>
              </table:table-cell>
              <table:table-cell office:value-type="float" office:value="21471.8280101212">
                <text:p>21471.828010121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2266.9663875306">
                <text:p>22266.9663875306</text:p>
              </table:table-cell>
              <table:table-cell office:value-type="float" office:value="22264.6477992151">
                <text:p>22264.647799215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3241.7968219593">
                <text:p>23241.7968219593</text:p>
              </table:table-cell>
              <table:table-cell office:value-type="float" office:value="23261.4139300398">
                <text:p>23261.41393003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4217.4165202263">
                <text:p>24217.4165202263</text:p>
              </table:table-cell>
              <table:table-cell office:value-type="float" office:value="24256.4877601245">
                <text:p>24256.487760124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5312.5117435574">
                <text:p>25312.5117435574</text:p>
              </table:table-cell>
              <table:table-cell office:value-type="float" office:value="25327.8179838163">
                <text:p>25327.817983816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108.6247552265">
                <text:p>26108.6247552265</text:p>
              </table:table-cell>
              <table:table-cell office:value-type="float" office:value="26127.2401199287">
                <text:p>26127.24011992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7326.1898489466">
                <text:p>27326.1898489466</text:p>
              </table:table-cell>
              <table:table-cell office:value-type="float" office:value="27368.9703618163">
                <text:p>27368.970361816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8586.8545159044">
                <text:p>28586.8545159044</text:p>
              </table:table-cell>
              <table:table-cell office:value-type="float" office:value="28636.4382946173">
                <text:p>28636.438294617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9956.8734677711">
                <text:p>29956.8734677711</text:p>
              </table:table-cell>
              <table:table-cell office:value-type="float" office:value="29996.6370955232">
                <text:p>29996.637095523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214.1298257394">
                <text:p>31214.1298257394</text:p>
              </table:table-cell>
              <table:table-cell office:value-type="float" office:value="31247.3095034662">
                <text:p>31247.3095034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322.6968856349">
                <text:p>32322.6968856349</text:p>
              </table:table-cell>
              <table:table-cell office:value-type="float" office:value="32359.3784716874">
                <text:p>32359.378471687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568.6818684931">
                <text:p>33568.6818684931</text:p>
              </table:table-cell>
              <table:table-cell office:value-type="float" office:value="33598.0740074848">
                <text:p>33598.074007484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876.4564086642">
                <text:p>34876.4564086642</text:p>
              </table:table-cell>
              <table:table-cell office:value-type="float" office:value="34858.8302467793">
                <text:p>34858.83024677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137.2569772694">
                <text:p>36137.2569772694</text:p>
              </table:table-cell>
              <table:table-cell office:value-type="float" office:value="36086.9226850361">
                <text:p>36086.922685036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7391.2062989286">
                <text:p>37391.2062989286</text:p>
              </table:table-cell>
              <table:table-cell office:value-type="float" office:value="37340.1968570104">
                <text:p>37340.196857010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663.8580641844">
                <text:p>38663.8580641844</text:p>
              </table:table-cell>
              <table:table-cell office:value-type="float" office:value="38624.6589182563">
                <text:p>38624.658918256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839.9077998144">
                <text:p>39839.9077998144</text:p>
              </table:table-cell>
              <table:table-cell office:value-type="float" office:value="39814.7776083682">
                <text:p>39814.777608368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064.2632725075">
                <text:p>41064.2632725075</text:p>
              </table:table-cell>
              <table:table-cell office:value-type="float" office:value="41036.5443879167">
                <text:p>41036.544387916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576.156771986">
                <text:p>42576.156771986</text:p>
              </table:table-cell>
              <table:table-cell office:value-type="float" office:value="42561.8381655763">
                <text:p>42561.838165576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326.041733397">
                <text:p>44326.041733397</text:p>
              </table:table-cell>
              <table:table-cell office:value-type="float" office:value="44329.3837630362">
                <text:p>44329.38376303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928.0006514874">
                <text:p>45928.0006514874</text:p>
              </table:table-cell>
              <table:table-cell office:value-type="float" office:value="45935.8113159983">
                <text:p>45935.811315998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7390.8280494987">
                <text:p>47390.8280494987</text:p>
              </table:table-cell>
              <table:table-cell office:value-type="float" office:value="47398.281514228">
                <text:p>47398.28151422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8909.103849703">
                <text:p>48909.103849703</text:p>
              </table:table-cell>
              <table:table-cell office:value-type="float" office:value="48911.1524812735">
                <text:p>48911.152481273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0472.9991874962">
                <text:p>50472.9991874962</text:p>
              </table:table-cell>
              <table:table-cell office:value-type="float" office:value="50470.8948160898">
                <text:p>50470.894816089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2013.7796569138">
                <text:p>52013.7796569138</text:p>
              </table:table-cell>
              <table:table-cell office:value-type="float" office:value="51985.9456281983">
                <text:p>51985.945628198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575.003580633">
                <text:p>53575.003580633</text:p>
              </table:table-cell>
              <table:table-cell office:value-type="float" office:value="53536.2767198952">
                <text:p>53536.276719895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006.3879978124">
                <text:p>55006.3879978124</text:p>
              </table:table-cell>
              <table:table-cell office:value-type="float" office:value="54976.4959318442">
                <text:p>54976.495931844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403.5412139337">
                <text:p>56403.5412139337</text:p>
              </table:table-cell>
              <table:table-cell office:value-type="float" office:value="56384.7459891079">
                <text:p>56384.745989107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830.6095338372">
                <text:p>57830.6095338372</text:p>
              </table:table-cell>
              <table:table-cell office:value-type="float" office:value="57819.5915523224">
                <text:p>57819.591552322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129.9427844139">
                <text:p>59129.9427844139</text:p>
              </table:table-cell>
              <table:table-cell office:value-type="float" office:value="59134.9886829466">
                <text:p>59134.988682946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142.3572686108">
                <text:p>60142.3572686108</text:p>
              </table:table-cell>
              <table:table-cell office:value-type="float" office:value="60167.2786623612">
                <text:p>60167.278662361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935.45530127">
                <text:p>60935.45530127</text:p>
              </table:table-cell>
              <table:table-cell office:value-type="float" office:value="60976.9181804517">
                <text:p>60976.918180451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1606.660217766">
                <text:p>61606.660217766</text:p>
              </table:table-cell>
              <table:table-cell office:value-type="float" office:value="61659.2109983009">
                <text:p>61659.210998300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2135.3596839806">
                <text:p>62135.3596839806</text:p>
              </table:table-cell>
              <table:table-cell office:value-type="float" office:value="62197.1887108837">
                <text:p>62197.188710883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710.3951759891">
                <text:p>62710.3951759891</text:p>
              </table:table-cell>
              <table:table-cell office:value-type="float" office:value="62787.7481550488">
                <text:p>62787.748155048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408.4795815273">
                <text:p>63408.4795815273</text:p>
              </table:table-cell>
              <table:table-cell office:value-type="float" office:value="63520.8327231439">
                <text:p>63520.832723143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4042.9427464119">
                <text:p>64042.9427464119</text:p>
              </table:table-cell>
              <table:table-cell office:value-type="float" office:value="64204.6729114218">
                <text:p>64204.672911421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4422.5567788459">
                <text:p>64422.5567788459</text:p>
              </table:table-cell>
              <table:table-cell office:value-type="float" office:value="64621.1554705934">
                <text:p>64621.155470593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4363.350624523">
                <text:p>64363.350624523</text:p>
              </table:table-cell>
              <table:table-cell office:value-type="float" office:value="64583.1076993112">
                <text:p>64583.107699311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4125.1098515107">
                <text:p>64125.1098515107</text:p>
              </table:table-cell>
              <table:table-cell office:value-type="float" office:value="64350.1750787597">
                <text:p>64350.175078759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3962.3892001989">
                <text:p>63962.3892001989</text:p>
              </table:table-cell>
              <table:table-cell office:value-type="float" office:value="64169.6085800563">
                <text:p>64169.608580056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785.9459997458">
                <text:p>63785.9459997458</text:p>
              </table:table-cell>
              <table:table-cell office:value-type="float" office:value="63966.1839891672">
                <text:p>63966.183989167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3295.9000234462">
                <text:p>63295.9000234462</text:p>
              </table:table-cell>
              <table:table-cell office:value-type="float" office:value="63467.1327687514">
                <text:p>63467.13276875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2958.6215590959">
                <text:p>62958.6215590959</text:p>
              </table:table-cell>
              <table:table-cell office:value-type="float" office:value="63146.2233657723">
                <text:p>63146.22336577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704.9709590091">
                <text:p>62704.9709590091</text:p>
              </table:table-cell>
              <table:table-cell office:value-type="float" office:value="62924.2829787669">
                <text:p>62924.282978766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3023.4189783275">
                <text:p>63023.4189783275</text:p>
              </table:table-cell>
              <table:table-cell office:value-type="float" office:value="63256.1723552985">
                <text:p>63256.172355298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3588.9490836166">
                <text:p>63588.9490836166</text:p>
              </table:table-cell>
              <table:table-cell office:value-type="float" office:value="63815.8512189562">
                <text:p>63815.851218956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3890.8554521469">
                <text:p>63890.8554521469</text:p>
              </table:table-cell>
              <table:table-cell office:value-type="float" office:value="64109.2591365022">
                <text:p>64109.259136502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4062.1825465449">
                <text:p>64062.1825465449</text:p>
              </table:table-cell>
              <table:table-cell office:value-type="float" office:value="64264.8950336502">
                <text:p>64264.895033650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4161.8265638038">
                <text:p>64161.8265638038</text:p>
              </table:table-cell>
              <table:table-cell office:value-type="float" office:value="64302.8137968581">
                <text:p>64302.81379685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4356.4466834339">
                <text:p>64356.4466834339</text:p>
              </table:table-cell>
              <table:table-cell office:value-type="float" office:value="64413.2652992548">
                <text:p>64413.265299254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4932.5652332988">
                <text:p>64932.5652332988</text:p>
              </table:table-cell>
              <table:table-cell office:value-type="float" office:value="64903.5629049019">
                <text:p>64903.562904901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614.4933257775">
                <text:p>65614.4933257775</text:p>
              </table:table-cell>
              <table:table-cell office:value-type="float" office:value="65548.1008913258">
                <text:p>65548.100891325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6143.7341815964">
                <text:p>66143.7341815964</text:p>
              </table:table-cell>
              <table:table-cell office:value-type="float" office:value="66091.5468525796">
                <text:p>66091.546852579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6515.8281021824">
                <text:p>66515.8281021824</text:p>
              </table:table-cell>
              <table:table-cell office:value-type="float" office:value="66471.4338716952">
                <text:p>66471.433871695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833.3558788556">
                <text:p>66833.3558788556</text:p>
              </table:table-cell>
              <table:table-cell office:value-type="float" office:value="66799.2043059464">
                <text:p>66799.204305946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7030.5573548398">
                <text:p>67030.5573548398</text:p>
              </table:table-cell>
              <table:table-cell office:value-type="float" office:value="66998.918850494">
                <text:p>66998.91885049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6676.1277724956">
                <text:p>66676.1277724956</text:p>
              </table:table-cell>
              <table:table-cell office:value-type="float" office:value="66635.9614639567">
                <text:p>66635.96146395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970.3044256137">
                <text:p>65970.3044256137</text:p>
              </table:table-cell>
              <table:table-cell office:value-type="float" office:value="65935.7554077566">
                <text:p>65935.755407756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052.0512188388">
                <text:p>65052.0512188388</text:p>
              </table:table-cell>
              <table:table-cell office:value-type="float" office:value="65034.094220682">
                <text:p>65034.0942206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3860.5239472613">
                <text:p>63860.5239472613</text:p>
              </table:table-cell>
              <table:table-cell office:value-type="float" office:value="63871.3483969358">
                <text:p>63871.348396935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2374.0234243564">
                <text:p>62374.0234243564</text:p>
              </table:table-cell>
              <table:table-cell office:value-type="float" office:value="62433.7185017625">
                <text:p>62433.7185017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946.7789552344">
                <text:p>60946.7789552344</text:p>
              </table:table-cell>
              <table:table-cell office:value-type="float" office:value="61089.1628370419">
                <text:p>61089.162837041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442.1169655533">
                <text:p>59442.1169655533</text:p>
              </table:table-cell>
              <table:table-cell office:value-type="float" office:value="59691.7317718432">
                <text:p>59691.731771843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7987.7184388385">
                <text:p>57987.7184388385</text:p>
              </table:table-cell>
              <table:table-cell office:value-type="float" office:value="58321.1423007787">
                <text:p>58321.142300778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6355.2900385042">
                <text:p>56355.2900385042</text:p>
              </table:table-cell>
              <table:table-cell office:value-type="float" office:value="56740.8600883376">
                <text:p>56740.860088337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4878.5930322073">
                <text:p>54878.5930322073</text:p>
              </table:table-cell>
              <table:table-cell office:value-type="float" office:value="55300.5434559218">
                <text:p>55300.543455921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3713.7203520176">
                <text:p>53713.7203520176</text:p>
              </table:table-cell>
              <table:table-cell office:value-type="float" office:value="54141.263831676">
                <text:p>54141.263831676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2807.5762249943">
                <text:p>52807.5762249943</text:p>
              </table:table-cell>
              <table:table-cell office:value-type="float" office:value="53198.4923186839">
                <text:p>53198.4923186839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2193.405676923">
                <text:p>52193.405676923</text:p>
              </table:table-cell>
              <table:table-cell office:value-type="float" office:value="52527.5306297382">
                <text:p>52527.530629738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1787.333027216">
                <text:p>51787.333027216</text:p>
              </table:table-cell>
              <table:table-cell office:value-type="float" office:value="52066.9324110083">
                <text:p>52066.932411008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1462.149590937">
                <text:p>51462.149590937</text:p>
              </table:table-cell>
              <table:table-cell office:value-type="float" office:value="51687.5606396592">
                <text:p>51687.560639659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1308.7654209247">
                <text:p>51308.7654209247</text:p>
              </table:table-cell>
              <table:table-cell office:value-type="float" office:value="51453.2190216575">
                <text:p>51453.2190216575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1363.4177083383">
                <text:p>51363.4177083383</text:p>
              </table:table-cell>
              <table:table-cell office:value-type="float" office:value="51409.1019819266">
                <text:p>51409.101981926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1926.3470860751">
                <text:p>51926.3470860751</text:p>
              </table:table-cell>
              <table:table-cell office:value-type="float" office:value="51882.9177987959">
                <text:p>51882.917798795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2829.9872582292">
                <text:p>52829.9872582292</text:p>
              </table:table-cell>
              <table:table-cell office:value-type="float" office:value="52713.5430428929">
                <text:p>52713.543042892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4116.891103044">
                <text:p>54116.891103044</text:p>
              </table:table-cell>
              <table:table-cell office:value-type="float" office:value="53946.6540995877">
                <text:p>53946.654099587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995.082735271">
                <text:p>55995.082735271</text:p>
              </table:table-cell>
              <table:table-cell office:value-type="float" office:value="55782.5724674135">
                <text:p>55782.572467413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400.7337525569">
                <text:p>58400.7337525569</text:p>
              </table:table-cell>
              <table:table-cell office:value-type="float" office:value="58151.9812990348">
                <text:p>58151.981299034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1234.9626814627">
                <text:p>61234.9626814627</text:p>
              </table:table-cell>
              <table:table-cell office:value-type="float" office:value="60951.7911320277">
                <text:p>60951.791132027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4851.4393476287">
                <text:p>64851.4393476287</text:p>
              </table:table-cell>
              <table:table-cell office:value-type="float" office:value="64520.9153822935">
                <text:p>64520.915382293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9149.5788356785">
                <text:p>69149.5788356785</text:p>
              </table:table-cell>
              <table:table-cell office:value-type="float" office:value="68779.4818806294">
                <text:p>68779.481880629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4516.3426323822">
                <text:p>74516.3426323822</text:p>
              </table:table-cell>
              <table:table-cell office:value-type="float" office:value="74101.2779885582">
                <text:p>74101.277988558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765.1283549134">
                <text:p>80765.1283549134</text:p>
              </table:table-cell>
              <table:table-cell office:value-type="float" office:value="80293.0990168547">
                <text:p>80293.099016854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8005.3717837994">
                <text:p>88005.3717837994</text:p>
              </table:table-cell>
              <table:table-cell office:value-type="float" office:value="87481.0150723266">
                <text:p>87481.015072326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95645.9285648746">
                <text:p>95645.9285648746</text:p>
              </table:table-cell>
              <table:table-cell office:value-type="float" office:value="95075.7096345366">
                <text:p>95075.709634536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03885.717585485">
                <text:p>103885.717585485</text:p>
              </table:table-cell>
              <table:table-cell office:value-type="float" office:value="103251.640542139">
                <text:p>103251.64054213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12842.354753445">
                <text:p>112842.354753445</text:p>
              </table:table-cell>
              <table:table-cell office:value-type="float" office:value="112131.035031972">
                <text:p>112131.03503197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800.408869066">
                <text:p>121800.408869066</text:p>
              </table:table-cell>
              <table:table-cell office:value-type="float" office:value="120994.076067404">
                <text:p>120994.07606740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30716.380937592">
                <text:p>130716.380937592</text:p>
              </table:table-cell>
              <table:table-cell office:value-type="float" office:value="129834.73264853">
                <text:p>129834.7326485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9518.748048755">
                <text:p>139518.748048755</text:p>
              </table:table-cell>
              <table:table-cell office:value-type="float" office:value="138588.363037529">
                <text:p>138588.36303752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48363.692420955">
                <text:p>148363.692420955</text:p>
              </table:table-cell>
              <table:table-cell office:value-type="float" office:value="147435.330264365">
                <text:p>147435.33026436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57602.010361727">
                <text:p>157602.010361727</text:p>
              </table:table-cell>
              <table:table-cell office:value-type="float" office:value="156712.815661893">
                <text:p>156712.81566189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66432.462084258">
                <text:p>166432.462084258</text:p>
              </table:table-cell>
              <table:table-cell office:value-type="float" office:value="165624.196555509">
                <text:p>165624.19655550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5156.735773065">
                <text:p>175156.735773065</text:p>
              </table:table-cell>
              <table:table-cell office:value-type="float" office:value="174508.42616952">
                <text:p>174508.4261695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3165.482367146">
                <text:p>183165.482367146</text:p>
              </table:table-cell>
              <table:table-cell office:value-type="float" office:value="182688.74266855">
                <text:p>182688.74266855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90384.120262959">
                <text:p>190384.120262959</text:p>
              </table:table-cell>
              <table:table-cell office:value-type="float" office:value="190065.996907633">
                <text:p>190065.99690763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96654.677265937">
                <text:p>196654.677265937</text:p>
              </table:table-cell>
              <table:table-cell office:value-type="float" office:value="196471.534000065">
                <text:p>196471.534000065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01896.270386217">
                <text:p>201896.270386217</text:p>
              </table:table-cell>
              <table:table-cell office:value-type="float" office:value="201829.253663237">
                <text:p>201829.253663237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205882.146825765">
                <text:p>205882.146825765</text:p>
              </table:table-cell>
              <table:table-cell office:value-type="float" office:value="205978.373757871">
                <text:p>205978.3737578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08640.107681792">
                <text:p>208640.107681792</text:p>
              </table:table-cell>
              <table:table-cell office:value-type="float" office:value="208892.073851682">
                <text:p>208892.07385168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209842.454909914">
                <text:p>209842.454909914</text:p>
              </table:table-cell>
              <table:table-cell office:value-type="float" office:value="210281.177975466">
                <text:p>210281.17797546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209786.100606737">
                <text:p>209786.100606737</text:p>
              </table:table-cell>
              <table:table-cell office:value-type="float" office:value="210438.369943379">
                <text:p>210438.369943379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208645.846411272">
                <text:p>208645.846411272</text:p>
              </table:table-cell>
              <table:table-cell office:value-type="float" office:value="209522.408118157">
                <text:p>209522.408118157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206648.810041158">
                <text:p>206648.810041158</text:p>
              </table:table-cell>
              <table:table-cell office:value-type="float" office:value="207760.227777985">
                <text:p>207760.22777798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203530.37542359">
                <text:p>203530.37542359</text:p>
              </table:table-cell>
              <table:table-cell office:value-type="float" office:value="204851.649199051">
                <text:p>204851.64919905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99348.636206446">
                <text:p>199348.636206446</text:p>
              </table:table-cell>
              <table:table-cell office:value-type="float" office:value="200848.742645333">
                <text:p>200848.74264533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94205.882399356">
                <text:p>194205.882399356</text:p>
              </table:table-cell>
              <table:table-cell office:value-type="float" office:value="195854.012507051">
                <text:p>195854.01250705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88682.830684835">
                <text:p>188682.830684835</text:p>
              </table:table-cell>
              <table:table-cell office:value-type="float" office:value="190414.121004659">
                <text:p>190414.12100465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82649.073182906">
                <text:p>182649.073182906</text:p>
              </table:table-cell>
              <table:table-cell office:value-type="float" office:value="184405.183415539">
                <text:p>184405.18341553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6351.226381257">
                <text:p>176351.226381257</text:p>
              </table:table-cell>
              <table:table-cell office:value-type="float" office:value="178090.131101466">
                <text:p>178090.13110146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9780.881119511">
                <text:p>169780.881119511</text:p>
              </table:table-cell>
              <table:table-cell office:value-type="float" office:value="171488.250419576">
                <text:p>171488.25041957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955.576405033">
                <text:p>162955.576405033</text:p>
              </table:table-cell>
              <table:table-cell office:value-type="float" office:value="164600.634836621">
                <text:p>164600.63483662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56143.493040053">
                <text:p>156143.493040053</text:p>
              </table:table-cell>
              <table:table-cell office:value-type="float" office:value="157678.100985267">
                <text:p>157678.100985267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49322.382764351">
                <text:p>149322.382764351</text:p>
              </table:table-cell>
              <table:table-cell office:value-type="float" office:value="150703.762095814">
                <text:p>150703.76209581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42762.275170735">
                <text:p>142762.275170735</text:p>
              </table:table-cell>
              <table:table-cell office:value-type="float" office:value="143974.50573123">
                <text:p>143974.5057312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6293.538259879">
                <text:p>136293.538259879</text:p>
              </table:table-cell>
              <table:table-cell office:value-type="float" office:value="137321.408886083">
                <text:p>137321.40888608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0079.363255931">
                <text:p>130079.363255931</text:p>
              </table:table-cell>
              <table:table-cell office:value-type="float" office:value="130915.520628066">
                <text:p>130915.52062806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24063.624996589">
                <text:p>124063.624996589</text:p>
              </table:table-cell>
              <table:table-cell office:value-type="float" office:value="124703.129207792">
                <text:p>124703.12920779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18505.178345083">
                <text:p>118505.178345083</text:p>
              </table:table-cell>
              <table:table-cell office:value-type="float" office:value="118955.001809428">
                <text:p>118955.00180942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3472.916325259">
                <text:p>113472.916325259</text:p>
              </table:table-cell>
              <table:table-cell office:value-type="float" office:value="113750.826735904">
                <text:p>113750.82673590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08641.55874">
                <text:p>108641.55874</text:p>
              </table:table-cell>
              <table:table-cell office:value-type="float" office:value="108768.056600149">
                <text:p>108768.05660014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03824.818089637">
                <text:p>103824.818089637</text:p>
              </table:table-cell>
              <table:table-cell office:value-type="float" office:value="103828.696713342">
                <text:p>103828.69671334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9255.4999135364">
                <text:p>99255.4999135364</text:p>
              </table:table-cell>
              <table:table-cell office:value-type="float" office:value="99153.3525791053">
                <text:p>99153.3525791053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94726.9134220689">
                <text:p>94726.9134220689</text:p>
              </table:table-cell>
              <table:table-cell office:value-type="float" office:value="94539.0128478445">
                <text:p>94539.012847844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90274.3477636667">
                <text:p>90274.3477636667</text:p>
              </table:table-cell>
              <table:table-cell office:value-type="float" office:value="90014.6902413767">
                <text:p>90014.690241376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963.5414059624">
                <text:p>85963.5414059624</text:p>
              </table:table-cell>
              <table:table-cell office:value-type="float" office:value="85652.2499217545">
                <text:p>85652.24992175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1685.185060121">
                <text:p>81685.185060121</text:p>
              </table:table-cell>
              <table:table-cell office:value-type="float" office:value="81375.7929269424">
                <text:p>81375.79292694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7450.6638984196">
                <text:p>77450.6638984196</text:p>
              </table:table-cell>
              <table:table-cell office:value-type="float" office:value="77171.2274259175">
                <text:p>77171.227425917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243.3265598859">
                <text:p>73243.3265598859</text:p>
              </table:table-cell>
              <table:table-cell office:value-type="float" office:value="73006.0765959793">
                <text:p>73006.076595979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9021.1612517639">
                <text:p>69021.1612517639</text:p>
              </table:table-cell>
              <table:table-cell office:value-type="float" office:value="68846.1817357936">
                <text:p>68846.181735793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025.2953507064">
                <text:p>65025.2953507064</text:p>
              </table:table-cell>
              <table:table-cell office:value-type="float" office:value="64918.3207260666">
                <text:p>64918.320726066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1318.0767704973">
                <text:p>61318.0767704973</text:p>
              </table:table-cell>
              <table:table-cell office:value-type="float" office:value="61270.2523328994">
                <text:p>61270.252332899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7919.4368628628">
                <text:p>57919.436862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4825.8102949768">
                <text:p>54825.810294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7cm" svg:height="9.006cm" xlink:href=".." xlink:type="simple" chart:class="chart:line" chart:style-name="ch1">
        <chart:legend chart:legend-position="end" svg:x="2.049cm" svg:y="0.323cm" style:legend-expansion="custom" svg:width="4.221cm" svg:height="1.096cm" style:legend-expansion-aspect-ratio="3.85127737226277" chart:style-name="ch2"/>
        <chart:plot-area chart:style-name="ch3" table:cell-range-address="Graphs_LON.B2:Graphs_LON.D244 Graphs_LON.C1:Graphs_LON.D1" chart:data-source-has-labels="both" svg:x="0.276cm" svg:y="0.18cm" svg:width="15.086cm" svg:height="8.645cm">
          <chart:coordinate-region svg:x="1.823cm" svg:y="0.38cm" svg:width="13.539cm" svg:height="7.798cm"/>
          <chart:axis chart:dimension="x" chart:name="primary-x" chart:style-name="ch4" chartooo:axis-type="auto">
            <chartooo:date-scale/>
            <chart:categories table:cell-range-address="Graphs_LON.B2:Graphs_LON.B2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C2:Graphs_LON.C244" chart:label-cell-address="Graphs_LON.C1:Graphs_LON.C1" chart:class="chart:line">
            <chart:data-point chart:repeated="243"/>
          </chart:series>
          <chart:series chart:style-name="ch9" chart:values-cell-range-address="Graphs_LON.D2:Graphs_LON.D244" chart:label-cell-address="Graphs_LON.D1:Graphs_LON.D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C1:Graphs_LON.C1</svg:desc>
                </draw:g>
              </table:table-cell>
              <table:table-cell office:value-type="string">
                <text:p>gamma(4.5, 3.012)</text:p>
                <draw:g>
                  <svg:desc>Graphs_LON.D1:Graphs_LO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244</svg:desc>
                </draw:g>
              </table:table-cell>
              <table:table-cell office:value-type="float" office:value="NaN">
                <text:p>NaN</text:p>
                <draw:g>
                  <svg:desc>Graphs_LON.C2:Graphs_LON.C244</svg:desc>
                </draw:g>
              </table:table-cell>
              <table:table-cell office:value-type="float" office:value="5230.33171143094">
                <text:p>5230.33171143094</text:p>
                <draw:g>
                  <svg:desc>Graphs_LON.D2:Graphs_LO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4901.24254895774">
                <text:p>4901.2425489577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4602.65983705624">
                <text:p>4602.6598370562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335.43144890932">
                <text:p>4335.4314489093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097.51044547724">
                <text:p>4097.5104454772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3849.50805494199">
                <text:p>3849.5080549419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634.21526928826">
                <text:p>3634.2152692882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448.87717037803">
                <text:p>3448.8771703780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291.15277604156">
                <text:p>3291.1527760415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124.38006898166">
                <text:p>3124.3800689816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2978.3303095657">
                <text:p>2978.33030956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2855.75223721952">
                <text:p>2855.7522372195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825.13251947425">
                <text:p>2825.1325194742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778.85211960477">
                <text:p>2778.8521196047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03.84386066818">
                <text:p>2703.8438606681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559.57756532395">
                <text:p>2559.5775653239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420.12214424306">
                <text:p>2420.1221442430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292.04851769341">
                <text:p>2292.0485176934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218.89882610056">
                <text:p>2218.8988261005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210.37868110084">
                <text:p>2210.37868110084</text:p>
              </table:table-cell>
              <table:table-cell office:value-type="float" office:value="2198.96732205441">
                <text:p>2198.9673220544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187.82055863125">
                <text:p>2187.82055863125</text:p>
              </table:table-cell>
              <table:table-cell office:value-type="float" office:value="2187.70883708137">
                <text:p>2187.7088370813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084.00410720819">
                <text:p>2084.00410720819</text:p>
              </table:table-cell>
              <table:table-cell office:value-type="float" office:value="2092.45981997334">
                <text:p>2092.4598199733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026.87592309572">
                <text:p>2026.87592309572</text:p>
              </table:table-cell>
              <table:table-cell office:value-type="float" office:value="2039.56452475648">
                <text:p>2039.5645247564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048.285005023">
                <text:p>2048.285005023</text:p>
              </table:table-cell>
              <table:table-cell office:value-type="float" office:value="2061.9610659395">
                <text:p>2061.961065939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084.44931489362">
                <text:p>2084.44931489362</text:p>
              </table:table-cell>
              <table:table-cell office:value-type="float" office:value="2094.96062179799">
                <text:p>2094.9606217979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135.28266911306">
                <text:p>2135.28266911306</text:p>
              </table:table-cell>
              <table:table-cell office:value-type="float" office:value="2140.11194458942">
                <text:p>2140.1119445894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207.23949150285">
                <text:p>2207.23949150285</text:p>
              </table:table-cell>
              <table:table-cell office:value-type="float" office:value="2208.80379417657">
                <text:p>2208.8037941765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313.30800464586">
                <text:p>2313.30800464586</text:p>
              </table:table-cell>
              <table:table-cell office:value-type="float" office:value="2313.51880792819">
                <text:p>2313.5188079281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21.12987515162">
                <text:p>2421.12987515162</text:p>
              </table:table-cell>
              <table:table-cell office:value-type="float" office:value="2414.41498657838">
                <text:p>2414.4149865783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5.89561192736">
                <text:p>2555.89561192736</text:p>
              </table:table-cell>
              <table:table-cell office:value-type="float" office:value="2542.56596721218">
                <text:p>2542.5659672121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79.90602270151">
                <text:p>2679.90602270151</text:p>
              </table:table-cell>
              <table:table-cell office:value-type="float" office:value="2665.34823909365">
                <text:p>2665.3482390936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804.34748781312">
                <text:p>2804.34748781312</text:p>
              </table:table-cell>
              <table:table-cell office:value-type="float" office:value="2787.5266510977">
                <text:p>2787.52665109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967.1616246636">
                <text:p>2967.1616246636</text:p>
              </table:table-cell>
              <table:table-cell office:value-type="float" office:value="2945.43704341404">
                <text:p>2945.4370434140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161.14617632136">
                <text:p>3161.14617632136</text:p>
              </table:table-cell>
              <table:table-cell office:value-type="float" office:value="3134.65295038387">
                <text:p>3134.6529503838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349.91415169633">
                <text:p>3349.91415169633</text:p>
              </table:table-cell>
              <table:table-cell office:value-type="float" office:value="3323.9166850067">
                <text:p>3323.91668500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526.02780768723">
                <text:p>3526.02780768723</text:p>
              </table:table-cell>
              <table:table-cell office:value-type="float" office:value="3502.7509440754">
                <text:p>3502.750944075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3654.12313113443">
                <text:p>3654.12313113443</text:p>
              </table:table-cell>
              <table:table-cell office:value-type="float" office:value="3634.17491862573">
                <text:p>3634.1749186257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3765.71889237922">
                <text:p>3765.71889237922</text:p>
              </table:table-cell>
              <table:table-cell office:value-type="float" office:value="3748.12907947979">
                <text:p>3748.1290794797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04.1882268919">
                <text:p>3804.1882268919</text:p>
              </table:table-cell>
              <table:table-cell office:value-type="float" office:value="3785.81338924195">
                <text:p>3785.8133892419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836.63762962942">
                <text:p>3836.63762962942</text:p>
              </table:table-cell>
              <table:table-cell office:value-type="float" office:value="3820.47807230883">
                <text:p>3820.4780723088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3844.11241183269">
                <text:p>3844.11241183269</text:p>
              </table:table-cell>
              <table:table-cell office:value-type="float" office:value="3832.40570756393">
                <text:p>3832.40570756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872.66809568812">
                <text:p>3872.66809568812</text:p>
              </table:table-cell>
              <table:table-cell office:value-type="float" office:value="3868.29822003701">
                <text:p>3868.2982200370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958.20891061033">
                <text:p>3958.20891061033</text:p>
              </table:table-cell>
              <table:table-cell office:value-type="float" office:value="3965.17719763924">
                <text:p>3965.177197639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106.72676912736">
                <text:p>4106.72676912736</text:p>
              </table:table-cell>
              <table:table-cell office:value-type="float" office:value="4124.90689201718">
                <text:p>4124.9068920171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275.00423910973">
                <text:p>4275.00423910973</text:p>
              </table:table-cell>
              <table:table-cell office:value-type="float" office:value="4305.01957945918">
                <text:p>4305.0195794591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16.75986652775">
                <text:p>4416.75986652775</text:p>
              </table:table-cell>
              <table:table-cell office:value-type="float" office:value="4451.2000222476">
                <text:p>4451.200022247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68.17530391981">
                <text:p>4468.17530391981</text:p>
              </table:table-cell>
              <table:table-cell office:value-type="float" office:value="4500.07875571082">
                <text:p>4500.0787557108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72.52764293678">
                <text:p>4472.52764293678</text:p>
              </table:table-cell>
              <table:table-cell office:value-type="float" office:value="4495.20781326136">
                <text:p>4495.2078132613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507.98191472627">
                <text:p>4507.98191472627</text:p>
              </table:table-cell>
              <table:table-cell office:value-type="float" office:value="4516.10227253024">
                <text:p>4516.102272530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66.16822424009">
                <text:p>4466.16822424009</text:p>
              </table:table-cell>
              <table:table-cell office:value-type="float" office:value="4463.54345094393">
                <text:p>4463.5434509439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339.00873605825">
                <text:p>4339.00873605825</text:p>
              </table:table-cell>
              <table:table-cell office:value-type="float" office:value="4331.55589046113">
                <text:p>4331.5558904611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195.40567320638">
                <text:p>4195.40567320638</text:p>
              </table:table-cell>
              <table:table-cell office:value-type="float" office:value="4190.48078142505">
                <text:p>4190.4807814250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079.43845714675">
                <text:p>4079.43845714675</text:p>
              </table:table-cell>
              <table:table-cell office:value-type="float" office:value="4084.88113027787">
                <text:p>4084.8811302778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930.32043938114">
                <text:p>3930.32043938114</text:p>
              </table:table-cell>
              <table:table-cell office:value-type="float" office:value="3946.31775975382">
                <text:p>3946.3177597538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745.21748909027">
                <text:p>3745.21748909027</text:p>
              </table:table-cell>
              <table:table-cell office:value-type="float" office:value="3769.68035354718">
                <text:p>3769.6803535471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562.38596719059">
                <text:p>3562.38596719059</text:p>
              </table:table-cell>
              <table:table-cell office:value-type="float" office:value="3598.36480375292">
                <text:p>3598.3648037529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425.86745054866">
                <text:p>3425.86745054866</text:p>
              </table:table-cell>
              <table:table-cell office:value-type="float" office:value="3470.48850904722">
                <text:p>3470.4885090472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3339.36663116868">
                <text:p>3339.36663116868</text:p>
              </table:table-cell>
              <table:table-cell office:value-type="float" office:value="3382.02770109029">
                <text:p>3382.027701090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337.53793834098">
                <text:p>3337.53793834098</text:p>
              </table:table-cell>
              <table:table-cell office:value-type="float" office:value="3374.53308796534">
                <text:p>3374.5330879653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347.86009589196">
                <text:p>3347.86009589196</text:p>
              </table:table-cell>
              <table:table-cell office:value-type="float" office:value="3383.53441737073">
                <text:p>3383.5344173707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304.41393909356">
                <text:p>3304.41393909356</text:p>
              </table:table-cell>
              <table:table-cell office:value-type="float" office:value="3339.10401898837">
                <text:p>3339.1040189883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276.06210904859">
                <text:p>3276.06210904859</text:p>
              </table:table-cell>
              <table:table-cell office:value-type="float" office:value="3301.56184876654">
                <text:p>3301.5618487665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302.304283101">
                <text:p>3302.304283101</text:p>
              </table:table-cell>
              <table:table-cell office:value-type="float" office:value="3314.01133108821">
                <text:p>3314.0113310882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336.88553523898">
                <text:p>3336.88553523898</text:p>
              </table:table-cell>
              <table:table-cell office:value-type="float" office:value="3334.11439946388">
                <text:p>3334.1143994638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410.92475107433">
                <text:p>3410.92475107433</text:p>
              </table:table-cell>
              <table:table-cell office:value-type="float" office:value="3396.9222685481">
                <text:p>3396.922268548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483.29764709603">
                <text:p>3483.29764709603</text:p>
              </table:table-cell>
              <table:table-cell office:value-type="float" office:value="3463.00227533859">
                <text:p>3463.0022753385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532.09214341275">
                <text:p>3532.09214341275</text:p>
              </table:table-cell>
              <table:table-cell office:value-type="float" office:value="3509.3807633852">
                <text:p>3509.380763385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3470.54028725424">
                <text:p>3470.54028725424</text:p>
              </table:table-cell>
              <table:table-cell office:value-type="float" office:value="3443.77089791196">
                <text:p>3443.7708979119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365.816880992">
                <text:p>3365.816880992</text:p>
              </table:table-cell>
              <table:table-cell office:value-type="float" office:value="3335.78459579829">
                <text:p>3335.7845957982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341.3729434855">
                <text:p>3341.3729434855</text:p>
              </table:table-cell>
              <table:table-cell office:value-type="float" office:value="3312.79075407509">
                <text:p>3312.7907540750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268.24785115692">
                <text:p>3268.24785115692</text:p>
              </table:table-cell>
              <table:table-cell office:value-type="float" office:value="3240.89899672758">
                <text:p>3240.8989967275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185.17809764276">
                <text:p>3185.17809764276</text:p>
              </table:table-cell>
              <table:table-cell office:value-type="float" office:value="3162.664235008">
                <text:p>3162.66423500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050.25737312213">
                <text:p>3050.25737312213</text:p>
              </table:table-cell>
              <table:table-cell office:value-type="float" office:value="3038.45360075871">
                <text:p>3038.453600758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10.86684133126">
                <text:p>2910.86684133126</text:p>
              </table:table-cell>
              <table:table-cell office:value-type="float" office:value="2916.73141009325">
                <text:p>2916.7314100932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780.41973061808">
                <text:p>2780.41973061808</text:p>
              </table:table-cell>
              <table:table-cell office:value-type="float" office:value="2799.8324748719">
                <text:p>2799.832474871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700.46462625986">
                <text:p>2700.46462625986</text:p>
              </table:table-cell>
              <table:table-cell office:value-type="float" office:value="2725.19568698668">
                <text:p>2725.1956869866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68.34430160101">
                <text:p>2668.34430160101</text:p>
              </table:table-cell>
              <table:table-cell office:value-type="float" office:value="2701.13352451228">
                <text:p>2701.1335245122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05.42489450193">
                <text:p>2605.42489450193</text:p>
              </table:table-cell>
              <table:table-cell office:value-type="float" office:value="2641.60838731559">
                <text:p>2641.6083873155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554.35207723169">
                <text:p>2554.35207723169</text:p>
              </table:table-cell>
              <table:table-cell office:value-type="float" office:value="2590.71714560639">
                <text:p>2590.7171456063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516.47486567337">
                <text:p>2516.47486567337</text:p>
              </table:table-cell>
              <table:table-cell office:value-type="float" office:value="2547.69050588785">
                <text:p>2547.6905058878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494.64320633407">
                <text:p>2494.64320633407</text:p>
              </table:table-cell>
              <table:table-cell office:value-type="float" office:value="2516.24284881934">
                <text:p>2516.2428488193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485.06642840811">
                <text:p>2485.06642840811</text:p>
              </table:table-cell>
              <table:table-cell office:value-type="float" office:value="2498.45040602576">
                <text:p>2498.4504060257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491.19009487175">
                <text:p>2491.19009487175</text:p>
              </table:table-cell>
              <table:table-cell office:value-type="float" office:value="2496.93011321489">
                <text:p>2496.9301132148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540.45265549723">
                <text:p>2540.45265549723</text:p>
              </table:table-cell>
              <table:table-cell office:value-type="float" office:value="2541.499077835">
                <text:p>2541.49907783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647.89809785041">
                <text:p>2647.89809785041</text:p>
              </table:table-cell>
              <table:table-cell office:value-type="float" office:value="2641.47214297426">
                <text:p>2641.4721429742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854.47067196373">
                <text:p>2854.47067196373</text:p>
              </table:table-cell>
              <table:table-cell office:value-type="float" office:value="2842.11525599122">
                <text:p>2842.1152559912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164.92424788">
                <text:p>3164.92424788</text:p>
              </table:table-cell>
              <table:table-cell office:value-type="float" office:value="3149.72943038765">
                <text:p>3149.729430387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488.68988295747">
                <text:p>3488.68988295747</text:p>
              </table:table-cell>
              <table:table-cell office:value-type="float" office:value="3470.0731963145">
                <text:p>3470.073196314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725.91069916457">
                <text:p>3725.91069916457</text:p>
              </table:table-cell>
              <table:table-cell office:value-type="float" office:value="3703.32126254263">
                <text:p>3703.3212625426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005.82474689437">
                <text:p>4005.82474689437</text:p>
              </table:table-cell>
              <table:table-cell office:value-type="float" office:value="3973.91318838091">
                <text:p>3973.9131883809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396.09444088206">
                <text:p>4396.09444088206</text:p>
              </table:table-cell>
              <table:table-cell office:value-type="float" office:value="4351.67687118432">
                <text:p>4351.6768711843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6.46410928103">
                <text:p>4896.46410928103</text:p>
              </table:table-cell>
              <table:table-cell office:value-type="float" office:value="4838.83107351108">
                <text:p>4838.8310735110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00.72475968642">
                <text:p>5500.72475968642</text:p>
              </table:table-cell>
              <table:table-cell office:value-type="float" office:value="5435.4398660734">
                <text:p>5435.439866073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116.28872860462">
                <text:p>6116.28872860462</text:p>
              </table:table-cell>
              <table:table-cell office:value-type="float" office:value="6053.3877619864">
                <text:p>6053.387761986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02.0085565118">
                <text:p>6802.0085565118</text:p>
              </table:table-cell>
              <table:table-cell office:value-type="float" office:value="6747.67916091204">
                <text:p>6747.6791609120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742.28197643872">
                <text:p>7742.28197643872</text:p>
              </table:table-cell>
              <table:table-cell office:value-type="float" office:value="7688.35483199059">
                <text:p>7688.3548319905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673.36005934504">
                <text:p>8673.36005934504</text:p>
              </table:table-cell>
              <table:table-cell office:value-type="float" office:value="8614.5404633411">
                <text:p>8614.540463341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625.32797089369">
                <text:p>9625.32797089369</text:p>
              </table:table-cell>
              <table:table-cell office:value-type="float" office:value="9558.9408699453">
                <text:p>9558.940869945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634.0761313403">
                <text:p>10634.0761313403</text:p>
              </table:table-cell>
              <table:table-cell office:value-type="float" office:value="10558.2710211244">
                <text:p>10558.271021124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1813.0955624802">
                <text:p>11813.0955624802</text:p>
              </table:table-cell>
              <table:table-cell office:value-type="float" office:value="11729.0609156779">
                <text:p>11729.060915677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894.725477177">
                <text:p>12894.725477177</text:p>
              </table:table-cell>
              <table:table-cell office:value-type="float" office:value="12796.1948953031">
                <text:p>12796.19489530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4132.5846314452">
                <text:p>14132.5846314452</text:p>
              </table:table-cell>
              <table:table-cell office:value-type="float" office:value="14019.8522663777">
                <text:p>14019.852266377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5240.8556574631">
                <text:p>15240.8556574631</text:p>
              </table:table-cell>
              <table:table-cell office:value-type="float" office:value="15135.195538484">
                <text:p>15135.19553848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6297.9889626946">
                <text:p>16297.9889626946</text:p>
              </table:table-cell>
              <table:table-cell office:value-type="float" office:value="16202.0764342761">
                <text:p>16202.076434276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294.4901845847">
                <text:p>17294.4901845847</text:p>
              </table:table-cell>
              <table:table-cell office:value-type="float" office:value="17201.0117120045">
                <text:p>17201.01171200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7999.7757474736">
                <text:p>17999.7757474736</text:p>
              </table:table-cell>
              <table:table-cell office:value-type="float" office:value="17909.8194024303">
                <text:p>17909.819402430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9246.2818141169">
                <text:p>19246.2818141169</text:p>
              </table:table-cell>
              <table:table-cell office:value-type="float" office:value="19174.2968923683">
                <text:p>19174.296892368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483.0442800363">
                <text:p>20483.0442800363</text:p>
              </table:table-cell>
              <table:table-cell office:value-type="float" office:value="20427.6866333644">
                <text:p>20427.686633364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1501.168388278">
                <text:p>21501.168388278</text:p>
              </table:table-cell>
              <table:table-cell office:value-type="float" office:value="21471.8280101212">
                <text:p>21471.828010121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2266.9663875306">
                <text:p>22266.9663875306</text:p>
              </table:table-cell>
              <table:table-cell office:value-type="float" office:value="22264.6477992151">
                <text:p>22264.647799215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3241.7968219593">
                <text:p>23241.7968219593</text:p>
              </table:table-cell>
              <table:table-cell office:value-type="float" office:value="23261.4139300398">
                <text:p>23261.41393003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4217.4165202263">
                <text:p>24217.4165202263</text:p>
              </table:table-cell>
              <table:table-cell office:value-type="float" office:value="24256.4877601245">
                <text:p>24256.487760124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5312.5117435574">
                <text:p>25312.5117435574</text:p>
              </table:table-cell>
              <table:table-cell office:value-type="float" office:value="25327.8179838163">
                <text:p>25327.817983816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108.6247552265">
                <text:p>26108.6247552265</text:p>
              </table:table-cell>
              <table:table-cell office:value-type="float" office:value="26127.2401199287">
                <text:p>26127.24011992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7326.1898489466">
                <text:p>27326.1898489466</text:p>
              </table:table-cell>
              <table:table-cell office:value-type="float" office:value="27368.9703618163">
                <text:p>27368.970361816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8586.8545159044">
                <text:p>28586.8545159044</text:p>
              </table:table-cell>
              <table:table-cell office:value-type="float" office:value="28636.4382946173">
                <text:p>28636.438294617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9956.8734677711">
                <text:p>29956.8734677711</text:p>
              </table:table-cell>
              <table:table-cell office:value-type="float" office:value="29996.6370955232">
                <text:p>29996.637095523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214.1298257394">
                <text:p>31214.1298257394</text:p>
              </table:table-cell>
              <table:table-cell office:value-type="float" office:value="31247.3095034662">
                <text:p>31247.3095034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322.6968856349">
                <text:p>32322.6968856349</text:p>
              </table:table-cell>
              <table:table-cell office:value-type="float" office:value="32359.3784716874">
                <text:p>32359.378471687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568.6818684931">
                <text:p>33568.6818684931</text:p>
              </table:table-cell>
              <table:table-cell office:value-type="float" office:value="33598.0740074848">
                <text:p>33598.074007484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876.4564086642">
                <text:p>34876.4564086642</text:p>
              </table:table-cell>
              <table:table-cell office:value-type="float" office:value="34858.8302467793">
                <text:p>34858.83024677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137.2569772694">
                <text:p>36137.2569772694</text:p>
              </table:table-cell>
              <table:table-cell office:value-type="float" office:value="36086.9226850361">
                <text:p>36086.922685036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7391.2062989286">
                <text:p>37391.2062989286</text:p>
              </table:table-cell>
              <table:table-cell office:value-type="float" office:value="37340.1968570104">
                <text:p>37340.196857010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663.8580641844">
                <text:p>38663.8580641844</text:p>
              </table:table-cell>
              <table:table-cell office:value-type="float" office:value="38624.6589182563">
                <text:p>38624.658918256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839.9077998144">
                <text:p>39839.9077998144</text:p>
              </table:table-cell>
              <table:table-cell office:value-type="float" office:value="39814.7776083682">
                <text:p>39814.777608368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064.2632725075">
                <text:p>41064.2632725075</text:p>
              </table:table-cell>
              <table:table-cell office:value-type="float" office:value="41036.5443879167">
                <text:p>41036.544387916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576.156771986">
                <text:p>42576.156771986</text:p>
              </table:table-cell>
              <table:table-cell office:value-type="float" office:value="42561.8381655763">
                <text:p>42561.838165576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326.041733397">
                <text:p>44326.041733397</text:p>
              </table:table-cell>
              <table:table-cell office:value-type="float" office:value="44329.3837630362">
                <text:p>44329.38376303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928.0006514874">
                <text:p>45928.0006514874</text:p>
              </table:table-cell>
              <table:table-cell office:value-type="float" office:value="45935.8113159983">
                <text:p>45935.811315998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7390.8280494987">
                <text:p>47390.8280494987</text:p>
              </table:table-cell>
              <table:table-cell office:value-type="float" office:value="47398.281514228">
                <text:p>47398.28151422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8909.103849703">
                <text:p>48909.103849703</text:p>
              </table:table-cell>
              <table:table-cell office:value-type="float" office:value="48911.1524812735">
                <text:p>48911.152481273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0472.9991874962">
                <text:p>50472.9991874962</text:p>
              </table:table-cell>
              <table:table-cell office:value-type="float" office:value="50470.8948160898">
                <text:p>50470.894816089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2013.7796569138">
                <text:p>52013.7796569138</text:p>
              </table:table-cell>
              <table:table-cell office:value-type="float" office:value="51985.9456281983">
                <text:p>51985.945628198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575.003580633">
                <text:p>53575.003580633</text:p>
              </table:table-cell>
              <table:table-cell office:value-type="float" office:value="53536.2767198952">
                <text:p>53536.276719895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006.3879978124">
                <text:p>55006.3879978124</text:p>
              </table:table-cell>
              <table:table-cell office:value-type="float" office:value="54976.4959318442">
                <text:p>54976.495931844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403.5412139337">
                <text:p>56403.5412139337</text:p>
              </table:table-cell>
              <table:table-cell office:value-type="float" office:value="56384.7459891079">
                <text:p>56384.745989107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830.6095338372">
                <text:p>57830.6095338372</text:p>
              </table:table-cell>
              <table:table-cell office:value-type="float" office:value="57819.5915523224">
                <text:p>57819.591552322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129.9427844139">
                <text:p>59129.9427844139</text:p>
              </table:table-cell>
              <table:table-cell office:value-type="float" office:value="59134.9886829466">
                <text:p>59134.988682946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142.3572686108">
                <text:p>60142.3572686108</text:p>
              </table:table-cell>
              <table:table-cell office:value-type="float" office:value="60167.2786623612">
                <text:p>60167.278662361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935.45530127">
                <text:p>60935.45530127</text:p>
              </table:table-cell>
              <table:table-cell office:value-type="float" office:value="60976.9181804517">
                <text:p>60976.918180451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1606.660217766">
                <text:p>61606.660217766</text:p>
              </table:table-cell>
              <table:table-cell office:value-type="float" office:value="61659.2109983009">
                <text:p>61659.210998300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2135.3596839806">
                <text:p>62135.3596839806</text:p>
              </table:table-cell>
              <table:table-cell office:value-type="float" office:value="62197.1887108837">
                <text:p>62197.188710883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710.3951759891">
                <text:p>62710.3951759891</text:p>
              </table:table-cell>
              <table:table-cell office:value-type="float" office:value="62787.7481550488">
                <text:p>62787.748155048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408.4795815273">
                <text:p>63408.4795815273</text:p>
              </table:table-cell>
              <table:table-cell office:value-type="float" office:value="63520.8327231439">
                <text:p>63520.832723143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4042.9427464119">
                <text:p>64042.9427464119</text:p>
              </table:table-cell>
              <table:table-cell office:value-type="float" office:value="64204.6729114218">
                <text:p>64204.672911421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4422.5567788459">
                <text:p>64422.5567788459</text:p>
              </table:table-cell>
              <table:table-cell office:value-type="float" office:value="64621.1554705934">
                <text:p>64621.155470593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4363.350624523">
                <text:p>64363.350624523</text:p>
              </table:table-cell>
              <table:table-cell office:value-type="float" office:value="64583.1076993112">
                <text:p>64583.107699311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4125.1098515107">
                <text:p>64125.1098515107</text:p>
              </table:table-cell>
              <table:table-cell office:value-type="float" office:value="64350.1750787597">
                <text:p>64350.175078759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3962.3892001989">
                <text:p>63962.3892001989</text:p>
              </table:table-cell>
              <table:table-cell office:value-type="float" office:value="64169.6085800563">
                <text:p>64169.608580056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785.9459997458">
                <text:p>63785.9459997458</text:p>
              </table:table-cell>
              <table:table-cell office:value-type="float" office:value="63966.1839891672">
                <text:p>63966.183989167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3295.9000234462">
                <text:p>63295.9000234462</text:p>
              </table:table-cell>
              <table:table-cell office:value-type="float" office:value="63467.1327687514">
                <text:p>63467.13276875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2958.6215590959">
                <text:p>62958.6215590959</text:p>
              </table:table-cell>
              <table:table-cell office:value-type="float" office:value="63146.2233657723">
                <text:p>63146.22336577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704.9709590091">
                <text:p>62704.9709590091</text:p>
              </table:table-cell>
              <table:table-cell office:value-type="float" office:value="62924.2829787669">
                <text:p>62924.282978766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3023.4189783275">
                <text:p>63023.4189783275</text:p>
              </table:table-cell>
              <table:table-cell office:value-type="float" office:value="63256.1723552985">
                <text:p>63256.172355298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3588.9490836166">
                <text:p>63588.9490836166</text:p>
              </table:table-cell>
              <table:table-cell office:value-type="float" office:value="63815.8512189562">
                <text:p>63815.851218956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3890.8554521469">
                <text:p>63890.8554521469</text:p>
              </table:table-cell>
              <table:table-cell office:value-type="float" office:value="64109.2591365022">
                <text:p>64109.259136502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4062.1825465449">
                <text:p>64062.1825465449</text:p>
              </table:table-cell>
              <table:table-cell office:value-type="float" office:value="64264.8950336502">
                <text:p>64264.895033650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4161.8265638038">
                <text:p>64161.8265638038</text:p>
              </table:table-cell>
              <table:table-cell office:value-type="float" office:value="64302.8137968581">
                <text:p>64302.81379685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4356.4466834339">
                <text:p>64356.4466834339</text:p>
              </table:table-cell>
              <table:table-cell office:value-type="float" office:value="64413.2652992548">
                <text:p>64413.265299254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4932.5652332988">
                <text:p>64932.5652332988</text:p>
              </table:table-cell>
              <table:table-cell office:value-type="float" office:value="64903.5629049019">
                <text:p>64903.562904901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614.4933257775">
                <text:p>65614.4933257775</text:p>
              </table:table-cell>
              <table:table-cell office:value-type="float" office:value="65548.1008913258">
                <text:p>65548.100891325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6143.7341815964">
                <text:p>66143.7341815964</text:p>
              </table:table-cell>
              <table:table-cell office:value-type="float" office:value="66091.5468525796">
                <text:p>66091.546852579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6515.8281021824">
                <text:p>66515.8281021824</text:p>
              </table:table-cell>
              <table:table-cell office:value-type="float" office:value="66471.4338716952">
                <text:p>66471.433871695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833.3558788556">
                <text:p>66833.3558788556</text:p>
              </table:table-cell>
              <table:table-cell office:value-type="float" office:value="66799.2043059464">
                <text:p>66799.204305946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7030.5573548398">
                <text:p>67030.5573548398</text:p>
              </table:table-cell>
              <table:table-cell office:value-type="float" office:value="66998.918850494">
                <text:p>66998.91885049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6676.1277724956">
                <text:p>66676.1277724956</text:p>
              </table:table-cell>
              <table:table-cell office:value-type="float" office:value="66635.9614639567">
                <text:p>66635.96146395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970.3044256137">
                <text:p>65970.3044256137</text:p>
              </table:table-cell>
              <table:table-cell office:value-type="float" office:value="65935.7554077566">
                <text:p>65935.755407756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052.0512188388">
                <text:p>65052.0512188388</text:p>
              </table:table-cell>
              <table:table-cell office:value-type="float" office:value="65034.094220682">
                <text:p>65034.0942206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3860.5239472613">
                <text:p>63860.5239472613</text:p>
              </table:table-cell>
              <table:table-cell office:value-type="float" office:value="63871.3483969358">
                <text:p>63871.348396935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2374.0234243564">
                <text:p>62374.0234243564</text:p>
              </table:table-cell>
              <table:table-cell office:value-type="float" office:value="62433.7185017625">
                <text:p>62433.7185017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946.7789552344">
                <text:p>60946.7789552344</text:p>
              </table:table-cell>
              <table:table-cell office:value-type="float" office:value="61089.1628370419">
                <text:p>61089.162837041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442.1169655533">
                <text:p>59442.1169655533</text:p>
              </table:table-cell>
              <table:table-cell office:value-type="float" office:value="59691.7317718432">
                <text:p>59691.731771843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7987.7184388385">
                <text:p>57987.7184388385</text:p>
              </table:table-cell>
              <table:table-cell office:value-type="float" office:value="58321.1423007787">
                <text:p>58321.142300778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6355.2900385042">
                <text:p>56355.2900385042</text:p>
              </table:table-cell>
              <table:table-cell office:value-type="float" office:value="56740.8600883376">
                <text:p>56740.860088337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4878.5930322073">
                <text:p>54878.5930322073</text:p>
              </table:table-cell>
              <table:table-cell office:value-type="float" office:value="55300.5434559218">
                <text:p>55300.543455921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3713.7203520176">
                <text:p>53713.7203520176</text:p>
              </table:table-cell>
              <table:table-cell office:value-type="float" office:value="54141.263831676">
                <text:p>54141.263831676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2807.5762249943">
                <text:p>52807.5762249943</text:p>
              </table:table-cell>
              <table:table-cell office:value-type="float" office:value="53198.4923186839">
                <text:p>53198.4923186839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2193.405676923">
                <text:p>52193.405676923</text:p>
              </table:table-cell>
              <table:table-cell office:value-type="float" office:value="52527.5306297382">
                <text:p>52527.530629738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1787.333027216">
                <text:p>51787.333027216</text:p>
              </table:table-cell>
              <table:table-cell office:value-type="float" office:value="52066.9324110083">
                <text:p>52066.932411008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1462.149590937">
                <text:p>51462.149590937</text:p>
              </table:table-cell>
              <table:table-cell office:value-type="float" office:value="51687.5606396592">
                <text:p>51687.560639659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1308.7654209247">
                <text:p>51308.7654209247</text:p>
              </table:table-cell>
              <table:table-cell office:value-type="float" office:value="51453.2190216575">
                <text:p>51453.2190216575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1363.4177083383">
                <text:p>51363.4177083383</text:p>
              </table:table-cell>
              <table:table-cell office:value-type="float" office:value="51409.1019819266">
                <text:p>51409.101981926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1926.3470860751">
                <text:p>51926.3470860751</text:p>
              </table:table-cell>
              <table:table-cell office:value-type="float" office:value="51882.9177987959">
                <text:p>51882.917798795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2829.9872582292">
                <text:p>52829.9872582292</text:p>
              </table:table-cell>
              <table:table-cell office:value-type="float" office:value="52713.5430428929">
                <text:p>52713.543042892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4116.891103044">
                <text:p>54116.891103044</text:p>
              </table:table-cell>
              <table:table-cell office:value-type="float" office:value="53946.6540995877">
                <text:p>53946.654099587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995.082735271">
                <text:p>55995.082735271</text:p>
              </table:table-cell>
              <table:table-cell office:value-type="float" office:value="55782.5724674135">
                <text:p>55782.572467413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400.7337525569">
                <text:p>58400.7337525569</text:p>
              </table:table-cell>
              <table:table-cell office:value-type="float" office:value="58151.9812990348">
                <text:p>58151.981299034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1234.9626814627">
                <text:p>61234.9626814627</text:p>
              </table:table-cell>
              <table:table-cell office:value-type="float" office:value="60951.7911320277">
                <text:p>60951.791132027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4851.4393476287">
                <text:p>64851.4393476287</text:p>
              </table:table-cell>
              <table:table-cell office:value-type="float" office:value="64520.9153822935">
                <text:p>64520.915382293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9149.5788356785">
                <text:p>69149.5788356785</text:p>
              </table:table-cell>
              <table:table-cell office:value-type="float" office:value="68779.4818806294">
                <text:p>68779.481880629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4516.3426323822">
                <text:p>74516.3426323822</text:p>
              </table:table-cell>
              <table:table-cell office:value-type="float" office:value="74101.2779885582">
                <text:p>74101.277988558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765.1283549134">
                <text:p>80765.1283549134</text:p>
              </table:table-cell>
              <table:table-cell office:value-type="float" office:value="80293.0990168547">
                <text:p>80293.099016854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8005.3717837994">
                <text:p>88005.3717837994</text:p>
              </table:table-cell>
              <table:table-cell office:value-type="float" office:value="87481.0150723266">
                <text:p>87481.015072326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95645.9285648746">
                <text:p>95645.9285648746</text:p>
              </table:table-cell>
              <table:table-cell office:value-type="float" office:value="95075.7096345366">
                <text:p>95075.709634536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03885.717585485">
                <text:p>103885.717585485</text:p>
              </table:table-cell>
              <table:table-cell office:value-type="float" office:value="103251.640542139">
                <text:p>103251.64054213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12842.354753445">
                <text:p>112842.354753445</text:p>
              </table:table-cell>
              <table:table-cell office:value-type="float" office:value="112131.035031972">
                <text:p>112131.03503197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800.408869066">
                <text:p>121800.408869066</text:p>
              </table:table-cell>
              <table:table-cell office:value-type="float" office:value="120994.076067404">
                <text:p>120994.07606740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30716.380937592">
                <text:p>130716.380937592</text:p>
              </table:table-cell>
              <table:table-cell office:value-type="float" office:value="129834.73264853">
                <text:p>129834.7326485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9518.748048755">
                <text:p>139518.748048755</text:p>
              </table:table-cell>
              <table:table-cell office:value-type="float" office:value="138588.363037529">
                <text:p>138588.36303752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48363.692420955">
                <text:p>148363.692420955</text:p>
              </table:table-cell>
              <table:table-cell office:value-type="float" office:value="147435.330264365">
                <text:p>147435.33026436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57602.010361727">
                <text:p>157602.010361727</text:p>
              </table:table-cell>
              <table:table-cell office:value-type="float" office:value="156712.815661893">
                <text:p>156712.81566189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66432.462084258">
                <text:p>166432.462084258</text:p>
              </table:table-cell>
              <table:table-cell office:value-type="float" office:value="165624.196555509">
                <text:p>165624.19655550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5156.735773065">
                <text:p>175156.735773065</text:p>
              </table:table-cell>
              <table:table-cell office:value-type="float" office:value="174508.42616952">
                <text:p>174508.4261695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3165.482367146">
                <text:p>183165.482367146</text:p>
              </table:table-cell>
              <table:table-cell office:value-type="float" office:value="182688.74266855">
                <text:p>182688.74266855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90384.120262959">
                <text:p>190384.120262959</text:p>
              </table:table-cell>
              <table:table-cell office:value-type="float" office:value="190065.996907633">
                <text:p>190065.99690763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96654.677265937">
                <text:p>196654.677265937</text:p>
              </table:table-cell>
              <table:table-cell office:value-type="float" office:value="196471.534000065">
                <text:p>196471.534000065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01896.270386217">
                <text:p>201896.270386217</text:p>
              </table:table-cell>
              <table:table-cell office:value-type="float" office:value="201829.253663237">
                <text:p>201829.253663237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205882.146825765">
                <text:p>205882.146825765</text:p>
              </table:table-cell>
              <table:table-cell office:value-type="float" office:value="205978.373757871">
                <text:p>205978.3737578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08640.107681792">
                <text:p>208640.107681792</text:p>
              </table:table-cell>
              <table:table-cell office:value-type="float" office:value="208892.073851682">
                <text:p>208892.07385168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209842.454909914">
                <text:p>209842.454909914</text:p>
              </table:table-cell>
              <table:table-cell office:value-type="float" office:value="210281.177975466">
                <text:p>210281.17797546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209786.100606737">
                <text:p>209786.100606737</text:p>
              </table:table-cell>
              <table:table-cell office:value-type="float" office:value="210438.369943379">
                <text:p>210438.369943379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208645.846411272">
                <text:p>208645.846411272</text:p>
              </table:table-cell>
              <table:table-cell office:value-type="float" office:value="209522.408118157">
                <text:p>209522.408118157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206648.810041158">
                <text:p>206648.810041158</text:p>
              </table:table-cell>
              <table:table-cell office:value-type="float" office:value="207760.227777985">
                <text:p>207760.22777798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203530.37542359">
                <text:p>203530.37542359</text:p>
              </table:table-cell>
              <table:table-cell office:value-type="float" office:value="204851.649199051">
                <text:p>204851.64919905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99348.636206446">
                <text:p>199348.636206446</text:p>
              </table:table-cell>
              <table:table-cell office:value-type="float" office:value="200848.742645333">
                <text:p>200848.74264533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94205.882399356">
                <text:p>194205.882399356</text:p>
              </table:table-cell>
              <table:table-cell office:value-type="float" office:value="195854.012507051">
                <text:p>195854.01250705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88682.830684835">
                <text:p>188682.830684835</text:p>
              </table:table-cell>
              <table:table-cell office:value-type="float" office:value="190414.121004659">
                <text:p>190414.12100465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82649.073182906">
                <text:p>182649.073182906</text:p>
              </table:table-cell>
              <table:table-cell office:value-type="float" office:value="184405.183415539">
                <text:p>184405.18341553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6351.226381257">
                <text:p>176351.226381257</text:p>
              </table:table-cell>
              <table:table-cell office:value-type="float" office:value="178090.131101466">
                <text:p>178090.13110146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9780.881119511">
                <text:p>169780.881119511</text:p>
              </table:table-cell>
              <table:table-cell office:value-type="float" office:value="171488.250419576">
                <text:p>171488.25041957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955.576405033">
                <text:p>162955.576405033</text:p>
              </table:table-cell>
              <table:table-cell office:value-type="float" office:value="164600.634836621">
                <text:p>164600.63483662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56143.493040053">
                <text:p>156143.493040053</text:p>
              </table:table-cell>
              <table:table-cell office:value-type="float" office:value="157678.100985267">
                <text:p>157678.100985267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49322.382764351">
                <text:p>149322.382764351</text:p>
              </table:table-cell>
              <table:table-cell office:value-type="float" office:value="150703.762095814">
                <text:p>150703.76209581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42762.275170735">
                <text:p>142762.275170735</text:p>
              </table:table-cell>
              <table:table-cell office:value-type="float" office:value="143974.50573123">
                <text:p>143974.5057312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6293.538259879">
                <text:p>136293.538259879</text:p>
              </table:table-cell>
              <table:table-cell office:value-type="float" office:value="137321.408886083">
                <text:p>137321.40888608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0079.363255931">
                <text:p>130079.363255931</text:p>
              </table:table-cell>
              <table:table-cell office:value-type="float" office:value="130915.520628066">
                <text:p>130915.52062806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24063.624996589">
                <text:p>124063.624996589</text:p>
              </table:table-cell>
              <table:table-cell office:value-type="float" office:value="124703.129207792">
                <text:p>124703.12920779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18505.178345083">
                <text:p>118505.178345083</text:p>
              </table:table-cell>
              <table:table-cell office:value-type="float" office:value="118955.001809428">
                <text:p>118955.00180942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3472.916325259">
                <text:p>113472.916325259</text:p>
              </table:table-cell>
              <table:table-cell office:value-type="float" office:value="113750.826735904">
                <text:p>113750.82673590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08641.55874">
                <text:p>108641.55874</text:p>
              </table:table-cell>
              <table:table-cell office:value-type="float" office:value="108768.056600149">
                <text:p>108768.05660014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03824.818089637">
                <text:p>103824.818089637</text:p>
              </table:table-cell>
              <table:table-cell office:value-type="float" office:value="103828.696713342">
                <text:p>103828.69671334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9255.4999135364">
                <text:p>99255.4999135364</text:p>
              </table:table-cell>
              <table:table-cell office:value-type="float" office:value="99153.3525791053">
                <text:p>99153.3525791053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94726.9134220689">
                <text:p>94726.9134220689</text:p>
              </table:table-cell>
              <table:table-cell office:value-type="float" office:value="94539.0128478445">
                <text:p>94539.012847844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90274.3477636667">
                <text:p>90274.3477636667</text:p>
              </table:table-cell>
              <table:table-cell office:value-type="float" office:value="90014.6902413767">
                <text:p>90014.690241376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963.5414059624">
                <text:p>85963.5414059624</text:p>
              </table:table-cell>
              <table:table-cell office:value-type="float" office:value="85652.2499217545">
                <text:p>85652.24992175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1685.185060121">
                <text:p>81685.185060121</text:p>
              </table:table-cell>
              <table:table-cell office:value-type="float" office:value="81375.7929269424">
                <text:p>81375.79292694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7450.6638984196">
                <text:p>77450.6638984196</text:p>
              </table:table-cell>
              <table:table-cell office:value-type="float" office:value="77171.2274259175">
                <text:p>77171.227425917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243.3265598859">
                <text:p>73243.3265598859</text:p>
              </table:table-cell>
              <table:table-cell office:value-type="float" office:value="73006.0765959793">
                <text:p>73006.076595979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9021.1612517639">
                <text:p>69021.1612517639</text:p>
              </table:table-cell>
              <table:table-cell office:value-type="float" office:value="68846.1817357936">
                <text:p>68846.181735793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025.2953507064">
                <text:p>65025.2953507064</text:p>
              </table:table-cell>
              <table:table-cell office:value-type="float" office:value="64918.3207260666">
                <text:p>64918.320726066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1318.0767704973">
                <text:p>61318.0767704973</text:p>
              </table:table-cell>
              <table:table-cell office:value-type="float" office:value="61270.2523328994">
                <text:p>61270.252332899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7919.4368628628">
                <text:p>57919.436862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4825.8102949768">
                <text:p>54825.810294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2.252cm" svg:y="0.114cm" style:legend-expansion="custom" svg:width="5.449cm" svg:height="1.096cm" style:legend-expansion-aspect-ratio="4.97171532846715" chart:style-name="ch2"/>
        <chart:plot-area chart:style-name="ch3" table:cell-range-address="Graphs_LON.B2:Graphs_LON.B500 Graphs_LON.E1:Graphs_LON.E500 Graphs_LON.F1:Graphs_LON.F1 Graphs_LON.G2:Graphs_LON.G500" chart:data-source-has-labels="both" svg:x="0.501cm" svg:y="0.178cm" svg:width="15.093cm" svg:height="8.645cm">
          <chart:coordinate-region svg:x="2.101cm" svg:y="0.378cm" svg:width="13.493cm" svg:height="7.799cm"/>
          <chart:axis chart:dimension="x" chart:name="primary-x" chart:style-name="ch4" chartooo:axis-type="auto">
            <chartooo:date-scale/>
            <chart:categories table:cell-range-address="Graphs_LON.B2:Graphs_LO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E2:Graphs_LON.E500" chart:label-cell-address="Graphs_LON.E1:Graphs_LON.E1" chart:class="chart:line">
            <chart:data-point chart:repeated="499"/>
          </chart:series>
          <chart:series chart:style-name="ch8" chart:values-cell-range-address="Graphs_LON.G2:Graphs_LON.G500" chart:label-cell-address="Graphs_LON.F1:Graphs_LON.F1" chart:class="chart:line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Graphs_LON.E1:Graphs_LON.E1</svg:desc>
                </draw:g>
              </table:table-cell>
              <table:table-cell office:value-type="string">
                <text:p>p_from_i, offset +2 days</text:p>
                <draw:g>
                  <svg:desc>Graphs_LON.F1:Graphs_LON.F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500</svg:desc>
                </draw:g>
              </table:table-cell>
              <table:table-cell office:value-type="float" office:value="NaN">
                <text:p>NaN</text:p>
                <draw:g>
                  <svg:desc>Graphs_LON.E2:Graphs_LON.E500</svg:desc>
                </draw:g>
              </table:table-cell>
              <table:table-cell office:value-type="float" office:value="NaN">
                <text:p>NaN</text:p>
                <draw:g>
                  <svg:desc>Graphs_LON.G2:Graphs_LON.G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9483737372967">
                <text:p>0.99483737372967</text:p>
              </table:table-cell>
              <table:table-cell office:value-type="float" office:value="1.03694834613221">
                <text:p>1.0369483461322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99948934774638">
                <text:p>0.999948934774638</text:p>
              </table:table-cell>
              <table:table-cell office:value-type="float" office:value="1.01420512635129">
                <text:p>1.014205126351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00405743574876">
                <text:p>1.00405743574876</text:p>
              </table:table-cell>
              <table:table-cell office:value-type="float" office:value="1.05516458170528">
                <text:p>1.0551645817052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626017681506">
                <text:p>1.00626017681506</text:p>
              </table:table-cell>
              <table:table-cell office:value-type="float" office:value="1.07935015269213">
                <text:p>1.0793501526921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0667683495361">
                <text:p>1.00667683495361</text:p>
              </table:table-cell>
              <table:table-cell office:value-type="float" office:value="1.0215667325797">
                <text:p>1.021566732579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0504272607123">
                <text:p>1.00504272607123</text:p>
              </table:table-cell>
              <table:table-cell office:value-type="float" office:value="0.97846683542918">
                <text:p>0.9784668354291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0226165628852">
                <text:p>1.00226165628852</text:p>
              </table:table-cell>
              <table:table-cell office:value-type="float" office:value="0.965661875013478">
                <text:p>0.96566187501347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0070871451863">
                <text:p>1.00070871451863</text:p>
              </table:table-cell>
              <table:table-cell office:value-type="float" office:value="0.949131541848042">
                <text:p>0.94913154184804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0009112633593">
                <text:p>1.00009112633593</text:p>
              </table:table-cell>
              <table:table-cell office:value-type="float" office:value="0.925130566397295">
                <text:p>0.92513056639729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97226547554448">
                <text:p>0.997226547554448</text:p>
              </table:table-cell>
              <table:table-cell office:value-type="float" office:value="0.91230289496066">
                <text:p>0.9123028949606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9478474603854">
                <text:p>0.99478474603854</text:p>
              </table:table-cell>
              <table:table-cell office:value-type="float" office:value="0.905169521451468">
                <text:p>0.90516952145146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9456780070475">
                <text:p>0.99456780070475</text:p>
              </table:table-cell>
              <table:table-cell office:value-type="float" office:value="0.900932706641893">
                <text:p>0.90093270664189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94001871455473">
                <text:p>0.994001871455473</text:p>
              </table:table-cell>
              <table:table-cell office:value-type="float" office:value="0.906651539533325">
                <text:p>0.9066515395333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92678328989906">
                <text:p>0.992678328989906</text:p>
              </table:table-cell>
              <table:table-cell office:value-type="float" office:value="0.898282121519362">
                <text:p>0.8982821215193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9161910760852">
                <text:p>0.99161910760852</text:p>
              </table:table-cell>
              <table:table-cell office:value-type="float" office:value="0.881808842620987">
                <text:p>0.88180884262098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92239363305337">
                <text:p>0.992239363305337</text:p>
              </table:table-cell>
              <table:table-cell office:value-type="float" office:value="0.879257470500409">
                <text:p>0.87925747050040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93398559262327">
                <text:p>0.993398559262327</text:p>
              </table:table-cell>
              <table:table-cell office:value-type="float" office:value="0.889004035518351">
                <text:p>0.88900403551835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94540903031226">
                <text:p>0.994540903031226</text:p>
              </table:table-cell>
              <table:table-cell office:value-type="float" office:value="0.909634559570736">
                <text:p>0.90963455957073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95328962834951">
                <text:p>0.995328962834951</text:p>
              </table:table-cell>
              <table:table-cell office:value-type="float" office:value="0.930167929200451">
                <text:p>0.93016792920045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95169840041021">
                <text:p>0.995169840041021</text:p>
              </table:table-cell>
              <table:table-cell office:value-type="float" office:value="0.955308912670423">
                <text:p>0.95530891267042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9578809393001">
                <text:p>0.99578809393001</text:p>
              </table:table-cell>
              <table:table-cell office:value-type="float" office:value="0.976930698519428">
                <text:p>0.97693069851942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96954640495756">
                <text:p>0.996954640495756</text:p>
              </table:table-cell>
              <table:table-cell office:value-type="float" office:value="0.98483420453281">
                <text:p>0.9848342045328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98871611110704">
                <text:p>0.998871611110704</text:p>
              </table:table-cell>
              <table:table-cell office:value-type="float" office:value="0.986523496956169">
                <text:p>0.98652349695616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.00176046469155">
                <text:p>1.00176046469155</text:p>
              </table:table-cell>
              <table:table-cell office:value-type="float" office:value="0.968217139143624">
                <text:p>0.9682171391436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.00442691318704">
                <text:p>1.00442691318704</text:p>
              </table:table-cell>
              <table:table-cell office:value-type="float" office:value="0.941941949758442">
                <text:p>0.94194194975844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0702112528331">
                <text:p>1.00702112528331</text:p>
              </table:table-cell>
              <table:table-cell office:value-type="float" office:value="0.927525910118158">
                <text:p>0.92752591011815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0779760656241">
                <text:p>1.00779760656241</text:p>
              </table:table-cell>
              <table:table-cell office:value-type="float" office:value="0.933921475622351">
                <text:p>0.93392147562235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0714015221449">
                <text:p>1.00714015221449</text:p>
              </table:table-cell>
              <table:table-cell office:value-type="float" office:value="0.963484932133819">
                <text:p>0.96348493213381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0507099612015">
                <text:p>1.00507099612015</text:p>
              </table:table-cell>
              <table:table-cell office:value-type="float" office:value="0.995231416686074">
                <text:p>0.99523141668607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0180132883352">
                <text:p>1.00180132883352</text:p>
              </table:table-cell>
              <table:table-cell office:value-type="float" office:value="0.998246852102572">
                <text:p>0.99824685210257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99412298604896">
                <text:p>0.999412298604896</text:p>
              </table:table-cell>
              <table:table-cell office:value-type="float" office:value="1.00650212610973">
                <text:p>1.0065021261097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98282362159084">
                <text:p>0.998282362159084</text:p>
              </table:table-cell>
              <table:table-cell office:value-type="float" office:value="1.04081428437797">
                <text:p>1.0408142843779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98826122629146">
                <text:p>0.998826122629146</text:p>
              </table:table-cell>
              <table:table-cell office:value-type="float" office:value="1.06391224082334">
                <text:p>1.0639122408233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0133417213871">
                <text:p>1.00133417213871</text:p>
              </table:table-cell>
              <table:table-cell office:value-type="float" office:value="1.06180199455459">
                <text:p>1.0618019945545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040702331068">
                <text:p>1.0040702331068</text:p>
              </table:table-cell>
              <table:table-cell office:value-type="float" office:value="1.0661931631419">
                <text:p>1.066193163141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0653176071301">
                <text:p>1.00653176071301</text:p>
              </table:table-cell>
              <table:table-cell office:value-type="float" office:value="1.09069263458719">
                <text:p>1.0906926345871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1009964582549">
                <text:p>1.01009964582549</text:p>
              </table:table-cell>
              <table:table-cell office:value-type="float" office:value="1.10777377749049">
                <text:p>1.1077737774904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1302474749612">
                <text:p>1.01302474749612</text:p>
              </table:table-cell>
              <table:table-cell office:value-type="float" office:value="1.10035791167094">
                <text:p>1.1003579116709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1277519800414">
                <text:p>1.01277519800414</text:p>
              </table:table-cell>
              <table:table-cell office:value-type="float" office:value="1.07755907068329">
                <text:p>1.077559070683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1108456302455">
                <text:p>1.01108456302455</text:p>
              </table:table-cell>
              <table:table-cell office:value-type="float" office:value="1.03983492417537">
                <text:p>1.0398349241753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1065585790832">
                <text:p>1.01065585790832</text:p>
              </table:table-cell>
              <table:table-cell office:value-type="float" office:value="1.01020580437046">
                <text:p>1.0102058043704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1049810360754">
                <text:p>1.01049810360754</text:p>
              </table:table-cell>
              <table:table-cell office:value-type="float" office:value="1.02121984417334">
                <text:p>1.0212198441733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0778365576389">
                <text:p>1.00778365576389</text:p>
              </table:table-cell>
              <table:table-cell office:value-type="float" office:value="1.03280533297134">
                <text:p>1.0328053329713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0354511486029">
                <text:p>1.00354511486029</text:p>
              </table:table-cell>
              <table:table-cell office:value-type="float" office:value="1.01114365386487">
                <text:p>1.011143653864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99169544251418">
                <text:p>0.999169544251418</text:p>
              </table:table-cell>
              <table:table-cell office:value-type="float" office:value="0.989414174954639">
                <text:p>0.98941417495463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95894813416268">
                <text:p>0.995894813416268</text:p>
              </table:table-cell>
              <table:table-cell office:value-type="float" office:value="0.971587347403194">
                <text:p>0.97158734740319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94173517794449">
                <text:p>0.994173517794449</text:p>
              </table:table-cell>
              <table:table-cell office:value-type="float" office:value="0.957171834638789">
                <text:p>0.95717183463878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9356999220139">
                <text:p>0.99356999220139</text:p>
              </table:table-cell>
              <table:table-cell office:value-type="float" office:value="0.961730931873695">
                <text:p>0.96173093187369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92286679558052">
                <text:p>0.992286679558052</text:p>
              </table:table-cell>
              <table:table-cell office:value-type="float" office:value="0.997828000457642">
                <text:p>0.99782800045764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91077267048213">
                <text:p>0.991077267048213</text:p>
              </table:table-cell>
              <table:table-cell office:value-type="float" office:value="1.04265350358302">
                <text:p>1.042653503583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91445974485987">
                <text:p>0.991445974485987</text:p>
              </table:table-cell>
              <table:table-cell office:value-type="float" office:value="1.03064547303111">
                <text:p>1.0306454730311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91631952142289">
                <text:p>0.991631952142289</text:p>
              </table:table-cell>
              <table:table-cell office:value-type="float" office:value="1.02066451129692">
                <text:p>1.0206645112969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92931678560952">
                <text:p>0.992931678560952</text:p>
              </table:table-cell>
              <table:table-cell office:value-type="float" office:value="1.04006452779729">
                <text:p>1.040064527797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96130237249017">
                <text:p>0.996130237249017</text:p>
              </table:table-cell>
              <table:table-cell office:value-type="float" office:value="1.06250017630818">
                <text:p>1.062500176308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02014715575">
                <text:p>1.002014715575</text:p>
              </table:table-cell>
              <table:table-cell office:value-type="float" office:value="1.08650254628672">
                <text:p>1.0865025462867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00698194738012">
                <text:p>1.00698194738012</text:p>
              </table:table-cell>
              <table:table-cell office:value-type="float" office:value="1.09280392715501">
                <text:p>1.0928039271550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0091580761645">
                <text:p>1.0091580761645</text:p>
              </table:table-cell>
              <table:table-cell office:value-type="float" office:value="1.08008502749133">
                <text:p>1.080085027491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01228822790657">
                <text:p>1.01228822790657</text:p>
              </table:table-cell>
              <table:table-cell office:value-type="float" office:value="1.04927706412999">
                <text:p>1.0492770641299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01388775124166">
                <text:p>1.01388775124166</text:p>
              </table:table-cell>
              <table:table-cell office:value-type="float" office:value="1.04596977358184">
                <text:p>1.0459697735818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1423651371275">
                <text:p>1.01423651371275</text:p>
              </table:table-cell>
              <table:table-cell office:value-type="float" office:value="1.05746327947072">
                <text:p>1.0574632794707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01240451102464">
                <text:p>1.01240451102464</text:p>
              </table:table-cell>
              <table:table-cell office:value-type="float" office:value="1.04972571884152">
                <text:p>1.0497257188415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00865840951942">
                <text:p>1.00865840951942</text:p>
              </table:table-cell>
              <table:table-cell office:value-type="float" office:value="1.03851209625023">
                <text:p>1.0385120962502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0053857625151">
                <text:p>1.0053857625151</text:p>
              </table:table-cell>
              <table:table-cell office:value-type="float" office:value="1.02520016236341">
                <text:p>1.0252001623634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00230412699334">
                <text:p>1.00230412699334</text:p>
              </table:table-cell>
              <table:table-cell office:value-type="float" office:value="1.01005654044594">
                <text:p>1.0100565404459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0004119038926">
                <text:p>1.0004119038926</text:p>
              </table:table-cell>
              <table:table-cell office:value-type="float" office:value="0.983466627736367">
                <text:p>0.9834666277363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97573186490309">
                <text:p>0.997573186490309</text:p>
              </table:table-cell>
              <table:table-cell office:value-type="float" office:value="0.942985727147853">
                <text:p>0.9429857271478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95671556168414">
                <text:p>0.995671556168414</text:p>
              </table:table-cell>
              <table:table-cell office:value-type="float" office:value="0.890357397186561">
                <text:p>0.89035739718656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95198994888256">
                <text:p>0.995198994888256</text:p>
              </table:table-cell>
              <table:table-cell office:value-type="float" office:value="0.834608330592314">
                <text:p>0.8346083305923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94663702631204">
                <text:p>0.994663702631204</text:p>
              </table:table-cell>
              <table:table-cell office:value-type="float" office:value="0.814665490869563">
                <text:p>0.81466549086956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93937203962779">
                <text:p>0.993937203962779</text:p>
              </table:table-cell>
              <table:table-cell office:value-type="float" office:value="0.845358272031019">
                <text:p>0.84535827203101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92033710776238">
                <text:p>0.992033710776238</text:p>
              </table:table-cell>
              <table:table-cell office:value-type="float" office:value="0.866256867329199">
                <text:p>0.86625686732919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89896129326825">
                <text:p>0.989896129326825</text:p>
              </table:table-cell>
              <table:table-cell office:value-type="float" office:value="0.842411670710054">
                <text:p>0.84241167071005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88229662367848">
                <text:p>0.988229662367848</text:p>
              </table:table-cell>
              <table:table-cell office:value-type="float" office:value="0.811588342054531">
                <text:p>0.81158834205453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88131583297626">
                <text:p>0.988131583297626</text:p>
              </table:table-cell>
              <table:table-cell office:value-type="float" office:value="0.791109728499195">
                <text:p>0.791109728499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89715827782288">
                <text:p>0.989715827782288</text:p>
              </table:table-cell>
              <table:table-cell office:value-type="float" office:value="0.791138431853431">
                <text:p>0.79113843185343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92012742243943">
                <text:p>0.992012742243943</text:p>
              </table:table-cell>
              <table:table-cell office:value-type="float" office:value="0.799093359103446">
                <text:p>0.79909335910344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93034722241809">
                <text:p>0.993034722241809</text:p>
              </table:table-cell>
              <table:table-cell office:value-type="float" office:value="0.781860926844055">
                <text:p>0.78186092684405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93218361096336">
                <text:p>0.993218361096336</text:p>
              </table:table-cell>
              <table:table-cell office:value-type="float" office:value="0.777977521369219">
                <text:p>0.77797752136921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93102873881375">
                <text:p>0.993102873881375</text:p>
              </table:table-cell>
              <table:table-cell office:value-type="float" office:value="0.798762894650409">
                <text:p>0.79876289465040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92871490736044">
                <text:p>0.992871490736044</text:p>
              </table:table-cell>
              <table:table-cell office:value-type="float" office:value="0.810088281947944">
                <text:p>0.81008828194794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92886314483965">
                <text:p>0.992886314483965</text:p>
              </table:table-cell>
              <table:table-cell office:value-type="float" office:value="0.809181710195051">
                <text:p>0.80918171019505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92358846099647">
                <text:p>0.992358846099647</text:p>
              </table:table-cell>
              <table:table-cell office:value-type="float" office:value="0.818805413097938">
                <text:p>0.81880541309793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9202323085215">
                <text:p>0.99202323085215</text:p>
              </table:table-cell>
              <table:table-cell office:value-type="float" office:value="0.829930350431479">
                <text:p>0.82993035043147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93067310566164">
                <text:p>0.993067310566164</text:p>
              </table:table-cell>
              <table:table-cell office:value-type="float" office:value="0.83959819467466">
                <text:p>0.8395981946746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94115069740321">
                <text:p>0.994115069740321</text:p>
              </table:table-cell>
              <table:table-cell office:value-type="float" office:value="0.860219766896919">
                <text:p>0.86021976689691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94594898630578">
                <text:p>0.994594898630578</text:p>
              </table:table-cell>
              <table:table-cell office:value-type="float" office:value="0.875145516112098">
                <text:p>0.87514551611209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95002363012441">
                <text:p>0.995002363012441</text:p>
              </table:table-cell>
              <table:table-cell office:value-type="float" office:value="0.900126571662995">
                <text:p>0.90012657166299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96259801116711">
                <text:p>0.996259801116711</text:p>
              </table:table-cell>
              <table:table-cell office:value-type="float" office:value="0.893731676493889">
                <text:p>0.89373167649388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97297391641834">
                <text:p>0.997297391641834</text:p>
              </table:table-cell>
              <table:table-cell office:value-type="float" office:value="0.874372928045953">
                <text:p>0.87437292804595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98635405405561">
                <text:p>0.998635405405561</text:p>
              </table:table-cell>
              <table:table-cell office:value-type="float" office:value="0.891779299901753">
                <text:p>0.89177929990175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99895873183839">
                <text:p>0.999895873183839</text:p>
              </table:table-cell>
              <table:table-cell office:value-type="float" office:value="0.917398727686759">
                <text:p>0.91739872768675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.00084404438395">
                <text:p>1.00084404438395</text:p>
              </table:table-cell>
              <table:table-cell office:value-type="float" office:value="0.923845439946116">
                <text:p>0.92384543994611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.00161335292993">
                <text:p>1.00161335292993</text:p>
              </table:table-cell>
              <table:table-cell office:value-type="float" office:value="0.919365109842322">
                <text:p>0.91936510984232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.00060469069265">
                <text:p>1.00060469069265</text:p>
              </table:table-cell>
              <table:table-cell office:value-type="float" office:value="0.9189690128622">
                <text:p>0.918969012862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0071299675401">
                <text:p>1.00071299675401</text:p>
              </table:table-cell>
              <table:table-cell office:value-type="float" office:value="0.929060338778234">
                <text:p>0.92906033877823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.00156554986649">
                <text:p>1.00156554986649</text:p>
              </table:table-cell>
              <table:table-cell office:value-type="float" office:value="0.92686972182449">
                <text:p>0.9268697218244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.0017344957867">
                <text:p>1.0017344957867</text:p>
              </table:table-cell>
              <table:table-cell office:value-type="float" office:value="0.913959949857117">
                <text:p>0.91395994985711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.00132736240966">
                <text:p>1.00132736240966</text:p>
              </table:table-cell>
              <table:table-cell office:value-type="float" office:value="0.913612376513892">
                <text:p>0.9136123765138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.00106296981245">
                <text:p>1.00106296981245</text:p>
              </table:table-cell>
              <table:table-cell office:value-type="float" office:value="0.917419080861369">
                <text:p>0.91741908086136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0113485536749">
                <text:p>1.00113485536749</text:p>
              </table:table-cell>
              <table:table-cell office:value-type="float" office:value="0.928036333158032">
                <text:p>0.92803633315803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.00087558216039">
                <text:p>1.00087558216039</text:p>
              </table:table-cell>
              <table:table-cell office:value-type="float" office:value="0.930847080200497">
                <text:p>0.93084708020049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999494611445658">
                <text:p>0.999494611445658</text:p>
              </table:table-cell>
              <table:table-cell office:value-type="float" office:value="0.927828736168521">
                <text:p>0.92782873616852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998607135780535">
                <text:p>0.998607135780535</text:p>
              </table:table-cell>
              <table:table-cell office:value-type="float" office:value="0.929735038512145">
                <text:p>0.92973503851214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998635790417928">
                <text:p>0.998635790417928</text:p>
              </table:table-cell>
              <table:table-cell office:value-type="float" office:value="0.932273486126552">
                <text:p>0.93227348612655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998986155342722">
                <text:p>0.998986155342722</text:p>
              </table:table-cell>
              <table:table-cell office:value-type="float" office:value="0.933350278317534">
                <text:p>0.93335027831753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999369220642466">
                <text:p>0.999369220642466</text:p>
              </table:table-cell>
              <table:table-cell office:value-type="float" office:value="0.937256106229853">
                <text:p>0.93725610622985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999324987656376">
                <text:p>0.999324987656376</text:p>
              </table:table-cell>
              <table:table-cell office:value-type="float" office:value="0.940590572925619">
                <text:p>0.94059057292561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999663694248254">
                <text:p>0.999663694248254</text:p>
              </table:table-cell>
              <table:table-cell office:value-type="float" office:value="0.935142592169458">
                <text:p>0.93514259216945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.00007539652783">
                <text:p>1.00007539652783</text:p>
              </table:table-cell>
              <table:table-cell office:value-type="float" office:value="0.925788606046413">
                <text:p>0.92578860604641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0017006323811">
                <text:p>1.00017006323811</text:p>
              </table:table-cell>
              <table:table-cell office:value-type="float" office:value="0.926707837524775">
                <text:p>0.92670783752477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.00015727652451">
                <text:p>1.00015727652451</text:p>
              </table:table-cell>
              <table:table-cell office:value-type="float" office:value="0.935400067640412">
                <text:p>0.93540006764041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.00004188650802">
                <text:p>1.00004188650802</text:p>
              </table:table-cell>
              <table:table-cell office:value-type="float" office:value="0.939207789559147">
                <text:p>0.93920778955914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999958306987096">
                <text:p>0.999958306987096</text:p>
              </table:table-cell>
              <table:table-cell office:value-type="float" office:value="0.939081930482349">
                <text:p>0.93908193048234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999464872022393">
                <text:p>0.999464872022393</text:p>
              </table:table-cell>
              <table:table-cell office:value-type="float" office:value="0.940349899659179">
                <text:p>0.94034989965917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999277146838085">
                <text:p>0.999277146838085</text:p>
              </table:table-cell>
              <table:table-cell office:value-type="float" office:value="0.942060502900921">
                <text:p>0.94206050290092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999456571008273">
                <text:p>0.999456571008273</text:p>
              </table:table-cell>
              <table:table-cell office:value-type="float" office:value="0.945089243639589">
                <text:p>0.94508924363958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999666772255407">
                <text:p>0.999666772255407</text:p>
              </table:table-cell>
              <table:table-cell office:value-type="float" office:value="0.949165168847054">
                <text:p>0.94916516884705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999809478378256">
                <text:p>0.999809478378256</text:p>
              </table:table-cell>
              <table:table-cell office:value-type="float" office:value="0.950647008132898">
                <text:p>0.95064700813289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.00008533575876">
                <text:p>1.00008533575876</text:p>
              </table:table-cell>
              <table:table-cell office:value-type="float" office:value="0.953573491431999">
                <text:p>0.9535734914319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0041437341139">
                <text:p>1.00041437341139</text:p>
              </table:table-cell>
              <table:table-cell office:value-type="float" office:value="0.961378871368238">
                <text:p>0.96137887136823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.00068043931036">
                <text:p>1.00068043931036</text:p>
              </table:table-cell>
              <table:table-cell office:value-type="float" office:value="0.970452889710568">
                <text:p>0.97045288971056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.00085300485936">
                <text:p>1.00085300485936</text:p>
              </table:table-cell>
              <table:table-cell office:value-type="float" office:value="0.97663594244004">
                <text:p>0.9766359424400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.00099506991217">
                <text:p>1.00099506991217</text:p>
              </table:table-cell>
              <table:table-cell office:value-type="float" office:value="0.981356163231038">
                <text:p>0.98135616323103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.00123349532151">
                <text:p>1.00123349532151</text:p>
              </table:table-cell>
              <table:table-cell office:value-type="float" office:value="0.983237481206454">
                <text:p>0.98323748120645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.00177189458505">
                <text:p>1.00177189458505</text:p>
              </table:table-cell>
              <table:table-cell office:value-type="float" office:value="0.980897020735433">
                <text:p>0.9808970207354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.00252533937502">
                <text:p>1.00252533937502</text:p>
              </table:table-cell>
              <table:table-cell office:value-type="float" office:value="0.980400735232713">
                <text:p>0.98040073523271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.00308275085122">
                <text:p>1.00308275085122</text:p>
              </table:table-cell>
              <table:table-cell office:value-type="float" office:value="0.986002976274326">
                <text:p>0.98600297627432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.00341431999198">
                <text:p>1.00341431999198</text:p>
              </table:table-cell>
              <table:table-cell office:value-type="float" office:value="0.997534657354511">
                <text:p>0.99753465735451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.00350978310634">
                <text:p>1.00350978310634</text:p>
              </table:table-cell>
              <table:table-cell office:value-type="float" office:value="1.0077355909445">
                <text:p>1.007735590944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0323970668464">
                <text:p>1.00323970668464</text:p>
              </table:table-cell>
              <table:table-cell office:value-type="float" office:value="1.00970442953858">
                <text:p>1.0097044295385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.0028256693006">
                <text:p>1.0028256693006</text:p>
              </table:table-cell>
              <table:table-cell office:value-type="float" office:value="1.00884566451388">
                <text:p>1.008845664513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.00270527388412">
                <text:p>1.00270527388412</text:p>
              </table:table-cell>
              <table:table-cell office:value-type="float" office:value="1.01380355688578">
                <text:p>1.0138035568857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.00297976356583">
                <text:p>1.00297976356583</text:p>
              </table:table-cell>
              <table:table-cell office:value-type="float" office:value="1.01600356559785">
                <text:p>1.0160035655978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.00349752206888">
                <text:p>1.00349752206888</text:p>
              </table:table-cell>
              <table:table-cell office:value-type="float" office:value="1.01215472709876">
                <text:p>1.0121547270987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.00369312520241">
                <text:p>1.00369312520241</text:p>
              </table:table-cell>
              <table:table-cell office:value-type="float" office:value="1.00194855165644">
                <text:p>1.0019485516564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.00356826364658">
                <text:p>1.00356826364658</text:p>
              </table:table-cell>
              <table:table-cell office:value-type="float" office:value="0.989547458883529">
                <text:p>0.98954745888352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.00341838722944">
                <text:p>1.00341838722944</text:p>
              </table:table-cell>
              <table:table-cell office:value-type="float" office:value="0.990066135562643">
                <text:p>0.99006613556264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.00316430816196">
                <text:p>1.00316430816196</text:p>
              </table:table-cell>
              <table:table-cell office:value-type="float" office:value="0.996154809002803">
                <text:p>0.99615480900280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.00219736937997">
                <text:p>1.00219736937997</text:p>
              </table:table-cell>
              <table:table-cell office:value-type="float" office:value="0.999180705567207">
                <text:p>0.99918070556720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88287372515">
                <text:p>1.00088287372515</text:p>
              </table:table-cell>
              <table:table-cell office:value-type="float" office:value="0.998577428455084">
                <text:p>0.99857742845508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99553346948597">
                <text:p>0.999553346948597</text:p>
              </table:table-cell>
              <table:table-cell office:value-type="float" office:value="0.990301454529356">
                <text:p>0.99030145452935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9898814376083">
                <text:p>0.99898814376083</text:p>
              </table:table-cell>
              <table:table-cell office:value-type="float" office:value="0.981692641889977">
                <text:p>0.98169264188997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99211001167948">
                <text:p>0.999211001167948</text:p>
              </table:table-cell>
              <table:table-cell office:value-type="float" office:value="0.981250358903391">
                <text:p>0.98125035890339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99332576444527">
                <text:p>0.999332576444527</text:p>
              </table:table-cell>
              <table:table-cell office:value-type="float" office:value="0.985451173976667">
                <text:p>0.98545117397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99489004068999">
                <text:p>0.999489004068999</text:p>
              </table:table-cell>
              <table:table-cell office:value-type="float" office:value="0.988900616817437">
                <text:p>0.98890061681743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99527998787503">
                <text:p>0.999527998787503</text:p>
              </table:table-cell>
              <table:table-cell office:value-type="float" office:value="0.991658677695536">
                <text:p>0.99165867769553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99397590863765">
                <text:p>0.999397590863765</text:p>
              </table:table-cell>
              <table:table-cell office:value-type="float" office:value="1.00184588603991">
                <text:p>1.0018458860399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99476294400066">
                <text:p>0.999476294400066</text:p>
              </table:table-cell>
              <table:table-cell office:value-type="float" office:value="1.01559208243521">
                <text:p>1.0155920824352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99723959539778">
                <text:p>0.999723959539778</text:p>
              </table:table-cell>
              <table:table-cell office:value-type="float" office:value="1.02434835205718">
                <text:p>1.0243483520571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0016950142287">
                <text:p>1.00016950142287</text:p>
              </table:table-cell>
              <table:table-cell office:value-type="float" office:value="1.03249631121425">
                <text:p>1.032496311214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.0009570502932">
                <text:p>1.0009570502932</text:p>
              </table:table-cell>
              <table:table-cell office:value-type="float" office:value="1.04264709329761">
                <text:p>1.0426470932976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.00233620027585">
                <text:p>1.00233620027585</text:p>
              </table:table-cell>
              <table:table-cell office:value-type="float" office:value="1.04798562765474">
                <text:p>1.047985627654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.0041992920009">
                <text:p>1.0041992920009</text:p>
              </table:table-cell>
              <table:table-cell office:value-type="float" office:value="1.0503279776853">
                <text:p>1.050327977685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.00574990482324">
                <text:p>1.00574990482324</text:p>
              </table:table-cell>
              <table:table-cell office:value-type="float" office:value="1.05348450467963">
                <text:p>1.0534845046796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.00684177207801">
                <text:p>1.00684177207801</text:p>
              </table:table-cell>
              <table:table-cell office:value-type="float" office:value="1.05920370086037">
                <text:p>1.0592037008603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.00768879813422">
                <text:p>1.00768879813422</text:p>
              </table:table-cell>
              <table:table-cell office:value-type="float" office:value="1.06273027565687">
                <text:p>1.0627302756568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.00795966983587">
                <text:p>1.00795966983587</text:p>
              </table:table-cell>
              <table:table-cell office:value-type="float" office:value="1.05635691805523">
                <text:p>1.0563569180552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.00740265169573">
                <text:p>1.00740265169573</text:p>
              </table:table-cell>
              <table:table-cell office:value-type="float" office:value="1.04720851455681">
                <text:p>1.0472085145568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.00640166987538">
                <text:p>1.00640166987538</text:p>
              </table:table-cell>
              <table:table-cell office:value-type="float" office:value="1.03732000488357">
                <text:p>1.0373200048835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539899175046">
                <text:p>1.00539899175046</text:p>
              </table:table-cell>
              <table:table-cell office:value-type="float" office:value="1.02724912075944">
                <text:p>1.0272491207594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.00438013278718">
                <text:p>1.00438013278718</text:p>
              </table:table-cell>
              <table:table-cell office:value-type="float" office:value="1.02070222575757">
                <text:p>1.02070222575757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.00281537861119">
                <text:p>1.00281537861119</text:p>
              </table:table-cell>
              <table:table-cell office:value-type="float" office:value="1.01477655881727">
                <text:p>1.0147765588172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.00088943212166">
                <text:p>1.00088943212166</text:p>
              </table:table-cell>
              <table:table-cell office:value-type="float" office:value="1.00631077420045">
                <text:p>1.0063107742004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99163636771769">
                <text:p>0.999163636771769</text:p>
              </table:table-cell>
              <table:table-cell office:value-type="float" office:value="0.990888477796574">
                <text:p>0.99088847779657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97795868949067">
                <text:p>0.997795868949067</text:p>
              </table:table-cell>
              <table:table-cell office:value-type="float" office:value="0.973104569013855">
                <text:p>0.973104569013855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96854272298604">
                <text:p>0.996854272298604</text:p>
              </table:table-cell>
              <table:table-cell office:value-type="float" office:value="0.958719481871301">
                <text:p>0.95871948187130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96204840541764">
                <text:p>0.996204840541764</text:p>
              </table:table-cell>
              <table:table-cell office:value-type="float" office:value="0.941395930998223">
                <text:p>0.94139593099822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95740593695687">
                <text:p>0.995740593695687</text:p>
              </table:table-cell>
              <table:table-cell office:value-type="float" office:value="0.92373247103639">
                <text:p>0.92373247103639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95375655719625">
                <text:p>0.995375655719625</text:p>
              </table:table-cell>
              <table:table-cell office:value-type="float" office:value="0.910959524178827">
                <text:p>0.91095952417882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4903367316746">
                <text:p>0.994903367316746</text:p>
              </table:table-cell>
              <table:table-cell office:value-type="float" office:value="0.896695306750521">
                <text:p>0.89669530675052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9464787839231">
                <text:p>0.99464787839231</text:p>
              </table:table-cell>
              <table:table-cell office:value-type="float" office:value="0.881448479633818">
                <text:p>0.881448479633818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94429884382924">
                <text:p>0.994429884382924</text:p>
              </table:table-cell>
              <table:table-cell office:value-type="float" office:value="0.865862616212929">
                <text:p>0.86586261621292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94155530391973">
                <text:p>0.994155530391973</text:p>
              </table:table-cell>
              <table:table-cell office:value-type="float" office:value="0.851598744180602">
                <text:p>0.85159874418060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94041764714534">
                <text:p>0.994041764714534</text:p>
              </table:table-cell>
              <table:table-cell office:value-type="float" office:value="0.842008578414974">
                <text:p>0.84200857841497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94038231016271">
                <text:p>0.994038231016271</text:p>
              </table:table-cell>
              <table:table-cell office:value-type="float" office:value="0.839482665092154">
                <text:p>0.83948266509215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93896398291478">
                <text:p>0.993896398291478</text:p>
              </table:table-cell>
              <table:table-cell office:value-type="float" office:value="0.842088952221373">
                <text:p>0.84208895222137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93696341032346">
                <text:p>0.993696341032346</text:p>
              </table:table-cell>
              <table:table-cell office:value-type="float" office:value="0.842553399760864">
                <text:p>0.84255339976086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9337988427831">
                <text:p>0.99337988427831</text:p>
              </table:table-cell>
              <table:table-cell office:value-type="float" office:value="0.847711772898345">
                <text:p>0.847711772898345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993255257812842">
                <text:p>0.993255257812842</text:p>
              </table:table-cell>
              <table:table-cell office:value-type="float" office:value="0.857819304877383">
                <text:p>0.85781930487738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3331469610799">
                <text:p>0.993331469610799</text:p>
              </table:table-cell>
              <table:table-cell office:value-type="float" office:value="0.867224496776032">
                <text:p>0.86722449677603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993742659397043">
                <text:p>0.993742659397043</text:p>
              </table:table-cell>
              <table:table-cell office:value-type="float" office:value="0.875111225192125">
                <text:p>0.87511122519212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994357973621066">
                <text:p>0.994357973621066</text:p>
              </table:table-cell>
              <table:table-cell office:value-type="float" office:value="0.879356568608747">
                <text:p>0.87935656860874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995143582456049">
                <text:p>0.995143582456049</text:p>
              </table:table-cell>
              <table:table-cell office:value-type="float" office:value="0.885856811934466">
                <text:p>0.88585681193446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996298688710519">
                <text:p>0.996298688710519</text:p>
              </table:table-cell>
              <table:table-cell office:value-type="float" office:value="0.894700480516672">
                <text:p>0.89470048051667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997397218665682">
                <text:p>0.997397218665682</text:p>
              </table:table-cell>
              <table:table-cell office:value-type="float" office:value="0.904232579277812">
                <text:p>0.90423257927781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99832904469718">
                <text:p>0.99832904469718</text:p>
              </table:table-cell>
              <table:table-cell office:value-type="float" office:value="0.916612299011536">
                <text:p>0.91661229901153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99068706280379">
                <text:p>0.999068706280379</text:p>
              </table:table-cell>
              <table:table-cell office:value-type="float" office:value="0.928982443786469">
                <text:p>0.92898244378646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999668063591012">
                <text:p>0.999668063591012</text:p>
              </table:table-cell>
              <table:table-cell office:value-type="float" office:value="0.941404200008483">
                <text:p>0.94140420000848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.00046738842386">
                <text:p>1.00046738842386</text:p>
              </table:table-cell>
              <table:table-cell office:value-type="float" office:value="0.954291263371836">
                <text:p>0.95429126337183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0120765931675">
                <text:p>1.00120765931675</text:p>
              </table:table-cell>
              <table:table-cell office:value-type="float" office:value="0.967355969596494">
                <text:p>0.96735596959649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.00209072594838">
                <text:p>1.00209072594838</text:p>
              </table:table-cell>
              <table:table-cell office:value-type="float" office:value="0.98158579895712">
                <text:p>0.9815857989571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.00310921140512">
                <text:p>1.00310921140512</text:p>
              </table:table-cell>
              <table:table-cell office:value-type="float" office:value="0.995738388994936">
                <text:p>0.99573838899493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.00420119413811">
                <text:p>1.00420119413811</text:p>
              </table:table-cell>
              <table:table-cell office:value-type="float" office:value="1.00783783426472">
                <text:p>1.0078378342647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.00537829245959">
                <text:p>1.00537829245959</text:p>
              </table:table-cell>
              <table:table-cell office:value-type="float" office:value="1.01833816464496">
                <text:p>1.018338164644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.00649177683042">
                <text:p>1.00649177683042</text:p>
              </table:table-cell>
              <table:table-cell office:value-type="float" office:value="1.02944048367275">
                <text:p>1.0294404836727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.00752503988707">
                <text:p>1.00752503988707</text:p>
              </table:table-cell>
              <table:table-cell office:value-type="float" office:value="1.0421953805735">
                <text:p>1.042195380573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.00848650971502">
                <text:p>1.00848650971502</text:p>
              </table:table-cell>
              <table:table-cell office:value-type="float" office:value="1.05481691217676">
                <text:p>1.054816912176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.00917566433332">
                <text:p>1.00917566433332</text:p>
              </table:table-cell>
              <table:table-cell office:value-type="float" office:value="1.06447810813703">
                <text:p>1.0644781081370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.00961466818326">
                <text:p>1.00961466818326</text:p>
              </table:table-cell>
              <table:table-cell office:value-type="float" office:value="1.07229677706014">
                <text:p>1.072296777060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0986046287226">
                <text:p>1.00986046287226</text:p>
              </table:table-cell>
              <table:table-cell office:value-type="float" office:value="1.07974367353136">
                <text:p>1.0797436735313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.0100563107507">
                <text:p>1.0100563107507</text:p>
              </table:table-cell>
              <table:table-cell office:value-type="float" office:value="1.0861363317212">
                <text:p>1.086136331721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.01009513431746">
                <text:p>1.01009513431746</text:p>
              </table:table-cell>
              <table:table-cell office:value-type="float" office:value="1.09287534081568">
                <text:p>1.0928753408156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.00982819018158">
                <text:p>1.00982819018158</text:p>
              </table:table-cell>
              <table:table-cell office:value-type="float" office:value="1.09827343477955">
                <text:p>1.0982734347795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.00925098639528">
                <text:p>1.00925098639528</text:p>
              </table:table-cell>
              <table:table-cell office:value-type="float" office:value="1.10231722659007">
                <text:p>1.1023172265900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.00849125274198">
                <text:p>1.00849125274198</text:p>
              </table:table-cell>
              <table:table-cell office:value-type="float" office:value="1.10448016324126">
                <text:p>1.1044801632412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.00754159470307">
                <text:p>1.00754159470307</text:p>
              </table:table-cell>
              <table:table-cell office:value-type="float" office:value="1.10572932524841">
                <text:p>1.1057293252484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.00642805554398">
                <text:p>1.00642805554398</text:p>
              </table:table-cell>
              <table:table-cell office:value-type="float" office:value="1.10682049886699">
                <text:p>1.10682049886699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.00515464715157">
                <text:p>1.00515464715157</text:p>
              </table:table-cell>
              <table:table-cell office:value-type="float" office:value="1.10686278020538">
                <text:p>1.1068627802053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.00379581272841">
                <text:p>1.00379581272841</text:p>
              </table:table-cell>
              <table:table-cell office:value-type="float" office:value="1.10472405051232">
                <text:p>1.1047240505123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0244913429252">
                <text:p>1.00244913429252</text:p>
              </table:table-cell>
              <table:table-cell office:value-type="float" office:value="1.09896822295765">
                <text:p>1.0989682229576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.00116435976818">
                <text:p>1.00116435976818</text:p>
              </table:table-cell>
              <table:table-cell office:value-type="float" office:value="1.09493091952141">
                <text:p>1.0949309195214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.00003735738503">
                <text:p>1.00003735738503</text:p>
              </table:table-cell>
              <table:table-cell office:value-type="float" office:value="1.09560342920801">
                <text:p>1.0956034292080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98970864742809">
                <text:p>0.998970864742809</text:p>
              </table:table-cell>
              <table:table-cell office:value-type="float" office:value="1.09583908896634">
                <text:p>1.0958390889663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98016397162788">
                <text:p>0.998016397162788</text:p>
              </table:table-cell>
              <table:table-cell office:value-type="float" office:value="1.0960844491018">
                <text:p>1.096084449101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97123684316504">
                <text:p>0.997123684316504</text:p>
              </table:table-cell>
              <table:table-cell office:value-type="float" office:value="1.09835579027038">
                <text:p>1.098355790270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96378796416287">
                <text:p>0.996378796416287</text:p>
              </table:table-cell>
              <table:table-cell office:value-type="float" office:value="1.09975707493697">
                <text:p>1.09975707493697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96212383763948">
                <text:p>0.996212383763948</text:p>
              </table:table-cell>
              <table:table-cell office:value-type="float" office:value="1.10197081851654">
                <text:p>1.1019708185165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96392071307889">
                <text:p>0.996392071307889</text:p>
              </table:table-cell>
              <table:table-cell office:value-type="float" office:value="1.10589432821508">
                <text:p>1.1058943282150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96760797535423">
                <text:p>0.996760797535423</text:p>
              </table:table-cell>
              <table:table-cell office:value-type="float" office:value="1.11103354734178">
                <text:p>1.1110335473417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97464842480236">
                <text:p>0.997464842480236</text:p>
              </table:table-cell>
              <table:table-cell office:value-type="float" office:value="1.11808068752169">
                <text:p>1.1180806875216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98354876758916">
                <text:p>0.998354876758916</text:p>
              </table:table-cell>
              <table:table-cell office:value-type="float" office:value="1.12273348705653">
                <text:p>1.1227334870565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99220059725995">
                <text:p>0.999220059725995</text:p>
              </table:table-cell>
              <table:table-cell office:value-type="float" office:value="1.12277138099867">
                <text:p>1.1227713809986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  <table:table-cell office:value-type="float" office:value="1.12083825814424">
                <text:p>1.120838258144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  <table:table-cell office:value-type="float" office:value="1.11754394514645">
                <text:p>1.1175439451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EN.B2:Graphs_EN.D244 Graphs_EN.C1:Graphs_EN.D1" chart:data-source-has-labels="both" svg:x="0.319cm" svg:y="0.18cm" svg:width="11.423cm" svg:height="8.646cm">
          <chart:coordinate-region svg:x="1.682cm" svg:y="0.379cm" svg:width="10.06cm" svg:height="7.8cm"/>
          <chart:axis chart:dimension="x" chart:name="primary-x" chart:style-name="ch4" chartooo:axis-type="auto">
            <chartooo:date-scale/>
            <chart:categories table:cell-range-address="Graphs_EN.B2:Graphs_EN.B2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EN.C2:Graphs_EN.C244" chart:label-cell-address="Graphs_EN.C1:Graphs_EN.C1" chart:class="chart:line">
            <chart:data-point chart:repeated="243"/>
          </chart:series>
          <chart:series chart:style-name="ch8" chart:values-cell-range-address="Graphs_EN.D2:Graphs_EN.D244" chart:label-cell-address="Graphs_EN.D1:Graphs_EN.D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EN.C1:Graphs_EN.C1</svg:desc>
                </draw:g>
              </table:table-cell>
              <table:table-cell office:value-type="string">
                <text:p>gamma(3.79,3.5)</text:p>
                <draw:g>
                  <svg:desc>Graphs_EN.D1:Graphs_E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244</svg:desc>
                </draw:g>
              </table:table-cell>
              <table:table-cell office:value-type="float" office:value="NaN">
                <text:p>NaN</text:p>
                <draw:g>
                  <svg:desc>Graphs_EN.C2:Graphs_EN.C244</svg:desc>
                </draw:g>
              </table:table-cell>
              <table:table-cell office:value-type="float" office:value="57902.8605248733">
                <text:p>57902.8605248733</text:p>
                <draw:g>
                  <svg:desc>Graphs_EN.D2:Graphs_E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53938.6770243839">
                <text:p>53938.677024383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50253.3612423798">
                <text:p>50253.361242379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6868.1246451794">
                <text:p>46868.124645179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3910.6499147399">
                <text:p>43910.649914739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41318.8783413138">
                <text:p>41318.878341313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9069.4331339227">
                <text:p>39069.433133922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7054.1059764267">
                <text:p>37054.10597642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5301.5415247181">
                <text:p>35301.541524718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3746.0639988383">
                <text:p>33746.063998838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2341.6446528206">
                <text:p>32341.644652820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1066.094193771">
                <text:p>31066.0941937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9927.8326058728">
                <text:p>29927.832605872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8958.1957563771">
                <text:p>28958.19575637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824.1737435317">
                <text:p>27824.173743531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6728.3828654441">
                <text:p>26728.382865444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5569.5109506175">
                <text:p>25569.51095061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4503.2110721691">
                <text:p>24503.211072169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3560.4281563207">
                <text:p>23560.42815632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2703.1023390933">
                <text:p>22703.10233909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1949.5793251038">
                <text:p>21949.57932510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1172.9985028262">
                <text:p>21172.99850282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0441.6147182652">
                <text:p>20441.614718265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0043.1861459691">
                <text:p>20043.18614596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19581.8400117403">
                <text:p>19581.84001174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19142.052000844">
                <text:p>19142.05200084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18959.3599757465">
                <text:p>18959.35997574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19042.1736936523">
                <text:p>19042.17369365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19241.3402756979">
                <text:p>19241.34027569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19405.2327917919">
                <text:p>19405.23279179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19663.1658835361">
                <text:p>19663.165883536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19995.0313540493">
                <text:p>19995.031354049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0471.8886731308">
                <text:p>20471.888673130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0909.9909022171">
                <text:p>20909.99090221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1320.1514253079">
                <text:p>21320.151425307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1745.4753175024">
                <text:p>21745.47531750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1934.1052513496">
                <text:p>21934.105251349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2266.5852622781">
                <text:p>22266.585262278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2536.3350107998">
                <text:p>22536.335010799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2778.7787700951">
                <text:p>22778.778770095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3202.3612642393">
                <text:p>23202.3612642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3459.128407417">
                <text:p>23459.1284074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3644.8275107721">
                <text:p>23644.827510772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3792.4441719551">
                <text:p>23792.444171955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4086.273836642">
                <text:p>24086.2738366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4274.1018741196">
                <text:p>24274.10187411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4363.4029299854">
                <text:p>24363.40292998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4158.4198884342">
                <text:p>24158.419888434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4068.4546407047">
                <text:p>24068.454640704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4140.6689495157">
                <text:p>24140.66894951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4092.7373344398">
                <text:p>24092.737334439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3822.389998486">
                <text:p>23822.3899984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3484.6301408859">
                <text:p>23484.630140885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3001.8070038944">
                <text:p>23001.8070038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2541.4026252067">
                <text:p>22541.40262520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2063.345158938">
                <text:p>22063.34515893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1577.3383325512">
                <text:p>21577.33833255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1020.2604413744">
                <text:p>21020.260441374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0541.7430467262">
                <text:p>20541.74304672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0088.3748792985">
                <text:p>20088.374879298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19343.8061333361">
                <text:p>19343.806133336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18659.5524130741">
                <text:p>18659.55241307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8086.0638734934">
                <text:p>18086.063873493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7346.2552627158">
                <text:p>17346.25526271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6681.46979885">
                <text:p>16681.4697988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6102.4103992444">
                <text:p>16102.410399244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5651.5771738409">
                <text:p>15651.577173840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5168.2807057872">
                <text:p>15168.280705787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4647.9149888631">
                <text:p>14647.914988863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4253.370174887">
                <text:p>14253.37017488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4136.2305978657">
                <text:p>14136.23059786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4002.2105102466">
                <text:p>14002.210510246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3962.9575695218">
                <text:p>13962.95756952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3889.849292312">
                <text:p>13889.84929231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3822.3686150236">
                <text:p>13822.36861502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3911.3386028827">
                <text:p>13911.338602882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4026.040949487">
                <text:p>14026.04094948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4113.6982486687">
                <text:p>14113.69824866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4327.2205962168">
                <text:p>14327.22059621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4701.2657892719">
                <text:p>14701.265789271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024.3462722524">
                <text:p>15024.34627225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5365.2938084423">
                <text:p>15365.293808442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5949.3738033927">
                <text:p>15949.373803392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6481.0470066918">
                <text:p>16481.04700669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146.0534739742">
                <text:p>17146.053473974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073.0662220927">
                <text:p>18073.066222092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19106.053125351">
                <text:p>19106.05312535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0344.9406207693">
                <text:p>20344.940620769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1670.322167405">
                <text:p>21670.32216740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3013.8042635042">
                <text:p>23013.804263504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4826.56325855">
                <text:p>24826.5632585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6986.82064297">
                <text:p>26986.8206429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29661.4354495359">
                <text:p>29661.435449535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2569.0006600746">
                <text:p>32569.000660074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35970.7511701356">
                <text:p>35970.751170135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39984.3025167968">
                <text:p>39984.30251679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44404.7456588729">
                <text:p>44404.74565887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49413.2405870119">
                <text:p>49413.24058701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54760.8044507496">
                <text:p>54760.80445074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0935.6714690539">
                <text:p>60935.671469053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67589.9447680604">
                <text:p>67589.944768060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75097.6980851975">
                <text:p>75097.69808519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83612.6621873452">
                <text:p>83612.662187345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92554.929366608">
                <text:p>92554.92936660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02152.303103834">
                <text:p>102152.30310383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11724.412552532">
                <text:p>111724.4125525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20809.414682389">
                <text:p>120809.41468238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29105.007688178">
                <text:p>129105.0076881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37207.630532922">
                <text:p>137207.63053292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44975.467525569">
                <text:p>144975.46752556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52855.189756868">
                <text:p>152855.189756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59861.996147397">
                <text:p>159861.9961473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65836.557760876">
                <text:p>165836.55776087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71244.208266565">
                <text:p>171244.20826656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76669.281853139">
                <text:p>176669.2818531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182182.464683327">
                <text:p>182182.46468332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187585.65051249">
                <text:p>187585.650512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192559.43172553">
                <text:p>192559.431725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197786.957022304">
                <text:p>197786.95702230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02929.48627971">
                <text:p>202929.486279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08632.299229802">
                <text:p>208632.2992298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14111.892893975">
                <text:p>214111.8928939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20139.069904218">
                <text:p>220139.06990421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27058.574938699">
                <text:p>227058.57493869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34755.92967649">
                <text:p>234755.9296764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42820.434934043">
                <text:p>242820.4349340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51655.936302177">
                <text:p>251655.93630217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60801.23423691">
                <text:p>260801.234236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269765.994564839">
                <text:p>269765.99456483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279508.580088308">
                <text:p>279508.58008830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289555.702293771">
                <text:p>289555.7022937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00163.531836775">
                <text:p>300163.5318367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10783.10774711">
                <text:p>310783.107747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22637.067123602">
                <text:p>322637.0671236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34714.126384181">
                <text:p>334714.12638418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46955.587921831">
                <text:p>346955.5879218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358448.718522578">
                <text:p>358448.71852257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369420.237319865">
                <text:p>369420.2373198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379863.003724003">
                <text:p>379863.00372400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389277.302687036">
                <text:p>389277.30268703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397400.998662748">
                <text:p>397400.99866274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04666.722809343">
                <text:p>404666.7228093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11132.195516195">
                <text:p>411132.19551619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16809.669566229">
                <text:p>416809.6695662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21598.587122399">
                <text:p>421598.5871223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24775.935554583">
                <text:p>424775.93555458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26029.25415421">
                <text:p>426029.2541542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25952.925484908">
                <text:p>425952.9254849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25466.819461601">
                <text:p>425466.8194616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24220.342723651">
                <text:p>424220.34272365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23077.944125349">
                <text:p>423077.9441253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21944.181341692">
                <text:p>421944.1813416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21040.373789058">
                <text:p>421040.37378905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21168.858331201">
                <text:p>421168.8583312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21292.513066652">
                <text:p>421292.51306665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20544.319064555">
                <text:p>420544.31906455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20357.983950253">
                <text:p>420357.98395025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20194.596550375">
                <text:p>420194.596550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19750.518179607">
                <text:p>419750.51817960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19649.427974216">
                <text:p>419649.42797421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19539.827342806">
                <text:p>419539.8273428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18395.688193767">
                <text:p>418395.6881937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16755.42157907">
                <text:p>416755.4215790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13784.947585673">
                <text:p>413784.94758567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09741.050899162">
                <text:p>409741.0508991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03868.145014052">
                <text:p>403868.14501405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396091.288165711">
                <text:p>396091.288165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386245.437679752">
                <text:p>386245.4376797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375430.412871927">
                <text:p>375430.41287192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63922.089567766">
                <text:p>363922.08956776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51631.24881747">
                <text:p>351631.2488174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38647.770789">
                <text:p>338647.77078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25645.652959675">
                <text:p>325645.6529596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13084.554697644">
                <text:p>313084.55469764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00611.339532959">
                <text:p>300611.33953295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288247.446865631">
                <text:p>288247.44686563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76571.052856452">
                <text:p>276571.05285645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65694.549349494">
                <text:p>265694.54934949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55963.077384749">
                <text:p>255963.07738474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47296.387829502">
                <text:p>247296.38782950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39745.197991126">
                <text:p>239745.197991126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33203.536829718">
                <text:p>233203.53682971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28047.42292975">
                <text:p>228047.4229297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23885.160304103">
                <text:p>223885.16030410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21772.098496397">
                <text:p>221772.09849639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21530.041841694">
                <text:p>221530.04184169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23214.289205475">
                <text:p>223214.2892054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26299.931462458">
                <text:p>226299.93146245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1919.799741759">
                <text:p>231919.79974175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39922.991870613">
                <text:p>239922.99187061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0356.538436001">
                <text:p>250356.53843600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2653.970704582">
                <text:p>262653.9707045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77158.101769167">
                <text:p>277158.10176916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3150.518819174">
                <text:p>293150.51881917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0796.203681265">
                <text:p>310796.20368126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0061.895466581">
                <text:p>330061.8954665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49863.740570973">
                <text:p>349863.74057097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70393.937001915">
                <text:p>370393.93700191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90722.503622969">
                <text:p>390722.50362296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12563.948609887">
                <text:p>412563.948609887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5748.263741003">
                <text:p>435748.26374100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9300.22093194">
                <text:p>459300.22093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84517.434567655">
                <text:p>484517.43456765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10176.359676151">
                <text:p>510176.3596761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35294.825900872">
                <text:p>535294.82590087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9302.048254132">
                <text:p>559302.04825413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81873.532443912">
                <text:p>581873.53244391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602534.743920922">
                <text:p>602534.7439209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20134.712047681">
                <text:p>620134.7120476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34931.079429521">
                <text:p>634931.07942952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6174.719596321">
                <text:p>646174.71959632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53730.975423396">
                <text:p>653730.97542339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8646.546247629">
                <text:p>658646.54624762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9892.187966257">
                <text:p>659892.18796625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752.634164054">
                <text:p>657752.63416405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1790.531303276">
                <text:p>651790.5313032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2072.388861418">
                <text:p>642072.38886141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29462.316795028">
                <text:p>629462.3167950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5159.515546419">
                <text:p>615159.51554641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599131.256277689">
                <text:p>599131.25627768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1902.914950066">
                <text:p>581902.91495006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3096.341521148">
                <text:p>563096.34152114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3881.917989245">
                <text:p>543881.91798924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24788.886873284">
                <text:p>524788.88687328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05661.135774741">
                <text:p>505661.13577474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86986.739619181">
                <text:p>486986.7396191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69056.622867822">
                <text:p>469056.62286782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52111.132960294">
                <text:p>452111.1329602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36232.956379743">
                <text:p>436232.95637974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20584.937334412">
                <text:p>420584.93733441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05149.255116794">
                <text:p>405149.25511679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390029.785569562">
                <text:p>390029.7855695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75038.606332341">
                <text:p>375038.6063323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60247.11582538">
                <text:p>360247.115825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45842.716757522">
                <text:p>345842.71675752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31655.018581128">
                <text:p>331655.01858112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17617.980990164">
                <text:p>317617.98099016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03898.103291658">
                <text:p>303898.1032916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290624.407162113">
                <text:p>290624.4071621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77980.555492307">
                <text:p>277980.555492307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65444.807948369">
                <text:p>265444.80794836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EN.B2:Graphs_EN.D244 Graphs_EN.C1:Graphs_EN.D1" chart:data-source-has-labels="both" svg:x="0.319cm" svg:y="0.18cm" svg:width="11.423cm" svg:height="8.646cm">
          <chart:coordinate-region svg:x="1.866cm" svg:y="0.379cm" svg:width="9.876cm" svg:height="7.8cm"/>
          <chart:axis chart:dimension="x" chart:name="primary-x" chart:style-name="ch4" chartooo:axis-type="auto">
            <chartooo:date-scale/>
            <chart:categories table:cell-range-address="Graphs_EN.B2:Graphs_EN.B2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EN.C2:Graphs_EN.C244" chart:label-cell-address="Graphs_EN.C1:Graphs_EN.C1" chart:class="chart:line">
            <chart:data-point chart:repeated="243"/>
          </chart:series>
          <chart:series chart:style-name="ch9" chart:values-cell-range-address="Graphs_EN.D2:Graphs_EN.D244" chart:label-cell-address="Graphs_EN.D1:Graphs_EN.D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EN.C1:Graphs_EN.C1</svg:desc>
                </draw:g>
              </table:table-cell>
              <table:table-cell office:value-type="string">
                <text:p>gamma(3.79,3.5)</text:p>
                <draw:g>
                  <svg:desc>Graphs_EN.D1:Graphs_E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244</svg:desc>
                </draw:g>
              </table:table-cell>
              <table:table-cell office:value-type="float" office:value="NaN">
                <text:p>NaN</text:p>
                <draw:g>
                  <svg:desc>Graphs_EN.C2:Graphs_EN.C244</svg:desc>
                </draw:g>
              </table:table-cell>
              <table:table-cell office:value-type="float" office:value="57902.8605248733">
                <text:p>57902.8605248733</text:p>
                <draw:g>
                  <svg:desc>Graphs_EN.D2:Graphs_E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53938.6770243839">
                <text:p>53938.677024383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50253.3612423798">
                <text:p>50253.361242379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6868.1246451794">
                <text:p>46868.124645179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3910.6499147399">
                <text:p>43910.649914739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41318.8783413138">
                <text:p>41318.878341313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9069.4331339227">
                <text:p>39069.433133922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7054.1059764267">
                <text:p>37054.10597642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5301.5415247181">
                <text:p>35301.541524718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3746.0639988383">
                <text:p>33746.063998838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2341.6446528206">
                <text:p>32341.644652820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1066.094193771">
                <text:p>31066.0941937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9927.8326058728">
                <text:p>29927.832605872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8958.1957563771">
                <text:p>28958.19575637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824.1737435317">
                <text:p>27824.173743531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6728.3828654441">
                <text:p>26728.382865444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5569.5109506175">
                <text:p>25569.51095061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4503.2110721691">
                <text:p>24503.211072169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3560.4281563207">
                <text:p>23560.42815632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2703.1023390933">
                <text:p>22703.10233909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1949.5793251038">
                <text:p>21949.57932510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1172.9985028262">
                <text:p>21172.99850282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0441.6147182652">
                <text:p>20441.614718265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0043.1861459691">
                <text:p>20043.18614596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19581.8400117403">
                <text:p>19581.84001174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19142.052000844">
                <text:p>19142.05200084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18959.3599757465">
                <text:p>18959.35997574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19042.1736936523">
                <text:p>19042.17369365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19241.3402756979">
                <text:p>19241.34027569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19405.2327917919">
                <text:p>19405.23279179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19663.1658835361">
                <text:p>19663.165883536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19995.0313540493">
                <text:p>19995.031354049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0471.8886731308">
                <text:p>20471.888673130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0909.9909022171">
                <text:p>20909.99090221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1320.1514253079">
                <text:p>21320.151425307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1745.4753175024">
                <text:p>21745.47531750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1934.1052513496">
                <text:p>21934.105251349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2266.5852622781">
                <text:p>22266.585262278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2536.3350107998">
                <text:p>22536.335010799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2778.7787700951">
                <text:p>22778.778770095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3202.3612642393">
                <text:p>23202.3612642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3459.128407417">
                <text:p>23459.1284074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3644.8275107721">
                <text:p>23644.827510772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3792.4441719551">
                <text:p>23792.444171955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4086.273836642">
                <text:p>24086.2738366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4274.1018741196">
                <text:p>24274.10187411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4363.4029299854">
                <text:p>24363.40292998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4158.4198884342">
                <text:p>24158.419888434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4068.4546407047">
                <text:p>24068.454640704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4140.6689495157">
                <text:p>24140.66894951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4092.7373344398">
                <text:p>24092.737334439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3822.389998486">
                <text:p>23822.3899984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3484.6301408859">
                <text:p>23484.630140885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3001.8070038944">
                <text:p>23001.8070038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2541.4026252067">
                <text:p>22541.40262520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2063.345158938">
                <text:p>22063.34515893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1577.3383325512">
                <text:p>21577.33833255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1020.2604413744">
                <text:p>21020.260441374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0541.7430467262">
                <text:p>20541.74304672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0088.3748792985">
                <text:p>20088.374879298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19343.8061333361">
                <text:p>19343.806133336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18659.5524130741">
                <text:p>18659.55241307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8086.0638734934">
                <text:p>18086.063873493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7346.2552627158">
                <text:p>17346.25526271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6681.46979885">
                <text:p>16681.4697988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6102.4103992444">
                <text:p>16102.410399244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5651.5771738409">
                <text:p>15651.577173840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5168.2807057872">
                <text:p>15168.280705787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4647.9149888631">
                <text:p>14647.914988863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4253.370174887">
                <text:p>14253.37017488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4136.2305978657">
                <text:p>14136.23059786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4002.2105102466">
                <text:p>14002.210510246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3962.9575695218">
                <text:p>13962.95756952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3889.849292312">
                <text:p>13889.84929231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3822.3686150236">
                <text:p>13822.36861502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3911.3386028827">
                <text:p>13911.338602882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4026.040949487">
                <text:p>14026.04094948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4113.6982486687">
                <text:p>14113.69824866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4327.2205962168">
                <text:p>14327.22059621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4701.2657892719">
                <text:p>14701.265789271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024.3462722524">
                <text:p>15024.34627225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5365.2938084423">
                <text:p>15365.293808442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5949.3738033927">
                <text:p>15949.373803392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6481.0470066918">
                <text:p>16481.04700669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146.0534739742">
                <text:p>17146.053473974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073.0662220927">
                <text:p>18073.066222092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19106.053125351">
                <text:p>19106.05312535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0344.9406207693">
                <text:p>20344.940620769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1670.322167405">
                <text:p>21670.32216740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3013.8042635042">
                <text:p>23013.804263504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4826.56325855">
                <text:p>24826.5632585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6986.82064297">
                <text:p>26986.8206429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29661.4354495359">
                <text:p>29661.435449535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2569.0006600746">
                <text:p>32569.000660074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35970.7511701356">
                <text:p>35970.751170135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39984.3025167968">
                <text:p>39984.30251679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44404.7456588729">
                <text:p>44404.74565887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49413.2405870119">
                <text:p>49413.24058701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54760.8044507496">
                <text:p>54760.80445074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0935.6714690539">
                <text:p>60935.671469053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67589.9447680604">
                <text:p>67589.944768060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75097.6980851975">
                <text:p>75097.69808519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83612.6621873452">
                <text:p>83612.662187345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92554.929366608">
                <text:p>92554.92936660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02152.303103834">
                <text:p>102152.30310383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11724.412552532">
                <text:p>111724.4125525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20809.414682389">
                <text:p>120809.41468238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29105.007688178">
                <text:p>129105.0076881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37207.630532922">
                <text:p>137207.63053292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44975.467525569">
                <text:p>144975.46752556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52855.189756868">
                <text:p>152855.189756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59861.996147397">
                <text:p>159861.9961473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65836.557760876">
                <text:p>165836.55776087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71244.208266565">
                <text:p>171244.20826656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76669.281853139">
                <text:p>176669.2818531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182182.464683327">
                <text:p>182182.46468332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187585.65051249">
                <text:p>187585.650512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192559.43172553">
                <text:p>192559.431725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197786.957022304">
                <text:p>197786.95702230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02929.48627971">
                <text:p>202929.486279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08632.299229802">
                <text:p>208632.2992298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14111.892893975">
                <text:p>214111.8928939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20139.069904218">
                <text:p>220139.06990421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27058.574938699">
                <text:p>227058.57493869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34755.92967649">
                <text:p>234755.9296764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42820.434934043">
                <text:p>242820.4349340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51655.936302177">
                <text:p>251655.93630217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60801.23423691">
                <text:p>260801.234236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269765.994564839">
                <text:p>269765.99456483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279508.580088308">
                <text:p>279508.58008830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289555.702293771">
                <text:p>289555.7022937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00163.531836775">
                <text:p>300163.5318367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10783.10774711">
                <text:p>310783.107747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22637.067123602">
                <text:p>322637.0671236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34714.126384181">
                <text:p>334714.12638418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46955.587921831">
                <text:p>346955.5879218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358448.718522578">
                <text:p>358448.71852257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369420.237319865">
                <text:p>369420.2373198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379863.003724003">
                <text:p>379863.00372400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389277.302687036">
                <text:p>389277.30268703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397400.998662748">
                <text:p>397400.99866274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04666.722809343">
                <text:p>404666.7228093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11132.195516195">
                <text:p>411132.19551619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16809.669566229">
                <text:p>416809.6695662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21598.587122399">
                <text:p>421598.5871223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24775.935554583">
                <text:p>424775.93555458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26029.25415421">
                <text:p>426029.2541542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25952.925484908">
                <text:p>425952.9254849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25466.819461601">
                <text:p>425466.8194616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24220.342723651">
                <text:p>424220.34272365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23077.944125349">
                <text:p>423077.9441253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21944.181341692">
                <text:p>421944.1813416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21040.373789058">
                <text:p>421040.37378905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21168.858331201">
                <text:p>421168.8583312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21292.513066652">
                <text:p>421292.51306665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20544.319064555">
                <text:p>420544.31906455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20357.983950253">
                <text:p>420357.98395025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20194.596550375">
                <text:p>420194.596550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19750.518179607">
                <text:p>419750.51817960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19649.427974216">
                <text:p>419649.42797421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19539.827342806">
                <text:p>419539.8273428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18395.688193767">
                <text:p>418395.6881937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16755.42157907">
                <text:p>416755.4215790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13784.947585673">
                <text:p>413784.94758567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09741.050899162">
                <text:p>409741.0508991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03868.145014052">
                <text:p>403868.14501405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396091.288165711">
                <text:p>396091.288165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386245.437679752">
                <text:p>386245.4376797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375430.412871927">
                <text:p>375430.41287192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63922.089567766">
                <text:p>363922.08956776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51631.24881747">
                <text:p>351631.2488174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38647.770789">
                <text:p>338647.77078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25645.652959675">
                <text:p>325645.6529596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13084.554697644">
                <text:p>313084.55469764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00611.339532959">
                <text:p>300611.33953295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288247.446865631">
                <text:p>288247.44686563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76571.052856452">
                <text:p>276571.05285645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65694.549349494">
                <text:p>265694.54934949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55963.077384749">
                <text:p>255963.07738474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47296.387829502">
                <text:p>247296.38782950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39745.197991126">
                <text:p>239745.197991126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33203.536829718">
                <text:p>233203.53682971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28047.42292975">
                <text:p>228047.4229297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23885.160304103">
                <text:p>223885.16030410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21772.098496397">
                <text:p>221772.09849639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21530.041841694">
                <text:p>221530.04184169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23214.289205475">
                <text:p>223214.2892054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26299.931462458">
                <text:p>226299.93146245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1919.799741759">
                <text:p>231919.79974175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39922.991870613">
                <text:p>239922.99187061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0356.538436001">
                <text:p>250356.53843600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2653.970704582">
                <text:p>262653.9707045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77158.101769167">
                <text:p>277158.10176916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3150.518819174">
                <text:p>293150.51881917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0796.203681265">
                <text:p>310796.20368126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0061.895466581">
                <text:p>330061.8954665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49863.740570973">
                <text:p>349863.74057097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70393.937001915">
                <text:p>370393.93700191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90722.503622969">
                <text:p>390722.50362296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12563.948609887">
                <text:p>412563.948609887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5748.263741003">
                <text:p>435748.26374100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9300.22093194">
                <text:p>459300.22093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84517.434567655">
                <text:p>484517.43456765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10176.359676151">
                <text:p>510176.3596761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35294.825900872">
                <text:p>535294.82590087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9302.048254132">
                <text:p>559302.04825413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81873.532443912">
                <text:p>581873.53244391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602534.743920922">
                <text:p>602534.7439209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20134.712047681">
                <text:p>620134.7120476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34931.079429521">
                <text:p>634931.07942952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6174.719596321">
                <text:p>646174.71959632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53730.975423396">
                <text:p>653730.97542339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8646.546247629">
                <text:p>658646.54624762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9892.187966257">
                <text:p>659892.18796625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752.634164054">
                <text:p>657752.63416405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1790.531303276">
                <text:p>651790.5313032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2072.388861418">
                <text:p>642072.38886141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29462.316795028">
                <text:p>629462.3167950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5159.515546419">
                <text:p>615159.51554641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599131.256277689">
                <text:p>599131.25627768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1902.914950066">
                <text:p>581902.91495006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3096.341521148">
                <text:p>563096.34152114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3881.917989245">
                <text:p>543881.91798924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24788.886873284">
                <text:p>524788.88687328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05661.135774741">
                <text:p>505661.13577474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86986.739619181">
                <text:p>486986.7396191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69056.622867822">
                <text:p>469056.62286782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52111.132960294">
                <text:p>452111.1329602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36232.956379743">
                <text:p>436232.95637974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20584.937334412">
                <text:p>420584.93733441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05149.255116794">
                <text:p>405149.25511679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390029.785569562">
                <text:p>390029.7855695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75038.606332341">
                <text:p>375038.6063323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60247.11582538">
                <text:p>360247.115825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45842.716757522">
                <text:p>345842.71675752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31655.018581128">
                <text:p>331655.01858112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17617.980990164">
                <text:p>317617.98099016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03898.103291658">
                <text:p>303898.1032916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290624.407162113">
                <text:p>290624.4071621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77980.555492307">
                <text:p>277980.555492307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65444.807948369">
                <text:p>265444.80794836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3cm" svg:height="9.005cm" xlink:href=".." xlink:type="simple" chart:class="chart:line" chart:style-name="ch1">
        <chart:legend chart:legend-position="end" svg:x="11.504cm" svg:y="3.954cm" style:legend-expansion="high" chart:style-name="ch2"/>
        <chart:plot-area chart:style-name="ch3" table:cell-range-address="Graphs_EN.B2:Graphs_EN.B500 Graphs_EN.E2:Graphs_EN.E500 Graphs_EN.G2:Graphs_EN.G500" chart:data-source-has-labels="column" svg:x="0.287cm" svg:y="0.18cm" svg:width="10.93cm" svg:height="8.645cm">
          <chart:coordinate-region svg:x="1.799cm" svg:y="0.379cm" svg:width="9.33cm" svg:height="7.799cm"/>
          <chart:axis chart:dimension="x" chart:name="primary-x" chart:style-name="ch4" chartooo:axis-type="auto">
            <chartooo:date-scale/>
            <chart:categories table:cell-range-address="Graphs_EN.B2:Graphs_E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EN.E2:Graphs_EN.E500" chart:class="chart:line">
            <chart:data-point chart:repeated="499"/>
          </chart:series>
          <chart:series chart:style-name="ch8" chart:values-cell-range-address="Graphs_EN.G2:Graphs_EN.G500" chart:class="chart:line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500</svg:desc>
                </draw:g>
              </table:table-cell>
              <table:table-cell office:value-type="float" office:value="NaN">
                <text:p>NaN</text:p>
                <draw:g>
                  <svg:desc>Graphs_EN.E2:Graphs_EN.E500</svg:desc>
                </draw:g>
              </table:table-cell>
              <table:table-cell office:value-type="float" office:value="NaN">
                <text:p>NaN</text:p>
                <draw:g>
                  <svg:desc>Graphs_EN.G2:Graphs_EN.G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897253120296232">
                <text:p>0.897253120296232</text:p>
              </table:table-cell>
              <table:table-cell office:value-type="float" office:value="0.968395519845899">
                <text:p>0.96839551984589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02007112488176">
                <text:p>0.902007112488176</text:p>
              </table:table-cell>
              <table:table-cell office:value-type="float" office:value="0.968204148949787">
                <text:p>0.96820414894978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05497107429314">
                <text:p>0.905497107429314</text:p>
              </table:table-cell>
              <table:table-cell office:value-type="float" office:value="0.970934442515387">
                <text:p>0.97093444251538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06541368559844">
                <text:p>0.906541368559844</text:p>
              </table:table-cell>
              <table:table-cell office:value-type="float" office:value="0.973416335007666">
                <text:p>0.97341633500766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08954982973808">
                <text:p>0.908954982973808</text:p>
              </table:table-cell>
              <table:table-cell office:value-type="float" office:value="0.960191775573131">
                <text:p>0.96019177557313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1135988356079">
                <text:p>0.91135988356079</text:p>
              </table:table-cell>
              <table:table-cell office:value-type="float" office:value="0.951374722613568">
                <text:p>0.95137472261356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13239765691108">
                <text:p>0.913239765691108</text:p>
              </table:table-cell>
              <table:table-cell office:value-type="float" office:value="0.956231579500517">
                <text:p>0.95623157950051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15933049519675">
                <text:p>0.915933049519675</text:p>
              </table:table-cell>
              <table:table-cell office:value-type="float" office:value="0.946005269170669">
                <text:p>0.94600526917066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15828746664342">
                <text:p>0.915828746664342</text:p>
              </table:table-cell>
              <table:table-cell office:value-type="float" office:value="0.920632369736262">
                <text:p>0.92063236973626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18022353906451">
                <text:p>0.918022353906451</text:p>
              </table:table-cell>
              <table:table-cell office:value-type="float" office:value="0.904568809870146">
                <text:p>0.90456880987014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20573417439988">
                <text:p>0.920573417439988</text:p>
              </table:table-cell>
              <table:table-cell office:value-type="float" office:value="0.903350096375351">
                <text:p>0.90335009637535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23668269055568">
                <text:p>0.923668269055568</text:p>
              </table:table-cell>
              <table:table-cell office:value-type="float" office:value="0.903853203091981">
                <text:p>0.90385320309198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24571992191548">
                <text:p>0.924571992191548</text:p>
              </table:table-cell>
              <table:table-cell office:value-type="float" office:value="0.897299655277328">
                <text:p>0.8972996552773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25162151804495">
                <text:p>0.925162151804495</text:p>
              </table:table-cell>
              <table:table-cell office:value-type="float" office:value="0.888614487435024">
                <text:p>0.88861448743502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2444388207364">
                <text:p>0.92444388207364</text:p>
              </table:table-cell>
              <table:table-cell office:value-type="float" office:value="0.883992943543634">
                <text:p>0.88399294354363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2438350903224">
                <text:p>0.92438350903224</text:p>
              </table:table-cell>
              <table:table-cell office:value-type="float" office:value="0.887605153954141">
                <text:p>0.88760515395414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25412430249617">
                <text:p>0.925412430249617</text:p>
              </table:table-cell>
              <table:table-cell office:value-type="float" office:value="0.889857095086971">
                <text:p>0.88985709508697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25378042907327">
                <text:p>0.925378042907327</text:p>
              </table:table-cell>
              <table:table-cell office:value-type="float" office:value="0.899475942800327">
                <text:p>0.89947594280032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23270142634234">
                <text:p>0.923270142634234</text:p>
              </table:table-cell>
              <table:table-cell office:value-type="float" office:value="0.901662642095916">
                <text:p>0.90166264209591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21857175197075">
                <text:p>0.921857175197075</text:p>
              </table:table-cell>
              <table:table-cell office:value-type="float" office:value="0.897222742641811">
                <text:p>0.89722274264181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21708871150765">
                <text:p>0.921708871150765</text:p>
              </table:table-cell>
              <table:table-cell office:value-type="float" office:value="0.900983734624985">
                <text:p>0.90098373462498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2192386191982">
                <text:p>0.92192386191982</text:p>
              </table:table-cell>
              <table:table-cell office:value-type="float" office:value="0.89545993918721">
                <text:p>0.8954599391872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21630692888635">
                <text:p>0.921630692888635</text:p>
              </table:table-cell>
              <table:table-cell office:value-type="float" office:value="0.894902031159955">
                <text:p>0.89490203115995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22446980829272">
                <text:p>0.922446980829272</text:p>
              </table:table-cell>
              <table:table-cell office:value-type="float" office:value="0.905185207485944">
                <text:p>0.90518520748594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24230090395809">
                <text:p>0.924230090395809</text:p>
              </table:table-cell>
              <table:table-cell office:value-type="float" office:value="0.911282263053525">
                <text:p>0.91128226305352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27607229649354">
                <text:p>0.927607229649354</text:p>
              </table:table-cell>
              <table:table-cell office:value-type="float" office:value="0.910606310115004">
                <text:p>0.91060631011500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31040392167658">
                <text:p>0.931040392167658</text:p>
              </table:table-cell>
              <table:table-cell office:value-type="float" office:value="0.912566267842097">
                <text:p>0.91256626784209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33390144250291">
                <text:p>0.933390144250291</text:p>
              </table:table-cell>
              <table:table-cell office:value-type="float" office:value="0.922773008164864">
                <text:p>0.92277300816486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33959786346453">
                <text:p>0.933959786346453</text:p>
              </table:table-cell>
              <table:table-cell office:value-type="float" office:value="0.93843202928013">
                <text:p>0.9384320292801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37208551844058">
                <text:p>0.937208551844058</text:p>
              </table:table-cell>
              <table:table-cell office:value-type="float" office:value="0.948693629020478">
                <text:p>0.94869362902047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40832994020807">
                <text:p>0.940832994020807</text:p>
              </table:table-cell>
              <table:table-cell office:value-type="float" office:value="0.941524800409615">
                <text:p>0.94152480040961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4340820520273">
                <text:p>0.94340820520273</text:p>
              </table:table-cell>
              <table:table-cell office:value-type="float" office:value="0.942457358804659">
                <text:p>0.94245735880465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45257281260421">
                <text:p>0.945257281260421</text:p>
              </table:table-cell>
              <table:table-cell office:value-type="float" office:value="0.95788638757393">
                <text:p>0.9578863875739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47572047118732">
                <text:p>0.947572047118732</text:p>
              </table:table-cell>
              <table:table-cell office:value-type="float" office:value="0.972108323602827">
                <text:p>0.97210832360282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48111379447695">
                <text:p>0.948111379447695</text:p>
              </table:table-cell>
              <table:table-cell office:value-type="float" office:value="0.981934986211365">
                <text:p>0.98193498621136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45713314865944">
                <text:p>0.945713314865944</text:p>
              </table:table-cell>
              <table:table-cell office:value-type="float" office:value="0.985285955280443">
                <text:p>0.98528595528044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43203357873194">
                <text:p>0.943203357873194</text:p>
              </table:table-cell>
              <table:table-cell office:value-type="float" office:value="0.983322404056912">
                <text:p>0.98332240405691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41370384328036">
                <text:p>0.941370384328036</text:p>
              </table:table-cell>
              <table:table-cell office:value-type="float" office:value="0.983430325165361">
                <text:p>0.98343032516536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38650609947523">
                <text:p>0.938650609947523</text:p>
              </table:table-cell>
              <table:table-cell office:value-type="float" office:value="0.985229105447077">
                <text:p>0.98522910544707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34438233910514">
                <text:p>0.934438233910514</text:p>
              </table:table-cell>
              <table:table-cell office:value-type="float" office:value="0.981547178255263">
                <text:p>0.98154717825526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30552961917561">
                <text:p>0.930552961917561</text:p>
              </table:table-cell>
              <table:table-cell office:value-type="float" office:value="0.973720658417071">
                <text:p>0.9737206584170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24515168855504">
                <text:p>0.924515168855504</text:p>
              </table:table-cell>
              <table:table-cell office:value-type="float" office:value="0.981769198394833">
                <text:p>0.9817691983948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19212158371767">
                <text:p>0.919212158371767</text:p>
              </table:table-cell>
              <table:table-cell office:value-type="float" office:value="0.989599215576202">
                <text:p>0.98959921557620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1390782822296">
                <text:p>0.91390782822296</text:p>
              </table:table-cell>
              <table:table-cell office:value-type="float" office:value="0.977462867351275">
                <text:p>0.97746286735127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09831578716741">
                <text:p>0.909831578716741</text:p>
              </table:table-cell>
              <table:table-cell office:value-type="float" office:value="0.978715565579483">
                <text:p>0.97871556557948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06655322509726">
                <text:p>0.906655322509726</text:p>
              </table:table-cell>
              <table:table-cell office:value-type="float" office:value="0.982996478840498">
                <text:p>0.98299647884049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05177406659878">
                <text:p>0.905177406659878</text:p>
              </table:table-cell>
              <table:table-cell office:value-type="float" office:value="0.975098632109273">
                <text:p>0.97509863210927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0447713118507">
                <text:p>0.90447713118507</text:p>
              </table:table-cell>
              <table:table-cell office:value-type="float" office:value="0.963992815550334">
                <text:p>0.96399281555033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04643860726708">
                <text:p>0.904643860726708</text:p>
              </table:table-cell>
              <table:table-cell office:value-type="float" office:value="0.960355823651165">
                <text:p>0.96035582365116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04259874140721">
                <text:p>0.904259874140721</text:p>
              </table:table-cell>
              <table:table-cell office:value-type="float" office:value="0.966218961270722">
                <text:p>0.96621896127072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04765775515636">
                <text:p>0.904765775515636</text:p>
              </table:table-cell>
              <table:table-cell office:value-type="float" office:value="0.962841846357871">
                <text:p>0.9628418463578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07852851661295">
                <text:p>0.907852851661295</text:p>
              </table:table-cell>
              <table:table-cell office:value-type="float" office:value="0.940714096411199">
                <text:p>0.94071409641119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11320445902669">
                <text:p>0.911320445902669</text:p>
              </table:table-cell>
              <table:table-cell office:value-type="float" office:value="0.927666931866821">
                <text:p>0.92766693186682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1630552680949">
                <text:p>0.91630552680949</text:p>
              </table:table-cell>
              <table:table-cell office:value-type="float" office:value="0.927676400976228">
                <text:p>0.92767640097622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19461863141114">
                <text:p>0.919461863141114</text:p>
              </table:table-cell>
              <table:table-cell office:value-type="float" office:value="0.92689980235937">
                <text:p>0.9268998023593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24227463959049">
                <text:p>0.924227463959049</text:p>
              </table:table-cell>
              <table:table-cell office:value-type="float" office:value="0.9336278913746">
                <text:p>0.933627891374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30066994918052">
                <text:p>0.930066994918052</text:p>
              </table:table-cell>
              <table:table-cell office:value-type="float" office:value="0.928630289287063">
                <text:p>0.92863028928706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33966847864278">
                <text:p>0.933966847864278</text:p>
              </table:table-cell>
              <table:table-cell office:value-type="float" office:value="0.920404702359284">
                <text:p>0.92040470235928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39016446552424">
                <text:p>0.939016446552424</text:p>
              </table:table-cell>
              <table:table-cell office:value-type="float" office:value="0.925552999044646">
                <text:p>0.92555299904464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42237326342219">
                <text:p>0.942237326342219</text:p>
              </table:table-cell>
              <table:table-cell office:value-type="float" office:value="0.922430085769801">
                <text:p>0.92243008576980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47812191507325">
                <text:p>0.947812191507325</text:p>
              </table:table-cell>
              <table:table-cell office:value-type="float" office:value="0.909930849431047">
                <text:p>0.90993084943104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53852424867982">
                <text:p>0.953852424867982</text:p>
              </table:table-cell>
              <table:table-cell office:value-type="float" office:value="0.909593925730995">
                <text:p>0.9095939257309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58845080503302">
                <text:p>0.958845080503302</text:p>
              </table:table-cell>
              <table:table-cell office:value-type="float" office:value="0.917407539026024">
                <text:p>0.91740753902602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61025378302488">
                <text:p>0.961025378302488</text:p>
              </table:table-cell>
              <table:table-cell office:value-type="float" office:value="0.90528808453706">
                <text:p>0.9052880845370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59118075657563">
                <text:p>0.959118075657563</text:p>
              </table:table-cell>
              <table:table-cell office:value-type="float" office:value="0.894186578284894">
                <text:p>0.89418657828489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57576453145176">
                <text:p>0.957576453145176</text:p>
              </table:table-cell>
              <table:table-cell office:value-type="float" office:value="0.89074403154765">
                <text:p>0.8907440315476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53576077715911">
                <text:p>0.953576077715911</text:p>
              </table:table-cell>
              <table:table-cell office:value-type="float" office:value="0.869577523158821">
                <text:p>0.86957752315882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49578594178182">
                <text:p>0.949578594178182</text:p>
              </table:table-cell>
              <table:table-cell office:value-type="float" office:value="0.852165816074127">
                <text:p>0.852165816074127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4442260669589">
                <text:p>0.94442260669589</text:p>
              </table:table-cell>
              <table:table-cell office:value-type="float" office:value="0.838961028720408">
                <text:p>0.83896102872040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38352945305017">
                <text:p>0.938352945305017</text:p>
              </table:table-cell>
              <table:table-cell office:value-type="float" office:value="0.827316783056121">
                <text:p>0.82731678305612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30604695710613">
                <text:p>0.930604695710613</text:p>
              </table:table-cell>
              <table:table-cell office:value-type="float" office:value="0.822684379290825">
                <text:p>0.8226843792908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228257021378">
                <text:p>0.9228257021378</text:p>
              </table:table-cell>
              <table:table-cell office:value-type="float" office:value="0.805505379920066">
                <text:p>0.80550537992006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14306681366443">
                <text:p>0.914306681366443</text:p>
              </table:table-cell>
              <table:table-cell office:value-type="float" office:value="0.779701887827336">
                <text:p>0.77970188782733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07281653891235">
                <text:p>0.907281653891235</text:p>
              </table:table-cell>
              <table:table-cell office:value-type="float" office:value="0.759392963701123">
                <text:p>0.75939296370112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899430428612335">
                <text:p>0.899430428612335</text:p>
              </table:table-cell>
              <table:table-cell office:value-type="float" office:value="0.745272104327905">
                <text:p>0.74527210432790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893573925907301">
                <text:p>0.893573925907301</text:p>
              </table:table-cell>
              <table:table-cell office:value-type="float" office:value="0.736839917446402">
                <text:p>0.73683991744640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888769042008919">
                <text:p>0.888769042008919</text:p>
              </table:table-cell>
              <table:table-cell office:value-type="float" office:value="0.723942089615854">
                <text:p>0.72394208961585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886019635309256">
                <text:p>0.886019635309256</text:p>
              </table:table-cell>
              <table:table-cell office:value-type="float" office:value="0.717733912460664">
                <text:p>0.71773391246066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88705114680973">
                <text:p>0.88705114680973</text:p>
              </table:table-cell>
              <table:table-cell office:value-type="float" office:value="0.717785779288364">
                <text:p>0.71778577928836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85961263635968">
                <text:p>0.885961263635968</text:p>
              </table:table-cell>
              <table:table-cell office:value-type="float" office:value="0.718413196627726">
                <text:p>0.71841319662772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887691792738298">
                <text:p>0.887691792738298</text:p>
              </table:table-cell>
              <table:table-cell office:value-type="float" office:value="0.71983662548085">
                <text:p>0.719836625480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888839127886902">
                <text:p>0.888839127886902</text:p>
              </table:table-cell>
              <table:table-cell office:value-type="float" office:value="0.72012998142573">
                <text:p>0.7201299814257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890874348490958">
                <text:p>0.890874348490958</text:p>
              </table:table-cell>
              <table:table-cell office:value-type="float" office:value="0.722872045402318">
                <text:p>0.72287204540231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895775345556388">
                <text:p>0.895775345556388</text:p>
              </table:table-cell>
              <table:table-cell office:value-type="float" office:value="0.724117670061581">
                <text:p>0.72411767006158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01058660021384">
                <text:p>0.901058660021384</text:p>
              </table:table-cell>
              <table:table-cell office:value-type="float" office:value="0.731105643647669">
                <text:p>0.73110564364766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05262974311421">
                <text:p>0.905262974311421</text:p>
              </table:table-cell>
              <table:table-cell office:value-type="float" office:value="0.740966624950929">
                <text:p>0.74096662495092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09006335095748">
                <text:p>0.909006335095748</text:p>
              </table:table-cell>
              <table:table-cell office:value-type="float" office:value="0.753040586353743">
                <text:p>0.7530405863537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11333618432488">
                <text:p>0.911333618432488</text:p>
              </table:table-cell>
              <table:table-cell office:value-type="float" office:value="0.770592492841539">
                <text:p>0.77059249284153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1242074105397">
                <text:p>0.91242074105397</text:p>
              </table:table-cell>
              <table:table-cell office:value-type="float" office:value="0.789587275663322">
                <text:p>0.78958727566332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13201897198664">
                <text:p>0.913201897198664</text:p>
              </table:table-cell>
              <table:table-cell office:value-type="float" office:value="0.804061598169982">
                <text:p>0.80406159816998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14153975243783">
                <text:p>0.914153975243783</text:p>
              </table:table-cell>
              <table:table-cell office:value-type="float" office:value="0.814081568533048">
                <text:p>0.81408156853304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914235420387983">
                <text:p>0.914235420387983</text:p>
              </table:table-cell>
              <table:table-cell office:value-type="float" office:value="0.820646495419818">
                <text:p>0.82064649541981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914067305980531">
                <text:p>0.914067305980531</text:p>
              </table:table-cell>
              <table:table-cell office:value-type="float" office:value="0.828948331861065">
                <text:p>0.82894833186106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913334584132425">
                <text:p>0.913334584132425</text:p>
              </table:table-cell>
              <table:table-cell office:value-type="float" office:value="0.841840502806241">
                <text:p>0.84184050280624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912385429404213">
                <text:p>0.912385429404213</text:p>
              </table:table-cell>
              <table:table-cell office:value-type="float" office:value="0.851741249977418">
                <text:p>0.85174124997741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910584537554303">
                <text:p>0.910584537554303</text:p>
              </table:table-cell>
              <table:table-cell office:value-type="float" office:value="0.854750773163918">
                <text:p>0.85475077316391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907968703629696">
                <text:p>0.907968703629696</text:p>
              </table:table-cell>
              <table:table-cell office:value-type="float" office:value="0.853454156821034">
                <text:p>0.85345415682103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905222176324026">
                <text:p>0.905222176324026</text:p>
              </table:table-cell>
              <table:table-cell office:value-type="float" office:value="0.852543632051712">
                <text:p>0.85254363205171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02130550593483">
                <text:p>0.902130550593483</text:p>
              </table:table-cell>
              <table:table-cell office:value-type="float" office:value="0.853515019755105">
                <text:p>0.8535150197551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99641310863187">
                <text:p>0.899641310863187</text:p>
              </table:table-cell>
              <table:table-cell office:value-type="float" office:value="0.853240289788924">
                <text:p>0.85324028978892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896852969087202">
                <text:p>0.896852969087202</text:p>
              </table:table-cell>
              <table:table-cell office:value-type="float" office:value="0.851022201035618">
                <text:p>0.85102220103561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894354364773492">
                <text:p>0.894354364773492</text:p>
              </table:table-cell>
              <table:table-cell office:value-type="float" office:value="0.847863101548452">
                <text:p>0.84786310154845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892086351728608">
                <text:p>0.892086351728608</text:p>
              </table:table-cell>
              <table:table-cell office:value-type="float" office:value="0.84549542123319">
                <text:p>0.8454954212331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88974800756764">
                <text:p>0.88974800756764</text:p>
              </table:table-cell>
              <table:table-cell office:value-type="float" office:value="0.843240469012336">
                <text:p>0.84324046901233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888003406661039">
                <text:p>0.888003406661039</text:p>
              </table:table-cell>
              <table:table-cell office:value-type="float" office:value="0.837370226373635">
                <text:p>0.83737022637363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88642387103446">
                <text:p>0.88642387103446</text:p>
              </table:table-cell>
              <table:table-cell office:value-type="float" office:value="0.831231512572799">
                <text:p>0.83123151257279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885234538480913">
                <text:p>0.885234538480913</text:p>
              </table:table-cell>
              <table:table-cell office:value-type="float" office:value="0.827772558963542">
                <text:p>0.82777255896354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884514181054796">
                <text:p>0.884514181054796</text:p>
              </table:table-cell>
              <table:table-cell office:value-type="float" office:value="0.825114447672823">
                <text:p>0.82511444767282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884359234407303">
                <text:p>0.884359234407303</text:p>
              </table:table-cell>
              <table:table-cell office:value-type="float" office:value="0.823387567796746">
                <text:p>0.82338756779674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84357311458056">
                <text:p>0.884357311458056</text:p>
              </table:table-cell>
              <table:table-cell office:value-type="float" office:value="0.824988218398897">
                <text:p>0.82498821839889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884365771647131">
                <text:p>0.884365771647131</text:p>
              </table:table-cell>
              <table:table-cell office:value-type="float" office:value="0.825175687592773">
                <text:p>0.82517568759277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884634772556083">
                <text:p>0.884634772556083</text:p>
              </table:table-cell>
              <table:table-cell office:value-type="float" office:value="0.824174337976301">
                <text:p>0.82417433797630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885103773435953">
                <text:p>0.885103773435953</text:p>
              </table:table-cell>
              <table:table-cell office:value-type="float" office:value="0.824197721255547">
                <text:p>0.82419772125554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885577541501048">
                <text:p>0.885577541501048</text:p>
              </table:table-cell>
              <table:table-cell office:value-type="float" office:value="0.825089976169439">
                <text:p>0.82508997616943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886551711465781">
                <text:p>0.886551711465781</text:p>
              </table:table-cell>
              <table:table-cell office:value-type="float" office:value="0.824798264012112">
                <text:p>0.82479826401211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887394779090667">
                <text:p>0.887394779090667</text:p>
              </table:table-cell>
              <table:table-cell office:value-type="float" office:value="0.823948813345906">
                <text:p>0.82394881334590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888683813992598">
                <text:p>0.888683813992598</text:p>
              </table:table-cell>
              <table:table-cell office:value-type="float" office:value="0.826394931593916">
                <text:p>0.82639493159391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89998831142533">
                <text:p>0.889998831142533</text:p>
              </table:table-cell>
              <table:table-cell office:value-type="float" office:value="0.831067781401627">
                <text:p>0.83106778140162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891149790058342">
                <text:p>0.891149790058342</text:p>
              </table:table-cell>
              <table:table-cell office:value-type="float" office:value="0.836958477367861">
                <text:p>0.83695847736786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92298785809512">
                <text:p>0.892298785809512</text:p>
              </table:table-cell>
              <table:table-cell office:value-type="float" office:value="0.841996596607392">
                <text:p>0.84199659660739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893360886266878">
                <text:p>0.893360886266878</text:p>
              </table:table-cell>
              <table:table-cell office:value-type="float" office:value="0.847790478250213">
                <text:p>0.84779047825021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894416063896094">
                <text:p>0.894416063896094</text:p>
              </table:table-cell>
              <table:table-cell office:value-type="float" office:value="0.854943932586595">
                <text:p>0.85494393258659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895545691213615">
                <text:p>0.895545691213615</text:p>
              </table:table-cell>
              <table:table-cell office:value-type="float" office:value="0.861488211060246">
                <text:p>0.86148821106024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896907922545311">
                <text:p>0.896907922545311</text:p>
              </table:table-cell>
              <table:table-cell office:value-type="float" office:value="0.866952547174081">
                <text:p>0.86695254717408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898348536742564">
                <text:p>0.898348536742564</text:p>
              </table:table-cell>
              <table:table-cell office:value-type="float" office:value="0.872176882754441">
                <text:p>0.87217688275444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99990375160122">
                <text:p>0.899990375160122</text:p>
              </table:table-cell>
              <table:table-cell office:value-type="float" office:value="0.877647672893177">
                <text:p>0.87764767289317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901337038222814">
                <text:p>0.901337038222814</text:p>
              </table:table-cell>
              <table:table-cell office:value-type="float" office:value="0.884433325016312">
                <text:p>0.88443332501631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90285221395063">
                <text:p>0.90285221395063</text:p>
              </table:table-cell>
              <table:table-cell office:value-type="float" office:value="0.89346262978489">
                <text:p>0.8934626297848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904094434028545">
                <text:p>0.904094434028545</text:p>
              </table:table-cell>
              <table:table-cell office:value-type="float" office:value="0.901596247066445">
                <text:p>0.90159624706644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05604253931569">
                <text:p>0.905604253931569</text:p>
              </table:table-cell>
              <table:table-cell office:value-type="float" office:value="0.906801393701081">
                <text:p>0.90680139370108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907046478775049">
                <text:p>0.907046478775049</text:p>
              </table:table-cell>
              <table:table-cell office:value-type="float" office:value="0.910750999597164">
                <text:p>0.91075099959716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908671472267441">
                <text:p>0.908671472267441</text:p>
              </table:table-cell>
              <table:table-cell office:value-type="float" office:value="0.913802212120456">
                <text:p>0.91380221212045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910586871006727">
                <text:p>0.910586871006727</text:p>
              </table:table-cell>
              <table:table-cell office:value-type="float" office:value="0.915498996264892">
                <text:p>0.9154989962648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912587483971437">
                <text:p>0.912587483971437</text:p>
              </table:table-cell>
              <table:table-cell office:value-type="float" office:value="0.917003832859495">
                <text:p>0.91700383285949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914437704206678">
                <text:p>0.914437704206678</text:p>
              </table:table-cell>
              <table:table-cell office:value-type="float" office:value="0.916121077940769">
                <text:p>0.916121077940769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916220923711053">
                <text:p>0.916220923711053</text:p>
              </table:table-cell>
              <table:table-cell office:value-type="float" office:value="0.915672574821253">
                <text:p>0.91567257482125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917832531866459">
                <text:p>0.917832531866459</text:p>
              </table:table-cell>
              <table:table-cell office:value-type="float" office:value="0.919195580730443">
                <text:p>0.91919558073044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919148286310363">
                <text:p>0.919148286310363</text:p>
              </table:table-cell>
              <table:table-cell office:value-type="float" office:value="0.921191713267008">
                <text:p>0.92119171326700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920321414982308">
                <text:p>0.920321414982308</text:p>
              </table:table-cell>
              <table:table-cell office:value-type="float" office:value="0.921087386562485">
                <text:p>0.92108738656248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21335670183029">
                <text:p>0.921335670183029</text:p>
              </table:table-cell>
              <table:table-cell office:value-type="float" office:value="0.922669033356322">
                <text:p>0.9226690333563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21957354855409">
                <text:p>0.921957354855409</text:p>
              </table:table-cell>
              <table:table-cell office:value-type="float" office:value="0.92315507405844">
                <text:p>0.9231550740584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22536605905646">
                <text:p>0.922536605905646</text:p>
              </table:table-cell>
              <table:table-cell office:value-type="float" office:value="0.922999899249472">
                <text:p>0.92299989924947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23134957264223">
                <text:p>0.923134957264223</text:p>
              </table:table-cell>
              <table:table-cell office:value-type="float" office:value="0.925901168894275">
                <text:p>0.92590116889427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23870272561464">
                <text:p>0.923870272561464</text:p>
              </table:table-cell>
              <table:table-cell office:value-type="float" office:value="0.930042789051154">
                <text:p>0.93004278905115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24743615671926">
                <text:p>0.924743615671926</text:p>
              </table:table-cell>
              <table:table-cell office:value-type="float" office:value="0.935047888376218">
                <text:p>0.93504788837621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25262721017722">
                <text:p>0.925262721017722</text:p>
              </table:table-cell>
              <table:table-cell office:value-type="float" office:value="0.941102324316625">
                <text:p>0.94110232431662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25656130172139">
                <text:p>0.925656130172139</text:p>
              </table:table-cell>
              <table:table-cell office:value-type="float" office:value="0.948385204513489">
                <text:p>0.94838520451348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25752808832864">
                <text:p>0.925752808832864</text:p>
              </table:table-cell>
              <table:table-cell office:value-type="float" office:value="0.957655318602551">
                <text:p>0.95765531860255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26177560899856">
                <text:p>0.926177560899856</text:p>
              </table:table-cell>
              <table:table-cell office:value-type="float" office:value="0.968435033747644">
                <text:p>0.96843503374764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6796433026093">
                <text:p>0.926796433026093</text:p>
              </table:table-cell>
              <table:table-cell office:value-type="float" office:value="0.977800360435693">
                <text:p>0.97780036043569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927682939732217">
                <text:p>0.927682939732217</text:p>
              </table:table-cell>
              <table:table-cell office:value-type="float" office:value="0.984587947135833">
                <text:p>0.98458794713583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92874322001648">
                <text:p>0.92874322001648</text:p>
              </table:table-cell>
              <table:table-cell office:value-type="float" office:value="0.991602571487574">
                <text:p>0.9916025714875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930168085899494">
                <text:p>0.930168085899494</text:p>
              </table:table-cell>
              <table:table-cell office:value-type="float" office:value="0.999589374768707">
                <text:p>0.99958937476870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932202199528846">
                <text:p>0.932202199528846</text:p>
              </table:table-cell>
              <table:table-cell office:value-type="float" office:value="1.00658928068452">
                <text:p>1.0065892806845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934765349904526">
                <text:p>0.934765349904526</text:p>
              </table:table-cell>
              <table:table-cell office:value-type="float" office:value="1.01108852930058">
                <text:p>1.0110885293005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937144499481502">
                <text:p>0.937144499481502</text:p>
              </table:table-cell>
              <table:table-cell office:value-type="float" office:value="1.01518802625795">
                <text:p>1.0151880262579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93912738615046">
                <text:p>0.93912738615046</text:p>
              </table:table-cell>
              <table:table-cell office:value-type="float" office:value="1.02004816588832">
                <text:p>1.0200481658883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941235130261976">
                <text:p>0.941235130261976</text:p>
              </table:table-cell>
              <table:table-cell office:value-type="float" office:value="1.02304977473687">
                <text:p>1.0230497747368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94297500773215">
                <text:p>0.94297500773215</text:p>
              </table:table-cell>
              <table:table-cell office:value-type="float" office:value="1.02301736750855">
                <text:p>1.0230173675085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44538263104111">
                <text:p>0.944538263104111</text:p>
              </table:table-cell>
              <table:table-cell office:value-type="float" office:value="1.02058447085022">
                <text:p>1.0205844708502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946046971598602">
                <text:p>0.946046971598602</text:p>
              </table:table-cell>
              <table:table-cell office:value-type="float" office:value="1.01643022766529">
                <text:p>1.0164302276652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94739549019071">
                <text:p>0.94739549019071</text:p>
              </table:table-cell>
              <table:table-cell office:value-type="float" office:value="1.01148330478187">
                <text:p>1.0114833047818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949085943657144">
                <text:p>0.949085943657144</text:p>
              </table:table-cell>
              <table:table-cell office:value-type="float" office:value="1.00644067751659">
                <text:p>1.00644067751659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50847951074496">
                <text:p>0.950847951074496</text:p>
              </table:table-cell>
              <table:table-cell office:value-type="float" office:value="0.999622040719289">
                <text:p>0.99962204071928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52592522635221">
                <text:p>0.952592522635221</text:p>
              </table:table-cell>
              <table:table-cell office:value-type="float" office:value="0.992240598413639">
                <text:p>0.99224059841363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54428317972434">
                <text:p>0.954428317972434</text:p>
              </table:table-cell>
              <table:table-cell office:value-type="float" office:value="0.981435084758084">
                <text:p>0.98143508475808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5705531047377">
                <text:p>0.95705531047377</text:p>
              </table:table-cell>
              <table:table-cell office:value-type="float" office:value="0.967229906264503">
                <text:p>0.96722990626450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60449199227979">
                <text:p>0.960449199227979</text:p>
              </table:table-cell>
              <table:table-cell office:value-type="float" office:value="0.954243723240763">
                <text:p>0.95424372324076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6377444834099">
                <text:p>0.96377444834099</text:p>
              </table:table-cell>
              <table:table-cell office:value-type="float" office:value="0.943460267474073">
                <text:p>0.94346026747407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67474459774964">
                <text:p>0.967474459774964</text:p>
              </table:table-cell>
              <table:table-cell office:value-type="float" office:value="0.931158633732794">
                <text:p>0.93115863373279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71817639585085">
                <text:p>0.971817639585085</text:p>
              </table:table-cell>
              <table:table-cell office:value-type="float" office:value="0.916636890518243">
                <text:p>0.91663689051824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76170648430819">
                <text:p>0.976170648430819</text:p>
              </table:table-cell>
              <table:table-cell office:value-type="float" office:value="0.904283557809822">
                <text:p>0.90428355780982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80408177712977">
                <text:p>0.980408177712977</text:p>
              </table:table-cell>
              <table:table-cell office:value-type="float" office:value="0.895560278873064">
                <text:p>0.89556027887306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85011710965075">
                <text:p>0.985011710965075</text:p>
              </table:table-cell>
              <table:table-cell office:value-type="float" office:value="0.889759746159342">
                <text:p>0.88975974615934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88971725452307">
                <text:p>0.988971725452307</text:p>
              </table:table-cell>
              <table:table-cell office:value-type="float" office:value="0.886088660702109">
                <text:p>0.886088660702109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92267929633189">
                <text:p>0.992267929633189</text:p>
              </table:table-cell>
              <table:table-cell office:value-type="float" office:value="0.884872764101057">
                <text:p>0.88487276410105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95966995560539">
                <text:p>0.995966995560539</text:p>
              </table:table-cell>
              <table:table-cell office:value-type="float" office:value="0.884586332095726">
                <text:p>0.88458633209572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99499173365802">
                <text:p>0.999499173365802</text:p>
              </table:table-cell>
              <table:table-cell office:value-type="float" office:value="0.887890091604498">
                <text:p>0.88789009160449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.00237453657262">
                <text:p>1.00237453657262</text:p>
              </table:table-cell>
              <table:table-cell office:value-type="float" office:value="0.893226390762666">
                <text:p>0.89322639076266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00441213633781">
                <text:p>1.00441213633781</text:p>
              </table:table-cell>
              <table:table-cell office:value-type="float" office:value="0.899378417766078">
                <text:p>0.89937841776607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.00665745422326">
                <text:p>1.00665745422326</text:p>
              </table:table-cell>
              <table:table-cell office:value-type="float" office:value="0.903762480794579">
                <text:p>0.90376248079457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.00874010759573">
                <text:p>1.00874010759573</text:p>
              </table:table-cell>
              <table:table-cell office:value-type="float" office:value="0.904507242234181">
                <text:p>0.90450724223418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.01050826373563">
                <text:p>1.01050826373563</text:p>
              </table:table-cell>
              <table:table-cell office:value-type="float" office:value="0.907683602990186">
                <text:p>0.90768360299018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.01230279954732">
                <text:p>1.01230279954732</text:p>
              </table:table-cell>
              <table:table-cell office:value-type="float" office:value="0.910409318245716">
                <text:p>0.91040931824571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.01376330809295">
                <text:p>1.01376330809295</text:p>
              </table:table-cell>
              <table:table-cell office:value-type="float" office:value="0.912668144159699">
                <text:p>0.91266814415969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.01471507190149">
                <text:p>1.01471507190149</text:p>
              </table:table-cell>
              <table:table-cell office:value-type="float" office:value="0.918460481338352">
                <text:p>0.91846048133835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.01489694900304">
                <text:p>1.01489694900304</text:p>
              </table:table-cell>
              <table:table-cell office:value-type="float" office:value="0.925754576628222">
                <text:p>0.92575457662822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.01423069571812">
                <text:p>1.01423069571812</text:p>
              </table:table-cell>
              <table:table-cell office:value-type="float" office:value="0.933041998675343">
                <text:p>0.93304199867534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.01338965449791">
                <text:p>1.01338965449791</text:p>
              </table:table-cell>
              <table:table-cell office:value-type="float" office:value="0.940677554545492">
                <text:p>0.94067755454549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1189728384038">
                <text:p>1.01189728384038</text:p>
              </table:table-cell>
              <table:table-cell office:value-type="float" office:value="0.949465068766109">
                <text:p>0.949465068766109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.00996294883897">
                <text:p>1.00996294883897</text:p>
              </table:table-cell>
              <table:table-cell office:value-type="float" office:value="0.958431216337804">
                <text:p>0.95843121633780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.007933820265">
                <text:p>1.007933820265</text:p>
              </table:table-cell>
              <table:table-cell office:value-type="float" office:value="0.967315387676628">
                <text:p>0.96731538767662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.00589882639168">
                <text:p>1.00589882639168</text:p>
              </table:table-cell>
              <table:table-cell office:value-type="float" office:value="0.976971340885466">
                <text:p>0.9769713408854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.00393046845185">
                <text:p>1.00393046845185</text:p>
              </table:table-cell>
              <table:table-cell office:value-type="float" office:value="0.984920504999025">
                <text:p>0.98492050499902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.00215165703942">
                <text:p>1.00215165703942</text:p>
              </table:table-cell>
              <table:table-cell office:value-type="float" office:value="0.992794871989076">
                <text:p>0.99279487198907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.00045257953728">
                <text:p>1.00045257953728</text:p>
              </table:table-cell>
              <table:table-cell office:value-type="float" office:value="1.00181223452525">
                <text:p>1.0018122345252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998971059057034">
                <text:p>0.998971059057034</text:p>
              </table:table-cell>
              <table:table-cell office:value-type="float" office:value="1.0113881166055">
                <text:p>1.0113881166055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997321148057743">
                <text:p>0.997321148057743</text:p>
              </table:table-cell>
              <table:table-cell office:value-type="float" office:value="1.02167703147267">
                <text:p>1.0216770314726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996103791368175">
                <text:p>0.996103791368175</text:p>
              </table:table-cell>
              <table:table-cell office:value-type="float" office:value="1.03143746986285">
                <text:p>1.0314374698628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4993448337487">
                <text:p>0.994993448337487</text:p>
              </table:table-cell>
              <table:table-cell office:value-type="float" office:value="1.03852383671257">
                <text:p>1.03852383671257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993895451397048">
                <text:p>0.993895451397048</text:p>
              </table:table-cell>
              <table:table-cell office:value-type="float" office:value="1.04421147608841">
                <text:p>1.0442114760884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992651802032117">
                <text:p>0.992651802032117</text:p>
              </table:table-cell>
              <table:table-cell office:value-type="float" office:value="1.04938330081532">
                <text:p>1.0493833008153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991484132585391">
                <text:p>0.991484132585391</text:p>
              </table:table-cell>
              <table:table-cell office:value-type="float" office:value="1.05493339262438">
                <text:p>1.0549333926243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990106902721522">
                <text:p>0.990106902721522</text:p>
              </table:table-cell>
              <table:table-cell office:value-type="float" office:value="1.0593220214709">
                <text:p>1.059322021470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98880340529232">
                <text:p>0.98880340529232</text:p>
              </table:table-cell>
              <table:table-cell office:value-type="float" office:value="1.06098203283448">
                <text:p>1.0609820328344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987250192344375">
                <text:p>0.987250192344375</text:p>
              </table:table-cell>
              <table:table-cell office:value-type="float" office:value="1.06187225032597">
                <text:p>1.0618722503259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98545692165372">
                <text:p>0.98545692165372</text:p>
              </table:table-cell>
              <table:table-cell office:value-type="float" office:value="1.06195261370082">
                <text:p>1.0619526137008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983266983174344">
                <text:p>0.983266983174344</text:p>
              </table:table-cell>
              <table:table-cell office:value-type="float" office:value="1.05999974255102">
                <text:p>1.0599997425510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981184820197405">
                <text:p>0.981184820197405</text:p>
              </table:table-cell>
              <table:table-cell office:value-type="float" office:value="1.05687288305225">
                <text:p>1.0568728830522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8705773295534">
                <text:p>0.978705773295534</text:p>
              </table:table-cell>
              <table:table-cell office:value-type="float" office:value="1.05234695840729">
                <text:p>1.0523469584072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975834750139964">
                <text:p>0.975834750139964</text:p>
              </table:table-cell>
              <table:table-cell office:value-type="float" office:value="1.04898134789124">
                <text:p>1.0489813478912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972750476704674">
                <text:p>0.972750476704674</text:p>
              </table:table-cell>
              <table:table-cell office:value-type="float" office:value="1.04738145489212">
                <text:p>1.0473814548921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69430069234659">
                <text:p>0.969430069234659</text:p>
              </table:table-cell>
              <table:table-cell office:value-type="float" office:value="1.04537576360674">
                <text:p>1.0453757636067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66073608450256">
                <text:p>0.966073608450256</text:p>
              </table:table-cell>
              <table:table-cell office:value-type="float" office:value="1.04363656499078">
                <text:p>1.0436365649907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63194392608621">
                <text:p>0.963194392608621</text:p>
              </table:table-cell>
              <table:table-cell office:value-type="float" office:value="1.0428244555136">
                <text:p>1.042824455513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60645628650758">
                <text:p>0.960645628650758</text:p>
              </table:table-cell>
              <table:table-cell office:value-type="float" office:value="1.04174290881781">
                <text:p>1.0417429088178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58779107805275">
                <text:p>0.958779107805275</text:p>
              </table:table-cell>
              <table:table-cell office:value-type="float" office:value="1.04143579608156">
                <text:p>1.0414357960815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57396140416145">
                <text:p>0.957396140416145</text:p>
              </table:table-cell>
              <table:table-cell office:value-type="float" office:value="1.04247398457249">
                <text:p>1.04247398457249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56326414677287">
                <text:p>0.956326414677287</text:p>
              </table:table-cell>
              <table:table-cell office:value-type="float" office:value="1.0436736899441">
                <text:p>1.04367368994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55930610322968">
                <text:p>0.955930610322968</text:p>
              </table:table-cell>
              <table:table-cell office:value-type="float" office:value="1.04471869166898">
                <text:p>1.044718691668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5558770787912">
                <text:p>0.95558770787912</text:p>
              </table:table-cell>
              <table:table-cell office:value-type="float" office:value="1.04468203338533">
                <text:p>1.0446820333853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55596214247924">
                <text:p>0.955596214247924</text:p>
              </table:table-cell>
              <table:table-cell office:value-type="float" office:value="1.04624228817533">
                <text:p>1.0462422881753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  <table:table-cell office:value-type="float" office:value="1.04623586345058">
                <text:p>1.0462358634505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  <table:table-cell office:value-type="float" office:value="1.04248524323821">
                <text:p>1.0424852432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5cm" svg:height="9.005cm" xlink:href=".." xlink:type="simple" chart:class="chart:line" chart:style-name="ch1">
        <chart:legend chart:legend-position="end" svg:x="1.933cm" svg:y="0.31cm" style:legend-expansion="custom" svg:width="2.479cm" svg:height="0.598cm" style:legend-expansion-aspect-ratio="4.14548494983278" chart:style-name="ch2"/>
        <chart:plot-area chart:style-name="ch3" table:cell-range-address="Graphs_LON.B2:Graphs_LON.B500 Graphs_LON.E1:Graphs_LON.E500" chart:data-source-has-labels="both" svg:x="0.368cm" svg:y="0.179cm" svg:width="14.936cm" svg:height="8.644cm">
          <chart:coordinate-region svg:x="1.784cm" svg:y="0.379cm" svg:width="13.52cm" svg:height="7.797cm"/>
          <chart:axis chart:dimension="x" chart:name="primary-x" chart:style-name="ch4" chartooo:axis-type="auto">
            <chartooo:date-scale/>
            <chart:categories table:cell-range-address="Graphs_LON.B2:Graphs_LO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E2:Graphs_LON.E500" chart:label-cell-address="Graphs_LON.E1:Graphs_LON.E1" chart:class="chart:line">
            <chart:data-point chart:repeated="4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Graphs_LON.E1:Graphs_LON.E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500</svg:desc>
                </draw:g>
              </table:table-cell>
              <table:table-cell office:value-type="float" office:value="NaN">
                <text:p>NaN</text:p>
                <draw:g>
                  <svg:desc>Graphs_LON.E2:Graphs_LON.E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9483737372967">
                <text:p>0.9948373737296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99948934774638">
                <text:p>0.9999489347746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00405743574876">
                <text:p>1.0040574357487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626017681506">
                <text:p>1.0062601768150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0667683495361">
                <text:p>1.0066768349536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0504272607123">
                <text:p>1.0050427260712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0226165628852">
                <text:p>1.0022616562885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0070871451863">
                <text:p>1.0007087145186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0009112633593">
                <text:p>1.0000911263359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97226547554448">
                <text:p>0.99722654755444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9478474603854">
                <text:p>0.9947847460385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9456780070475">
                <text:p>0.9945678007047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94001871455473">
                <text:p>0.99400187145547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92678328989906">
                <text:p>0.99267832898990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9161910760852">
                <text:p>0.9916191076085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92239363305337">
                <text:p>0.99223936330533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93398559262327">
                <text:p>0.99339855926232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94540903031226">
                <text:p>0.99454090303122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95328962834951">
                <text:p>0.99532896283495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95169840041021">
                <text:p>0.99516984004102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9578809393001">
                <text:p>0.9957880939300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96954640495756">
                <text:p>0.99695464049575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98871611110704">
                <text:p>0.99887161111070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.00176046469155">
                <text:p>1.0017604646915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.00442691318704">
                <text:p>1.0044269131870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0702112528331">
                <text:p>1.0070211252833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0779760656241">
                <text:p>1.0077976065624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0714015221449">
                <text:p>1.0071401522144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0507099612015">
                <text:p>1.0050709961201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0180132883352">
                <text:p>1.0018013288335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99412298604896">
                <text:p>0.99941229860489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98282362159084">
                <text:p>0.99828236215908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98826122629146">
                <text:p>0.99882612262914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0133417213871">
                <text:p>1.001334172138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040702331068">
                <text:p>1.004070233106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0653176071301">
                <text:p>1.0065317607130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1009964582549">
                <text:p>1.0100996458254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1302474749612">
                <text:p>1.013024747496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1277519800414">
                <text:p>1.012775198004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1108456302455">
                <text:p>1.0110845630245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1065585790832">
                <text:p>1.0106558579083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1049810360754">
                <text:p>1.0104981036075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0778365576389">
                <text:p>1.0077836557638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0354511486029">
                <text:p>1.0035451148602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99169544251418">
                <text:p>0.99916954425141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95894813416268">
                <text:p>0.99589481341626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94173517794449">
                <text:p>0.99417351779444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9356999220139">
                <text:p>0.9935699922013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92286679558052">
                <text:p>0.99228667955805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91077267048213">
                <text:p>0.99107726704821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91445974485987">
                <text:p>0.99144597448598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91631952142289">
                <text:p>0.99163195214228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92931678560952">
                <text:p>0.99293167856095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96130237249017">
                <text:p>0.99613023724901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02014715575">
                <text:p>1.0020147155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00698194738012">
                <text:p>1.0069819473801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0091580761645">
                <text:p>1.009158076164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01228822790657">
                <text:p>1.012288227906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01388775124166">
                <text:p>1.0138877512416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1423651371275">
                <text:p>1.0142365137127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01240451102464">
                <text:p>1.0124045110246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00865840951942">
                <text:p>1.0086584095194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0053857625151">
                <text:p>1.005385762515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00230412699334">
                <text:p>1.0023041269933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0004119038926">
                <text:p>1.000411903892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97573186490309">
                <text:p>0.99757318649030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95671556168414">
                <text:p>0.99567155616841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95198994888256">
                <text:p>0.9951989948882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94663702631204">
                <text:p>0.99466370263120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93937203962779">
                <text:p>0.99393720396277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92033710776238">
                <text:p>0.99203371077623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89896129326825">
                <text:p>0.98989612932682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88229662367848">
                <text:p>0.98822966236784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88131583297626">
                <text:p>0.98813158329762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89715827782288">
                <text:p>0.98971582778228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92012742243943">
                <text:p>0.9920127422439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93034722241809">
                <text:p>0.99303472224180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93218361096336">
                <text:p>0.99321836109633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93102873881375">
                <text:p>0.9931028738813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92871490736044">
                <text:p>0.99287149073604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92886314483965">
                <text:p>0.99288631448396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92358846099647">
                <text:p>0.9923588460996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9202323085215">
                <text:p>0.9920232308521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93067310566164">
                <text:p>0.99306731056616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94115069740321">
                <text:p>0.99411506974032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94594898630578">
                <text:p>0.99459489863057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95002363012441">
                <text:p>0.99500236301244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96259801116711">
                <text:p>0.99625980111671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97297391641834">
                <text:p>0.9972973916418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98635405405561">
                <text:p>0.99863540540556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99895873183839">
                <text:p>0.99989587318383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.00084404438395">
                <text:p>1.0008440443839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.00161335292993">
                <text:p>1.0016133529299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.00060469069265">
                <text:p>1.0006046906926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0071299675401">
                <text:p>1.0007129967540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.00156554986649">
                <text:p>1.0015655498664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.0017344957867">
                <text:p>1.001734495786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.00132736240966">
                <text:p>1.0013273624096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.00106296981245">
                <text:p>1.0010629698124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0113485536749">
                <text:p>1.0011348553674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.00087558216039">
                <text:p>1.0008755821603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999494611445658">
                <text:p>0.99949461144565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998607135780535">
                <text:p>0.99860713578053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998635790417928">
                <text:p>0.998635790417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998986155342722">
                <text:p>0.99898615534272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999369220642466">
                <text:p>0.99936922064246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999324987656376">
                <text:p>0.99932498765637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999663694248254">
                <text:p>0.99966369424825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.00007539652783">
                <text:p>1.0000753965278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0017006323811">
                <text:p>1.0001700632381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.00015727652451">
                <text:p>1.0001572765245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.00004188650802">
                <text:p>1.0000418865080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999958306987096">
                <text:p>0.99995830698709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999464872022393">
                <text:p>0.99946487202239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999277146838085">
                <text:p>0.99927714683808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999456571008273">
                <text:p>0.99945657100827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999666772255407">
                <text:p>0.99966677225540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999809478378256">
                <text:p>0.9998094783782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.00008533575876">
                <text:p>1.000085335758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0041437341139">
                <text:p>1.0004143734113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.00068043931036">
                <text:p>1.0006804393103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.00085300485936">
                <text:p>1.0008530048593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.00099506991217">
                <text:p>1.0009950699121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.00123349532151">
                <text:p>1.0012334953215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.00177189458505">
                <text:p>1.0017718945850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.00252533937502">
                <text:p>1.0025253393750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.00308275085122">
                <text:p>1.0030827508512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.00341431999198">
                <text:p>1.0034143199919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.00350978310634">
                <text:p>1.0035097831063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0323970668464">
                <text:p>1.0032397066846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.0028256693006">
                <text:p>1.002825669300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.00270527388412">
                <text:p>1.0027052738841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.00297976356583">
                <text:p>1.0029797635658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.00349752206888">
                <text:p>1.0034975220688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.00369312520241">
                <text:p>1.0036931252024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.00356826364658">
                <text:p>1.0035682636465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.00341838722944">
                <text:p>1.0034183872294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.00316430816196">
                <text:p>1.0031643081619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.00219736937997">
                <text:p>1.0021973693799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88287372515">
                <text:p>1.0008828737251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99553346948597">
                <text:p>0.999553346948597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9898814376083">
                <text:p>0.9989881437608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99211001167948">
                <text:p>0.99921100116794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99332576444527">
                <text:p>0.99933257644452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99489004068999">
                <text:p>0.99948900406899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99527998787503">
                <text:p>0.99952799878750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99397590863765">
                <text:p>0.99939759086376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99476294400066">
                <text:p>0.99947629440006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99723959539778">
                <text:p>0.99972395953977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0016950142287">
                <text:p>1.000169501422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.0009570502932">
                <text:p>1.000957050293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.00233620027585">
                <text:p>1.0023362002758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.0041992920009">
                <text:p>1.004199292000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.00574990482324">
                <text:p>1.0057499048232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.00684177207801">
                <text:p>1.0068417720780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.00768879813422">
                <text:p>1.0076887981342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.00795966983587">
                <text:p>1.0079596698358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.00740265169573">
                <text:p>1.0074026516957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.00640166987538">
                <text:p>1.0064016698753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539899175046">
                <text:p>1.0053989917504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.00438013278718">
                <text:p>1.0043801327871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.00281537861119">
                <text:p>1.00281537861119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.00088943212166">
                <text:p>1.0008894321216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99163636771769">
                <text:p>0.99916363677176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97795868949067">
                <text:p>0.99779586894906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96854272298604">
                <text:p>0.99685427229860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96204840541764">
                <text:p>0.99620484054176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95740593695687">
                <text:p>0.995740593695687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95375655719625">
                <text:p>0.99537565571962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4903367316746">
                <text:p>0.99490336731674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9464787839231">
                <text:p>0.9946478783923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94429884382924">
                <text:p>0.99442988438292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94155530391973">
                <text:p>0.994155530391973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94041764714534">
                <text:p>0.99404176471453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94038231016271">
                <text:p>0.99403823101627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93896398291478">
                <text:p>0.99389639829147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93696341032346">
                <text:p>0.99369634103234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9337988427831">
                <text:p>0.9933798842783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993255257812842">
                <text:p>0.993255257812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3331469610799">
                <text:p>0.99333146961079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993742659397043">
                <text:p>0.993742659397043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994357973621066">
                <text:p>0.99435797362106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995143582456049">
                <text:p>0.99514358245604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996298688710519">
                <text:p>0.99629868871051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997397218665682">
                <text:p>0.99739721866568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99832904469718">
                <text:p>0.9983290446971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99068706280379">
                <text:p>0.99906870628037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999668063591012">
                <text:p>0.99966806359101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.00046738842386">
                <text:p>1.0004673884238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0120765931675">
                <text:p>1.0012076593167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.00209072594838">
                <text:p>1.0020907259483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.00310921140512">
                <text:p>1.0031092114051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.00420119413811">
                <text:p>1.0042011941381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.00537829245959">
                <text:p>1.0053782924595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.00649177683042">
                <text:p>1.0064917768304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.00752503988707">
                <text:p>1.0075250398870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.00848650971502">
                <text:p>1.0084865097150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.00917566433332">
                <text:p>1.0091756643333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.00961466818326">
                <text:p>1.0096146681832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0986046287226">
                <text:p>1.009860462872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.0100563107507">
                <text:p>1.010056310750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.01009513431746">
                <text:p>1.0100951343174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.00982819018158">
                <text:p>1.0098281901815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.00925098639528">
                <text:p>1.0092509863952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.00849125274198">
                <text:p>1.0084912527419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.00754159470307">
                <text:p>1.0075415947030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.00642805554398">
                <text:p>1.0064280555439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.00515464715157">
                <text:p>1.00515464715157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.00379581272841">
                <text:p>1.0037958127284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0244913429252">
                <text:p>1.0024491342925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.00116435976818">
                <text:p>1.0011643597681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.00003735738503">
                <text:p>1.0000373573850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98970864742809">
                <text:p>0.99897086474280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98016397162788">
                <text:p>0.99801639716278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97123684316504">
                <text:p>0.99712368431650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96378796416287">
                <text:p>0.996378796416287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96212383763948">
                <text:p>0.99621238376394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96392071307889">
                <text:p>0.996392071307889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96760797535423">
                <text:p>0.99676079753542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97464842480236">
                <text:p>0.99746484248023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98354876758916">
                <text:p>0.99835487675891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99220059725995">
                <text:p>0.99922005972599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